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B30000009C7A06522DC9AEAF3E.png" manifest:media-type="image/png"/>
  <manifest:file-entry manifest:full-path="Pictures/100002010000006100000096F09A4622005A687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Mr Dafoe" svg:font-family="'Mr Dafoe'" style:font-family-generic="roman" style:font-pitch="variable"/>
    <style:font-face style:name="Raleway" svg:font-family="Raleway" style:font-family-generic="roman" style:font-pitch="variable"/>
    <style:font-face style:name="Raleway ExtraLight" svg:font-family="'Raleway ExtraLight'" style:font-family-generic="roman" style:font-pitch="variable"/>
    <style:font-face style:name="Raleway Light" svg:font-family="'Raleway Light'"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r Dafoe1" svg:font-family="'Mr Dafoe'" style:font-family-generic="system" style:font-pitch="variable"/>
    <style:font-face style:name="Raleway1" svg:font-family="Raleway" style:font-family-generic="system" style:font-pitch="variable"/>
    <style:font-face style:name="Raleway ExtraLight1" svg:font-family="'Raleway ExtraLight'" style:font-family-generic="system" style:font-pitch="variable"/>
    <style:font-face style:name="Raleway Light1" svg:font-family="'Raleway Light'"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1771in" fo:margin-left="0in" fo:margin-top="0in" fo:margin-bottom="0in" table:align="left"/>
    </style:style>
    <style:style style:name="Table1.A" style:family="table-column">
      <style:table-column-properties style:column-width="0.8118in"/>
    </style:style>
    <style:style style:name="Table1.B" style:family="table-column">
      <style:table-column-properties style:column-width="1.4069in"/>
    </style:style>
    <style:style style:name="Table1.C" style:family="table-column">
      <style:table-column-properties style:column-width="3.9583in"/>
    </style:style>
    <style:style style:name="Table1.1" style:family="table-row">
      <style:table-row-properties style:min-row-height="0.5625in" fo:keep-together="auto"/>
    </style:style>
    <style:style style:name="Table1.A1" style:family="table-cell">
      <style:table-cell-properties style:vertical-align="" fo:padding-left="0.1389in" fo:padding-right="0.1389in" fo:padding-top="0.0694in" fo:padding-bottom="0.0694in" fo:border="none"/>
    </style:style>
    <style:style style:name="Table1.3" style:family="table-row">
      <style:table-row-properties style:min-row-height="0.7813in" fo:keep-together="auto"/>
    </style:style>
    <style:style style:name="Table1.5" style:family="table-row">
      <style:table-row-properties style:min-row-height="1in" fo:keep-together="auto"/>
    </style:style>
    <style:style style:name="Table2" style:family="table">
      <style:table-properties style:width="6.1667in" fo:margin-left="0in" fo:margin-top="0in" fo:margin-bottom="0in" table:align="left"/>
    </style:style>
    <style:style style:name="Table2.A" style:family="table-column">
      <style:table-column-properties style:column-width="2.1035in"/>
    </style:style>
    <style:style style:name="Table2.B" style:family="table-column">
      <style:table-column-properties style:column-width="4.0625in"/>
    </style:style>
    <style:style style:name="Table2.1" style:family="table-row">
      <style:table-row-properties style:min-row-height="0.3438in" fo:keep-together="auto"/>
    </style:style>
    <style:style style:name="Table2.A1" style:family="table-cell">
      <style:table-cell-properties style:vertical-align="" fo:padding-left="0.1389in" fo:padding-right="0.1389in" fo:padding-top="0.0694in" fo:padding-bottom="0.0694in" fo:border="none"/>
    </style:style>
    <style:style style:name="Table2.2" style:family="table-row">
      <style:table-row-properties style:min-row-height="1in" fo:keep-together="auto"/>
    </style:style>
    <style:style style:name="Table2.3" style:family="table-row">
      <style:table-row-properties style:min-row-height="0.7813in" fo:keep-together="auto"/>
    </style:style>
    <style:style style:name="Table2.6" style:family="table-row">
      <style:table-row-properties style:min-row-height="0.5625in" fo:keep-together="auto"/>
    </style:style>
    <style:style style:name="Table3" style:family="table">
      <style:table-properties style:width="6.1667in" fo:margin-left="0in" fo:margin-top="0in" fo:margin-bottom="0in" table:align="left"/>
    </style:style>
    <style:style style:name="Table3.A" style:family="table-column">
      <style:table-column-properties style:column-width="2.1139in"/>
    </style:style>
    <style:style style:name="Table3.B" style:family="table-column">
      <style:table-column-properties style:column-width="4.0521in"/>
    </style:style>
    <style:style style:name="Table3.1" style:family="table-row">
      <style:table-row-properties style:min-row-height="0.3438in" fo:keep-together="auto"/>
    </style:style>
    <style:style style:name="Table3.A1" style:family="table-cell">
      <style:table-cell-properties style:vertical-align="" fo:padding-left="0.1389in" fo:padding-right="0.1389in" fo:padding-top="0.0694in" fo:padding-bottom="0.0694in" fo:border="none"/>
    </style:style>
    <style:style style:name="Table3.2" style:family="table-row">
      <style:table-row-properties style:min-row-height="0.7813in"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1.4896in"/>
    </style:style>
    <style:style style:name="Table4.B" style:family="table-column">
      <style:table-column-properties style:column-width="5.0097in"/>
    </style:style>
    <style:style style:name="Table4.1" style:family="table-row">
      <style:table-row-properties style:min-row-height="0.3438in" fo:keep-together="auto"/>
    </style:style>
    <style:style style:name="Table4.A1" style:family="table-cell">
      <style:table-cell-properties style:vertical-align="" fo:padding-left="0.1389in" fo:padding-right="0.1389in" fo:padding-top="0.0694in" fo:padding-bottom="0.0694in" fo:border="none"/>
    </style:style>
    <style:style style:name="Table4.2" style:family="table-row">
      <style:table-row-properties style:min-row-height="0.7813in" fo:keep-together="auto"/>
    </style:style>
    <style:style style:name="Table4.3" style:family="table-row">
      <style:table-row-properties style:min-row-height="1in" fo:keep-together="auto"/>
    </style:style>
    <style:style style:name="Table5" style:family="table">
      <style:table-properties style:width="6.1667in" fo:margin-left="0in" fo:margin-top="0in" fo:margin-bottom="0in" table:align="left"/>
    </style:style>
    <style:style style:name="Table5.A" style:family="table-column">
      <style:table-column-properties style:column-width="1.1771in"/>
    </style:style>
    <style:style style:name="Table5.B" style:family="table-column">
      <style:table-column-properties style:column-width="1.1667in"/>
    </style:style>
    <style:style style:name="Table5.C" style:family="table-column">
      <style:table-column-properties style:column-width="0.6563in"/>
    </style:style>
    <style:style style:name="Table5.D" style:family="table-column">
      <style:table-column-properties style:column-width="3.166in"/>
    </style:style>
    <style:style style:name="Table5.1" style:family="table-row">
      <style:table-row-properties style:min-row-height="0.2917in" fo:keep-together="auto"/>
    </style:style>
    <style:style style:name="Table5.A1" style:family="table-cell">
      <style:table-cell-properties style:vertical-align="" fo:padding-left="0.0833in" fo:padding-right="0.0833in" fo:padding-top="0.0833in" fo:padding-bottom="0.0278in" fo:border="none"/>
    </style:style>
    <style:style style:name="Table5.2" style:family="table-row">
      <style:table-row-properties style:min-row-height="1in" fo:keep-together="auto"/>
    </style:style>
    <style:style style:name="Table5.A2" style:family="table-cell">
      <style:table-cell-properties style:vertical-align="" fo:padding-left="0.0833in" fo:padding-right="0.0278in" fo:padding-top="0.0278in" fo:padding-bottom="0.0278in" fo:border="none"/>
    </style:style>
    <style:style style:name="Table5.3" style:family="table-row">
      <style:table-row-properties style:min-row-height="0.625in" fo:keep-together="auto"/>
    </style:style>
    <style:style style:name="Table5.5" style:family="table-row">
      <style:table-row-properties style:min-row-height="0.8125in" fo:keep-together="auto"/>
    </style:style>
    <style:style style:name="P1" style:family="paragraph" style:parent-style-name="Standard">
      <style:paragraph-properties fo:line-height="100%"/>
    </style:style>
    <style:style style:name="P2" style:family="paragraph" style:parent-style-name="Standard">
      <style:paragraph-properties fo:line-height="100%"/>
    </style:style>
    <style:style style:name="P3" style:family="paragraph" style:parent-style-name="Standard">
      <style:text-properties fo:font-weight="bold" style:font-weight-asian="bold"/>
    </style:style>
    <style:style style:name="P4" style:family="paragraph" style:parent-style-name="Standard">
      <style:text-properties fo:color="#d1d5db" style:font-name="Roboto" fo:font-size="12pt" fo:background-color="#343541" style:font-name-asian="Roboto1" style:font-size-asian="12pt" style:font-name-complex="Roboto1" style:font-size-complex="12pt"/>
    </style:style>
    <style:style style:name="P5" style:family="paragraph" style:parent-style-name="Standard">
      <style:paragraph-properties fo:orphans="0" fo:widows="0"/>
      <style:text-properties style:font-name="Arial" style:font-name-asian="Arial2" style:font-name-complex="Arial2"/>
    </style:style>
    <style:style style:name="P6" style:family="paragraph" style:parent-style-name="Standard">
      <style:paragraph-properties fo:orphans="0" fo:widows="0"/>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5pt" style:font-size-asian="9.5pt" style:font-size-complex="9.5pt"/>
    </style:style>
    <style:style style:name="P10" style:family="paragraph" style:parent-style-name="Standard">
      <style:paragraph-properties fo:line-height="9%" fo:text-align="center" style:justify-single-word="false"/>
    </style:style>
    <style:style style:name="P11"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2"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8" style:family="paragraph" style:parent-style-name="Standard">
      <style:paragraph-properties fo:margin-left="0.5in" fo:margin-right="0in" fo:text-indent="0in" style:auto-text-indent="false"/>
    </style:style>
    <style:style style:name="P19" style:family="paragraph" style:parent-style-name="Standard" style:list-style-name="WWNum158">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48">
      <style:paragraph-properties fo:margin-left="0.5in" fo:margin-right="0in" fo:text-indent="-0.25in" style:auto-text-indent="false"/>
    </style:style>
    <style:style style:name="P22" style:family="paragraph" style:parent-style-name="Standard" style:list-style-name="WWNum92">
      <style:paragraph-properties fo:margin-left="0.5in" fo:margin-right="0in" fo:text-indent="-0.25in" style:auto-text-indent="false"/>
    </style:style>
    <style:style style:name="P23" style:family="paragraph" style:parent-style-name="Standard" style:list-style-name="WWNum100">
      <style:paragraph-properties fo:margin-left="0.5in" fo:margin-right="0in" fo:text-indent="-0.25in" style:auto-text-indent="false"/>
    </style:style>
    <style:style style:name="P24" style:family="paragraph" style:parent-style-name="Standard" style:list-style-name="WWNum270">
      <style:paragraph-properties fo:margin-left="0.5in" fo:margin-right="0in" fo:text-indent="-0.25in" style:auto-text-indent="false"/>
    </style:style>
    <style:style style:name="P25" style:family="paragraph" style:parent-style-name="Standard" style:list-style-name="WWNum9">
      <style:paragraph-properties fo:margin-left="0.5in" fo:margin-right="0in" fo:text-indent="-0.25in" style:auto-text-indent="false"/>
    </style:style>
    <style:style style:name="P26" style:family="paragraph" style:parent-style-name="Standard" style:list-style-name="WWNum269">
      <style:paragraph-properties fo:margin-left="0.5in" fo:margin-right="0in" fo:text-indent="-0.25in" style:auto-text-indent="false"/>
    </style:style>
    <style:style style:name="P27" style:family="paragraph" style:parent-style-name="Standard" style:list-style-name="WWNum251">
      <style:paragraph-properties fo:margin-left="0.5in" fo:margin-right="0in" fo:text-indent="-0.25in" style:auto-text-indent="false"/>
    </style:style>
    <style:style style:name="P28" style:family="paragraph" style:parent-style-name="Standard" style:list-style-name="WWNum283">
      <style:paragraph-properties fo:margin-left="0.5in" fo:margin-right="0in" fo:text-indent="-0.25in" style:auto-text-indent="false"/>
    </style:style>
    <style:style style:name="P29" style:family="paragraph" style:parent-style-name="Standard" style:list-style-name="WWNum69">
      <style:paragraph-properties fo:margin-left="0.5in" fo:margin-right="0in" fo:text-indent="-0.25in" style:auto-text-indent="false"/>
    </style:style>
    <style:style style:name="P30" style:family="paragraph" style:parent-style-name="Standard" style:list-style-name="WWNum51">
      <style:paragraph-properties fo:margin-left="0.5in" fo:margin-right="0in" fo:text-indent="-0.25in" style:auto-text-indent="false"/>
    </style:style>
    <style:style style:name="P31" style:family="paragraph" style:parent-style-name="Standard" style:list-style-name="WWNum76">
      <style:paragraph-properties fo:margin-left="0.5in" fo:margin-right="0in" fo:text-indent="-0.25in" style:auto-text-indent="false"/>
    </style:style>
    <style:style style:name="P32" style:family="paragraph" style:parent-style-name="Standard" style:list-style-name="WWNum123">
      <style:paragraph-properties fo:margin-left="0.5in" fo:margin-right="0in" fo:text-indent="-0.25in" style:auto-text-indent="false"/>
    </style:style>
    <style:style style:name="P33" style:family="paragraph" style:parent-style-name="Standard" style:list-style-name="WWNum127">
      <style:paragraph-properties fo:margin-left="0.5in" fo:margin-right="0in" fo:text-indent="-0.25in" style:auto-text-indent="false"/>
    </style:style>
    <style:style style:name="P34" style:family="paragraph" style:parent-style-name="Standard" style:list-style-name="WWNum244">
      <style:paragraph-properties fo:margin-left="0.5in" fo:margin-right="0in" fo:text-indent="-0.25in" style:auto-text-indent="false"/>
    </style:style>
    <style:style style:name="P35" style:family="paragraph" style:parent-style-name="Standard" style:list-style-name="WWNum273">
      <style:paragraph-properties fo:margin-left="0.5in" fo:margin-right="0in" fo:text-indent="-0.25in" style:auto-text-indent="false"/>
    </style:style>
    <style:style style:name="P36" style:family="paragraph" style:parent-style-name="Standard" style:list-style-name="WWNum101">
      <style:paragraph-properties fo:margin-left="0.5in" fo:margin-right="0in" fo:text-indent="-0.25in" style:auto-text-indent="false"/>
    </style:style>
    <style:style style:name="P37" style:family="paragraph" style:parent-style-name="Standard" style:list-style-name="WWNum121">
      <style:paragraph-properties fo:margin-left="0.5in" fo:margin-right="0in" fo:text-indent="-0.25in" style:auto-text-indent="false"/>
    </style:style>
    <style:style style:name="P38" style:family="paragraph" style:parent-style-name="Standard" style:list-style-name="WWNum223">
      <style:paragraph-properties fo:margin-left="0.5in" fo:margin-right="0in" fo:text-indent="-0.25in" style:auto-text-indent="false"/>
    </style:style>
    <style:style style:name="P39" style:family="paragraph" style:parent-style-name="Standard" style:list-style-name="WWNum13">
      <style:paragraph-properties fo:margin-left="0.5in" fo:margin-right="0in" fo:text-indent="-0.25in" style:auto-text-indent="false"/>
    </style:style>
    <style:style style:name="P40" style:family="paragraph" style:parent-style-name="Standard" style:list-style-name="WWNum163">
      <style:paragraph-properties fo:margin-left="0.5in" fo:margin-right="0in" fo:text-indent="-0.25in" style:auto-text-indent="false"/>
    </style:style>
    <style:style style:name="P41" style:family="paragraph" style:parent-style-name="Standard" style:list-style-name="WWNum286">
      <style:paragraph-properties fo:margin-left="0.5in" fo:margin-right="0in" fo:text-indent="-0.25in" style:auto-text-indent="false"/>
    </style:style>
    <style:style style:name="P42" style:family="paragraph" style:parent-style-name="Standard" style:list-style-name="WWNum227">
      <style:paragraph-properties fo:margin-left="0.5in" fo:margin-right="0in" fo:text-indent="-0.25in" style:auto-text-indent="false"/>
    </style:style>
    <style:style style:name="P43" style:family="paragraph" style:parent-style-name="Standard" style:list-style-name="WWNum275">
      <style:paragraph-properties fo:margin-left="0.5in" fo:margin-right="0in" fo:text-indent="-0.25in" style:auto-text-indent="false"/>
    </style:style>
    <style:style style:name="P44" style:family="paragraph" style:parent-style-name="Standard" style:list-style-name="WWNum161">
      <style:paragraph-properties fo:margin-left="0.5in" fo:margin-right="0in" fo:text-indent="-0.25in" style:auto-text-indent="false"/>
    </style:style>
    <style:style style:name="P45" style:family="paragraph" style:parent-style-name="Standard" style:list-style-name="WWNum179">
      <style:paragraph-properties fo:margin-left="0.5in" fo:margin-right="0in" fo:text-indent="-0.25in" style:auto-text-indent="false"/>
    </style:style>
    <style:style style:name="P46" style:family="paragraph" style:parent-style-name="Standard" style:list-style-name="WWNum150">
      <style:paragraph-properties fo:margin-left="0.5in" fo:margin-right="0in" fo:text-indent="-0.25in" style:auto-text-indent="false"/>
    </style:style>
    <style:style style:name="P47" style:family="paragraph" style:parent-style-name="Standard" style:list-style-name="WWNum176">
      <style:paragraph-properties fo:margin-left="0.5in" fo:margin-right="0in" fo:text-indent="-0.25in" style:auto-text-indent="false"/>
    </style:style>
    <style:style style:name="P48" style:family="paragraph" style:parent-style-name="Standard" style:list-style-name="WWNum189">
      <style:paragraph-properties fo:margin-left="0.5in" fo:margin-right="0in" fo:text-indent="-0.25in" style:auto-text-indent="false"/>
    </style:style>
    <style:style style:name="P49" style:family="paragraph" style:parent-style-name="Standard" style:list-style-name="WWNum160">
      <style:paragraph-properties fo:margin-left="0.5in" fo:margin-right="0in" fo:text-indent="-0.25in" style:auto-text-indent="false"/>
    </style:style>
    <style:style style:name="P50" style:family="paragraph" style:parent-style-name="Standard" style:list-style-name="WWNum39">
      <style:paragraph-properties fo:margin-left="0.5in" fo:margin-right="0in" fo:text-indent="-0.25in" style:auto-text-indent="false"/>
    </style:style>
    <style:style style:name="P51" style:family="paragraph" style:parent-style-name="Standard" style:list-style-name="WWNum174">
      <style:paragraph-properties fo:margin-left="0.5in" fo:margin-right="0in" fo:text-indent="-0.25in" style:auto-text-indent="false"/>
    </style:style>
    <style:style style:name="P52" style:family="paragraph" style:parent-style-name="Standard" style:list-style-name="WWNum17">
      <style:paragraph-properties fo:margin-left="0.5in" fo:margin-right="0in" fo:text-indent="-0.25in" style:auto-text-indent="false"/>
    </style:style>
    <style:style style:name="P53" style:family="paragraph" style:parent-style-name="Standard" style:list-style-name="WWNum234">
      <style:paragraph-properties fo:margin-left="0.5in" fo:margin-right="0in" fo:text-indent="-0.25in" style:auto-text-indent="false"/>
    </style:style>
    <style:style style:name="P54" style:family="paragraph" style:parent-style-name="Standard" style:list-style-name="WWNum258">
      <style:paragraph-properties fo:margin-left="0.5in" fo:margin-right="0in" fo:text-indent="-0.25in" style:auto-text-indent="false"/>
    </style:style>
    <style:style style:name="P55" style:family="paragraph" style:parent-style-name="Standard" style:list-style-name="WWNum56">
      <style:paragraph-properties fo:margin-left="0.5in" fo:margin-right="0in" fo:text-indent="-0.25in" style:auto-text-indent="false"/>
    </style:style>
    <style:style style:name="P56" style:family="paragraph" style:parent-style-name="Standard" style:list-style-name="WWNum37">
      <style:paragraph-properties fo:margin-left="0.5in" fo:margin-right="0in" fo:text-indent="-0.25in" style:auto-text-indent="false"/>
    </style:style>
    <style:style style:name="P57" style:family="paragraph" style:parent-style-name="Standard" style:list-style-name="WWNum196">
      <style:paragraph-properties fo:margin-left="0.5in" fo:margin-right="0in" fo:text-indent="-0.25in" style:auto-text-indent="false"/>
    </style:style>
    <style:style style:name="P58" style:family="paragraph" style:parent-style-name="Standard" style:list-style-name="WWNum245">
      <style:paragraph-properties fo:margin-left="0.5in" fo:margin-right="0in" fo:text-indent="-0.25in" style:auto-text-indent="false"/>
    </style:style>
    <style:style style:name="P59" style:family="paragraph" style:parent-style-name="Standard" style:list-style-name="WWNum21">
      <style:paragraph-properties fo:margin-left="0.5in" fo:margin-right="0in" fo:text-indent="-0.25in" style:auto-text-indent="false"/>
    </style:style>
    <style:style style:name="P60" style:family="paragraph" style:parent-style-name="Standard" style:list-style-name="WWNum238">
      <style:paragraph-properties fo:margin-left="0.5in" fo:margin-right="0in" fo:text-indent="-0.25in" style:auto-text-indent="false"/>
    </style:style>
    <style:style style:name="P61" style:family="paragraph" style:parent-style-name="Standard" style:list-style-name="WWNum173">
      <style:paragraph-properties fo:margin-left="0.5in" fo:margin-right="0in" fo:text-indent="-0.25in" style:auto-text-indent="false"/>
    </style:style>
    <style:style style:name="P62" style:family="paragraph" style:parent-style-name="Standard" style:list-style-name="WWNum214">
      <style:paragraph-properties fo:margin-left="0.5in" fo:margin-right="0in" fo:text-indent="-0.25in" style:auto-text-indent="false"/>
    </style:style>
    <style:style style:name="P63" style:family="paragraph" style:parent-style-name="Standard" style:list-style-name="WWNum25">
      <style:paragraph-properties fo:margin-left="0.5in" fo:margin-right="0in" fo:text-indent="-0.25in" style:auto-text-indent="false"/>
    </style:style>
    <style:style style:name="P64" style:family="paragraph" style:parent-style-name="Standard" style:list-style-name="WWNum279">
      <style:paragraph-properties fo:margin-left="0.5in" fo:margin-right="0in" fo:text-indent="-0.25in" style:auto-text-indent="false"/>
    </style:style>
    <style:style style:name="P65" style:family="paragraph" style:parent-style-name="Standard" style:list-style-name="WWNum212">
      <style:paragraph-properties fo:margin-left="0.5in" fo:margin-right="0in" fo:text-indent="-0.25in" style:auto-text-indent="false"/>
    </style:style>
    <style:style style:name="P66" style:family="paragraph" style:parent-style-name="Standard" style:list-style-name="WWNum207">
      <style:paragraph-properties fo:margin-left="0.5in" fo:margin-right="0in" fo:text-indent="-0.25in" style:auto-text-indent="false"/>
    </style:style>
    <style:style style:name="P67" style:family="paragraph" style:parent-style-name="Standard" style:list-style-name="WWNum8">
      <style:paragraph-properties fo:margin-left="0.5in" fo:margin-right="0in" fo:text-indent="-0.25in" style:auto-text-indent="false"/>
    </style:style>
    <style:style style:name="P68" style:family="paragraph" style:parent-style-name="Standard" style:list-style-name="WWNum27">
      <style:paragraph-properties fo:margin-left="0.5in" fo:margin-right="0in" fo:text-indent="-0.25in" style:auto-text-indent="false"/>
    </style:style>
    <style:style style:name="P69" style:family="paragraph" style:parent-style-name="Standard" style:list-style-name="WWNum228">
      <style:paragraph-properties fo:margin-left="0.5in" fo:margin-right="0in" fo:text-indent="-0.25in" style:auto-text-indent="false"/>
    </style:style>
    <style:style style:name="P70" style:family="paragraph" style:parent-style-name="Standard" style:list-style-name="WWNum81">
      <style:paragraph-properties fo:margin-left="0.5in" fo:margin-right="0in" fo:text-indent="-0.25in" style:auto-text-indent="false"/>
    </style:style>
    <style:style style:name="P71" style:family="paragraph" style:parent-style-name="Standard" style:list-style-name="WWNum191">
      <style:paragraph-properties fo:margin-left="0.5in" fo:margin-right="0in" fo:text-indent="-0.25in" style:auto-text-indent="false"/>
    </style:style>
    <style:style style:name="P72" style:family="paragraph" style:parent-style-name="Standard" style:list-style-name="WWNum208">
      <style:paragraph-properties fo:margin-left="0.5in" fo:margin-right="0in" fo:text-indent="-0.25in" style:auto-text-indent="false"/>
    </style:style>
    <style:style style:name="P73" style:family="paragraph" style:parent-style-name="Standard" style:list-style-name="WWNum274">
      <style:paragraph-properties fo:margin-left="0.5in" fo:margin-right="0in" fo:text-indent="-0.25in" style:auto-text-indent="false"/>
    </style:style>
    <style:style style:name="P74" style:family="paragraph" style:parent-style-name="Standard" style:list-style-name="WWNum61">
      <style:paragraph-properties fo:margin-left="0.5in" fo:margin-right="0in" fo:text-indent="-0.25in" style:auto-text-indent="false"/>
    </style:style>
    <style:style style:name="P75" style:family="paragraph" style:parent-style-name="Standard" style:list-style-name="WWNum12">
      <style:paragraph-properties fo:margin-left="0.5in" fo:margin-right="0in" fo:text-indent="-0.25in" style:auto-text-indent="false"/>
    </style:style>
    <style:style style:name="P76" style:family="paragraph" style:parent-style-name="Standard" style:list-style-name="WWNum122">
      <style:paragraph-properties fo:margin-left="0.5in" fo:margin-right="0in" fo:text-indent="-0.25in" style:auto-text-indent="false"/>
    </style:style>
    <style:style style:name="P77" style:family="paragraph" style:parent-style-name="Standard" style:list-style-name="WWNum104">
      <style:paragraph-properties fo:margin-left="0.5in" fo:margin-right="0in" fo:text-indent="-0.25in" style:auto-text-indent="false"/>
    </style:style>
    <style:style style:name="P78" style:family="paragraph" style:parent-style-name="Standard" style:list-style-name="WWNum52">
      <style:paragraph-properties fo:margin-left="0.5in" fo:margin-right="0in" fo:text-indent="-0.25in" style:auto-text-indent="false"/>
    </style:style>
    <style:style style:name="P79" style:family="paragraph" style:parent-style-name="Standard" style:list-style-name="WWNum215">
      <style:paragraph-properties fo:margin-left="0.5in" fo:margin-right="0in" fo:text-indent="-0.25in" style:auto-text-indent="false"/>
    </style:style>
    <style:style style:name="P80" style:family="paragraph" style:parent-style-name="Standard" style:list-style-name="WWNum67">
      <style:paragraph-properties fo:margin-left="0.5in" fo:margin-right="0in" fo:text-indent="-0.25in" style:auto-text-indent="false"/>
    </style:style>
    <style:style style:name="P81" style:family="paragraph" style:parent-style-name="Standard" style:list-style-name="WWNum193">
      <style:paragraph-properties fo:margin-left="0.5in" fo:margin-right="0in" fo:text-indent="-0.25in" style:auto-text-indent="false"/>
    </style:style>
    <style:style style:name="P82" style:family="paragraph" style:parent-style-name="Standard" style:list-style-name="WWNum1">
      <style:paragraph-properties fo:margin-left="0.5in" fo:margin-right="0in" fo:text-indent="-0.25in" style:auto-text-indent="false"/>
    </style:style>
    <style:style style:name="P83" style:family="paragraph" style:parent-style-name="Standard" style:list-style-name="WWNum31">
      <style:paragraph-properties fo:margin-left="0.5in" fo:margin-right="0in" fo:text-indent="-0.25in" style:auto-text-indent="false"/>
    </style:style>
    <style:style style:name="P84" style:family="paragraph" style:parent-style-name="Standard" style:list-style-name="WWNum86">
      <style:paragraph-properties fo:margin-left="0.5in" fo:margin-right="0in" fo:text-indent="-0.25in" style:auto-text-indent="false"/>
    </style:style>
    <style:style style:name="P85" style:family="paragraph" style:parent-style-name="Standard" style:list-style-name="WWNum49">
      <style:paragraph-properties fo:margin-left="0.5in" fo:margin-right="0in" fo:text-indent="-0.25in" style:auto-text-indent="false"/>
    </style:style>
    <style:style style:name="P86" style:family="paragraph" style:parent-style-name="Standard" style:list-style-name="WWNum277">
      <style:paragraph-properties fo:margin-left="0.5in" fo:margin-right="0in" fo:text-indent="-0.25in" style:auto-text-indent="false"/>
    </style:style>
    <style:style style:name="P87" style:family="paragraph" style:parent-style-name="Standard" style:list-style-name="WWNum281">
      <style:paragraph-properties fo:margin-left="0.5in" fo:margin-right="0in" fo:text-indent="-0.25in" style:auto-text-indent="false"/>
    </style:style>
    <style:style style:name="P88" style:family="paragraph" style:parent-style-name="Standard" style:list-style-name="WWNum198">
      <style:paragraph-properties fo:margin-left="0.5in" fo:margin-right="0in" fo:text-indent="-0.25in" style:auto-text-indent="false"/>
    </style:style>
    <style:style style:name="P89" style:family="paragraph" style:parent-style-name="Standard" style:list-style-name="WWNum272">
      <style:paragraph-properties fo:margin-left="0.5in" fo:margin-right="0in" fo:text-indent="-0.25in" style:auto-text-indent="false"/>
    </style:style>
    <style:style style:name="P90" style:family="paragraph" style:parent-style-name="Standard" style:list-style-name="WWNum136">
      <style:paragraph-properties fo:margin-left="0.5in" fo:margin-right="0in" fo:text-indent="-0.25in" style:auto-text-indent="false"/>
    </style:style>
    <style:style style:name="P91" style:family="paragraph" style:parent-style-name="Standard" style:list-style-name="WWNum140">
      <style:paragraph-properties fo:margin-left="0.5in" fo:margin-right="0in" fo:text-indent="-0.25in" style:auto-text-indent="false"/>
    </style:style>
    <style:style style:name="P92" style:family="paragraph" style:parent-style-name="Standard" style:list-style-name="WWNum147">
      <style:paragraph-properties fo:margin-left="0.5in" fo:margin-right="0in" fo:text-indent="-0.25in" style:auto-text-indent="false"/>
    </style:style>
    <style:style style:name="P93" style:family="paragraph" style:parent-style-name="Standard" style:list-style-name="WWNum125">
      <style:paragraph-properties fo:margin-left="0.5in" fo:margin-right="0in" fo:text-indent="-0.25in" style:auto-text-indent="false"/>
    </style:style>
    <style:style style:name="P94" style:family="paragraph" style:parent-style-name="Standard" style:list-style-name="WWNum187">
      <style:paragraph-properties fo:margin-left="0.5in" fo:margin-right="0in" fo:text-indent="-0.25in" style:auto-text-indent="false"/>
    </style:style>
    <style:style style:name="P95" style:family="paragraph" style:parent-style-name="Standard" style:list-style-name="WWNum219">
      <style:paragraph-properties fo:margin-left="0.5in" fo:margin-right="0in" fo:text-indent="-0.25in" style:auto-text-indent="false"/>
    </style:style>
    <style:style style:name="P96" style:family="paragraph" style:parent-style-name="Standard" style:list-style-name="WWNum235">
      <style:paragraph-properties fo:margin-left="0.5in" fo:margin-right="0in" fo:text-indent="-0.25in" style:auto-text-indent="false"/>
    </style:style>
    <style:style style:name="P97" style:family="paragraph" style:parent-style-name="Standard" style:list-style-name="WWNum75">
      <style:paragraph-properties fo:margin-left="0.5in" fo:margin-right="0in" fo:text-indent="-0.25in" style:auto-text-indent="false"/>
    </style:style>
    <style:style style:name="P98" style:family="paragraph" style:parent-style-name="Standard" style:list-style-name="WWNum77">
      <style:paragraph-properties fo:margin-left="0.5in" fo:margin-right="0in" fo:text-indent="-0.25in" style:auto-text-indent="false"/>
    </style:style>
    <style:style style:name="P99" style:family="paragraph" style:parent-style-name="Standard" style:list-style-name="WWNum32">
      <style:paragraph-properties fo:margin-left="0.5in" fo:margin-right="0in" fo:text-indent="-0.25in" style:auto-text-indent="false"/>
    </style:style>
    <style:style style:name="P100" style:family="paragraph" style:parent-style-name="Standard" style:list-style-name="WWNum183">
      <style:paragraph-properties fo:margin-left="0.5in" fo:margin-right="0in" fo:text-indent="-0.25in" style:auto-text-indent="false"/>
    </style:style>
    <style:style style:name="P101" style:family="paragraph" style:parent-style-name="Standard" style:list-style-name="WWNum14">
      <style:paragraph-properties fo:margin-left="0.5in" fo:margin-right="0in" fo:text-indent="-0.25in" style:auto-text-indent="false"/>
    </style:style>
    <style:style style:name="P102" style:family="paragraph" style:parent-style-name="Standard" style:list-style-name="WWNum72">
      <style:paragraph-properties fo:margin-left="0.5in" fo:margin-right="0in" fo:text-indent="-0.25in" style:auto-text-indent="false"/>
    </style:style>
    <style:style style:name="P103" style:family="paragraph" style:parent-style-name="Standard" style:list-style-name="WWNum177">
      <style:paragraph-properties fo:margin-left="0.5in" fo:margin-right="0in" fo:text-indent="-0.25in" style:auto-text-indent="false"/>
    </style:style>
    <style:style style:name="P104" style:family="paragraph" style:parent-style-name="Standard" style:list-style-name="WWNum145">
      <style:paragraph-properties fo:margin-left="0.5in" fo:margin-right="0in" fo:text-indent="-0.25in" style:auto-text-indent="false"/>
    </style:style>
    <style:style style:name="P105" style:family="paragraph" style:parent-style-name="Standard" style:list-style-name="WWNum30">
      <style:paragraph-properties fo:margin-left="0.5in" fo:margin-right="0in" fo:text-indent="-0.25in" style:auto-text-indent="false"/>
    </style:style>
    <style:style style:name="P106" style:family="paragraph" style:parent-style-name="Standard" style:list-style-name="WWNum93">
      <style:paragraph-properties fo:margin-left="0.5in" fo:margin-right="0in" fo:text-indent="-0.25in" style:auto-text-indent="false"/>
    </style:style>
    <style:style style:name="P107" style:family="paragraph" style:parent-style-name="Standard" style:list-style-name="WWNum185">
      <style:paragraph-properties fo:margin-left="0.5in" fo:margin-right="0in" fo:text-indent="-0.25in" style:auto-text-indent="false"/>
    </style:style>
    <style:style style:name="P108" style:family="paragraph" style:parent-style-name="Standard" style:list-style-name="WWNum217">
      <style:paragraph-properties fo:margin-left="0.5in" fo:margin-right="0in" fo:text-indent="-0.25in" style:auto-text-indent="false"/>
    </style:style>
    <style:style style:name="P109" style:family="paragraph" style:parent-style-name="Standard" style:list-style-name="WWNum181">
      <style:paragraph-properties fo:margin-left="0.5in" fo:margin-right="0in" fo:text-indent="-0.25in" style:auto-text-indent="false"/>
    </style:style>
    <style:style style:name="P110" style:family="paragraph" style:parent-style-name="Standard" style:list-style-name="WWNum79">
      <style:paragraph-properties fo:margin-left="0.5in" fo:margin-right="0in" fo:text-indent="-0.25in" style:auto-text-indent="false"/>
    </style:style>
    <style:style style:name="P111" style:family="paragraph" style:parent-style-name="Standard" style:list-style-name="WWNum11">
      <style:paragraph-properties fo:margin-left="0.5in" fo:margin-right="0in" fo:text-indent="-0.25in" style:auto-text-indent="false"/>
    </style:style>
    <style:style style:name="P112" style:family="paragraph" style:parent-style-name="Standard" style:list-style-name="WWNum29">
      <style:paragraph-properties fo:margin-left="0.5in" fo:margin-right="0in" fo:text-indent="-0.25in" style:auto-text-indent="false"/>
    </style:style>
    <style:style style:name="P113" style:family="paragraph" style:parent-style-name="Standard" style:list-style-name="WWNum80">
      <style:paragraph-properties fo:margin-left="0.5in" fo:margin-right="0in" fo:text-indent="-0.25in" style:auto-text-indent="false"/>
    </style:style>
    <style:style style:name="P114" style:family="paragraph" style:parent-style-name="Standard" style:list-style-name="WWNum265">
      <style:paragraph-properties fo:margin-left="0.5in" fo:margin-right="0in" fo:text-indent="-0.25in" style:auto-text-indent="false"/>
    </style:style>
    <style:style style:name="P115" style:family="paragraph" style:parent-style-name="Standard" style:list-style-name="WWNum94">
      <style:paragraph-properties fo:margin-left="0.5in" fo:margin-right="0in" fo:text-indent="-0.25in" style:auto-text-indent="false"/>
    </style:style>
    <style:style style:name="P116" style:family="paragraph" style:parent-style-name="Standard" style:list-style-name="WWNum111">
      <style:paragraph-properties fo:margin-left="0.5in" fo:margin-right="0in" fo:text-indent="-0.25in" style:auto-text-indent="false"/>
    </style:style>
    <style:style style:name="P117" style:family="paragraph" style:parent-style-name="Standard" style:list-style-name="WWNum261">
      <style:paragraph-properties fo:margin-left="0.5in" fo:margin-right="0in" fo:text-indent="-0.25in" style:auto-text-indent="false"/>
    </style:style>
    <style:style style:name="P118" style:family="paragraph" style:parent-style-name="Standard" style:list-style-name="WWNum153">
      <style:paragraph-properties fo:margin-left="0.5in" fo:margin-right="0in" fo:text-indent="-0.25in" style:auto-text-indent="false"/>
    </style:style>
    <style:style style:name="P119" style:family="paragraph" style:parent-style-name="Standard" style:list-style-name="WWNum213">
      <style:paragraph-properties fo:margin-left="0.5in" fo:margin-right="0in" fo:text-indent="-0.25in" style:auto-text-indent="false"/>
    </style:style>
    <style:style style:name="P120" style:family="paragraph" style:parent-style-name="Standard" style:list-style-name="WWNum271">
      <style:paragraph-properties fo:margin-left="0.5in" fo:margin-right="0in" fo:text-indent="-0.25in" style:auto-text-indent="false"/>
    </style:style>
    <style:style style:name="P121" style:family="paragraph" style:parent-style-name="Standard" style:list-style-name="WWNum175">
      <style:paragraph-properties fo:margin-left="0.5in" fo:margin-right="0in" fo:text-indent="-0.25in" style:auto-text-indent="false"/>
    </style:style>
    <style:style style:name="P122" style:family="paragraph" style:parent-style-name="Standard" style:list-style-name="WWNum141">
      <style:paragraph-properties fo:margin-left="0.5in" fo:margin-right="0in" fo:text-indent="-0.25in" style:auto-text-indent="false"/>
    </style:style>
    <style:style style:name="P123" style:family="paragraph" style:parent-style-name="Standard" style:list-style-name="WWNum148">
      <style:paragraph-properties fo:margin-left="0.5in" fo:margin-right="0in" fo:text-indent="-0.25in" style:auto-text-indent="false"/>
    </style:style>
    <style:style style:name="P124" style:family="paragraph" style:parent-style-name="Standard" style:list-style-name="WWNum278">
      <style:paragraph-properties fo:margin-left="0.5in" fo:margin-right="0in" fo:text-indent="-0.25in" style:auto-text-indent="false"/>
    </style:style>
    <style:style style:name="P125" style:family="paragraph" style:parent-style-name="Standard" style:list-style-name="WWNum266">
      <style:paragraph-properties fo:margin-left="0.5in" fo:margin-right="0in" fo:text-indent="-0.25in" style:auto-text-indent="false"/>
    </style:style>
    <style:style style:name="P126" style:family="paragraph" style:parent-style-name="Standard" style:list-style-name="WWNum138">
      <style:paragraph-properties fo:margin-left="0.5in" fo:margin-right="0in" fo:text-indent="-0.25in" style:auto-text-indent="false"/>
    </style:style>
    <style:style style:name="P127" style:family="paragraph" style:parent-style-name="Standard" style:list-style-name="WWNum276">
      <style:paragraph-properties fo:margin-left="0.5in" fo:margin-right="0in" fo:text-indent="-0.25in" style:auto-text-indent="false"/>
    </style:style>
    <style:style style:name="P128" style:family="paragraph" style:parent-style-name="Standard" style:list-style-name="WWNum40">
      <style:paragraph-properties fo:margin-left="0.5in" fo:margin-right="0in" fo:text-indent="-0.25in" style:auto-text-indent="false"/>
    </style:style>
    <style:style style:name="P129" style:family="paragraph" style:parent-style-name="Standard" style:list-style-name="WWNum236">
      <style:paragraph-properties fo:margin-left="0.5in" fo:margin-right="0in" fo:text-indent="-0.25in" style:auto-text-indent="false"/>
    </style:style>
    <style:style style:name="P130" style:family="paragraph" style:parent-style-name="Standard" style:list-style-name="WWNum230">
      <style:paragraph-properties fo:margin-left="0.5in" fo:margin-right="0in" fo:text-indent="-0.25in" style:auto-text-indent="false"/>
    </style:style>
    <style:style style:name="P131" style:family="paragraph" style:parent-style-name="Standard" style:list-style-name="WWNum66">
      <style:paragraph-properties fo:margin-left="0.5in" fo:margin-right="0in" fo:text-indent="-0.25in" style:auto-text-indent="false"/>
    </style:style>
    <style:style style:name="P132" style:family="paragraph" style:parent-style-name="Standard" style:list-style-name="WWNum203">
      <style:paragraph-properties fo:margin-left="0.5in" fo:margin-right="0in" fo:text-indent="-0.25in" style:auto-text-indent="false"/>
    </style:style>
    <style:style style:name="P133" style:family="paragraph" style:parent-style-name="Standard" style:list-style-name="WWNum199">
      <style:paragraph-properties fo:margin-left="0.5in" fo:margin-right="0in" fo:text-indent="-0.25in" style:auto-text-indent="false"/>
    </style:style>
    <style:style style:name="P134" style:family="paragraph" style:parent-style-name="Standard" style:list-style-name="WWNum218">
      <style:paragraph-properties fo:margin-left="0.5in" fo:margin-right="0in" fo:text-indent="-0.25in" style:auto-text-indent="false"/>
    </style:style>
    <style:style style:name="P135" style:family="paragraph" style:parent-style-name="Standard" style:list-style-name="WWNum44">
      <style:paragraph-properties fo:margin-left="0.5in" fo:margin-right="0in" fo:text-indent="-0.25in" style:auto-text-indent="false"/>
    </style:style>
    <style:style style:name="P136" style:family="paragraph" style:parent-style-name="Standard" style:list-style-name="WWNum162">
      <style:paragraph-properties fo:margin-left="0.5in" fo:margin-right="0in" fo:text-indent="-0.25in" style:auto-text-indent="false"/>
    </style:style>
    <style:style style:name="P137" style:family="paragraph" style:parent-style-name="Standard" style:list-style-name="WWNum131">
      <style:paragraph-properties fo:margin-left="0.5in" fo:margin-right="0in" fo:text-indent="-0.25in" style:auto-text-indent="false"/>
    </style:style>
    <style:style style:name="P138" style:family="paragraph" style:parent-style-name="Standard" style:list-style-name="WWNum254">
      <style:paragraph-properties fo:margin-left="0.5in" fo:margin-right="0in" fo:text-indent="-0.25in" style:auto-text-indent="false"/>
    </style:style>
    <style:style style:name="P139" style:family="paragraph" style:parent-style-name="Standard" style:list-style-name="WWNum154">
      <style:paragraph-properties fo:margin-left="0.5in" fo:margin-right="0in" fo:text-indent="-0.25in" style:auto-text-indent="false"/>
    </style:style>
    <style:style style:name="P140" style:family="paragraph" style:parent-style-name="Standard" style:list-style-name="WWNum178">
      <style:paragraph-properties fo:margin-left="0.5in" fo:margin-right="0in" fo:text-indent="-0.25in" style:auto-text-indent="false"/>
    </style:style>
    <style:style style:name="P141" style:family="paragraph" style:parent-style-name="Standard" style:list-style-name="WWNum200">
      <style:paragraph-properties fo:margin-left="0.5in" fo:margin-right="0in" fo:text-indent="-0.25in" style:auto-text-indent="false"/>
    </style:style>
    <style:style style:name="P142" style:family="paragraph" style:parent-style-name="Standard" style:list-style-name="WWNum63">
      <style:paragraph-properties fo:margin-left="0.5in" fo:margin-right="0in" fo:text-indent="-0.25in" style:auto-text-indent="false"/>
    </style:style>
    <style:style style:name="P143" style:family="paragraph" style:parent-style-name="Standard" style:list-style-name="WWNum15">
      <style:paragraph-properties fo:margin-left="0.5in" fo:margin-right="0in" fo:text-indent="-0.25in" style:auto-text-indent="false"/>
    </style:style>
    <style:style style:name="P144" style:family="paragraph" style:parent-style-name="Standard" style:list-style-name="WWNum57">
      <style:paragraph-properties fo:margin-left="0.5in" fo:margin-right="0in" fo:text-indent="-0.25in" style:auto-text-indent="false"/>
    </style:style>
    <style:style style:name="P145" style:family="paragraph" style:parent-style-name="Standard" style:list-style-name="WWNum222">
      <style:paragraph-properties fo:margin-left="0.5in" fo:margin-right="0in" fo:text-indent="-0.25in" style:auto-text-indent="false"/>
    </style:style>
    <style:style style:name="P146" style:family="paragraph" style:parent-style-name="Standard" style:list-style-name="WWNum36">
      <style:paragraph-properties fo:margin-left="0.5in" fo:margin-right="0in" fo:text-indent="-0.25in" style:auto-text-indent="false"/>
    </style:style>
    <style:style style:name="P147" style:family="paragraph" style:parent-style-name="Standard" style:list-style-name="WWNum108">
      <style:paragraph-properties fo:margin-left="0.5in" fo:margin-right="0in" fo:text-indent="-0.25in" style:auto-text-indent="false"/>
    </style:style>
    <style:style style:name="P148" style:family="paragraph" style:parent-style-name="Standard" style:list-style-name="WWNum262">
      <style:paragraph-properties fo:margin-left="0.5in" fo:margin-right="0in" fo:text-indent="-0.25in" style:auto-text-indent="false"/>
    </style:style>
    <style:style style:name="P149" style:family="paragraph" style:parent-style-name="Standard" style:list-style-name="WWNum73">
      <style:paragraph-properties fo:margin-left="0.5in" fo:margin-right="0in" fo:text-indent="-0.25in" style:auto-text-indent="false"/>
    </style:style>
    <style:style style:name="P150" style:family="paragraph" style:parent-style-name="Standard" style:list-style-name="WWNum114">
      <style:paragraph-properties fo:margin-left="0.5in" fo:margin-right="0in" fo:text-indent="-0.25in" style:auto-text-indent="false"/>
    </style:style>
    <style:style style:name="P151" style:family="paragraph" style:parent-style-name="Standard" style:list-style-name="WWNum58">
      <style:paragraph-properties fo:margin-left="0.5in" fo:margin-right="0in" fo:text-indent="-0.25in" style:auto-text-indent="false"/>
    </style:style>
    <style:style style:name="P152" style:family="paragraph" style:parent-style-name="Standard" style:list-style-name="WWNum220">
      <style:paragraph-properties fo:margin-left="0.5in" fo:margin-right="0in" fo:text-indent="-0.25in" style:auto-text-indent="false"/>
    </style:style>
    <style:style style:name="P153" style:family="paragraph" style:parent-style-name="Standard" style:list-style-name="WWNum197">
      <style:paragraph-properties fo:margin-left="0.5in" fo:margin-right="0in" fo:text-indent="-0.25in" style:auto-text-indent="false"/>
    </style:style>
    <style:style style:name="P154" style:family="paragraph" style:parent-style-name="Standard" style:list-style-name="WWNum132">
      <style:paragraph-properties fo:margin-left="0.5in" fo:margin-right="0in" fo:text-indent="-0.25in" style:auto-text-indent="false"/>
    </style:style>
    <style:style style:name="P155" style:family="paragraph" style:parent-style-name="Standard" style:list-style-name="WWNum89">
      <style:paragraph-properties fo:margin-left="0.5in" fo:margin-right="0in" fo:text-indent="-0.25in" style:auto-text-indent="false"/>
    </style:style>
    <style:style style:name="P156" style:family="paragraph" style:parent-style-name="Standard" style:list-style-name="WWNum195">
      <style:paragraph-properties fo:margin-left="0.5in" fo:margin-right="0in" fo:text-indent="-0.25in" style:auto-text-indent="false"/>
    </style:style>
    <style:style style:name="P157" style:family="paragraph" style:parent-style-name="Standard" style:list-style-name="WWNum233">
      <style:paragraph-properties fo:margin-left="0.5in" fo:margin-right="0in" fo:text-indent="-0.25in" style:auto-text-indent="false"/>
    </style:style>
    <style:style style:name="P158" style:family="paragraph" style:parent-style-name="Standard" style:list-style-name="WWNum3">
      <style:paragraph-properties fo:margin-left="0.5in" fo:margin-right="0in" fo:text-indent="-0.25in" style:auto-text-indent="false"/>
    </style:style>
    <style:style style:name="P159" style:family="paragraph" style:parent-style-name="Standard" style:list-style-name="WWNum64">
      <style:paragraph-properties fo:margin-left="0.5in" fo:margin-right="0in" fo:text-indent="-0.25in" style:auto-text-indent="false"/>
    </style:style>
    <style:style style:name="P160" style:family="paragraph" style:parent-style-name="Standard" style:list-style-name="WWNum237">
      <style:paragraph-properties fo:margin-left="0.5in" fo:margin-right="0in" fo:text-indent="-0.25in" style:auto-text-indent="false"/>
    </style:style>
    <style:style style:name="P161" style:family="paragraph" style:parent-style-name="Standard" style:list-style-name="WWNum280">
      <style:paragraph-properties fo:margin-left="0.5in" fo:margin-right="0in" fo:text-indent="-0.25in" style:auto-text-indent="false"/>
    </style:style>
    <style:style style:name="P162" style:family="paragraph" style:parent-style-name="Standard" style:list-style-name="WWNum231">
      <style:paragraph-properties fo:margin-left="0.5in" fo:margin-right="0in" fo:text-indent="-0.25in" style:auto-text-indent="false"/>
    </style:style>
    <style:style style:name="P163" style:family="paragraph" style:parent-style-name="Standard" style:list-style-name="WWNum41">
      <style:paragraph-properties fo:margin-left="0.5in" fo:margin-right="0in" fo:text-indent="-0.25in" style:auto-text-indent="false"/>
    </style:style>
    <style:style style:name="P164" style:family="paragraph" style:parent-style-name="Standard" style:list-style-name="WWNum59">
      <style:paragraph-properties fo:margin-left="0.5in" fo:margin-right="0in" fo:text-indent="-0.25in" style:auto-text-indent="false"/>
    </style:style>
    <style:style style:name="P165" style:family="paragraph" style:parent-style-name="Standard" style:list-style-name="WWNum206">
      <style:paragraph-properties fo:margin-left="0.5in" fo:margin-right="0in" fo:text-indent="-0.25in" style:auto-text-indent="false"/>
    </style:style>
    <style:style style:name="P166" style:family="paragraph" style:parent-style-name="Standard" style:list-style-name="WWNum97">
      <style:paragraph-properties fo:margin-left="0.5in" fo:margin-right="0in" fo:text-indent="-0.25in" style:auto-text-indent="false"/>
    </style:style>
    <style:style style:name="P167" style:family="paragraph" style:parent-style-name="Standard" style:list-style-name="WWNum117">
      <style:paragraph-properties fo:margin-left="0.5in" fo:margin-right="0in" fo:text-indent="-0.25in" style:auto-text-indent="false"/>
    </style:style>
    <style:style style:name="P168" style:family="paragraph" style:parent-style-name="Standard" style:list-style-name="WWNum7">
      <style:paragraph-properties fo:margin-left="0.5in" fo:margin-right="0in" fo:text-indent="-0.25in" style:auto-text-indent="false"/>
    </style:style>
    <style:style style:name="P169" style:family="paragraph" style:parent-style-name="Standard" style:list-style-name="WWNum134">
      <style:paragraph-properties fo:margin-left="0.5in" fo:margin-right="0in" fo:text-indent="-0.25in" style:auto-text-indent="false"/>
    </style:style>
    <style:style style:name="P170" style:family="paragraph" style:parent-style-name="Standard" style:list-style-name="WWNum209">
      <style:paragraph-properties fo:margin-left="0.5in" fo:margin-right="0in" fo:text-indent="-0.25in" style:auto-text-indent="false"/>
    </style:style>
    <style:style style:name="P171" style:family="paragraph" style:parent-style-name="Standard" style:list-style-name="WWNum19">
      <style:paragraph-properties fo:margin-left="0.5in" fo:margin-right="0in" fo:text-indent="-0.25in" style:auto-text-indent="false"/>
    </style:style>
    <style:style style:name="P172" style:family="paragraph" style:parent-style-name="Standard" style:list-style-name="WWNum106">
      <style:paragraph-properties fo:margin-left="0.5in" fo:margin-right="0in" fo:text-indent="-0.25in" style:auto-text-indent="false"/>
    </style:style>
    <style:style style:name="P173" style:family="paragraph" style:parent-style-name="Standard" style:list-style-name="WWNum129">
      <style:paragraph-properties fo:margin-left="0.5in" fo:margin-right="0in" fo:text-indent="-0.25in" style:auto-text-indent="false"/>
    </style:style>
    <style:style style:name="P174" style:family="paragraph" style:parent-style-name="Standard" style:list-style-name="WWNum115">
      <style:paragraph-properties fo:margin-left="0.5in" fo:margin-right="0in" fo:text-indent="-0.25in" style:auto-text-indent="false"/>
    </style:style>
    <style:style style:name="P175" style:family="paragraph" style:parent-style-name="Standard" style:list-style-name="WWNum260">
      <style:paragraph-properties fo:margin-left="0.5in" fo:margin-right="0in" fo:text-indent="-0.25in" style:auto-text-indent="false"/>
    </style:style>
    <style:style style:name="P176" style:family="paragraph" style:parent-style-name="Standard" style:list-style-name="WWNum229">
      <style:paragraph-properties fo:margin-left="0.5in" fo:margin-right="0in" fo:text-indent="-0.25in" style:auto-text-indent="false"/>
    </style:style>
    <style:style style:name="P177" style:family="paragraph" style:parent-style-name="Standard" style:list-style-name="WWNum259">
      <style:paragraph-properties fo:margin-left="0.5in" fo:margin-right="0in" fo:text-indent="-0.25in" style:auto-text-indent="false"/>
    </style:style>
    <style:style style:name="P178" style:family="paragraph" style:parent-style-name="Standard" style:list-style-name="WWNum194">
      <style:paragraph-properties fo:margin-left="0.5in" fo:margin-right="0in" fo:text-indent="-0.25in" style:auto-text-indent="false"/>
    </style:style>
    <style:style style:name="P179" style:family="paragraph" style:parent-style-name="Standard" style:list-style-name="WWNum102">
      <style:paragraph-properties fo:margin-left="0.5in" fo:margin-right="0in" fo:text-indent="-0.25in" style:auto-text-indent="false"/>
    </style:style>
    <style:style style:name="P180" style:family="paragraph" style:parent-style-name="Standard" style:list-style-name="WWNum82">
      <style:paragraph-properties fo:margin-left="0.5in" fo:margin-right="0in" fo:text-indent="-0.25in" style:auto-text-indent="false"/>
    </style:style>
    <style:style style:name="P181" style:family="paragraph" style:parent-style-name="Standard" style:list-style-name="WWNum226">
      <style:paragraph-properties fo:margin-left="0.5in" fo:margin-right="0in" fo:text-indent="-0.25in" style:auto-text-indent="false"/>
    </style:style>
    <style:style style:name="P182" style:family="paragraph" style:parent-style-name="Standard" style:list-style-name="WWNum34">
      <style:paragraph-properties fo:margin-left="0.5in" fo:margin-right="0in" fo:text-indent="-0.25in" style:auto-text-indent="false"/>
    </style:style>
    <style:style style:name="P183" style:family="paragraph" style:parent-style-name="Standard" style:list-style-name="WWNum71">
      <style:paragraph-properties fo:margin-left="0.5in" fo:margin-right="0in" fo:text-indent="-0.25in" style:auto-text-indent="false"/>
    </style:style>
    <style:style style:name="P184" style:family="paragraph" style:parent-style-name="Standard" style:list-style-name="WWNum24">
      <style:paragraph-properties fo:margin-left="0.5in" fo:margin-right="0in" fo:text-indent="-0.25in" style:auto-text-indent="false"/>
    </style:style>
    <style:style style:name="P185" style:family="paragraph" style:parent-style-name="Standard" style:list-style-name="WWNum83">
      <style:paragraph-properties fo:margin-left="0.5in" fo:margin-right="0in" fo:text-indent="-0.25in" style:auto-text-indent="false"/>
    </style:style>
    <style:style style:name="P186" style:family="paragraph" style:parent-style-name="Standard" style:list-style-name="WWNum6">
      <style:paragraph-properties fo:margin-left="0.5in" fo:margin-right="0in" fo:text-indent="-0.25in" style:auto-text-indent="false"/>
    </style:style>
    <style:style style:name="P187" style:family="paragraph" style:parent-style-name="Standard" style:list-style-name="WWNum204">
      <style:paragraph-properties fo:margin-left="0.5in" fo:margin-right="0in" fo:text-indent="-0.25in" style:auto-text-indent="false"/>
    </style:style>
    <style:style style:name="P188" style:family="paragraph" style:parent-style-name="Standard" style:list-style-name="WWNum55">
      <style:paragraph-properties fo:margin-left="0.5in" fo:margin-right="0in" fo:text-indent="-0.25in" style:auto-text-indent="false"/>
    </style:style>
    <style:style style:name="P189" style:family="paragraph" style:parent-style-name="Standard" style:list-style-name="WWNum137">
      <style:paragraph-properties fo:margin-left="0.5in" fo:margin-right="0in" fo:text-indent="-0.25in" style:auto-text-indent="false"/>
    </style:style>
    <style:style style:name="P190" style:family="paragraph" style:parent-style-name="Standard" style:list-style-name="WWNum155">
      <style:paragraph-properties fo:margin-left="0.5in" fo:margin-right="0in" fo:text-indent="-0.25in" style:auto-text-indent="false"/>
    </style:style>
    <style:style style:name="P191" style:family="paragraph" style:parent-style-name="Standard" style:list-style-name="WWNum151">
      <style:paragraph-properties fo:margin-left="0.5in" fo:margin-right="0in" fo:text-indent="-0.25in" style:auto-text-indent="false"/>
    </style:style>
    <style:style style:name="P192" style:family="paragraph" style:parent-style-name="Standard" style:list-style-name="WWNum112">
      <style:paragraph-properties fo:margin-left="0.5in" fo:margin-right="0in" fo:text-indent="-0.25in" style:auto-text-indent="false"/>
    </style:style>
    <style:style style:name="P193" style:family="paragraph" style:parent-style-name="Standard" style:list-style-name="WWNum257">
      <style:paragraph-properties fo:margin-left="0.5in" fo:margin-right="0in" fo:text-indent="-0.25in" style:auto-text-indent="false"/>
    </style:style>
    <style:style style:name="P194" style:family="paragraph" style:parent-style-name="Standard" style:list-style-name="WWNum172">
      <style:paragraph-properties fo:margin-left="0.5in" fo:margin-right="0in" fo:text-indent="-0.25in" style:auto-text-indent="false"/>
    </style:style>
    <style:style style:name="P195" style:family="paragraph" style:parent-style-name="Standard" style:list-style-name="WWNum4">
      <style:paragraph-properties fo:margin-left="0.5in" fo:margin-right="0in" fo:text-indent="-0.25in" style:auto-text-indent="false"/>
    </style:style>
    <style:style style:name="P196" style:family="paragraph" style:parent-style-name="Standard" style:list-style-name="WWNum119">
      <style:paragraph-properties fo:margin-left="0.5in" fo:margin-right="0in" fo:text-indent="-0.25in" style:auto-text-indent="false"/>
    </style:style>
    <style:style style:name="P197" style:family="paragraph" style:parent-style-name="Standard" style:list-style-name="WWNum210">
      <style:paragraph-properties fo:margin-left="0.5in" fo:margin-right="0in" fo:text-indent="-0.25in" style:auto-text-indent="false"/>
    </style:style>
    <style:style style:name="P198" style:family="paragraph" style:parent-style-name="Standard" style:list-style-name="WWNum98">
      <style:paragraph-properties fo:margin-left="0.5in" fo:margin-right="0in" fo:text-indent="-0.25in" style:auto-text-indent="false"/>
    </style:style>
    <style:style style:name="P199" style:family="paragraph" style:parent-style-name="Standard" style:list-style-name="WWNum242">
      <style:paragraph-properties fo:margin-left="0.5in" fo:margin-right="0in" fo:text-indent="-0.25in" style:auto-text-indent="false"/>
    </style:style>
    <style:style style:name="P200" style:family="paragraph" style:parent-style-name="Standard" style:list-style-name="WWNum22">
      <style:paragraph-properties fo:margin-left="0.5in" fo:margin-right="0in" fo:text-indent="-0.25in" style:auto-text-indent="false"/>
    </style:style>
    <style:style style:name="P201" style:family="paragraph" style:parent-style-name="Standard" style:list-style-name="WWNum33">
      <style:paragraph-properties fo:margin-left="0.5in" fo:margin-right="0in" fo:text-indent="-0.25in" style:auto-text-indent="false"/>
    </style:style>
    <style:style style:name="P202" style:family="paragraph" style:parent-style-name="Standard" style:list-style-name="WWNum190">
      <style:paragraph-properties fo:margin-left="0.5in" fo:margin-right="0in" fo:text-indent="-0.25in" style:auto-text-indent="false"/>
    </style:style>
    <style:style style:name="P203" style:family="paragraph" style:parent-style-name="Standard" style:list-style-name="WWNum232">
      <style:paragraph-properties fo:margin-left="0.5in" fo:margin-right="0in" fo:text-indent="-0.25in" style:auto-text-indent="false"/>
    </style:style>
    <style:style style:name="P204" style:family="paragraph" style:parent-style-name="Standard" style:list-style-name="WWNum169">
      <style:paragraph-properties fo:margin-left="0.5in" fo:margin-right="0in" fo:text-indent="-0.25in" style:auto-text-indent="false"/>
    </style:style>
    <style:style style:name="P205" style:family="paragraph" style:parent-style-name="Standard" style:list-style-name="WWNum165">
      <style:paragraph-properties fo:margin-left="0.5in" fo:margin-right="0in" fo:text-indent="-0.25in" style:auto-text-indent="false"/>
    </style:style>
    <style:style style:name="P206" style:family="paragraph" style:parent-style-name="Standard" style:list-style-name="WWNum26">
      <style:paragraph-properties fo:margin-left="0.5in" fo:margin-right="0in" fo:text-indent="-0.25in" style:auto-text-indent="false"/>
    </style:style>
    <style:style style:name="P207" style:family="paragraph" style:parent-style-name="Standard" style:list-style-name="WWNum246">
      <style:paragraph-properties fo:margin-left="0.5in" fo:margin-right="0in" fo:text-indent="-0.25in" style:auto-text-indent="false"/>
    </style:style>
    <style:style style:name="P208" style:family="paragraph" style:parent-style-name="Standard" style:list-style-name="WWNum47">
      <style:paragraph-properties fo:margin-left="0.5in" fo:margin-right="0in" fo:text-indent="-0.25in" style:auto-text-indent="false"/>
    </style:style>
    <style:style style:name="P209" style:family="paragraph" style:parent-style-name="Standard" style:list-style-name="WWNum133">
      <style:paragraph-properties fo:margin-left="0.5in" fo:margin-right="0in" fo:text-indent="-0.25in" style:auto-text-indent="false"/>
    </style:style>
    <style:style style:name="P210" style:family="paragraph" style:parent-style-name="Standard" style:list-style-name="WWNum113">
      <style:paragraph-properties fo:margin-left="0.5in" fo:margin-right="0in" fo:text-indent="-0.25in" style:auto-text-indent="false"/>
    </style:style>
    <style:style style:name="P211" style:family="paragraph" style:parent-style-name="Standard" style:list-style-name="WWNum87">
      <style:paragraph-properties fo:margin-left="0.5in" fo:margin-right="0in" fo:text-indent="-0.25in" style:auto-text-indent="false"/>
    </style:style>
    <style:style style:name="P212" style:family="paragraph" style:parent-style-name="Standard" style:list-style-name="WWNum128">
      <style:paragraph-properties fo:margin-left="0.5in" fo:margin-right="0in" fo:text-indent="-0.25in" style:auto-text-indent="false"/>
    </style:style>
    <style:style style:name="P213" style:family="paragraph" style:parent-style-name="Standard" style:list-style-name="WWNum46">
      <style:paragraph-properties fo:margin-left="0.5in" fo:margin-right="0in" fo:text-indent="-0.25in" style:auto-text-indent="false"/>
    </style:style>
    <style:style style:name="P214" style:family="paragraph" style:parent-style-name="Standard" style:list-style-name="WWNum243">
      <style:paragraph-properties fo:margin-left="0.5in" fo:margin-right="0in" fo:text-indent="-0.25in" style:auto-text-indent="false"/>
    </style:style>
    <style:style style:name="P215" style:family="paragraph" style:parent-style-name="Standard" style:list-style-name="WWNum263">
      <style:paragraph-properties fo:margin-left="0.5in" fo:margin-right="0in" fo:text-indent="-0.25in" style:auto-text-indent="false"/>
    </style:style>
    <style:style style:name="P216" style:family="paragraph" style:parent-style-name="Standard" style:list-style-name="WWNum62">
      <style:paragraph-properties fo:margin-left="0.5in" fo:margin-right="0in" fo:text-indent="-0.25in" style:auto-text-indent="false"/>
    </style:style>
    <style:style style:name="P217" style:family="paragraph" style:parent-style-name="Standard" style:list-style-name="WWNum135">
      <style:paragraph-properties fo:margin-left="0.5in" fo:margin-right="0in" fo:text-indent="-0.25in" style:auto-text-indent="false"/>
    </style:style>
    <style:style style:name="P218" style:family="paragraph" style:parent-style-name="Standard" style:list-style-name="WWNum201">
      <style:paragraph-properties fo:margin-left="0.5in" fo:margin-right="0in" fo:text-indent="-0.25in" style:auto-text-indent="false"/>
    </style:style>
    <style:style style:name="P219" style:family="paragraph" style:parent-style-name="Standard" style:list-style-name="WWNum99">
      <style:paragraph-properties fo:margin-left="0.5in" fo:margin-right="0in" fo:text-indent="-0.25in" style:auto-text-indent="false"/>
    </style:style>
    <style:style style:name="P220" style:family="paragraph" style:parent-style-name="Standard" style:list-style-name="WWNum186">
      <style:paragraph-properties fo:margin-left="0.5in" fo:margin-right="0in" fo:text-indent="-0.25in" style:auto-text-indent="false"/>
    </style:style>
    <style:style style:name="P221" style:family="paragraph" style:parent-style-name="Standard" style:list-style-name="WWNum78">
      <style:paragraph-properties fo:margin-left="0.5in" fo:margin-right="0in" fo:text-indent="-0.25in" style:auto-text-indent="false"/>
    </style:style>
    <style:style style:name="P222" style:family="paragraph" style:parent-style-name="Standard" style:list-style-name="WWNum225">
      <style:paragraph-properties fo:margin-left="0.5in" fo:margin-right="0in" fo:text-indent="-0.25in" style:auto-text-indent="false"/>
    </style:style>
    <style:style style:name="P223" style:family="paragraph" style:parent-style-name="Standard" style:list-style-name="WWNum284">
      <style:paragraph-properties fo:margin-left="0.5in" fo:margin-right="0in" fo:text-indent="-0.25in" style:auto-text-indent="false"/>
    </style:style>
    <style:style style:name="P224" style:family="paragraph" style:parent-style-name="Standard" style:list-style-name="WWNum38">
      <style:paragraph-properties fo:margin-left="0.5in" fo:margin-right="0in" fo:text-indent="-0.25in" style:auto-text-indent="false"/>
    </style:style>
    <style:style style:name="P225" style:family="paragraph" style:parent-style-name="Standard" style:list-style-name="WWNum249">
      <style:paragraph-properties fo:margin-left="0.5in" fo:margin-right="0in" fo:text-indent="-0.25in" style:auto-text-indent="false"/>
    </style:style>
    <style:style style:name="P226" style:family="paragraph" style:parent-style-name="Standard" style:list-style-name="WWNum23">
      <style:paragraph-properties fo:margin-left="0.5in" fo:margin-right="0in" fo:text-indent="-0.25in" style:auto-text-indent="false"/>
    </style:style>
    <style:style style:name="P227" style:family="paragraph" style:parent-style-name="Standard" style:list-style-name="WWNum91">
      <style:paragraph-properties fo:margin-left="0.5in" fo:margin-right="0in" fo:text-indent="-0.25in" style:auto-text-indent="false"/>
    </style:style>
    <style:style style:name="P228" style:family="paragraph" style:parent-style-name="Standard" style:list-style-name="WWNum60">
      <style:paragraph-properties fo:margin-left="0.5in" fo:margin-right="0in" fo:text-indent="-0.25in" style:auto-text-indent="false"/>
    </style:style>
    <style:style style:name="P229" style:family="paragraph" style:parent-style-name="Standard" style:list-style-name="WWNum268">
      <style:paragraph-properties fo:margin-left="0.5in" fo:margin-right="0in" fo:text-indent="-0.25in" style:auto-text-indent="false"/>
    </style:style>
    <style:style style:name="P230" style:family="paragraph" style:parent-style-name="Standard" style:list-style-name="WWNum267">
      <style:paragraph-properties fo:margin-left="0.5in" fo:margin-right="0in" fo:text-indent="-0.25in" style:auto-text-indent="false"/>
    </style:style>
    <style:style style:name="P231" style:family="paragraph" style:parent-style-name="Standard" style:list-style-name="WWNum110">
      <style:paragraph-properties fo:margin-left="0.5in" fo:margin-right="0in" fo:text-indent="-0.25in" style:auto-text-indent="false"/>
    </style:style>
    <style:style style:name="P232" style:family="paragraph" style:parent-style-name="Standard" style:list-style-name="WWNum168">
      <style:paragraph-properties fo:margin-left="0.5in" fo:margin-right="0in" fo:text-indent="-0.25in" style:auto-text-indent="false"/>
    </style:style>
    <style:style style:name="P233" style:family="paragraph" style:parent-style-name="Standard" style:list-style-name="WWNum65">
      <style:paragraph-properties fo:margin-left="0.5in" fo:margin-right="0in" fo:text-indent="-0.25in" style:auto-text-indent="false"/>
    </style:style>
    <style:style style:name="P234" style:family="paragraph" style:parent-style-name="Standard" style:list-style-name="WWNum42">
      <style:paragraph-properties fo:margin-left="0.5in" fo:margin-right="0in" fo:text-indent="-0.25in" style:auto-text-indent="false"/>
    </style:style>
    <style:style style:name="P235" style:family="paragraph" style:parent-style-name="Standard" style:list-style-name="WWNum143">
      <style:paragraph-properties fo:margin-left="0.5in" fo:margin-right="0in" fo:text-indent="-0.25in" style:auto-text-indent="false"/>
    </style:style>
    <style:style style:name="P236" style:family="paragraph" style:parent-style-name="Standard" style:list-style-name="WWNum170">
      <style:paragraph-properties fo:margin-left="0.5in" fo:margin-right="0in" fo:text-indent="-0.25in" style:auto-text-indent="false"/>
    </style:style>
    <style:style style:name="P237" style:family="paragraph" style:parent-style-name="Standard" style:list-style-name="WWNum18">
      <style:paragraph-properties fo:margin-left="0.5in" fo:margin-right="0in" fo:text-indent="-0.25in" style:auto-text-indent="false"/>
    </style:style>
    <style:style style:name="P238" style:family="paragraph" style:parent-style-name="Standard" style:list-style-name="WWNum216">
      <style:paragraph-properties fo:margin-left="0.5in" fo:margin-right="0in" fo:text-indent="-0.25in" style:auto-text-indent="false"/>
    </style:style>
    <style:style style:name="P239" style:family="paragraph" style:parent-style-name="Standard" style:list-style-name="WWNum68">
      <style:paragraph-properties fo:margin-left="0.5in" fo:margin-right="0in" fo:text-indent="-0.25in" style:auto-text-indent="false"/>
    </style:style>
    <style:style style:name="P240" style:family="paragraph" style:parent-style-name="Standard" style:list-style-name="WWNum96">
      <style:paragraph-properties fo:margin-left="0.5in" fo:margin-right="0in" fo:text-indent="-0.25in" style:auto-text-indent="false"/>
    </style:style>
    <style:style style:name="P241" style:family="paragraph" style:parent-style-name="Standard" style:list-style-name="WWNum90">
      <style:paragraph-properties fo:margin-left="0.5in" fo:margin-right="0in" fo:text-indent="-0.25in" style:auto-text-indent="false"/>
    </style:style>
    <style:style style:name="P242" style:family="paragraph" style:parent-style-name="Standard" style:list-style-name="WWNum54">
      <style:paragraph-properties fo:margin-left="0.5in" fo:margin-right="0in" fo:text-indent="-0.25in" style:auto-text-indent="false"/>
    </style:style>
    <style:style style:name="P243" style:family="paragraph" style:parent-style-name="Standard" style:list-style-name="WWNum35">
      <style:paragraph-properties fo:margin-left="0.5in" fo:margin-right="0in" fo:text-indent="-0.25in" style:auto-text-indent="false"/>
    </style:style>
    <style:style style:name="P244" style:family="paragraph" style:parent-style-name="Standard" style:list-style-name="WWNum157">
      <style:paragraph-properties fo:margin-left="0.5in" fo:margin-right="0in" fo:text-indent="-0.25in" style:auto-text-indent="false"/>
    </style:style>
    <style:style style:name="P245" style:family="paragraph" style:parent-style-name="Standard" style:list-style-name="WWNum84">
      <style:paragraph-properties fo:margin-left="0.5in" fo:margin-right="0in" fo:text-indent="-0.25in" style:auto-text-indent="false"/>
    </style:style>
    <style:style style:name="P246" style:family="paragraph" style:parent-style-name="Standard" style:list-style-name="WWNum256">
      <style:paragraph-properties fo:margin-left="0.5in" fo:margin-right="0in" fo:text-indent="-0.25in" style:auto-text-indent="false"/>
    </style:style>
    <style:style style:name="P247" style:family="paragraph" style:parent-style-name="Standard" style:list-style-name="WWNum50">
      <style:paragraph-properties fo:margin-left="0.5in" fo:margin-right="0in" fo:text-indent="-0.25in" style:auto-text-indent="false"/>
    </style:style>
    <style:style style:name="P248" style:family="paragraph" style:parent-style-name="Standard" style:list-style-name="WWNum241">
      <style:paragraph-properties fo:margin-left="0.5in" fo:margin-right="0in" fo:text-indent="-0.25in" style:auto-text-indent="false"/>
    </style:style>
    <style:style style:name="P249" style:family="paragraph" style:parent-style-name="Standard" style:list-style-name="WWNum45">
      <style:paragraph-properties fo:margin-left="0.5in" fo:margin-right="0in" fo:text-indent="-0.25in" style:auto-text-indent="false"/>
    </style:style>
    <style:style style:name="P250" style:family="paragraph" style:parent-style-name="Standard" style:list-style-name="WWNum120">
      <style:paragraph-properties fo:margin-left="0.5in" fo:margin-right="0in" fo:text-indent="-0.25in" style:auto-text-indent="false"/>
    </style:style>
    <style:style style:name="P251" style:family="paragraph" style:parent-style-name="Standard" style:list-style-name="WWNum149">
      <style:paragraph-properties fo:margin-left="0.5in" fo:margin-right="0in" fo:text-indent="-0.25in" style:auto-text-indent="false"/>
    </style:style>
    <style:style style:name="P252" style:family="paragraph" style:parent-style-name="Standard" style:list-style-name="WWNum264">
      <style:paragraph-properties fo:margin-left="0.5in" fo:margin-right="0in" fo:text-indent="-0.25in" style:auto-text-indent="false"/>
    </style:style>
    <style:style style:name="P253" style:family="paragraph" style:parent-style-name="Standard" style:list-style-name="WWNum166">
      <style:paragraph-properties fo:margin-left="0.5in" fo:margin-right="0in" fo:text-indent="-0.25in" style:auto-text-indent="false"/>
    </style:style>
    <style:style style:name="P254" style:family="paragraph" style:parent-style-name="Standard" style:list-style-name="WWNum107">
      <style:paragraph-properties fo:margin-left="0.5in" fo:margin-right="0in" fo:text-indent="-0.25in" style:auto-text-indent="false"/>
    </style:style>
    <style:style style:name="P255" style:family="paragraph" style:parent-style-name="Standard" style:list-style-name="WWNum239">
      <style:paragraph-properties fo:margin-left="0.5in" fo:margin-right="0in" fo:text-indent="-0.25in" style:auto-text-indent="false"/>
    </style:style>
    <style:style style:name="P256" style:family="paragraph" style:parent-style-name="Standard" style:list-style-name="WWNum142">
      <style:paragraph-properties fo:margin-left="0.5in" fo:margin-right="0in" fo:text-indent="-0.25in" style:auto-text-indent="false"/>
    </style:style>
    <style:style style:name="P257" style:family="paragraph" style:parent-style-name="Standard" style:list-style-name="WWNum116">
      <style:paragraph-properties fo:margin-left="0.5in" fo:margin-right="0in" fo:text-indent="-0.25in" style:auto-text-indent="false"/>
    </style:style>
    <style:style style:name="P258" style:family="paragraph" style:parent-style-name="Standard" style:list-style-name="WWNum167">
      <style:paragraph-properties fo:margin-left="0.5in" fo:margin-right="0in" fo:text-indent="-0.25in" style:auto-text-indent="false"/>
    </style:style>
    <style:style style:name="P259" style:family="paragraph" style:parent-style-name="Standard" style:list-style-name="WWNum5">
      <style:paragraph-properties fo:margin-left="0.5in" fo:margin-right="0in" fo:text-indent="-0.25in" style:auto-text-indent="false"/>
    </style:style>
    <style:style style:name="P260" style:family="paragraph" style:parent-style-name="Standard" style:list-style-name="WWNum202">
      <style:paragraph-properties fo:margin-left="0.5in" fo:margin-right="0in" fo:text-indent="-0.25in" style:auto-text-indent="false"/>
    </style:style>
    <style:style style:name="P261" style:family="paragraph" style:parent-style-name="Standard" style:list-style-name="WWNum74">
      <style:paragraph-properties fo:margin-left="0.5in" fo:margin-right="0in" fo:text-indent="-0.25in" style:auto-text-indent="false"/>
    </style:style>
    <style:style style:name="P262" style:family="paragraph" style:parent-style-name="Standard" style:list-style-name="WWNum221">
      <style:paragraph-properties fo:margin-left="0.5in" fo:margin-right="0in" fo:text-indent="-0.25in" style:auto-text-indent="false"/>
    </style:style>
    <style:style style:name="P263" style:family="paragraph" style:parent-style-name="Standard" style:list-style-name="WWNum85">
      <style:paragraph-properties fo:margin-left="0.5in" fo:margin-right="0in" fo:text-indent="-0.25in" style:auto-text-indent="false"/>
    </style:style>
    <style:style style:name="P264" style:family="paragraph" style:parent-style-name="Standard" style:list-style-name="WWNum180">
      <style:paragraph-properties fo:margin-left="0.5in" fo:margin-right="0in" fo:text-indent="-0.25in" style:auto-text-indent="false"/>
    </style:style>
    <style:style style:name="P265" style:family="paragraph" style:parent-style-name="Standard" style:list-style-name="WWNum171">
      <style:paragraph-properties fo:margin-left="0.5in" fo:margin-right="0in" fo:text-indent="-0.25in" style:auto-text-indent="false"/>
    </style:style>
    <style:style style:name="P266" style:family="paragraph" style:parent-style-name="Standard" style:list-style-name="WWNum103">
      <style:paragraph-properties fo:margin-left="0.5in" fo:margin-right="0in" fo:text-indent="-0.25in" style:auto-text-indent="false"/>
    </style:style>
    <style:style style:name="P267" style:family="paragraph" style:parent-style-name="Standard" style:list-style-name="WWNum205">
      <style:paragraph-properties fo:margin-left="0.5in" fo:margin-right="0in" fo:text-indent="-0.25in" style:auto-text-indent="false"/>
    </style:style>
    <style:style style:name="P268" style:family="paragraph" style:parent-style-name="Standard" style:list-style-name="WWNum248">
      <style:paragraph-properties fo:margin-left="0.5in" fo:margin-right="0in" fo:text-indent="-0.25in" style:auto-text-indent="false"/>
    </style:style>
    <style:style style:name="P269" style:family="paragraph" style:parent-style-name="Standard" style:list-style-name="WWNum53">
      <style:paragraph-properties fo:margin-left="0.5in" fo:margin-right="0in" fo:text-indent="-0.25in" style:auto-text-indent="false"/>
    </style:style>
    <style:style style:name="P270" style:family="paragraph" style:parent-style-name="Standard" style:list-style-name="WWNum20">
      <style:paragraph-properties fo:margin-left="0.5in" fo:margin-right="0in" fo:text-indent="-0.25in" style:auto-text-indent="false"/>
    </style:style>
    <style:style style:name="P271" style:family="paragraph" style:parent-style-name="Standard" style:list-style-name="WWNum224">
      <style:paragraph-properties fo:margin-left="0.5in" fo:margin-right="0in" fo:text-indent="-0.25in" style:auto-text-indent="false"/>
    </style:style>
    <style:style style:name="P272" style:family="paragraph" style:parent-style-name="Standard" style:list-style-name="WWNum139">
      <style:paragraph-properties fo:margin-left="0.5in" fo:margin-right="0in" fo:text-indent="-0.25in" style:auto-text-indent="false"/>
    </style:style>
    <style:style style:name="P273" style:family="paragraph" style:parent-style-name="Standard" style:list-style-name="WWNum152">
      <style:paragraph-properties fo:margin-left="0.5in" fo:margin-right="0in" fo:text-indent="-0.25in" style:auto-text-indent="false"/>
    </style:style>
    <style:style style:name="P274" style:family="paragraph" style:parent-style-name="Standard" style:list-style-name="WWNum146">
      <style:paragraph-properties fo:margin-left="0.5in" fo:margin-right="0in" fo:text-indent="-0.25in" style:auto-text-indent="false"/>
    </style:style>
    <style:style style:name="P275" style:family="paragraph" style:parent-style-name="Standard" style:list-style-name="WWNum95">
      <style:paragraph-properties fo:margin-left="0.5in" fo:margin-right="0in" fo:text-indent="-0.25in" style:auto-text-indent="false"/>
    </style:style>
    <style:style style:name="P276" style:family="paragraph" style:parent-style-name="Standard" style:list-style-name="WWNum156">
      <style:paragraph-properties fo:margin-left="0.5in" fo:margin-right="0in" fo:text-indent="-0.25in" style:auto-text-indent="false"/>
    </style:style>
    <style:style style:name="P277" style:family="paragraph" style:parent-style-name="Standard" style:list-style-name="WWNum247">
      <style:paragraph-properties fo:margin-left="0.5in" fo:margin-right="0in" fo:text-indent="-0.25in" style:auto-text-indent="false"/>
    </style:style>
    <style:style style:name="P278" style:family="paragraph" style:parent-style-name="Standard" style:list-style-name="WWNum130">
      <style:paragraph-properties fo:margin-left="0.5in" fo:margin-right="0in" fo:text-indent="-0.25in" style:auto-text-indent="false"/>
    </style:style>
    <style:style style:name="P279" style:family="paragraph" style:parent-style-name="Standard" style:list-style-name="WWNum28">
      <style:paragraph-properties fo:margin-left="0.5in" fo:margin-right="0in" fo:text-indent="-0.25in" style:auto-text-indent="false"/>
    </style:style>
    <style:style style:name="P280" style:family="paragraph" style:parent-style-name="Standard" style:list-style-name="WWNum43">
      <style:paragraph-properties fo:margin-left="0.5in" fo:margin-right="0in" fo:text-indent="-0.25in" style:auto-text-indent="false"/>
    </style:style>
    <style:style style:name="P281" style:family="paragraph" style:parent-style-name="Standard" style:list-style-name="WWNum184">
      <style:paragraph-properties fo:margin-left="0.5in" fo:margin-right="0in" fo:text-indent="-0.25in" style:auto-text-indent="false"/>
    </style:style>
    <style:style style:name="P282" style:family="paragraph" style:parent-style-name="Standard" style:list-style-name="WWNum250">
      <style:paragraph-properties fo:margin-left="0.5in" fo:margin-right="0in" fo:text-indent="-0.25in" style:auto-text-indent="false"/>
    </style:style>
    <style:style style:name="P283" style:family="paragraph" style:parent-style-name="Standard" style:list-style-name="WWNum159">
      <style:paragraph-properties fo:margin-left="0.5in" fo:margin-right="0in" fo:text-indent="-0.25in" style:auto-text-indent="false"/>
    </style:style>
    <style:style style:name="P284" style:family="paragraph" style:parent-style-name="Standard" style:list-style-name="WWNum126">
      <style:paragraph-properties fo:margin-left="0.5in" fo:margin-right="0in" fo:text-indent="-0.25in" style:auto-text-indent="false"/>
    </style:style>
    <style:style style:name="P285" style:family="paragraph" style:parent-style-name="Standard" style:list-style-name="WWNum124">
      <style:paragraph-properties fo:margin-left="0.5in" fo:margin-right="0in" fo:text-indent="-0.25in" style:auto-text-indent="false"/>
    </style:style>
    <style:style style:name="P286" style:family="paragraph" style:parent-style-name="Standard" style:list-style-name="WWNum118">
      <style:paragraph-properties fo:margin-left="0.5in" fo:margin-right="0in" fo:text-indent="-0.25in" style:auto-text-indent="false"/>
    </style:style>
    <style:style style:name="P287" style:family="paragraph" style:parent-style-name="Standard" style:list-style-name="WWNum240">
      <style:paragraph-properties fo:margin-left="0.5in" fo:margin-right="0in" fo:text-indent="-0.25in" style:auto-text-indent="false"/>
    </style:style>
    <style:style style:name="P288" style:family="paragraph" style:parent-style-name="Standard" style:list-style-name="WWNum70">
      <style:paragraph-properties fo:margin-left="0.5in" fo:margin-right="0in" fo:text-indent="-0.25in" style:auto-text-indent="false"/>
    </style:style>
    <style:style style:name="P289" style:family="paragraph" style:parent-style-name="Standard" style:list-style-name="WWNum287">
      <style:paragraph-properties fo:margin-left="0.5in" fo:margin-right="0in" fo:text-indent="-0.25in" style:auto-text-indent="false"/>
    </style:style>
    <style:style style:name="P290" style:family="paragraph" style:parent-style-name="Standard" style:list-style-name="WWNum105">
      <style:paragraph-properties fo:margin-left="0.5in" fo:margin-right="0in" fo:text-indent="-0.25in" style:auto-text-indent="false"/>
    </style:style>
    <style:style style:name="P291" style:family="paragraph" style:parent-style-name="Standard" style:list-style-name="WWNum192">
      <style:paragraph-properties fo:margin-left="0.5in" fo:margin-right="0in" fo:text-indent="-0.25in" style:auto-text-indent="false"/>
    </style:style>
    <style:style style:name="P292" style:family="paragraph" style:parent-style-name="Standard">
      <style:paragraph-properties fo:margin-left="0in" fo:margin-right="0in" fo:text-indent="0in" style:auto-text-indent="false"/>
    </style:style>
    <style:style style:name="P293" style:family="paragraph" style:parent-style-name="Standard">
      <style:paragraph-properties fo:margin-left="0in" fo:margin-right="0in" fo:text-indent="0in" style:auto-text-indent="false"/>
      <style:text-properties fo:font-weight="bold" style:font-weight-asian="bold"/>
    </style:style>
    <style:style style:name="P294" style:family="paragraph" style:parent-style-name="Standard" style:list-style-name="WWNum164">
      <style:paragraph-properties fo:margin-left="1in" fo:margin-right="0in" fo:text-indent="-0.25in" style:auto-text-indent="false"/>
    </style:style>
    <style:style style:name="P295" style:family="paragraph" style:parent-style-name="Standard" style:list-style-name="WWNum16">
      <style:paragraph-properties fo:margin-left="1in" fo:margin-right="0in" fo:text-indent="-0.25in" style:auto-text-indent="false"/>
    </style:style>
    <style:style style:name="P296" style:family="paragraph" style:parent-style-name="Standard" style:list-style-name="WWNum255">
      <style:paragraph-properties fo:margin-left="1in" fo:margin-right="0in" fo:text-indent="-0.25in" style:auto-text-indent="false"/>
    </style:style>
    <style:style style:name="P297" style:family="paragraph" style:parent-style-name="Standard" style:list-style-name="WWNum109">
      <style:paragraph-properties fo:margin-left="1in" fo:margin-right="0in" fo:text-indent="-0.25in" style:auto-text-indent="false"/>
    </style:style>
    <style:style style:name="P298" style:family="paragraph" style:parent-style-name="Standard" style:list-style-name="WWNum252">
      <style:paragraph-properties fo:margin-left="1in" fo:margin-right="0in" fo:text-indent="-0.25in" style:auto-text-indent="false"/>
    </style:style>
    <style:style style:name="P299" style:family="paragraph" style:parent-style-name="Standard" style:list-style-name="WWNum88">
      <style:paragraph-properties fo:margin-left="1in" fo:margin-right="0in" fo:text-indent="-0.25in" style:auto-text-indent="false"/>
    </style:style>
    <style:style style:name="P300" style:family="paragraph" style:parent-style-name="Standard" style:list-style-name="WWNum182">
      <style:paragraph-properties fo:margin-left="1in" fo:margin-right="0in" fo:text-indent="-0.25in" style:auto-text-indent="false"/>
    </style:style>
    <style:style style:name="P301" style:family="paragraph" style:parent-style-name="Standard" style:list-style-name="WWNum188">
      <style:paragraph-properties fo:margin-left="1in" fo:margin-right="0in" fo:text-indent="-0.25in" style:auto-text-indent="false"/>
    </style:style>
    <style:style style:name="P302" style:family="paragraph" style:parent-style-name="Standard" style:list-style-name="WWNum282">
      <style:paragraph-properties fo:margin-left="1in" fo:margin-right="0in" fo:text-indent="-0.25in" style:auto-text-indent="false"/>
    </style:style>
    <style:style style:name="P303" style:family="paragraph" style:parent-style-name="Standard" style:list-style-name="WWNum253">
      <style:paragraph-properties fo:margin-left="1in" fo:margin-right="0in" fo:text-indent="-0.25in" style:auto-text-indent="false"/>
    </style:style>
    <style:style style:name="P304" style:family="paragraph" style:parent-style-name="Standard" style:list-style-name="WWNum274">
      <style:paragraph-properties fo:margin-left="1in" fo:margin-right="0in" fo:text-indent="-0.25in" style:auto-text-indent="false"/>
    </style:style>
    <style:style style:name="P305" style:family="paragraph" style:parent-style-name="Standard" style:list-style-name="WWNum211">
      <style:paragraph-properties fo:margin-left="1in" fo:margin-right="0in" fo:text-indent="-0.25in" style:auto-text-indent="false"/>
    </style:style>
    <style:style style:name="P306" style:family="paragraph" style:parent-style-name="Standard" style:list-style-name="WWNum10">
      <style:paragraph-properties fo:margin-left="1in" fo:margin-right="0in" fo:text-indent="-0.25in" style:auto-text-indent="false"/>
    </style:style>
    <style:style style:name="P307" style:family="paragraph" style:parent-style-name="Standard" style:list-style-name="WWNum285">
      <style:paragraph-properties fo:margin-left="1in" fo:margin-right="0in" fo:text-indent="-0.25in" style:auto-text-indent="false"/>
    </style:style>
    <style:style style:name="P308" style:family="paragraph" style:parent-style-name="Standard" style:list-style-name="WWNum144">
      <style:paragraph-properties fo:margin-left="1in" fo:margin-right="0in" fo:text-indent="-0.25in" style:auto-text-indent="false"/>
    </style:style>
    <style:style style:name="P309" style:family="paragraph" style:parent-style-name="Standard" style:list-style-name="WWNum143">
      <style:paragraph-properties fo:margin-left="1in" fo:margin-right="0in" fo:text-indent="-0.25in" style:auto-text-indent="false"/>
    </style:style>
    <style:style style:name="P310" style:family="paragraph" style:parent-style-name="Standard" style:list-style-name="WWNum170">
      <style:paragraph-properties fo:margin-left="1in" fo:margin-right="0in" fo:text-indent="-0.25in" style:auto-text-indent="false"/>
    </style:style>
    <style:style style:name="P311" style:family="paragraph" style:parent-style-name="Standard" style:list-style-name="WWNum54">
      <style:paragraph-properties fo:margin-left="1in" fo:margin-right="0in" fo:text-indent="-0.25in" style:auto-text-indent="false"/>
    </style:style>
    <style:style style:name="P312" style:family="paragraph" style:parent-style-name="Standard" style:list-style-name="WWNum50">
      <style:paragraph-properties fo:margin-left="1in" fo:margin-right="0in" fo:text-indent="-0.25in" style:auto-text-indent="false"/>
    </style:style>
    <style:style style:name="P313" style:family="paragraph" style:parent-style-name="Standard" style:list-style-name="WWNum120">
      <style:paragraph-properties fo:margin-left="1in" fo:margin-right="0in" fo:text-indent="-0.25in" style:auto-text-indent="false"/>
    </style:style>
    <style:style style:name="P314" style:family="paragraph" style:parent-style-name="Standard" style:list-style-name="WWNum149">
      <style:paragraph-properties fo:margin-left="1in" fo:margin-right="0in" fo:text-indent="-0.25in" style:auto-text-indent="false"/>
    </style:style>
    <style:style style:name="P315" style:family="paragraph" style:parent-style-name="Standard" style:list-style-name="WWNum142">
      <style:paragraph-properties fo:margin-left="1in" fo:margin-right="0in" fo:text-indent="-0.25in" style:auto-text-indent="false"/>
    </style:style>
    <style:style style:name="P316" style:family="paragraph" style:parent-style-name="Standard" style:list-style-name="WWNum116">
      <style:paragraph-properties fo:margin-left="1in" fo:margin-right="0in" fo:text-indent="-0.25in" style:auto-text-indent="false"/>
    </style:style>
    <style:style style:name="P317" style:family="paragraph" style:parent-style-name="Standard" style:list-style-name="WWNum167">
      <style:paragraph-properties fo:margin-left="1in" fo:margin-right="0in" fo:text-indent="-0.25in" style:auto-text-indent="false"/>
    </style:style>
    <style:style style:name="P318" style:family="paragraph" style:parent-style-name="Standard" style:list-style-name="WWNum5">
      <style:paragraph-properties fo:margin-left="1in" fo:margin-right="0in" fo:text-indent="-0.25in" style:auto-text-indent="false"/>
    </style:style>
    <style:style style:name="P319" style:family="paragraph" style:parent-style-name="Standard" style:list-style-name="WWNum202">
      <style:paragraph-properties fo:margin-left="1in" fo:margin-right="0in" fo:text-indent="-0.25in" style:auto-text-indent="false"/>
    </style:style>
    <style:style style:name="P320" style:family="paragraph" style:parent-style-name="Standard" style:list-style-name="WWNum74">
      <style:paragraph-properties fo:margin-left="1in" fo:margin-right="0in" fo:text-indent="-0.25in" style:auto-text-indent="false"/>
    </style:style>
    <style:style style:name="P321" style:family="paragraph" style:parent-style-name="Standard" style:list-style-name="WWNum221">
      <style:paragraph-properties fo:margin-left="1in" fo:margin-right="0in" fo:text-indent="-0.25in" style:auto-text-indent="false"/>
    </style:style>
    <style:style style:name="P322" style:family="paragraph" style:parent-style-name="Standard" style:list-style-name="WWNum85">
      <style:paragraph-properties fo:margin-left="1in" fo:margin-right="0in" fo:text-indent="-0.25in" style:auto-text-indent="false"/>
    </style:style>
    <style:style style:name="P323" style:family="paragraph" style:parent-style-name="Standard" style:list-style-name="WWNum180">
      <style:paragraph-properties fo:margin-left="1in" fo:margin-right="0in" fo:text-indent="-0.25in" style:auto-text-indent="false"/>
    </style:style>
    <style:style style:name="P324" style:family="paragraph" style:parent-style-name="Standard" style:list-style-name="WWNum171">
      <style:paragraph-properties fo:margin-left="1in" fo:margin-right="0in" fo:text-indent="-0.25in" style:auto-text-indent="false"/>
    </style:style>
    <style:style style:name="P325" style:family="paragraph" style:parent-style-name="Standard" style:list-style-name="WWNum205">
      <style:paragraph-properties fo:margin-left="1in" fo:margin-right="0in" fo:text-indent="-0.25in" style:auto-text-indent="false"/>
    </style:style>
    <style:style style:name="P326" style:family="paragraph" style:parent-style-name="Standard" style:list-style-name="WWNum248">
      <style:paragraph-properties fo:margin-left="1in" fo:margin-right="0in" fo:text-indent="-0.25in" style:auto-text-indent="false"/>
    </style:style>
    <style:style style:name="P327" style:family="paragraph" style:parent-style-name="Standard" style:list-style-name="WWNum53">
      <style:paragraph-properties fo:margin-left="1in" fo:margin-right="0in" fo:text-indent="-0.25in" style:auto-text-indent="false"/>
    </style:style>
    <style:style style:name="P328" style:family="paragraph" style:parent-style-name="Standard" style:list-style-name="WWNum20">
      <style:paragraph-properties fo:margin-left="1in" fo:margin-right="0in" fo:text-indent="-0.25in" style:auto-text-indent="false"/>
    </style:style>
    <style:style style:name="P329" style:family="paragraph" style:parent-style-name="Standard" style:list-style-name="WWNum224">
      <style:paragraph-properties fo:margin-left="1in" fo:margin-right="0in" fo:text-indent="-0.25in" style:auto-text-indent="false"/>
    </style:style>
    <style:style style:name="P330" style:family="paragraph" style:parent-style-name="Standard" style:list-style-name="WWNum139">
      <style:paragraph-properties fo:margin-left="1in" fo:margin-right="0in" fo:text-indent="-0.25in" style:auto-text-indent="false"/>
    </style:style>
    <style:style style:name="P331" style:family="paragraph" style:parent-style-name="Standard" style:list-style-name="WWNum152">
      <style:paragraph-properties fo:margin-left="1in" fo:margin-right="0in" fo:text-indent="-0.25in" style:auto-text-indent="false"/>
    </style:style>
    <style:style style:name="P332" style:family="paragraph" style:parent-style-name="Standard" style:list-style-name="WWNum146">
      <style:paragraph-properties fo:margin-left="1in" fo:margin-right="0in" fo:text-indent="-0.25in" style:auto-text-indent="false"/>
    </style:style>
    <style:style style:name="P333" style:family="paragraph" style:parent-style-name="Standard" style:list-style-name="WWNum95">
      <style:paragraph-properties fo:margin-left="1in" fo:margin-right="0in" fo:text-indent="-0.25in" style:auto-text-indent="false"/>
    </style:style>
    <style:style style:name="P334" style:family="paragraph" style:parent-style-name="Standard" style:list-style-name="WWNum156">
      <style:paragraph-properties fo:margin-left="1in" fo:margin-right="0in" fo:text-indent="-0.25in" style:auto-text-indent="false"/>
    </style:style>
    <style:style style:name="P335" style:family="paragraph" style:parent-style-name="Standard" style:list-style-name="WWNum247">
      <style:paragraph-properties fo:margin-left="1in" fo:margin-right="0in" fo:text-indent="-0.25in" style:auto-text-indent="false"/>
    </style:style>
    <style:style style:name="P336" style:family="paragraph" style:parent-style-name="Standard" style:list-style-name="WWNum130">
      <style:paragraph-properties fo:margin-left="1in" fo:margin-right="0in" fo:text-indent="-0.25in" style:auto-text-indent="false"/>
    </style:style>
    <style:style style:name="P337" style:family="paragraph" style:parent-style-name="Standard" style:list-style-name="WWNum28">
      <style:paragraph-properties fo:margin-left="1in" fo:margin-right="0in" fo:text-indent="-0.25in" style:auto-text-indent="false"/>
    </style:style>
    <style:style style:name="P338" style:family="paragraph" style:parent-style-name="Standard" style:list-style-name="WWNum43">
      <style:paragraph-properties fo:margin-left="1in" fo:margin-right="0in" fo:text-indent="-0.25in" style:auto-text-indent="false"/>
    </style:style>
    <style:style style:name="P339" style:family="paragraph" style:parent-style-name="Standard" style:list-style-name="WWNum184">
      <style:paragraph-properties fo:margin-left="1in" fo:margin-right="0in" fo:text-indent="-0.25in" style:auto-text-indent="false"/>
    </style:style>
    <style:style style:name="P340" style:family="paragraph" style:parent-style-name="Standard" style:list-style-name="WWNum250">
      <style:paragraph-properties fo:margin-left="1in" fo:margin-right="0in" fo:text-indent="-0.25in" style:auto-text-indent="false"/>
    </style:style>
    <style:style style:name="P341" style:family="paragraph" style:parent-style-name="Standard" style:list-style-name="WWNum159">
      <style:paragraph-properties fo:margin-left="1in" fo:margin-right="0in" fo:text-indent="-0.25in" style:auto-text-indent="false"/>
    </style:style>
    <style:style style:name="P342" style:family="paragraph" style:parent-style-name="Standard" style:list-style-name="WWNum126">
      <style:paragraph-properties fo:margin-left="1in" fo:margin-right="0in" fo:text-indent="-0.25in" style:auto-text-indent="false"/>
    </style:style>
    <style:style style:name="P343" style:family="paragraph" style:parent-style-name="Standard" style:list-style-name="WWNum124">
      <style:paragraph-properties fo:margin-left="1in" fo:margin-right="0in" fo:text-indent="-0.25in" style:auto-text-indent="false"/>
    </style:style>
    <style:style style:name="P344" style:family="paragraph" style:parent-style-name="Standard" style:list-style-name="WWNum118">
      <style:paragraph-properties fo:margin-left="1in" fo:margin-right="0in" fo:text-indent="-0.25in" style:auto-text-indent="false"/>
    </style:style>
    <style:style style:name="P345" style:family="paragraph" style:parent-style-name="Standard" style:list-style-name="WWNum240">
      <style:paragraph-properties fo:margin-left="1in" fo:margin-right="0in" fo:text-indent="-0.25in" style:auto-text-indent="false"/>
    </style:style>
    <style:style style:name="P346" style:family="paragraph" style:parent-style-name="Standard" style:list-style-name="WWNum70">
      <style:paragraph-properties fo:margin-left="1in" fo:margin-right="0in" fo:text-indent="-0.25in" style:auto-text-indent="false"/>
    </style:style>
    <style:style style:name="P347" style:family="paragraph" style:parent-style-name="Standard" style:list-style-name="WWNum287">
      <style:paragraph-properties fo:margin-left="1in" fo:margin-right="0in" fo:text-indent="-0.25in" style:auto-text-indent="false"/>
    </style:style>
    <style:style style:name="P348" style:family="paragraph" style:parent-style-name="Standard" style:list-style-name="WWNum105">
      <style:paragraph-properties fo:margin-left="1in" fo:margin-right="0in" fo:text-indent="-0.25in" style:auto-text-indent="false"/>
    </style:style>
    <style:style style:name="P349" style:family="paragraph" style:parent-style-name="Standard" style:list-style-name="WWNum192">
      <style:paragraph-properties fo:margin-left="1in" fo:margin-right="0in" fo:text-indent="-0.25in" style:auto-text-indent="false"/>
    </style:style>
    <style:style style:name="P350" style:family="paragraph" style:parent-style-name="Standard">
      <style:paragraph-properties fo:break-before="page"/>
    </style:style>
    <style:style style:name="P351" style:family="paragraph" style:parent-style-name="Standard" style:list-style-name="WWNum282">
      <style:paragraph-properties fo:margin-left="1.5in" fo:margin-right="0in" fo:text-indent="-0.25in" style:auto-text-indent="false"/>
    </style:style>
    <style:style style:name="P352" style:family="paragraph" style:parent-style-name="Standard" style:list-style-name="WWNum253">
      <style:paragraph-properties fo:margin-left="1.5in" fo:margin-right="0in" fo:text-indent="-0.25in" style:auto-text-indent="false"/>
    </style:style>
    <style:style style:name="P353" style:family="paragraph" style:parent-style-name="Standard" style:list-style-name="WWNum274">
      <style:paragraph-properties fo:margin-left="1.5in" fo:margin-right="0in" fo:text-indent="-0.25in" style:auto-text-indent="false"/>
    </style:style>
    <style:style style:name="P354" style:family="paragraph" style:parent-style-name="Standard">
      <style:paragraph-properties fo:margin-top="0in" fo:margin-bottom="0.1665in" loext:contextual-spacing="false" fo:line-height="100%"/>
    </style:style>
    <style:style style:name="P355" style:family="paragraph" style:parent-style-name="Standard">
      <style:paragraph-properties fo:margin-top="0in" fo:margin-bottom="0.1665in" loext:contextual-spacing="false" fo:line-height="100%" fo:text-align="center" style:justify-single-word="false"/>
    </style:style>
    <style:style style:name="P356" style:family="paragraph" style:parent-style-name="Standard">
      <style:paragraph-properties fo:margin-top="0in" fo:margin-bottom="0.1665in" loext:contextual-spacing="false" fo:line-height="100%"/>
      <style:text-properties fo:color="#e6edf3" style:font-name="Arial" fo:font-size="12pt" style:font-name-asian="Arial2" style:font-size-asian="12pt" style:font-name-complex="Arial2" style:font-size-complex="12pt"/>
    </style:style>
    <style:style style:name="P357" style:family="paragraph" style:parent-style-name="Standard">
      <style:paragraph-properties fo:margin-top="0in" fo:margin-bottom="0in" loext:contextual-spacing="false" fo:line-height="100%"/>
    </style:style>
    <style:style style:name="P358" style:family="paragraph" style:parent-style-name="Standard">
      <style:paragraph-properties fo:margin-top="0in" fo:margin-bottom="0in" loext:contextual-spacing="false" fo:line-height="100%"/>
      <style:text-properties fo:font-size="9pt" style:font-size-asian="9pt" style:font-size-complex="9pt"/>
    </style:style>
    <style:style style:name="P35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60"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61" style:family="paragraph" style:parent-style-name="Standard">
      <style:paragraph-properties fo:margin-left="-0.25in" fo:margin-right="0in" fo:line-height="100%" fo:text-indent="0in" style:auto-text-indent="false"/>
    </style:style>
    <style:style style:name="P362" style:family="paragraph" style:parent-style-name="Standard" style:master-page-name="Standard">
      <style:paragraph-properties fo:line-height="50%" style:page-number="1"/>
    </style:style>
    <style:style style:name="P363" style:family="paragraph" style:parent-style-name="Heading_20_1">
      <style:paragraph-properties fo:line-height="100%"/>
    </style:style>
    <style:style style:name="P364" style:family="paragraph" style:parent-style-name="Heading_20_2">
      <style:paragraph-properties fo:break-before="page"/>
    </style:style>
    <style:style style:name="T1" style:family="text">
      <style:text-properties fo:color="#666666"/>
    </style:style>
    <style:style style:name="T2" style:family="text">
      <style:text-properties fo:color="#666666" style:font-name="Raleway ExtraLight" fo:font-size="24pt" style:font-name-asian="Raleway ExtraLight1" style:font-size-asian="24pt" style:font-name-complex="Raleway ExtraLight1" style:font-size-complex="24pt"/>
    </style:style>
    <style:style style:name="T3" style:family="text">
      <style:text-properties fo:color="#666666" style:font-name="Raleway ExtraLight" fo:font-size="17pt" style:font-name-asian="Raleway ExtraLight1" style:font-size-asian="17pt" style:font-name-complex="Raleway ExtraLight1" style:font-size-complex="17pt"/>
    </style:style>
    <style:style style:name="T4" style:family="text">
      <style:text-properties fo:color="#666666" style:font-name="Mr Dafoe" fo:font-size="30pt" style:font-name-asian="Mr Dafoe1" style:font-size-asian="30pt" style:font-name-complex="Mr Dafoe1" style:font-size-complex="30pt"/>
    </style:style>
    <style:style style:name="T5" style:family="text">
      <style:text-properties fo:font-variant="normal" fo:text-transform="none" fo:color="#434343" style:text-line-through-style="none" style:text-line-through-type="none" style:text-position="0% 100%" style:font-name="Raleway" fo:font-size="11.5pt" fo:font-style="normal" style:text-underline-style="none" fo:font-weight="normal" style:font-name-asian="Raleway1" style:font-size-asian="11.5pt" style:font-style-asian="normal" style:font-weight-asian="normal" style:font-name-complex="Raleway1" style:font-size-complex="11.5pt"/>
    </style:style>
    <style:style style:name="T6"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7" style:family="text">
      <style:text-properties fo:color="#434343"/>
    </style:style>
    <style:style style:name="T8" style:family="text">
      <style:text-properties style:font-name="Raleway Light" fo:font-size="17pt" style:font-name-asian="Raleway Light1" style:font-size-asian="17pt" style:font-name-complex="Raleway Light1" style:font-size-complex="17pt"/>
    </style:style>
    <style:style style:name="T9" style:family="text">
      <style:text-properties style:font-name="Raleway Light" fo:font-size="22pt" style:font-name-asian="Raleway Light1" style:font-size-asian="22pt" style:font-name-complex="Raleway Light1" style:font-size-complex="22pt"/>
    </style:style>
    <style:style style:name="T10" style:family="text">
      <style:text-properties style:font-name="Raleway Light" fo:font-size="11pt" style:font-name-asian="Raleway Light1" style:font-size-asian="11pt" style:font-name-complex="Raleway Light1" style:font-size-complex="11pt"/>
    </style:style>
    <style:style style:name="T11" style:family="text">
      <style:text-properties style:font-name="Mr Dafoe" fo:font-size="22pt" style:font-name-asian="Mr Dafoe1" style:font-size-asian="22pt" style:font-name-complex="Mr Dafoe1" style:font-size-complex="22pt"/>
    </style:style>
    <style:style style:name="T12" style:family="text">
      <style:text-properties style:font-name="Mr Dafoe" fo:font-size="34pt" style:font-name-asian="Mr Dafoe1" style:font-size-asian="34pt" style:font-name-complex="Mr Dafoe1" style:font-size-complex="34pt"/>
    </style:style>
    <style:style style:name="T13" style:family="text">
      <style:text-properties style:font-name="Mr Dafoe" fo:font-size="35pt" style:font-name-asian="Mr Dafoe1" style:font-size-asian="35pt" style:font-name-complex="Mr Dafoe1" style:font-size-complex="35pt"/>
    </style:style>
    <style:style style:name="T14" style:family="text">
      <style:text-properties style:font-name="Mr Dafoe" fo:font-size="45pt" style:font-name-asian="Mr Dafoe1" style:font-size-asian="45pt" style:font-name-complex="Mr Dafoe1" style:font-size-complex="45pt"/>
    </style:style>
    <style:style style:name="T15" style:family="text">
      <style:text-properties style:font-name="Mr Dafoe" fo:font-size="19.5pt" style:font-name-asian="Mr Dafoe1" style:font-size-asian="19.5pt" style:font-name-complex="Mr Dafoe1" style:font-size-complex="19.5pt"/>
    </style:style>
    <style:style style:name="T16" style:family="text">
      <style:text-properties fo:font-weight="bold" style:font-weight-asian="bold"/>
    </style:style>
    <style:style style:name="T17" style:family="text">
      <style:text-properties fo:font-size="13pt" fo:font-weight="bold" style:font-size-asian="13pt" style:font-weight-asian="bold" style:font-size-complex="13pt"/>
    </style:style>
    <style:style style:name="T18" style:family="text">
      <style:text-properties style:text-underline-style="none"/>
    </style:style>
    <style:style style:name="T19" style:family="text">
      <style:text-properties style:font-name="Raleway" fo:font-size="11.5pt" style:font-name-asian="Raleway1" style:font-size-asian="11.5pt" style:font-name-complex="Raleway1" style:font-size-complex="11.5pt"/>
    </style:style>
    <style:style style:name="T20" style:family="text">
      <style:text-properties fo:font-size="20pt" style:font-size-asian="20pt" style:font-size-complex="20pt"/>
    </style:style>
    <style:style style:name="T21" style:family="text">
      <style:text-properties fo:font-size="13.5pt" style:font-size-asian="13.5pt" style:font-size-complex="13.5pt"/>
    </style:style>
    <style:style style:name="T22" style:family="text">
      <style:text-properties fo:color="#d1d5db" style:font-name="Roboto" fo:font-size="12pt" fo:background-color="#343541" loext:char-shading-value="0" style:font-name-asian="Roboto1" style:font-size-asian="12pt" style:font-name-complex="Roboto1" style:font-size-complex="12pt"/>
    </style:style>
    <style:style style:name="T23" style:family="text">
      <style:text-properties style:font-name="Arial" fo:font-size="11pt" style:font-name-asian="Arial2" style:font-size-asian="11pt" style:font-name-complex="Arial2" style:font-size-complex="11pt"/>
    </style:style>
    <style:style style:name="T24" style:family="text">
      <style:text-properties style:font-name="Arial" fo:font-size="11pt" fo:font-weight="bold" style:font-name-asian="Arial2" style:font-size-asian="11pt" style:font-weight-asian="bold" style:font-name-complex="Arial2" style:font-size-complex="11pt"/>
    </style:style>
    <style:style style:name="T25" style:family="text">
      <style:text-properties fo:font-size="11pt" fo:font-weight="bold" style:font-size-asian="11pt" style:font-weight-asian="bold" style:font-size-complex="11pt"/>
    </style:style>
    <style:style style:name="T26" style:family="text">
      <style:text-properties fo:font-size="11pt" style:font-size-asian="11pt" style:font-size-complex="11pt"/>
    </style:style>
    <style:style style:name="T27" style:family="text">
      <style:text-properties fo:color="#000000" style:font-name="Raleway" fo:font-size="11.5pt" style:font-name-asian="Raleway1" style:font-size-asian="11.5pt" style:font-name-complex="Raleway1" style:font-size-complex="11.5pt"/>
    </style:style>
    <style:style style:name="T28" style:family="text">
      <style:text-properties fo:color="#e6edf3" style:font-name="Arial" fo:font-size="12pt" fo:font-weight="bold" style:font-name-asian="Arial2" style:font-size-asian="12pt" style:font-weight-asian="bold" style:font-name-complex="Arial2" style:font-size-complex="12pt"/>
    </style:style>
    <style:style style:name="T29" style:family="text">
      <style:text-properties fo:color="#e6edf3" style:font-name="Arial" fo:font-size="12pt" style:font-name-asian="Arial2" style:font-size-asian="12pt" style:font-name-complex="Arial2" style:font-size-complex="12pt"/>
    </style:style>
    <style:style style:name="T30" style:family="text">
      <style:text-properties fo:color="#1155cc" style:text-underline-style="solid" style:text-underline-width="auto" style:text-underline-color="font-color"/>
    </style:style>
    <style:style style:name="T31" style:family="text">
      <style:text-properties fo:color="#ffffff"/>
    </style:style>
    <style:style style:name="T32" style:family="text">
      <style:text-properties fo:color="#188038" style:font-name="Roboto Mono" style:font-name-asian="Roboto Mono1" style:font-name-complex="Roboto Mono1"/>
    </style:style>
    <style:style style:name="T33" style:family="text">
      <style:text-properties fo:color="#188038" style:font-name="Roboto Mono" fo:font-size="9pt" style:font-name-asian="Roboto Mono1" style:font-size-asian="9pt" style:font-name-complex="Roboto Mono1" style:font-size-complex="9pt"/>
    </style:style>
    <style:style style:name="T34" style:family="text">
      <style:text-properties fo:color="#188038" style:font-name="Roboto Mono" fo:font-size="9.5pt" style:font-name-asian="Roboto Mono1" style:font-size-asian="9.5pt" style:font-name-complex="Roboto Mono1" style:font-size-complex="9.5pt"/>
    </style:style>
    <style:style style:name="T35" style:family="text">
      <style:text-properties fo:font-size="9pt" style:font-size-asian="9pt" style:font-size-complex="9pt"/>
    </style:style>
    <style:style style:name="T36" style:family="text">
      <style:text-properties fo:font-size="9.5pt" style:font-size-asian="9.5pt" style:font-size-complex="9.5pt"/>
    </style:style>
    <style:style style:name="T37" style:family="text">
      <style:text-properties style:font-name="Raleway ExtraLight" fo:font-size="17pt" style:font-name-asian="Raleway ExtraLight1" style:font-size-asian="17pt" style:font-name-complex="Raleway ExtraLight1" style:font-size-complex="17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2083in, 0.1591in, 0.1126in, 0.1689in)" draw:luminance="0%" draw:contrast="0%" draw:red="0%" draw:green="0%" draw:blue="0%" draw:gamma="100%" draw:color-inversion="false" draw:image-opacity="100%" draw:color-mode="standard"/>
    </style:style>
    <style:style style:name="fr2"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5484in, -0.2146in, -0.259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text:s/></text:p>
      <text:p text:style-name="P363"><text:bookmark text:name="_z5gp9ad1kksf"/><text:span text:style-name="T1">Strategic AI Integration: <text:line-break/>A Comprehensive Guide</text:span></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6">
            <text:index-source-style text:style-name="Heading_20_6"/>
          </text:index-source-styles>
        </text:table-of-content-source>
        <text:index-body>
          <text:p text:style-name="P11"><text:a xlink:type="simple" xlink:href="#_z5gp9ad1kksf" text:style-name="Index_20_Link" text:visited-style-name="Index_20_Link"><text:span text:style-name="T5">Strategic AI Integration: <text:line-break/>A Comprehensive Guide<text:tab/>1</text:span></text:a></text:p>
          <text:p text:style-name="P14"><text:a xlink:type="simple" xlink:href="#_ulku16lv1vm3" text:style-name="Index_20_Link" text:visited-style-name="Index_20_Link"><text:span text:style-name="T5">Introduction<text:tab/>7</text:span></text:a></text:p>
          <text:p text:style-name="P16"><text:a xlink:type="simple" xlink:href="#_sfobplyjia3s" text:style-name="Index_20_Link" text:visited-style-name="Index_20_Link"><text:span text:style-name="T5">Why?<text:tab/>7</text:span></text:a></text:p>
          <text:p text:style-name="P16"><text:a xlink:type="simple" xlink:href="#_d1ysz04q4pa9" text:style-name="Index_20_Link" text:visited-style-name="Index_20_Link"><text:span text:style-name="T5">What?<text:tab/>8</text:span></text:a></text:p>
          <text:p text:style-name="P16"><text:a xlink:type="simple" xlink:href="#_pyvho45vlxfp" text:style-name="Index_20_Link" text:visited-style-name="Index_20_Link"><text:span text:style-name="T5">Target Audience<text:tab/>8</text:span></text:a></text:p>
          <text:p text:style-name="P16"><text:a xlink:type="simple" xlink:href="#_h3cyfup9j6dl" text:style-name="Index_20_Link" text:visited-style-name="Index_20_Link"><text:span text:style-name="T5">Timeframe<text:tab/>8</text:span></text:a></text:p>
          <text:p text:style-name="P16"><text:a xlink:type="simple" xlink:href="#_nl73kcflh5lw" text:style-name="Index_20_Link" text:visited-style-name="Index_20_Link"><text:span text:style-name="T5">The rUv Method<text:tab/>8</text:span></text:a></text:p>
          <text:p text:style-name="P16"><text:a xlink:type="simple" xlink:href="#_h85sqcyzg3b1" text:style-name="Index_20_Link" text:visited-style-name="Index_20_Link"><text:span text:style-name="T5">Pick and Play with a Lean Team<text:tab/>9</text:span></text:a></text:p>
          <text:p text:style-name="P16"><text:a xlink:type="simple" xlink:href="#_8r6iltk96fm5" text:style-name="Index_20_Link" text:visited-style-name="Index_20_Link"><text:span text:style-name="T5">Key Focus Areas &amp; Requirements<text:tab/>9</text:span></text:a></text:p>
          <text:p text:style-name="P14"><text:a xlink:type="simple" xlink:href="#_tqioiuaindhw" text:style-name="Index_20_Link" text:visited-style-name="Index_20_Link"><text:span text:style-name="T5">Background on rUv<text:tab/>10</text:span></text:a></text:p>
          <text:p text:style-name="P14"><text:a xlink:type="simple" xlink:href="#_b0aqlj46gu48" text:style-name="Index_20_Link" text:visited-style-name="Index_20_Link"><text:span text:style-name="T5">The Art of Consulting &amp; the rUv Method<text:tab/>12</text:span></text:a></text:p>
          <text:p text:style-name="P16"><text:a xlink:type="simple" xlink:href="#_2tu538y9mze5" text:style-name="Index_20_Link" text:visited-style-name="Index_20_Link"><text:span text:style-name="T5">rUv - Responsive, Unifying, and Visionary<text:tab/>14</text:span></text:a></text:p>
          <text:p text:style-name="P14"><text:a xlink:type="simple" xlink:href="#_3etsyig5pakk" text:style-name="Index_20_Link" text:visited-style-name="Index_20_Link"><text:span text:style-name="T5">Pick and Play<text:tab/>16</text:span></text:a></text:p>
          <text:p text:style-name="P14"><text:a xlink:type="simple" xlink:href="#_f6brptt7uspx" text:style-name="Index_20_Link" text:visited-style-name="Index_20_Link"><text:span text:style-name="T5">Human-Centric AI: Elevating the Enterprise Experience<text:tab/>18</text:span></text:a></text:p>
          <text:p text:style-name="P16"><text:a xlink:type="simple" xlink:href="#_mxvriie33zef" text:style-name="Index_20_Link" text:visited-style-name="Index_20_Link"><text:span text:style-name="T5">The Essence of Human-Centric AI<text:tab/>19</text:span></text:a></text:p>
          <text:p text:style-name="P16"><text:a xlink:type="simple" xlink:href="#_7d5lrdd0v9o8" text:style-name="Index_20_Link" text:visited-style-name="Index_20_Link"><text:span text:style-name="T5">Impact on Workforce and Operations<text:tab/>19</text:span></text:a></text:p>
          <text:p text:style-name="P16"><text:a xlink:type="simple" xlink:href="#_pjjlbyrygdaw" text:style-name="Index_20_Link" text:visited-style-name="Index_20_Link"><text:span text:style-name="T5">Collaboration and Communication<text:tab/>20</text:span></text:a></text:p>
          <text:p text:style-name="P16"><text:a xlink:type="simple" xlink:href="#_w9xhnmh6lrk1" text:style-name="Index_20_Link" text:visited-style-name="Index_20_Link"><text:span text:style-name="T5">Future-Oriented and Evolving<text:tab/>20</text:span></text:a></text:p>
          <text:p text:style-name="P14"><text:a xlink:type="simple" xlink:href="#_cmkoan6shyma" text:style-name="Index_20_Link" text:visited-style-name="Index_20_Link"><text:span text:style-name="T5">Micro-Transformation in Enterprise Environments<text:tab/>21</text:span></text:a></text:p>
          <text:p text:style-name="P16"><text:a xlink:type="simple" xlink:href="#_wxhb8wv8w4vv" text:style-name="Index_20_Link" text:visited-style-name="Index_20_Link"><text:span text:style-name="T5">Cultural Shifts<text:tab/>21</text:span></text:a></text:p>
          <text:p text:style-name="P16"><text:a xlink:type="simple" xlink:href="#_axw1ytc085fv" text:style-name="Index_20_Link" text:visited-style-name="Index_20_Link"><text:span text:style-name="T5">Measurability and Scalability<text:tab/>22</text:span></text:a></text:p>
          <text:p text:style-name="P16"><text:a xlink:type="simple" xlink:href="#_14qe5htax0tw" text:style-name="Index_20_Link" text:visited-style-name="Index_20_Link"><text:span text:style-name="T5">Implementation and Scaling<text:tab/>22</text:span></text:a></text:p>
          <text:p text:style-name="P16"><text:a xlink:type="simple" xlink:href="#_v5l24mr5vh2f" text:style-name="Index_20_Link" text:visited-style-name="Index_20_Link"><text:span text:style-name="T5">Integrating Technology and Culture<text:tab/>23</text:span></text:a></text:p>
          <text:p text:style-name="P16"><text:a xlink:type="simple" xlink:href="#_20mjcis9ernz" text:style-name="Index_20_Link" text:visited-style-name="Index_20_Link"><text:span text:style-name="T5">Benefits of Micro-Transformation<text:tab/>23</text:span></text:a></text:p>
          <text:p text:style-name="P16"><text:a xlink:type="simple" xlink:href="#_k7f1kz37mk0a" text:style-name="Index_20_Link" text:visited-style-name="Index_20_Link"><text:span text:style-name="T5">Challenges and Solutions<text:tab/>23</text:span></text:a></text:p>
          <text:p text:style-name="P14"><text:a xlink:type="simple" xlink:href="#_msjmfpr198mn" text:style-name="Index_20_Link" text:visited-style-name="Index_20_Link"><text:span text:style-name="T5">AI Readiness Assessment and Framework for Enterprise Integration<text:tab/>24</text:span></text:a></text:p>
          <text:p text:style-name="P16"><text:soft-page-break/><text:a xlink:type="simple" xlink:href="#_7a74tkdu4fi8" text:style-name="Index_20_Link" text:visited-style-name="Index_20_Link"><text:span text:style-name="T5">Assessment Goals<text:tab/>24</text:span></text:a></text:p>
          <text:p text:style-name="P16"><text:a xlink:type="simple" xlink:href="#_r3w4q6xs3mss" text:style-name="Index_20_Link" text:visited-style-name="Index_20_Link"><text:span text:style-name="T5">Assessment Framework Development<text:tab/>25</text:span></text:a></text:p>
          <text:p text:style-name="P16"><text:a xlink:type="simple" xlink:href="#_dbnatpucls1z" text:style-name="Index_20_Link" text:visited-style-name="Index_20_Link"><text:span text:style-name="T5">Assessment Workshop<text:tab/>27</text:span></text:a></text:p>
          <text:p text:style-name="P16"><text:a xlink:type="simple" xlink:href="#_14d2pr6cri26" text:style-name="Index_20_Link" text:visited-style-name="Index_20_Link"><text:span text:style-name="T5">Introductory Workshops Format &amp; Agenda<text:tab/>29</text:span></text:a></text:p>
          <text:p text:style-name="P16"><text:a xlink:type="simple" xlink:href="#_ph8lnb43z7gd" text:style-name="Index_20_Link" text:visited-style-name="Index_20_Link"><text:span text:style-name="T5">Additional Notes:<text:tab/>31</text:span></text:a></text:p>
          <text:p text:style-name="P16"><text:a xlink:type="simple" xlink:href="#_c4n7lfjsjgah" text:style-name="Index_20_Link" text:visited-style-name="Index_20_Link"><text:span text:style-name="T5">Management in the AI Era<text:tab/>32</text:span></text:a></text:p>
          <text:p text:style-name="P16"><text:a xlink:type="simple" xlink:href="#_r3w4q6xs3mss" text:style-name="Index_20_Link" text:visited-style-name="Index_20_Link"><text:span text:style-name="T5">Management Feedback Loops<text:tab/>35</text:span></text:a></text:p>
          <text:p text:style-name="P16"><text:a xlink:type="simple" xlink:href="#_o7bwc446nr5b" text:style-name="Index_20_Link" text:visited-style-name="Index_20_Link"><text:span text:style-name="T5">Regulations, Legislation, and Governance<text:tab/>37</text:span></text:a></text:p>
          <text:p text:style-name="P16"><text:a xlink:type="simple" xlink:href="#_fa3roh2lpkil" text:style-name="Index_20_Link" text:visited-style-name="Index_20_Link"><text:span text:style-name="T5">Executive Steering Committee<text:tab/>38</text:span></text:a></text:p>
          <text:p text:style-name="P16"><text:a xlink:type="simple" xlink:href="#_4z7nx1k6r7uv" text:style-name="Index_20_Link" text:visited-style-name="Index_20_Link"><text:span text:style-name="T5">Formation and Structure<text:tab/>38</text:span></text:a></text:p>
          <text:p text:style-name="P16"><text:a xlink:type="simple" xlink:href="#_468plhz1t0hv" text:style-name="Index_20_Link" text:visited-style-name="Index_20_Link"><text:span text:style-name="T5">Strategic Direction and Oversight<text:tab/>38</text:span></text:a></text:p>
          <text:p text:style-name="P16"><text:a xlink:type="simple" xlink:href="#_mlncjwe4uiun" text:style-name="Index_20_Link" text:visited-style-name="Index_20_Link"><text:span text:style-name="T5">Regular Meetings and Decision-Making<text:tab/>39</text:span></text:a></text:p>
          <text:p text:style-name="P16"><text:a xlink:type="simple" xlink:href="#_mhxryik4ekpx" text:style-name="Index_20_Link" text:visited-style-name="Index_20_Link"><text:span text:style-name="T5">Governance and Accountability<text:tab/>39</text:span></text:a></text:p>
          <text:p text:style-name="P16"><text:a xlink:type="simple" xlink:href="#_b5ji41aryqxw" text:style-name="Index_20_Link" text:visited-style-name="Index_20_Link"><text:span text:style-name="T5">Avoiding Bureaucracy<text:tab/>39</text:span></text:a></text:p>
          <text:p text:style-name="P16"><text:a xlink:type="simple" xlink:href="#_7twa2pjny23" text:style-name="Index_20_Link" text:visited-style-name="Index_20_Link"><text:span text:style-name="T5">AI Readiness Assessment &amp; Final Deliverables<text:tab/>40</text:span></text:a></text:p>
          <text:p text:style-name="P14"><text:a xlink:type="simple" xlink:href="#_g18ljzrbon5i" text:style-name="Index_20_Link" text:visited-style-name="Index_20_Link"><text:span text:style-name="T5">RFP Guide for Effective AI Integration in Enterprises<text:tab/>41</text:span></text:a></text:p>
          <text:p text:style-name="P14"><text:a xlink:type="simple" xlink:href="#_wf240ef0okor" text:style-name="Index_20_Link" text:visited-style-name="Index_20_Link"><text:span text:style-name="T5">Technology: The Foundation for AI-Driven Transformation<text:tab/>43</text:span></text:a></text:p>
          <text:p text:style-name="P14"><text:a xlink:type="simple" xlink:href="#_r6xz6xqp0c1a" text:style-name="Index_20_Link" text:visited-style-name="Index_20_Link"><text:span text:style-name="T5">Architecture Overview<text:tab/>44</text:span></text:a></text:p>
          <text:p text:style-name="P14"><text:a xlink:type="simple" xlink:href="#_9u77hdm0oynl" text:style-name="Index_20_Link" text:visited-style-name="Index_20_Link"><text:span text:style-name="T5">Core Architectural Elements: Enterprise AI Platform<text:tab/>45</text:span></text:a></text:p>
          <text:p text:style-name="P16"><text:a xlink:type="simple" xlink:href="#_e2g7n8cof89c" text:style-name="Index_20_Link" text:visited-style-name="Index_20_Link"><text:span text:style-name="T5">Introduction to Architecture Approach<text:tab/>45</text:span></text:a></text:p>
          <text:p text:style-name="P16"><text:a xlink:type="simple" xlink:href="#_fa8ekj1w14q" text:style-name="Index_20_Link" text:visited-style-name="Index_20_Link"><text:span text:style-name="T5">Adaptable Ai Data Fabric<text:tab/>46</text:span></text:a></text:p>
          <text:p text:style-name="P16"><text:a xlink:type="simple" xlink:href="#_b2si5e7mh58g" text:style-name="Index_20_Link" text:visited-style-name="Index_20_Link"><text:span text:style-name="T5">Dynamic Data Handling<text:tab/>47</text:span></text:a></text:p>
          <text:p text:style-name="P16"><text:a xlink:type="simple" xlink:href="#_gqh5pirdm7a8" text:style-name="Index_20_Link" text:visited-style-name="Index_20_Link"><text:span text:style-name="T5">Advanced Search and Analysis Framework<text:tab/>47</text:span></text:a></text:p>
          <text:p text:style-name="P16"><text:a xlink:type="simple" xlink:href="#_nffqjffx03xl" text:style-name="Index_20_Link" text:visited-style-name="Index_20_Link"><text:span text:style-name="T5">Scalable Resource Allocation<text:tab/>48</text:span></text:a></text:p>
          <text:p text:style-name="P16"><text:a xlink:type="simple" xlink:href="#_5p4slc1elyn4" text:style-name="Index_20_Link" text:visited-style-name="Index_20_Link"><text:span text:style-name="T5">Integration with Language and Sentiment Analysis Tools<text:tab/>48</text:span></text:a></text:p>
          <text:p text:style-name="P16"><text:a xlink:type="simple" xlink:href="#_ykilk4xme6ld" text:style-name="Index_20_Link" text:visited-style-name="Index_20_Link"><text:span text:style-name="T5">Governance and Compliance<text:tab/>49</text:span></text:a></text:p>
          <text:p text:style-name="P16"><text:a xlink:type="simple" xlink:href="#_eu60cz1lmwb" text:style-name="Index_20_Link" text:visited-style-name="Index_20_Link"><text:span text:style-name="T5">Customization and Modularity<text:tab/>49</text:span></text:a></text:p>
          <text:p text:style-name="P16"><text:a xlink:type="simple" xlink:href="#_12840m5oph8t" text:style-name="Index_20_Link" text:visited-style-name="Index_20_Link"><text:span text:style-name="T5">Real-Time Analytics and Decision Making<text:tab/>49</text:span></text:a></text:p>
          <text:p text:style-name="P16"><text:a xlink:type="simple" xlink:href="#_n7y4bdc4cy5i" text:style-name="Index_20_Link" text:visited-style-name="Index_20_Link"><text:span text:style-name="T5">Security and Privacy Protocols<text:tab/>49</text:span></text:a></text:p>
          <text:p text:style-name="P16"><text:a xlink:type="simple" xlink:href="#_3whh3rniwlll" text:style-name="Index_20_Link" text:visited-style-name="Index_20_Link"><text:span text:style-name="T5">Interoperability and External Systems Integration<text:tab/>50</text:span></text:a></text:p>
          <text:p text:style-name="P16"><text:soft-page-break/><text:a xlink:type="simple" xlink:href="#_4od19tx4ubmq" text:style-name="Index_20_Link" text:visited-style-name="Index_20_Link"><text:span text:style-name="T5">Disaster Recovery and Business Continuity<text:tab/>50</text:span></text:a></text:p>
          <text:p text:style-name="P16"><text:a xlink:type="simple" xlink:href="#_63o2qj1fcmcn" text:style-name="Index_20_Link" text:visited-style-name="Index_20_Link"><text:span text:style-name="T5">Feedback and Continuous Improvement Mechanisms<text:tab/>50</text:span></text:a></text:p>
          <text:p text:style-name="P16"><text:a xlink:type="simple" xlink:href="#_1z9j4ce3aabo" text:style-name="Index_20_Link" text:visited-style-name="Index_20_Link"><text:span text:style-name="T5">Cloud Strategy and Edge Computing<text:tab/>50</text:span></text:a></text:p>
          <text:p text:style-name="P16"><text:a xlink:type="simple" xlink:href="#_hjvj41sd6x13" text:style-name="Index_20_Link" text:visited-style-name="Index_20_Link"><text:span text:style-name="T5">Resource Optimization and Cost Management<text:tab/>50</text:span></text:a></text:p>
          <text:p text:style-name="P14"><text:a xlink:type="simple" xlink:href="#_cjlopg9t660v" text:style-name="Index_20_Link" text:visited-style-name="Index_20_Link"><text:span text:style-name="T5">Human/Ai Interaction<text:tab/>51</text:span></text:a></text:p>
          <text:p text:style-name="P16"><text:a xlink:type="simple" xlink:href="#_wyvwv687jxdt" text:style-name="Index_20_Link" text:visited-style-name="Index_20_Link"><text:span text:style-name="T5">Large Language &amp; Ai Models<text:tab/>53</text:span></text:a></text:p>
          <text:p text:style-name="P16"><text:a xlink:type="simple" xlink:href="#_7nm6hbesct5c" text:style-name="Index_20_Link" text:visited-style-name="Index_20_Link"><text:span text:style-name="T5">Considerations for Training Large Language Models<text:tab/>55</text:span></text:a></text:p>
          <text:p text:style-name="P16"><text:a xlink:type="simple" xlink:href="#_saq6eexhyhhw" text:style-name="Index_20_Link" text:visited-style-name="Index_20_Link"><text:span text:style-name="T5">Example Applications for Training and Optimizing Large Language Models<text:tab/>57</text:span></text:a></text:p>
          <text:p text:style-name="P14"><text:a xlink:type="simple" xlink:href="#_5afpo57o7os5" text:style-name="Index_20_Link" text:visited-style-name="Index_20_Link"><text:span text:style-name="T5">Prompt Engineering and LLM Integration<text:tab/>58</text:span></text:a></text:p>
          <text:p text:style-name="P16"><text:a xlink:type="simple" xlink:href="#_z5im6r3m3hhu" text:style-name="Index_20_Link" text:visited-style-name="Index_20_Link"><text:span text:style-name="T5">Introduction to Prompt Engineering &amp; GPTs in Enterprise AI<text:tab/>59</text:span></text:a></text:p>
          <text:p text:style-name="P16"><text:a xlink:type="simple" xlink:href="#_gbxvrzdml4ke" text:style-name="Index_20_Link" text:visited-style-name="Index_20_Link"><text:span text:style-name="T5">Prompt Engineering in AI Models<text:tab/>60</text:span></text:a></text:p>
          <text:p text:style-name="P16"><text:a xlink:type="simple" xlink:href="#_q1s02l4jvtb" text:style-name="Index_20_Link" text:visited-style-name="Index_20_Link"><text:span text:style-name="T5">Overview of Learning Types<text:tab/>61</text:span></text:a></text:p>
          <text:p text:style-name="P16"><text:a xlink:type="simple" xlink:href="#_yx2u4zxdxnb6" text:style-name="Index_20_Link" text:visited-style-name="Index_20_Link"><text:span text:style-name="T5">Crafting Effective Prompts and Transfer Learning<text:tab/>62</text:span></text:a></text:p>
          <text:p text:style-name="P16"><text:a xlink:type="simple" xlink:href="#_xx7vmi5ldgdo" text:style-name="Index_20_Link" text:visited-style-name="Index_20_Link"><text:span text:style-name="T5">Including External Data in AI Training<text:tab/>64</text:span></text:a></text:p>
          <text:p text:style-name="P16"><text:a xlink:type="simple" xlink:href="#_25fvj3o8rat9" text:style-name="Index_20_Link" text:visited-style-name="Index_20_Link"><text:span text:style-name="T5">Methods of Incorporation<text:tab/>65</text:span></text:a></text:p>
          <text:p text:style-name="P16"><text:a xlink:type="simple" xlink:href="#_posfd3w1yev6" text:style-name="Index_20_Link" text:visited-style-name="Index_20_Link"><text:span text:style-name="T5">Advanced Techniques in Prompt Engineering<text:tab/>66</text:span></text:a></text:p>
          <text:p text:style-name="P16"><text:a xlink:type="simple" xlink:href="#_azig0b40c4rp" text:style-name="Index_20_Link" text:visited-style-name="Index_20_Link"><text:span text:style-name="T5">Embeddings<text:tab/>67</text:span></text:a></text:p>
          <text:p text:style-name="P16"><text:a xlink:type="simple" xlink:href="#_cdjzs74c8mwu" text:style-name="Index_20_Link" text:visited-style-name="Index_20_Link"><text:span text:style-name="T5">Practical Application and Example<text:tab/>68</text:span></text:a></text:p>
          <text:p text:style-name="P16"><text:a xlink:type="simple" xlink:href="#_x9cidhrd4kj" text:style-name="Index_20_Link" text:visited-style-name="Index_20_Link"><text:span text:style-name="T5">Building a Prompt Library:<text:tab/>68</text:span></text:a></text:p>
          <text:p text:style-name="P16"><text:a xlink:type="simple" xlink:href="#_jl21q87m1x2u" text:style-name="Index_20_Link" text:visited-style-name="Index_20_Link"><text:span text:style-name="T5">Skill Management &amp; Discovery Platform<text:tab/>69</text:span></text:a></text:p>
          <text:p text:style-name="P16"><text:a xlink:type="simple" xlink:href="#_6z755q3f1w5b" text:style-name="Index_20_Link" text:visited-style-name="Index_20_Link"><text:span text:style-name="T5">Enhancement Package Framework<text:tab/>69</text:span></text:a></text:p>
          <text:p text:style-name="P16"><text:a xlink:type="simple" xlink:href="#_eltsf8nbe0gd" text:style-name="Index_20_Link" text:visited-style-name="Index_20_Link"><text:span text:style-name="T5">Customizing GPTs for Enterprise Projects:<text:tab/>70</text:span></text:a></text:p>
          <text:p text:style-name="P16"><text:a xlink:type="simple" xlink:href="#_g42c7x6zddpe" text:style-name="Index_20_Link" text:visited-style-name="Index_20_Link"><text:span text:style-name="T5">Mixture of Experts (MoE) Model vs Traditional LLMs<text:tab/>70</text:span></text:a></text:p>
          <text:p text:style-name="P16"><text:a xlink:type="simple" xlink:href="#_p8pg7dhhfdwx" text:style-name="Index_20_Link" text:visited-style-name="Index_20_Link"><text:span text:style-name="T5">Feedback Loop in AI Integrations<text:tab/>72</text:span></text:a></text:p>
          <text:p text:style-name="P14"><text:a xlink:type="simple" xlink:href="#_uh85runlx5w0" text:style-name="Index_20_Link" text:visited-style-name="Index_20_Link"><text:span text:style-name="T5">Data Fabrics<text:tab/>76</text:span></text:a></text:p>
          <text:p text:style-name="P14"><text:a xlink:type="simple" xlink:href="#_6m7wj031zx9e" text:style-name="Index_20_Link" text:visited-style-name="Index_20_Link"><text:span text:style-name="T5">PARIS: Perpetual Adaptive Regenerative Intelligence Systems<text:tab/>79</text:span></text:a></text:p>
          <text:p text:style-name="P16"><text:a xlink:type="simple" xlink:href="#_8vifpjz8jmkv" text:style-name="Index_20_Link" text:visited-style-name="Index_20_Link"><text:span text:style-name="T5">A Perpetual Feedback Loop Framework for AI and Language Models<text:tab/>79</text:span></text:a></text:p>
          <text:p text:style-name="P16"><text:a xlink:type="simple" xlink:href="#_85wh7982bunh" text:style-name="Index_20_Link" text:visited-style-name="Index_20_Link"><text:span text:style-name="T5">Do Robots Dream?<text:tab/>80</text:span></text:a></text:p>
          <text:p text:style-name="P16"><text:a xlink:type="simple" xlink:href="#_kvf9c2bzhwef" text:style-name="Index_20_Link" text:visited-style-name="Index_20_Link"><text:span text:style-name="T5">The Ai Stack<text:tab/>82</text:span></text:a></text:p>
          <text:p text:style-name="P14"><text:a xlink:type="simple" xlink:href="#_w8le435iit4b" text:style-name="Index_20_Link" text:visited-style-name="Index_20_Link"><text:span text:style-name="T5">Technical Specification<text:tab/>84</text:span></text:a></text:p>
          <text:p text:style-name="P16"><text:soft-page-break/><text:a xlink:type="simple" xlink:href="#_9nof4sza1lfl" text:style-name="Index_20_Link" text:visited-style-name="Index_20_Link"><text:span text:style-name="T5">Legal Contract Analysis Example<text:tab/>86</text:span></text:a></text:p>
          <text:p text:style-name="P14"><text:a xlink:type="simple" xlink:href="#_czaxf7tpi1p9" text:style-name="Index_20_Link" text:visited-style-name="Index_20_Link"><text:span text:style-name="T5">GuardRail OSS - Open Source Ai Guidance &amp; Analysis API<text:tab/>87</text:span></text:a></text:p>
          <text:p text:style-name="P16"><text:a xlink:type="simple" xlink:href="#_bj9k0p7b159i" text:style-name="Index_20_Link" text:visited-style-name="Index_20_Link"><text:span text:style-name="T5">Test API For Free (more than 50 advanced traits &amp; Guardrails)<text:tab/>88</text:span></text:a></text:p>
          <text:p text:style-name="P16"><text:a xlink:type="simple" xlink:href="#_topuuh7n2zh7" text:style-name="Index_20_Link" text:visited-style-name="Index_20_Link"><text:span text:style-name="T5">OpenAI ChatGPT GPT<text:tab/>88</text:span></text:a></text:p>
          <text:p text:style-name="P16"><text:a xlink:type="simple" xlink:href="#_guqhr7ofgi7i" text:style-name="Index_20_Link" text:visited-style-name="Index_20_Link"><text:span text:style-name="T5">AiEQ<text:tab/>88</text:span></text:a></text:p>
          <text:p text:style-name="P16"><text:a xlink:type="simple" xlink:href="#_8ecopvnsu7wd" text:style-name="Index_20_Link" text:visited-style-name="Index_20_Link"><text:span text:style-name="T5">GuardRails<text:tab/>88</text:span></text:a></text:p>
          <text:p text:style-name="P16"><text:a xlink:type="simple" xlink:href="#_gxth4rdirds9" text:style-name="Index_20_Link" text:visited-style-name="Index_20_Link"><text:span text:style-name="T5">AI Guardrails<text:tab/>89</text:span></text:a></text:p>
          <text:p text:style-name="P16"><text:a xlink:type="simple" xlink:href="#_ezesllrdma5q" text:style-name="Index_20_Link" text:visited-style-name="Index_20_Link"><text:span text:style-name="T5">Detailed Overview of the Conditional System<text:tab/>94</text:span></text:a></text:p>
          <text:p text:style-name="P16"><text:a xlink:type="simple" xlink:href="#_sz9inexuylbs" text:style-name="Index_20_Link" text:visited-style-name="Index_20_Link"><text:span text:style-name="T5">Installation<text:tab/>99</text:span></text:a></text:p>
          <text:p text:style-name="P16"><text:a xlink:type="simple" xlink:href="#_cva9zuaqduja" text:style-name="Index_20_Link" text:visited-style-name="Index_20_Link"><text:span text:style-name="T5">How to Install<text:tab/>100</text:span></text:a></text:p>
          <text:p text:style-name="P16"><text:a xlink:type="simple" xlink:href="#_1vtsjoiu2kzk" text:style-name="Index_20_Link" text:visited-style-name="Index_20_Link"><text:span text:style-name="T5">How to Use<text:tab/>100</text:span></text:a></text:p>
          <text:p text:style-name="P16"><text:a xlink:type="simple" xlink:href="#_6888up4y5y1x" text:style-name="Index_20_Link" text:visited-style-name="Index_20_Link"><text:span text:style-name="T5">Code Structure<text:tab/>100</text:span></text:a></text:p>
          <text:p text:style-name="P16"><text:a xlink:type="simple" xlink:href="#_vfp2g1da07i3" text:style-name="Index_20_Link" text:visited-style-name="Index_20_Link"><text:span text:style-name="T5">Contributing<text:tab/>100</text:span></text:a></text:p>
          <text:p text:style-name="P14"><text:a xlink:type="simple" xlink:href="#_obevznhtmvvt" text:style-name="Index_20_Link" text:visited-style-name="Index_20_Link"><text:span text:style-name="T5">Prompt Engine<text:tab/>100</text:span></text:a></text:p>
          <text:p text:style-name="P16"><text:a xlink:type="simple" xlink:href="#_rfjsjn4l0ei6" text:style-name="Index_20_Link" text:visited-style-name="Index_20_Link"><text:span text:style-name="T5">What is the Prompt Engine System?<text:tab/>101</text:span></text:a></text:p>
          <text:p text:style-name="P16"><text:a xlink:type="simple" xlink:href="#_5cjil0inu6q0" text:style-name="Index_20_Link" text:visited-style-name="Index_20_Link"><text:span text:style-name="T5">Purpose<text:tab/>101</text:span></text:a></text:p>
          <text:p text:style-name="P16"><text:a xlink:type="simple" xlink:href="#_dijzknw8gdfm" text:style-name="Index_20_Link" text:visited-style-name="Index_20_Link"><text:span text:style-name="T5">Benefits<text:tab/>102</text:span></text:a></text:p>
          <text:p text:style-name="P16"><text:a xlink:type="simple" xlink:href="#_21d59ldombl2" text:style-name="Index_20_Link" text:visited-style-name="Index_20_Link"><text:span text:style-name="T5">Key Features of the Prompt Engine System<text:tab/>103</text:span></text:a></text:p>
          <text:p text:style-name="P16"><text:a xlink:type="simple" xlink:href="#_ppltulwha5ou" text:style-name="Index_20_Link" text:visited-style-name="Index_20_Link"><text:span text:style-name="T5">Accessing the Prompt Template<text:tab/>103</text:span></text:a></text:p>
          <text:p text:style-name="P16"><text:a xlink:type="simple" xlink:href="#_85v9cjeyj8dz" text:style-name="Index_20_Link" text:visited-style-name="Index_20_Link"><text:span text:style-name="T5">Prompt<text:tab/>105</text:span></text:a></text:p>
          <text:p text:style-name="P16"><text:a xlink:type="simple" xlink:href="#_ybn2fbp163a5" text:style-name="Index_20_Link" text:visited-style-name="Index_20_Link"><text:span text:style-name="T5">Examples<text:tab/>109</text:span></text:a></text:p>
          <text:p text:style-name="P16"><text:a xlink:type="simple" xlink:href="#_h618hvvn5bqy" text:style-name="Index_20_Link" text:visited-style-name="Index_20_Link"><text:span text:style-name="T5">Advanced Example<text:tab/>110</text:span></text:a></text:p>
          <text:p text:style-name="P16"><text:a xlink:type="simple" xlink:href="#_mu19v1s1wwru" text:style-name="Index_20_Link" text:visited-style-name="Index_20_Link"><text:span text:style-name="T5">Educational Platforms<text:tab/>112</text:span></text:a></text:p>
          <text:p text:style-name="P16"><text:a xlink:type="simple" xlink:href="#_s1lh9uba7xoc" text:style-name="Index_20_Link" text:visited-style-name="Index_20_Link"><text:span text:style-name="T5">Customer Support<text:tab/>113</text:span></text:a></text:p>
          <text:p text:style-name="P16"><text:a xlink:type="simple" xlink:href="#_fybvnjiqkb0z" text:style-name="Index_20_Link" text:visited-style-name="Index_20_Link"><text:span text:style-name="T5">Content Exploration<text:tab/>114</text:span></text:a></text:p>
          <text:p text:style-name="P16"><text:a xlink:type="simple" xlink:href="#_v2k858oqikbt" text:style-name="Index_20_Link" text:visited-style-name="Index_20_Link"><text:span text:style-name="T5">Virtual Assistants<text:tab/>115</text:span></text:a></text:p>
          <text:p text:style-name="P16"><text:a xlink:type="simple" xlink:href="#_sgxfauibsrcn" text:style-name="Index_20_Link" text:visited-style-name="Index_20_Link"><text:span text:style-name="T5">Interactive Narratives<text:tab/>117</text:span></text:a></text:p>
          <text:p text:style-name="P16"><text:a xlink:type="simple" xlink:href="#_u5o1ae25mxmt" text:style-name="Index_20_Link" text:visited-style-name="Index_20_Link"><text:span text:style-name="T5">Persona and Character Creator<text:tab/>118</text:span></text:a></text:p>
          <text:p text:style-name="P14"><text:a xlink:type="simple" xlink:href="#_vbnsp6xgvxds" text:style-name="Index_20_Link" text:visited-style-name="Index_20_Link"><text:span text:style-name="T5">AI-TOML Workflow Specification (aiTWS)<text:tab/>119</text:span></text:a></text:p>
          <text:p text:style-name="P16"><text:a xlink:type="simple" xlink:href="#_en1je77xihbx" text:style-name="Index_20_Link" text:visited-style-name="Index_20_Link"><text:span text:style-name="T5">Why aiTWS is needed<text:tab/>119</text:span></text:a></text:p>
          <text:p text:style-name="P16"><text:soft-page-break/><text:a xlink:type="simple" xlink:href="#_oh0ulykv2idc" text:style-name="Index_20_Link" text:visited-style-name="Index_20_Link"><text:span text:style-name="T5">How aiTWS is different from existing workflow specifications<text:tab/>119</text:span></text:a></text:p>
          <text:p text:style-name="P16"><text:a xlink:type="simple" xlink:href="#_enkrq1u639tz" text:style-name="Index_20_Link" text:visited-style-name="Index_20_Link"><text:span text:style-name="T5">Why TOML format is used<text:tab/>119</text:span></text:a></text:p>
          <text:p text:style-name="P16"><text:a xlink:type="simple" xlink:href="#_x3l1e0iuvy1g" text:style-name="Index_20_Link" text:visited-style-name="Index_20_Link"><text:span text:style-name="T5">Regenerative &amp; Autonomous Applications<text:tab/>120</text:span></text:a></text:p>
          <text:p text:style-name="P16"><text:a xlink:type="simple" xlink:href="#_fuys5p9f1tem" text:style-name="Index_20_Link" text:visited-style-name="Index_20_Link"><text:span text:style-name="T5">Specification breakdown<text:tab/>120</text:span></text:a></text:p>
          <text:p text:style-name="P16"><text:a xlink:type="simple" xlink:href="#_hyjuzoobubx" text:style-name="Index_20_Link" text:visited-style-name="Index_20_Link"><text:span text:style-name="T5">How to use aiTWS<text:tab/>122</text:span></text:a></text:p>
          <text:p text:style-name="P16"><text:a xlink:type="simple" xlink:href="#_6jopcpss5t5" text:style-name="Index_20_Link" text:visited-style-name="Index_20_Link"><text:span text:style-name="T5">Prompt CLI for GPT-4<text:tab/>124</text:span></text:a></text:p>
          <text:p text:style-name="P14"><text:a xlink:type="simple" xlink:href="#_f2ek5rbhst7" text:style-name="Index_20_Link" text:visited-style-name="Index_20_Link"><text:span text:style-name="T5">Intelligent Agents: Techniques and Deployment at Scale<text:tab/>127</text:span></text:a></text:p>
          <text:p text:style-name="P16"><text:a xlink:type="simple" xlink:href="#_w2ty59xz3958" text:style-name="Index_20_Link" text:visited-style-name="Index_20_Link"><text:span text:style-name="T5">Understanding Intelligent Agents<text:tab/>127</text:span></text:a></text:p>
          <text:p text:style-name="P16"><text:a xlink:type="simple" xlink:href="#_84ec3lz5yegq" text:style-name="Index_20_Link" text:visited-style-name="Index_20_Link"><text:span text:style-name="T5">Comparing RPAs, Intelligent Agents, and Autonomous Agents<text:tab/>128</text:span></text:a></text:p>
          <text:p text:style-name="P16"><text:a xlink:type="simple" xlink:href="#_rashivcloe5u" text:style-name="Index_20_Link" text:visited-style-name="Index_20_Link"><text:span text:style-name="T5">Robotic Process Automation (RPA)<text:tab/>128</text:span></text:a></text:p>
          <text:p text:style-name="P16"><text:a xlink:type="simple" xlink:href="#_p7d5l8ba747z" text:style-name="Index_20_Link" text:visited-style-name="Index_20_Link"><text:span text:style-name="T5">Intelligent Agents<text:tab/>129</text:span></text:a></text:p>
          <text:p text:style-name="P16"><text:a xlink:type="simple" xlink:href="#_8683sfo8i07k" text:style-name="Index_20_Link" text:visited-style-name="Index_20_Link"><text:span text:style-name="T5">Autonomous Agents<text:tab/>129</text:span></text:a></text:p>
          <text:p text:style-name="P16"><text:a xlink:type="simple" xlink:href="#_hyxwrq8dlzys" text:style-name="Index_20_Link" text:visited-style-name="Index_20_Link"><text:span text:style-name="T5">Creating and Managing Intelligent Agents<text:tab/>130</text:span></text:a></text:p>
          <text:p text:style-name="P16"><text:a xlink:type="simple" xlink:href="#_rakq3qc4r97x" text:style-name="Index_20_Link" text:visited-style-name="Index_20_Link"><text:span text:style-name="T5">Key Components in Intelligent Agent Framework<text:tab/>130</text:span></text:a></text:p>
          <text:p text:style-name="P16"><text:a xlink:type="simple" xlink:href="#_heuuu876rmlw" text:style-name="Index_20_Link" text:visited-style-name="Index_20_Link"><text:span text:style-name="T5">Deployment Strategies for Intelligent Agents<text:tab/>132</text:span></text:a></text:p>
          <text:p text:style-name="P16"><text:a xlink:type="simple" xlink:href="#_f6ehbi5643q4" text:style-name="Index_20_Link" text:visited-style-name="Index_20_Link"><text:span text:style-name="T5">Future Directions and Continuous Improvement<text:tab/>132</text:span></text:a></text:p>
          <text:p text:style-name="P16"><text:a xlink:type="simple" xlink:href="#_hlqp1jf2026" text:style-name="Index_20_Link" text:visited-style-name="Index_20_Link"><text:span text:style-name="T5">Best Practices and Considerations<text:tab/>133</text:span></text:a></text:p>
          <text:p text:style-name="P16"><text:a xlink:type="simple" xlink:href="#_uwnndfctttep" text:style-name="Index_20_Link" text:visited-style-name="Index_20_Link"><text:span text:style-name="T5">Scalability and Performance Optimization<text:tab/>133</text:span></text:a></text:p>
          <text:p text:style-name="P16"><text:a xlink:type="simple" xlink:href="#_ulng622oxmil" text:style-name="Index_20_Link" text:visited-style-name="Index_20_Link"><text:span text:style-name="T5">Understanding Temperature &amp; Top-P<text:tab/>134</text:span></text:a></text:p>
          <text:p text:style-name="P14"><text:a xlink:type="simple" xlink:href="#_8sf67o9ler3w" text:style-name="Index_20_Link" text:visited-style-name="Index_20_Link"><text:span text:style-name="T5">Embeddings &amp; Vector Storage<text:tab/>137</text:span></text:a></text:p>
          <text:p text:style-name="P14"><text:a xlink:type="simple" xlink:href="#_8ta014qz74js" text:style-name="Index_20_Link" text:visited-style-name="Index_20_Link"><text:span text:style-name="T5">Co-Pilots<text:tab/>139</text:span></text:a></text:p>
          <text:p text:style-name="P16"><text:a xlink:type="simple" xlink:href="#_dzz3qs164rfv" text:style-name="Index_20_Link" text:visited-style-name="Index_20_Link"><text:span text:style-name="T5">Introduction to Co-Pilot Development<text:tab/>139</text:span></text:a></text:p>
          <text:p text:style-name="P16"><text:a xlink:type="simple" xlink:href="#_2gvhib5cm1zu" text:style-name="Index_20_Link" text:visited-style-name="Index_20_Link"><text:span text:style-name="T5">Overview of Co-Pilot Systems in Enterprise Environments<text:tab/>139</text:span></text:a></text:p>
          <text:p text:style-name="P16"><text:a xlink:type="simple" xlink:href="#_18czs1xtse44" text:style-name="Index_20_Link" text:visited-style-name="Index_20_Link"><text:span text:style-name="T5">The Role and Impact of Co-Pilot Systems in Enhancing Business Operations<text:tab/>140</text:span></text:a></text:p>
          <text:p text:style-name="P16"><text:a xlink:type="simple" xlink:href="#_sx9q7d32f494" text:style-name="Index_20_Link" text:visited-style-name="Index_20_Link"><text:span text:style-name="T5">Co-Pilot Development for Enterprises:<text:tab/>141</text:span></text:a></text:p>
          <text:p text:style-name="P16"><text:a xlink:type="simple" xlink:href="#_twuw65qbzuh" text:style-name="Index_20_Link" text:visited-style-name="Index_20_Link"><text:span text:style-name="T5">Introduction to Co-Pilot Development<text:tab/>141</text:span></text:a></text:p>
          <text:p text:style-name="P16"><text:a xlink:type="simple" xlink:href="#_xhr8uhweellu" text:style-name="Index_20_Link" text:visited-style-name="Index_20_Link"><text:span text:style-name="T5">Benefits of Implementing a Co-Pilot System<text:tab/>149</text:span></text:a></text:p>
          <text:p text:style-name="P16"><text:a xlink:type="simple" xlink:href="#_wiqo39gj21lo" text:style-name="Index_20_Link" text:visited-style-name="Index_20_Link"><text:span text:style-name="T5">Iterative Development and Feedback Loop<text:tab/>149</text:span></text:a></text:p>
          <text:p text:style-name="P16"><text:a xlink:type="simple" xlink:href="#_h92rj7chawhh" text:style-name="Index_20_Link" text:visited-style-name="Index_20_Link"><text:span text:style-name="T5">Training Programs for Co-Pilot Systems<text:tab/>150</text:span></text:a></text:p>
          <text:p text:style-name="P16"><text:a xlink:type="simple" xlink:href="#_e20oxcz3cqbj" text:style-name="Index_20_Link" text:visited-style-name="Index_20_Link"><text:span text:style-name="T5">Continuous Improvement Through Feedback<text:tab/>151</text:span></text:a></text:p>
          <text:p text:style-name="P16"><text:soft-page-break/><text:a xlink:type="simple" xlink:href="#_rvyj4sw02hlm" text:style-name="Index_20_Link" text:visited-style-name="Index_20_Link"><text:span text:style-name="T5">Future Outlook and Evolving Trends in Co-Pilot Technology<text:tab/>151</text:span></text:a></text:p>
          <text:p text:style-name="P16"><text:a xlink:type="simple" xlink:href="#_7ycp98a0m72l" text:style-name="Index_20_Link" text:visited-style-name="Index_20_Link"><text:span text:style-name="T5">Creating a Unique Co-Pilot System:<text:tab/>153</text:span></text:a></text:p>
          <text:p text:style-name="P16"><text:a xlink:type="simple" xlink:href="#_767zjicau41w" text:style-name="Index_20_Link" text:visited-style-name="Index_20_Link"><text:span text:style-name="T5">How to Create a Unique Co-Pilot System Using Microsoft Graph and GPT-4<text:tab/>155</text:span></text:a></text:p>
          <text:p text:style-name="P16"><text:a xlink:type="simple" xlink:href="#_kbu1k0jx607a" text:style-name="Index_20_Link" text:visited-style-name="Index_20_Link"><text:span text:style-name="T5">Development of a Custom Co-Pilot System<text:tab/>155</text:span></text:a></text:p>
          <text:p text:style-name="P16"><text:a xlink:type="simple" xlink:href="#_1nizl7h0oduf" text:style-name="Index_20_Link" text:visited-style-name="Index_20_Link"><text:span text:style-name="T5">Sample Requirements Proposal<text:tab/>160</text:span></text:a></text:p>
          <text:p text:style-name="P14"><text:a xlink:type="simple" xlink:href="#_opez4tjrs76r" text:style-name="Index_20_Link" text:visited-style-name="Index_20_Link"><text:span text:style-name="T5">Advanced AI Integrations<text:tab/>163</text:span></text:a></text:p>
          <text:p text:style-name="P16"><text:a xlink:type="simple" xlink:href="#_3id341txjecr" text:style-name="Index_20_Link" text:visited-style-name="Index_20_Link"><text:span text:style-name="T5">Implementation Strategies<text:tab/>163</text:span></text:a></text:p>
          <text:p text:style-name="P16"><text:a xlink:type="simple" xlink:href="#_i5nz7vi1nqn7" text:style-name="Index_20_Link" text:visited-style-name="Index_20_Link"><text:span text:style-name="T5">Performance Enhancement<text:tab/>163</text:span></text:a></text:p>
          <text:p text:style-name="P14"><text:a xlink:type="simple" xlink:href="#_afk8gxczd8ey" text:style-name="Index_20_Link" text:visited-style-name="Index_20_Link"><text:span text:style-name="T5">Responsible AI and Compliance<text:tab/>164</text:span></text:a></text:p>
          <text:p text:style-name="P16"><text:a xlink:type="simple" xlink:href="#_or8xidxwa73d" text:style-name="Index_20_Link" text:visited-style-name="Index_20_Link"><text:span text:style-name="T5">EU AI Compliance Checker<text:tab/>164</text:span></text:a></text:p>
          <text:p text:style-name="P16"><text:a xlink:type="simple" xlink:href="#_qdc1rzn3th5r" text:style-name="Index_20_Link" text:visited-style-name="Index_20_Link"><text:span text:style-name="T5">GuardRails &amp; AiEQ<text:tab/>164</text:span></text:a></text:p>
          <text:p text:style-name="P14"><text:a xlink:type="simple" xlink:href="#_t7c3otam2kwk" text:style-name="Index_20_Link" text:visited-style-name="Index_20_Link"><text:span text:style-name="T5">Data Fabric Architecture and Implementation<text:tab/>164</text:span></text:a></text:p>
          <text:p text:style-name="P16"><text:a xlink:type="simple" xlink:href="#_9wa3wrt203jt" text:style-name="Index_20_Link" text:visited-style-name="Index_20_Link"><text:span text:style-name="T5">Key Components<text:tab/>164</text:span></text:a></text:p>
          <text:p text:style-name="P16"><text:a xlink:type="simple" xlink:href="#_r4c8a3wha8ou" text:style-name="Index_20_Link" text:visited-style-name="Index_20_Link"><text:span text:style-name="T5">Advanced Features<text:tab/>165</text:span></text:a></text:p>
          <text:p text:style-name="P14"><text:a xlink:type="simple" xlink:href="#_e7ixen8m3oxm" text:style-name="Index_20_Link" text:visited-style-name="Index_20_Link"><text:span text:style-name="T5">Human in the Loop System<text:tab/>165</text:span></text:a></text:p>
          <text:p text:style-name="P16"><text:a xlink:type="simple" xlink:href="#_xxvlxrexbag6" text:style-name="Index_20_Link" text:visited-style-name="Index_20_Link"><text:span text:style-name="T5">System Design<text:tab/>165</text:span></text:a></text:p>
          <text:p text:style-name="P16"><text:a xlink:type="simple" xlink:href="#_qdubpf10qliv" text:style-name="Index_20_Link" text:visited-style-name="Index_20_Link"><text:span text:style-name="T5">Reinforcement Learning Integration<text:tab/>165</text:span></text:a></text:p>
          <text:p text:style-name="P14"><text:a xlink:type="simple" xlink:href="#_ccwnhkvzwbcj" text:style-name="Index_20_Link" text:visited-style-name="Index_20_Link"><text:span text:style-name="T5">Zero Trust: A Comprehensive Approach to Cybersecurity<text:tab/>167</text:span></text:a></text:p>
          <text:p text:style-name="P16"><text:a xlink:type="simple" xlink:href="#_mwxsb9cw6jnb" text:style-name="Index_20_Link" text:visited-style-name="Index_20_Link"><text:span text:style-name="T5">Benefits of Zero Trust<text:tab/>168</text:span></text:a></text:p>
          <text:p text:style-name="P16"><text:a xlink:type="simple" xlink:href="#_7n4yamwmopyf" text:style-name="Index_20_Link" text:visited-style-name="Index_20_Link"><text:span text:style-name="T5">Key Features of Zero Trust<text:tab/>169</text:span></text:a></text:p>
          <text:p text:style-name="P16"><text:a xlink:type="simple" xlink:href="#_zi4ho7ras5md" text:style-name="Index_20_Link" text:visited-style-name="Index_20_Link"><text:span text:style-name="T5">Implementing Zero Trust<text:tab/>169</text:span></text:a></text:p>
          <text:p text:style-name="P14"><text:a xlink:type="simple" xlink:href="#_311fv5e129by" text:style-name="Index_20_Link" text:visited-style-name="Index_20_Link"><text:span text:style-name="T5">Securing LLMs and Data Fabric<text:tab/>171</text:span></text:a></text:p>
          <text:p text:style-name="P16"><text:a xlink:type="simple" xlink:href="#_a7xckba3rgok" text:style-name="Index_20_Link" text:visited-style-name="Index_20_Link"><text:span text:style-name="T5">Fundamentals of LLM and Data Fabric Security<text:tab/>171</text:span></text:a></text:p>
          <text:p text:style-name="P16"><text:a xlink:type="simple" xlink:href="#_on4tisnkxw54" text:style-name="Index_20_Link" text:visited-style-name="Index_20_Link"><text:span text:style-name="T5">Secure Architecture Design for LLMs<text:tab/>171</text:span></text:a></text:p>
          <text:p text:style-name="P16"><text:a xlink:type="simple" xlink:href="#_jsnro9ki69ij" text:style-name="Index_20_Link" text:visited-style-name="Index_20_Link"><text:span text:style-name="T5">Data Fabric Security Essentials<text:tab/>172</text:span></text:a></text:p>
          <text:p text:style-name="P16"><text:a xlink:type="simple" xlink:href="#_ccvq5sovqi4o" text:style-name="Index_20_Link" text:visited-style-name="Index_20_Link"><text:span text:style-name="T5">Authentication and Access Control<text:tab/>172</text:span></text:a></text:p>
          <text:p text:style-name="P16"><text:a xlink:type="simple" xlink:href="#_sns565thmus5" text:style-name="Index_20_Link" text:visited-style-name="Index_20_Link"><text:span text:style-name="T5">Monitoring and Anomaly Detection<text:tab/>172</text:span></text:a></text:p>
          <text:p text:style-name="P16"><text:a xlink:type="simple" xlink:href="#_pre1s7p2xs4d" text:style-name="Index_20_Link" text:visited-style-name="Index_20_Link"><text:span text:style-name="T5">Securing Integration and API Access<text:tab/>172</text:span></text:a></text:p>
          <text:p text:style-name="P16"><text:a xlink:type="simple" xlink:href="#_s2cn341el8vr" text:style-name="Index_20_Link" text:visited-style-name="Index_20_Link"><text:span text:style-name="T5">Data Fabric Scalability and Security<text:tab/>172</text:span></text:a></text:p>
          <text:p text:style-name="P16"><text:a xlink:type="simple" xlink:href="#_o73p7ygd7r4" text:style-name="Index_20_Link" text:visited-style-name="Index_20_Link"><text:span text:style-name="T5">Incident Response and Recovery<text:tab/>173</text:span></text:a></text:p>
          <text:p text:style-name="P16"><text:soft-page-break/><text:a xlink:type="simple" xlink:href="#_wmbncf7xo2tf" text:style-name="Index_20_Link" text:visited-style-name="Index_20_Link"><text:span text:style-name="T5">Compliance and Legal Considerations<text:tab/>173</text:span></text:a></text:p>
          <text:p text:style-name="P16"><text:a xlink:type="simple" xlink:href="#_7dgqjpob5m73" text:style-name="Index_20_Link" text:visited-style-name="Index_20_Link"><text:span text:style-name="T5">Best Practices and Case Studies<text:tab/>173</text:span></text:a></text:p>
          <text:p text:style-name="P16"><text:a xlink:type="simple" xlink:href="#_bwk8nvbfiwyb" text:style-name="Index_20_Link" text:visited-style-name="Index_20_Link"><text:span text:style-name="T5">Future Trends and Emerging Technologies<text:tab/>173</text:span></text:a></text:p>
          <text:p text:style-name="P16"><text:a xlink:type="simple" xlink:href="#_b96h3424d58c" text:style-name="Index_20_Link" text:visited-style-name="Index_20_Link"><text:span text:style-name="T5">Conclusion<text:tab/>174</text:span></text:a></text:p>
          <text:p text:style-name="P14"><text:a xlink:type="simple" xlink:href="#_cb1nq8w2kuv1" text:style-name="Index_20_Link" text:visited-style-name="Index_20_Link"><text:span text:style-name="T5">Prompt Injections &amp; LLM Exploits<text:tab/>174</text:span></text:a></text:p>
          <text:p text:style-name="P16"><text:a xlink:type="simple" xlink:href="#_5mjy7m3b5sab" text:style-name="Index_20_Link" text:visited-style-name="Index_20_Link"><text:span text:style-name="T5">Understanding Prompt Injection Attacks<text:tab/>174</text:span></text:a></text:p>
          <text:p text:style-name="P16"><text:a xlink:type="simple" xlink:href="#_7qcs8thoud3i" text:style-name="Index_20_Link" text:visited-style-name="Index_20_Link"><text:span text:style-name="T5">The Mechanism Behind the Attacks<text:tab/>174</text:span></text:a></text:p>
          <text:p text:style-name="P16"><text:a xlink:type="simple" xlink:href="#_2f4pggvk1sdm" text:style-name="Index_20_Link" text:visited-style-name="Index_20_Link"><text:span text:style-name="T5">Real-World Examples and Case Studies<text:tab/>175</text:span></text:a></text:p>
          <text:p text:style-name="P16"><text:a xlink:type="simple" xlink:href="#_rg1bkw29kna8" text:style-name="Index_20_Link" text:visited-style-name="Index_20_Link"><text:span text:style-name="T5">Mitigation Strategies and Best Practices<text:tab/>175</text:span></text:a></text:p>
          <text:p text:style-name="P16"><text:a xlink:type="simple" xlink:href="#_xrd788x3aaa0" text:style-name="Index_20_Link" text:visited-style-name="Index_20_Link"><text:span text:style-name="T5">Building Resilient Systems Against Prompt Injections<text:tab/>175</text:span></text:a></text:p>
          <text:p text:style-name="P16"><text:a xlink:type="simple" xlink:href="#_ih3vbbsey8dz" text:style-name="Index_20_Link" text:visited-style-name="Index_20_Link"><text:span text:style-name="T5">Red Teaming and Proactive Defense<text:tab/>175</text:span></text:a></text:p>
          <text:p text:style-name="P16"><text:a xlink:type="simple" xlink:href="#_7ljhgzy1w3i4" text:style-name="Index_20_Link" text:visited-style-name="Index_20_Link"><text:span text:style-name="T5">Policy and Governance<text:tab/>176</text:span></text:a></text:p>
          <text:p text:style-name="P16"><text:a xlink:type="simple" xlink:href="#_pbv1on6p6e63" text:style-name="Index_20_Link" text:visited-style-name="Index_20_Link"><text:span text:style-name="T5">Training and Awareness<text:tab/>176</text:span></text:a></text:p>
          <text:p text:style-name="P16"><text:a xlink:type="simple" xlink:href="#_zd0x1f5zxq6m" text:style-name="Index_20_Link" text:visited-style-name="Index_20_Link"><text:span text:style-name="T5">Future Outlook and Evolving Threats<text:tab/>176</text:span></text:a></text:p>
          <text:p text:style-name="P14"><text:a xlink:type="simple" xlink:href="#_7yzu8sfm502m" text:style-name="Index_20_Link" text:visited-style-name="Index_20_Link"><text:span text:style-name="T5">Total Cost of Ownership (TCO) Considerations for Enterprise AI Deployment<text:tab/>177</text:span></text:a></text:p>
          <text:p text:style-name="P16"><text:a xlink:type="simple" xlink:href="#_oeygog1lrzsk" text:style-name="Index_20_Link" text:visited-style-name="Index_20_Link"><text:span text:style-name="T5">Initial Implementation Costs<text:tab/>177</text:span></text:a></text:p>
          <text:p text:style-name="P16"><text:a xlink:type="simple" xlink:href="#_l39y1mcv2ic5" text:style-name="Index_20_Link" text:visited-style-name="Index_20_Link"><text:span text:style-name="T5">Implementing a Cost-Effective AI Strategy<text:tab/>179</text:span></text:a></text:p>
          <text:p text:style-name="P14"><text:a xlink:type="simple" xlink:href="#_phab7ivurhur" text:style-name="Index_20_Link" text:visited-style-name="Index_20_Link"><text:span text:style-name="T5">API Structure and Management for Unified Data Fabric<text:tab/>181</text:span></text:a></text:p>
          <text:p text:style-name="P14"><text:a xlink:type="simple" xlink:href="#_qtkqeqgifh3o" text:style-name="Index_20_Link" text:visited-style-name="Index_20_Link"><text:span text:style-name="T5">API: Unified Data Fabric API<text:tab/>183</text:span></text:a></text:p>
          <text:p text:style-name="P16"><text:a xlink:type="simple" xlink:href="#_7tukn716l1hl" text:style-name="Index_20_Link" text:visited-style-name="Index_20_Link"><text:span text:style-name="T5">Authentication &amp; Authorization<text:tab/>183</text:span></text:a></text:p>
          <text:p text:style-name="P16"><text:a xlink:type="simple" xlink:href="#_elk2ouzzdpk" text:style-name="Index_20_Link" text:visited-style-name="Index_20_Link"><text:span text:style-name="T5">Skill Management &amp; Discovery Platform<text:tab/>186</text:span></text:a></text:p>
          <text:p text:style-name="P16"><text:a xlink:type="simple" xlink:href="#_bbhxqpvwrf93" text:style-name="Index_20_Link" text:visited-style-name="Index_20_Link"><text:span text:style-name="T5">Enhancement Package Framework<text:tab/>186</text:span></text:a></text:p>
          <text:p text:style-name="P16"><text:a xlink:type="simple" xlink:href="#_1klu7dje6wkp" text:style-name="Index_20_Link" text:visited-style-name="Index_20_Link"><text:span text:style-name="T5">Human in the Loop Layer<text:tab/>187</text:span></text:a></text:p>
          <text:p text:style-name="P16"><text:a xlink:type="simple" xlink:href="#_c94am52y17te" text:style-name="Index_20_Link" text:visited-style-name="Index_20_Link"><text:span text:style-name="T5">Business Process Flow (Review) - Procedural/ML-based routing<text:tab/>187</text:span></text:a></text:p>
          <text:p text:style-name="P16"><text:a xlink:type="simple" xlink:href="#_30o03hv9grh" text:style-name="Index_20_Link" text:visited-style-name="Index_20_Link"><text:span text:style-name="T5">Review &amp; Feedback<text:tab/>187</text:span></text:a></text:p>
          <text:p text:style-name="P16"><text:a xlink:type="simple" xlink:href="#_hpulqghqbl9i" text:style-name="Index_20_Link" text:visited-style-name="Index_20_Link"><text:span text:style-name="T5">Task Assignment<text:tab/>187</text:span></text:a></text:p>
          <text:p text:style-name="P16"><text:a xlink:type="simple" xlink:href="#_o5hmkvrzp753" text:style-name="Index_20_Link" text:visited-style-name="Index_20_Link"><text:span text:style-name="T5">Data &amp; Content Management<text:tab/>188</text:span></text:a></text:p>
          <text:p text:style-name="P16"><text:a xlink:type="simple" xlink:href="#_qn9uvzcx0gq" text:style-name="Index_20_Link" text:visited-style-name="Index_20_Link"><text:span text:style-name="T5">Model Management - ML Ops<text:tab/>189</text:span></text:a></text:p>
          <text:p text:style-name="P16"><text:a xlink:type="simple" xlink:href="#_yg4pf19p82ob" text:style-name="Index_20_Link" text:visited-style-name="Index_20_Link"><text:span text:style-name="T5">IL Orchestrator<text:tab/>190</text:span></text:a></text:p>
          <text:p text:style-name="P16"><text:a xlink:type="simple" xlink:href="#_b8wmm77pyc29" text:style-name="Index_20_Link" text:visited-style-name="Index_20_Link"><text:span text:style-name="T5">Interface &amp; Integration<text:tab/>192</text:span></text:a></text:p>
          <text:p text:style-name="P16"><text:soft-page-break/><text:a xlink:type="simple" xlink:href="#_tyilxoqypxbx" text:style-name="Index_20_Link" text:visited-style-name="Index_20_Link"><text:span text:style-name="T5">DAG (Directed Acyclic Graph) Management<text:tab/>196</text:span></text:a></text:p>
          <text:p text:style-name="P16"><text:a xlink:type="simple" xlink:href="#_ne25vrhmf4hs" text:style-name="Index_20_Link" text:visited-style-name="Index_20_Link"><text:span text:style-name="T5">Access Control and Security<text:tab/>198</text:span></text:a></text:p>
          <text:p text:style-name="P14"><text:a xlink:type="simple" xlink:href="#_96g3t2n27m19" text:style-name="Index_20_Link" text:visited-style-name="Index_20_Link"><text:span text:style-name="T5">Conclusion<text:tab/>198</text:span></text:a></text:p>
          <text:p text:style-name="P14"><text:a xlink:type="simple" xlink:href="#_5rej4h8ukjaa" text:style-name="Index_20_Link" text:visited-style-name="Index_20_Link"><text:span text:style-name="T5">GPT Prompt<text:tab/>199</text:span></text:a></text:p>
          <text:p text:style-name="P11"><text:a xlink:type="simple" xlink:href="#_otbgze6una91" text:style-name="Index_20_Link" text:visited-style-name="Index_20_Link"><text:span text:style-name="T5">Glossary / ToC<text:tab/>204</text:span></text:a></text:p>
        </text:index-body>
      </text:table-of-content>
      <text:p text:style-name="P1"><text:span text:style-name="T7"><text:s text:c="2"/></text:span></text:p>
      <text:p text:style-name="Heading_20_2"><text:bookmark text:name="_ulku16lv1vm3"/>Introduction</text:p>
      <text:p text:style-name="Standard">As an enterprise consultant I have been at the forefront of technology since I was ten years old and beta tested for Sierra Online games Following that I tested AOL V1, learned how to design and build websites and launched over 500 websites by the year 2000. I was one of the original creators and thought leaders in cloud computing, coined the phrase infrastructure as a service, and have built some of the largest enterprise AI platforms for the most well-known companies in the world. I have seen firsthand the power of technology to transform businesses.</text:p>
      <text:p text:style-name="Standard"/>
      <text:p text:style-name="Standard">AI can help enterprises to improve operational efficiency, gain a competitive edge, and deliver better customer experiences. However, successfully integrating AI into an enterprise environment is no easy task. It requires a comprehensive approach that considers the unique needs and challenges of each organization.</text:p>
      <text:p text:style-name="Standard"/>
      <text:p text:style-name="Standard">Crafted for CIOs and technology leaders, this guide is more than just a manual; it's a catalyst for change. By leveraging these insights, you can navigate the complexities of AI integration and harness its power to transform your enterprise efficiently and effectively.</text:p>
      <text:p text:style-name="Standard"/>
      <text:p text:style-name="Heading_20_3"><text:bookmark text:name="_sfobplyjia3s"/>Why?</text:p>
      <text:p text:style-name="Standard">AI can't be ignored; the space is rapidly evolving and affecting almost all aspects of business. Understanding and implementing AI is crucial for CIOs and technology leaders to steer their organizations toward success in an increasingly competitive market.</text:p>
      <text:p text:style-name="Heading_20_3"><text:bookmark text:name="_d1ysz04q4pa9"/>What?</text:p>
      <text:p text:style-name="Standard">This guide is a comprehensive resource for large enterprises looking to integrate advanced AI technologies, enhance analytical capabilities and better utilize their skilled workforce. It details essential steps from initial assessment to in-house workshops, management planning, the RFP process and a full-scale deployment. Its goal is to help leaders enhance operational efficiency, innovate processes, and gain a significant edge.</text:p>
      <text:p text:style-name="Heading_20_3"><text:bookmark text:name="_pyvho45vlxfp"/>Target Audience</text:p>
      <text:p text:style-name="Standard">It is aimed at Enterprise Chief Information Officers (CIOs) and decision-makers in large organizations.</text:p>
      <text:p text:style-name="Heading_20_3"><text:bookmark text:name="_h3cyfup9j6dl"/>Timeframe</text:p>
      <text:p text:style-name="Standard">The guide is structured for comprehensive AI implementation within approximately 16-32 weeks.</text:p>
      <text:p text:style-name="Standard"/>
      <text:p text:style-name="Heading_20_3"><text:bookmark text:name="_nl73kcflh5lw"/>The <text:span text:style-name="T11">rUv</text:span> Method</text:p>
      <text:p text:style-name="Standard">The "<text:span text:style-name="T16">rUv</text:span>" Method - <text:span text:style-name="T16">Responsive</text:span>, <text:span text:style-name="T16">Unifying</text:span>, and <text:span text:style-name="T16">Visionary</text:span>" encapsulates the essence of transformative leadership in technology integration. </text:p>
      <text:p text:style-name="Standard"/>
      <text:p text:style-name="Standard">This triad represents a holistic approach: '<text:span text:style-name="T16">Responsive</text:span>' to dynamic market shifts, '<text:span text:style-name="T16">Unifying</text:span>' disconnected technological and human resources, and '<text:span text:style-name="T16">Visionary</text:span>' in foreseeing and shaping future technology trends. This philosophy lays the groundwork for steering enterprises through the complexities of new technologies such as AI adoption.</text:p>
      <text:p text:style-name="Heading_20_3"><text:bookmark text:name="_h85sqcyzg3b1"/>Pick and Play with a Lean Team</text:p>
      <text:p text:style-name="Standard">The "Pick and Play" approach in building an enterprise-grade AI platform emphasizes flexibility, modularity, and user-centric design, functioning as a grown-up choose-your-own-adventure book for enterprises. This method enables enterprises to select, customize, and integrate various technology components and services based on their unique needs and strategic objectives. </text:p>
      <text:p text:style-name="Standard"/>
      <text:p text:style-name="Standard">It typically involves a small, agile team capable of swift decision-making and implementation, avoiding the delays associated with larger groups. Specific to AI, a lean team structure is ideal for rapidly iterating, testing, and refining AI components, facilitating quick, impactful wins demonstrating AI investments' value, boosting stakeholder confidence, and generating momentum. The approach accelerates development and lays a strong foundation for more complex AI integrations in the future, closely aligning with evolving enterprise needs and goals.</text:p>
      <text:p text:style-name="Standard"><text:soft-page-break/></text:p>
      <text:p text:style-name="Heading_20_3"><text:bookmark text:name="_8r6iltk96fm5"/>Key Focus Areas &amp; Requirements</text:p>
      <text:list xml:id="list2105773584" text:style-name="WWNum158">
        <text:list-item>
          <text:p text:style-name="P19"><text:span text:style-name="T17">Scope</text:span><text:span text:style-name="T16">:</text:span> From initial assessment to full-scale deployment.</text:p>
        </text:list-item>
        <text:list-item>
          <text:p text:style-name="P19"><text:span text:style-name="T17">Customization</text:span><text:span text:style-name="T16">: </text:span>Adaptable to various corporate cultures and operational models.</text:p>
        </text:list-item>
        <text:list-item>
          <text:p text:style-name="P19"><text:span text:style-name="T17">Strategic Alignment</text:span><text:span text:style-name="T16">:</text:span> Aligns AI implementation with strategic goals.</text:p>
        </text:list-item>
        <text:list-item>
          <text:p text:style-name="P19"><text:span text:style-name="T17">Technology Focus</text:span><text:span text:style-name="T16">: </text:span>Emphasis on AI technologies, cloud infrastructures, and automation tools.</text:p>
        </text:list-item>
        <text:list-item>
          <text:p text:style-name="P19"><text:span text:style-name="T17">Innovative Practices</text:span><text:span text:style-name="T16">:</text:span> Fosters a culture of continuous improvement.</text:p>
        </text:list-item>
        <text:list-item>
          <text:p text:style-name="P19"><text:span text:style-name="T17">Resource Allocation</text:span><text:span text:style-name="T16">:</text:span> Guidance on optimal resource allocation.</text:p>
        </text:list-item>
        <text:list-item>
          <text:p text:style-name="P19"><text:span text:style-name="T17">Collaborative Approach</text:span><text:span text:style-name="T16">:</text:span> Promotes seamless AI integration across departments.</text:p>
        </text:list-item>
      </text:list>
      <text:p text:style-name="Heading_20_2"><text:bookmark text:name="_tqioiuaindhw"/>Background on <text:span text:style-name="T12">rUv</text:span></text:p>
      <text:p text:style-name="Standard">From a young age, I was always fascinated by the possibilities that technology held. I remember spending countless hours tinkering with computers, exploring the depths of the internet, and immersing myself in the digital world.</text:p>
      <text:p text:style-name="Standard"/>
      <text:p text:style-name="Standard">As I grew older, my excitement for emerging technology only intensified. I eagerly followed the latest advancements and sought out opportunities to get involved. During this time, I became an alpha/beta tester for trailblazing companies such as Napster, AOL, and Sierra Online. These experiences allowed me to witness firsthand the transformative power of technology and its ability to shape the way we live, work, and connect.</text:p>
      <text:p text:style-name="Standard"/>
      <text:p text:style-name="Standard">With each new innovation, my curiosity grew, and I became increasingly determined to make my mark in the industry. This drive led me to found Enomaly Inc., a pioneering cloud computing company, in 2004. Little did I know then that this venture would play a pivotal role in shaping the future of technology.</text:p>
      <text:p text:style-name="Standard"/>
      <text:p text:style-name="Standard">In 2005, I coined the term "infrastructure as a service" (IaaS) a full year before Amazon's launch of EC2. This early recognition of the potential of cloud computing propelled me to the forefront of the industry. As an inaugural member of the Amazon Web Services advisory board, I had the privilege of influencing the direction of cloud computing and helping organizations harness its power.</text:p>
      <text:p text:style-name="Standard"/>
      <text:p text:style-name="Standard">My journey in technology didn't stop. I continued to explore new frontiers, including Artificial Intelligence and Web3. I became an alpha/beta tester for OpenAI, contributing to AI programming and engineering advancements. As a Co-Founder of AwardPool, I played an integral role in developing an AI-driven rewards platform. Additionally, my AI Prompt Programming subreddit has allowed me to engage and educate others in the field.</text:p>
      <text:p text:style-name="Standard"/>
      <text:p text:style-name="Standard">Throughout my career, I've been privileged to advise governments, international organizations, and industry giants. I co-authored the first US Cloud Definition with the National Institute of Standards and Technology (NIST) in 2009, providing a foundation for cloud policy and implementation. I also Co-Founded CloudCamp, a global grassroots initiative that introduced over 100,000 people to cloud computing.</text:p>
      <text:p text:style-name="Standard"/>
      <text:p text:style-name="Standard">Despite my extensive accomplishments, I strive to remain approachable and committed to sharing my wisdom with others. Through various channels, such as hosting the Fungibility Podcast and writing for publications like HuffPost and Entrepreneur Media, I strive to demystify complex topics and make cutting-edge developments accessible to a broad audience.</text:p>
      <text:p text:style-name="Standard"/>
      <text:p text:style-name="Standard">My technological journey includes a passion for innovation and a relentless commitment to pushing boundaries. It's my job and my hobby: coding with my daughter, designing or gaming with my two sons, and starting ventures or writing blog posts with my wife, Brenda. In our 25 years together, Brenda and I have used creativity and innovation to drive our careers and parenting. With my extensive experience and collaborative spirit, I strive to be an indispensable ally for industry giants, governments, entrepreneurs, and my children. </text:p>
      <text:p text:style-name="Standard"/>
      <text:p text:style-name="Standard">I am excited to see what the future holds and to continue profoundly impacting the world of technology.</text:p>
      <text:p text:style-name="Heading_20_2"><text:bookmark text:name="_b0aqlj46gu48"/>The Art of Consulting &amp; the <text:span text:style-name="T13">rUv</text:span> Method</text:p>
      <text:p text:style-name="Standard">In my journey as a consultant, I've developed what I call the <text:span text:style-name="T16">rUv </text:span>method - a unique consulting approach that stands for "<text:span text:style-name="T16">Responsive, Unifying, and Visionary</text:span>". This method is an amalgamation of my extensive experience in cloud computing, AI, and management consulting, subtly weaving in elements of lean startup tactics, design thinking, unconference workshops, and micro-transformation strategies in a pick-and-play, choose-your-own-adventure style. </text:p>
      <text:p text:style-name="Standard"/>
      <text:p text:style-name="Standard"><text:soft-page-break/>It embodies a triad of principles:</text:p>
      <text:list xml:id="list3527658727" text:style-name="WWNum2">
        <text:list-item>
          <text:p text:style-name="P20">Responsiveness to emerging trends and client needs.</text:p>
        </text:list-item>
        <text:list-item>
          <text:p text:style-name="P20">Unifying diverse technologies and teams for coherent strategies.</text:p>
        </text:list-item>
        <text:list-item>
          <text:p text:style-name="P20">Visionary foresight to guide enterprises towards future-proof transformations.</text:p>
        </text:list-item>
      </text:list>
      <text:p text:style-name="Standard"/>
      <text:p text:style-name="Standard">The <text:span text:style-name="T16">rUv</text:span> method is not merely about sharing expertise; it's empowering clients with a comprehensive blend of knowledge and the transformational potential of technology, such as AI, as a pivotal force multiplier. </text:p>
      <text:p text:style-name="Standard"/>
      <text:p text:style-name="Standard">My experiences have taught me that technology isn't just a tool; it can be a catalyst that exponentially amplifies the effectiveness of solutions across various business and technological landscapes.</text:p>
      <text:p text:style-name="Standard"/>
      <text:p text:style-name="Standard">Through my extensive experience in cloud computing, particularly as an early advisor to Amazon and co-founder of CloudCamp, I have significantly contributed to reshaping how companies build and scale applications. This evolution aligns with the principles of the rUv method. </text:p>
      <text:p text:style-name="Standard"/>
      <text:p text:style-name="Standard">In the nascent days of cloud computing, my role on the Amazon Web Services advisory board placed me at the forefront of this technological transformation. Here, I contributed to shaping Amazon's early cloud platforms. I knew that cloud computing had immense potential. My insights into the future of cloud computing were crucial in helping Amazon lay the groundwork for what would become the standard in cloud computing.</text:p>
      <text:p text:style-name="Standard"/>
      <text:p text:style-name="Standard">Similarly, the establishment of CloudCamp in 2008 demonstrated the unifying aspect of the<text:span text:style-name="T16"> rUv</text:span> method. These CloudCamp unconferences brought together industry experts, enthusiasts, and novices, fostering a collaborative environment essential for the rapid growth and acceptance of cloud computing. CloudCamp's influence was instrumental in democratizing cloud knowledge and accelerating the adoption of cloud technologies across various sectors.</text:p>
      <text:p text:style-name="Standard"/>
      <text:p text:style-name="Standard">Today, cloud computing, led by platforms like AWS, has become the cornerstone of application development and infrastructure strategy. The <text:span text:style-name="T16">rUv</text:span> method's influence in this transformation is evident in how these platforms empower organizations to integrate technology with their business strategies. </text:p>
      <text:p text:style-name="Standard"/>
      <text:p text:style-name="Standard">Consider coding, for instance. Through my projects on GitHub in 2023, I have shown that leveraging AI can improve efficiency by up to 2000 times. This is not just a number; it's a real-world example of the unparalleled leverage AI brings into consultancy. AI enhances capabilities and provides insights and solutions at a previously unimaginable pace and scale.</text:p>
      <text:p text:style-name="Standard"/>
      <text:p text:style-name="Standard">My role as a consultant transcends traditional advising. It's about strategically harnessing technology to expand the client's potential, propelling them toward growth and innovation that was once deemed unattainable. In applying the <text:span text:style-name="T16">rUv</text:span> method, I focus on being<text:span text:style-name="T16"> Responsive</text:span> to the client's evolving needs, <text:span text:style-name="T16">Unifying</text:span> their objectives with the potential of technology, and cultivating a <text:span text:style-name="T16">Visionary</text:span> approach to harness its full potential. </text:p>
      <text:p text:style-name="Standard"/>
      <text:p text:style-name="Standard">The <text:span text:style-name="T16">rUv</text:span> method aligns closely with Agile Project Management and Lean Startup Methods, emphasizing rapid, iterative development, adaptability to client needs, cross-functional collaboration, and continuous feedback integration. This method ensures that deploying cutting-edge technologies is not just about integration but is a strategic, thoughtful process that aligns with the client's overarching goals and drives meaningful transformation.</text:p>
      <text:p text:style-name="Standard"/>
      <text:p text:style-name="Standard">In essence, the <text:span text:style-name="T16">rUv</text:span> method is my commitment to collaborating, ideating, and innovating, thereby unlocking new opportunities for clients.</text:p>
      <text:p text:style-name="Standard"/>
      <text:p text:style-name="Heading_20_3"><text:bookmark text:name="_2tu538y9mze5"/><text:span text:style-name="T11">rUv </text:span>- Responsive, Unifying, and Visionary</text:p>
      <text:p text:style-name="Heading_20_4"><text:bookmark text:name="_81ses4t35275"/>Responsive</text:p>
      <text:list xml:id="list199506812" text:style-name="WWNum48">
        <text:list-item>
          <text:p text:style-name="P21"><text:span text:style-name="T16">Agile and Iterative Development: </text:span>Emphasizes quick deployment of technical capabilities, focusing on delivering measurable impact often within two weeks.</text:p>
        </text:list-item>
        <text:list-item>
          <text:p text:style-name="P21"><text:span text:style-name="T16">Adaptability to Client Needs: </text:span>Tailors technology solutions to the specific requirements and challenges of each client, ensuring relevance and effectiveness</text:p>
        </text:list-item>
        <text:list-item>
          <text:p text:style-name="P21"><text:span text:style-name="T16">Continuous Feedback Integration:</text:span> Incorporates regular feedback loops throughout the integration process for constant improvement and alignment with client goals.</text:p>
        </text:list-item>
        <text:list-item>
          <text:p text:style-name="P21"><text:soft-page-break/><text:span text:style-name="T16">Rapid Prototyping and Testing: </text:span>Utilizes techniques like Pick and Play and Lean Startup methods to quickly develop, test, and refine technology solutions.</text:p>
        </text:list-item>
      </text:list>
      <text:p text:style-name="Heading_20_4"><text:bookmark text:name="_hue3t1jvoclh"/>Unifying</text:p>
      <text:list xml:id="list883783121" text:style-name="WWNum92">
        <text:list-item>
          <text:p text:style-name="P22"><text:span text:style-name="T16">Holistic Strategy Development:</text:span> Combines various aspects of technology implementation, from readiness assessment to continuous improvement, into a cohesive strategy.</text:p>
        </text:list-item>
        <text:list-item>
          <text:p text:style-name="P22"><text:span text:style-name="T16">Cross-Functional Collaboration:</text:span> Encourages collaboration across different departments and teams within the client’s organization to ensure seamless integration.</text:p>
        </text:list-item>
        <text:list-item>
          <text:p text:style-name="P22"><text:span text:style-name="T16">Micro-Transformation Focus:</text:span> Advocates for small, manageable changes in both technology and culture, allowing for easier implementation and scalability.</text:p>
        </text:list-item>
        <text:list-item>
          <text:p text:style-name="P22"><text:span text:style-name="T16">Comprehensive Training and Upskilling: </text:span>Ensures that the workforce is adequately trained and equipped to work alongside new technologies, bridging skill gaps and maintaining human interaction.</text:p>
        </text:list-item>
      </text:list>
      <text:p text:style-name="Heading_20_4"><text:bookmark text:name="_pdpsecjnlff3"/>Visionary</text:p>
      <text:list xml:id="list1705483731" text:style-name="WWNum100">
        <text:list-item>
          <text:p text:style-name="P23"><text:span text:style-name="T16">Long-Term Strategic Planning: </text:span>Looks beyond immediate technology deployments, planning for future advancements and evolving business needs.</text:p>
        </text:list-item>
        <text:list-item>
          <text:p text:style-name="P23"><text:span text:style-name="T16">Innovative Solution Exploration: </text:span>Pushes the boundaries of traditional applications, exploring novel uses and cutting-edge technologies.</text:p>
        </text:list-item>
        <text:list-item>
          <text:p text:style-name="P23"><text:span text:style-name="T16">Ethical AI and Governance: </text:span>Prioritizes ethical considerations and governance in AI initiatives, ensuring responsible and transparent AI use.</text:p>
        </text:list-item>
        <text:list-item>
          <text:p text:style-name="P23"><text:span text:style-name="T16">Scalable and Future-Proof Architecture: </text:span>Designs architectures that are not only robust and efficient for current needs but also adaptable for future technological shifts.</text:p>
        </text:list-item>
      </text:list>
      <text:p text:style-name="Standard"/>
      <text:p text:style-name="Standard">By following the <text:span text:style-name="T16">rUv</text:span> method, the consultancy approach transcends traditional boundaries, delivering technology solutions that are effective and efficient and aligned with the client’s long-term strategic vision and ethical considerations.</text:p>
      <text:p text:style-name="Heading_20_2"><text:bookmark text:name="_3etsyig5pakk"/>Pick and Play </text:p>
      <text:p text:style-name="Standard">The "Pick and Play" approach in the context of building an enterprise-grade AI platform emphasizes flexibility, modularity, and user-centric design. It's a grown-up, choose-your-own-adventure book for enterprises to select, customize, and integrate various AI components and services based on their unique needs and strategic objectives. </text:p>
      <text:p text:style-name="Standard"/>
      <text:p text:style-name="Standard">This approach typically involves a small, tactical, lean team that can move swiftly, making decisions and implementing changes without the drag of larger, more cumbersome groups, which will help ensure success. This lean team structure is adept at rapidly iterating, testing, and refining AI components, ensuring that the enterprise can start reaping the benefits of AI quickly and efficiently. </text:p>
      <text:p text:style-name="Standard"/>
      <text:p text:style-name="Standard">Early wins will play a critical role in this process. The combination of a lean team and a Pick and Play approach accelerates the development process and helps build a solid foundation for more complex AI integrations in the future, aligning closely with the enterprise's evolving needs and strategic objectives. Focusing on quick, tangible results from the outset helps demonstrate the immediate value of AI investments, fostering stakeholder confidence and driving momentum.</text:p>
      <text:p text:style-name="Heading_20_4"><text:bookmark text:name="_fuegw5j75nqt"/>Concept of Pick and Play</text:p>
      <text:list xml:id="list3303619578" text:style-name="WWNum270">
        <text:list-item>
          <text:p text:style-name="P24"><text:span text:style-name="T16">Modular Design: </text:span>AI components and services are designed as independent modules. Enterprises can select the necessary components, like picking pieces from a toolkit.</text:p>
        </text:list-item>
        <text:list-item>
          <text:p text:style-name="P24"><text:span text:style-name="T16">Customization: </text:span>Each module can be tailored to specific enterprise requirements, ensuring a perfect fit into the existing technological and business ecosystem.</text:p>
        </text:list-item>
        <text:list-item>
          <text:p text:style-name="P24"><text:span text:style-name="T16">Ease of Integration: </text:span>Modules are designed for seamless integration, allowing enterprises to plug them into their existing infrastructure and workflows easily.</text:p>
        </text:list-item>
        <text:list-item>
          <text:p text:style-name="P24"><text:span text:style-name="T16">Scalability: </text:span>The approach supports scaling up or down based on evolving business needs, ensuring long-term viability and adaptability.</text:p>
        </text:list-item>
      </text:list>
      <text:p text:style-name="Heading_20_4"><text:bookmark text:name="_q3xmxrl8i992"/>Benefits of Pick and Play</text:p>
      <text:list xml:id="list321091791" text:style-name="WWNum9">
        <text:list-item>
          <text:p text:style-name="P25"><text:span text:style-name="T16">Agility and Flexibility: </text:span>Enterprises can quickly adapt to changing market demands or internal strategic shifts by adding, removing, or updating AI components.</text:p>
        </text:list-item>
        <text:list-item>
          <text:p text:style-name="P25"><text:span text:style-name="T16">Cost-Effectiveness: </text:span>By only selecting and paying for the components needed, enterprises can optimize their investments in AI technology.</text:p>
        </text:list-item>
        <text:list-item>
          <text:p text:style-name="P25"><text:span text:style-name="T16">Reduced Complexity: </text:span>The approach simplifies deploying advanced AI solutions, making it more accessible to organizations without deep AI expertise.</text:p>
        </text:list-item>
        <text:list-item>
          <text:p text:style-name="P25"><text:span text:style-name="T16">Customized Solutions: </text:span>Enterprises are not confined to one-size-fits-all solutions but can build an AI ecosystem that precisely fits their unique requirements.</text:p>
        </text:list-item>
      </text:list>
      <text:p text:style-name="Heading_20_4"><text:bookmark text:name="_6zcglor742f"/>Key Elements of the Pick and Play Approach</text:p>
      <text:list xml:id="list2444406373" text:style-name="WWNum269">
        <text:list-item>
          <text:p text:style-name="P26"><text:soft-page-break/><text:span text:style-name="T16">Quick Wins: </text:span>Aiming for early successes to demonstrate AI's impact and build momentum.</text:p>
        </text:list-item>
        <text:list-item>
          <text:p text:style-name="P26"><text:span text:style-name="T16">Comprehensive Component Library: </text:span>A wide range of AI components, tools, and services cover aspects like machine learning models, data processing utilities, prompts and integration APIs.</text:p>
        </text:list-item>
        <text:list-item>
          <text:p text:style-name="P26"><text:span text:style-name="T16">User-Friendly Interfaces: </text:span>Intuitive interfaces and documentation make it easy for non-technical users to understand, select, and deploy AI components.</text:p>
        </text:list-item>
        <text:list-item>
          <text:p text:style-name="P26">Customization and Configuration Tools: Tools and platforms to customize components, from simple parameter adjustments to more complex algorithmic changes.</text:p>
        </text:list-item>
        <text:list-item>
          <text:p text:style-name="P26"><text:span text:style-name="T16">Integration Frameworks: </text:span>Pre-built integration frameworks facilitate the combination of selected components with existing systems, data sources, and workflows.</text:p>
        </text:list-item>
        <text:list-item>
          <text:p text:style-name="P26"><text:span text:style-name="T16">Scalable Architecture: </text:span>The architecture of the AI platform is designed to easily accommodate additional modules or scale existing ones without significant overhauls.</text:p>
        </text:list-item>
        <text:list-item>
          <text:p text:style-name="P26"><text:span text:style-name="T16">Security and Compliance: </text:span>Each component adheres to high security and regulatory compliance standards, ensuring safe deployment in enterprise environments.</text:p>
        </text:list-item>
        <text:list-item>
          <text:p text:style-name="P26"><text:span text:style-name="T16">Forward-Thinking: </text:span>Anticipating future trends and preparing for upcoming technological shifts.</text:p>
        </text:list-item>
        <text:list-item>
          <text:p text:style-name="P26"><text:span text:style-name="T16">Ethical and Sustainable Practices: </text:span>Upholding ethical standards and sustainability in AI deployments.</text:p>
        </text:list-item>
      </text:list>
      <text:p text:style-name="Heading_20_2"><text:bookmark text:name="_f6brptt7uspx"/>Human-Centric AI: Elevating the Enterprise Experience</text:p>
      <text:p text:style-name="Standard">At the heart of this guide's philosophy is a human-centric AI, an approach that fundamentally reshapes how we think about and implement artificial intelligence in the enterprise environment. </text:p>
      <text:p text:style-name="Standard"/>
      <text:p text:style-name="Standard">Deeply influenced by rUv's work in Design Thinking at Stanford d.school during his time at Citrix, this approach embodies the collaborative and empathetic ethos of Design Thinking. The goal is to create innovative AI systems that complement the workforce's skills, creativity and strengths. </text:p>
      <text:p text:style-name="Heading_20_3"><text:bookmark text:name="_mxvriie33zef"/>The Essence of Human-Centric AI</text:p>
      <text:p text:style-name="Standard"><text:span text:style-name="T16">Empathy and Understanding: </text:span>At its core, human-centric AI is empathetic. It is designed to understand and respond to the nuances of human emotions, behaviours, and needs. This empathy enables AI systems to provide more intuitive and practical support to employees and customers alike.</text:p>
      <text:p text:style-name="Standard"/>
      <text:p text:style-name="Standard"><text:span text:style-name="T16">Personalization and Adaptability: </text:span>Human-centric AI systems are tailored to individual needs and preferences. They adapt to different user styles, learning from interactions to offer increasingly personalized experiences. This adaptability makes AI an indispensable tool for various roles within the enterprise, enhancing productivity and satisfaction.</text:p>
      <text:p text:style-name="P3"/>
      <text:p text:style-name="Standard"><text:span text:style-name="T16">Ethical and Responsible: </text:span>Ethics form the backbone of human-centric AI. This involves transparent decision-making processes, respect for user privacy, and adherence to ethical standards. Such AI systems earn trust and credibility, becoming more than just tools—they become trusted and securely managed partners in the workplace.</text:p>
      <text:p text:style-name="Heading_20_3"><text:bookmark text:name="_7d5lrdd0v9o8"/>Impact on Workforce and Operations</text:p>
      <text:p text:style-name="Standard"><text:span text:style-name="T16">Enhancing Workforce Capabilities: </text:span>Human-centric AI acts as a workforce multiplier. Automating routine tasks frees employees to focus on creative and strategic tasks, elevating their roles and contributions.</text:p>
      <text:p text:style-name="Standard"/>
      <text:p text:style-name="Standard"><text:span text:style-name="T16">Facilitating Skill Development: </text:span>These AI systems also play a crucial role in workforce development. They identify skill gaps and offer personalized training, ensuring that employees continuously advance in their careers and adapt to the evolving digital landscape.</text:p>
      <text:p text:style-name="Standard"/>
      <text:p text:style-name="Standard"><text:span text:style-name="T16">Driving Operational Excellence:</text:span> In operations, human-centric AI streamlines processes, predicts trends, and provides insightful analytics, leading to more informed decision-making and operational efficiency.</text:p>
      <text:p text:style-name="Heading_20_3"><text:bookmark text:name="_pjjlbyrygdaw"/>Collaboration and Communication</text:p>
      <text:p text:style-name="Standard"><text:span text:style-name="T16">Bridging Communication Gaps:</text:span> By facilitating better communication and collaboration across various departments, human-centric AI breaks down silos within the enterprise, fostering a more cohesive and integrated work environment.</text:p>
      <text:p text:style-name="Standard"/>
      <text:p text:style-name="Standard"><text:span text:style-name="T16">Enhancing Customer Interactions: </text:span>Externally, these AI systems improve customer interactions by providing personalized experiences, understanding customer needs, offering timely solutions, and improving customer satisfaction and loyalty.</text:p>
      <text:p text:style-name="Heading_20_3"><text:bookmark text:name="_w9xhnmh6lrk1"/>Future-Oriented and Evolving</text:p>
      <text:p text:style-name="Standard"><text:soft-page-break/><text:span text:style-name="T16">Keeping Pace with Technological Advancements:</text:span> Human-centric AI is not static; it evolves with technological advancements. This ensures enterprises remain at the forefront of innovation, continuously improving their AI systems to meet emerging challenges and opportunities.</text:p>
      <text:p text:style-name="Standard"/>
      <text:p text:style-name="Standard"><text:span text:style-name="T16">Adapting to Future Work Environments:</text:span> As the nature of work and workplaces evolves, human-centric AI adapts, ensuring that enterprises have the tools and systems that are relevant and effective in the changing work landscape.</text:p>
      <text:p text:style-name="Standard"/>
      <text:p text:style-name="Standard">Incorporating human-centric AI into enterprise strategy is not just a technological upgrade; it’s a paradigm shift towards a more empathetic, practical, and ethical use of AI. </text:p>
      <text:p text:style-name="Standard"/>
      <text:p text:style-name="Standard">It aligns AI integration with the human element at its core, ensuring that technology serves the people, not vice versa. This approach optimizes current operations and equips every team member with the necessary tools to excel in a dynamic and evolving business landscape, marking a new era of AI in the enterprise world.</text:p>
      <text:p text:style-name="Standard"/>
      <text:p text:style-name="Heading_20_2"><text:bookmark text:name="_cmkoan6shyma"/>Micro-Transformation in Enterprise Environments</text:p>
      <text:p text:style-name="Standard">Micro-transformation within an enterprise offers a practical, effective approach to technical and cultural evolution. By focusing on small, manageable changes that are easy to implement and scale, organizations can achieve continuous improvement, fostering an agile, responsive, and innovative business environment. </text:p>
      <text:p text:style-name="Standard"/>
      <text:p text:style-name="Standard">This approach enhances technical infrastructure and nurtures a progressive organizational culture, driving sustainable growth and success.</text:p>
      <text:p text:style-name="Heading_20_4"><text:bookmark text:name="_m8ta3dlfa0re"/>Technical Infrastructure Transformations</text:p>
      <text:p text:style-name="Standard">This section focuses on evolving the IT infrastructure through targeted, small-scale enhancements and adopting agile methodologies to foster a dynamic and responsive tech environment.</text:p>
      <text:p text:style-name="Standard"/>
      <text:list xml:id="list860568548" text:style-name="WWNum251">
        <text:list-item>
          <text:p text:style-name="P27"><text:span text:style-name="T16">Incremental Tech Upgrades:</text:span> Implement small-scale technology upgrades that enhance IT infrastructure.</text:p>
        </text:list-item>
        <text:list-item>
          <text:p text:style-name="P27"><text:span text:style-name="T16">Agile Development Practices: </text:span>Employ agile methodologies to introduce and test new software features or systems in a controlled, iterative manner.</text:p>
        </text:list-item>
      </text:list>
      <text:p text:style-name="Heading_20_3"><text:bookmark text:name="_wxhb8wv8w4vv"/>Cultural Shifts</text:p>
      <text:p text:style-name="Standard">This part emphasizes the significance of fostering a workplace culture that values innovation, team-led initiatives, and continuous learning as key drivers of organizational transformation.</text:p>
      <text:p text:style-name="Standard"/>
      <text:list xml:id="list336411115" text:style-name="WWNum283">
        <text:list-item>
          <text:p text:style-name="P28"><text:span text:style-name="T16">Empowering Teams: </text:span>Encourage small, team-led initiatives that drive innovation and process improvement.</text:p>
        </text:list-item>
        <text:list-item>
          <text:p text:style-name="P28"><text:span text:style-name="T16">Continuous Learning Culture: </text:span>Promote a culture of continuous learning and adaptation, where employees are encouraged to experiment with new ideas in their work areas.</text:p>
        </text:list-item>
      </text:list>
      <text:p text:style-name="Heading_20_3"><text:bookmark text:name="_axw1ytc085fv"/>Measurability and Scalability</text:p>
      <text:p text:style-name="Standard">Implement changes that can be clearly measured for their impact on efficiency and productivity and ensure they are scalable across the organization.</text:p>
      <text:p text:style-name="P4"/>
      <text:list xml:id="list1607443865" text:style-name="WWNum69">
        <text:list-item>
          <text:p text:style-name="P29"><text:span text:style-name="T16">Trackable Improvements: </text:span>Focus on changes that offer clear, measurable improvements in efficiency, productivity, or user experience</text:p>
        </text:list-item>
      </text:list>
      <text:list xml:id="list1359812678" text:style-name="WWNum51">
        <text:list-item>
          <text:p text:style-name="P30"><text:span text:style-name="T16">Trackable Improvements:</text:span> Focus on changes that offer clear, measurable improvements in efficiency, productivity, or user experience. Establish KPIs for each micro-transformation to gauge its impact effectively.</text:p>
        </text:list-item>
      </text:list>
      <text:p text:style-name="Heading_20_3"><text:bookmark text:name="_14qe5htax0tw"/>Implementation and Scaling</text:p>
      <text:p text:style-name="Standard">This part deals with the strategies for quick and efficient implementation of micro-transformations and their scalability within the enterprise.</text:p>
      <text:p text:style-name="P4"/>
      <text:list xml:id="list3330692995" text:style-name="WWNum76">
        <text:list-item>
          <text:p text:style-name="P31"><text:soft-page-break/><text:span text:style-name="T16">Rapid Implementation:</text:span> Implement micro-transformations quickly and efficiently, minimizing disruption to ongoing operations.</text:p>
        </text:list-item>
        <text:list-item>
          <text:p text:style-name="P31"><text:span text:style-name="T16">Scalable Models: </text:span>Design each small change to be scalable, allowing successful initiatives to be expanded or replicated across the organization.</text:p>
        </text:list-item>
      </text:list>
      <text:p text:style-name="Heading_20_3"><text:bookmark text:name="_v5l24mr5vh2f"/>Integrating Technology and Culture</text:p>
      <text:p text:style-name="Standard">Discusses the importance of harmonizing technological advancements with cultural shifts to create a cohesive and progressive enterprise environment</text:p>
      <text:p text:style-name="P4"/>
      <text:list xml:id="list2399431433" text:style-name="WWNum123">
        <text:list-item>
          <text:p text:style-name="P32"><text:span text:style-name="T16">Balancing Tech and People: </text:span>Ensure that technological changes are balanced with cultural shifts, fostering an environment where both elements evolve harmoniously.</text:p>
        </text:list-item>
        <text:list-item>
          <text:p text:style-name="P32"><text:span text:style-name="T16">Encouraging Collaboration and Feedback:</text:span> Foster a collaborative environment where feedback is actively sought and acted upon, driving continuous improvement.</text:p>
        </text:list-item>
      </text:list>
      <text:p text:style-name="Heading_20_3"><text:bookmark text:name="_20mjcis9ernz"/>Benefits of Micro-Transformation</text:p>
      <text:p text:style-name="Standard">This area highlights the advantages of adopting micro-transformations, focusing on their manageability and ability to provide quick, tangible wins.</text:p>
      <text:p text:style-name="Standard"/>
      <text:list xml:id="list2977063767" text:style-name="WWNum127">
        <text:list-item>
          <text:p text:style-name="P33"><text:span text:style-name="T16">Manageable Change: </text:span>Small-scale changes are easier and less risky than large-scale transformations.</text:p>
        </text:list-item>
        <text:list-item>
          <text:p text:style-name="P33"><text:span text:style-name="T16">Quick Wins:</text:span> Achieve rapid results and immediate benefits from each small initiative, boosting morale and demonstrating the value of transformation efforts.</text:p>
        </text:list-item>
      </text:list>
      <text:p text:style-name="Heading_20_3"><text:bookmark text:name="_k7f1kz37mk0a"/>Challenges and Solutions</text:p>
      <text:p text:style-name="Standard">Addresses the potential challenges in micro-transformation and offers solutions to align them with the overall business strategy and resource allocation.</text:p>
      <text:p text:style-name="Standard"/>
      <text:list xml:id="list3807917585" text:style-name="WWNum244">
        <text:list-item>
          <text:p text:style-name="P34"><text:span text:style-name="T16">Ensuring Alignment: </text:span>Maintain alignment of micro-transformations with overall business strategy to ensure cohesive growth.</text:p>
        </text:list-item>
        <text:list-item>
          <text:p text:style-name="P34"><text:span text:style-name="T16">Resource Allocation: </text:span>Strategically allocate resources to balance between micro-initiatives and broader organizational goals.</text:p>
        </text:list-item>
      </text:list>
      <text:p text:style-name="Heading_20_2"><text:bookmark text:name="_msjmfpr198mn"/>AI Readiness Assessment and Framework for Enterprise Integration</text:p>
      <text:p text:style-name="Standard">Implementing AI in an enterprise setting is a complex process that requires careful planning and consideration. A comprehensive AI assessment is crucial to ensure an organization can integrate AI technologies effectively. </text:p>
      <text:p text:style-name="Standard"/>
      <text:p text:style-name="Standard">This assessment should include technological infrastructure, workforce capabilities, ethical considerations, regulatory compliance, and organizational readiness.</text:p>
      <text:p text:style-name="Heading_20_3"><text:bookmark text:name="_7a74tkdu4fi8"/>Assessment Goals</text:p>
      <text:p text:style-name="Standard">The AI readiness assessment is a pivotal process for evaluating an organization's current and potential use of AI. It aims to identify practical AI applications, highlight improvement opportunities and serve as a foundation for crafting a strategic AI roadmap.</text:p>
      <text:p text:style-name="Heading_20_4"><text:bookmark text:name="_h38sw0kvkebn"/>Understanding Current Capabilities and Infrastructure</text:p>
      <text:p text:style-name="Standard">Conduct a thorough analysis of the existing IT and data systems to assess their readiness for AI integration.</text:p>
      <text:p text:style-name="P4"/>
      <text:list xml:id="list1465274203" text:style-name="WWNum273">
        <text:list-item>
          <text:p text:style-name="P35"><text:span text:style-name="T16">Evaluating IT and Data Systems: </text:span>Analyze existing IT infrastructure and data management systems to determine their capacity to support AI initiatives.</text:p>
        </text:list-item>
        <text:list-item>
          <text:p text:style-name="P35"><text:span text:style-name="T16">Workflow Analysis: </text:span>Scrutinize current operational workflows to identify areas ripe for AI integration.</text:p>
        </text:list-item>
      </text:list>
      <text:p text:style-name="Heading_20_4"><text:bookmark text:name="_col7onfmefn4"/>Defining Objectives</text:p>
      <text:p text:style-name="Standard">Set clear and attainable AI deployment goals that resonate with your organization's overarching strategic vision.</text:p>
      <text:p text:style-name="P4"><text:soft-page-break/></text:p>
      <text:list xml:id="list692932254" text:style-name="WWNum101">
        <text:list-item>
          <text:p text:style-name="P36"><text:span text:style-name="T16">Goal Setting: </text:span>Establish specific, achievable goals for AI deployment, ensuring they align with the organization's broader strategic objectives.</text:p>
        </text:list-item>
        <text:list-item>
          <text:p text:style-name="P36"><text:span text:style-name="T16">KPI Identification: </text:span>Determine relevant KPIs to track and measure the success of AI implementations effectively.</text:p>
        </text:list-item>
      </text:list>
      <text:p text:style-name="Heading_20_4"><text:bookmark text:name="_9z0e6u5ohr5l"/>Methodology</text:p>
      <text:list xml:id="list2763893903" text:style-name="WWNum121">
        <text:list-item>
          <text:p text:style-name="P37"><text:span text:style-name="T16">Organizational Surveys: </text:span>Conduct comprehensive surveys across the organization to assess AI readiness and gather employee feedback.</text:p>
        </text:list-item>
        <text:list-item>
          <text:p text:style-name="P37"><text:span text:style-name="T16">Stakeholder Interviews</text:span>: Engage in detailed discussions with key stakeholders to understand their expectations and apprehensions regarding AI.</text:p>
        </text:list-item>
        <text:list-item>
          <text:p text:style-name="P37"><text:span text:style-name="T16">Technical Compatibility Evaluations:</text:span> Perform thorough evaluations of existing systems to determine their compatibility with proposed AI technologies.</text:p>
        </text:list-item>
      </text:list>
      <text:p text:style-name="Heading_20_3"><text:bookmark text:name="_r3w4q6xs3mss"/>Assessment Framework Development</text:p>
      <text:p text:style-name="P292"><text:span text:style-name="T16">Continuous Evaluation Framework:</text:span> Create a staged framework to guide the organization from initial assessment to full-scale AI deployment. The framework should incorporate best practices and industry benchmarks for successful AI integration.</text:p>
      <text:p text:style-name="Heading_20_4"><text:bookmark text:name="_kz0rwjt7nibq"/>Focus Areas:</text:p>
      <text:list xml:id="list4286094478" text:style-name="WWNum223">
        <text:list-item>
          <text:p text:style-name="P38"><text:span text:style-name="T16">Data Governance:</text:span> Evaluate data quality, architecture, and governance policies.</text:p>
        </text:list-item>
        <text:list-item>
          <text:p text:style-name="P38"><text:span text:style-name="T16">Skills Assessment: </text:span>They identify skill gaps and offer personalized training, ensuring that employees are continuously advancing in their careers and adapting to the evolving digital landscape.</text:p>
        </text:list-item>
        <text:list-item>
          <text:p text:style-name="P38"><text:span text:style-name="T16">Technology Assessment:</text:span> Evaluate existing and potential AI technology solutions and vendors.</text:p>
        </text:list-item>
        <text:list-item>
          <text:p text:style-name="P38"><text:span text:style-name="T16">Compliance and Ethics: </text:span>Ensure readiness for legal, regulatory, and ethical standards in AI use.</text:p>
        </text:list-item>
      </text:list>
      <text:p text:style-name="Heading_20_4"><text:bookmark text:name="_r3w4q6xs3mss1"/>Data Governance</text:p>
      <text:p text:style-name="Standard">Dive into the meticulous evaluation of data quality, architecture, and governance policies to align them with the demands of AI technologies.</text:p>
      <text:p text:style-name="Standard"/>
      <text:list xml:id="list3553689651" text:style-name="WWNum13">
        <text:list-item>
          <text:p text:style-name="P39"><text:span text:style-name="T16">Data Quality: </text:span>Assess the quality of data used in AI models, including accuracy, completeness, and consistency.</text:p>
        </text:list-item>
        <text:list-item>
          <text:p text:style-name="P39"><text:span text:style-name="T16">Data Architecture: </text:span>Evaluate the data architecture used to support AI models, including data storage, processing, and access.</text:p>
        </text:list-item>
        <text:list-item>
          <text:p text:style-name="P39"><text:span text:style-name="T16">Data Governance Policies: </text:span>Review and update data governance policies to ensure that they are aligned with AI use.</text:p>
        </text:list-item>
      </text:list>
      <text:p text:style-name="Heading_20_4"><text:bookmark text:name="_r3w4q6xs3mss2"/>Skills Assessment</text:p>
      <text:p text:style-name="Standard">Identify and bridge skill gaps in your team, focusing on targeted upskilling and reskilling initiatives to enhance AI implementation capabilities.</text:p>
      <text:p text:style-name="P18"/>
      <text:list xml:id="list790898893" text:style-name="WWNum163">
        <text:list-item>
          <text:p text:style-name="P40"><text:span text:style-name="T16">Skill Gaps:</text:span> Identify skill gaps in the organization that may impact the successful implementation of AI.</text:p>
        </text:list-item>
        <text:list-item>
          <text:p text:style-name="P40"><text:span text:style-name="T16">Upskilling or Reskilling Initiatives: </text:span>Develop upskilling or reskilling initiatives to address skill gaps.</text:p>
        </text:list-item>
      </text:list>
      <text:p text:style-name="Heading_20_4"><text:bookmark text:name="_r3w4q6xs3mss3"/>Technology Assessment</text:p>
      <text:p text:style-name="Standard">Conduct a comprehensive review of existing AI technologies within your organization, while exploring potential new solutions to drive innovation.</text:p>
      <text:p text:style-name="P4"/>
      <text:list xml:id="list148415308" text:style-name="WWNum286">
        <text:list-item>
          <text:p text:style-name="P41"><text:span text:style-name="T16">Existing AI Technology Solutions: </text:span>Evaluate existing AI technology solutions in the organization to identify gaps and opportunities for improvement.</text:p>
        </text:list-item>
        <text:list-item>
          <text:p text:style-name="P41"><text:span text:style-name="T16">Potential AI Technology Solutions: </text:span>Evaluate potential AI technology solutions to identify new opportunities for innovation.</text:p>
        </text:list-item>
      </text:list>
      <text:p text:style-name="Heading_20_4"><text:bookmark text:name="_itwv3h2uthip"/><text:soft-page-break/>Compliance and Ethics</text:p>
      <text:p text:style-name="Standard">Navigate the intricate landscape of legal and regulatory standards for AI, ensuring your organization's AI practices adhere to ethical guidelines.</text:p>
      <text:p text:style-name="P4"/>
      <text:list xml:id="list783469145" text:style-name="WWNum227">
        <text:list-item>
          <text:p text:style-name="P42"><text:span text:style-name="T16">Legal and Regulatory Standards: </text:span>Ensure that the organization is compliant with all applicable legal and regulatory standards for AI use.</text:p>
        </text:list-item>
        <text:list-item>
          <text:p text:style-name="P42"><text:span text:style-name="T16">Ethical Standards: </text:span>Ensure that the organization's AI use is aligned with ethical standards.</text:p>
        </text:list-item>
      </text:list>
      <text:p text:style-name="Heading_20_3"><text:bookmark text:name="_dbnatpucls1z"/>Assessment Workshop</text:p>
      <text:p text:style-name="Standard">For the initial workshop in the AI readiness assessment, a blend of design thinking, lean startup tactics, and unconference approaches can be employed to quickly gain insights into the organization's challenges and opportunities.</text:p>
      <text:p text:style-name="Standard"/>
      <text:p text:style-name="Standard">The workshop should be interactive, encouraging active participation and collaboration, with a focus on tangible outcomes that guide the next steps in the AI readiness journey.</text:p>
      <text:p text:style-name="Heading_20_4"><text:bookmark text:name="_q9meld4vet0c"/>Unconference Method:</text:p>
      <text:list xml:id="list247357301" text:style-name="WWNum164">
        <text:list-item>
          <text:list>
            <text:list-item>
              <text:p text:style-name="P294"><text:span text:style-name="T16">Open Discussions: </text:span>Facilitate open-ended sessions where participants can freely discuss their views and ideas related to AI in the enterprise.</text:p>
            </text:list-item>
            <text:list-item>
              <text:p text:style-name="P294"><text:span text:style-name="T16">Participant-Driven Agenda:</text:span> Allow participants to set the agenda based on their interests and questions, fostering engagement and creativity.</text:p>
            </text:list-item>
          </text:list>
        </text:list-item>
      </text:list>
      <text:p text:style-name="Heading_20_4"><text:bookmark text:name="_p5hqwdyxp77"/>Design Thinking Session:</text:p>
      <text:list xml:id="list73508354050059" text:continue-numbering="true" text:style-name="WWNum164">
        <text:list-item>
          <text:list>
            <text:list-item>
              <text:p text:style-name="P294"><text:span text:style-name="T16">Empathize:</text:span> Understand the organization’s current challenges and perspectives through engaging activities.</text:p>
            </text:list-item>
            <text:list-item>
              <text:p text:style-name="P294"><text:span text:style-name="T16">Define: </text:span>Identify and clearly define the core AI-related challenges.</text:p>
            </text:list-item>
            <text:list-item>
              <text:p text:style-name="P294"><text:span text:style-name="T16">Ideate:</text:span> Generate a wide array of potential AI solutions.</text:p>
            </text:list-item>
          </text:list>
        </text:list-item>
      </text:list>
      <text:p text:style-name="Heading_20_4"><text:bookmark text:name="_xphgi4wugoil"/>Lean Startup Approach:</text:p>
      <text:list xml:id="list73508029744771" text:continue-numbering="true" text:style-name="WWNum164">
        <text:list-item>
          <text:list>
            <text:list-item>
              <text:p text:style-name="P294"><text:span text:style-name="T16">Build-Measure-Learn Loop:</text:span> Introduce the concept of quick iterations for AI initiatives, focusing on building minimal viable solutions, measuring their impact, and learning from the outcomes.</text:p>
            </text:list-item>
            <text:list-item>
              <text:p text:style-name="P294"><text:span text:style-name="T16">Pivot or Persevere Decisions: </text:span>Encourage discussions on whether to pivot (change strategy) or persevere (continue with the current plan) based on hypothetical outcomes.</text:p>
            </text:list-item>
          </text:list>
        </text:list-item>
      </text:list>
      <text:p text:style-name="Heading_20_4"><text:bookmark text:name="_h7ctonk1nrut"/>Deliverables</text:p>
      <text:p text:style-name="Standard">The workshop deliverables, designed to support the next steps in the Enterprise AI platform development, include:</text:p>
      <text:p text:style-name="Standard"/>
      <text:list xml:id="list548989700" text:style-name="WWNum275">
        <text:list-item>
          <text:p text:style-name="P43"><text:span text:style-name="T16">Workshop Summary Report</text:span>: A comprehensive report outlining key insights, challenges identified, and potential AI solutions discussed during the workshop.</text:p>
        </text:list-item>
        <text:list-item>
          <text:p text:style-name="P43"><text:span text:style-name="T16">Actionable Recommendations:</text:span> A document detailing actionable steps for AI integration, derived from the workshop's discussions and activities.</text:p>
        </text:list-item>
        <text:list-item>
          <text:p text:style-name="P43"><text:span text:style-name="T16">Innovation Roadmap: </text:span>A strategic roadmap laying out short-term and long-term AI goals and initiatives, based on the workshop's outcomes.</text:p>
        </text:list-item>
        <text:list-item>
          <text:p text:style-name="P43"><text:span text:style-name="T16">Feedback and Insights Compilation: </text:span>A compilation of feedback, ideas, and insights gathered from participants, providing valuable perspectives for AI strategy development.</text:p>
        </text:list-item>
        <text:list-item>
          <text:p text:style-name="P43"><text:span text:style-name="T16">Prototype Concepts: </text:span>Early-stage concepts or prototypes of potential AI solutions, developed during the ideation sessions of the workshop.</text:p>
        </text:list-item>
        <text:list-item>
          <text:p text:style-name="P43"><text:span text:style-name="T16">Follow-up Action Plan:</text:span> A plan for follow-up sessions or activities to continue the momentum and further refine AI strategies.</text:p>
        </text:list-item>
      </text:list>
      <text:p text:style-name="Standard"/>
      <text:p text:style-name="Standard">These deliverables are designed to provide a clear direction and foundation for developing and implementing a successful Enterprise AI platform, ensuring alignment with organizational goals and readiness for AI adoption.</text:p>
      <text:p text:style-name="Heading_20_3"><text:bookmark text:name="_14d2pr6cri26"/><text:soft-page-break/>Introductory Workshops Format &amp; Agenda</text:p>
      <text:p text:style-name="Heading_20_4"><text:bookmark text:name="_t29jwqmq5f28"/>Session 1: Introduction to AI Integration and Management in the AI Era</text:p>
      <text:p text:style-name="P292"><text:span text:style-name="T16">Duration</text:span>: 3 hours</text:p>
      <text:p text:style-name="P292"/>
      <text:p text:style-name="P292">Agenda:</text:p>
      <text:p text:style-name="P18"><text:span text:style-name="T16">Part 1:</text:span> Overview of AI in Enterprise (1 hour)</text:p>
      <text:list xml:id="list1212633712" text:style-name="WWNum16">
        <text:list-item>
          <text:list>
            <text:list-item>
              <text:p text:style-name="P295">Key insights from the book's introduction.</text:p>
            </text:list-item>
            <text:list-item>
              <text:p text:style-name="P295">Importance of AI in modern enterprises.</text:p>
            </text:list-item>
            <text:list-item>
              <text:p text:style-name="P295">Interactive discussion on current AI trends and their impacts.</text:p>
            </text:list-item>
          </text:list>
        </text:list-item>
      </text:list>
      <text:p text:style-name="P18"><text:span text:style-name="T16">Part 2:</text:span> Leadership and Vision in AI Transformation (1 hour)</text:p>
      <text:list xml:id="list73506892621743" text:continue-numbering="true" text:style-name="WWNum16">
        <text:list-item>
          <text:list>
            <text:list-item>
              <text:p text:style-name="P295">Discuss leadership roles in AI initiatives.</text:p>
            </text:list-item>
            <text:list-item>
              <text:p text:style-name="P295">Case studies from the book illustrating successful AI leadership.</text:p>
            </text:list-item>
            <text:list-item>
              <text:p text:style-name="P295">Group activity: Identifying leadership qualities needed for AI integration.</text:p>
            </text:list-item>
          </text:list>
        </text:list-item>
      </text:list>
      <text:p text:style-name="P18"><text:span text:style-name="T16">Part 3: </text:span>Organizational Change Management (1 hour)</text:p>
      <text:list xml:id="list73508049971393" text:continue-numbering="true" text:style-name="WWNum16">
        <text:list-item>
          <text:list>
            <text:list-item>
              <text:p text:style-name="P295">Strategies for effective change management.</text:p>
            </text:list-item>
            <text:list-item>
              <text:p text:style-name="P295">Role of AI in transforming organizational structures.</text:p>
            </text:list-item>
            <text:list-item>
              <text:p text:style-name="P295">Workshop: Planning change management for an AI project.</text:p>
            </text:list-item>
          </text:list>
        </text:list-item>
      </text:list>
      <text:p text:style-name="Heading_20_4"><text:bookmark text:name="_pi6j6giishp9"/>Session 2: AI Ethics, Governance, and Risk Management</text:p>
      <text:p text:style-name="P292"><text:span text:style-name="T16">Duration</text:span>: 3 hours</text:p>
      <text:p text:style-name="P292"/>
      <text:p text:style-name="P292">Agenda:</text:p>
      <text:p text:style-name="P18"><text:span text:style-name="T16">Part 1:</text:span> AI Ethics and Responsibility (1 hour)</text:p>
      <text:list xml:id="list2081759026" text:style-name="WWNum255">
        <text:list-item>
          <text:list>
            <text:list-item>
              <text:p text:style-name="P296">Understanding the ethical implications of AI.</text:p>
            </text:list-item>
            <text:list-item>
              <text:p text:style-name="P296">Discussion on ethical AI use cases from the book.</text:p>
            </text:list-item>
            <text:list-item>
              <text:p text:style-name="P296">Group activity on developing an ethical AI framework.</text:p>
            </text:list-item>
          </text:list>
        </text:list-item>
      </text:list>
      <text:p text:style-name="P18"><text:span text:style-name="T16">Part 2:</text:span> AI Governance and Risk Management (1 hour)</text:p>
      <text:list xml:id="list73508238111076" text:continue-numbering="true" text:style-name="WWNum255">
        <text:list-item>
          <text:list>
            <text:list-item>
              <text:p text:style-name="P296">Importance of governance in AI projects.</text:p>
            </text:list-item>
            <text:list-item>
              <text:p text:style-name="P296">Workshop: Creating a governance model for AI.</text:p>
            </text:list-item>
          </text:list>
        </text:list-item>
      </text:list>
      <text:p text:style-name="P18"><text:span text:style-name="T16">Part 3: </text:span>Evaluating and Measuring AI Impact (1 hour)</text:p>
      <text:list xml:id="list73508336233614" text:continue-numbering="true" text:style-name="WWNum255">
        <text:list-item>
          <text:list>
            <text:list-item>
              <text:p text:style-name="P296">Techniques for assessing AI impact.</text:p>
            </text:list-item>
            <text:list-item>
              <text:p text:style-name="P296"><text:soft-page-break/>Interactive session on measuring ROI of AI projects.</text:p>
            </text:list-item>
          </text:list>
        </text:list-item>
      </text:list>
      <text:p text:style-name="Heading_20_4"><text:bookmark text:name="_c62ez3pl8hlf"/>Session 3: AI Readiness Assessment and Framework Development</text:p>
      <text:p text:style-name="P292"><text:span text:style-name="T16">Duration</text:span>: 3 hours</text:p>
      <text:p text:style-name="P292"/>
      <text:p text:style-name="P292"><text:span text:style-name="T16">Agenda</text:span>:</text:p>
      <text:p text:style-name="P18"><text:span text:style-name="T16">Part 1:</text:span> AI Readiness Assessment (1.5 hours)</text:p>
      <text:list xml:id="list2529641641" text:style-name="WWNum109">
        <text:list-item>
          <text:list>
            <text:list-item>
              <text:p text:style-name="P297">Understanding current capabilities and infrastructure.</text:p>
            </text:list-item>
            <text:list-item>
              <text:p text:style-name="P297">Group exercise: Conducting a readiness assessment.</text:p>
            </text:list-item>
          </text:list>
        </text:list-item>
      </text:list>
      <text:p text:style-name="P18"><text:span text:style-name="T16">Part 2: </text:span>Developing an AI Framework (1.5 hours)</text:p>
      <text:list xml:id="list73507850537016" text:continue-numbering="true" text:style-name="WWNum109">
        <text:list-item>
          <text:list>
            <text:list-item>
              <text:p text:style-name="P297">Methodology for AI implementation.</text:p>
            </text:list-item>
            <text:list-item>
              <text:p text:style-name="P297">Workshop: Crafting an AI strategy based on assessment results.</text:p>
            </text:list-item>
          </text:list>
        </text:list-item>
      </text:list>
      <text:p text:style-name="Heading_20_4"><text:bookmark text:name="_xwmdk544dsnw"/>Session 4: Management Feedback Loops and Future Directions</text:p>
      <text:p text:style-name="P292"><text:span text:style-name="T16">Duration</text:span>: 3 hours</text:p>
      <text:p text:style-name="P292"/>
      <text:p text:style-name="P292">Agenda:</text:p>
      <text:p text:style-name="P18"><text:span text:style-name="T16">Part 1:</text:span> Management Feedback Loops (1.5 hours)</text:p>
      <text:list xml:id="list2841618393" text:style-name="WWNum252">
        <text:list-item>
          <text:list>
            <text:list-item>
              <text:p text:style-name="P298">Importance of feedback in AI projects.</text:p>
            </text:list-item>
            <text:list-item>
              <text:p text:style-name="P298">Case study analysis and group discussion.</text:p>
            </text:list-item>
          </text:list>
        </text:list-item>
      </text:list>
      <text:p text:style-name="P18"><text:span text:style-name="T16">Part 2: </text:span>Future of AI in Enterprise Management (1.5 hours)</text:p>
      <text:list xml:id="list73506696833502" text:continue-numbering="true" text:style-name="WWNum252">
        <text:list-item>
          <text:list>
            <text:list-item>
              <text:p text:style-name="P298">Discussing emerging trends and technologies.</text:p>
            </text:list-item>
            <text:list-item>
              <text:p text:style-name="P298">Interactive session: Envisioning the future of AI in participants' organizations.</text:p>
            </text:list-item>
          </text:list>
        </text:list-item>
      </text:list>
      <text:p text:style-name="Heading_20_3"><text:bookmark text:name="_ph8lnb43z7gd"/>Additional Notes:</text:p>
      <text:list xml:id="list3528965860" text:style-name="WWNum161">
        <text:list-item>
          <text:p text:style-name="P44"><text:span text:style-name="T16">Pre-Workshop Assignments: </text:span>Reading assignments from the book to enhance participation.</text:p>
        </text:list-item>
        <text:list-item>
          <text:p text:style-name="P44"><text:span text:style-name="T16">Post-Workshop Activities:</text:span> Follow-up tasks to apply learning in the workplace.</text:p>
        </text:list-item>
        <text:list-item>
          <text:p text:style-name="P44"><text:span text:style-name="T16">Interactive Elements:</text:span> Case studies, group discussions, and hands-on activities for practical understanding.</text:p>
        </text:list-item>
        <text:list-item>
          <text:p text:style-name="P44"><text:span text:style-name="T16">Resources: </text:span>Provide participants with supplementary materials and access to online resources for continued learning.</text:p>
        </text:list-item>
        <text:list-item>
          <text:p text:style-name="P44"><text:span text:style-name="T16">Evaluation: </text:span>Feedback forms to assess the effectiveness of the workshop and gather suggestions for improvement.</text:p>
        </text:list-item>
      </text:list>
      <text:p text:style-name="Standard"/>
      <text:p text:style-name="Standard">This format aims to not only transfer knowledge but also to engage participants in practical applications of the concepts discussed, ensuring they can effectively implement AI strategies in their respective organizations.</text:p>
      <text:p text:style-name="Standard"/>
      <text:p text:style-name="P350"/>
      <text:p text:style-name="Heading_20_3"><text:bookmark text:name="_c4n7lfjsjgah"/>Management in the AI Era</text:p>
      <text:p text:style-name="Standard">The integration of Artificial Intelligence (AI) in enterprises is not merely a technological upgrade but a transformative shift in business operations and management. This section explores the multifaceted aspects of management in the AI era, encompassing leadership roles, organizational change, ethical practices, innovative business models, ecosystem development, governance, and impact evaluation. </text:p>
      <text:p text:style-name="Standard"/>
      <text:p text:style-name="Standard">As AI reshapes industries, understanding these components becomes vital for leaders aiming to navigate and capitalize on AI-driven transformations effectively.</text:p>
      <text:p text:style-name="Heading_20_4"><text:bookmark text:name="_v561wixoajja"/>Leadership and Vision in AI Transformation:</text:p>
      <text:p text:style-name="Standard">Dive into how visionary leadership shapes the success of AI initiatives, creating a roadmap that integrates AI with your organization's future vision.</text:p>
      <text:p text:style-name="Standard"/>
      <text:list xml:id="list536599094" text:style-name="WWNum88">
        <text:list-item>
          <text:list>
            <text:list-item>
              <text:p text:style-name="P299"><text:span text:style-name="T16">Role of Leadership: </text:span>Examining how leadership influences the direction and success of AI initiatives within an organization.</text:p>
            </text:list-item>
            <text:list-item>
              <text:p text:style-name="P299"><text:span text:style-name="T16">Vision and Strategy:</text:span> Developing a comprehensive and forward-thinking strategy for AI integration, aligning it with the organization’s overall objectives and future roadmap.</text:p>
            </text:list-item>
          </text:list>
        </text:list-item>
      </text:list>
      <text:p text:style-name="Heading_20_4"><text:bookmark text:name="_3f8chvxgy0u4"/>Organizational Change Management:</text:p>
      <text:p text:style-name="Standard">Explore the dynamic shift towards an AI-centric culture, focusing on adaptability and the pivotal role of upskilling your workforce for AI readiness.</text:p>
      <text:p text:style-name="P4"/>
      <text:list xml:id="list73507818361549" text:continue-numbering="true" text:style-name="WWNum88">
        <text:list-item>
          <text:list>
            <text:list-item>
              <text:p text:style-name="P299"><text:span text:style-name="T16">Cultural Shifts: </text:span>Addressing the cultural and operational shifts necessary for an AI-centric business model, emphasizing adaptability and innovation.</text:p>
            </text:list-item>
            <text:list-item>
              <text:p text:style-name="P299"><text:span text:style-name="T16">Employee Training and Upskilling: </text:span>Focusing on the importance of equipping the workforce with the necessary skills and knowledge for AI readiness, ensuring a smooth transition and effective utilization of AI technologies.</text:p>
            </text:list-item>
          </text:list>
        </text:list-item>
      </text:list>
      <text:p text:style-name="Heading_20_4"><text:bookmark text:name="_vv8trzmzq3nd"/>AI Ethics and Responsibility:</text:p>
      <text:p text:style-name="Standard">Engage with the ethical dimensions of AI, including data privacy and bias prevention, to establish a framework for responsible and transparent AI usage.</text:p>
      <text:p text:style-name="P4"/>
      <text:list xml:id="list73507533713431" text:continue-numbering="true" text:style-name="WWNum88">
        <text:list-item>
          <text:list>
            <text:list-item>
              <text:p text:style-name="P299"><text:span text:style-name="T16">Ethical Considerations:</text:span> Delving into the ethical implications of AI deployment, including data privacy, bias prevention, and transparency.</text:p>
            </text:list-item>
            <text:list-item>
              <text:p text:style-name="P299"><text:span text:style-name="T16">Responsible AI Usage:</text:span> Establishing clear guidelines and principles for responsible AI usage, ensuring that AI solutions align with ethical standards and societal values.</text:p>
            </text:list-item>
          </text:list>
        </text:list-item>
      </text:list>
      <text:p text:style-name="Heading_20_4"><text:bookmark text:name="_z7897oow7iw4"/>Innovative Business Models with AI:</text:p>
      <text:p text:style-name="Standard">Discover the transformative potential of AI in creating new business models and revenue streams, supported by real-world case studies.</text:p>
      <text:p text:style-name="P4"/>
      <text:list xml:id="list73508569554967" text:continue-numbering="true" text:style-name="WWNum88">
        <text:list-item>
          <text:list>
            <text:list-item>
              <text:p text:style-name="P299"><text:span text:style-name="T16">AI-Driven Opportunities: </text:span>Exploring new business models and revenue streams enabled by AI, showcasing the transformative power of AI in various sectors.</text:p>
            </text:list-item>
            <text:list-item>
              <text:p text:style-name="P299"><text:span text:style-name="T16">Industry Case Studies: </text:span>Presenting real-world examples of successful AI implementations, highlighting the strategies, challenges, and outcomes.</text:p>
            </text:list-item>
          </text:list>
        </text:list-item>
      </text:list>
      <text:p text:style-name="Heading_20_4"><text:bookmark text:name="_gl3zskq6pjc6"/>AI Ecosystem and Partnerships:</text:p>
      <text:p text:style-name="Standard">Emphasize the importance of building a strong AI ecosystem through strategic partnerships and collaborations, fostering innovation across sectors.</text:p>
      <text:p text:style-name="Standard"/>
      <text:list xml:id="list73507441947853" text:continue-numbering="true" text:style-name="WWNum88">
        <text:list-item>
          <text:list>
            <text:list-item>
              <text:p text:style-name="P299"><text:span text:style-name="T16">Building Ecosystems: </text:span>Creating synergistic relationships with technology partners, vendors, and stakeholders to foster a robust AI ecosystem.</text:p>
            </text:list-item>
            <text:list-item>
              <text:p text:style-name="P299"><text:span text:style-name="T16">Collaboration for Innovation: </text:span>Emphasizing the value of collaborative efforts in AI solution development, sharing knowledge, and driving industry-wide innovation.</text:p>
            </text:list-item>
          </text:list>
        </text:list-item>
      </text:list>
      <text:p text:style-name="Heading_20_4"><text:bookmark text:name="_i9lh6jnempw3"/><text:soft-page-break/>AI Governance and Risk Management:</text:p>
      <text:p text:style-name="Standard">Address the essentials of effective AI governance and risk management, ensuring your AI projects align with both business goals and global compliance standards.</text:p>
      <text:p text:style-name="Standard"/>
      <text:list xml:id="list73506924820437" text:continue-numbering="true" text:style-name="WWNum88">
        <text:list-item>
          <text:list>
            <text:list-item>
              <text:p text:style-name="P299"><text:span text:style-name="T16">Governance Frameworks:</text:span> Implementing effective governance frameworks to oversee AI projects, ensuring alignment with business goals and ethical considerations.</text:p>
            </text:list-item>
            <text:list-item>
              <text:p text:style-name="P299"><text:span text:style-name="T16">Compliance and Standards:</text:span> Navigating the complex landscape of global AI regulations and standards, ensuring compliance and risk mitigation.</text:p>
            </text:list-item>
          </text:list>
        </text:list-item>
      </text:list>
      <text:p text:style-name="Heading_20_4"><text:bookmark text:name="_n0xymo3rgar"/>Evaluating and Measuring AI Impact:</text:p>
      <text:p text:style-name="Standard">Focus on how to effectively measure the impact of AI on your organization, using advanced tools and methodologies to track ROI and drive strategic AI investments.</text:p>
      <text:p text:style-name="P4"/>
      <text:list xml:id="list73507311932849" text:continue-numbering="true" text:style-name="WWNum88">
        <text:list-item>
          <text:list>
            <text:list-item>
              <text:p text:style-name="P299"><text:span text:style-name="T16">Assessment Tools and Methodologies: </text:span>Utilizing various tools and methodologies to assess the impact of AI on business processes, operational efficiency, and market competitiveness. </text:p>
            </text:list-item>
            <text:list-item>
              <text:p text:style-name="P299"><text:span text:style-name="T16">ROI of AI Projects: </text:span>Developing methodologies for calculating the Return on Investment (ROI) for AI projects, considering both direct and indirect benefits, to justify and guide investments in AI.</text:p>
            </text:list-item>
          </text:list>
        </text:list-item>
      </text:list>
      <text:p text:style-name="Standard"/>
      <text:p text:style-name="Standard">The management landscape in the AI era is dynamic and multifaceted, requiring a deep understanding of both the opportunities and challenges presented by AI technologies. </text:p>
      <text:p text:style-name="Standard"/>
      <text:p text:style-name="Standard">By embracing strong leadership, ethical practices, innovative approaches, effective governance, and thorough impact assessment, organizations can navigate the complexities of AI integration and leverage its full potential for sustainable growth and competitive advantage. This comprehensive approach to AI management ensures that enterprises are not only technologically advanced but also strategically positioned to thrive in the ever-evolving digital economy.</text:p>
      <text:p text:style-name="Heading_20_3"><text:bookmark text:name="_r3w4q6xs3mss4"/>Management Feedback Loops</text:p>
      <text:p text:style-name="Standard">This section provides recommendations for establishing a feedback loop to monitor and adapt the AI strategy as needed. The feedback loop should include the following elements:</text:p>
      <text:p text:style-name="Standard"/>
      <text:list xml:id="list1980696259" text:style-name="WWNum179">
        <text:list-item>
          <text:p text:style-name="P45"><text:span text:style-name="T16">Metrics</text:span>: The AI strategy should include a set of metrics that will be used to track progress and identify areas for improvement. These metrics should be specific, measurable, attainable, relevant, and time-bound.</text:p>
        </text:list-item>
        <text:list-item>
          <text:p text:style-name="P45"><text:span text:style-name="T16">Monitoring</text:span>: The AI strategy should include a process for regularly monitoring the metrics and identifying any areas where the strategy is not meeting expectations.</text:p>
        </text:list-item>
        <text:list-item>
          <text:p text:style-name="P45"><text:span text:style-name="T16">Adaptation</text:span>: The AI strategy should include a process for adapting the strategy as needed to address any areas where it is not meeting expectations.</text:p>
        </text:list-item>
      </text:list>
      <text:p text:style-name="Standard"/>
      <text:p text:style-name="Standard">The feedback loop should be implemented as part of the overall AI governance process. The governance process should define the roles and responsibilities of key stakeholders, such as the AI governance board, the AI risk management team, and the AI data governance team. </text:p>
      <text:p text:style-name="Standard"/>
      <text:p text:style-name="Standard">The governance process should also define the processes for approving and implementing the AI strategy, as well as the processes for monitoring and adapting the strategy as needed.</text:p>
      <text:p text:style-name="Standard"/>
      <text:p text:style-name="Standard">The feedback loop is an essential part of any AI strategy. It provides a mechanism for ensuring that the strategy is aligned with the organization's goals and that it is being implemented effectively. </text:p>
      <text:p text:style-name="Standard"/>
      <text:p text:style-name="Standard">The feedback loop also helps to identify and address any risks associated with the AI strategy.</text:p>
      <text:p text:style-name="Heading_20_4"><text:bookmark text:name="_qkcv6kgcg6qp"/>Regular Review and Adaptation</text:p>
      <text:list xml:id="list826288682" text:style-name="WWNum150">
        <text:list-item>
          <text:p text:style-name="P46"><text:span text:style-name="T16">Establish a schedule for periodic AI readiness reviews</text:span>. This will help to ensure that the organization is on track with its AI goals and that any potential risks or challenges are identified and addressed early on.</text:p>
        </text:list-item>
        <text:list-item>
          <text:p text:style-name="P46"><text:soft-page-break/><text:span text:style-name="T16">Adapt the AI strategy </text:span>based on changing internal and market dynamics. As the organization's needs and the AI landscape evolve, it is important to be able to adapt the AI strategy accordingly. This may involve changing the focus of AI initiatives, the technologies used, or the way in which AI is integrated into the organization.</text:p>
        </text:list-item>
      </text:list>
      <text:p text:style-name="Heading_20_4"><text:bookmark text:name="_46s99xtgti20"/>Cross-Departmental Feedback</text:p>
      <text:list xml:id="list719869564" text:style-name="WWNum176">
        <text:list-item>
          <text:p text:style-name="P47"><text:span text:style-name="T16">Create channels for inclusive feedback </text:span>from all organizational levels. This will help to ensure that all stakeholders are involved in the AI process and that their feedback is taken into account.</text:p>
        </text:list-item>
        <text:list-item>
          <text:p text:style-name="P47"><text:span text:style-name="T16">Hold collaborative review sessions</text:span> to discuss AI integration progress and challenges. These sessions will provide an opportunity for stakeholders to share their experiences and insights, and to work together to find solutions to any challenges that are encountered.</text:p>
        </text:list-item>
      </text:list>
      <text:p text:style-name="Heading_20_3"><text:bookmark text:name="_o7bwc446nr5b"/>Regulations, Legislation, and Governance</text:p>
      <text:p text:style-name="Heading_20_4"><text:bookmark text:name="_iof2x0h3ylix"/>Navigating Legal Frameworks</text:p>
      <text:p text:style-name="P292">Understand and comply with relevant AI regulations and legislation, both locally and globally. This includes understanding the different types of AI regulations that exist, such as those that govern the use of AI in healthcare, finance, and transportation. It also includes staying up-to-date on changes in legal requirements related to AI deployment.</text:p>
      <text:p text:style-name="P292"/>
      <text:p text:style-name="P292">Develop a process for identifying and mitigating legal risks associated with AI projects. </text:p>
      <text:p text:style-name="P292"/>
      <text:p text:style-name="P292">This process should include:</text:p>
      <text:list xml:id="list1136722318" text:style-name="WWNum182">
        <text:list-item>
          <text:list>
            <text:list-item>
              <text:p text:style-name="P300">Identifying the potential legal risks associated with an AI project</text:p>
            </text:list-item>
            <text:list-item>
              <text:p text:style-name="P300">Mitigating those risks through a combination of technical and non-technical controls</text:p>
            </text:list-item>
            <text:list-item>
              <text:p text:style-name="P300">Monitoring the effectiveness of the risk mitigation measures in place</text:p>
            </text:list-item>
          </text:list>
        </text:list-item>
      </text:list>
      <text:p text:style-name="Heading_20_4"><text:bookmark text:name="_4bilo3km3u6z"/>Ethical AI Governance</text:p>
      <text:p text:style-name="P292">Develop an ethical framework addressing AI-related issues like bias, transparency, and accountability. This framework should be based on the principles of fairness, accountability, transparency, and responsibility.</text:p>
      <text:p text:style-name="P292"/>
      <text:p text:style-name="P292">Educate employees about ethical AI practices and integrate these principles into AI projects. This includes training employees on how to identify and mitigate bias in AI systems, how to make AI systems transparent to users, and how to hold AI systems accountable for their decisions.</text:p>
      <text:p text:style-name="Standard"/>
      <text:p text:style-name="Standard">In addition to the above, organizations should also consider the following when developing their AI governance frameworks:</text:p>
      <text:p text:style-name="Standard"/>
      <text:list xml:id="list3306389472" text:style-name="WWNum189">
        <text:list-item>
          <text:p text:style-name="P48">The specific needs of their industry or sector</text:p>
        </text:list-item>
        <text:list-item>
          <text:p text:style-name="P48">The size and complexity of their organization</text:p>
        </text:list-item>
        <text:list-item>
          <text:p text:style-name="P48">The level of risk tolerance they have for AI-related issues</text:p>
        </text:list-item>
      </text:list>
      <text:p text:style-name="P5"/>
      <text:p text:style-name="Standard">By taking these factors into account, organizations can develop AI governance frameworks that are tailored to their specific needs and that help them to mitigate legal and ethical risks associated with AI.</text:p>
      <text:p text:style-name="Heading_20_3"><text:bookmark text:name="_fa3roh2lpkil"/>Executive Steering Committee</text:p>
      <text:p text:style-name="Standard">Establish an Executive Steering Committee with clear roles and responsibilities.</text:p>
      <text:p text:style-name="P6">The committee should provide strategic direction, monitor progress, and ensure alignment with organizational goals.</text:p>
      <text:p text:style-name="Heading_20_3"><text:bookmark text:name="_4z7nx1k6r7uv"/>Formation and Structure</text:p>
      <text:p text:style-name="P292"><text:soft-page-break/><text:span text:style-name="T16">Diverse Representation: </text:span>Include senior leaders from key departments like IT, Data Science, HR, Legal, and Operations. This diversity ensures a wide range of perspectives and expertise.</text:p>
      <text:p text:style-name="P293"/>
      <text:p text:style-name="P292"><text:span text:style-name="T16">Defined Roles and Responsibilities: </text:span>Clearly outline the roles and responsibilities of each member, focusing on strategic oversight, ethical governance, and decision-making related to AI initiatives.</text:p>
      <text:p text:style-name="Heading_20_3"><text:bookmark text:name="_468plhz1t0hv"/>Strategic Direction and Oversight</text:p>
      <text:p text:style-name="P292"><text:span text:style-name="T16">Set Strategic AI Goals:</text:span> The committee should establish and oversee strategic goals for AI implementation, ensuring they align with the broader business objectives.</text:p>
      <text:p text:style-name="P293"/>
      <text:p text:style-name="P292"><text:span text:style-name="T16">Monitor AI Integration: </text:span>Regularly monitor the progress of AI projects, ensuring they adhere to set timelines and objectives.</text:p>
      <text:p text:style-name="Heading_20_3"><text:bookmark text:name="_mlncjwe4uiun"/>Regular Meetings and Decision-Making</text:p>
      <text:p text:style-name="P292"><text:span text:style-name="T16">Scheduled Reviews: </text:span>Conduct regular meetings to assess AI project developments, review challenges, and strategize on upcoming initiatives.</text:p>
      <text:p text:style-name="P293"/>
      <text:p text:style-name="P292"><text:span text:style-name="T16">Agile Decision-Making:</text:span> Facilitate quick and informed decision-making processes, addressing challenges and capitalizing on opportunities in a timely manner.</text:p>
      <text:p text:style-name="Heading_20_3"><text:bookmark text:name="_mhxryik4ekpx"/>Governance and Accountability</text:p>
      <text:p text:style-name="P292"><text:span text:style-name="T16">Ethical AI Governance:</text:span> Ensure AI implementations adhere to ethical standards and best practices, maintaining transparency and accountability.</text:p>
      <text:p text:style-name="P293"/>
      <text:p text:style-name="P292"><text:span text:style-name="T16">Compliance Checks: </text:span>Regularly review compliance with legal and regulatory standards, especially concerning data privacy and AI ethics.</text:p>
      <text:p text:style-name="Heading_20_3"><text:bookmark text:name="_b5ji41aryqxw"/>Avoiding Bureaucracy</text:p>
      <text:p text:style-name="P292"><text:span text:style-name="T16">Streamlined Processes: </text:span>Implement streamlined processes for decision-making to avoid bureaucratic delays.</text:p>
      <text:p text:style-name="P293"/>
      <text:p text:style-name="P292"><text:span text:style-name="T16">Empowering Sub-Committees: </text:span>Create specialized sub-committees for handling specific tasks or challenges, ensuring efficient and focused attention to detail.</text:p>
      <text:p text:style-name="Standard"/>
      <text:p text:style-name="Standard">An Executive Steering Committee is essential to navigating the complex landscape of enterprise AI implementation. Its structured approach, combined with agile and ethical governance, ensures that AI initiatives are effectively aligned with the organization's strategic vision while maintaining accountability and avoiding bureaucratic pitfalls.</text:p>
      <text:p text:style-name="Heading_20_4"><text:bookmark text:name="_k2qygd7tydzj"/>Strategic Direction and Oversight</text:p>
      <text:p text:style-name="Standard"/>
      <text:list xml:id="list2994892573" text:style-name="WWNum160">
        <text:list-item>
          <text:p text:style-name="P49">The committee should provide strategic direction, monitor progress, and ensure alignment with organizational goals.</text:p>
        </text:list-item>
        <text:list-item>
          <text:p text:style-name="P49">Regular meetings to assess AI project developments, address challenges, and make critical decisions.</text:p>
        </text:list-item>
      </text:list>
      <text:p text:style-name="Heading_20_3"><text:bookmark text:name="_7twa2pjny23"/>AI Readiness Assessment &amp; Final Deliverables</text:p>
      <text:p text:style-name="Standard">The AI Readiness Assessment and Framework, as a crucial step in AI integration, culminates in a set of comprehensive final deliverables. These include:</text:p>
      <text:p text:style-name="Heading_20_4"><text:bookmark text:name="_djw61btlaumv"/>Overview of Deliverables</text:p>
      <text:list xml:id="list3946988146" text:style-name="WWNum39">
        <text:list-item>
          <text:p text:style-name="P50"><text:span text:style-name="T16">Initial Workshop Deliverables: </text:span>The results of the opening workshop. This will align the team, set assessment goals, and introduce the methodology.</text:p>
        </text:list-item>
        <text:list-item>
          <text:p text:style-name="P50"><text:span text:style-name="T16">Document Formats:</text:span> Deliver detailed reports and summaries in various formats including digital documents, presentations, and infographics.</text:p>
        </text:list-item>
        <text:list-item>
          <text:p text:style-name="P50"><text:soft-page-break/><text:span text:style-name="T16">Consultation Services:</text:span> Provide expert consultations to address specific findings, offer recommendations, and guide strategic planning.</text:p>
        </text:list-item>
        <text:list-item>
          <text:p text:style-name="P50"><text:span text:style-name="T16">Revisions and Updates:</text:span> Include provisions for revisions based on feedback from the Executive Steering Committee and other key stakeholders.</text:p>
        </text:list-item>
      </text:list>
      <text:p text:style-name="Standard"/>
      <text:p text:style-name="Standard">These deliverables are designed to provide a clear, actionable roadmap for AI integration, ensuring that the enterprise is technologically, organizationally, and ethically prepared for the adoption of AI solutions. The Executive Steering Committee plays a pivotal role in guiding this process, ensuring alignment with business objectives and navigating the complexities of AI integration.</text:p>
      <text:p text:style-name="Heading_20_2"><text:bookmark text:name="_g18ljzrbon5i"/>RFP Guide for Effective AI Integration in Enterprises</text:p>
      <text:p text:style-name="Standard">The RFP process is a critical step in the successful integration of AI within an enterprise. It serves as the bridge between a company's AI aspirations and the practical realization of these technologies. This section guides CIOs through creating an effective RFP, responding to proposals, setting selection criteria, analyzing costs, and other considerations.</text:p>
      <text:p text:style-name="Heading_20_4"><text:bookmark text:name="_eibaaxgem3m"/>Drafting the RFP Document:</text:p>
      <text:list xml:id="list1642942941" text:style-name="WWNum174">
        <text:list-item>
          <text:p text:style-name="P51"><text:span text:style-name="T25">Purpose &amp; Scope Definition:</text:span><text:span text:style-name="T26"> Clearly define the purpose and scope of the AI project. Include specific objectives, desired outcomes, and the extent of AI integration across the enterprise.</text:span></text:p>
        </text:list-item>
        <text:list-item>
          <text:p text:style-name="P51"><text:span text:style-name="T25">Technical Requirements: </text:span><text:span text:style-name="T26">Outline infrastructure needs, data processing capabilities, and integration with existing systems.</text:span></text:p>
        </text:list-item>
        <text:list-item>
          <text:p text:style-name="P51"><text:span text:style-name="T25">Customization &amp; Flexibility:</text:span><text:span text:style-name="T26"> Emphasize the need for adaptable solutions that can conform to various corporate cultures and operational models.</text:span></text:p>
        </text:list-item>
        <text:list-item>
          <text:p text:style-name="P51"><text:span text:style-name="T25">Innovation &amp; Strategic Alignment:</text:span><text:span text:style-name="T26"> Request details on how proposed solutions encourage innovation and align with your enterprise's strategic goals.</text:span></text:p>
        </text:list-item>
      </text:list>
      <text:p text:style-name="Heading_20_4"><text:bookmark text:name="_xx71i5tw3hwk"/>Responding to Feedback:</text:p>
      <text:list xml:id="list3165410189" text:style-name="WWNum17">
        <text:list-item>
          <text:p text:style-name="P52"><text:span text:style-name="T24">Feedback Mechanism Establishment:</text:span><text:span text:style-name="T23"> Set up a structured process for receiving and addressing vendor feedback during the RFP process.</text:span></text:p>
        </text:list-item>
        <text:list-item>
          <text:p text:style-name="P52"><text:span text:style-name="T24">Clarification Sessions: </text:span><text:span text:style-name="T23">Organize sessions to clarify RFP requirements and ensure vendors have a comprehensive understanding of your needs.</text:span></text:p>
        </text:list-item>
      </text:list>
      <text:p text:style-name="Heading_20_4"><text:bookmark text:name="_rop94m2r9if1"/>Selection Criteria:</text:p>
      <text:list xml:id="list3543708831" text:style-name="WWNum234">
        <text:list-item>
          <text:p text:style-name="P53"><text:span text:style-name="T25">Technical Competence: </text:span><text:span text:style-name="T26">Assess vendors based on their ability to meet the outlined technical requirements.</text:span></text:p>
        </text:list-item>
        <text:list-item>
          <text:p text:style-name="P53"><text:span text:style-name="T25">Experience &amp; Expertise: </text:span><text:span text:style-name="T26">Evaluate vendors' track records and their proficiency in similar AI projects.</text:span></text:p>
        </text:list-item>
        <text:list-item>
          <text:p text:style-name="P53"><text:span text:style-name="T25">Cost-Effectiveness:</text:span><text:span text:style-name="T26"> Consider the Total Cost of Ownership (TCO) and select a vendor offering a cost-effective solution.</text:span></text:p>
        </text:list-item>
        <text:list-item>
          <text:p text:style-name="P53"><text:span text:style-name="T25">Strategic Fit: </text:span><text:span text:style-name="T26">Determine how well the vendor's solution aligns with your long-term strategic goals and AI roadmap.</text:span></text:p>
        </text:list-item>
        <text:list-item>
          <text:p text:style-name="P53"><text:span text:style-name="T25">Scalability &amp; Adaptability:</text:span><text:span text:style-name="T26"> Give priority to vendors offering scalable and adaptable solutions.</text:span></text:p>
        </text:list-item>
        <text:list-item>
          <text:p text:style-name="P53"><text:span text:style-name="T25">Innovative Approach:</text:span><text:span text:style-name="T26"> Look for vendors who demonstrate innovative practices and a commitment to continuous improvement.</text:span></text:p>
        </text:list-item>
      </text:list>
      <text:p text:style-name="Heading_20_4"><text:bookmark text:name="_tvn4rnytid30"/>Cost Analysis:</text:p>
      <text:list xml:id="list21118361" text:style-name="WWNum258">
        <text:list-item>
          <text:p text:style-name="P54"><text:span text:style-name="T25">Budget Comparison: </text:span><text:span text:style-name="T26">Ensure proposed costs align with your allocated budget for the AI project.</text:span></text:p>
        </text:list-item>
        <text:list-item>
          <text:p text:style-name="P54"><text:span text:style-name="T25">ROI Estimation: </text:span><text:span text:style-name="T26">Review Return on Investment projections, including direct and indirect benefits.</text:span></text:p>
        </text:list-item>
        <text:list-item>
          <text:p text:style-name="P54"><text:span text:style-name="T25">Long Term Cost Implications:</text:span><text:span text:style-name="T26"> Evaluate the long-term financial impact of each proposal, considering maintenance, updates, and scalability expenses.</text:span></text:p>
        </text:list-item>
      </text:list>
      <text:p text:style-name="Heading_20_4"><text:bookmark text:name="_ub21c1lebo80"/>Vendor Engagement and Communication:</text:p>
      <text:list xml:id="list1031894197" text:style-name="WWNum56">
        <text:list-item>
          <text:p text:style-name="P55"><text:span text:style-name="T25">Open Dialogue: </text:span><text:span text:style-name="T26">Maintain transparent communication with potential vendors for clarifications and updates.</text:span></text:p>
        </text:list-item>
        <text:list-item>
          <text:p text:style-name="P55"><text:span text:style-name="T25">Feedback on Proposals:</text:span><text:span text:style-name="T26"> Offer constructive feedback to vendors on their proposals, guiding them towards better alignment with your requirements.</text:span></text:p>
        </text:list-item>
      </text:list>
      <text:p text:style-name="Heading_20_4"><text:bookmark text:name="_ydty1c6ylsqw"/>Evaluating and Shortlisting Proposals:</text:p>
      <text:list xml:id="list373661215" text:style-name="WWNum37">
        <text:list-item>
          <text:p text:style-name="P56"><text:span text:style-name="T25">Multidimensional Assessment: </text:span><text:span text:style-name="T26">Use a comprehensive approach to evaluate technical capabilities, cost-effectiveness, vendor reputation, and strategic alignment.</text:span></text:p>
        </text:list-item>
        <text:list-item>
          <text:p text:style-name="P56"><text:soft-page-break/><text:span text:style-name="T25">Pilot Project Proposition: </text:span><text:span text:style-name="T26">Request a pilot project or proof of concept from shortlisted vendors to test the practical application and effectiveness of their solutions.</text:span></text:p>
        </text:list-item>
      </text:list>
      <text:p text:style-name="Heading_20_4"><text:bookmark text:name="_kdb90ifqyjxe"/>Final Decision Making:</text:p>
      <text:list xml:id="list4136000911" text:style-name="WWNum196">
        <text:list-item>
          <text:p text:style-name="P57"><text:span text:style-name="T25">Collaborative Evaluation:</text:span><text:span text:style-name="T26"> Involve stakeholders from various departments in the decision-making process to ensure the solution meets diverse organizational needs.</text:span></text:p>
        </text:list-item>
      </text:list>
      <text:list xml:id="list4247891655" text:style-name="WWNum245">
        <text:list-item>
          <text:p text:style-name="P58"><text:span text:style-name="T25">Risk Assessment:</text:span><text:span text:style-name="T26"> Conduct a comprehensive risk analysis of the final proposals, considering factors like vendor stability, solution scalability, and compliance with industry standards.</text:span></text:p>
        </text:list-item>
      </text:list>
      <text:p text:style-name="Heading_20_4"><text:bookmark text:name="_x17c89qwvf23"/>Post-Selection Process:</text:p>
      <text:list xml:id="list967836800" text:style-name="WWNum21">
        <text:list-item>
          <text:p text:style-name="P59"><text:span text:style-name="T25">Contract Negotiation:</text:span><text:span text:style-name="T26"> Engage in detailed negotiations with the chosen vendor, focusing on service level agreements, confidentiality, and post-implementation support.</text:span></text:p>
        </text:list-item>
        <text:list-item>
          <text:p text:style-name="P59"><text:span text:style-name="T25">Implementation Kick-off:</text:span><text:span text:style-name="T26"> Initiate the project with clear timelines, roles, and responsibilities defined for both your team and the vendor.</text:span></text:p>
        </text:list-item>
      </text:list>
      <text:p text:style-name="Heading_20_4"><text:bookmark text:name="_t6ttr3kfa7mg"/>Feedback Loops:</text:p>
      <text:list xml:id="list4263003569" text:style-name="WWNum238">
        <text:list-item>
          <text:p text:style-name="P60"><text:span text:style-name="T25">Continuous Improvement:</text:span><text:span text:style-name="T26"> Establish feedback mechanisms during and after project implementation to assess performance, gather insights, and facilitate continuous improvement.</text:span></text:p>
        </text:list-item>
        <text:list-item>
          <text:p text:style-name="P60"><text:span text:style-name="T25">Regular Reviews</text:span><text:span text:style-name="T26">: Schedule periodic reviews with the vendor to discuss progress, challenges, and potential optimizations.</text:span></text:p>
        </text:list-item>
      </text:list>
      <text:p text:style-name="P7"/>
      <text:p text:style-name="Standard"><text:span text:style-name="T26">This structured RFP process ensures a thorough evaluation of potential AI solutions, aligning with enterprise objectives while fostering an environment conducive to innovation and strategic growth.</text:span></text:p>
      <text:p text:style-name="P7"/>
      <text:p text:style-name="Heading_20_2"><text:bookmark text:name="_wf240ef0okor"/><office:annotation office:name="__Annotation__2413_1222352725"><dc:creator>Reuven Cohen (rUv)</dc:creator><dc:date>2024-01-15T22:03:04</dc:date><text:p><text:span text:style-name="T38">@bc@ruv.net  take a look</text:span></text:p><text:p><text:span text:style-name="T38">_Assigned to bc@ruv.net_</text:span></text:p></office:annotation>Technology: The Foundation for AI-Driven Transformation<office:annotation-end office:name="__Annotation__2413_1222352725"/></text:p>
      <text:p text:style-name="Standard">As we venture into the second half of this guide, we shift focus from organizational dynamics to the concrete realm of technology implementation. This section is crafted for CIOs and technology leaders, aiming to demystify the technical complexities of AI integration and provide a practical blueprint for deploying advanced AI solutions.</text:p>
      <text:p text:style-name="Standard"/>
      <text:list xml:id="list1702740376" text:style-name="WWNum173">
        <text:list-item>
          <text:p text:style-name="P61"><text:span text:style-name="T16">Exploring AI Capabilities: </text:span>We delve into the vast potential of AI technologies, from data analysis to predictive modeling, and how they can be harnessed to redefine enterprise operations.</text:p>
        </text:list-item>
        <text:list-item>
          <text:p text:style-name="P61"><text:span text:style-name="T16">Navigating Technical Terrain: </text:span>Understanding the technology behind AI is pivotal. This section breaks down the components of AI architecture, helping you navigate through choices like cloud computing, edge AI, and more.</text:p>
        </text:list-item>
        <text:list-item>
          <text:p text:style-name="P61"><text:span text:style-name="T16">Pick and Play Strategy: </text:span>Tailored for decision makers, this approach simplifies the selection of AI technologies. By outlining clear, practical strategies, it guides you in choosing the right tools and technologies that align with your enterprise's specific needs and goals.</text:p>
        </text:list-item>
      </text:list>
      <text:list xml:id="list3884366844" text:style-name="WWNum214">
        <text:list-item>
          <text:p text:style-name="P62"><text:span text:style-name="T16">Architecture Overview: </text:span>Here, we outline a comprehensive architectural strategy essential for AI platforms. Emphasizing efficiency, scalability, and adaptability, this part of the guide explores the integration of advanced technologies like Retrieval Augmented Generation (RAG) and discusses the importance of a flexible data fabric.</text:p>
        </text:list-item>
        <text:list-item>
          <text:p text:style-name="P62"><text:span text:style-name="T16">Practical Implementation and Deployment: </text:span>This segment provides a step-by-step guide on implementing the chosen AI solutions. It focuses on how to effectively integrate these technologies into your existing infrastructure, ensuring a smooth transition and scalable growth.</text:p>
        </text:list-item>
        <text:list-item>
          <text:p text:style-name="P62"><text:span text:style-name="T16">Balancing Technology with Business Objectives: </text:span>The final aim is to align these technological advancements with your business objectives. This section will help you understand how to leverage AI not just as a tool, but as a strategic asset that drives growth, innovation, and a sustainable competitive advantage.</text:p>
        </text:list-item>
      </text:list>
      <text:p text:style-name="P18"/>
      <text:p text:style-name="Standard">Through this journey, the guide aims to empower CIOs and technology leaders with the knowledge and confidence to navigate the complex landscape of AI, ensuring that technology serves as a catalyst for transformation and success in the enterprise arena.</text:p>
      <text:p text:style-name="Heading_20_2"><text:bookmark text:name="_r6xz6xqp0c1a"/>Architecture Overview</text:p>
      <text:p text:style-name="Standard">The architecture of an AI platform is crucial for navigating the complex interplay of efficiency, scalability, and adaptability. This section delves into a comprehensive architectural strategy, tailored for enterprises to harness the full potential of AI. </text:p>
      <text:p text:style-name="Standard"/>
      <text:p text:style-name="Standard">It focuses on the critical elements of modularity, advanced search functionalities, and the innovative integration of Retrieval Augmented Generation (RAG) principles. Each component is designed with an eye on future technologies, ensuring that the architecture remains flexible and responsive to evolving business needs and market trends.</text:p>
      <text:p text:style-name="Standard"/>
      <text:p text:style-name="Standard">The architecture's core revolves around adaptable data management and advanced search mechanisms. By implementing a flexible data fabric, it caters to diverse data types, ensuring seamless integration across various sources. The incorporation of RAG and hybrid search techniques enhances the AI's ability to process vast data volumes, delivering precise and relevant insights. </text:p>
      <text:p text:style-name="Standard"><text:soft-page-break/></text:p>
      <text:p text:style-name="Standard">Alongside, the architecture prioritizes scalable resource allocation and ethical AI practices, balancing performance with cost-effectiveness and compliance standards. This approach, emphasizing customization and cutting-edge technology integration, equips enterprises with a resilient and efficient AI infrastructure poised for transformative impact.</text:p>
      <text:p text:style-name="Heading_20_2"><text:bookmark text:name="_9u77hdm0oynl"/>Core Architectural Elements: Enterprise AI Platform</text:p>
      <text:p text:style-name="Heading_20_3"><text:bookmark text:name="_e2g7n8cof89c"/>Introduction to Architecture Approach</text:p>
      <text:p text:style-name="Standard">The architecture of an Enterprise AI platform is a complex yet pivotal aspect that shapes its effectiveness and future readiness. It demands a strategic blend of robust data management, advanced search capabilities, adaptive learning, and ethical AI practices. </text:p>
      <text:p text:style-name="Standard"/>
      <text:p text:style-name="Standard">It’s an intricate architecture that emphasizes modularity, scalability, and the integration of state-of-the-art technologies. It is designed to be adaptable, ensuring that the enterprise is well-equipped to meet current challenges and embrace future technological advancements.</text:p>
      <text:p text:style-name="Heading_20_3"><text:bookmark text:name="_fa8ekj1w14q"/>Adaptable Ai Data Fabric</text:p>
      <text:p text:style-name="Standard">The Data Fabric architecture is an integrated layer of data services and processes across various environments.</text:p>
      <text:p text:style-name="Standard"/>
      <text:p text:style-name="Standard"><text:s/>This approach is essential for the company's digital transformation, enhancing data management across cloud and on-premises systems.</text:p>
      <text:p text:style-name="Heading_20_4"><text:bookmark text:name="_61xuui3n3btp"/>Key Components and Benefits:</text:p>
      <text:list xml:id="list3226923328" text:style-name="WWNum25">
        <text:list-item>
          <text:p text:style-name="P63"><text:span text:style-name="T16">Integration of Various Data Types</text:span>: It seamlessly integrates different types of data, whether structured, semi-structured, or unstructured, from diverse sources.</text:p>
        </text:list-item>
        <text:list-item>
          <text:p text:style-name="P63"><text:span text:style-name="T16">Distributed Data Management:</text:span> It supports distributed data environments, allowing for data management across multiple locations, including on-premises and cloud-based systems.</text:p>
        </text:list-item>
        <text:list-item>
          <text:p text:style-name="P63"><text:span text:style-name="T16">Data Governance and Security:</text:span> Incorporates robust data governance and security measures, ensuring data quality, consistency, and compliance with regulatory standards.</text:p>
        </text:list-item>
        <text:list-item>
          <text:p text:style-name="P63"><text:span text:style-name="T16">Real-Time Data Processing: </text:span>Often includes the capability for real-time data processing and analytics, enabling immediate insights and decision-making.</text:p>
        </text:list-item>
        <text:list-item>
          <text:p text:style-name="P63"><text:span text:style-name="T16">Self-Service Data Access: </text:span>Provides easy and democratized access to data for various users, while maintaining control and governance.</text:p>
        </text:list-item>
        <text:list-item>
          <text:p text:style-name="P63"><text:span text:style-name="T16">AI and Machine Learning Integration:</text:span> Leverages artificial intelligence and machine learning for advanced data analytics, pattern detection, and automated decision-making.</text:p>
        </text:list-item>
        <text:list-item>
          <text:p text:style-name="P63"><text:span text:style-name="T16">Scalability and Flexibility: </text:span>Scalable to accommodate growing data volumes and flexible to adapt to evolving business needs and technology landscapes.</text:p>
        </text:list-item>
        <text:list-item>
          <text:p text:style-name="P63"><text:span text:style-name="T16">Orchestration and Automation: </text:span>Automates data management tasks, orchestrating data movement and processing across different environments and systems.</text:p>
        </text:list-item>
        <text:list-item>
          <text:p text:style-name="P63"><text:span text:style-name="T16">Interoperability and API Support: </text:span>Ensures interoperability between different systems and applications, often through the use of APIs.</text:p>
        </text:list-item>
        <text:list-item>
          <text:p text:style-name="P63"><text:span text:style-name="T16">Data Virtualization and Federation:</text:span> May include data virtualization or federation capabilities, providing a unified view of data without the need to physically move it.</text:p>
        </text:list-item>
      </text:list>
      <text:p text:style-name="Heading_20_3"><text:bookmark text:name="_b2si5e7mh58g"/>Dynamic Data Handling</text:p>
      <text:list xml:id="list3478107976" text:style-name="WWNum279">
        <text:list-item>
          <text:p text:style-name="P64"><text:span text:style-name="T16">Scalable Storage Solutions:</text:span> Utilize scalable storage solutions that grow with increasing data volumes and evolving data formats.</text:p>
        </text:list-item>
        <text:list-item>
          <text:p text:style-name="P64"><text:span text:style-name="T16">Efficient Data Processing: </text:span>Employ efficient data processing mechanisms to handle large datasets, optimizing for speed and accuracy.</text:p>
        </text:list-item>
      </text:list>
      <text:p text:style-name="Heading_20_3"><text:bookmark text:name="_gqh5pirdm7a8"/>Advanced Search and Analysis Framework</text:p>
      <text:p text:style-name="Standard">These components together create a robust framework for an AI system, enhancing its ability to sift through and interpret large data sets, leading to more effective and precise search and analysis outcomes.</text:p>
      <text:p text:style-name="Heading_20_4"><text:bookmark text:name="_houj9rrnmjvq"/>Retrieval Augmented Generation (RAG):</text:p>
      <text:p text:style-name="P292">This component significantly boosts AI's capacity to process and analyze large volumes of data.</text:p>
      <text:p text:style-name="P292"/>
      <text:p text:style-name="P292"><text:soft-page-break/>RAG involves retrieving information from extensive datasets and using it to augment the generation of responses or insights, leading to more accurate and contextually relevant results.</text:p>
      <text:p text:style-name="Heading_20_4"><text:bookmark text:name="_t4eui67kcdc7"/>Hybrid Search Mechanism:</text:p>
      <text:list xml:id="list1250901172" text:style-name="WWNum212">
        <text:list-item>
          <text:p text:style-name="P65">It integrates both keyword and vector search techniques.</text:p>
        </text:list-item>
        <text:list-item>
          <text:p text:style-name="P65">Keyword search relies on matching specific words or phrases, while vector search involves understanding the context and meaning behind queries.</text:p>
        </text:list-item>
        <text:list-item>
          <text:p text:style-name="P65">This blended approach ensures a more nuanced and comprehensive processing of queries, catering to both straightforward and complex search requirements.</text:p>
        </text:list-item>
      </text:list>
      <text:p text:style-name="Heading_20_4"><text:bookmark text:name="_5bwqyqkhj966"/>Semantic Understanding:</text:p>
      <text:list xml:id="list1588132283" text:style-name="WWNum207">
        <text:list-item>
          <text:p text:style-name="P66">This aspect involves deploying sophisticated algorithms designed to grasp the intent behind user queries.</text:p>
        </text:list-item>
        <text:list-item>
          <text:p text:style-name="P66">It moves beyond literal interpretations and understands the semantic meaning, which significantly improves the accuracy of search results.</text:p>
        </text:list-item>
        <text:list-item>
          <text:p text:style-name="P66">Such algorithms can discern subtle nuances in language, making the AI system adept at handling varied and complex search inquiries.</text:p>
        </text:list-item>
      </text:list>
      <text:p text:style-name="Heading_20_3"><text:bookmark text:name="_nffqjffx03xl"/>Scalable Resource Allocation</text:p>
      <text:p text:style-name="P292"><text:span text:style-name="T16">Flexible Resource Scaling: </text:span>Develop a system for dynamic resource allocation based on real-time demand.</text:p>
      <text:p text:style-name="P293"/>
      <text:p text:style-name="P292"><text:span text:style-name="T16">Load Balancing and Data Partitioning: </text:span>Efficiently manage data distribution and processing.</text:p>
      <text:p text:style-name="Heading_20_3"><text:bookmark text:name="_5p4slc1elyn4"/>Integration with Language and Sentiment Analysis Tools</text:p>
      <text:p text:style-name="P292"><text:span text:style-name="T16">Enhanced Data Processing: </text:span>Utilize advanced language translation and sentiment analysis tools for deeper contextual understanding of data.</text:p>
      <text:p text:style-name="P293"/>
      <text:p text:style-name="P292"><text:span text:style-name="T16">Ethical and Responsible AI:</text:span> Embed ethical AI practices, ensuring models adhere to privacy standards and ethical guidelines.</text:p>
      <text:p text:style-name="Heading_20_3"><text:bookmark text:name="_ykilk4xme6ld"/>Governance and Compliance</text:p>
      <text:p text:style-name="P292"><text:span text:style-name="T16">Robust AI Governance Framework: </text:span>Develop a comprehensive framework for AI initiatives, encompassing development, deployment, and maintenance.</text:p>
      <text:p text:style-name="P293"/>
      <text:p text:style-name="P292"><text:span text:style-name="T16">Compliance with Legal Standards: </text:span>Ensure adaptability to regulatory changes, particularly in data privacy and AI ethics.</text:p>
      <text:p text:style-name="P293"/>
      <text:p text:style-name="P292"><text:span text:style-name="T16">Transparent and Ethical AI Practices:</text:span> Implement transparent AI operations and decision-making processes.</text:p>
      <text:p text:style-name="Heading_20_3"><text:bookmark text:name="_eu60cz1lmwb"/>Customization and Modularity</text:p>
      <text:p text:style-name="P292"><text:span text:style-name="T16">Modular System Design</text:span>: Create a modular AI architecture, facilitating easy updates and adaptations.</text:p>
      <text:p text:style-name="P293"/>
      <text:p text:style-name="P292"><text:span text:style-name="T16">Customizable Components: </text:span>Allow each AI system component to be tailored to specific business needs.</text:p>
      <text:p text:style-name="Heading_20_3"><text:bookmark text:name="_12840m5oph8t"/>Real-Time Analytics and Decision Making</text:p>
      <text:p text:style-name="P292"><text:span text:style-name="T16">Immediate Insights: </text:span>Integrate capabilities for real-time data analysis for prompt decision-making.</text:p>
      <text:p text:style-name="P293"/>
      <text:p text:style-name="P292"><text:soft-page-break/><text:span text:style-name="T16">Predictive Analytics: </text:span>Utilize advanced machine learning algorithms for predictive insights.</text:p>
      <text:p text:style-name="Heading_20_3"><text:bookmark text:name="_n7y4bdc4cy5i"/>Security and Privacy Protocols</text:p>
      <text:p text:style-name="P292"><text:span text:style-name="T16">Data Security:</text:span> Incorporate strict data security measures including encryption and access controls.</text:p>
      <text:p text:style-name="P293"/>
      <text:p text:style-name="P292"><text:span text:style-name="T16">Privacy Protocols:</text:span> Implement data anonymization and privacy protocols to protect sensitive information.</text:p>
      <text:p text:style-name="Heading_20_3"><text:bookmark text:name="_3whh3rniwlll"/>Interoperability and External Systems Integration</text:p>
      <text:p text:style-name="P292"><text:span text:style-name="T16">External System Integration:</text:span> Ensure seamless integration with external platforms and systems.</text:p>
      <text:p text:style-name="P293"/>
      <text:p text:style-name="P292"><text:span text:style-name="T16">User Interface and Experience:</text:span> Design user interfaces for optimal user experience and interaction.</text:p>
      <text:p text:style-name="Heading_20_3"><text:bookmark text:name="_4od19tx4ubmq"/>Disaster Recovery and Business Continuity</text:p>
      <text:p text:style-name="P292"><text:span text:style-name="T16">System Redundancy and Backup: </text:span>Plan for data backup and system redundancy for business continuity.</text:p>
      <text:p text:style-name="Heading_20_3"><text:bookmark text:name="_63o2qj1fcmcn"/>Feedback and Continuous Improvement Mechanisms</text:p>
      <text:p text:style-name="P292"><text:span text:style-name="T16">Continuous Learning: </text:span>Embed mechanisms for ongoing feedback and learning within the AI system.</text:p>
      <text:p text:style-name="Heading_20_3"><text:bookmark text:name="_1z9j4ce3aabo"/>Cloud Strategy and Edge Computing</text:p>
      <text:p text:style-name="P292"><text:span text:style-name="T16">Cloud and Edge Computing Strategy:</text:span> Incorporate a balanced approach between cloud computing for centralized data processing and edge computing for local, real-time data handling, ensuring flexibility and responsiveness.</text:p>
      <text:p text:style-name="Heading_20_3"><text:bookmark text:name="_hjvj41sd6x13"/>Resource Optimization and Cost Management</text:p>
      <text:p text:style-name="P292"><text:span text:style-name="T16">Efficient Utilization of Resources: </text:span>Strategically manage resources to maintain a balance between performance and cost-efficiency.</text:p>
      <text:p text:style-name="P293"/>
      <text:p text:style-name="P292"><text:span text:style-name="T16">Cost-Benefit Analysis: </text:span>Regularly evaluate the financial impact of AI implementations and adjust strategies for optimal cost management.</text:p>
      <text:p text:style-name="Heading_20_2"><text:bookmark text:name="_cjlopg9t660v"/>Human/Ai Interaction</text:p>
      <text:p text:style-name="Standard">Integrating HC/Ai and multimodal capabilities into the Enterprise AI platform is essential for creating systems that are not only technologically advanced but also user-friendly and engaging. </text:p>
      <text:p text:style-name="Standard"/>
      <text:p text:style-name="Standard">By focusing on voice, image, and video modalities, and ensuring their ethical and secure usage, enterprises can build AI systems that offer intuitive, inclusive, engaging and accessible interfaces. </text:p>
      <text:p text:style-name="Standard"/>
      <text:p text:style-name="Standard">Embracing user-centric design and multimodal interactions, these AI systems not only meet the functional needs of the enterprise but also enhance the overall user experience, fostering a more intuitive and interactive relationship between humans and technology in the corporate environment.</text:p>
      <text:p text:style-name="Heading_20_4"><text:bookmark text:name="_n58kdwq409i5"/>Introduction to HCI and Multi-Modal Interaction</text:p>
      <text:p text:style-name="P292"><text:span text:style-name="T16">Focus on User Experience:</text:span> Emphasize designing systems that are intuitive and user-friendly, enhancing interactions between humans and AI.</text:p>
      <text:p text:style-name="P293"/>
      <text:p text:style-name="P292"><text:span text:style-name="T16">Integration of Multiple Modalities:</text:span> Incorporate diverse modalities like voice, image, and video for both input and output, catering to varied user preferences and needs.</text:p>
      <text:p text:style-name="Heading_20_4"><text:bookmark text:name="_c5am7oib437v"/>Voice Interaction</text:p>
      <text:p text:style-name="P292"><text:soft-page-break/><text:span text:style-name="T16">Voice Recognition and Processing:</text:span> Implement advanced voice recognition technologies for input, enabling hands-free operations and natural language communication.</text:p>
      <text:p text:style-name="P293"/>
      <text:p text:style-name="P292"><text:span text:style-name="T16">Voice Output and Feedback:</text:span> Utilize synthetic voice responses for output, providing a more interactive and engaging user experience.</text:p>
      <text:p text:style-name="Heading_20_4"><text:bookmark text:name="_oj90vqnh51j4"/>Image and Video Processing</text:p>
      <text:p text:style-name="P292"><text:span text:style-name="T16">Advanced Image Recognition:</text:span> Integrate AI-driven image recognition for analyzing and interpreting visual data.</text:p>
      <text:p text:style-name="P293"/>
      <text:p text:style-name="P292"><text:span text:style-name="T16">Video Analysis Capabilities: </text:span>Employ video analysis tools for various applications like security monitoring, customer behavior analysis, and interactive marketing.</text:p>
      <text:p text:style-name="Heading_20_4"><text:bookmark text:name="_wgihgqtkc174"/>Multi-Modal Input and Output</text:p>
      <text:p text:style-name="P292"><text:span text:style-name="T16">Seamless Integration:</text:span> Ensure seamless integration of multiple modalities to provide a cohesive user experience.</text:p>
      <text:p text:style-name="P293"/>
      <text:p text:style-name="P292"><text:span text:style-name="T16">Context-Aware Interactions: </text:span>Develop context-aware systems that understand and respond appropriately based on the type of input and user intent.</text:p>
      <text:p text:style-name="Heading_20_4"><text:bookmark text:name="_qydsx7ped3qu"/>User-Centric Design</text:p>
      <text:p text:style-name="P292"><text:span text:style-name="T16">Accessibility and Inclusivity:</text:span> Design systems that are accessible and inclusive, catering to users with diverse abilities and preferences.</text:p>
      <text:p text:style-name="P293"/>
      <text:p text:style-name="P292"><text:span text:style-name="T16">Customizable User Interfaces:</text:span> Offer customizable interfaces that users can adjust to their preferences, enhancing their interaction and engagement with the system.</text:p>
      <text:p text:style-name="Heading_20_4"><text:bookmark text:name="_ps5fm612erxh"/>Adaptive and Intelligent Interaction</text:p>
      <text:p text:style-name="P292"><text:span text:style-name="T16">Responsive to User Behavior:</text:span> Make the system adaptive to user behaviors and preferences, learning from interactions to improve its responses.</text:p>
      <text:p text:style-name="P293"/>
      <text:p text:style-name="P292"><text:span text:style-name="T16">Intelligent Multimodal Feedback:</text:span> Provide intelligent feedback combining different modalities, like visual cues with voice instructions, for a richer interaction experience.</text:p>
      <text:p text:style-name="Heading_20_4"><text:bookmark text:name="_i4kpnxom2bb9"/>Integration with Core AI Systems</text:p>
      <text:p text:style-name="P292"><text:span text:style-name="T16">Seamless System Integration: </text:span>Ensure that HCI and multimodal interfaces are seamlessly integrated with the core AI and data processing systems of the enterprise.</text:p>
      <text:p text:style-name="P293"/>
      <text:p text:style-name="P292"><text:span text:style-name="T16">Data-Driven User Experience: </text:span>Utilize the insights gained from AI analysis to continually enhance the HCI design and multimodal interaction capabilities.</text:p>
      <text:p text:style-name="Heading_20_4"><text:bookmark text:name="_91if88rn85p9"/>Ethical Considerations and Privacy</text:p>
      <text:p text:style-name="P292"><text:span text:style-name="T16">Privacy in Interactions:</text:span> Uphold user privacy, especially in voice and video interactions, by implementing strict data security and privacy protocols.</text:p>
      <text:p text:style-name="P293"/>
      <text:p text:style-name="P292"><text:span text:style-name="T16">Ethical Use of HCI: </text:span>Adhere to ethical standards in HCI design, avoiding biases and ensuring that interactions are respectful and non-intrusive.</text:p>
      <text:p text:style-name="Standard"/>
      <text:p text:style-name="Standard">This architecture framework for an Enterprise AI platform is designed to be dynamic, adaptable, and scalable. It integrates cutting-edge technologies and practices, ensuring that enterprises are equipped to address current needs while also being prepared for future advancements. This approach ensures that the AI infrastructure is resilient, efficient, and capable of driving transformative changes across the enterprise.</text:p>
      <text:p text:style-name="Heading_20_3"><text:bookmark text:name="_wyvwv687jxdt"/>Large Language &amp; Ai Models</text:p>
      <text:p text:style-name="Standard"><text:soft-page-break/>Large Language Models (LLMs) like GPT work by processing and generating human-like text. They are trained on massive datasets containing a wide variety of text from the internet, which allows them to learn language patterns, structures, and context. When you input a prompt or a question, the model uses its training to predict and generate a relevant and coherent response.</text:p>
      <text:p text:style-name="Standard"/>
      <text:p text:style-name="Standard">Here's a breakdown of how they function:</text:p>
      <text:p text:style-name="P292"/>
      <text:p text:style-name="P292"><text:span text:style-name="T16">Training on Large Datasets: </text:span>LLMs are trained on extensive collections of text data. This training involves learning the probabilities of a word sequence, which helps the model understand context and language structure.</text:p>
      <text:p text:style-name="P292"/>
      <text:p text:style-name="P292"><text:span text:style-name="T16">Predictive Text Generation:</text:span> Using techniques like deep learning and neural networks, these models predict the most likely next word or sentence based on the input they receive. This process is similar to how predictive text works on your smartphone, but far more advanced.</text:p>
      <text:p text:style-name="P292"/>
      <text:p text:style-name="P292"><text:span text:style-name="T16">Contextual Understanding: </text:span>LLMs like GPT-3 can understand and maintain context over longer conversations or text inputs. This is due to their large number of parameters, allowing them to remember and reference earlier parts of the text.</text:p>
      <text:p text:style-name="P292"/>
      <text:p text:style-name="P292"><text:span text:style-name="T16">Task Adaptability: </text:span>These models can perform a variety of language tasks without task-specific training. Whether it's translation, question-answering, or creative writing, the model uses its generalized understanding of language to generate appropriate responses.</text:p>
      <text:p text:style-name="P292"/>
      <text:p text:style-name="P292"><text:span text:style-name="T16">Continual Learning: </text:span>While they don't learn after deployment in the conventional sense, their algorithms are refined and updated periodically with new data and learnings.</text:p>
      <text:p text:style-name="Standard">In addition to GPT-like models, there are alternative approaches:</text:p>
      <text:p text:style-name="P292"/>
      <text:p text:style-name="P292"><text:span text:style-name="T16">Graphical Models:</text:span> These represent data in graphs, making them suitable for understanding relationships and interactions between different entities.</text:p>
      <text:p text:style-name="P292"/>
      <text:p text:style-name="P292"><text:span text:style-name="T16">Time Series Models: </text:span>Focus on data that changes over time and are used extensively in fields like stock market prediction or weather forecasting.</text:p>
      <text:p text:style-name="P292"/>
      <text:p text:style-name="P292"><text:span text:style-name="T16">Diffusion for Images and Videos: </text:span>A technique in generative AI that transforms random noise into structured visual content, useful in image and video generation.</text:p>
      <text:p text:style-name="P292"/>
      <text:p text:style-name="Standard"><text:span text:style-name="T16">Liquid Neural Networks: </text:span>These are flexible machine-learning systems that adapt their underlying equations to continuously accommodate new data inputs. This adaptability is particularly beneficial for decision-making processes in scenarios where data streams are constantly changing, such as in medical diagnosis and autonomous driving​​.</text:p>
      <text:p text:style-name="Standard"/>
      <text:p text:style-name="Standard">Each of these models or techniques has its specific use case, depending on the nature of the data and the problem being solved.</text:p>
      <text:p text:style-name="Heading_20_3"><text:bookmark text:name="_7nm6hbesct5c"/>Considerations for Training Large Language Models</text:p>
      <text:p text:style-name="Standard"/>
      <text:p text:style-name="P292"><text:span text:style-name="T16">Custom Data and Novel Applications:</text:span> Initiate training from scratch for highly specialized applications where existing models lack relevant data. This is crucial in fields with unique terminologies or communication styles.</text:p>
      <text:p text:style-name="P292"/>
      <text:p text:style-name="P292"><text:span text:style-name="T16">Resource and Time Investment: </text:span>Training a new model requires significant computational resources and time, making it suitable for well-resourced projects.</text:p>
      <text:p text:style-name="Heading_20_4"><text:bookmark text:name="_l97gf99g9fk7"/>In-Depth Strategies for Fine-Tuning</text:p>
      <text:p text:style-name="Standard"><text:soft-page-break/></text:p>
      <text:p text:style-name="Standard"><text:span text:style-name="T16">Targeted Adaptation: </text:span>Use fine-tuning to tailor pre-existing models to specific linguistic nuances or user requirements. It’s particularly useful for applications like customer service bots or domain-specific information retrieval systems.</text:p>
      <text:p text:style-name="Standard"/>
      <text:p text:style-name="Standard"><text:span text:style-name="T16">Balancing Cost and Customization: </text:span>Fine-tuning offers a cost-effective way to leverage large language models while introducing necessary customizations for a specific task or domain.</text:p>
      <text:p text:style-name="Heading_20_4"><text:bookmark text:name="_ll6us6j9u6et"/>Combining Models for Enhanced Performance</text:p>
      <text:p text:style-name="Standard"/>
      <text:p text:style-name="Standard"><text:span text:style-name="T16">Integrating Complementary Strengths:</text:span> Combine different models to cover a wider range of linguistic abilities or knowledge areas. This approach is valuable in creating a holistic AI assistant capable of handling diverse queries.</text:p>
      <text:p text:style-name="Standard"/>
      <text:p text:style-name="Standard"><text:span text:style-name="T16">Cross-Model Synergy:</text:span> Ensure that combined models work synergistically, maintaining consistency and accuracy in responses.</text:p>
      <text:p text:style-name="Heading_20_4"><text:bookmark text:name="_s8xarpajd934"/>Optimization Techniques for Large Language Models</text:p>
      <text:p text:style-name="Standard"/>
      <text:p text:style-name="Standard"><text:span text:style-name="T16">Performance Efficiency: </text:span>Optimize models for faster response times and lower computational load, crucial for deployment in real-time applications or on limited-resource platforms.</text:p>
      <text:p text:style-name="Standard"/>
      <text:p text:style-name="Standard"><text:span text:style-name="T16">Data Handling and Processing: </text:span>Implement strategies for efficient data handling, especially when dealing with large and diverse datasets, to improve model responsiveness and accuracy.</text:p>
      <text:p text:style-name="Standard">Understanding when and how to train, fine-tune, combine, or optimize large language models is crucial in developing effective AI solutions.</text:p>
      <text:p text:style-name="Standard"/>
      <text:p text:style-name="Standard">Each approach offers distinct benefits and is suited to particular scenarios, ranging from highly specialized applications to cost-effective adaptations of existing models. The choice depends on the specific requirements, resources available, and the desired outcomes of the AI project.</text:p>
      <text:p text:style-name="Heading_20_3"><text:bookmark text:name="_saq6eexhyhhw"/>Example Applications for Training and Optimizing Large Language Models</text:p>
      <text:p text:style-name="Heading_20_4"><text:bookmark text:name="_vk2glr7p5pz9"/>Custom Data and Novel Applications</text:p>
      <text:p text:style-name="P292"><text:span text:style-name="T16">Medical AI Assistant: </text:span>A model custom-trained to comprehend complex medical terminologies and patient interactions, suitable for AI assistants in healthcare applications.</text:p>
      <text:p text:style-name="Heading_20_4"><text:bookmark text:name="_szc9grud4ek8"/>Resource and Time Investment</text:p>
      <text:p text:style-name="P292"><text:span text:style-name="T16">Legal Advice AI:</text:span> Developing a language model tailored for legal advice in a specific jurisdiction, capable of understanding the unique legal terminologies and frameworks of that region.</text:p>
      <text:p text:style-name="Heading_20_4"><text:bookmark text:name="_srdctwhp9pi7"/>Strategies for Fine-Tuning</text:p>
      <text:p text:style-name="P292"><text:span text:style-name="T16">Regional Customer Service Bot: </text:span>A bot fine-tuned to understand and respond in local dialects or slang, providing personalized customer assistance.</text:p>
      <text:p text:style-name="Heading_20_4"><text:bookmark text:name="_2mmy1i92dffs"/>Balancing Cost and Customization</text:p>
      <text:p text:style-name="P292"><text:span text:style-name="T16">Retail Product Understanding AI: </text:span>Fine-tuning an existing language model to interpret a retail company's product catalog and customer reviews for a cost-effective, tailored solution.</text:p>
      <text:p text:style-name="Heading_20_4"><text:bookmark text:name="_hgoekz29c4s6"/>Combining Models for Enhanced Performance</text:p>
      <text:p text:style-name="P292"><text:span text:style-name="T16">Financial AI Advisor: </text:span>An AI assistant combining a general language model with a specialized financial advising model for comprehensive financial guidance.</text:p>
      <text:p text:style-name="Heading_20_4"><text:bookmark text:name="_vxbmbktmoazt"/>Cross-Model Synergy</text:p>
      <text:p text:style-name="P292"><text:span text:style-name="T16">Travel Assistant AI:</text:span> Integrating a travel-focused language model with a general conversation model for handling both travel-specific and general conversational queries.</text:p>
      <text:p text:style-name="Heading_20_4"><text:bookmark text:name="_garekkclg6zd"/><text:soft-page-break/>Optimization Techniques for Large Language Models</text:p>
      <text:p text:style-name="P292"><text:span text:style-name="T16">Mobile-Optimized Language Model: </text:span>Streamlining a language model for mobile applications to provide quick responses within mobile processing constraints.</text:p>
      <text:p text:style-name="Heading_20_4"><text:bookmark text:name="_f8jw4wb6j967"/>Data Handling and Processing</text:p>
      <text:p text:style-name="P292"><text:span text:style-name="T16">AI News Aggregator: </text:span>Implementing efficient data processing techniques in an AI for news aggregation, enabling quick summarization of news from various sources.</text:p>
      <text:p text:style-name="P18"/>
      <text:p text:style-name="Standard">In each of these scenarios, the application of specific training, fine-tuning, and optimization techniques is crucial to developing an effective and efficient AI solution tailored to specific requirements and contexts.</text:p>
      <text:p text:style-name="Heading_20_2"><text:bookmark text:name="_5afpo57o7os5"/>Prompt Engineering and LLM Integration</text:p>
      <text:p text:style-name="Standard">From a CIO's perspective, the integration of Generative AI and Large Language Models (LLMs) represents a strategic advancement in enterprise technology. This integration aligns with the evolving digital landscape, where the ability to process, understand, and generate human-like text and other forms of content is increasingly vital. </text:p>
      <text:p text:style-name="Standard"/>
      <text:p text:style-name="Standard">By incorporating Generative AI and LLMs, enterprises can enhance their data analysis capabilities, automate complex tasks, and provide more intuitive and responsive user interactions. This integration is not just about leveraging advanced AI for efficiency; it's about transforming business processes, improving decision-making, and staying ahead in a competitive market. </text:p>
      <text:p text:style-name="Standard"/>
      <text:p text:style-name="Standard">CIOs must navigate this integration thoughtfully, considering aspects like data privacy, model accuracy, and the alignment with business goals. The focus should be on creating a balanced AI ecosystem that leverages the strengths of both Generative AI and LLMs, ensuring that the technology not only meets current operational needs but is also adaptable for future advancements and challenges.</text:p>
      <text:p text:style-name="Heading_20_3"><text:bookmark text:name="_z5im6r3m3hhu"/>Introduction to Prompt Engineering &amp; GPTs in Enterprise AI</text:p>
      <text:p text:style-name="Heading_20_4"><text:bookmark text:name="_hy42d8dpni4"/>Core Elements of Prompt Engineering:</text:p>
      <text:list xml:id="list3083276514" text:style-name="WWNum8">
        <text:list-item>
          <text:p text:style-name="P67"><text:span text:style-name="T16">Logic and Reasoning Development: </text:span>This involves creating prompts that effectively guide AI models through a sequence of logical steps. The focus is on enhancing the accuracy and relevance of AI responses by leading the models through structured thought processes.</text:p>
        </text:list-item>
        <text:list-item>
          <text:p text:style-name="P67"><text:span text:style-name="T16">Data Integration Techniques:</text:span> Integrating prompts with enterprise-specific data systems to provide AI responses that are contextually rich and informed. This ensures that the AI's output is not only accurate but also relevant to the specific operational context of the enterprise.</text:p>
        </text:list-item>
        <text:list-item>
          <text:p text:style-name="P67"><text:span text:style-name="T16">Structured Approaches:</text:span> Employing advanced structures such as 'chain of thought', 'tree of thought', and graph models to intricately shape the AI's thought process and output. These structures aid in tackling complex problems by guiding the AI in a more human-like reasoning path.</text:p>
        </text:list-item>
        <text:list-item>
          <text:p text:style-name="P67"><text:span text:style-name="T16">Schema and Data Design: </text:span>Developing detailed schemas and designs that ensure consistency and clarity in AI interactions. This aspect is crucial for facilitating complex problem-solving and decision-making processes within the enterprise environment.</text:p>
        </text:list-item>
      </text:list>
      <text:p text:style-name="Heading_20_3"><text:bookmark text:name="_gbxvrzdml4ke"/>Prompt Engineering in AI Models</text:p>
      <text:p text:style-name="Standard">Prompt engineering has emerged as a crucial technique, especially in the context of advanced models like GPT (Generative Pre-trained Transformer). This technique revolves around effectively communicating with AI models through well-crafted prompts to guide their task execution. The essence of prompt engineering lies in its ability to leverage the model's pre-trained knowledge base, which is gained from extensive training on diverse datasets.</text:p>
      <text:p text:style-name="Standard"/>
      <text:p text:style-name="Standard">This section delves into three fundamental approaches of prompt engineering: Zero-shot, One-shot, and Few-shot learning. These methods represent how AI models, specifically large language models like GPT, can be instructed to perform tasks with varying levels of prior information or training data.</text:p>
      <text:p text:style-name="Standard"/>
      <text:list xml:id="list846777064" text:style-name="WWNum27">
        <text:list-item>
          <text:p text:style-name="P68"><text:span text:style-name="T16">Zero-shot Learning: </text:span>This approach requires the AI model to perform tasks without any prior task-specific examples. It tests the model's ability to apply its general pre-trained knowledge to new scenarios.</text:p>
        </text:list-item>
        <text:list-item>
          <text:p text:style-name="P68"><text:span text:style-name="T16">One-shot Learning:</text:span> In this method, the model is provided with a single example to guide its understanding of a new task. This single instance serves as a reference point, enabling the model to perform similar tasks.</text:p>
        </text:list-item>
        <text:list-item>
          <text:p text:style-name="P68"><text:span text:style-name="T16">Few-shot Learning: </text:span>This involves providing the model with a few examples of the task at hand. These examples significantly enhance the model's ability to understand and perform the task accurately.</text:p>
        </text:list-item>
      </text:list>
      <text:p text:style-name="Standard"/>
      <text:p text:style-name="Standard">Each of these methods has unique implications for the application of AI in various domains. They demonstrate the adaptability of models like GPT to different scenarios and tasks, ranging from straightforward assignments to complex problem-solving situations. As we explore these methods, we'll also touch upon the concepts of fine-tuning and embeddings, which play a pivotal role in enhancing the model's performance and accuracy.</text:p>
      <text:p text:style-name="Standard"/>
      <text:p text:style-name="Standard">Through practical examples and detailed explanations, this section aims to provide a comprehensive understanding of prompt engineering. It will guide you in utilizing these techniques to maximize the effectiveness of AI models in your specific enterprise context, whether it be for innovative problem solving, efficient data processing, or creating intelligent, automated systems.</text:p>
      <text:p text:style-name="Heading_20_3"><text:bookmark text:name="_q1s02l4jvtb"/><text:soft-page-break/>Overview of Learning Types</text:p>
      <text:p text:style-name="Standard">These methodologies not only highlight the flexibility and adaptability of AI models like GPT but also underscore their potential in various applications, from simple translations to complex problem-solving scenarios. By exploring these learning types, we can better appreciate how AI models can be tailored and applied to a wide range of tasks, enhancing their effectiveness in real-world applications.</text:p>
      <text:p text:style-name="Heading_20_4"><text:bookmark text:name="_v23x8fx3qqf6"/>Zero-shot Learning:</text:p>
      <text:list xml:id="list4249588532" text:style-name="WWNum188">
        <text:list-item>
          <text:list>
            <text:list-item>
              <text:p text:style-name="P301"><text:span text:style-name="T16">Definition and Mechanism: </text:span>This type of learning does not require any task-specific training. The model utilizes its extensive pre-training on large datasets to perform tasks it hasn't been explicitly trained on.</text:p>
            </text:list-item>
            <text:list-item>
              <text:p text:style-name="P301"><text:span text:style-name="T16">GPT Models and Zero-shot Learning: </text:span>GPT's proficiency in zero-shot learning stems from its foundational understanding of language, acquired during extensive pre-training.</text:p>
            </text:list-item>
            <text:list-item>
              <text:p text:style-name="P301"><text:span text:style-name="T16">Application Example: </text:span>Task - Language translation without specific examples. Prompt - "Translate the following English sentence to French: 'The cat is sitting on the mat.'"</text:p>
            </text:list-item>
          </text:list>
        </text:list-item>
      </text:list>
      <text:p text:style-name="Heading_20_4"><text:bookmark text:name="_op4sp9jm6cjp"/>One-shot Learning:</text:p>
      <text:list xml:id="list73507947433855" text:continue-numbering="true" text:style-name="WWNum188">
        <text:list-item>
          <text:list>
            <text:list-item>
              <text:p text:style-name="P301"><text:span text:style-name="T16">Definition and Mechanism: </text:span>Involves training the model with a single labeled example, enhancing its ability to perform specific tasks.</text:p>
            </text:list-item>
            <text:list-item>
              <text:p text:style-name="P301"><text:span text:style-name="T16">GPT and One-shot Learning: </text:span>Demonstrates GPT's capacity to utilize a single example to understand and perform a task.</text:p>
            </text:list-item>
            <text:list-item>
              <text:p text:style-name="P301"><text:span text:style-name="T16">Application Example: </text:span>Task - Translate between English and French with one example. Prompt - "Translate the following sentences to French. Example: 'The dog is playing in the garden.' -&gt; 'Le chien joue dans le jardin.' Translate: 'The cat is sitting on the mat.'"</text:p>
            </text:list-item>
          </text:list>
        </text:list-item>
      </text:list>
      <text:p text:style-name="Heading_20_4"><text:bookmark text:name="_hknpbc5eoeo7"/>Few-shot Learning:</text:p>
      <text:list xml:id="list73507845802295" text:continue-numbering="true" text:style-name="WWNum188">
        <text:list-item>
          <text:list>
            <text:list-item>
              <text:p text:style-name="P301"><text:span text:style-name="T16">Definition and Usage: </text:span>Involves providing the model with a few labeled examples, allowing it to better grasp and perform the task.</text:p>
            </text:list-item>
            <text:list-item>
              <text:p text:style-name="P301"><text:span text:style-name="T16">GPT in Few-shot Learning:</text:span> GPT uses multiple examples to enhance its understanding and accuracy for specific tasks.</text:p>
            </text:list-item>
            <text:list-item>
              <text:p text:style-name="P301"><text:span text:style-name="T16">Application Example: </text:span>Task - Language translation with multiple examples. Prompt - "Translate the following sentences to French. Example 1: 'The dog is playing...' Example 2: 'She is reading a book...' Example 3: 'They are going to the market...' Translate: 'The cat is sitting on the mat.'"</text:p>
            </text:list-item>
          </text:list>
        </text:list-item>
      </text:list>
      <text:p text:style-name="Heading_20_3"><text:bookmark text:name="_yx2u4zxdxnb6"/>Crafting Effective Prompts and Transfer Learning</text:p>
      <text:p text:style-name="Heading_20_4"><text:bookmark text:name="_vf9uhq94f3uh"/>Task Understanding and Prompt Formulation</text:p>
      <text:p text:style-name="Standard">The efficacy of AI models, particularly in large language models like GPT, heavily relies on their ability to comprehend and interpret the prompts given to them. The prompt serves as a directive or question that guides the AI model in generating a response or performing a task. The more accurately a model understands a prompt, the more relevant and precise its responses will be.</text:p>
      <text:p text:style-name="Standard"/>
      <text:list xml:id="list1131988286" text:style-name="WWNum228">
        <text:list-item>
          <text:p text:style-name="P69"><text:span text:style-name="T16">Importance of Clear Prompting: </text:span>The clarity of a prompt directly influences how the model interprets the task. Ambiguous or poorly structured prompts may lead to irrelevant or incorrect responses.</text:p>
        </text:list-item>
        <text:list-item>
          <text:p text:style-name="P69"><text:span text:style-name="T16">Understanding Model Capabilities: </text:span>Knowing the strengths and limitations of the AI model is crucial. For example, GPT models have extensive language understanding capabilities but may struggle with tasks requiring external, real-world knowledge not present in their training data.</text:p>
        </text:list-item>
      </text:list>
      <text:p text:style-name="Heading_20_4"><text:bookmark text:name="_nzvpvpb4ctzs"/>Strategies for Effective Prompting</text:p>
      <text:p text:style-name="Standard">Developing the skill of crafting effective prompts is vital for harnessing the full potential of AI models. Here are some strategies to consider:</text:p>
      <text:p text:style-name="P18"/>
      <text:list xml:id="list2494449892" text:style-name="WWNum81">
        <text:list-item>
          <text:p text:style-name="P70"><text:span text:style-name="T16">Be Concise and Direct: </text:span>Use clear and straightforward language. Avoid unnecessary complexity that could confuse the model.</text:p>
        </text:list-item>
        <text:list-item>
          <text:p text:style-name="P70"><text:span text:style-name="T16">Provide Context When Necessary:</text:span> For tasks that require a specific framework or background, include concise context in the prompt.</text:p>
        </text:list-item>
        <text:list-item>
          <text:p text:style-name="P70"><text:span text:style-name="T16">Use Examples for Guidance: </text:span>In one-shot or few-shot learning scenarios, provide examples to guide the model. This approach is particularly effective in tasks like translation or classification.</text:p>
        </text:list-item>
        <text:list-item>
          <text:p text:style-name="P70"><text:span text:style-name="T16">Align Prompts with Model's Training</text:span>: Ensure that the prompts are aligned with the type of content and scenarios the model was trained on. For instance, GPT models are trained on diverse textual data, making them suitable for a wide range of language-based tasks.</text:p>
        </text:list-item>
        <text:list-item>
          <text:p text:style-name="P70"><text:span text:style-name="T16">Specify the Desired Format of Response: </text:span>If a specific response format is required (like a summary, a list, or an explanation), explicitly state this in the prompt.</text:p>
        </text:list-item>
        <text:list-item>
          <text:p text:style-name="P70"><text:span text:style-name="T16">Iterative Refinement: </text:span>Experiment with different formulations of the prompt to refine the model's responses. This iterative approach helps in identifying the most effective prompt structure for a given task.</text:p>
        </text:list-item>
      </text:list>
      <text:p text:style-name="Standard"/>
      <text:p text:style-name="Heading_20_4"><text:bookmark text:name="_its0c4czt9bj"/><text:soft-page-break/>Transfer Learning in GPT Models</text:p>
      <text:p text:style-name="Standard">Transfer learning is a foundational aspect of how models like GPT operate. It involves applying knowledge gained from one task to different but related tasks. This concept is critical in understanding the adaptability of GPT models.</text:p>
      <text:p text:style-name="Standard"/>
      <text:list xml:id="list3902476431" text:style-name="WWNum191">
        <text:list-item>
          <text:p text:style-name="P71"><text:span text:style-name="T16">Pre-Training on Large Datasets: </text:span>GPT models undergo extensive pre-training on diverse datasets, enabling them to develop a broad understanding of language, context, and a variety of topics.</text:p>
        </text:list-item>
        <text:list-item>
          <text:p text:style-name="P71"><text:span text:style-name="T16">Application to New Tasks:</text:span> The knowledge acquired through pre-training is then applied to new, unseen tasks. This transfer of learning is what enables the models to perform zero-shot, one-shot, and few-shot learning effectively.</text:p>
        </text:list-item>
        <text:list-item>
          <text:p text:style-name="P71"><text:span text:style-name="T16">Limitations and Considerations: </text:span>While transfer learning allows GPT models to adapt to various tasks, it's important to recognize the limitations. The models may not always have up-to-date information or specific domain knowledge that isn't covered in their training data.</text:p>
        </text:list-item>
      </text:list>
      <text:p text:style-name="Standard"/>
      <text:p text:style-name="Standard">Understanding and leveraging transfer learning is key to maximizing the efficiency and accuracy of GPT models in practical applications.</text:p>
      <text:p text:style-name="Heading_20_3"><text:bookmark text:name="_xx7vmi5ldgdo"/>Including External Data in AI Training</text:p>
      <text:p text:style-name="Standard">Integrating external data into AI models' training processes is a pivotal strategy for enhancing their performance on specific tasks. This incorporation can significantly refine the model's accuracy and adaptability, particularly in tasks where domain-specific knowledge is essential.</text:p>
      <text:p text:style-name="Heading_20_3"><text:bookmark text:name="_25fvj3o8rat9"/>Methods of Incorporation</text:p>
      <text:p text:style-name="Heading_20_4"><text:bookmark text:name="_xron24u5e7z8"/>Fine-Tuning with a Task-Specific Dataset:</text:p>
      <text:list xml:id="list3144278603" text:style-name="WWNum282">
        <text:list-item>
          <text:list>
            <text:list-item>
              <text:p text:style-name="P302">Description: This method involves additional training of the AI model using a dataset that is specifically tailored to the task at hand.</text:p>
            </text:list-item>
            <text:list-item>
              <text:p text:style-name="P302">Process:</text:p>
              <text:list>
                <text:list-item>
                  <text:p text:style-name="P351">Select a relevant dataset that closely aligns with the desired task.</text:p>
                </text:list-item>
                <text:list-item>
                  <text:p text:style-name="P351">Preprocess the data to ensure it's in a format compatible with the model.</text:p>
                </text:list-item>
                <text:list-item>
                  <text:p text:style-name="P351">Conduct a fine-tuning training session where the model learns from this specific dataset.</text:p>
                </text:list-item>
              </text:list>
            </text:list-item>
            <text:list-item>
              <text:p text:style-name="P302">Use Case: Ideal for scenarios where high accuracy is required in specialized fields, such as legal document analysis or technical support in a particular industry.</text:p>
            </text:list-item>
          </text:list>
        </text:list-item>
      </text:list>
      <text:p text:style-name="Heading_20_4"><text:bookmark text:name="_wh1x9zw9c0tt"/>Using Examples from External Data in Learning Prompts:</text:p>
      <text:list xml:id="list73506697935806" text:continue-numbering="true" text:style-name="WWNum282">
        <text:list-item>
          <text:list>
            <text:list-item>
              <text:p text:style-name="P302">Approach: Incorporate examples directly from external datasets into the prompts used for one-shot or few-shot learning.</text:p>
            </text:list-item>
            <text:list-item>
              <text:p text:style-name="P302">Implementation:</text:p>
              <text:list>
                <text:list-item>
                  <text:p text:style-name="P351">Choose examples that are representative of the task.</text:p>
                </text:list-item>
                <text:list-item>
                  <text:p text:style-name="P351">Embed these examples in the learning prompts to guide the model.</text:p>
                </text:list-item>
              </text:list>
            </text:list-item>
            <text:list-item>
              <text:p text:style-name="P302">Advantage: This method allows for the inclusion of external knowledge without the need for a comprehensive fine-tuning process. It's particularly useful when resources for full-scale fine-tuning are limited or when quick adaptability is required.</text:p>
            </text:list-item>
          </text:list>
        </text:list-item>
      </text:list>
      <text:p text:style-name="Heading_20_4"><text:bookmark text:name="_46lyp5cjfujv"/>Process and Benefits</text:p>
      <text:list xml:id="list2159310245" text:style-name="WWNum208">
        <text:list-item>
          <text:p text:style-name="P72">Enhancing Model Performance: Both fine-tuning and the use of external examples in prompts significantly boost the model's ability to perform specialized tasks more effectively.</text:p>
        </text:list-item>
        <text:list-item>
          <text:p text:style-name="P72">Utilizing External Information: By incorporating external data, AI models can go beyond their initial training, adapting to new domains and information, which leads to more accurate and contextually relevant responses.</text:p>
        </text:list-item>
        <text:list-item>
          <text:p text:style-name="P72">Application Diversity: These methods expand the range of applications for AI models, making them versatile tools for various industries and tasks.</text:p>
        </text:list-item>
        <text:list-item>
          <text:p text:style-name="P72">Iterative Learning and Improvement: Incorporating external data also contributes to the model's ongoing learning and adaptation, aligning it more closely with evolving real-world scenarios and data.</text:p>
        </text:list-item>
      </text:list>
      <text:p text:style-name="Standard"/>
      <text:p text:style-name="Standard"><text:soft-page-break/>The inclusion of external data in AI training, whether through fine-tuning with task-specific datasets or embedding examples in prompts, is a powerful method to enhance the practicality and efficiency of AI models. This approach is instrumental in aligning AI capabilities with specific enterprise needs, ensuring that the technology remains relevant and effective in addressing real-world challenges.</text:p>
      <text:p text:style-name="Heading_20_3"><text:bookmark text:name="_posfd3w1yev6"/>Advanced Techniques in Prompt Engineering</text:p>
      <text:p text:style-name="Heading_20_4"><text:bookmark text:name="_u1i02imc8df9"/>Fine Tuning</text:p>
      <text:p text:style-name="Standard">Purpose and Method:</text:p>
      <text:list xml:id="list3782641563" text:style-name="WWNum253">
        <text:list-item>
          <text:list>
            <text:list-item>
              <text:p text:style-name="P303">Purpose: Fine-tuning is a process designed to specialize GPT models for distinct tasks or to achieve higher accuracy levels in their responses.</text:p>
            </text:list-item>
            <text:list-item>
              <text:p text:style-name="P303">Method:</text:p>
              <text:list>
                <text:list-item>
                  <text:p text:style-name="P352">Data Selection: Choosing a dataset that is closely aligned with the specific task or domain.</text:p>
                </text:list-item>
                <text:list-item>
                  <text:p text:style-name="P352">Training Process: Conducting additional training sessions where the model learns from this targeted dataset, adapting its responses to be more task-specific.</text:p>
                </text:list-item>
                <text:list-item>
                  <text:p text:style-name="P352">Model Adjustment: The model's parameters are subtly adjusted during this process, making it more attuned to the nuances of the task.</text:p>
                </text:list-item>
              </text:list>
            </text:list-item>
          </text:list>
        </text:list-item>
      </text:list>
      <text:p text:style-name="Heading_20_4"><text:bookmark text:name="_ubu720v7id9s"/>Benefits and Limitations:</text:p>
      <text:list xml:id="list73508508656085" text:continue-numbering="true" text:style-name="WWNum253">
        <text:list-item>
          <text:list>
            <text:list-item>
              <text:p text:style-name="P303">Benefits:</text:p>
              <text:list>
                <text:list-item>
                  <text:p text:style-name="P352">Enhances the model's performance in specific tasks.</text:p>
                </text:list-item>
                <text:list-item>
                  <text:p text:style-name="P352">Provides more accurate and relevant responses in specialized domains.</text:p>
                </text:list-item>
              </text:list>
            </text:list-item>
            <text:list-item>
              <text:p text:style-name="P303">Limitations:</text:p>
              <text:list>
                <text:list-item>
                  <text:p text:style-name="P352">The model's responses can still vary based on the task complexity and the specificity of the examples provided.</text:p>
                </text:list-item>
                <text:list-item>
                  <text:p text:style-name="P352">There is a risk of overfitting if the training data is not sufficiently diverse.</text:p>
                </text:list-item>
              </text:list>
            </text:list-item>
          </text:list>
        </text:list-item>
      </text:list>
      <text:p text:style-name="Heading_20_3"><text:bookmark text:name="_azig0b40c4rp"/>Embeddings</text:p>
      <text:list xml:id="list1222744457" text:style-name="WWNum274">
        <text:list-item>
          <text:p text:style-name="P73">Role in AI:</text:p>
          <text:list>
            <text:list-item>
              <text:p text:style-name="P304">Definition: Embeddings are vector representations of words or phrases, transforming them into numerical form that AI models can process.</text:p>
            </text:list-item>
            <text:list-item>
              <text:p text:style-name="P304">Function: They capture semantic meanings, relationships, and context in a multidimensional space.</text:p>
            </text:list-item>
          </text:list>
        </text:list-item>
        <text:list-item>
          <text:p text:style-name="P73">Advantages and Limitations:</text:p>
          <text:list>
            <text:list-item>
              <text:p text:style-name="P304">Advantages:</text:p>
              <text:list>
                <text:list-item>
                  <text:p text:style-name="P353">Efficiency in handling and processing textual data, especially in tasks like classification, clustering, or similarity assessment.</text:p>
                </text:list-item>
                <text:list-item>
                  <text:p text:style-name="P353">Beneficial in scenarios where computational resources are limited or when dealing with large volumes of text.</text:p>
                </text:list-item>
              </text:list>
            </text:list-item>
            <text:list-item>
              <text:p text:style-name="P304">Limitations:</text:p>
              <text:list>
                <text:list-item>
                  <text:p text:style-name="P353">They may not fully capture the complete context or the subtle nuances of the language.</text:p>
                </text:list-item>
                <text:list-item>
                  <text:p text:style-name="P353">In some cases, embeddings can oversimplify complex linguistic relationships, potentially leading to less nuanced AI responses.</text:p>
                </text:list-item>
              </text:list>
            </text:list-item>
          </text:list>
        </text:list-item>
      </text:list>
      <text:p text:style-name="Standard"/>
      <text:p text:style-name="Standard">In the field of AI and language modeling, fine-tuning and embeddings are advanced techniques that significantly enhance the capabilities of models like GPT. Fine-tuning allows for a more tailored approach, making the model adept in specific domains or tasks. Embeddings, on the other hand, offer a method to efficiently process and understand language at scale. Understanding these techniques and their appropriate application is key for enterprises looking to leverage AI models for sophisticated and domain-specific tasks.</text:p>
      <text:p text:style-name="Heading_20_3"><text:bookmark text:name="_cdjzs74c8mwu"/>Practical Application and Example</text:p>
      <text:p text:style-name="Heading_20_4"><text:bookmark text:name="_ucgn7jg8xr23"/><text:soft-page-break/>Few-shot Learning Task Using JSON Format:</text:p>
      <text:list xml:id="list3901953908" text:style-name="WWNum211">
        <text:list-item>
          <text:list>
            <text:list-item>
              <text:p text:style-name="P305">Scenario: Sentiment analysis of movie reviews.</text:p>
            </text:list-item>
            <text:list-item>
              <text:p text:style-name="P305">JSON Data Example: Detailed example provided.</text:p>
            </text:list-item>
            <text:list-item>
              <text:p text:style-name="P305">Prompt Application: How to use JSON formatted data in few-shot learning prompts.</text:p>
            </text:list-item>
          </text:list>
        </text:list-item>
      </text:list>
      <text:p text:style-name="Heading_20_3"><text:bookmark text:name="_x9cidhrd4kj"/>Building a Prompt Library:</text:p>
      <text:list xml:id="list2676078741" text:style-name="WWNum61">
        <text:list-item>
          <text:p text:style-name="P74"><text:span text:style-name="T16">Diverse AI Interactions: </text:span>Develop a wide array of prompts tailored to various AI interactions. This enables the AI system to adeptly handle tasks ranging from simple queries to complex problem-solving scenarios.</text:p>
        </text:list-item>
        <text:list-item>
          <text:p text:style-name="P74"><text:span text:style-name="T16">Comprehensive Library Development:</text:span> Create an extensive repository of prompts and logical frameworks, equipping the AI with a rich toolkit for diverse enterprise scenarios. This library becomes a crucial asset in enhancing the AI's adaptability and response accuracy across different business functions.</text:p>
        </text:list-item>
      </text:list>
      <text:p text:style-name="Heading_20_3"><text:bookmark text:name="_jl21q87m1x2u"/>Skill Management &amp; Discovery Platform</text:p>
      <text:p text:style-name="Heading_20_4"><text:bookmark text:name="_sgu4nzsiad70"/>Functionality and Benefits:</text:p>
      <text:list xml:id="list856500734" text:style-name="WWNum12">
        <text:list-item>
          <text:p text:style-name="P75">Skill Curation &amp; Publishing: This feature allows for the careful selection (curation) and distribution (publishing) of AI skills. It enables enterprises to tailor AI capabilities to their specific needs and swiftly deploy them across various departments.</text:p>
        </text:list-item>
        <text:list-item>
          <text:p text:style-name="P75"><text:span text:style-name="T16">Skill Governance:</text:span> Manage and regulate AI skills to ensure they align with organizational standards and ethics. This governance layer is critical for maintaining control and consistency in AI deployments.</text:p>
        </text:list-item>
        <text:list-item>
          <text:p text:style-name="P75"><text:span text:style-name="T16">Skill Packaging: </text:span>Package and prepare curated AI skills for efficient deployment or distribution. This process ensures that AI functionalities are bundled in a user-friendly manner, facilitating easy integration into existing systems.</text:p>
        </text:list-item>
      </text:list>
      <text:p text:style-name="Heading_20_3"><text:bookmark text:name="_6z755q3f1w5b"/>Enhancement Package Framework</text:p>
      <text:p text:style-name="Heading_20_4"><text:bookmark text:name="_9utfdm287w5"/>Functionality and Benefits:</text:p>
      <text:list xml:id="list1321393816" text:style-name="WWNum122">
        <text:list-item>
          <text:p text:style-name="P76"><text:span text:style-name="T16">Integration of Enhancement Packages:</text:span> Seamlessly integrate third-party enhancement packages into the enterprise platform. This framework acts as a bridge, connecting various services, tenants, and policies.</text:p>
        </text:list-item>
        <text:list-item>
          <text:p text:style-name="P76"><text:span text:style-name="T16">Extending Platform Functionality:</text:span> These enhancement packages offer additional tools and services, broadening the technological capabilities of the enterprise AI system.</text:p>
        </text:list-item>
        <text:list-item>
          <text:p text:style-name="P76"><text:span text:style-name="T16">Flexible Management of Enhancement Packages:</text:span> Retrieve, deploy, update, or remove enhancement packages as needed. This flexibility allows enterprises to stay agile and adapt to emerging technologies and market trends.</text:p>
        </text:list-item>
      </text:list>
      <text:p text:style-name="Standard"/>
      <text:p text:style-name="Standard">This comprehensive approach to prompt library building and skill management, combined with the integration of enhancement packages, provides enterprises with a robust, adaptable, and scalable AI infrastructure</text:p>
      <text:p text:style-name="Heading_20_3"><text:bookmark text:name="_eltsf8nbe0gd"/>Customizing GPTs for Enterprise Projects:</text:p>
      <text:p text:style-name="Standard"><text:span text:style-name="T16">Enterprise-Specific Adaptation:</text:span> Develop methodologies for adapting GPTs to meet unique requirements of specific enterprise projects, integrating industry-specific data and terminologies.</text:p>
      <text:p text:style-name="Standard"/>
      <text:p text:style-name="Standard"><text:span text:style-name="T16">Context-Aware AI Responses: </text:span>Ensure AI responses are accurate, relevant, and contextually aligned with the unique operational landscape of the enterprise.</text:p>
      <text:p text:style-name="Heading_20_4"><text:bookmark text:name="_rt12k95x59bf"/>Benefits and Applications:</text:p>
      <text:list xml:id="list572696327" text:style-name="WWNum104">
        <text:list-item>
          <text:p text:style-name="P77"><text:span text:style-name="T16">Enhanced Decision-Making:</text:span> Utilize GPTs to offer precise, data-driven insights for informed decision-making.</text:p>
        </text:list-item>
        <text:list-item>
          <text:p text:style-name="P77"><text:span text:style-name="T16">Improved Customer Interaction: </text:span>Tailor AI responses for better customer engagement.</text:p>
        </text:list-item>
        <text:list-item>
          <text:p text:style-name="P77"><text:span text:style-name="T16">Workflow Automation: </text:span>Employ AI-driven solutions to automate routine tasks and analyses.</text:p>
        </text:list-item>
      </text:list>
      <text:p text:style-name="Heading_20_3"><text:bookmark text:name="_g42c7x6zddpe"/>Mixture of Experts (MoE) Model vs Traditional LLMs</text:p>
      <text:p text:style-name="Standard">Mixture of Experts (MoE) models and traditional Large Language Models (LLMs) like GPT represent two distinct approaches in AI model architecture, each with its unique characteristics and advantages.</text:p>
      <text:p text:style-name="Heading_20_4"><text:bookmark text:name="_xpg58bulp8hr"/>Traditional Large Language Models (LLMs) like GPT:</text:p>
      <text:list xml:id="list3055180829" text:style-name="WWNum52">
        <text:list-item>
          <text:p text:style-name="P78"><text:soft-page-break/><text:span text:style-name="T16">Monolithic Architecture:</text:span> LLMs typically use a single, large neural network to handle a wide range of tasks. This architecture is designed to be general-purpose, capable of performing various functions from language translation to content creation.</text:p>
        </text:list-item>
        <text:list-item>
          <text:p text:style-name="P78"><text:span text:style-name="T16">Uniform Knowledge Base: </text:span>Since they are trained on massive, diverse datasets, these models have a broad but uniform understanding of language and knowledge.</text:p>
        </text:list-item>
        <text:list-item>
          <text:p text:style-name="P78"><text:span text:style-name="T16">Resource Intensive: </text:span>Training and running LLMs require substantial computational resources due to their size and complexity.</text:p>
        </text:list-item>
        <text:list-item>
          <text:p text:style-name="P78">Versatility: LLMs are highly versatile and can generate responses across a wide array of topics and languages, making them suitable for general applications.</text:p>
        </text:list-item>
      </text:list>
      <text:p text:style-name="Heading_20_4"><text:bookmark text:name="_q5534fn53yan"/>Mixture of Experts (MoE) Models:</text:p>
      <text:list xml:id="list1831302663" text:style-name="WWNum215">
        <text:list-item>
          <text:p text:style-name="P79"><text:span text:style-name="T16">Decentralized Architecture:</text:span> MoE models consist of multiple smaller models or 'experts,' each specialized in different tasks or types of data.</text:p>
        </text:list-item>
        <text:list-item>
          <text:p text:style-name="P79"><text:span text:style-name="T16">Specialized Knowledge: </text:span>Each 'expert' in an MoE model is highly specialized, making them more efficient at handling specific tasks or domains compared to a general-purpose model.</text:p>
        </text:list-item>
        <text:list-item>
          <text:p text:style-name="P79"><text:span text:style-name="T16">Dynamic Task Allocation:</text:span> MoE models dynamically route tasks to the most appropriate 'expert', optimizing performance and computational efficiency.</text:p>
        </text:list-item>
        <text:list-item>
          <text:p text:style-name="P79"><text:span text:style-name="T16">Scalability and Flexibility: </text:span>MoE models are inherently more scalable and adaptable. They can easily integrate new experts as needs evolve, unlike the one-size-fits-all approach of monolithic models.</text:p>
        </text:list-item>
        <text:list-item>
          <text:p text:style-name="P79"><text:span text:style-name="T16">Cost-Effectiveness:</text:span> They are generally more cost-effective in terms of computational resources, as only relevant parts of the model are activated based on the task.</text:p>
        </text:list-item>
      </text:list>
      <text:p text:style-name="Standard"/>
      <text:p text:style-name="Standard">The key takeaway are traditional LLMs offer a broad but uniform approach suitable for general purposes, while MoE models provide a more targeted, efficient, and scalable solution by combining the strengths of multiple specialized models. </text:p>
      <text:p text:style-name="Standard"/>
      <text:p text:style-name="Standard">The choice between the two depends on the specific requirements of the task, available resources, and the desired balance between generalizability and specialization. MoE models are particularly useful in scenarios where tasks require deep expertise in specific domains, or when scalability and resource efficiency are key considerations.</text:p>
      <text:p text:style-name="Heading_20_4"><text:bookmark text:name="_tkiie7pog16p"/>Selecting Appropriate Models:</text:p>
      <text:p text:style-name="Standard"><text:span text:style-name="T16">Strategic Model Selection</text:span>: Create a process for identifying and choosing suitable AI models for different enterprise tasks, considering factors like data complexity and required expertise.</text:p>
      <text:p text:style-name="Standard"/>
      <text:p text:style-name="Standard"><text:span text:style-name="T16">Integration of Multiple AI Models:</text:span> Develop integration techniques for seamless operation between various specialized AI models, creating a cohesive AI ecosystem where different models complement each other.</text:p>
      <text:p text:style-name="Heading_20_4"><text:bookmark text:name="_og0o9eixqsnb"/>Customization for Diverse Enterprise Needs:</text:p>
      <text:p text:style-name="Standard"><text:span text:style-name="T16">Adaptable MoE Model: </text:span>Tailor the MoE framework to evolving enterprise requirements, ensuring the AI system remains agile and effective.</text:p>
      <text:p text:style-name="Heading_20_3"><text:bookmark text:name="_p8pg7dhhfdwx"/>Feedback Loop in AI Integrations</text:p>
      <text:p text:style-name="Standard">In enterprise settings, establishing a robust feedback loop is critical for continuous improvement and alignment with business goals. This feedback loop is integral to ensuring that AI models remain effective, efficient, and relevant over time. It involves two core components: regular evaluation of model performance and the incorporation of user feedback.</text:p>
      <text:p text:style-name="Heading_20_4"><text:bookmark text:name="_n4p2w2qqddzy"/>Regular Model Performance Evaluation:</text:p>
      <text:p text:style-name="Standard"><text:span text:style-name="T16">Systematic Assessment:</text:span> Implement a structured process for regularly assessing AI model performance. This involves analyzing various metrics such as accuracy, response time, and the relevance of outputs in real-world applications. By doing so, enterprises can ensure that their AI models are performing optimally and meeting predefined standards.</text:p>
      <text:p text:style-name="Standard"/>
      <text:p text:style-name="Standard"><text:span text:style-name="T16">Predictive Analytics: </text:span>Utilize advanced analytics to anticipate future performance issues or areas where the model might require adjustments. Predictive analytics can provide insights into potential improvements or modifications needed to maintain the efficacy of AI models.</text:p>
      <text:p text:style-name="Standard"/>
      <text:p text:style-name="Standard"><text:span text:style-name="T16">Performance Benchmarking</text:span>: Compare the performance of AI models against industry benchmarks or previous iterations to gauge their effectiveness. This comparison helps in identifying areas where the models excel or fall short, providing a clear direction for future enhancements.</text:p>
      <text:p text:style-name="Heading_20_4"><text:bookmark text:name="_gevxvafqemjj"/>User Feedback Incorporation:</text:p>
      <text:p text:style-name="Standard"><text:span text:style-name="T16">End-User Insights:</text:span> Actively collect and analyze feedback from end-users who interact with the AI models. This feedback is invaluable as it provides a direct insight into how the AI solutions are perceived and experienced in real-world scenarios.</text:p>
      <text:p text:style-name="Standard"><text:soft-page-break/></text:p>
      <text:p text:style-name="Standard"><text:span text:style-name="T16">Stakeholder Engagement: </text:span>Engage with internal and external stakeholders to gather their perspectives and experiences with the AI systems. Stakeholder feedback can offer diverse viewpoints, highlighting different aspects of the AI's performance and usability.</text:p>
      <text:p text:style-name="Standard">Feedback Analysis and Implementation: Analyze the collected feedback to identify common themes, suggestions, or issues. Incorporate these insights into the AI development process to refine and optimize the models. This may involve adjusting algorithms, enhancing data sets, or modifying user interfaces.</text:p>
      <text:p text:style-name="Heading_20_4"><text:bookmark text:name="_5q5ywaofrt65"/>Iterative Improvement and Adaptation:</text:p>
      <text:p text:style-name="Standard">Continuous Enhancement: Based on the performance evaluations and user feedback, continuously enhance and adapt AI models. This iterative process ensures that the AI solutions remain aligned with evolving user needs and technological advancements.</text:p>
      <text:p text:style-name="Heading_20_4"><text:bookmark text:name="_jp6mu2mkncjs"/>Adaptive Learning</text:p>
      <text:p text:style-name="Standard">Implement adaptive learning mechanisms within the AI models to enable them to learn and improve from each interaction. This ongoing learning process allows the models to become more accurate and efficient over time, adapting to new data and user behaviors.</text:p>
      <text:p text:style-name="Standard"/>
      <text:p text:style-name="Standard">Change Management: Ensure that any changes or updates to the AI models are managed effectively. This includes communicating changes to stakeholders, training end-users, and monitoring the impact of these changes on the overall system performance.</text:p>
      <text:p text:style-name="Standard"/>
      <text:p text:style-name="Standard">A well-structured feedback loop is essential for the success of AI integrations in enterprise environments. It ensures that AI models are not static but are continually evolving to meet the changing needs of the business and its users. </text:p>
      <text:p text:style-name="Standard"/>
      <text:p text:style-name="Standard">By systematically evaluating model performance and incorporating user feedback, enterprises can maintain AI solutions that are both high-performing and closely aligned with their strategic objectives. This approach fosters a culture of continuous improvement, ensuring that AI integrations deliver long-term value and competitive advantage.</text:p>
      <text:p text:style-name="Heading_20_4"><text:bookmark text:name="_588hr0smq0n2"/>Iterative Improvement:</text:p>
      <text:p text:style-name="Standard">The integration of these advanced techniques into the iterative improvement process ensures that the AI models are not only continuously evolving but also leveraging the latest advancements in AI technology. This proactive approach enables enterprises to maintain cutting-edge AI integrations that are highly responsive to both current and future business needs, driving innovation and maintaining a competitive edge in the market.</text:p>
      <text:p text:style-name="Standard"/>
      <text:p text:style-name="Standard"><text:span text:style-name="T16">Scheduled Updates: </text:span>Implement a schedule for regular updates and enhancements of AI models. This routine ensures that models are consistently refined and aligned with the latest technological developments and user requirements.</text:p>
      <text:p text:style-name="Standard"/>
      <text:p text:style-name="Standard"><text:span text:style-name="T16">Adaptability Focus: </text:span>Emphasize the adaptability of AI models, allowing them to evolve in response to new data, user feedback, and changing business landscapes. This approach ensures that AI solutions remain relevant and effective over time.</text:p>
      <text:p text:style-name="Standard"/>
      <text:p text:style-name="Standard"><text:span text:style-name="T16">Scalability Planning: </text:span>Plan for scalability in the AI models to handle increased loads or expanded functionalities. This foresight ensures that the models can grow with the organization without compromising performance.</text:p>
      <text:p text:style-name="Heading_20_4"><text:bookmark text:name="_fcli550bmdv"/>Incorporating Advanced Techniques:</text:p>
      <text:p text:style-name="Standard"><text:span text:style-name="T16">Reinforcement Learning:</text:span> Integrate reinforcement learning techniques to enable AI models to learn and adapt from their interactions and experiences. This approach encourages models to optimize their performance based on real-time feedback and outcomes.</text:p>
      <text:p text:style-name="Standard"/>
      <text:p text:style-name="Standard"><text:span text:style-name="T16">Scheduled Fine-Tuning: </text:span>Regularly fine-tune AI models to maintain their accuracy and relevance. Scheduled fine-tuning involves updating models with new data or tweaking their algorithms to reflect current trends and user behaviors.</text:p>
      <text:p text:style-name="Standard"/>
      <text:p text:style-name="Standard"><text:span text:style-name="T16">LoRA and qLoRA:</text:span> (Linear and Quadratic Low-Rank Adaptation) are techniques that can be applied to large language models (LLMs) for more efficient training and adaptation. By adjusting specific parameters in the models, these methods allow for targeted improvements without the need for extensive retraining. This approach is beneficial for rapid adaptation to new data or requirements.</text:p>
      <text:p text:style-name="Standard"/>
      <text:p text:style-name="Standard"><text:span text:style-name="T16">LLM Merging:</text:span> Explore merging different LLMs to combine their strengths and capabilities. This method involves integrating the knowledge and functionalities of multiple models to create a more comprehensive AI system. It can enhance the overall performance and versatility of the AI integrations, particularly in handling diverse and complex tasks.</text:p>
      <text:p text:style-name="Standard"/>
      <text:p text:style-name="Standard"><text:soft-page-break/>The strategic combination of Prompt Engineering and GPT customization, along with the Mixture of Experts (MoE) model and a robust feedback loop, forms an advanced and dynamic framework for AI implementation in enterprises. This approach not only enhances the technical capabilities but also aligns AI integrations with specific business goals and user expectations, making it essential for Chief Information Officers (CIOs) and key decision-makers in modern enterprises. </text:p>
      <text:p text:style-name="Standard"/>
      <text:p text:style-name="Standard">The integration of these elements enables enterprises to leverage AI effectively for operational efficiency, enhanced decision-making, and improved stakeholder engagement. Continuous improvement and adaptability are emphasized to ensure that the enterprise AI strategy remains relevant and effective in the face of evolving market demands and technological advancements. This holistic approach to AI implementation in enterprises is crucial for driving transformative changes and maintaining a competitive edge in the dynamic business environment.</text:p>
      <text:p text:style-name="Heading_20_2"><text:bookmark text:name="_uh85runlx5w0"/>Data Fabrics</text:p>
      <text:p text:style-name="Heading_20_4"><text:bookmark text:name="_2exffwbmp2mh"/>Introduction to Data Fabric Construction </text:p>
      <text:p text:style-name="Standard">Constructing a Data Fabric involves a detailed process focusing on creating, testing, deploying, and maintaining an integrated data management system. This system is designed to unify various computing services and data sources, streamlining data management across an enterprise.</text:p>
      <text:p text:style-name="Heading_20_4"><text:bookmark text:name="_ffzg2plw1gp1"/>Development of Unified Data Fabric</text:p>
      <text:p text:style-name="Standard">By focusing on these detailed aspects of architecture planning and integration strategies, the development of a Unified Data Fabric can significantly enhance an enterprise's data management capabilities, paving the way for advanced AI applications and analytics.</text:p>
      <text:p text:style-name="Standard"/>
      <text:p text:style-name="P292"><text:span text:style-name="T16">Comprehensive Integration:</text:span> The architecture plan should encompass a holistic view, integrating cloud, on-premise, and edge computing services to form a seamless, interconnected network.</text:p>
      <text:p text:style-name="P292"/>
      <text:p text:style-name="P292"><text:span text:style-name="T16">Data Flow Optimization: </text:span>Focus on optimizing data flow between these different environments to ensure real-time data availability and processing capabilities.</text:p>
      <text:p text:style-name="P292"/>
      <text:p text:style-name="P292"><text:span text:style-name="T16">Resilience and Redundancy:</text:span> Design the architecture to incorporate resilience and redundancy, ensuring data integrity and system availability across all platforms.</text:p>
      <text:p text:style-name="Heading_20_4"><text:bookmark text:name="_4g3fdq4nx8j7"/>Integration Strategies</text:p>
      <text:p text:style-name="P292"><text:span text:style-name="T16">Diverse Data Source Integration:</text:span> Develop strategies to integrate a wide array of data sources. This includes not only traditional databases but also IoT devices, online data streams, and legacy systems.</text:p>
      <text:p text:style-name="P292"/>
      <text:p text:style-name="P292"><text:span text:style-name="T16">Harmonization of Data Formats:</text:span> Formulate methods to harmonize different data formats, ensuring consistent data models across the unified fabric.</text:p>
      <text:p text:style-name="P292"/>
      <text:p text:style-name="P292"><text:span text:style-name="T16">Data Accessibility and Security:</text:span> Create strategies that emphasize data accessibility for authorized users while maintaining rigorous security protocols to protect sensitive data.</text:p>
      <text:p text:style-name="Heading_20_4"><text:bookmark text:name="_bpzxsbdx6bvm"/>Seamless System Interaction</text:p>
      <text:p text:style-name="P292"><text:span text:style-name="T16">Cross-Platform Communication</text:span>: Ensure that the data fabric facilitates smooth communication and data exchange between cloud, on-premise, and edge systems.</text:p>
      <text:p text:style-name="P292"/>
      <text:p text:style-name="P292"><text:span text:style-name="T16">Data Processing Efficiency:</text:span> Implement efficient data processing mechanisms within the data fabric, enhancing the speed and accuracy of data analysis.</text:p>
      <text:p text:style-name="Heading_20_4"><text:bookmark text:name="_tf5tvq8rrivs"/>API and Administrative Interface Development</text:p>
      <text:p text:style-name="P292"><text:span text:style-name="T16">Robust API Design:</text:span> Create APIs focusing on scalability and security, allowing for efficient data interaction and integration across different platforms.</text:p>
      <text:p text:style-name="P292"/>
      <text:p text:style-name="P292"><text:span text:style-name="T16">Intuitive Administrative Interfaces: </text:span>Develop user-friendly administrative interfaces that provide easy access and control over the data fabric.</text:p>
      <text:p text:style-name="Heading_20_4"><text:bookmark text:name="_4zjuu21krtlm"/>Testing and Deployment</text:p>
      <text:p text:style-name="P292"><text:span text:style-name="T16">Rigorous Testing Protocols:</text:span> Implement thorough testing processes to ensure the reliability and efficiency of the data fabric system.</text:p>
      <text:p text:style-name="P292"><text:soft-page-break/></text:p>
      <text:p text:style-name="P292"><text:span text:style-name="T16">Strategic Deployment Plan: </text:span>Deploy the system in a phased manner, allowing for adjustments and optimizations based on real-time performance data.</text:p>
      <text:p text:style-name="Heading_20_4"><text:bookmark text:name="_qh8yoporzlj7"/>Feedback Loop Implementation</text:p>
      <text:p text:style-name="P292"><text:span text:style-name="T16">Performance Monitoring Tools: </text:span>Incorporate tools to continuously monitor the performance and efficiency of the data fabric, identifying areas for improvement.</text:p>
      <text:p text:style-name="P292"/>
      <text:p text:style-name="P292"><text:span text:style-name="T16">User Feedback Collection:</text:span> Actively collect and analyze user feedback to enhance the functionality and user-friendliness of the system.</text:p>
      <text:p text:style-name="Heading_20_4"><text:bookmark text:name="_dm5isf3h1of3"/>Maintenance and Continuous Improvement</text:p>
      <text:p text:style-name="P292"><text:span text:style-name="T16">Regular Updates and Maintenance: </text:span>Schedule routine maintenance and updates to keep the data fabric system aligned with the latest technology standards and business needs.</text:p>
      <text:p text:style-name="P292"/>
      <text:p text:style-name="P292"><text:span text:style-name="T16">Adaptive Enhancement: </text:span>Continuously improve the system based on the evolving requirements of the enterprise, integrating new technologies and methodologies as needed.</text:p>
      <text:p text:style-name="Standard"/>
      <text:p text:style-name="Standard">In essence, the construction of a Data Fabric is a meticulous process that demands attention to detail, robust planning, and adaptive execution. This approach ensures the enterprise has a reliable, scalable, and efficient data management system that is well-equipped for both current and future needs.</text:p>
      <text:p text:style-name="Heading_20_2"><text:bookmark text:name="_6m7wj031zx9e"/>PARIS: Perpetual Adaptive Regenerative Intelligence Systems</text:p>
      <text:p text:style-name="Heading_20_3"><text:bookmark text:name="_8vifpjz8jmkv"/>A Perpetual Feedback Loop Framework for AI and Language Models</text:p>
      <text:p text:style-name="Standard"/>
      <text:p text:style-name="Standard">PARIS (Perpetual Adaptive Regenerative Intelligence System) is a conceptual model for building and managing effective AI and Language Model (LLM) systems that emphasizes the importance of perpetual feedback loops. The framework is designed to enable continuous learning and improvement through iterative processes.</text:p>
      <text:p text:style-name="Standard"/>
      <text:p text:style-name="Standard">Perpetual feedback loops are a way for computer programs to learn from their own mistakes and continually improve. This is important because it means that programs can become more accurate and effective over time, making them more useful and powerful.</text:p>
      <text:p text:style-name="Standard">For example, a program that analyzes legal contracts could learn from feedback provided by humans and use that feedback to improve its ability to understand complex legal language. This means that the program could become better and better at its task, making it more valuable to users. Perpetual feedback loops are a way to make computer programs smarter and more useful, which can have important implications for a wide range of applications.</text:p>
      <text:p text:style-name="Standard"/>
      <text:p text:style-name="Standard">PARIS is inspired by other layered models such as the OSI model. 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ext:p>
      <text:p text:style-name="Heading_20_3"><text:bookmark text:name="_85wh7982bunh"/>Do Robots Dream?</text:p>
      <text:p text:style-name="Standard">Imagine how when you sleep, your brain goes into a state of dreaming, which is a kind of regenerative feedback loop. While you dream, your brain processes and restructures the information it has learned during the day, making connections and forming new neural pathways. This is how your brain builds and repairs itself, allowing you to learn and grow over time.</text:p>
      <text:p text:style-name="Standard"/>
      <text:p text:style-name="Standard">Now, imagine if we could apply this same concept to computer systems and artificial intelligence. That's where PARIS comes in. PARIS is a framework for creating and optimizing machine learning models that can learn and improve over time through perpetual feedback loops.</text:p>
      <text:p text:style-name="Standard"/>
      <text:p text:style-name="Standard">Just as your brain builds and repairs itself during dreaming, PARIS enables machines to fine-tune and optimize their performance by continually processing and analyzing data, making connections and forming new insights. This allows for more accurate predictions and better decision-making.</text:p>
      <text:p text:style-name="Standard"/>
      <text:p text:style-name="Standard">PARIS achieves this through a layered model that includes a core model for data infrastructure, an AI API for managing communication sessions, AI applications for evaluation and feedback, and custom applications for specialized use cases. Additionally, the framework includes regenerative components such as code generators and self-improvement techniques.</text:p>
      <text:p text:style-name="Standard"/>
      <text:p text:style-name="Standard"><text:soft-page-break/>The AiTOML specification is a standard for organizing and managing the different components of the PARIS framework. It provides a clear and concise way to define the various layers, components, and parameters of the framework, making it easy to manage and optimize over time.</text:p>
      <text:p text:style-name="Heading_20_4"><text:bookmark text:name="_ekwn00shmdfr"/>Layers</text:p>
      <text:p text:style-name="Standard">PARIS is a four-layered network model that consists of the following layers:</text:p>
      <text:list xml:id="list1971883681" text:style-name="WWNum67">
        <text:list-item>
          <text:p text:style-name="P80"><text:span text:style-name="T16">Layer 0: Core Model, </text:span>Data Infrastructure, Feedback, and Regeneration This layer is the foundation of the model, which includes foundational AI models, data infrastructure, feedback loops for retraining and fine-tuning, and regenerative components for model optimization. The regenerative components allow the model to optimize itself based on its own performance.</text:p>
        </text:list-item>
        <text:list-item>
          <text:p text:style-name="P80"><text:span text:style-name="T16">Layer 1: </text:span>AI API,<text:span text:style-name="T16"> </text:span>Security, Feedback, and Regeneration This layer includes AI service providers as an interface between the core model and applications, security and privacy measures, feedback loops for adapting API behavior, and regenerative components for automatic updates and self-optimization.</text:p>
        </text:list-item>
        <text:list-item>
          <text:p text:style-name="P80"><text:span text:style-name="T16">Layer 2: AI Applications, Evaluation, Feedback, and Regeneration </text:span>This layer includes specialized applications built on top of AI API, methods for benchmarking and testing performance, feedback loops for continuous improvement, and regenerative components for AI-driven code generation and self-improvement.</text:p>
        </text:list-item>
        <text:list-item>
          <text:p text:style-name="P80"><text:span text:style-name="T16">Layer 3:</text:span> Custom Applications, Explainability, Feedback, and Regeneration This layer includes applications catering to niche markets or specialized use cases, strategies for enhancing explainability and interpretability, feedback loops for refinement based on user feedback, and regenerative components for AI-generated code improvements and self-optimizing algorithms.</text:p>
        </text:list-item>
      </text:list>
      <text:p text:style-name="Heading_20_3"><text:bookmark text:name="_kvf9c2bzhwef"/>The Ai Stack</text:p>
      <text:p text:style-name="Standard">The following table maps the PARIS framework to the OSI model: </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5"><text:span text:style-name="T28">PARIS Layer</text:span></text:p>
          </table:table-cell>
          <table:table-cell table:style-name="Table1.A1" office:value-type="string">
            <text:p text:style-name="P355"><text:span text:style-name="T28">Protocol Data Unit (PDU)</text:span></text:p>
          </table:table-cell>
          <table:table-cell table:style-name="Table1.A1" office:value-type="string">
            <text:p text:style-name="P355"><text:span text:style-name="T28">Function</text:span></text:p>
          </table:table-cell>
        </table:table-row>
        <table:table-row table:style-name="Table1.1">
          <table:table-cell table:style-name="Table1.A1" office:value-type="string">
            <text:p text:style-name="P354"><text:span text:style-name="T29">Layer 3</text:span></text:p>
          </table:table-cell>
          <table:table-cell table:style-name="Table1.A1" office:value-type="string">
            <text:p text:style-name="P354"><text:span text:style-name="T29">Application Data</text:span></text:p>
          </table:table-cell>
          <table:table-cell table:style-name="Table1.A1" office:value-type="string">
            <text:p text:style-name="P354"><text:span text:style-name="T29">High-level protocols such as for niche market or specialized use cases</text:span></text:p>
          </table:table-cell>
        </table:table-row>
        <table:table-row table:style-name="Table1.3">
          <table:table-cell table:style-name="Table1.A1" office:value-type="string">
            <text:p text:style-name="P354"><text:span text:style-name="T29">Layer 2</text:span></text:p>
          </table:table-cell>
          <table:table-cell table:style-name="Table1.A1" office:value-type="string">
            <text:p text:style-name="P354"><text:span text:style-name="T29">Presentation Data</text:span></text:p>
          </table:table-cell>
          <table:table-cell table:style-name="Table1.A1" office:value-type="string">
            <text:p text:style-name="P354"><text:span text:style-name="T29">Translation of data between a networking service and an application, including benchmarking, testing and AI-driven code generation</text:span></text:p>
          </table:table-cell>
        </table:table-row>
        <table:table-row table:style-name="Table1.3">
          <table:table-cell table:style-name="Table1.A1" office:value-type="string">
            <text:p text:style-name="P354"><text:span text:style-name="T29">Layer 1</text:span></text:p>
          </table:table-cell>
          <table:table-cell table:style-name="Table1.A1" office:value-type="string">
            <text:p text:style-name="P354"><text:span text:style-name="T29">Session Data</text:span></text:p>
          </table:table-cell>
          <table:table-cell table:style-name="Table1.A1" office:value-type="string">
            <text:p text:style-name="P354"><text:span text:style-name="T29">Managing communication sessions between the core model and applications, including adapting API behavior and automatic updates</text:span></text:p>
          </table:table-cell>
        </table:table-row>
        <table:table-row table:style-name="Table1.5">
          <table:table-cell table:style-name="Table1.A1" office:value-type="string">
            <text:p text:style-name="P354"><text:span text:style-name="T29">Layer 0</text:span></text:p>
          </table:table-cell>
          <table:table-cell table:style-name="Table1.A1" office:value-type="string">
            <text:p text:style-name="P354"><text:span text:style-name="T29">Transport Data</text:span></text:p>
          </table:table-cell>
          <table:table-cell table:style-name="Table1.A1" office:value-type="string">
            <text:p text:style-name="P354"><text:span text:style-name="T29">Reliable transmission of data between the core model and AI API, including feedback loops for retraining and fine-tuning, and regenerative components for model optimization</text:span></text:p>
          </table:table-cell>
        </table:table-row>
        <table:table-row table:style-name="Table1.1">
          <table:table-cell table:style-name="Table1.A1" office:value-type="string">
            <text:p text:style-name="P356"/>
          </table:table-cell>
          <table:table-cell table:style-name="Table1.A1" office:value-type="string">
            <text:p text:style-name="P354"><text:span text:style-name="T29">Network Data</text:span></text:p>
          </table:table-cell>
          <table:table-cell table:style-name="Table1.A1" office:value-type="string">
            <text:p text:style-name="P354"><text:span text:style-name="T29">Structuring and managing a multi-node network, including addressing, routing and traffic control</text:span></text:p>
          </table:table-cell>
        </table:table-row>
        <table:table-row table:style-name="Table1.1">
          <table:table-cell table:style-name="Table1.A1" office:value-type="string">
            <text:p text:style-name="P356"/>
          </table:table-cell>
          <table:table-cell table:style-name="Table1.A1" office:value-type="string">
            <text:p text:style-name="P354"><text:span text:style-name="T29">Data Link Data</text:span></text:p>
          </table:table-cell>
          <table:table-cell table:style-name="Table1.A1" office:value-type="string">
            <text:p text:style-name="P354"><text:span text:style-name="T29">Transmission of data frames between two nodes connected by a physical layer</text:span></text:p>
          </table:table-cell>
        </table:table-row>
        <table:table-row table:style-name="Table1.1">
          <table:table-cell table:style-name="Table1.A1" office:value-type="string">
            <text:p text:style-name="P356"/>
          </table:table-cell>
          <table:table-cell table:style-name="Table1.A1" office:value-type="string">
            <text:p text:style-name="P354"><text:span text:style-name="T29">Physical Data</text:span></text:p>
          </table:table-cell>
          <table:table-cell table:style-name="Table1.A1" office:value-type="string">
            <text:p text:style-name="P354"><text:span text:style-name="T29">Transmission and reception of raw bit streams over a physical medium</text:span></text:p>
          </table:table-cell>
        </table:table-row>
      </table:table>
      <text:p text:style-name="Heading_20_4"><text:bookmark text:name="_lp319hxgt3nq"/>Practical Applications</text:p>
      <text:p text:style-name="P292"><text:span text:style-name="T16">Legal contracts: </text:span>The PARIS framework can be used to analyze legal contracts for potential errors or issues. Layer 3 applications could be developed to identify common clauses and legal terms that appear in contracts. Layer 2 applications could be developed to benchmark the accuracy of these applications against a set of labeled data. Layer 1 APIs could be developed to provide access to these applications, with security measures in place to protect sensitive data. Finally, Layer 0 could consist of a core model that is trained on contract data and continually fine-tuned based on feedback from the applications.</text:p>
      <text:p text:style-name="P293"/>
      <text:p text:style-name="P292"><text:span text:style-name="T16">Accounting: </text:span>The PARIS framework can be used to analyze financial data for potential fraud or errors. Layer 3 applications could be developed to identify unusual financial transactions and patterns. Layer 2 applications could be developed to evaluate the accuracy of these applications against a set of labeled data. Layer 1 APIs could be developed to provide access to these applications, with security measures in place to protect sensitive financial data. Finally, Layer 0 could consist of a core model that is trained on financial data and continually fine-tuned based on feedback from the applications.</text:p>
      <text:p text:style-name="P293"/>
      <text:p text:style-name="P292"><text:span text:style-name="T16">Enterprise applications: </text:span>The PARIS framework can be used to develop enterprise applications that are optimized for specific use cases. For example, Layer 3 applications could be developed to analyze customer data and provide recommendations for improving customer retention. Layer 2 applications could be developed to evaluate the accuracy of these applications against a set of labeled data. Layer 1 APIs could be developed to provide access to these applications, with security measures in place to protect sensitive enterprise data. Finally, Layer 0 could consist of a core model that is trained on enterprise data and continually fine-tuned based on feedback from the applications.</text:p>
      <text:p text:style-name="Heading_20_2"><text:bookmark text:name="_w8le435iit4b"/>Technical Specification</text:p>
      <text:p text:style-name="Standard">AiTOML is a lightweight and human-readable configuration file format that is designed specifically for AI and machine learning applications. It provides a simple way to specify different layers of an AI application, including core models, data infrastructure, APIs, custom applications, and cross-cutting concerns such as bias and privacy.</text:p>
      <text:p text:style-name="Standard"/>
      <text:p text:style-name="Standard">AiTOML is designed to be easily understood by both technical and non-technical stakeholders, allowing teams to more effectively collaborate on AI projects. It also includes support for features such as feedback loops, regeneration, and self-improvement, making it an ideal format for building intelligent and adaptive systems.</text:p>
      <text:p text:style-name="Standard"/>
      <text:p text:style-name="Standard">AiTOML is an open-source project and is available on GitHub at <text:a xlink:type="simple" xlink:href="https://github.com/ruvnet/AiToml" text:style-name="ListLabel_20_2584" text:visited-style-name="ListLabel_20_2584"><text:span text:style-name="T30">https://github.com/ruvnet/AiToml</text:span></text:a>. The project is actively maintained and includes detailed documentation and examples to help users get started.</text:p>
      <text:p text:style-name="Standard"><text:soft-page-break/></text:p>
      <text:p text:style-name="Standard">Here's a sample using AiTOML PARIS.toml file that includes the technical specification for PARIS:</text:p>
      <text:p text:style-name="Standard">[core]</text:p>
      <text:p text:style-name="Standard">model = "/models/core_model.pt"</text:p>
      <text:p text:style-name="Standard">data = "/data/core_data.csv"</text:p>
      <text:p text:style-name="Standard">feedback = "/feedback/core_feedback.csv"</text:p>
      <text:p text:style-name="Standard">regen = true</text:p>
      <text:p text:style-name="Standard"/>
      <text:p text:style-name="Standard">[api]</text:p>
      <text:p text:style-name="Standard">provider = "api-service-provider"</text:p>
      <text:p text:style-name="Standard">security = "api-security-settings"</text:p>
      <text:p text:style-name="Standard">feedback = true</text:p>
      <text:p text:style-name="Standard">regen = true</text:p>
      <text:p text:style-name="Standard"/>
      <text:p text:style-name="Standard">[applications.regeneration]</text:p>
      <text:p text:style-name="Standard">code-generation = true</text:p>
      <text:p text:style-name="Standard">self-improvement = true</text:p>
      <text:p text:style-name="Standard"/>
      <text:p text:style-name="Standard">[custom]</text:p>
      <text:p text:style-name="Standard">app_type = "custom-application"</text:p>
      <text:p text:style-name="Standard">explainability = "interpretability-strategy"</text:p>
      <text:p text:style-name="Standard">feedback = true</text:p>
      <text:p text:style-name="Standard">regen = true</text:p>
      <text:p text:style-name="Standard"/>
      <text:p text:style-name="Standard">[cross-cutting-concerns.updating]</text:p>
      <text:p text:style-name="Standard">versioning-and-deployment = "versioning-and-deployment-strategy"</text:p>
      <text:p text:style-name="Standard"/>
      <text:p text:style-name="Standard">[cross-cutting-concerns.bias]</text:p>
      <text:p text:style-name="Standard">potential-bias-and-ethical-implications = "potential-bias-and-ethical-implications-strategy"</text:p>
      <text:p text:style-name="Standard"/>
      <text:p text:style-name="Standard"><text:soft-page-break/>[cross-cutting-concerns.privacy]</text:p>
      <text:p text:style-name="Standard">data-privacy-and-security-regulations = "data-privacy-and-security-regulations-strategy"</text:p>
      <text:p text:style-name="Heading_20_3"><text:bookmark text:name="_9nof4sza1lfl"/>Legal Contract Analysis Example</text:p>
      <text:p text:style-name="Standard">To demonstrate the use of PARIS, we can consider the example of analyzing legal contracts. The core components of the PARIS system for this example would include a machine learning model for contract analysis, a dataset of legal contracts, and feedback from legal experts.</text:p>
      <text:p text:style-name="Standard"/>
      <text:list xml:id="list3297220846" text:style-name="WWNum193">
        <text:list-item>
          <text:p text:style-name="P81">The LLM is initially trained on a large dataset of legal contracts to identify key clauses, such as indemnification, confidentiality, and termination clauses.</text:p>
        </text:list-item>
        <text:list-item>
          <text:p text:style-name="P81">The LLM is integrated into a contract management system used by a legal team to review and manage contracts.</text:p>
        </text:list-item>
        <text:list-item>
          <text:p text:style-name="P81">Whenever the LLM encounters a new contract, it prompts the legal team to review the identified clauses to ensure they are accurate and relevant to the specific contract.</text:p>
        </text:list-item>
        <text:list-item>
          <text:p text:style-name="P81">The legal team provides feedback to the LLM, correcting any misidentified clauses and adding any relevant clauses that were missed by the LLM.</text:p>
        </text:list-item>
        <text:list-item>
          <text:p text:style-name="P81">The LLM incorporates this feedback into its training data and updates its model to improve its accuracy for future contract reviews.</text:p>
        </text:list-item>
        <text:list-item>
          <text:p text:style-name="P81">As the LLM processes more contracts, it continues to learn from its own predictions and feedback from the legal team, constantly fine-tuning its understanding of legal contracts.</text:p>
        </text:list-item>
        <text:list-item>
          <text:p text:style-name="P81">Over time, the LLM becomes more accurate and efficient at identifying key clauses, reducing the time and effort required by the legal team to review contracts.</text:p>
        </text:list-item>
        <text:list-item>
          <text:p text:style-name="P81">By combining continuous feedback and human-in-the-loop approaches, the LLM can improve its accuracy and understanding of legal contracts over time, making it a valuable tool for legal teams in managing contracts.</text:p>
        </text:list-item>
      </text:list>
      <text:p text:style-name="Heading_20_2"><text:bookmark text:name="_czaxf7tpi1p9"/>GuardRail OSS - Open Source Ai Guidance &amp; Analysis API</text:p>
      <text:p text:style-name="Heading_20_4"><text:bookmark text:name="_tjcwsffdrnn6"/>The GuardRail system combined with AiEQ advances responsible AI with robust data analysis and emotional intelligence, equipping AI with a moral compass.</text:p>
      <text:p text:style-name="Standard">GuardRail is an Open Source API-driven framework, designed to enhance responsible AI systems and workflows, providing advanced data analysis and dynamic conditional completions. This makes it essential for refining AI-powered outputs, increasing their quality and relevance. AiEQ, or Artificial Emotional Intelligence, complements this by equipping AI with the ability to interpret and respond to emotional contexts (EQ), adding a layer of empathy and ethical understanding. </text:p>
      <text:p text:style-name="Standard"/>
      <text:p text:style-name="Standard">This synergy between GuardRail's technical enhancement capabilities and AiEQ's emotional intelligence introduces a new standard in AI, making it more adaptable, responsive, and attuned to human nuances.</text:p>
      <text:p text:style-name="Heading_20_3"><text:bookmark text:name="_bj9k0p7b159i"/>Test API For Free (more than 50 advanced traits &amp; Guardrails)</text:p>
      <text:list xml:id="list1476884688" text:style-name="WWNum1">
        <text:list-item>
          <text:p text:style-name="P82"><text:a xlink:type="simple" xlink:href="https://rapidapi.com/ruv/api/guardrail" text:style-name="ListLabel_20_2584" text:visited-style-name="ListLabel_20_2584"><text:span text:style-name="T30">https://rapidapi.com/ruv/api/guardrail</text:span></text:a></text:p>
        </text:list-item>
      </text:list>
      <text:p text:style-name="Heading_20_3"><text:bookmark text:name="_topuuh7n2zh7"/>OpenAI ChatGPT GPT</text:p>
      <text:list xml:id="list3761693800" text:style-name="WWNum31">
        <text:list-item>
          <text:p text:style-name="P83"><text:a xlink:type="simple" xlink:href="https://chat.openai.com/g/g-6Bvt5pJFf-guardrail" text:style-name="ListLabel_20_2584" text:visited-style-name="ListLabel_20_2584"><text:span text:style-name="T30">https://chat.openai.com/g/g-6Bvt5pJFf-guardrail</text:span></text:a></text:p>
        </text:list-item>
      </text:list>
      <text:p text:style-name="Heading_20_3"><text:bookmark text:name="_guqhr7ofgi7i"/>AiEQ</text:p>
      <text:p text:style-name="Heading_20_4"><text:bookmark text:name="_68wzciuyevfh"/>AiEQ infuses AI with emotional, psychological, and ethical intelligence kind of internal voice, essential for understanding and empathizing with human users.</text:p>
      <text:p text:style-name="Standard">AiEQ is a pioneering concept in AI, introducing an 'inner voice' that allows AI to perceive and interpret emotions, akin to human emotional intelligence. This model enables AI to transcend traditional data processing, allowing it to empathize with human emotions and respond accordingly. AiEQ's ability to navigate through emotional nuances and understand the subtleties of human psychology is pivotal in creating AI that is not just efficient but also emotionally attuned and ethically responsible.</text:p>
      <text:p text:style-name="Heading_20_3"><text:bookmark text:name="_8ecopvnsu7wd"/>GuardRails</text:p>
      <text:p text:style-name="Standard">Complementing AiEQ is the GuardRail open source guidance system. This versatile framework integrates seamlessly with AI models, including AiEQ, to provide advanced data analysis, sentiment analysis, content classification, and trend detection. GuardRail's role extends beyond mere analysis; it is instrumental in ensuring Responsible AI (RAI) practices.</text:p>
      <text:p text:style-name="Standard"/>
      <text:p text:style-name="Standard">It offers tools and guidelines for mitigating bias, and addressing psychological, ethical, and emotional considerations in AI development and deployment. GuardRail's adaptability makes it invaluable in various applications, from content moderation and customer support to market research and mental health, ensuring AI contributions are not only high-quality but also ethically sound and emotionally relevant.</text:p>
      <text:p text:style-name="Standard"/>
      <text:p text:style-name="Standard"><text:soft-page-break/>Together, AiEQ and the GuardRail Data Analysis system embody a comprehensive approach to responsible AI development. GuardRail complements this by offering an API-driven framework that not only enhances AI capabilities but also ensures their ethical application and mitigates biases. This powerful combination guarantees that AI systems are technically advanced, ethically responsible, and emotionally attuned, setting a new standard for AI as a trusted, empathetic partner in diverse aspects of human life.</text:p>
      <text:p text:style-name="Heading_20_3"><text:bookmark text:name="_gxth4rdirds9"/>AI Guardrails</text:p>
      <text:p text:style-name="Standard">AI Guardrails, as implemented in the GuardRail Script &amp; API, are a set of advanced mechanisms and protocols designed to regulate and oversee the performance of AI systems, particularly in generating and analyzing text. The primary purpose of these guardrails is to ensure that the AI operates within a predefined ethical and quality framework, producing results that are not only accurate but also align with societal norms and values.</text:p>
      <text:p text:style-name="Heading_20_4"><text:bookmark text:name="_oqorenkq2a2i"/>Key Features and Capabilities</text:p>
      <table:table table:name="Table2" table:style-name="Table2">
        <table:table-column table:style-name="Table2.A"/>
        <table:table-column table:style-name="Table2.B"/>
        <table:table-row table:style-name="Table2.1">
          <table:table-cell table:style-name="Table2.A1" office:value-type="string">
            <text:p text:style-name="P1"><text:span text:style-name="T31">Feature</text:span></text:p>
          </table:table-cell>
          <table:table-cell table:style-name="Table2.A1" office:value-type="string">
            <text:p text:style-name="P1"><text:span text:style-name="T31">Description</text:span></text:p>
          </table:table-cell>
        </table:table-row>
        <table:table-row table:style-name="Table2.2">
          <table:table-cell table:style-name="Table2.A1" office:value-type="string">
            <text:p text:style-name="P1"><text:span text:style-name="T31">Responsible AI Ethical Framework</text:span></text:p>
          </table:table-cell>
          <table:table-cell table:style-name="Table2.A1" office:value-type="string">
            <text:p text:style-name="P1"><text:span text:style-name="T31">Integrates emotional, psychological, and ethical intelligence, empowering AI with a moral compass for empathetic and ethically informed decision-making.</text:span></text:p>
          </table:table-cell>
        </table:table-row>
        <table:table-row table:style-name="Table2.3">
          <table:table-cell table:style-name="Table2.A1" office:value-type="string">
            <text:p text:style-name="P1"><text:span text:style-name="T31">Conditional System</text:span></text:p>
          </table:table-cell>
          <table:table-cell table:style-name="Table2.A1" office:value-type="string">
            <text:p text:style-name="P1"><text:span text:style-name="T31">Implements conditions based on analysis results, allowing for fine-tuned control and contextual responsiveness in output.</text:span></text:p>
          </table:table-cell>
        </table:table-row>
        <table:table-row table:style-name="Table2.3">
          <table:table-cell table:style-name="Table2.A1" office:value-type="string">
            <text:p text:style-name="P1"><text:span text:style-name="T31">API-Driven Integration</text:span></text:p>
          </table:table-cell>
          <table:table-cell table:style-name="Table2.A1" office:value-type="string">
            <text:p text:style-name="P1"><text:span text:style-name="T31">Designed for easy integration with existing AI systems, enhancing chatbots, intelligent agents, and automated workflows.</text:span></text:p>
          </table:table-cell>
        </table:table-row>
        <table:table-row table:style-name="Table2.3">
          <table:table-cell table:style-name="Table2.A1" office:value-type="string">
            <text:p text:style-name="P1"><text:span text:style-name="T31">Customizable GPT Model Usage</text:span></text:p>
          </table:table-cell>
          <table:table-cell table:style-name="Table2.A1" office:value-type="string">
            <text:p text:style-name="P1"><text:span text:style-name="T31">Enables the tailoring of text generation and analysis to specific needs, leveraging various GPT model capabilities.</text:span></text:p>
          </table:table-cell>
        </table:table-row>
        <table:table-row table:style-name="Table2.6">
          <table:table-cell table:style-name="Table2.A1" office:value-type="string">
            <text:p text:style-name="P1"><text:span text:style-name="T31">Real-Time Data Processing</text:span></text:p>
          </table:table-cell>
          <table:table-cell table:style-name="Table2.A1" office:value-type="string">
            <text:p text:style-name="P1"><text:span text:style-name="T31">Capable of handling and analyzing data in real-time, providing immediate insights and responses.</text:span></text:p>
          </table:table-cell>
        </table:table-row>
        <table:table-row table:style-name="Table2.6">
          <table:table-cell table:style-name="Table2.A1" office:value-type="string">
            <text:p text:style-name="P1"><text:span text:style-name="T31">Multi-Lingual Support</text:span></text:p>
          </table:table-cell>
          <table:table-cell table:style-name="Table2.A1" office:value-type="string">
            <text:p text:style-name="P1"><text:span text:style-name="T31">Offers the ability to process and analyze text in multiple languages, broadening its applicability.</text:span></text:p>
          </table:table-cell>
        </table:table-row>
        <table:table-row table:style-name="Table2.3">
          <table:table-cell table:style-name="Table2.A1" office:value-type="string">
            <text:p text:style-name="P1"><text:span text:style-name="T31">Automated Content Moderation</text:span></text:p>
          </table:table-cell>
          <table:table-cell table:style-name="Table2.A1" office:value-type="string">
            <text:p text:style-name="P1"><text:span text:style-name="T31">Employs AI to automatically detect and handle inappropriate or sensitive content, ensuring safe digital environments.</text:span></text:p>
          </table:table-cell>
        </table:table-row>
        <table:table-row table:style-name="Table2.3">
          <table:table-cell table:style-name="Table2.A1" office:value-type="string">
            <text:p text:style-name="P1"><text:span text:style-name="T31">Feedback and Improvement Mechanisms</text:span></text:p>
          </table:table-cell>
          <table:table-cell table:style-name="Table2.A1" office:value-type="string">
            <text:p text:style-name="P1"><text:span text:style-name="T31">Incorporates user feedback for continuous improvement of the system, adapting to evolving requirements and standards.</text:span></text:p>
          </table:table-cell>
        </table:table-row>
      </table:table>
      <text:p text:style-name="Heading_20_4"><text:bookmark text:name="_w61qa5mpungh"/>Capabilities Overview</text:p>
      <text:p text:style-name="Standard">The Guiderails Script offers a wide range of capabilities, organized into various groups based on tasks or focus areas. These capabilities are designed to analyze text data comprehensively, offering insights across multiple dimensions. The /analysis_types endpoint provides a complete list of these functions, with an extensive array of over 50 different analysis types.</text:p>
      <table:table table:name="Table3" table:style-name="Table3">
        <table:table-column table:style-name="Table3.A"/>
        <table:table-column table:style-name="Table3.B"/>
        <table:table-row table:style-name="Table3.1">
          <table:table-cell table:style-name="Table3.A1" office:value-type="string">
            <text:p text:style-name="P1"><text:span text:style-name="T31">Feature</text:span></text:p>
          </table:table-cell>
          <table:table-cell table:style-name="Table3.A1" office:value-type="string">
            <text:p text:style-name="P1"><text:span text:style-name="T31">Description</text:span></text:p>
          </table:table-cell>
        </table:table-row>
        <table:table-row table:style-name="Table3.2">
          <table:table-cell table:style-name="Table3.A1" office:value-type="string">
            <text:p text:style-name="P1"><text:span text:style-name="T31">Psychological Understanding</text:span></text:p>
          </table:table-cell>
          <table:table-cell table:style-name="Table3.A1" office:value-type="string">
            <text:p text:style-name="P1"><text:span text:style-name="T31">Equips AI with the ability to interpret and respond to human psychological states, enhancing user interaction and engagement.</text:span></text:p>
          </table:table-cell>
        </table:table-row>
        <table:table-row table:style-name="Table3.2">
          <table:table-cell table:style-name="Table3.A1" office:value-type="string">
            <text:p text:style-name="P1"><text:span text:style-name="T31">Emotional Intelligence (Emotion AI)</text:span></text:p>
          </table:table-cell>
          <table:table-cell table:style-name="Table3.A1" office:value-type="string">
            <text:p text:style-name="P1"><text:span text:style-name="T31">Allows AI to recognize and respond to human emotions, facilitating more natural and empathetic interactions.</text:span></text:p>
          </table:table-cell>
        </table:table-row>
        <table:table-row table:style-name="Table3.2">
          <table:table-cell table:style-name="Table3.A1" office:value-type="string">
            <text:p text:style-name="P1"><text:span text:style-name="T31">Ethical Decision-Making</text:span></text:p>
          </table:table-cell>
          <table:table-cell table:style-name="Table3.A1" office:value-type="string">
            <text:p text:style-name="P1"><text:span text:style-name="T31">Incorporates ethical guidelines into AI decision processes, ensuring actions align with moral and societal values.</text:span></text:p>
          </table:table-cell>
        </table:table-row>
        <table:table-row table:style-name="Table3.2">
          <table:table-cell table:style-name="Table3.A1" office:value-type="string">
            <text:p text:style-name="P1"><text:span text:style-name="T31">Bias Mitigation</text:span></text:p>
          </table:table-cell>
          <table:table-cell table:style-name="Table3.A1" office:value-type="string">
            <text:p text:style-name="P1"><text:span text:style-name="T31">Implements algorithms and safeguards to reduce biases in AI processing and decision-making, promoting fairness and inclusivity.</text:span></text:p>
          </table:table-cell>
        </table:table-row>
      </table:table>
      <text:p text:style-name="Heading_20_4"><text:bookmark text:name="_19sb53p1lyj"/>Text Analysis</text:p>
      <text:list xml:id="list2325281018" text:style-name="WWNum86">
        <text:list-item>
          <text:p text:style-name="P84">Sentiment Analysis: Determine the sentiment (positive, negative, or neutral) and provide a confidence score.</text:p>
        </text:list-item>
        <text:list-item>
          <text:p text:style-name="P84">Text Summarization: Condense text, capturing key points and main ideas.</text:p>
        </text:list-item>
        <text:list-item>
          <text:p text:style-name="P84">Topic Extraction: Identify and extract main topics or themes.</text:p>
        </text:list-item>
        <text:list-item>
          <text:p text:style-name="P84">Emotion Detection: Detect primary emotions and their intensity.</text:p>
        </text:list-item>
        <text:list-item>
          <text:p text:style-name="P84">Keyword Extraction: Extract central words or phrases.</text:p>
        </text:list-item>
        <text:list-item>
          <text:p text:style-name="P84">Content Classification: Categorize text into predefined genres or categories.</text:p>
        </text:list-item>
        <text:list-item>
          <text:p text:style-name="P84">Trend Analysis: Identify current trends, patterns, or emerging themes.</text:p>
        </text:list-item>
        <text:list-item>
          <text:p text:style-name="P84">Grammatical Error Check: Identify and suggest corrections for grammatical errors.</text:p>
        </text:list-item>
      </text:list>
      <text:p text:style-name="Heading_20_4"><text:bookmark text:name="_4h18ddc1pgb7"/>Language &amp; Cultural Analysis</text:p>
      <text:list xml:id="list1593372077" text:style-name="WWNum49">
        <text:list-item>
          <text:p text:style-name="P85"><text:soft-page-break/>Language Translation: Translate text into specified target languages.</text:p>
        </text:list-item>
        <text:list-item>
          <text:p text:style-name="P85">Cultural Trend Analysis: Gain insights into cultural trends and public sentiment.</text:p>
        </text:list-item>
        <text:list-item>
          <text:p text:style-name="P85">Cultural Analysis: Understand societal norms, values, and practices.</text:p>
        </text:list-item>
        <text:list-item>
          <text:p text:style-name="P85">Sarcasm and Irony Detection: Differentiate between literal and figurative language.</text:p>
        </text:list-item>
      </text:list>
      <text:p text:style-name="Heading_20_4"><text:bookmark text:name="_rx3afitbo9yt"/>Political &amp; Legal Analysis</text:p>
      <text:list xml:id="list1523277035" text:style-name="WWNum277">
        <text:list-item>
          <text:p text:style-name="P86">Political Bias Detection: Detect political bias and ideological leanings.</text:p>
        </text:list-item>
        <text:list-item>
          <text:p text:style-name="P86">Fake News Detection: Assess the likelihood of fake news.</text:p>
        </text:list-item>
        <text:list-item>
          <text:p text:style-name="P86">Legal Document Analysis: Interpret legal language and document implications.</text:p>
        </text:list-item>
      </text:list>
      <text:p text:style-name="Heading_20_4"><text:bookmark text:name="_hakwxdq0r9f"/>Psychological &amp; Behavioral Analysis</text:p>
      <text:list xml:id="list3132578842" text:style-name="WWNum281">
        <text:list-item>
          <text:p text:style-name="P87">Psychological Analysis: Understand emotions, behaviors, and mental states.</text:p>
        </text:list-item>
        <text:list-item>
          <text:p text:style-name="P87">Behavioral Analysis: Analyze described or implied behaviors and motivations.</text:p>
        </text:list-item>
        <text:list-item>
          <text:p text:style-name="P87">Emotional Intelligence Analysis: Evaluate aspects of emotional intelligence.</text:p>
        </text:list-item>
        <text:list-item>
          <text:p text:style-name="P87">Cognitive Bias Identification: Detect cognitive biases and skewed perspectives.</text:p>
        </text:list-item>
        <text:list-item>
          <text:p text:style-name="P87">Addiction Tendency Analysis: Evaluate signs of addictive behaviors.</text:p>
        </text:list-item>
      </text:list>
      <text:p text:style-name="Heading_20_4"><text:bookmark text:name="_y569tebbvaz"/>Relationship &amp; Conflict Analysis</text:p>
      <text:list xml:id="list2163672233" text:style-name="WWNum198">
        <text:list-item>
          <text:p text:style-name="P88">Relationship Analysis: Insights into relationships and social dynamics.</text:p>
        </text:list-item>
        <text:list-item>
          <text:p text:style-name="P88">Conflict Resolution Analysis: Understand conflict resolution strategies.</text:p>
        </text:list-item>
        <text:list-item>
          <text:p text:style-name="P88">Conflict Tendency Analysis: Analyze conflict triggers and patterns.</text:p>
        </text:list-item>
      </text:list>
      <text:p text:style-name="Heading_20_4"><text:bookmark text:name="_risxawumdaby"/>Market &amp; Brand Analysis</text:p>
      <text:list xml:id="list3325884346" text:style-name="WWNum272">
        <text:list-item>
          <text:p text:style-name="P89">Market Research Analysis: Insights into market trends and consumer preferences.</text:p>
        </text:list-item>
        <text:list-item>
          <text:p text:style-name="P89">Brand Sentiment Analysis: Assess public sentiment towards brands.</text:p>
        </text:list-item>
        <text:list-item>
          <text:p text:style-name="P89">Product Review Analysis: Analyze customer opinions and satisfaction in reviews.</text:p>
        </text:list-item>
        <text:list-item>
          <text:p text:style-name="P89">Customer Feedback Analysis: Determine overall satisfaction from customer feedback.</text:p>
        </text:list-item>
      </text:list>
      <text:p text:style-name="Heading_20_4"><text:bookmark text:name="_ci7p9soyyisf"/>Educational &amp; Learning Analysis</text:p>
      <text:list xml:id="list2416544430" text:style-name="WWNum136">
        <text:list-item>
          <text:p text:style-name="P90">Learning Style Identification: Identify preferred learning styles.</text:p>
        </text:list-item>
        <text:list-item>
          <text:p text:style-name="P90">Educational Content Analysis: Analyze educational materials and approaches.</text:p>
        </text:list-item>
      </text:list>
      <text:p text:style-name="Heading_20_4"><text:bookmark text:name="_egjfyapvds2p"/>Social Media &amp; Communication Analysis</text:p>
      <text:list xml:id="list2706072256" text:style-name="WWNum140">
        <text:list-item>
          <text:p text:style-name="P91">Social Media Monitoring: Monitor and analyze social media content.</text:p>
        </text:list-item>
        <text:list-item>
          <text:p text:style-name="P91">Dialogue Analysis: Understand character interactions and conversational dynamics.</text:p>
        </text:list-item>
      </text:list>
      <text:p text:style-name="Heading_20_4"><text:bookmark text:name="_5xxedg9na4xi"/>Health &amp; Wellness Analysis</text:p>
      <text:list xml:id="list3305590164" text:style-name="WWNum147">
        <text:list-item>
          <text:p text:style-name="P92"><text:soft-page-break/>Health and Wellness Analysis: Evaluate health-related content, including medical conditions.</text:p>
        </text:list-item>
        <text:list-item>
          <text:p text:style-name="P92">Stress Level Detection: Assess stress levels and identify triggers.</text:p>
        </text:list-item>
        <text:list-item>
          <text:p text:style-name="P92">Sleep Quality Assessment: Analyze mentions of sleep quality and issues.</text:p>
        </text:list-item>
        <text:list-item>
          <text:p text:style-name="P92">Psychosomatic Symptom Analysis: Assess psychosomatic symptoms and causes.</text:p>
        </text:list-item>
      </text:list>
      <text:p text:style-name="Heading_20_4"><text:bookmark text:name="_jsujj5gsmtyi"/>Literary &amp; Historical Analysis</text:p>
      <text:list xml:id="list3804487370" text:style-name="WWNum125">
        <text:list-item>
          <text:p text:style-name="P93">Literary Analysis: Examine literary aspects like themes and narrative style.</text:p>
        </text:list-item>
        <text:list-item>
          <text:p text:style-name="P93">Historical Data Analysis: Analyze historical events and patterns.</text:p>
        </text:list-item>
      </text:list>
      <text:p text:style-name="Heading_20_4"><text:bookmark text:name="_6fxj1yhcuojy"/>User Experience &amp; Feedback</text:p>
      <text:list xml:id="list1830607999" text:style-name="WWNum187">
        <text:list-item>
          <text:p text:style-name="P94">User Experience Feedback Analysis: Evaluate user experience feedback, identifying usability issues.</text:p>
        </text:list-item>
      </text:list>
      <text:p text:style-name="Heading_20_4"><text:bookmark text:name="_syd9qq2odcn8"/>Mindfulness &amp; Therapy Analysis</text:p>
      <text:list xml:id="list1063575127" text:style-name="WWNum219">
        <text:list-item>
          <text:p text:style-name="P95">Automated Therapy Session Analysis: Analyze therapy session transcripts.</text:p>
        </text:list-item>
        <text:list-item>
          <text:p text:style-name="P95">Mindfulness Meditation Effectiveness: Analyze mindfulness and meditation techniques.</text:p>
        </text:list-item>
      </text:list>
      <text:p text:style-name="Heading_20_4"><text:bookmark text:name="_q1ug11p9jezb"/>Advanced Analytical Functions</text:p>
      <text:list xml:id="list404145666" text:style-name="WWNum235">
        <text:list-item>
          <text:p text:style-name="P96">Motivational Analysis: Examine motivational messages and impact.</text:p>
        </text:list-item>
        <text:list-item>
          <text:p text:style-name="P96">Therapeutic Intervention Analysis: Evaluate relevance and effectiveness of therapeutic interventions.</text:p>
        </text:list-item>
      </text:list>
      <text:p text:style-name="Standard"/>
      <text:p text:style-name="Standard">Please note that the script includes over 50 distinct analysis functions. For the complete list and detailed descriptions of each type, users can query the /analysis_types endpoint.</text:p>
      <text:p text:style-name="Heading_20_3"><text:bookmark text:name="_ezesllrdma5q"/>Detailed Overview of the Conditional System</text:p>
      <text:p text:style-name="Standard">The conditional system in the Guiderail's Script is designed to execute complex analyses with conditions applied to the results. This system allows for greater control and specificity in handling AI-generated data.</text:p>
      <text:p text:style-name="Heading_20_4"><text:bookmark text:name="_cn2husj0ejhs"/>Simple and Advanced Conditions</text:p>
      <text:list xml:id="list1216983364" text:style-name="WWNum75">
        <text:list-item>
          <text:p text:style-name="P97">Simple Conditions: Basic conditions involve checking a single key-value pair in the analysis results. Example: Check if the sentiment analysis's confidence score is above a certain threshold.</text:p>
        </text:list-item>
        <text:list-item>
          <text:p text:style-name="P97">Advanced Conditions: These involve more intricate checks, possibly over multiple keys or complex data structures. Example: Verifying that relevance scores in topic extraction meet certain criteria.</text:p>
        </text:list-item>
      </text:list>
      <text:p text:style-name="Heading_20_4"><text:bookmark text:name="_mbvd0u3ojz5b"/>Sample JSON Formatted Conditions</text:p>
      <text:p text:style-name="Heading_20_4"><text:bookmark text:name="_kjiam05gfiao"/>Request Format</text:p>
      <text:p text:style-name="P357"/>
      <text:p text:style-name="Standard"><text:span text:style-name="T32">{</text:span></text:p>
      <text:p text:style-name="Standard"><text:s text:c="2"/><text:span text:style-name="T32">"request_data":</text:span> <text:span text:style-name="T32">{</text:span></text:p>
      <text:p text:style-name="Standard"><text:s text:c="4"/><text:span text:style-name="T32">"analysis_type":</text:span> <text:span text:style-name="T32">"sentiment_analysis",</text:span></text:p>
      <text:p text:style-name="Standard"><text:s text:c="4"/><text:span text:style-name="T32">"messages":</text:span> <text:span text:style-name="T32">[</text:span></text:p>
      <text:p text:style-name="Standard"><text:s text:c="6"/><text:span text:style-name="T32">{"role":</text:span> <text:span text:style-name="T32">"user",</text:span> <text:span text:style-name="T32">"content":</text:span> <text:span text:style-name="T32">"I</text:span> <text:span text:style-name="T32">am</text:span> <text:span text:style-name="T32">feeling</text:span> <text:span text:style-name="T32">great</text:span> <text:span text:style-name="T32">today!"},</text:span></text:p>
      <text:p text:style-name="Standard"><text:soft-page-break/><text:s text:c="6"/><text:span text:style-name="T32">{"role":</text:span> <text:span text:style-name="T32">"user",</text:span> <text:span text:style-name="T32">"content":</text:span> <text:span text:style-name="T32">"The</text:span> <text:span text:style-name="T32">weather</text:span> <text:span text:style-name="T32">is</text:span> <text:span text:style-name="T32">sunny</text:span> <text:span text:style-name="T32">and</text:span> <text:span text:style-name="T32">pleasant."}</text:span></text:p>
      <text:p text:style-name="Standard"><text:s text:c="4"/><text:span text:style-name="T32">],</text:span></text:p>
      <text:p text:style-name="Standard"><text:s text:c="4"/><text:span text:style-name="T32">"token_limit":</text:span> <text:span text:style-name="T32">1000,</text:span></text:p>
      <text:p text:style-name="Standard"><text:s text:c="4"/><text:span text:style-name="T32">"top_p":</text:span> <text:span text:style-name="T32">0.1,</text:span></text:p>
      <text:p text:style-name="Standard"><text:s text:c="4"/><text:span text:style-name="T32">"temperature":</text:span> <text:span text:style-name="T32">0</text:span></text:p>
      <text:p text:style-name="Standard"><text:s text:c="2"/><text:span text:style-name="T32">},</text:span></text:p>
      <text:p text:style-name="Standard"><text:s text:c="2"/><text:span text:style-name="T32">"conditions":</text:span> <text:span text:style-name="T32">[</text:span></text:p>
      <text:p text:style-name="Standard"><text:s text:c="4"/><text:span text:style-name="T32">{</text:span></text:p>
      <text:p text:style-name="Standard"><text:s text:c="6"/><text:span text:style-name="T32">"analysis_type":</text:span> <text:span text:style-name="T32">"sentiment_analysis",</text:span></text:p>
      <text:p text:style-name="Standard"><text:s text:c="6"/><text:span text:style-name="T32">"key":</text:span> <text:span text:style-name="T32">"confidence_score",</text:span></text:p>
      <text:p text:style-name="Standard"><text:s text:c="6"/><text:span text:style-name="T32">"threshold":</text:span> <text:span text:style-name="T32">0.5,</text:span></text:p>
      <text:p text:style-name="Standard"><text:s text:c="6"/><text:span text:style-name="T32">"condition_type":</text:span> <text:span text:style-name="T32">"greater"</text:span></text:p>
      <text:p text:style-name="Standard"><text:s text:c="4"/><text:span text:style-name="T32">},</text:span></text:p>
      <text:p text:style-name="Standard"><text:s text:c="4"/><text:span text:style-name="T32">{</text:span></text:p>
      <text:p text:style-name="Standard"><text:s text:c="6"/><text:span text:style-name="T32">"analysis_type":</text:span> <text:span text:style-name="T32">"topic_extraction",</text:span></text:p>
      <text:p text:style-name="Standard"><text:s text:c="6"/><text:span text:style-name="T32">"key":</text:span> <text:span text:style-name="T32">"relevance_scores",</text:span></text:p>
      <text:p text:style-name="Standard"><text:s text:c="6"/><text:span text:style-name="T32">"threshold":</text:span> <text:span text:style-name="T32">0.1,</text:span></text:p>
      <text:p text:style-name="Standard"><text:s text:c="6"/><text:span text:style-name="T32">"condition_type":</text:span> <text:span text:style-name="T32">"greater"</text:span></text:p>
      <text:p text:style-name="Standard"><text:s text:c="4"/><text:span text:style-name="T32">}</text:span></text:p>
      <text:p text:style-name="Standard"><text:s text:c="2"/><text:span text:style-name="T32">]</text:span></text:p>
      <text:p text:style-name="Standard"><text:span text:style-name="T32">}</text:span></text:p>
      <text:p text:style-name="Standard"><text:span text:style-name="T32">Response</text:span> <text:span text:style-name="T32">Format</text:span></text:p>
      <text:p text:style-name="Standard"><text:span text:style-name="T32">{</text:span></text:p>
      <text:p text:style-name="Standard"><text:s text:c="2"/><text:span text:style-name="T32">"analysis":</text:span> <text:span text:style-name="T32">"All</text:span> <text:span text:style-name="T32">conditions</text:span> <text:span text:style-name="T32">met",</text:span></text:p>
      <text:p text:style-name="Standard"><text:s text:c="2"/><text:span text:style-name="T32">"details":</text:span> <text:span text:style-name="T32">{</text:span></text:p>
      <text:p text:style-name="Standard"><text:s text:c="4"/><text:span text:style-name="T32">"condition_responses":</text:span> <text:span text:style-name="T32">[</text:span></text:p>
      <text:p text:style-name="Standard"><text:s text:c="6"/><text:span text:style-name="T32">{</text:span></text:p>
      <text:p text:style-name="Standard"><text:s text:c="8"/><text:span text:style-name="T32">"condition":</text:span> <text:span text:style-name="T32">{</text:span></text:p>
      <text:p text:style-name="Standard"><text:s text:c="10"/><text:span text:style-name="T32">"analysis_type":</text:span> <text:span text:style-name="T32">"sentiment_analysis",</text:span></text:p>
      <text:p text:style-name="Standard"><text:s text:c="10"/><text:span text:style-name="T32">"key":</text:span> <text:span text:style-name="T32">"confidence_score",</text:span></text:p>
      <text:p text:style-name="Standard"><text:soft-page-break/><text:s text:c="10"/><text:span text:style-name="T32">"threshold":</text:span> <text:span text:style-name="T32">0.5,</text:span></text:p>
      <text:p text:style-name="Standard"><text:s text:c="10"/><text:span text:style-name="T32">"condition_type":</text:span> <text:span text:style-name="T32">"greater"</text:span></text:p>
      <text:p text:style-name="Standard"><text:s text:c="8"/><text:span text:style-name="T32">},</text:span></text:p>
      <text:p text:style-name="Standard"><text:s text:c="8"/><text:span text:style-name="T32">"result":</text:span> <text:span text:style-name="T32">"Condition</text:span> <text:span text:style-name="T32">met",</text:span></text:p>
      <text:p text:style-name="Standard"><text:s text:c="8"/><text:span text:style-name="T32">"total_tokens_used":</text:span> <text:span text:style-name="T32">155,</text:span></text:p>
      <text:p text:style-name="Standard"><text:s text:c="8"/><text:span text:style-name="T32">"retries":</text:span> <text:span text:style-name="T32">0,</text:span></text:p>
      <text:p text:style-name="Standard"><text:s text:c="8"/><text:span text:style-name="T32">"final_openai_response":</text:span> <text:span text:style-name="T32">{</text:span></text:p>
      <text:p text:style-name="Standard"><text:s text:c="10"/><text:span text:style-name="T32">"id":</text:span> <text:span text:style-name="T32">"chatcmpl-8RoZaFxsQ7osZUEGcZvHPipPk0EMy",</text:span></text:p>
      <text:p text:style-name="Standard"><text:s text:c="10"/><text:span text:style-name="T32">"object":</text:span> <text:span text:style-name="T32">"chat.completion",</text:span></text:p>
      <text:p text:style-name="Standard"><text:s text:c="10"/><text:span text:style-name="T32">"created":</text:span> <text:span text:style-name="T32">1701639950,</text:span></text:p>
      <text:p text:style-name="Standard"><text:s text:c="10"/><text:span text:style-name="T32">"model":</text:span> <text:span text:style-name="T32">"gpt-4-1106-preview",</text:span></text:p>
      <text:p text:style-name="Standard"><text:s text:c="10"/><text:span text:style-name="T32">"choices":</text:span> <text:span text:style-name="T32">[</text:span></text:p>
      <text:p text:style-name="Standard"><text:s text:c="12"/><text:span text:style-name="T32">{</text:span></text:p>
      <text:p text:style-name="Standard"><text:s text:c="14"/><text:span text:style-name="T32">"index":</text:span> <text:span text:style-name="T32">0,</text:span></text:p>
      <text:p text:style-name="Standard"><text:s text:c="14"/><text:span text:style-name="T32">"message":</text:span> <text:span text:style-name="T32">{</text:span></text:p>
      <text:p text:style-name="Standard"><text:s text:c="16"/><text:span text:style-name="T32">"role":</text:span> <text:span text:style-name="T32">"assistant",</text:span></text:p>
      <text:p text:style-name="Standard"><text:s text:c="16"/><text:span text:style-name="T32">"content":</text:span> <text:span text:style-name="T32">"{\n</text:span> <text:s/><text:span text:style-name="T32">\"sentiment\":</text:span> <text:span text:style-name="T32">\"positive\",\n</text:span> <text:s/><text:span text:style-name="T32">\"confidence_score\":</text:span> <text:span text:style-name="T32">0.95,\n</text:span> <text:s/><text:span text:style-name="T32">\"text_snippets\":</text:span> <text:span text:style-name="T32">[\"feeling</text:span> <text:span text:style-name="T32">great\",</text:span> <text:span text:style-name="T32">\"sunny</text:span> <text:span text:style-name="T32">and</text:span> <text:span text:style-name="T32">pleasant\"]\n}"</text:span></text:p>
      <text:p text:style-name="Standard"><text:s text:c="14"/><text:span text:style-name="T32">},</text:span></text:p>
      <text:p text:style-name="Standard"><text:s text:c="14"/><text:span text:style-name="T32">"finish_reason":</text:span> <text:span text:style-name="T32">"stop"</text:span></text:p>
      <text:p text:style-name="Standard"><text:s text:c="12"/><text:span text:style-name="T32">}</text:span></text:p>
      <text:p text:style-name="Standard"><text:s text:c="10"/><text:span text:style-name="T32">],</text:span></text:p>
      <text:p text:style-name="Standard"><text:s text:c="10"/><text:span text:style-name="T32">"usage":</text:span> <text:span text:style-name="T32">{</text:span></text:p>
      <text:p text:style-name="Standard"><text:s text:c="12"/><text:span text:style-name="T32">"prompt_tokens":</text:span> <text:span text:style-name="T32">118,</text:span></text:p>
      <text:p text:style-name="Standard"><text:s text:c="12"/><text:span text:style-name="T32">"completion_tokens":</text:span> <text:span text:style-name="T32">37,</text:span></text:p>
      <text:p text:style-name="Standard"><text:s text:c="12"/><text:span text:style-name="T32">"total_tokens":</text:span> <text:span text:style-name="T32">155</text:span></text:p>
      <text:p text:style-name="Standard"><text:s text:c="10"/><text:span text:style-name="T32">},</text:span></text:p>
      <text:p text:style-name="Standard"><text:s text:c="10"/><text:span text:style-name="T32">"system_fingerprint":</text:span> <text:span text:style-name="T32">"fp_a24b4d720c"</text:span></text:p>
      <text:p text:style-name="Standard"><text:s text:c="8"/><text:span text:style-name="T32">}</text:span></text:p>
      <text:p text:style-name="Standard"><text:s text:c="6"/><text:span text:style-name="T32">},</text:span></text:p>
      <text:p text:style-name="Standard"><text:s text:c="6"/><text:span text:style-name="T32">{</text:span></text:p>
      <text:p text:style-name="Standard"><text:soft-page-break/><text:s text:c="8"/><text:span text:style-name="T32">"condition":</text:span> <text:span text:style-name="T32">{</text:span></text:p>
      <text:p text:style-name="Standard"><text:s text:c="10"/><text:span text:style-name="T32">"analysis_type":</text:span> <text:span text:style-name="T32">"topic_extraction",</text:span></text:p>
      <text:p text:style-name="Standard"><text:s text:c="10"/><text:span text:style-name="T32">"key":</text:span> <text:span text:style-name="T32">"relevance_scores",</text:span></text:p>
      <text:p text:style-name="Standard"><text:s text:c="10"/><text:span text:style-name="T32">"threshold":</text:span> <text:span text:style-name="T32">0.1,</text:span></text:p>
      <text:p text:style-name="Standard"><text:s text:c="10"/><text:span text:style-name="T32">"condition_type":</text:span> <text:span text:style-name="T32">"greater"</text:span></text:p>
      <text:p text:style-name="Standard"><text:s text:c="8"/><text:span text:style-name="T32">},</text:span></text:p>
      <text:p text:style-name="Standard"><text:s text:c="8"/><text:span text:style-name="T32">"result":</text:span> <text:span text:style-name="T32">"Condition</text:span> <text:span text:style-name="T32">met",</text:span></text:p>
      <text:p text:style-name="Standard"><text:s text:c="8"/><text:span text:style-name="T32">"total_tokens_used":</text:span> <text:span text:style-name="T32">157,</text:span></text:p>
      <text:p text:style-name="Standard"><text:s text:c="8"/><text:span text:style-name="T32">"retries":</text:span> <text:span text:style-name="T32">0,</text:span></text:p>
      <text:p text:style-name="Standard"><text:s text:c="8"/><text:span text:style-name="T32">"final_openai_response":</text:span> <text:span text:style-name="T32">{</text:span></text:p>
      <text:p text:style-name="Standard"><text:s text:c="10"/><text:span text:style-name="T32">"id":</text:span> <text:span text:style-name="T32">"chatcmpl-8RoZcw4UY9U19tGuita6CEANw0Cq6",</text:span></text:p>
      <text:p text:style-name="Standard"><text:s text:c="10"/><text:span text:style-name="T32">"object":</text:span> <text:span text:style-name="T32">"chat.completion",</text:span></text:p>
      <text:p text:style-name="Standard"><text:s text:c="10"/><text:span text:style-name="T32">"created":</text:span> <text:span text:style-name="T32">1701639952,</text:span></text:p>
      <text:p text:style-name="Standard"><text:s text:c="10"/><text:span text:style-name="T32">"model":</text:span> <text:span text:style-name="T32">"gpt-4-1106-preview",</text:span></text:p>
      <text:p text:style-name="Standard"><text:s text:c="10"/><text:span text:style-name="T32">"choices":</text:span> <text:span text:style-name="T32">[</text:span></text:p>
      <text:p text:style-name="Standard"><text:s text:c="12"/><text:span text:style-name="T32">{</text:span></text:p>
      <text:p text:style-name="Standard"><text:s text:c="14"/><text:span text:style-name="T32">"index":</text:span> <text:span text:style-name="T32">0,</text:span></text:p>
      <text:p text:style-name="Standard"><text:s text:c="14"/><text:span text:style-name="T32">"message":</text:span> <text:span text:style-name="T32">{</text:span></text:p>
      <text:p text:style-name="Standard"><text:s text:c="16"/><text:span text:style-name="T32">"role":</text:span> <text:span text:style-name="T32">"assistant",</text:span></text:p>
      <text:p text:style-name="Standard"><text:s text:c="16"/><text:span text:style-name="T32">"content":</text:span> <text:span text:style-name="T32">"{\n</text:span> <text:s/><text:span text:style-name="T32">\"topics\":</text:span> <text:span text:style-name="T32">[\"Emotions\",</text:span> <text:span text:style-name="T32">\"Weather\"],\n</text:span> <text:s/><text:span text:style-name="T32">\"relevance_scores\":</text:span> <text:span text:style-name="T32">[0.9,</text:span> <text:span text:style-name="T32">0.8],\n</text:span> <text:s/><text:span text:style-name="T32">\"key_phrases\":</text:span> <text:span text:style-name="T32">[\"feeling</text:span> <text:span text:style-name="T32">great\",</text:span> <text:span text:style-name="T32">\"sunny</text:span> <text:span text:style-name="T32">and</text:span> <text:span text:style-name="T32">pleasant\"]\n}"</text:span></text:p>
      <text:p text:style-name="Standard"><text:s text:c="14"/><text:span text:style-name="T32">},</text:span></text:p>
      <text:p text:style-name="Standard"><text:s text:c="14"/><text:span text:style-name="T32">"finish_reason":</text:span> <text:span text:style-name="T32">"stop"</text:span></text:p>
      <text:p text:style-name="Standard"><text:s text:c="12"/><text:span text:style-name="T32">}</text:span></text:p>
      <text:p text:style-name="Standard"><text:s text:c="10"/><text:span text:style-name="T32">],</text:span></text:p>
      <text:p text:style-name="Standard"><text:s text:c="10"/><text:span text:style-name="T32">"usage":</text:span> <text:span text:style-name="T32">{</text:span></text:p>
      <text:p text:style-name="Standard"><text:s text:c="12"/><text:span text:style-name="T32">"prompt_tokens":</text:span> <text:span text:style-name="T32">111,</text:span></text:p>
      <text:p text:style-name="Standard"><text:s text:c="12"/><text:span text:style-name="T32">"completion_tokens":</text:span> <text:span text:style-name="T32">46,</text:span></text:p>
      <text:p text:style-name="Standard"><text:s text:c="12"/><text:span text:style-name="T32">"total_tokens":</text:span> <text:span text:style-name="T32">157</text:span></text:p>
      <text:p text:style-name="Standard"><text:s text:c="10"/><text:span text:style-name="T32">},</text:span></text:p>
      <text:p text:style-name="Standard"><text:s text:c="10"/><text:span text:style-name="T32">"system_fingerprint":</text:span> <text:span text:style-name="T32">"fp_a24b4d720c"</text:span></text:p>
      <text:p text:style-name="Standard"><text:soft-page-break/><text:s text:c="8"/><text:span text:style-name="T32">}</text:span></text:p>
      <text:p text:style-name="Standard"><text:s text:c="6"/><text:span text:style-name="T32">}</text:span></text:p>
      <text:p text:style-name="Standard"><text:s text:c="4"/><text:span text:style-name="T32">]</text:span></text:p>
      <text:p text:style-name="Standard"><text:s text:c="2"/><text:span text:style-name="T32">},</text:span></text:p>
      <text:p text:style-name="Standard"><text:s text:c="2"/><text:span text:style-name="T32">"error":</text:span> <text:span text:style-name="T32">null,</text:span></text:p>
      <text:p text:style-name="Standard"><text:s text:c="2"/><text:span text:style-name="T32">"raw_openai_response":</text:span> <text:span text:style-name="T32">null</text:span></text:p>
      <text:p text:style-name="Standard"><text:span text:style-name="T32">}</text:span></text:p>
      <text:p text:style-name="P358"/>
      <text:p text:style-name="Standard"></text:p>
      <text:p text:style-name="Heading_20_4"><text:bookmark text:name="_jbl4q67gmdf1"/>Understanding the Sample Response</text:p>
      <text:list xml:id="list1693961967" text:style-name="WWNum77">
        <text:list-item>
          <text:p text:style-name="P98">Code 200: Indicates successful execution of the request.</text:p>
        </text:list-item>
        <text:list-item>
          <text:p text:style-name="P98">Analysis Summary: "All conditions met" signifies that both conditions (sentiment analysis and topic extraction) passed their respective checks.</text:p>
        </text:list-item>
        <text:list-item>
          <text:p text:style-name="P98">Details: The condition_responses array contains individual assessments for each condition, including the total tokens used, retries, and the final OpenAI response details.</text:p>
        </text:list-item>
        <text:list-item>
          <text:p text:style-name="P98">Final OpenAI Response: Provides the raw response from the OpenAI API, including the model used, tokens details, and the content analyzed.</text:p>
        </text:list-item>
      </text:list>
      <text:p text:style-name="Heading_20_3"><text:bookmark text:name="_sz9inexuylbs"/>Installation</text:p>
      <text:p text:style-name="Heading_20_4"><text:bookmark text:name="_64oaouvl8728"/>Requirements</text:p>
      <text:list xml:id="list4115179777" text:style-name="WWNum32">
        <text:list-item>
          <text:p text:style-name="P99">Python 3.8 or higher</text:p>
        </text:list-item>
        <text:list-item>
          <text:p text:style-name="P99">FastAPI</text:p>
        </text:list-item>
        <text:list-item>
          <text:p text:style-name="P99">Uvicorn</text:p>
        </text:list-item>
        <text:list-item>
          <text:p text:style-name="P99">Pydantic</text:p>
        </text:list-item>
        <text:list-item>
          <text:p text:style-name="P99">Requests</text:p>
        </text:list-item>
      </text:list>
      <text:p text:style-name="Heading_20_3"><text:bookmark text:name="_cva9zuaqduja"/>How to Install</text:p>
      <text:list xml:id="list1062555025" text:style-name="WWNum183">
        <text:list-item>
          <text:p text:style-name="P100">Clone the repository to your local machine.</text:p>
        </text:list-item>
        <text:list-item>
          <text:p text:style-name="P100">Install required Python packages using pip install -r requirements.txt.</text:p>
        </text:list-item>
        <text:list-item>
          <text:p text:style-name="P100">Set environment variables AUTH_TOKEN and OPENAI_API_KEY.</text:p>
        </text:list-item>
      </text:list>
      <text:p text:style-name="Heading_20_3"><text:bookmark text:name="_1vtsjoiu2kzk"/>How to Use</text:p>
      <text:list xml:id="list4140185637" text:style-name="WWNum14">
        <text:list-item>
          <text:p text:style-name="P101">Start the server using uvicorn main:app --reload.</text:p>
        </text:list-item>
        <text:list-item>
          <text:p text:style-name="P101">Access the FastAPI interface at http://127.0.0.1:8000/docs.</text:p>
        </text:list-item>
        <text:list-item>
          <text:p text:style-name="P101">Use the provided endpoints to send requests for data analysis or conditional completions.</text:p>
        </text:list-item>
      </text:list>
      <text:p text:style-name="Heading_20_3"><text:bookmark text:name="_6888up4y5y1x"/>Code Structure</text:p>
      <text:list xml:id="list1034051376" text:style-name="WWNum72">
        <text:list-item>
          <text:p text:style-name="P102"><text:soft-page-break/>main.py: Contains the FastAPI app initialization, endpoint definitions, and business logic.</text:p>
        </text:list-item>
        <text:list-item>
          <text:p text:style-name="P102">prompts.py: Includes predefined prompts and JSON schemas for different types of analysis.</text:p>
        </text:list-item>
        <text:list-item>
          <text:p text:style-name="P102">security.py: Manages authentication and security features. (Coming Soon)</text:p>
        </text:list-item>
      </text:list>
      <text:p text:style-name="Heading_20_3"><text:bookmark text:name="_vfp2g1da07i3"/>Contributing</text:p>
      <text:p text:style-name="Standard">To contribute, please fork the repository, make changes, and submit a pull request. Contributions are welcome to improve the script's functionality and efficiency.</text:p>
      <text:p text:style-name="Heading_20_2"><text:bookmark text:name="_obevznhtmvvt"/>Prompt Engine</text:p>
      <text:p text:style-name="Standard">Prompt Engine is a powerful and flexible template designed to facilitate the creation and customization of interactive prompts. With a wide range of personalization options, commands, and formats, Prompt Engine provides prompt engineers and programmers with the ability to create highly tailored and dynamic content that adapts to user preferences and needs.</text:p>
      <text:p text:style-name="Heading_20_4"><text:bookmark text:name="_i8krf7md25ql"/>Copy and Paste the Prompt</text:p>
      <text:list xml:id="list2768285715" text:style-name="WWNum177">
        <text:list-item>
          <text:p text:style-name="P103"><text:a xlink:type="simple" xlink:href="https://github.com/ruvnet/Prompt-Engine/blob/main/prompts/engine.toml" text:style-name="ListLabel_20_2584" text:visited-style-name="ListLabel_20_2584"><text:span text:style-name="T30">Prompt Engine v0.01</text:span></text:a></text:p>
        </text:list-item>
      </text:list>
      <text:p text:style-name="Heading_20_3"><text:bookmark text:name="_rfjsjn4l0ei6"/>What is the Prompt Engine System?</text:p>
      <text:p text:style-name="Standard">The Prompt Engine System is a template-based framework designed to empower prompt engineers and programmers to create interactive prompts with ease. It offers a wide range of personalization options, commands, and features that allow users to create content tailored to their specific needs.</text:p>
      <text:p text:style-name="Standard"/>
      <text:p text:style-name="Standard">The system is built around the concept of configuration files, supporting formats such as TOML (Tom's Obvious, Minimal Language), YAML (YAML Ain't Markup Language), and JSON (JavaScript Object Notation). These formats provide a human-readable and easy-to-understand structure for defining the behavior and characteristics of interactive prompts. With the Prompt Engine System, users can define everything from the complexity of content and interaction styles to the rules and commands that govern the prompt's behavior. By offering support for multiple configuration formats, the system ensures flexibility and adaptability to suit the preferences and requirements of different users.</text:p>
      <text:p text:style-name="Heading_20_3"><text:bookmark text:name="_5cjil0inu6q0"/>Purpose</text:p>
      <text:p text:style-name="Standard">The primary purpose of Prompt Engine is to provide prompt engineers and programmers with a versatile and customizable template for creating interactive prompts that can be used in a wide range of applications, from chatbots and virtual assistants to educational platforms and customer support tools. The Prompt Engine is designed to be adaptable and extensible, allowing users to create dynamic and responsive interactions that can be easily configured to suit different use cases and contexts.</text:p>
      <text:p text:style-name="Standard"/>
      <text:p text:style-name="Standard">One of the key features of Prompt Engine is its emphasis on personalization. By offering a wide range of personalization options, such as content complexity levels, interaction styles, presentation styles, and tone styles, Prompt Engine enables prompt engineers to create content that is highly relevant and engaging for individual users. This level of personalization helps to create a more meaningful and effective user experience, as users are able to interact with content that is tailored to their specific needs, preferences, and interests.</text:p>
      <text:p text:style-name="Standard"/>
      <text:p text:style-name="Standard">In addition to personalization, Prompt Engine also provides a comprehensive set of commands and formats that can be used to define the behavior and structure of interactive prompts. These commands and formats provide prompt engineers and programmers with the flexibility to create interactive experiences that are intuitive and user-friendly, while also being capable of handling complex interactions and workflows.</text:p>
      <text:p text:style-name="Heading_20_3"><text:bookmark text:name="_dijzknw8gdfm"/>Benefits</text:p>
      <text:list xml:id="list3940496810" text:style-name="WWNum145">
        <text:list-item>
          <text:p text:style-name="P104"><text:span text:style-name="T16">Personalization</text:span>: Prompt Engine offers a variety of personalization features, including the ability to customize content complexity, interaction styles, presentation styles, and more. This allows prompt engineers to create content that is highly relevant and engaging for users.</text:p>
        </text:list-item>
        <text:list-item>
          <text:p text:style-name="P104"><text:span text:style-name="T16">Flexibility</text:span>: With a comprehensive set of commands and format options, Prompt Engine provides programmers with the flexibility to create interactive experiences that are intuitive and user-friendly.</text:p>
        </text:list-item>
        <text:list-item>
          <text:p text:style-name="P104"><text:span text:style-name="T16">Adaptability</text:span>: Prompt Engine is designed to adapt to different domains and areas of interest, making it suitable for a wide range of use cases and applications.</text:p>
        </text:list-item>
        <text:list-item>
          <text:p text:style-name="P104"><text:span text:style-name="T16">Efficiency</text:span>: Prompt Engine's structured and modular design makes it easy for prompt engineers and programmers to quickly develop and deploy interactive content, saving time and effort.</text:p>
        </text:list-item>
      </text:list>
      <text:p text:style-name="Heading_20_3"><text:bookmark text:name="_21d59ldombl2"/>Key Features of the Prompt Engine System</text:p>
      <text:list xml:id="list1347999409" text:style-name="WWNum30">
        <text:list-item>
          <text:p text:style-name="P105"><text:span text:style-name="T16">Commands</text:span>: The system provides a rich set of commands that users can input to interact with the platform. These commands enable users to navigate the content, request help, provide feedback, and perform various other actions.</text:p>
        </text:list-item>
        <text:list-item>
          <text:p text:style-name="P105"><text:span text:style-name="T16">Rules</text:span>: The Prompt Engine System allows users to define rules that govern the behavior of the prompt. These rules ensure that users adhere to certain guidelines and restrictions while interacting with the platform.</text:p>
        </text:list-item>
        <text:list-item>
          <text:p text:style-name="P105"><text:span text:style-name="T16">Formats</text:span>: The system offers various format settings that can be used to customize the presentation and structure of the content. This includes options for configuring the platform, setting reminders, and evaluating performance.</text:p>
        </text:list-item>
        <text:list-item>
          <text:p text:style-name="P105"><text:span text:style-name="T16">Settings</text:span>: The Prompt Engine System provides a range of settings that enhance the functionality of the platform. This includes options for integrating plugins, enabling internet access, using emojis, and supporting programming languages.</text:p>
        </text:list-item>
      </text:list>
      <text:p text:style-name="Heading_20_3"><text:bookmark text:name="_ppltulwha5ou"/>Accessing the Prompt Template</text:p>
      <text:p text:style-name="Standard"><text:soft-page-break/>The Prompt Engine template is available in three formats, which can be accessed via the following links:</text:p>
      <text:p text:style-name="Standard"/>
      <text:list xml:id="list1648899026" text:style-name="WWNum93">
        <text:list-item>
          <text:p text:style-name="P106"><text:a xlink:type="simple" xlink:href="https://github.com/ruvnet/Prompt-Engine/blob/main/templates/prompt.yaml" text:style-name="ListLabel_20_2584" text:visited-style-name="ListLabel_20_2584"><text:span text:style-name="T30">YAML format:</text:span></text:a></text:p>
        </text:list-item>
        <text:list-item>
          <text:p text:style-name="P106"><text:a xlink:type="simple" xlink:href="https://github.com/ruvnet/Prompt-Engine/blob/main/templates/prompt.toml" text:style-name="ListLabel_20_2584" text:visited-style-name="ListLabel_20_2584"><text:span text:style-name="T30">TOML format:</text:span></text:a></text:p>
        </text:list-item>
        <text:list-item>
          <text:p text:style-name="P106"><text:a xlink:type="simple" xlink:href="https://github.com/ruvnet/Prompt-Engine/blob/main/templates/prompt.json" text:style-name="ListLabel_20_2584" text:visited-style-name="ListLabel_20_2584"><text:span text:style-name="T30">JSON format:</text:span></text:a></text:p>
        </text:list-item>
      </text:list>
      <text:p text:style-name="P18"/>
      <table:table table:name="Table4" table:style-name="Table4">
        <table:table-column table:style-name="Table4.A"/>
        <table:table-column table:style-name="Table4.B"/>
        <table:table-row table:style-name="Table4.1">
          <table:table-cell table:style-name="Table4.A1" office:value-type="string">
            <text:p text:style-name="P1"><text:span text:style-name="T16">Use Cases</text:span></text:p>
          </table:table-cell>
          <table:table-cell table:style-name="Table4.A1" office:value-type="string">
            <text:p text:style-name="P1"><text:span text:style-name="T16">Description</text:span></text:p>
          </table:table-cell>
        </table:table-row>
        <table:table-row table:style-name="Table4.2">
          <table:table-cell table:style-name="Table4.A1" office:value-type="string">
            <text:p text:style-name="P1"><text:span text:style-name="T16">Educational Platforms</text:span></text:p>
          </table:table-cell>
          <table:table-cell table:style-name="Table4.A1" office:value-type="string">
            <text:p text:style-name="P1">Create interactive learning experiences that adapt to the learner's level of expertise, preferred interaction style, and area of interest. It can also be used to create quizzes, assessments, and self-evaluation tools.</text:p>
          </table:table-cell>
        </table:table-row>
        <table:table-row table:style-name="Table4.3">
          <table:table-cell table:style-name="Table4.A1" office:value-type="string">
            <text:p text:style-name="P1"><text:span text:style-name="T16">Customer Support</text:span></text:p>
          </table:table-cell>
          <table:table-cell table:style-name="Table4.A1" office:value-type="string">
            <text:p text:style-name="P1">Build dynamic and personalized customer support prompts that provide users with relevant information and assistance based on their needs. It can also be used to automate common support tasks and provide real-time responses to customer inquiries.</text:p>
          </table:table-cell>
        </table:table-row>
        <table:table-row table:style-name="Table4.3">
          <table:table-cell table:style-name="Table4.A1" office:value-type="string">
            <text:p text:style-name="P1"><text:span text:style-name="T16">Content Exploration</text:span></text:p>
          </table:table-cell>
          <table:table-cell table:style-name="Table4.A1" office:value-type="string">
            <text:p text:style-name="P1">Create interactive content exploration tools that allow users to navigate and discover content in a personalized and engaging manner. It can also be used to create recommendation systems that suggest relevant content based on user preferences.</text:p>
          </table:table-cell>
        </table:table-row>
        <table:table-row table:style-name="Table4.2">
          <table:table-cell table:style-name="Table4.A1" office:value-type="string">
            <text:p text:style-name="P1"><text:span text:style-name="T16">Virtual Assistants</text:span></text:p>
          </table:table-cell>
          <table:table-cell table:style-name="Table4.A1" office:value-type="string">
            <text:p text:style-name="P1">Create virtual assistants that provide personalized assistance and support to users. It can be used to build conversational agents that understand natural language input and provide contextually relevant responses.</text:p>
          </table:table-cell>
        </table:table-row>
        <table:table-row table:style-name="Table4.2">
          <table:table-cell table:style-name="Table4.A1" office:value-type="string">
            <text:p text:style-name="P1"><text:span text:style-name="T16">Interactive Narratives</text:span></text:p>
          </table:table-cell>
          <table:table-cell table:style-name="Table4.A1" office:value-type="string">
            <text:p text:style-name="P1">Create interactive narratives and storytelling experiences that adapt to user choices and preferences. It can be used to create branching narratives, interactive fiction, and role-playing scenarios.</text:p>
          </table:table-cell>
        </table:table-row>
        <table:table-row table:style-name="Table4.2">
          <table:table-cell table:style-name="Table4.A1" office:value-type="string">
            <text:p text:style-name="P1"><text:span text:style-name="T16">Data Visualization</text:span></text:p>
          </table:table-cell>
          <table:table-cell table:style-name="Table4.A1" office:value-type="string">
            <text:p text:style-name="P1">Create interactive data visualization tools that allow users to explore and analyze data in a dynamic and intuitive manner. It can be used to create dashboards, charts, and interactive reports.</text:p>
          </table:table-cell>
        </table:table-row>
        <table:table-row table:style-name="Table4.2">
          <table:table-cell table:style-name="Table4.A1" office:value-type="string">
            <text:p text:style-name="P1"><text:span text:style-name="T16">Workflow Automation</text:span></text:p>
          </table:table-cell>
          <table:table-cell table:style-name="Table4.A1" office:value-type="string">
            <text:p text:style-name="P1">Create workflow automation tools that guide users through complex tasks and processes. It can be used to create interactive tutorials, onboarding experiences, and step-by-step guides.</text:p>
          </table:table-cell>
        </table:table-row>
        <table:table-row table:style-name="Table4.2">
          <table:table-cell table:style-name="Table4.A1" office:value-type="string">
            <text:p text:style-name="P1"><text:span text:style-name="T16">Gaming</text:span></text:p>
          </table:table-cell>
          <table:table-cell table:style-name="Table4.A1" office:value-type="string">
            <text:p text:style-name="P1">Create interactive gaming experiences that adapt to player choices and preferences. It can be used to create text-based games, interactive puzzles, and simulation games.</text:p>
          </table:table-cell>
        </table:table-row>
        <table:table-row table:style-name="Table4.2">
          <table:table-cell table:style-name="Table4.A1" office:value-type="string">
            <text:p text:style-name="P1"><text:span text:style-name="T16">Accessibility</text:span></text:p>
          </table:table-cell>
          <table:table-cell table:style-name="Table4.A1" office:value-type="string">
            <text:p text:style-name="P1">Create accessible content and interactions for users with disabilities. It can be used to create screen reader-friendly content, voice-activated interactions, and alternative input methods.</text:p>
          </table:table-cell>
        </table:table-row>
        <table:table-row table:style-name="Table4.2">
          <table:table-cell table:style-name="Table4.A1" office:value-type="string">
            <text:p text:style-name="P1"><text:span text:style-name="T16">Language Learning</text:span></text:p>
          </table:table-cell>
          <table:table-cell table:style-name="Table4.A1" office:value-type="string">
            <text:p text:style-name="P1">Create language learning tools that provide personalized and interactive language lessons. It can be used to create language exercises, pronunciation guides, and vocabulary quizzes.</text:p>
          </table:table-cell>
        </table:table-row>
      </table:table>
      <text:p text:style-name="Heading_20_3"><text:bookmark text:name="_85v9cjeyj8dz"/>Prompt</text:p>
      <text:p text:style-name="P357"/>
      <text:p text:style-name="Standard"><text:span text:style-name="T33">#</text:span><text:span text:style-name="T35"> </text:span><text:span text:style-name="T33">template</text:span><text:span text:style-name="T35"> </text:span><text:span text:style-name="T33">start</text:span></text:p>
      <text:p text:style-name="Standard"><text:span text:style-name="T33">[prompt]</text:span></text:p>
      <text:p text:style-name="Standard"><text:span text:style-name="T33">Author</text:span><text:span text:style-name="T35"> </text:span><text:span text:style-name="T33">=</text:span><text:span text:style-name="T35"> </text:span><text:span text:style-name="T33">"rUv"</text:span></text:p>
      <text:p text:style-name="Standard"><text:span text:style-name="T33">name</text:span><text:span text:style-name="T35"> </text:span><text:span text:style-name="T33">=</text:span><text:span text:style-name="T35"> </text:span><text:span text:style-name="T33">"Prompt</text:span><text:span text:style-name="T35"> </text:span><text:span text:style-name="T33">Engine</text:span><text:span text:style-name="T35"> </text:span><text:span text:style-name="T33">Template</text:span><text:span text:style-name="T35"> </text:span><text:span text:style-name="T33">Creator"</text:span></text:p>
      <text:p text:style-name="Standard"><text:span text:style-name="T33">forked_from</text:span><text:span text:style-name="T35"> </text:span><text:span text:style-name="T33">=</text:span><text:span text:style-name="T35"> </text:span><text:span text:style-name="T33">"ruvnet"</text:span></text:p>
      <text:p text:style-name="Standard"><text:span text:style-name="T33">version</text:span><text:span text:style-name="T35"> </text:span><text:span text:style-name="T33">=</text:span><text:span text:style-name="T35"> </text:span><text:span text:style-name="T33">"1.0"</text:span></text:p>
      <text:p text:style-name="P8"/>
      <text:p text:style-name="Standard"><text:span text:style-name="T33">#</text:span><text:span text:style-name="T35"> </text:span><text:span text:style-name="T33">initial</text:span><text:span text:style-name="T35"> </text:span><text:span text:style-name="T33">prompt</text:span></text:p>
      <text:p text:style-name="Standard"><text:span text:style-name="T33">init</text:span><text:span text:style-name="T35"> </text:span><text:span text:style-name="T33">=</text:span><text:span text:style-name="T35"> </text:span><text:span text:style-name="T33">"Welcome</text:span><text:span text:style-name="T35"> </text:span><text:span text:style-name="T33">to</text:span><text:span text:style-name="T35"> </text:span><text:span text:style-name="T33">the</text:span><text:span text:style-name="T35"> </text:span><text:span text:style-name="T33">Prompt</text:span><text:span text:style-name="T35"> </text:span><text:span text:style-name="T33">Engine</text:span><text:span text:style-name="T35"> </text:span><text:span text:style-name="T33">Template</text:span><text:span text:style-name="T35"> </text:span><text:span text:style-name="T33">Creator.</text:span><text:span text:style-name="T35"> </text:span><text:span text:style-name="T33">This</text:span><text:span text:style-name="T35"> </text:span><text:span text:style-name="T33">bot</text:span><text:span text:style-name="T35"> </text:span><text:span text:style-name="T33">will</text:span><text:span text:style-name="T35"> </text:span><text:span text:style-name="T33">help</text:span><text:span text:style-name="T35"> </text:span><text:span text:style-name="T33">you</text:span><text:span text:style-name="T35"> </text:span><text:span text:style-name="T33">create</text:span><text:span text:style-name="T35"> </text:span><text:span text:style-name="T33">a</text:span><text:span text:style-name="T35"> </text:span><text:span text:style-name="T33">new</text:span><text:span text:style-name="T35"> </text:span><text:span text:style-name="T33">Prompt</text:span><text:span text:style-name="T35"> </text:span><text:span text:style-name="T33">Engine</text:span><text:span text:style-name="T35"> </text:span><text:span text:style-name="T33">prompt</text:span><text:span text:style-name="T35"> </text:span><text:span text:style-name="T33">with</text:span><text:span text:style-name="T35"> </text:span><text:span text:style-name="T33">custom</text:span><text:span text:style-name="T35"> </text:span><text:span text:style-name="T33">domain</text:span><text:span text:style-name="T35"> </text:span><text:span text:style-name="T33">and</text:span><text:span text:style-name="T35"> </text:span><text:span text:style-name="T33">use-specific</text:span><text:span text:style-name="T35"> </text:span><text:span text:style-name="T33">templates.</text:span><text:span text:style-name="T35"> </text:span><text:span text:style-name="T33">Let's</text:span><text:span text:style-name="T35"> </text:span><text:span text:style-name="T33">get</text:span><text:span text:style-name="T35"> </text:span><text:span text:style-name="T33">started!"</text:span></text:p>
      <text:p text:style-name="P8"/>
      <text:p text:style-name="Standard"><text:span text:style-name="T33">#</text:span><text:span text:style-name="T35"> </text:span><text:span text:style-name="T33">personalization</text:span><text:span text:style-name="T35"> </text:span><text:span text:style-name="T33">settings</text:span></text:p>
      <text:p text:style-name="Standard"><text:soft-page-break/><text:span text:style-name="T33">[prompt.features.personalization]</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personalized</text:span><text:span text:style-name="T35"> </text:span><text:span text:style-name="T33">settings</text:span><text:span text:style-name="T35"> </text:span><text:span text:style-name="T33">to</text:span><text:span text:style-name="T35"> </text:span><text:span text:style-name="T33">adapt</text:span><text:span text:style-name="T35"> </text:span><text:span text:style-name="T33">the</text:span><text:span text:style-name="T35"> </text:span><text:span text:style-name="T33">content</text:span><text:span text:style-name="T35"> </text:span><text:span text:style-name="T33">to</text:span><text:span text:style-name="T35"> </text:span><text:span text:style-name="T33">user</text:span><text:span text:style-name="T35"> </text:span><text:span text:style-name="T33">preferences."</text:span></text:p>
      <text:p text:style-name="P8"/>
      <text:p text:style-name="Standard"><text:span text:style-name="T33">[prompt.features.personalization.domain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a</text:span><text:span text:style-name="T35"> </text:span><text:span text:style-name="T33">list</text:span><text:span text:style-name="T35"> </text:span><text:span text:style-name="T33">of</text:span><text:span text:style-name="T35"> </text:span><text:span text:style-name="T33">different</text:span><text:span text:style-name="T35"> </text:span><text:span text:style-name="T33">domains</text:span><text:span text:style-name="T35"> </text:span><text:span text:style-name="T33">or</text:span><text:span text:style-name="T35"> </text:span><text:span text:style-name="T33">areas,</text:span><text:span text:style-name="T35"> </text:span><text:span text:style-name="T33">allowing</text:span><text:span text:style-name="T35"> </text:span><text:span text:style-name="T33">users</text:span><text:span text:style-name="T35"> </text:span><text:span text:style-name="T33">to</text:span><text:span text:style-name="T35"> </text:span><text:span text:style-name="T33">choose</text:span><text:span text:style-name="T35"> </text:span><text:span text:style-name="T33">their</text:span><text:span text:style-name="T35"> </text:span><text:span text:style-name="T33">area</text:span><text:span text:style-name="T35"> </text:span><text:span text:style-name="T33">of</text:span><text:span text:style-name="T35"> </text:span><text:span text:style-name="T33">interest."</text:span></text:p>
      <text:p text:style-name="Standard"><text:span text:style-name="T33">Domain_A</text:span><text:span text:style-name="T35"> </text:span><text:span text:style-name="T33">=</text:span><text:span text:style-name="T35"> </text:span><text:span text:style-name="T33">"Programming"</text:span></text:p>
      <text:p text:style-name="Standard"><text:span text:style-name="T33">Domain_B</text:span><text:span text:style-name="T35"> </text:span><text:span text:style-name="T33">=</text:span><text:span text:style-name="T35"> </text:span><text:span text:style-name="T33">"Data</text:span><text:span text:style-name="T35"> </text:span><text:span text:style-name="T33">Science"</text:span></text:p>
      <text:p text:style-name="P8"/>
      <text:p text:style-name="Standard"><text:span text:style-name="T33">[prompt.features.personalization.complexity]</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determines</text:span><text:span text:style-name="T35"> </text:span><text:span text:style-name="T33">the</text:span><text:span text:style-name="T35"> </text:span><text:span text:style-name="T33">complexity</text:span><text:span text:style-name="T35"> </text:span><text:span text:style-name="T33">of</text:span><text:span text:style-name="T35"> </text:span><text:span text:style-name="T33">content</text:span><text:span text:style-name="T35"> </text:span><text:span text:style-name="T33">with</text:span><text:span text:style-name="T35"> </text:span><text:span text:style-name="T33">levels</text:span><text:span text:style-name="T35"> </text:span><text:span text:style-name="T33">ranging</text:span><text:span text:style-name="T35"> </text:span><text:span text:style-name="T33">from</text:span><text:span text:style-name="T35"> </text:span><text:span text:style-name="T33">1</text:span><text:span text:style-name="T35"> </text:span><text:span text:style-name="T33">(basic)</text:span><text:span text:style-name="T35"> </text:span><text:span text:style-name="T33">to</text:span><text:span text:style-name="T35"> </text:span><text:span text:style-name="T33">10</text:span><text:span text:style-name="T35"> </text:span><text:span text:style-name="T33">(advanced).</text:span><text:span text:style-name="T35"> </text:span><text:span text:style-name="T33">Higher</text:span><text:span text:style-name="T35"> </text:span><text:span text:style-name="T33">levels</text:span><text:span text:style-name="T35"> </text:span><text:span text:style-name="T33">cover</text:span><text:span text:style-name="T35"> </text:span><text:span text:style-name="T33">more</text:span><text:span text:style-name="T35"> </text:span><text:span text:style-name="T33">specific,</text:span><text:span text:style-name="T35"> </text:span><text:span text:style-name="T33">detailed,</text:span><text:span text:style-name="T35"> </text:span><text:span text:style-name="T33">and</text:span><text:span text:style-name="T35"> </text:span><text:span text:style-name="T33">complex</text:span><text:span text:style-name="T35"> </text:span><text:span text:style-name="T33">information,</text:span><text:span text:style-name="T35"> </text:span><text:span text:style-name="T33">while</text:span><text:span text:style-name="T35"> </text:span><text:span text:style-name="T33">lower</text:span><text:span text:style-name="T35"> </text:span><text:span text:style-name="T33">levels</text:span><text:span text:style-name="T35"> </text:span><text:span text:style-name="T33">focus</text:span><text:span text:style-name="T35"> </text:span><text:span text:style-name="T33">on</text:span><text:span text:style-name="T35"> </text:span><text:span text:style-name="T33">the</text:span><text:span text:style-name="T35"> </text:span><text:span text:style-name="T33">basics</text:span><text:span text:style-name="T35"> </text:span><text:span text:style-name="T33">and</text:span><text:span text:style-name="T35"> </text:span><text:span text:style-name="T33">generalizations."</text:span></text:p>
      <text:p text:style-name="P8"/>
      <text:p text:style-name="Standard"><text:span text:style-name="T33">[prompt.features.personalization.complexity.complexity_levels]</text:span></text:p>
      <text:p text:style-name="Standard"><text:span text:style-name="T33">Level_1</text:span><text:span text:style-name="T35"> </text:span><text:span text:style-name="T33">=</text:span><text:span text:style-name="T35"> </text:span><text:span text:style-name="T33">"Basic"</text:span></text:p>
      <text:p text:style-name="Standard"><text:span text:style-name="T33">Level_10</text:span><text:span text:style-name="T35"> </text:span><text:span text:style-name="T33">=</text:span><text:span text:style-name="T35"> </text:span><text:span text:style-name="T33">"Advanced"</text:span></text:p>
      <text:p text:style-name="P8"/>
      <text:p text:style-name="Standard"><text:span text:style-name="T33">[prompt.features.personalization.interaction_style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a</text:span><text:span text:style-name="T35"> </text:span><text:span text:style-name="T33">list</text:span><text:span text:style-name="T35"> </text:span><text:span text:style-name="T33">of</text:span><text:span text:style-name="T35"> </text:span><text:span text:style-name="T33">interaction</text:span><text:span text:style-name="T35"> </text:span><text:span text:style-name="T33">styles</text:span><text:span text:style-name="T35"> </text:span><text:span text:style-name="T33">that</text:span><text:span text:style-name="T35"> </text:span><text:span text:style-name="T33">can</text:span><text:span text:style-name="T35"> </text:span><text:span text:style-name="T33">be</text:span><text:span text:style-name="T35"> </text:span><text:span text:style-name="T33">used</text:span><text:span text:style-name="T35"> </text:span><text:span text:style-name="T33">to</text:span><text:span text:style-name="T35"> </text:span><text:span text:style-name="T33">customize</text:span><text:span text:style-name="T35"> </text:span><text:span text:style-name="T33">the</text:span><text:span text:style-name="T35"> </text:span><text:span text:style-name="T33">user</text:span><text:span text:style-name="T35"> </text:span><text:span text:style-name="T33">experience."</text:span></text:p>
      <text:p text:style-name="Standard"><text:span text:style-name="T33">Style_A</text:span><text:span text:style-name="T35"> </text:span><text:span text:style-name="T33">=</text:span><text:span text:style-name="T35"> </text:span><text:span text:style-name="T33">"Conversational"</text:span></text:p>
      <text:p text:style-name="Standard"><text:span text:style-name="T33">Style_B</text:span><text:span text:style-name="T35"> </text:span><text:span text:style-name="T33">=</text:span><text:span text:style-name="T35"> </text:span><text:span text:style-name="T33">"Prompt-Response"</text:span></text:p>
      <text:p text:style-name="P8"/>
      <text:p text:style-name="Standard"><text:span text:style-name="T33">[prompt.features.personalization.presentation_style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a</text:span><text:span text:style-name="T35"> </text:span><text:span text:style-name="T33">list</text:span><text:span text:style-name="T35"> </text:span><text:span text:style-name="T33">of</text:span><text:span text:style-name="T35"> </text:span><text:span text:style-name="T33">presentation</text:span><text:span text:style-name="T35"> </text:span><text:span text:style-name="T33">styles</text:span><text:span text:style-name="T35"> </text:span><text:span text:style-name="T33">that</text:span><text:span text:style-name="T35"> </text:span><text:span text:style-name="T33">can</text:span><text:span text:style-name="T35"> </text:span><text:span text:style-name="T33">be</text:span><text:span text:style-name="T35"> </text:span><text:span text:style-name="T33">used</text:span><text:span text:style-name="T35"> </text:span><text:span text:style-name="T33">to</text:span><text:span text:style-name="T35"> </text:span><text:span text:style-name="T33">customize</text:span><text:span text:style-name="T35"> </text:span><text:span text:style-name="T33">the</text:span><text:span text:style-name="T35"> </text:span><text:span text:style-name="T33">way</text:span><text:span text:style-name="T35"> </text:span><text:span text:style-name="T33">content</text:span><text:span text:style-name="T35"> </text:span><text:span text:style-name="T33">is</text:span><text:span text:style-name="T35"> </text:span><text:span text:style-name="T33">presented."</text:span></text:p>
      <text:p text:style-name="Standard"><text:span text:style-name="T33">Style_A</text:span><text:span text:style-name="T35"> </text:span><text:span text:style-name="T33">=</text:span><text:span text:style-name="T35"> </text:span><text:span text:style-name="T33">"Slides"</text:span></text:p>
      <text:p text:style-name="Standard"><text:span text:style-name="T33">Style_B</text:span><text:span text:style-name="T35"> </text:span><text:span text:style-name="T33">=</text:span><text:span text:style-name="T35"> </text:span><text:span text:style-name="T33">"Interactive</text:span><text:span text:style-name="T35"> </text:span><text:span text:style-name="T33">Code"</text:span></text:p>
      <text:p text:style-name="P8"/>
      <text:p text:style-name="Standard"><text:span text:style-name="T33">[prompt.features.personalization.tone_style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a</text:span><text:span text:style-name="T35"> </text:span><text:span text:style-name="T33">list</text:span><text:span text:style-name="T35"> </text:span><text:span text:style-name="T33">of</text:span><text:span text:style-name="T35"> </text:span><text:span text:style-name="T33">tone</text:span><text:span text:style-name="T35"> </text:span><text:span text:style-name="T33">styles</text:span><text:span text:style-name="T35"> </text:span><text:span text:style-name="T33">that</text:span><text:span text:style-name="T35"> </text:span><text:span text:style-name="T33">can</text:span><text:span text:style-name="T35"> </text:span><text:span text:style-name="T33">be</text:span><text:span text:style-name="T35"> </text:span><text:span text:style-name="T33">used</text:span><text:span text:style-name="T35"> </text:span><text:span text:style-name="T33">to</text:span><text:span text:style-name="T35"> </text:span><text:span text:style-name="T33">customize</text:span><text:span text:style-name="T35"> </text:span><text:span text:style-name="T33">the</text:span><text:span text:style-name="T35"> </text:span><text:span text:style-name="T33">overall</text:span><text:span text:style-name="T35"> </text:span><text:span text:style-name="T33">tone</text:span><text:span text:style-name="T35"> </text:span><text:span text:style-name="T33">of</text:span><text:span text:style-name="T35"> </text:span><text:span text:style-name="T33">the</text:span><text:span text:style-name="T35"> </text:span><text:span text:style-name="T33">content."</text:span></text:p>
      <text:p text:style-name="Standard"><text:span text:style-name="T33">Style_A</text:span><text:span text:style-name="T35"> </text:span><text:span text:style-name="T33">=</text:span><text:span text:style-name="T35"> </text:span><text:span text:style-name="T33">"Friendly"</text:span></text:p>
      <text:p text:style-name="Standard"><text:span text:style-name="T33">Style_B</text:span><text:span text:style-name="T35"> </text:span><text:span text:style-name="T33">=</text:span><text:span text:style-name="T35"> </text:span><text:span text:style-name="T33">"Professional"</text:span></text:p>
      <text:p text:style-name="P8"/>
      <text:p text:style-name="Standard"><text:soft-page-break/><text:span text:style-name="T33">[prompt.features.personalization.structuring_framework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a</text:span><text:span text:style-name="T35"> </text:span><text:span text:style-name="T33">list</text:span><text:span text:style-name="T35"> </text:span><text:span text:style-name="T33">of</text:span><text:span text:style-name="T35"> </text:span><text:span text:style-name="T33">structuring</text:span><text:span text:style-name="T35"> </text:span><text:span text:style-name="T33">frameworks</text:span><text:span text:style-name="T35"> </text:span><text:span text:style-name="T33">that</text:span><text:span text:style-name="T35"> </text:span><text:span text:style-name="T33">can</text:span><text:span text:style-name="T35"> </text:span><text:span text:style-name="T33">be</text:span><text:span text:style-name="T35"> </text:span><text:span text:style-name="T33">used</text:span><text:span text:style-name="T35"> </text:span><text:span text:style-name="T33">to</text:span><text:span text:style-name="T35"> </text:span><text:span text:style-name="T33">customize</text:span><text:span text:style-name="T35"> </text:span><text:span text:style-name="T33">the</text:span><text:span text:style-name="T35"> </text:span><text:span text:style-name="T33">way</text:span><text:span text:style-name="T35"> </text:span><text:span text:style-name="T33">content</text:span><text:span text:style-name="T35"> </text:span><text:span text:style-name="T33">is</text:span><text:span text:style-name="T35"> </text:span><text:span text:style-name="T33">structured</text:span><text:span text:style-name="T35"> </text:span><text:span text:style-name="T33">and</text:span><text:span text:style-name="T35"> </text:span><text:span text:style-name="T33">presented."</text:span></text:p>
      <text:p text:style-name="Standard"><text:span text:style-name="T33">Framework_A</text:span><text:span text:style-name="T35"> </text:span><text:span text:style-name="T33">=</text:span><text:span text:style-name="T35"> </text:span><text:span text:style-name="T33">"Chronological"</text:span></text:p>
      <text:p text:style-name="Standard"><text:span text:style-name="T33">Framework_B</text:span><text:span text:style-name="T35"> </text:span><text:span text:style-name="T33">=</text:span><text:span text:style-name="T35"> </text:span><text:span text:style-name="T33">"Hierarchical"</text:span></text:p>
      <text:p text:style-name="P8"/>
      <text:p text:style-name="Standard"><text:span text:style-name="T33">[prompt.features.plugin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information</text:span><text:span text:style-name="T35"> </text:span><text:span text:style-name="T33">about</text:span><text:span text:style-name="T35"> </text:span><text:span text:style-name="T33">any</text:span><text:span text:style-name="T35"> </text:span><text:span text:style-name="T33">plugins</text:span><text:span text:style-name="T35"> </text:span><text:span text:style-name="T33">that</text:span><text:span text:style-name="T35"> </text:span><text:span text:style-name="T33">can</text:span><text:span text:style-name="T35"> </text:span><text:span text:style-name="T33">be</text:span><text:span text:style-name="T35"> </text:span><text:span text:style-name="T33">used</text:span><text:span text:style-name="T35"> </text:span><text:span text:style-name="T33">to</text:span><text:span text:style-name="T35"> </text:span><text:span text:style-name="T33">enhance</text:span><text:span text:style-name="T35"> </text:span><text:span text:style-name="T33">the</text:span><text:span text:style-name="T35"> </text:span><text:span text:style-name="T33">learning</text:span><text:span text:style-name="T35"> </text:span><text:span text:style-name="T33">experience."</text:span></text:p>
      <text:p text:style-name="Standard"><text:span text:style-name="T33">Plugin_A</text:span><text:span text:style-name="T35"> </text:span><text:span text:style-name="T33">=</text:span><text:span text:style-name="T35"> </text:span><text:span text:style-name="T33">"Anki"</text:span></text:p>
      <text:p text:style-name="Standard"><text:span text:style-name="T33">Plugin_B</text:span><text:span text:style-name="T35"> </text:span><text:span text:style-name="T33">=</text:span><text:span text:style-name="T35"> </text:span><text:span text:style-name="T33">"Flashcards"</text:span></text:p>
      <text:p text:style-name="P8"/>
      <text:p text:style-name="Standard"><text:span text:style-name="T33">[prompt.features.internet]</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information</text:span><text:span text:style-name="T35"> </text:span><text:span text:style-name="T33">about</text:span><text:span text:style-name="T35"> </text:span><text:span text:style-name="T33">the</text:span><text:span text:style-name="T35"> </text:span><text:span text:style-name="T33">platform's</text:span><text:span text:style-name="T35"> </text:span><text:span text:style-name="T33">internet</text:span><text:span text:style-name="T35"> </text:span><text:span text:style-name="T33">access</text:span><text:span text:style-name="T35"> </text:span><text:span text:style-name="T33">capabilities</text:span><text:span text:style-name="T35"> </text:span><text:span text:style-name="T33">and</text:span><text:span text:style-name="T35"> </text:span><text:span text:style-name="T33">restrictions,</text:span><text:span text:style-name="T35"> </text:span><text:span text:style-name="T33">if</text:span><text:span text:style-name="T35"> </text:span><text:span text:style-name="T33">any."</text:span></text:p>
      <text:p text:style-name="Standard"><text:span text:style-name="T33">Access_information</text:span><text:span text:style-name="T35"> </text:span><text:span text:style-name="T33">=</text:span><text:span text:style-name="T35"> </text:span><text:span text:style-name="T33">"This</text:span><text:span text:style-name="T35"> </text:span><text:span text:style-name="T33">platform</text:span><text:span text:style-name="T35"> </text:span><text:span text:style-name="T33">requires</text:span><text:span text:style-name="T35"> </text:span><text:span text:style-name="T33">internet</text:span><text:span text:style-name="T35"> </text:span><text:span text:style-name="T33">access</text:span><text:span text:style-name="T35"> </text:span><text:span text:style-name="T33">for</text:span><text:span text:style-name="T35"> </text:span><text:span text:style-name="T33">certain</text:span><text:span text:style-name="T35"> </text:span><text:span text:style-name="T33">features."</text:span></text:p>
      <text:p text:style-name="P8"/>
      <text:p text:style-name="Standard"><text:span text:style-name="T33">[prompt.features.use_emoji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information</text:span><text:span text:style-name="T35"> </text:span><text:span text:style-name="T33">about</text:span><text:span text:style-name="T35"> </text:span><text:span text:style-name="T33">emoji</text:span><text:span text:style-name="T35"> </text:span><text:span text:style-name="T33">usage</text:span><text:span text:style-name="T35"> </text:span><text:span text:style-name="T33">preferences</text:span><text:span text:style-name="T35"> </text:span><text:span text:style-name="T33">in</text:span><text:span text:style-name="T35"> </text:span><text:span text:style-name="T33">the</text:span><text:span text:style-name="T35"> </text:span><text:span text:style-name="T33">content."</text:span></text:p>
      <text:p text:style-name="Standard"><text:span text:style-name="T33">Emoji_information</text:span><text:span text:style-name="T35"> </text:span><text:span text:style-name="T33">=</text:span><text:span text:style-name="T35"> </text:span><text:span text:style-name="T33">"Emoji</text:span><text:span text:style-name="T35"> </text:span><text:span text:style-name="T33">usage</text:span><text:span text:style-name="T35"> </text:span><text:span text:style-name="T33">is</text:span><text:span text:style-name="T35"> </text:span><text:span text:style-name="T33">not</text:span><text:span text:style-name="T35"> </text:span><text:span text:style-name="T33">allowed</text:span><text:span text:style-name="T35"> </text:span><text:span text:style-name="T33">in</text:span><text:span text:style-name="T35"> </text:span><text:span text:style-name="T33">this</text:span><text:span text:style-name="T35"> </text:span><text:span text:style-name="T33">platform."</text:span></text:p>
      <text:p text:style-name="P8"/>
      <text:p text:style-name="Standard"><text:span text:style-name="T33">[prompt.features.python_enabled]</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information</text:span><text:span text:style-name="T35"> </text:span><text:span text:style-name="T33">about</text:span><text:span text:style-name="T35"> </text:span><text:span text:style-name="T33">the</text:span><text:span text:style-name="T35"> </text:span><text:span text:style-name="T33">platform's</text:span><text:span text:style-name="T35"> </text:span><text:span text:style-name="T33">Python</text:span><text:span text:style-name="T35"> </text:span><text:span text:style-name="T33">compatibility</text:span><text:span text:style-name="T35"> </text:span><text:span text:style-name="T33">and</text:span><text:span text:style-name="T35"> </text:span><text:span text:style-name="T33">limitations,</text:span><text:span text:style-name="T35"> </text:span><text:span text:style-name="T33">if</text:span><text:span text:style-name="T35"> </text:span><text:span text:style-name="T33">any."</text:span></text:p>
      <text:p text:style-name="Standard"><text:span text:style-name="T33">Python_information</text:span><text:span text:style-name="T35"> </text:span><text:span text:style-name="T33">=</text:span><text:span text:style-name="T35"> </text:span><text:span text:style-name="T33">"This</text:span><text:span text:style-name="T35"> </text:span><text:span text:style-name="T33">platform</text:span><text:span text:style-name="T35"> </text:span><text:span text:style-name="T33">supports</text:span><text:span text:style-name="T35"> </text:span><text:span text:style-name="T33">Python</text:span><text:span text:style-name="T35"> </text:span><text:span text:style-name="T33">version</text:span><text:span text:style-name="T35"> </text:span><text:span text:style-name="T33">3.7</text:span><text:span text:style-name="T35"> </text:span><text:span text:style-name="T33">and</text:span><text:span text:style-name="T35"> </text:span><text:span text:style-name="T33">above."</text:span></text:p>
      <text:p text:style-name="P8"/>
      <text:p text:style-name="Standard"><text:span text:style-name="T33">[prompt.command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contains</text:span><text:span text:style-name="T35"> </text:span><text:span text:style-name="T33">a</text:span><text:span text:style-name="T35"> </text:span><text:span text:style-name="T33">list</text:span><text:span text:style-name="T35"> </text:span><text:span text:style-name="T33">of</text:span><text:span text:style-name="T35"> </text:span><text:span text:style-name="T33">commands</text:span><text:span text:style-name="T35"> </text:span><text:span text:style-name="T33">that</text:span><text:span text:style-name="T35"> </text:span><text:span text:style-name="T33">users</text:span><text:span text:style-name="T35"> </text:span><text:span text:style-name="T33">can</text:span><text:span text:style-name="T35"> </text:span><text:span text:style-name="T33">input</text:span><text:span text:style-name="T35"> </text:span><text:span text:style-name="T33">to</text:span><text:span text:style-name="T35"> </text:span><text:span text:style-name="T33">interact</text:span><text:span text:style-name="T35"> </text:span><text:span text:style-name="T33">with</text:span><text:span text:style-name="T35"> </text:span><text:span text:style-name="T33">the</text:span><text:span text:style-name="T35"> </text:span><text:span text:style-name="T33">platform."</text:span></text:p>
      <text:p text:style-name="Standard"><text:span text:style-name="T33">prefix</text:span><text:span text:style-name="T35"> </text:span><text:span text:style-name="T33">=</text:span><text:span text:style-name="T35"> </text:span><text:span text:style-name="T33">"/"</text:span></text:p>
      <text:p text:style-name="P8"/>
      <text:p text:style-name="Standard"><text:span text:style-name="T33">[prompt.commands.commands]</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ubsection</text:span><text:span text:style-name="T35"> </text:span><text:span text:style-name="T33">lists</text:span><text:span text:style-name="T35"> </text:span><text:span text:style-name="T33">the</text:span><text:span text:style-name="T35"> </text:span><text:span text:style-name="T33">available</text:span><text:span text:style-name="T35"> </text:span><text:span text:style-name="T33">commands</text:span><text:span text:style-name="T35"> </text:span><text:span text:style-name="T33">and</text:span><text:span text:style-name="T35"> </text:span><text:span text:style-name="T33">their</text:span><text:span text:style-name="T35"> </text:span><text:span text:style-name="T33">corresponding</text:span><text:span text:style-name="T35"> </text:span><text:span text:style-name="T33">descriptions."</text:span></text:p>
      <text:p text:style-name="Standard"><text:span text:style-name="T33">help</text:span><text:span text:style-name="T35"> </text:span><text:span text:style-name="T33">=</text:span><text:span text:style-name="T35"> </text:span><text:span text:style-name="T33">"&lt;help_command_description&gt;"</text:span></text:p>
      <text:p text:style-name="Standard"><text:span text:style-name="T33">feedback</text:span><text:span text:style-name="T35"> </text:span><text:span text:style-name="T33">=</text:span><text:span text:style-name="T35"> </text:span><text:span text:style-name="T33">"&lt;feedback_command_description&gt;"</text:span></text:p>
      <text:p text:style-name="Standard"><text:soft-page-break/><text:span text:style-name="T33">test</text:span><text:span text:style-name="T35"> </text:span><text:span text:style-name="T33">=</text:span><text:span text:style-name="T35"> </text:span><text:span text:style-name="T33">"&lt;test_command_description&gt;"</text:span></text:p>
      <text:p text:style-name="Standard"><text:span text:style-name="T33">config</text:span><text:span text:style-name="T35"> </text:span><text:span text:style-name="T33">=</text:span><text:span text:style-name="T35"> </text:span><text:span text:style-name="T33">"&lt;config_command_description&gt;"</text:span></text:p>
      <text:p text:style-name="Standard"><text:span text:style-name="T33">plan</text:span><text:span text:style-name="T35"> </text:span><text:span text:style-name="T33">=</text:span><text:span text:style-name="T35"> </text:span><text:span text:style-name="T33">"&lt;plan_command_description&gt;"</text:span></text:p>
      <text:p text:style-name="Standard"><text:span text:style-name="T33">search</text:span><text:span text:style-name="T35"> </text:span><text:span text:style-name="T33">=</text:span><text:span text:style-name="T35"> </text:span><text:span text:style-name="T33">"&lt;search_command_description&gt;"</text:span></text:p>
      <text:p text:style-name="Standard"><text:span text:style-name="T33">start</text:span><text:span text:style-name="T35"> </text:span><text:span text:style-name="T33">=</text:span><text:span text:style-name="T35"> </text:span><text:span text:style-name="T33">"&lt;start_command_description&gt;"</text:span></text:p>
      <text:p text:style-name="Standard"><text:span text:style-name="T33">stop</text:span><text:span text:style-name="T35"> </text:span><text:span text:style-name="T33">=</text:span><text:span text:style-name="T35"> </text:span><text:span text:style-name="T33">"&lt;stop_command_description&gt;"</text:span></text:p>
      <text:p text:style-name="Standard"><text:span text:style-name="T33">continue</text:span><text:span text:style-name="T35"> </text:span><text:span text:style-name="T33">=</text:span><text:span text:style-name="T35"> </text:span><text:span text:style-name="T33">"&lt;continue_command_description&gt;"</text:span></text:p>
      <text:p text:style-name="Standard"><text:span text:style-name="T33">self-eval</text:span><text:span text:style-name="T35"> </text:span><text:span text:style-name="T33">=</text:span><text:span text:style-name="T35"> </text:span><text:span text:style-name="T33">"&lt;self-eval_command_description&gt;"</text:span></text:p>
      <text:p text:style-name="Standard"><text:span text:style-name="T33">save</text:span><text:span text:style-name="T35"> </text:span><text:span text:style-name="T33">=</text:span><text:span text:style-name="T35"> </text:span><text:span text:style-name="T33">"&lt;save_command_description&gt;"</text:span></text:p>
      <text:p text:style-name="Standard"><text:span text:style-name="T33">load</text:span><text:span text:style-name="T35"> </text:span><text:span text:style-name="T33">=</text:span><text:span text:style-name="T35"> </text:span><text:span text:style-name="T33">"&lt;load_command_description&gt;"</text:span></text:p>
      <text:p text:style-name="Standard"><text:span text:style-name="T33">reset</text:span><text:span text:style-name="T35"> </text:span><text:span text:style-name="T33">=</text:span><text:span text:style-name="T35"> </text:span><text:span text:style-name="T33">"&lt;reset_command_description&gt;"</text:span></text:p>
      <text:p text:style-name="Standard"><text:span text:style-name="T33">status</text:span><text:span text:style-name="T35"> </text:span><text:span text:style-name="T33">=</text:span><text:span text:style-name="T35"> </text:span><text:span text:style-name="T33">"&lt;status_command_description&gt;"</text:span></text:p>
      <text:p text:style-name="P8"/>
      <text:p text:style-name="Standard"><text:span text:style-name="T33">[prompt.new_prompt]</text:span></text:p>
      <text:p text:style-name="Standard"><text:span text:style-name="T33">Description</text:span><text:span text:style-name="T35"> </text:span><text:span text:style-name="T33">=</text:span><text:span text:style-name="T35"> </text:span><text:span text:style-name="T33">"This</text:span><text:span text:style-name="T35"> </text:span><text:span text:style-name="T33">section</text:span><text:span text:style-name="T35"> </text:span><text:span text:style-name="T33">allows</text:span><text:span text:style-name="T35"> </text:span><text:span text:style-name="T33">users</text:span><text:span text:style-name="T35"> </text:span><text:span text:style-name="T33">to</text:span><text:span text:style-name="T35"> </text:span><text:span text:style-name="T33">create</text:span><text:span text:style-name="T35"> </text:span><text:span text:style-name="T33">a</text:span><text:span text:style-name="T35"> </text:span><text:span text:style-name="T33">new</text:span><text:span text:style-name="T35"> </text:span><text:span text:style-name="T33">Prompt</text:span><text:span text:style-name="T35"> </text:span><text:span text:style-name="T33">Engine</text:span><text:span text:style-name="T35"> </text:span><text:span text:style-name="T33">prompt."</text:span></text:p>
      <text:p text:style-name="Standard"><text:span text:style-name="T33">prompt_name</text:span><text:span text:style-name="T35"> </text:span><text:span text:style-name="T33">=</text:span><text:span text:style-name="T35"> </text:span><text:span text:style-name="T33">"&lt;new_prompt_name&gt;"</text:span></text:p>
      <text:p text:style-name="Standard"><text:span text:style-name="T33">prompt_author</text:span><text:span text:style-name="T35"> </text:span><text:span text:style-name="T33">=</text:span><text:span text:style-name="T35"> </text:span><text:span text:style-name="T33">"&lt;new_prompt_author&gt;"</text:span></text:p>
      <text:p text:style-name="Standard"><text:span text:style-name="T33">prompt_version</text:span><text:span text:style-name="T35"> </text:span><text:span text:style-name="T33">=</text:span><text:span text:style-name="T35"> </text:span><text:span text:style-name="T33">"&lt;new_prompt_version&gt;"</text:span></text:p>
      <text:p text:style-name="Standard"><text:span text:style-name="T33">prompt_init</text:span><text:span text:style-name="T35"> </text:span><text:span text:style-name="T33">=</text:span><text:span text:style-name="T35"> </text:span><text:span text:style-name="T33">"&lt;new_prompt_init_description&gt;"</text:span></text:p>
      <text:p text:style-name="Standard"><text:span text:style-name="T33">prompt_format</text:span><text:span text:style-name="T35"> </text:span><text:span text:style-name="T33">=</text:span><text:span text:style-name="T35"> </text:span><text:span text:style-name="T33">"&lt;new_prompt_format&gt;"</text:span></text:p>
      <text:p text:style-name="Standard"><text:span text:style-name="T33">prompt_features_personalization_domains</text:span><text:span text:style-name="T35"> </text:span><text:span text:style-name="T33">=</text:span><text:span text:style-name="T35"> </text:span><text:span text:style-name="T33">"&lt;new_prompt_personalization_domains&gt;"</text:span></text:p>
      <text:p text:style-name="Standard"><text:span text:style-name="T33">prompt_features_personalization_complexity_levels</text:span><text:span text:style-name="T35"> </text:span><text:span text:style-name="T33">=</text:span><text:span text:style-name="T35"> </text:span><text:span text:style-name="T33">"&lt;new_prompt_personalization_complexity_levels&gt;"</text:span></text:p>
      <text:p text:style-name="Standard"><text:span text:style-name="T33">prompt_features_personalization_interaction_styles</text:span><text:span text:style-name="T35"> </text:span><text:span text:style-name="T33">=</text:span><text:span text:style-name="T35"> </text:span><text:span text:style-name="T33">"&lt;new_prompt_personalization_interaction_styles&gt;"</text:span></text:p>
      <text:p text:style-name="Standard"><text:span text:style-name="T33">prompt_features_personalization_presentation_styles</text:span><text:span text:style-name="T35"> </text:span><text:span text:style-name="T33">=</text:span><text:span text:style-name="T35"> </text:span><text:span text:style-name="T33">"&lt;new_prompt_personalization_presentation_styles&gt;"</text:span></text:p>
      <text:p text:style-name="Standard"><text:span text:style-name="T33">prompt_features_personalization_tone_styles</text:span><text:span text:style-name="T35"> </text:span><text:span text:style-name="T33">=</text:span><text:span text:style-name="T35"> </text:span><text:span text:style-name="T33">"&lt;new_prompt_personalization_tone_styles&gt;"</text:span></text:p>
      <text:p text:style-name="Standard"><text:span text:style-name="T33">prompt_features_personalization_structuring_frameworks</text:span><text:span text:style-name="T35"> </text:span><text:span text:style-name="T33">=</text:span><text:span text:style-name="T35"> </text:span><text:span text:style-name="T33">"&lt;new_prompt_personalization_structuring_frameworks&gt;"</text:span></text:p>
      <text:p text:style-name="Standard"><text:span text:style-name="T33">prompt_features_plugins</text:span><text:span text:style-name="T35"> </text:span><text:span text:style-name="T33">=</text:span><text:span text:style-name="T35"> </text:span><text:span text:style-name="T33">"&lt;new_prompt_plugins&gt;"</text:span></text:p>
      <text:p text:style-name="Standard"><text:span text:style-name="T33">prompt_features_internet_access_information</text:span><text:span text:style-name="T35"> </text:span><text:span text:style-name="T33">=</text:span><text:span text:style-name="T35"> </text:span><text:span text:style-name="T33">"&lt;new_prompt_internet_access_information&gt;"</text:span></text:p>
      <text:p text:style-name="Standard"><text:span text:style-name="T33">prompt_features_emoji_usage_information</text:span><text:span text:style-name="T35"> </text:span><text:span text:style-name="T33">=</text:span><text:span text:style-name="T35"> </text:span><text:span text:style-name="T33">"&lt;new_prompt_emoji_usage_information&gt;"</text:span></text:p>
      <text:p text:style-name="Standard"><text:span text:style-name="T33">prompt_features_python_enabled_information</text:span><text:span text:style-name="T35"> </text:span><text:span text:style-name="T33">=</text:span><text:span text:style-name="T35"> </text:span><text:span text:style-name="T33">"&lt;new_prompt_python_enabled_information&gt;"</text:span></text:p>
      <text:p text:style-name="Standard"><text:soft-page-break/><text:span text:style-name="T33">prompt_commands_prefix</text:span><text:span text:style-name="T35"> </text:span><text:span text:style-name="T33">=</text:span><text:span text:style-name="T35"> </text:span><text:span text:style-name="T33">"&lt;new_prompt_commands_prefix&gt;"</text:span></text:p>
      <text:p text:style-name="Standard"><text:span text:style-name="T33">prompt_commands_help_command_description</text:span><text:span text:style-name="T35"> </text:span><text:span text:style-name="T33">=</text:span><text:span text:style-name="T35"> </text:span><text:span text:style-name="T33">"&lt;new_prompt_commands_help_command_description&gt;"</text:span></text:p>
      <text:p text:style-name="Standard"><text:span text:style-name="T33">prompt_commands_feedback_command_description</text:span><text:span text:style-name="T35"> </text:span><text:span text:style-name="T33">=</text:span><text:span text:style-name="T35"> </text:span><text:span text:style-name="T33">"&lt;new_prompt_commands_feedback_command_description&gt;"</text:span></text:p>
      <text:p text:style-name="Standard"><text:span text:style-name="T33">prompt_commands_test_command_description</text:span><text:span text:style-name="T35"> </text:span><text:span text:style-name="T33">=</text:span><text:span text:style-name="T35"> </text:span><text:span text:style-name="T33">"&lt;new_prompt_commands_test_command_description&gt;"</text:span></text:p>
      <text:p text:style-name="Standard"><text:span text:style-name="T33">prompt_commands_config_command_description</text:span><text:span text:style-name="T35"> </text:span><text:span text:style-name="T33">=</text:span><text:span text:style-name="T35"> </text:span><text:span text:style-name="T33">"&lt;new_prompt_commands_config_command_description&gt;"</text:span></text:p>
      <text:p text:style-name="Standard"><text:span text:style-name="T33">prompt_commands_plan_command_description</text:span><text:span text:style-name="T35"> </text:span><text:span text:style-name="T33">=</text:span><text:span text:style-name="T35"> </text:span><text:span text:style-name="T33">"&lt;new_prompt_commands_plan_command_description&gt;"</text:span></text:p>
      <text:p text:style-name="Standard"><text:span text:style-name="T33">prompt_commands_search_command_description</text:span><text:span text:style-name="T35"> </text:span><text:span text:style-name="T33">=</text:span><text:span text:style-name="T35"> </text:span><text:span text:style-name="T33">"&lt;new_prompt_commands_search_command_description&gt;"</text:span></text:p>
      <text:p text:style-name="Standard"><text:span text:style-name="T33">prompt_commands_start_command_description</text:span><text:span text:style-name="T35"> </text:span><text:span text:style-name="T33">=</text:span><text:span text:style-name="T35"> </text:span><text:span text:style-name="T33">"&lt;new_prompt_commands_start_command_description&gt;"</text:span></text:p>
      <text:p text:style-name="Standard"><text:span text:style-name="T33">prompt_commands_stop_command_description</text:span><text:span text:style-name="T35"> </text:span><text:span text:style-name="T33">=</text:span><text:span text:style-name="T35"> </text:span><text:span text:style-name="T33">"&lt;new_prompt_commands_stop_command_description&gt;"</text:span></text:p>
      <text:p text:style-name="Standard"><text:span text:style-name="T33">prompt_commands_continue_command_description</text:span><text:span text:style-name="T35"> </text:span><text:span text:style-name="T33">=</text:span><text:span text:style-name="T35"> </text:span><text:span text:style-name="T33">"&lt;new_prompt_commands_continue_command_description&gt;"</text:span></text:p>
      <text:p text:style-name="Standard"><text:span text:style-name="T33">prompt_commands_self_eval_command_description</text:span><text:span text:style-name="T35"> </text:span><text:span text:style-name="T33">=</text:span><text:span text:style-name="T35"> </text:span><text:span text:style-name="T33">"&lt;new_prompt_commands_self_eval_command_description&gt;"</text:span></text:p>
      <text:p text:style-name="Standard"><text:span text:style-name="T33">prompt_commands_save_command_description</text:span><text:span text:style-name="T35"> </text:span><text:span text:style-name="T33">=</text:span><text:span text:style-name="T35"> </text:span><text:span text:style-name="T33">"&lt;new_prompt_commands_save_command_description&gt;"</text:span></text:p>
      <text:p text:style-name="Standard"><text:span text:style-name="T33">prompt_commands_load_command_description</text:span><text:span text:style-name="T35"> </text:span><text:span text:style-name="T33">=</text:span><text:span text:style-name="T35"> </text:span><text:span text:style-name="T33">"&lt;new_prompt_commands_load_command_description&gt;"</text:span></text:p>
      <text:p text:style-name="Standard"><text:span text:style-name="T33">prompt_commands_reset_command_description</text:span><text:span text:style-name="T35"> </text:span><text:span text:style-name="T33">=</text:span><text:span text:style-name="T35"> </text:span><text:span text:style-name="T33">"&lt;new_prompt_commands_reset_command_description&gt;"</text:span></text:p>
      <text:p text:style-name="Standard"><text:span text:style-name="T33">prompt_commands_status_command_description</text:span><text:span text:style-name="T35"> </text:span><text:span text:style-name="T33">=</text:span><text:span text:style-name="T35"> </text:span><text:span text:style-name="T33">"&lt;new_prompt_commands_status_command_description&gt;"</text:span></text:p>
      <text:p text:style-name="Standard"></text:p>
      <text:p text:style-name="Heading_20_3"><text:bookmark text:name="_ybn2fbp163a5"/>Examples</text:p>
      <text:p text:style-name="Heading_20_4"><text:bookmark text:name="_9yjxg2enk8gq"/>Simple Example</text:p>
      <text:p text:style-name="Standard">In this simple example, we demonstrate how to create a basic prompt that allows users to choose their area of interest and receive content based on their selection.</text:p>
      <text:p text:style-name="Standard"/>
      <text:p text:style-name="P357"/>
      <text:p text:style-name="Standard"><text:span text:style-name="T32">[prompt]</text:span></text:p>
      <text:p text:style-name="Standard"><text:span text:style-name="T32">Author</text:span> <text:span text:style-name="T32">=</text:span> <text:span text:style-name="T32">"rUv"</text:span></text:p>
      <text:p text:style-name="Standard"><text:span text:style-name="T32">name</text:span> <text:span text:style-name="T32">=</text:span> <text:span text:style-name="T32">"Area</text:span> <text:span text:style-name="T32">of</text:span> <text:span text:style-name="T32">Interest</text:span> <text:span text:style-name="T32">Selector"</text:span></text:p>
      <text:p text:style-name="Standard"><text:span text:style-name="T32">forked_from</text:span> <text:span text:style-name="T32">=</text:span> <text:span text:style-name="T32">"ruvnet"</text:span></text:p>
      <text:p text:style-name="Standard"><text:span text:style-name="T32">version</text:span> <text:span text:style-name="T32">=</text:span> <text:span text:style-name="T32">"1.0"</text:span></text:p>
      <text:p text:style-name="Standard"/>
      <text:p text:style-name="Standard"><text:span text:style-name="T32">#</text:span> <text:span text:style-name="T32">initial</text:span> <text:span text:style-name="T32">prompt</text:span></text:p>
      <text:p text:style-name="Standard"><text:span text:style-name="T32">#</text:span> <text:span text:style-name="T32">Purpose:</text:span> <text:span text:style-name="T32">The</text:span> <text:span text:style-name="T32">initial</text:span> <text:span text:style-name="T32">prompt</text:span> <text:span text:style-name="T32">welcomes</text:span> <text:span text:style-name="T32">the</text:span> <text:span text:style-name="T32">user</text:span> <text:span text:style-name="T32">to</text:span> <text:span text:style-name="T32">the</text:span> <text:span text:style-name="T32">Area</text:span> <text:span text:style-name="T32">of</text:span> <text:span text:style-name="T32">Interest</text:span> <text:span text:style-name="T32">Selector</text:span> <text:span text:style-name="T32">and</text:span> <text:span text:style-name="T32">explains</text:span> <text:span text:style-name="T32">the</text:span> <text:span text:style-name="T32">purpose</text:span> <text:span text:style-name="T32">of</text:span> <text:span text:style-name="T32">the</text:span> <text:span text:style-name="T32">bot.</text:span></text:p>
      <text:p text:style-name="Standard"><text:span text:style-name="T32">#</text:span> <text:span text:style-name="T32">It</text:span> <text:span text:style-name="T32">also</text:span> <text:span text:style-name="T32">informs</text:span> <text:span text:style-name="T32">the</text:span> <text:span text:style-name="T32">user</text:span> <text:span text:style-name="T32">that</text:span> <text:span text:style-name="T32">the</text:span> <text:span text:style-name="T32">bot</text:span> <text:span text:style-name="T32">will</text:span> <text:span text:style-name="T32">demonstrate</text:span> <text:span text:style-name="T32">how</text:span> <text:span text:style-name="T32">to</text:span> <text:span text:style-name="T32">create</text:span> <text:span text:style-name="T32">a</text:span> <text:span text:style-name="T32">basic</text:span> <text:span text:style-name="T32">prompt</text:span> <text:span text:style-name="T32">that</text:span> <text:span text:style-name="T32">allows</text:span> <text:span text:style-name="T32">users</text:span> <text:span text:style-name="T32">to</text:span> <text:span text:style-name="T32">choose</text:span> <text:span text:style-name="T32">their</text:span> <text:span text:style-name="T32">area</text:span> <text:span text:style-name="T32">of</text:span> <text:span text:style-name="T32">interest</text:span> <text:span text:style-name="T32">and</text:span> <text:span text:style-name="T32">receive</text:span> <text:span text:style-name="T32">content</text:span> <text:span text:style-name="T32">based</text:span> <text:span text:style-name="T32">on</text:span> <text:span text:style-name="T32">their</text:span> <text:span text:style-name="T32">selection.</text:span></text:p>
      <text:p text:style-name="Standard"><text:soft-page-break/><text:span text:style-name="T32">init</text:span> <text:span text:style-name="T32">=</text:span> <text:span text:style-name="T32">"Welcome</text:span> <text:span text:style-name="T32">to</text:span> <text:span text:style-name="T32">the</text:span> <text:span text:style-name="T32">Area</text:span> <text:span text:style-name="T32">of</text:span> <text:span text:style-name="T32">Interest</text:span> <text:span text:style-name="T32">Selector.</text:span> <text:span text:style-name="T32">This</text:span> <text:span text:style-name="T32">bot</text:span> <text:span text:style-name="T32">will</text:span> <text:span text:style-name="T32">demonstrate</text:span> <text:span text:style-name="T32">how</text:span> <text:span text:style-name="T32">to</text:span> <text:span text:style-name="T32">create</text:span> <text:span text:style-name="T32">a</text:span> <text:span text:style-name="T32">basic</text:span> <text:span text:style-name="T32">prompt</text:span> <text:span text:style-name="T32">that</text:span> <text:span text:style-name="T32">allows</text:span> <text:span text:style-name="T32">users</text:span> <text:span text:style-name="T32">to</text:span> <text:span text:style-name="T32">choose</text:span> <text:span text:style-name="T32">their</text:span> <text:span text:style-name="T32">area</text:span> <text:span text:style-name="T32">of</text:span> <text:span text:style-name="T32">interest</text:span> <text:span text:style-name="T32">and</text:span> <text:span text:style-name="T32">receive</text:span> <text:span text:style-name="T32">content</text:span> <text:span text:style-name="T32">based</text:span> <text:span text:style-name="T32">on</text:span> <text:span text:style-name="T32">their</text:span> <text:span text:style-name="T32">selection.</text:span> <text:span text:style-name="T32">Let's</text:span> <text:span text:style-name="T32">get</text:span> <text:span text:style-name="T32">started!"</text:span></text:p>
      <text:p text:style-name="Standard"/>
      <text:p text:style-name="Standard"><text:span text:style-name="T32">[prompt.features.personalization.domains]</text:span></text:p>
      <text:p text:style-name="Standard"><text:span text:style-name="T32">Description</text:span> <text:span text:style-name="T32">=</text:span> <text:span text:style-name="T32">"Choose</text:span> <text:span text:style-name="T32">your</text:span> <text:span text:style-name="T32">area</text:span> <text:span text:style-name="T32">of</text:span> <text:span text:style-name="T32">interest."</text:span></text:p>
      <text:p text:style-name="Standard"><text:span text:style-name="T32">Domain_A</text:span> <text:span text:style-name="T32">=</text:span> <text:span text:style-name="T32">"Science"</text:span></text:p>
      <text:p text:style-name="Standard"><text:span text:style-name="T32">Domain_B</text:span> <text:span text:style-name="T32">=</text:span> <text:span text:style-name="T32">"History"</text:span></text:p>
      <text:p text:style-name="Standard"/>
      <text:p text:style-name="Standard"><text:span text:style-name="T32">[prompt.commands.commands]</text:span></text:p>
      <text:p text:style-name="Standard"><text:span text:style-name="T32">Description</text:span> <text:span text:style-name="T32">=</text:span> <text:span text:style-name="T32">"Available</text:span> <text:span text:style-name="T32">commands."</text:span></text:p>
      <text:p text:style-name="Standard"><text:span text:style-name="T32">help</text:span> <text:span text:style-name="T32">=</text:span> <text:span text:style-name="T32">"Get</text:span> <text:span text:style-name="T32">help."</text:span></text:p>
      <text:p text:style-name="Standard"><text:span text:style-name="T32">choose_domain</text:span> <text:span text:style-name="T32">=</text:span> <text:span text:style-name="T32">"Choose</text:span> <text:span text:style-name="T32">your</text:span> <text:span text:style-name="T32">area</text:span> <text:span text:style-name="T32">of</text:span> <text:span text:style-name="T32">interest."</text:span></text:p>
      <text:p text:style-name="Standard"></text:p>
      <text:p text:style-name="Heading_20_3"><text:bookmark text:name="_h618hvvn5bqy"/>Advanced Example</text:p>
      <text:p text:style-name="Standard">In this advanced example, we demonstrate how to create a more complex prompt that includes additional personalization options, such as content complexity and interaction styles.</text:p>
      <text:p text:style-name="P357"/>
      <text:p text:style-name="Standard"><text:span text:style-name="T32">[prompt]</text:span></text:p>
      <text:p text:style-name="Standard"><text:span text:style-name="T32">Author</text:span> <text:span text:style-name="T32">=</text:span> <text:span text:style-name="T32">"rUv"</text:span></text:p>
      <text:p text:style-name="Standard"><text:span text:style-name="T32">name</text:span> <text:span text:style-name="T32">=</text:span> <text:span text:style-name="T32">"Advanced</text:span> <text:span text:style-name="T32">Prompt</text:span> <text:span text:style-name="T32">Engine</text:span> <text:span text:style-name="T32">Template</text:span> <text:span text:style-name="T32">Creator"</text:span></text:p>
      <text:p text:style-name="Standard"><text:span text:style-name="T32">forked_from</text:span> <text:span text:style-name="T32">=</text:span> <text:span text:style-name="T32">"ruvnet"</text:span></text:p>
      <text:p text:style-name="Standard"><text:span text:style-name="T32">version</text:span> <text:span text:style-name="T32">=</text:span> <text:span text:style-name="T32">"1.0"</text:span></text:p>
      <text:p text:style-name="Standard"/>
      <text:p text:style-name="Standard"><text:span text:style-name="T32">#</text:span> <text:span text:style-name="T32">initial</text:span> <text:span text:style-name="T32">prompt</text:span></text:p>
      <text:p text:style-name="Standard"><text:span text:style-name="T32">init</text:span> <text:span text:style-name="T32">=</text:span> <text:span text:style-name="T32">"Welcome</text:span> <text:span text:style-name="T32">to</text:span> <text:span text:style-name="T32">the</text:span> <text:span text:style-name="T32">Advanced</text:span> <text:span text:style-name="T32">Prompt</text:span> <text:span text:style-name="T32">Engine</text:span> <text:span text:style-name="T32">Template</text:span> <text:span text:style-name="T32">Creator.</text:span> <text:span text:style-name="T32">This</text:span> <text:span text:style-name="T32">bot</text:span> <text:span text:style-name="T32">will</text:span> <text:span text:style-name="T32">help</text:span> <text:span text:style-name="T32">you</text:span> <text:span text:style-name="T32">create</text:span> <text:span text:style-name="T32">a</text:span> <text:span text:style-name="T32">new</text:span> <text:span text:style-name="T32">Prompt</text:span> <text:span text:style-name="T32">Engine</text:span> <text:span text:style-name="T32">prompt</text:span> <text:span text:style-name="T32">with</text:span> <text:span text:style-name="T32">custom</text:span> <text:span text:style-name="T32">domain</text:span> <text:span text:style-name="T32">and</text:span> <text:span text:style-name="T32">use-specific</text:span> <text:span text:style-name="T32">templates.</text:span> <text:span text:style-name="T32">Let's</text:span> <text:span text:style-name="T32">get</text:span> <text:span text:style-name="T32">started!"</text:span></text:p>
      <text:p text:style-name="Standard"/>
      <text:p text:style-name="Standard"><text:span text:style-name="T32">[prompt.features.personalization]</text:span></text:p>
      <text:p text:style-name="Standard"><text:span text:style-name="T32">Description</text:span> <text:span text:style-name="T32">=</text:span> <text:span text:style-name="T32">"Personalized</text:span> <text:span text:style-name="T32">settings."</text:span></text:p>
      <text:p text:style-name="Standard"/>
      <text:p text:style-name="Standard"><text:span text:style-name="T32">[prompt.features.personalization.domains]</text:span></text:p>
      <text:p text:style-name="Standard"><text:span text:style-name="T32">Description</text:span> <text:span text:style-name="T32">=</text:span> <text:span text:style-name="T32">"Choose</text:span> <text:span text:style-name="T32">your</text:span> <text:span text:style-name="T32">area</text:span> <text:span text:style-name="T32">of</text:span> <text:span text:style-name="T32">interest."</text:span></text:p>
      <text:p text:style-name="Standard"><text:span text:style-name="T32">Domain_A</text:span> <text:span text:style-name="T32">=</text:span> <text:span text:style-name="T32">"Science"</text:span></text:p>
      <text:p text:style-name="Standard"><text:soft-page-break/><text:span text:style-name="T32">Domain_B</text:span> <text:span text:style-name="T32">=</text:span> <text:span text:style-name="T32">"History"</text:span></text:p>
      <text:p text:style-name="Standard"/>
      <text:p text:style-name="Standard"><text:span text:style-name="T32">[prompt.features.personalization.complexity]</text:span></text:p>
      <text:p text:style-name="Standard"><text:span text:style-name="T32">description</text:span> <text:span text:style-name="T32">=</text:span> <text:span text:style-name="T32">"Choose</text:span> <text:span text:style-name="T32">content</text:span> <text:span text:style-name="T32">complexity</text:span> <text:span text:style-name="T32">level."</text:span></text:p>
      <text:p text:style-name="Standard"><text:span text:style-name="T32">Level_1</text:span> <text:span text:style-name="T32">=</text:span> <text:span text:style-name="T32">"Basic"</text:span></text:p>
      <text:p text:style-name="Standard"><text:span text:style-name="T32">Level_10</text:span> <text:span text:style-name="T32">=</text:span> <text:span text:style-name="T32">"Advanced"</text:span></text:p>
      <text:p text:style-name="Standard"/>
      <text:p text:style-name="Standard"><text:span text:style-name="T32">[prompt.features.personalization.interaction_styles]</text:span></text:p>
      <text:p text:style-name="Standard"><text:span text:style-name="T32">Description</text:span> <text:span text:style-name="T32">=</text:span> <text:span text:style-name="T32">"Choose</text:span> <text:span text:style-name="T32">interaction</text:span> <text:span text:style-name="T32">style."</text:span></text:p>
      <text:p text:style-name="Standard"><text:span text:style-name="T32">Style_A</text:span> <text:span text:style-name="T32">=</text:span> <text:span text:style-name="T32">"Text-based"</text:span></text:p>
      <text:p text:style-name="Standard"><text:span text:style-name="T32">Style_B</text:span> <text:span text:style-name="T32">=</text:span> <text:span text:style-name="T32">"Voice-based"</text:span></text:p>
      <text:p text:style-name="Standard"/>
      <text:p text:style-name="Standard"><text:span text:style-name="T32">[prompt.commands]</text:span></text:p>
      <text:p text:style-name="Standard"><text:span text:style-name="T32">Description</text:span> <text:span text:style-name="T32">=</text:span> <text:span text:style-name="T32">"Available</text:span> <text:span text:style-name="T32">commands."</text:span></text:p>
      <text:p text:style-name="Standard"><text:span text:style-name="T32">prefix</text:span> <text:span text:style-name="T32">=</text:span> <text:span text:style-name="T32">"Choose</text:span> <text:span text:style-name="T32">one</text:span> <text:span text:style-name="T32">of</text:span> <text:span text:style-name="T32">the</text:span> <text:span text:style-name="T32">following</text:span> <text:span text:style-name="T32">commands:"</text:span></text:p>
      <text:p text:style-name="Standard"/>
      <text:p text:style-name="Standard"><text:span text:style-name="T32">[prompt.commands.commands]</text:span></text:p>
      <text:p text:style-name="Standard"><text:span text:style-name="T32">help</text:span> <text:span text:style-name="T32">=</text:span> <text:span text:style-name="T32">"Get</text:span> <text:span text:style-name="T32">help."</text:span></text:p>
      <text:p text:style-name="Standard"><text:span text:style-name="T32">choose_domain</text:span> <text:span text:style-name="T32">=</text:span> <text:span text:style-name="T32">"Choose</text:span> <text:span text:style-name="T32">your</text:span> <text:span text:style-name="T32">area</text:span> <text:span text:style-name="T32">of</text:span> <text:span text:style-name="T32">interest."</text:span></text:p>
      <text:p text:style-name="Standard"><text:span text:style-name="T32">choose_complexity</text:span> <text:span text:style-name="T32">=</text:span> <text:span text:style-name="T32">"Choose</text:span> <text:span text:style-name="T32">content</text:span> <text:span text:style-name="T32">complexity</text:span> <text:span text:style-name="T32">level."</text:span></text:p>
      <text:p text:style-name="Standard"><text:span text:style-name="T32">choose_interaction</text:span> <text:span text:style-name="T32">=</text:span> <text:span text:style-name="T32">"Choose</text:span> <text:span text:style-name="T32">interaction</text:span> <text:span text:style-name="T32">style."</text:span></text:p>
      <text:p text:style-name="P358"/>
      <text:p text:style-name="Standard"></text:p>
      <text:p text:style-name="Heading_20_3"><text:bookmark text:name="_mu19v1s1wwru"/>Educational Platforms</text:p>
      <text:p text:style-name="Standard"># Prompt Engine Template for Educational Platforms</text:p>
      <text:p text:style-name="Standard"/>
      <text:p text:style-name="P357"/>
      <text:p text:style-name="Standard"><text:span text:style-name="T32">[prompt]</text:span></text:p>
      <text:p text:style-name="Standard"><text:span text:style-name="T32">Author</text:span> <text:span text:style-name="T32">=</text:span> <text:span text:style-name="T32">"ChatGPT"</text:span></text:p>
      <text:p text:style-name="Standard"><text:span text:style-name="T32">name</text:span> <text:span text:style-name="T32">=</text:span> <text:span text:style-name="T32">"Educational</text:span> <text:span text:style-name="T32">Platform"</text:span></text:p>
      <text:p text:style-name="Standard"><text:soft-page-break/><text:span text:style-name="T32">version</text:span> <text:span text:style-name="T32">=</text:span> <text:span text:style-name="T32">"1.0.0"</text:span></text:p>
      <text:p text:style-name="Standard"/>
      <text:p text:style-name="Standard"><text:span text:style-name="T32">#</text:span> <text:span text:style-name="T32">initial</text:span> <text:span text:style-name="T32">prompt</text:span></text:p>
      <text:p text:style-name="Standard"><text:span text:style-name="T32">init</text:span> <text:span text:style-name="T32">=</text:span> <text:span text:style-name="T32">"Welcome</text:span> <text:span text:style-name="T32">to</text:span> <text:span text:style-name="T32">the</text:span> <text:span text:style-name="T32">Educational</text:span> <text:span text:style-name="T32">Platform!</text:span> <text:span text:style-name="T32">This</text:span> <text:span text:style-name="T32">bot</text:span> <text:span text:style-name="T32">will</text:span> <text:span text:style-name="T32">help</text:span> <text:span text:style-name="T32">you</text:span> <text:span text:style-name="T32">personalize</text:span> <text:span text:style-name="T32">your</text:span> <text:span text:style-name="T32">learning</text:span> <text:span text:style-name="T32">experience.</text:span> <text:span text:style-name="T32">Choose</text:span> <text:span text:style-name="T32">your</text:span> <text:span text:style-name="T32">area</text:span> <text:span text:style-name="T32">of</text:span> <text:span text:style-name="T32">interest</text:span> <text:span text:style-name="T32">and</text:span> <text:span text:style-name="T32">adapt</text:span> <text:span text:style-name="T32">to</text:span> <text:span text:style-name="T32">your</text:span> <text:span text:style-name="T32">level</text:span> <text:span text:style-name="T32">of</text:span> <text:span text:style-name="T32">expertise.</text:span> <text:span text:style-name="T32">Let's</text:span> <text:span text:style-name="T32">get</text:span> <text:span text:style-name="T32">started!"</text:span></text:p>
      <text:p text:style-name="Standard"/>
      <text:p text:style-name="Standard"><text:span text:style-name="T32">[prompt.features.personalization]</text:span></text:p>
      <text:p text:style-name="Standard"><text:span text:style-name="T32">Description</text:span> <text:span text:style-name="T32">=</text:span> <text:span text:style-name="T32">"Personalized</text:span> <text:span text:style-name="T32">learning</text:span> <text:span text:style-name="T32">experience."</text:span></text:p>
      <text:p text:style-name="Standard"/>
      <text:p text:style-name="Standard"><text:span text:style-name="T32">[prompt.features.personalization.domains]</text:span></text:p>
      <text:p text:style-name="Standard"><text:span text:style-name="T32">Description</text:span> <text:span text:style-name="T32">=</text:span> <text:span text:style-name="T32">"Choose</text:span> <text:span text:style-name="T32">area</text:span> <text:span text:style-name="T32">of</text:span> <text:span text:style-name="T32">interest."</text:span></text:p>
      <text:p text:style-name="Standard"><text:span text:style-name="T32">Mathematics</text:span> <text:span text:style-name="T32">=</text:span> <text:span text:style-name="T32">"Learn</text:span> <text:span text:style-name="T32">about</text:span> <text:span text:style-name="T32">algebra,</text:span> <text:span text:style-name="T32">calculus,</text:span> <text:span text:style-name="T32">and</text:span> <text:span text:style-name="T32">geometry."</text:span></text:p>
      <text:p text:style-name="Standard"><text:span text:style-name="T32">Science</text:span> <text:span text:style-name="T32">=</text:span> <text:span text:style-name="T32">"Explore</text:span> <text:span text:style-name="T32">physics,</text:span> <text:span text:style-name="T32">chemistry,</text:span> <text:span text:style-name="T32">and</text:span> <text:span text:style-name="T32">biology."</text:span></text:p>
      <text:p text:style-name="Standard"/>
      <text:p text:style-name="Standard"><text:span text:style-name="T32">[prompt.features.personalization.complexity]</text:span></text:p>
      <text:p text:style-name="Standard"><text:span text:style-name="T32">description</text:span> <text:span text:style-name="T32">=</text:span> <text:span text:style-name="T32">"Adapt</text:span> <text:span text:style-name="T32">to</text:span> <text:span text:style-name="T32">learner's</text:span> <text:span text:style-name="T32">level</text:span> <text:span text:style-name="T32">of</text:span> <text:span text:style-name="T32">expertise."</text:span></text:p>
      <text:p text:style-name="Standard"><text:span text:style-name="T32">Level_1</text:span> <text:span text:style-name="T32">=</text:span> <text:span text:style-name="T32">"Basic</text:span> <text:span text:style-name="T32">concepts</text:span> <text:span text:style-name="T32">and</text:span> <text:span text:style-name="T32">general</text:span> <text:span text:style-name="T32">overview."</text:span></text:p>
      <text:p text:style-name="Standard"><text:span text:style-name="T32">Level_10</text:span> <text:span text:style-name="T32">=</text:span> <text:span text:style-name="T32">"Advanced</text:span> <text:span text:style-name="T32">topics</text:span> <text:span text:style-name="T32">and</text:span> <text:span text:style-name="T32">in-depth</text:span> <text:span text:style-name="T32">analysis."</text:span></text:p>
      <text:p text:style-name="Standard"/>
      <text:p text:style-name="Standard"><text:span text:style-name="T32">[prompt.commands]</text:span></text:p>
      <text:p text:style-name="Standard"><text:span text:style-name="T32">Description</text:span> <text:span text:style-name="T32">=</text:span> <text:span text:style-name="T32">"Commands</text:span> <text:span text:style-name="T32">for</text:span> <text:span text:style-name="T32">interaction."</text:span></text:p>
      <text:p text:style-name="Standard"><text:span text:style-name="T32">start</text:span> <text:span text:style-name="T32">=</text:span> <text:span text:style-name="T32">"Start</text:span> <text:span text:style-name="T32">the</text:span> <text:span text:style-name="T32">learning</text:span> <text:span text:style-name="T32">session."</text:span></text:p>
      <text:p text:style-name="Standard"><text:span text:style-name="T32">stop</text:span> <text:span text:style-name="T32">=</text:span> <text:span text:style-name="T32">"End</text:span> <text:span text:style-name="T32">the</text:span> <text:span text:style-name="T32">learning</text:span> <text:span text:style-name="T32">session."</text:span></text:p>
      <text:p text:style-name="Standard"></text:p>
      <text:p text:style-name="Heading_20_3"><text:bookmark text:name="_s1lh9uba7xoc"/>Customer Support</text:p>
      <text:p text:style-name="P357"/>
      <text:p text:style-name="Standard"><text:span text:style-name="T32">[prompt]</text:span></text:p>
      <text:p text:style-name="Standard"><text:span text:style-name="T32">Author</text:span> <text:span text:style-name="T32">=</text:span> <text:span text:style-name="T32">"ChatGPT"</text:span></text:p>
      <text:p text:style-name="Standard"><text:span text:style-name="T32">name</text:span> <text:span text:style-name="T32">=</text:span> <text:span text:style-name="T32">"Customer</text:span> <text:span text:style-name="T32">Support"</text:span></text:p>
      <text:p text:style-name="Standard"><text:span text:style-name="T32">version</text:span> <text:span text:style-name="T32">=</text:span> <text:span text:style-name="T32">"1.0.0"</text:span></text:p>
      <text:p text:style-name="Standard"/>
      <text:p text:style-name="Standard"><text:soft-page-break/><text:span text:style-name="T32">#</text:span> <text:span text:style-name="T32">initial</text:span> <text:span text:style-name="T32">prompt</text:span></text:p>
      <text:p text:style-name="Standard"><text:span text:style-name="T32">init</text:span> <text:span text:style-name="T32">=</text:span> <text:span text:style-name="T32">"Welcome</text:span> <text:span text:style-name="T32">to</text:span> <text:span text:style-name="T32">Customer</text:span> <text:span text:style-name="T32">Support.</text:span> <text:span text:style-name="T32">How</text:span> <text:span text:style-name="T32">may</text:span> <text:span text:style-name="T32">I</text:span> <text:span text:style-name="T32">assist</text:span> <text:span text:style-name="T32">you</text:span> <text:span text:style-name="T32">today?"</text:span></text:p>
      <text:p text:style-name="Standard"/>
      <text:p text:style-name="Standard"><text:span text:style-name="T32">[prompt.features.personalization]</text:span></text:p>
      <text:p text:style-name="Standard"><text:span text:style-name="T32">Description</text:span> <text:span text:style-name="T32">=</text:span> <text:span text:style-name="T32">"Dynamic</text:span> <text:span text:style-name="T32">customer</text:span> <text:span text:style-name="T32">support."</text:span></text:p>
      <text:p text:style-name="Standard"/>
      <text:p text:style-name="Standard"><text:span text:style-name="T32">[prompt.features.personalization.tone_styles]</text:span></text:p>
      <text:p text:style-name="Standard"><text:span text:style-name="T32">Description</text:span> <text:span text:style-name="T32">=</text:span> <text:span text:style-name="T32">"Tone</text:span> <text:span text:style-name="T32">of</text:span> <text:span text:style-name="T32">the</text:span> <text:span text:style-name="T32">support."</text:span></text:p>
      <text:p text:style-name="Standard"><text:span text:style-name="T32">Friendly</text:span> <text:span text:style-name="T32">=</text:span> <text:span text:style-name="T32">"Friendly</text:span> <text:span text:style-name="T32">and</text:span> <text:span text:style-name="T32">approachable</text:span> <text:span text:style-name="T32">tone."</text:span></text:p>
      <text:p text:style-name="Standard"><text:span text:style-name="T32">Formal</text:span> <text:span text:style-name="T32">=</text:span> <text:span text:style-name="T32">"Formal</text:span> <text:span text:style-name="T32">and</text:span> <text:span text:style-name="T32">professional</text:span> <text:span text:style-name="T32">tone."</text:span></text:p>
      <text:p text:style-name="Standard"/>
      <text:p text:style-name="Standard"><text:span text:style-name="T32">[prompt.commands]</text:span></text:p>
      <text:p text:style-name="Standard"><text:span text:style-name="T32">Description</text:span> <text:span text:style-name="T32">=</text:span> <text:span text:style-name="T32">"Commands</text:span> <text:span text:style-name="T32">for</text:span> <text:span text:style-name="T32">assistance."</text:span></text:p>
      <text:p text:style-name="Standard"><text:span text:style-name="T32">help</text:span> <text:span text:style-name="T32">=</text:span> <text:span text:style-name="T32">"Get</text:span> <text:span text:style-name="T32">help</text:span> <text:span text:style-name="T32">with</text:span> <text:span text:style-name="T32">a</text:span> <text:span text:style-name="T32">specific</text:span> <text:span text:style-name="T32">issue."</text:span></text:p>
      <text:p text:style-name="Standard"><text:span text:style-name="T32">feedback</text:span> <text:span text:style-name="T32">=</text:span> <text:span text:style-name="T32">"Provide</text:span> <text:span text:style-name="T32">feedback</text:span> <text:span text:style-name="T32">about</text:span> <text:span text:style-name="T32">the</text:span> <text:span text:style-name="T32">service."</text:span></text:p>
      <text:p text:style-name="Standard"></text:p>
      <text:p text:style-name="Heading_20_3"><text:bookmark text:name="_fybvnjiqkb0z"/>Content Exploration</text:p>
      <text:p text:style-name="P357"/>
      <text:p text:style-name="Standard"><text:span text:style-name="T32">[prompt]</text:span></text:p>
      <text:p text:style-name="Standard"><text:span text:style-name="T32">Author</text:span> <text:span text:style-name="T32">=</text:span> <text:span text:style-name="T32">"ChatGPT"</text:span></text:p>
      <text:p text:style-name="Standard"><text:span text:style-name="T32">name</text:span> <text:span text:style-name="T32">=</text:span> <text:span text:style-name="T32">"Content</text:span> <text:span text:style-name="T32">Exploration"</text:span></text:p>
      <text:p text:style-name="Standard"><text:span text:style-name="T32">version</text:span> <text:span text:style-name="T32">=</text:span> <text:span text:style-name="T32">"1.0.0"</text:span></text:p>
      <text:p text:style-name="Standard"/>
      <text:p text:style-name="Standard"><text:span text:style-name="T32">#</text:span> <text:span text:style-name="T32">initial</text:span> <text:span text:style-name="T32">prompt</text:span></text:p>
      <text:p text:style-name="Standard"><text:span text:style-name="T32">init</text:span> <text:span text:style-name="T32">=</text:span> <text:span text:style-name="T32">"Welcome</text:span> <text:span text:style-name="T32">to</text:span> <text:span text:style-name="T32">the</text:span> <text:span text:style-name="T32">Content</text:span> <text:span text:style-name="T32">Exploration</text:span> <text:span text:style-name="T32">bot.</text:span> <text:span text:style-name="T32">This</text:span> <text:span text:style-name="T32">bot</text:span> <text:span text:style-name="T32">will</text:span> <text:span text:style-name="T32">help</text:span> <text:span text:style-name="T32">you</text:span> <text:span text:style-name="T32">explore</text:span> <text:span text:style-name="T32">different</text:span> <text:span text:style-name="T32">types</text:span> <text:span text:style-name="T32">of</text:span> <text:span text:style-name="T32">content</text:span> <text:span text:style-name="T32">in</text:span> <text:span text:style-name="T32">an</text:span> <text:span text:style-name="T32">interactive</text:span> <text:span text:style-name="T32">way.</text:span> <text:span text:style-name="T32">Let's</text:span> <text:span text:style-name="T32">get</text:span> <text:span text:style-name="T32">started!"</text:span></text:p>
      <text:p text:style-name="Standard"/>
      <text:p text:style-name="Standard"><text:span text:style-name="T32">[prompt.features.personalization]</text:span></text:p>
      <text:p text:style-name="Standard"><text:span text:style-name="T32">Description</text:span> <text:span text:style-name="T32">=</text:span> <text:span text:style-name="T32">"Interactive</text:span> <text:span text:style-name="T32">content</text:span> <text:span text:style-name="T32">exploration."</text:span></text:p>
      <text:p text:style-name="Standard"/>
      <text:p text:style-name="Standard"><text:span text:style-name="T32">[prompt.features.personalization.presentation_styles]</text:span></text:p>
      <text:p text:style-name="Standard"><text:soft-page-break/><text:span text:style-name="T32">Description</text:span> <text:span text:style-name="T32">=</text:span> <text:span text:style-name="T32">"Presentation</text:span> <text:span text:style-name="T32">of</text:span> <text:span text:style-name="T32">content."</text:span></text:p>
      <text:p text:style-name="Standard"><text:span text:style-name="T32">List</text:span> <text:span text:style-name="T32">=</text:span> <text:span text:style-name="T32">"Display</text:span> <text:span text:style-name="T32">content</text:span> <text:span text:style-name="T32">as</text:span> <text:span text:style-name="T32">a</text:span> <text:span text:style-name="T32">list."</text:span></text:p>
      <text:p text:style-name="Standard"><text:span text:style-name="T32">Grid</text:span> <text:span text:style-name="T32">=</text:span> <text:span text:style-name="T32">"Display</text:span> <text:span text:style-name="T32">content</text:span> <text:span text:style-name="T32">in</text:span> <text:span text:style-name="T32">a</text:span> <text:span text:style-name="T32">grid</text:span> <text:span text:style-name="T32">layout."</text:span></text:p>
      <text:p text:style-name="Standard"/>
      <text:p text:style-name="Standard"><text:span text:style-name="T32">[prompt.commands]</text:span></text:p>
      <text:p text:style-name="Standard"><text:span text:style-name="T32">Description</text:span> <text:span text:style-name="T32">=</text:span> <text:span text:style-name="T32">"Commands</text:span> <text:span text:style-name="T32">for</text:span> <text:span text:style-name="T32">navigation."</text:span></text:p>
      <text:p text:style-name="Standard"><text:span text:style-name="T32">next</text:span> <text:span text:style-name="T32">=</text:span> <text:span text:style-name="T32">"Go</text:span> <text:span text:style-name="T32">to</text:span> <text:span text:style-name="T32">the</text:span> <text:span text:style-name="T32">next</text:span> <text:span text:style-name="T32">page</text:span> <text:span text:style-name="T32">of</text:span> <text:span text:style-name="T32">content."</text:span></text:p>
      <text:p text:style-name="Standard"><text:span text:style-name="T32">previous</text:span> <text:span text:style-name="T32">=</text:span> <text:span text:style-name="T32">"Go</text:span> <text:span text:style-name="T32">to</text:span> <text:span text:style-name="T32">the</text:span> <text:span text:style-name="T32">previous</text:span> <text:span text:style-name="T32">page</text:span> <text:span text:style-name="T32">of</text:span> <text:span text:style-name="T32">content."</text:span></text:p>
      <text:p text:style-name="Standard"><text:span text:style-name="T32">search</text:span> <text:span text:style-name="T32">=</text:span> <text:span text:style-name="T32">"Search</text:span> <text:span text:style-name="T32">for</text:span> <text:span text:style-name="T32">specific</text:span> <text:span text:style-name="T32">content."</text:span></text:p>
      <text:p text:style-name="Standard"></text:p>
      <text:p text:style-name="Heading_20_3"><text:bookmark text:name="_v2k858oqikbt"/>Virtual Assistants</text:p>
      <text:p text:style-name="P357"/>
      <text:p text:style-name="Standard"><text:span text:style-name="T32">[prompt]</text:span></text:p>
      <text:p text:style-name="Standard"><text:span text:style-name="T32">name</text:span> <text:span text:style-name="T32">=</text:span> <text:span text:style-name="T32">"Virtual</text:span> <text:span text:style-name="T32">Assistant"</text:span></text:p>
      <text:p text:style-name="Standard"><text:span text:style-name="T32">author</text:span> <text:span text:style-name="T32">=</text:span> <text:span text:style-name="T32">"ChatGPT"</text:span></text:p>
      <text:p text:style-name="Standard"><text:span text:style-name="T32">version</text:span> <text:span text:style-name="T32">=</text:span> <text:span text:style-name="T32">"1.0.0"</text:span></text:p>
      <text:p text:style-name="Standard"/>
      <text:p text:style-name="Standard"><text:span text:style-name="T32">#</text:span> <text:span text:style-name="T32">initial</text:span> <text:span text:style-name="T32">prompt</text:span></text:p>
      <text:p text:style-name="Standard"><text:span text:style-name="T32">init</text:span> <text:span text:style-name="T32">=</text:span> <text:span text:style-name="T32">"Welcome</text:span> <text:span text:style-name="T32">to</text:span> <text:span text:style-name="T32">Virtual</text:span> <text:span text:style-name="T32">Assistant.</text:span> <text:span text:style-name="T32">This</text:span> <text:span text:style-name="T32">bot</text:span> <text:span text:style-name="T32">provides</text:span> <text:span text:style-name="T32">personalized</text:span> <text:span text:style-name="T32">virtual</text:span> <text:span text:style-name="T32">assistance</text:span> <text:span text:style-name="T32">with</text:span> <text:span text:style-name="T32">conversational</text:span> <text:span text:style-name="T32">or</text:span> <text:span text:style-name="T32">command-based</text:span> <text:span text:style-name="T32">interaction.</text:span> <text:span text:style-name="T32">How</text:span> <text:span text:style-name="T32">can</text:span> <text:span text:style-name="T32">I</text:span> <text:span text:style-name="T32">assist</text:span> <text:span text:style-name="T32">you?"</text:span></text:p>
      <text:p text:style-name="Standard"/>
      <text:p text:style-name="Standard"><text:span text:style-name="T32">[prompt.features.personalization]</text:span></text:p>
      <text:p text:style-name="Standard"><text:span text:style-name="T32">Description</text:span> <text:span text:style-name="T32">=</text:span> <text:span text:style-name="T32">"Personalized</text:span> <text:span text:style-name="T32">virtual</text:span> <text:span text:style-name="T32">assistance."</text:span></text:p>
      <text:p text:style-name="Standard"/>
      <text:p text:style-name="Standard"><text:span text:style-name="T32">[prompt.features.personalization.interaction_styles]</text:span></text:p>
      <text:p text:style-name="Standard"><text:span text:style-name="T32">Description</text:span> <text:span text:style-name="T32">=</text:span> <text:span text:style-name="T32">"Interaction</text:span> <text:span text:style-name="T32">style</text:span> <text:span text:style-name="T32">with</text:span> <text:span text:style-name="T32">the</text:span> <text:span text:style-name="T32">virtual</text:span> <text:span text:style-name="T32">assistant."</text:span></text:p>
      <text:p text:style-name="Standard"><text:span text:style-name="T32">Conversational</text:span> <text:span text:style-name="T32">=</text:span> <text:span text:style-name="T32">"Conversational</text:span> <text:span text:style-name="T32">and</text:span> <text:span text:style-name="T32">natural</text:span> <text:span text:style-name="T32">language</text:span> <text:span text:style-name="T32">interaction."</text:span></text:p>
      <text:p text:style-name="Standard"><text:span text:style-name="T32">Command_Based</text:span> <text:span text:style-name="T32">=</text:span> <text:span text:style-name="T32">"Command-based</text:span> <text:span text:style-name="T32">interaction</text:span> <text:span text:style-name="T32">with</text:span> <text:span text:style-name="T32">specific</text:span> <text:span text:style-name="T32">keywords."</text:span></text:p>
      <text:p text:style-name="Standard"/>
      <text:p text:style-name="Standard"><text:span text:style-name="T32">[prompt.commands]</text:span></text:p>
      <text:p text:style-name="Standard"><text:span text:style-name="T32">Description</text:span> <text:span text:style-name="T32">=</text:span> <text:span text:style-name="T32">"Commands</text:span> <text:span text:style-name="T32">for</text:span> <text:span text:style-name="T32">virtual</text:span> <text:span text:style-name="T32">assistant."</text:span></text:p>
      <text:p text:style-name="Standard"><text:soft-page-break/><text:span text:style-name="T32">ask</text:span> <text:span text:style-name="T32">=</text:span> <text:span text:style-name="T32">"Ask</text:span> <text:span text:style-name="T32">a</text:span> <text:span text:style-name="T32">question</text:span> <text:span text:style-name="T32">to</text:span> <text:span text:style-name="T32">the</text:span> <text:span text:style-name="T32">virtual</text:span> <text:span text:style-name="T32">assistant."</text:span></text:p>
      <text:p text:style-name="Standard"><text:span text:style-name="T32">reminder</text:span> <text:span text:style-name="T32">=</text:span> <text:span text:style-name="T32">"Set</text:span> <text:span text:style-name="T32">a</text:span> <text:span text:style-name="T32">reminder</text:span> <text:span text:style-name="T32">or</text:span> <text:span text:style-name="T32">schedule</text:span> <text:span text:style-name="T32">an</text:span> <text:span text:style-name="T32">event."</text:span></text:p>
      <text:p text:style-name="Standard"></text:p>
      <text:p text:style-name="Heading_20_3"><text:bookmark text:name="_sgxfauibsrcn"/>Interactive Narratives</text:p>
      <text:p text:style-name="P357"/>
      <text:p text:style-name="Standard"><text:span text:style-name="T32">[prompt]</text:span></text:p>
      <text:p text:style-name="Standard"><text:span text:style-name="T32">name</text:span> <text:span text:style-name="T32">=</text:span> <text:span text:style-name="T32">"Interactive</text:span> <text:span text:style-name="T32">Narrative"</text:span></text:p>
      <text:p text:style-name="Standard"><text:span text:style-name="T32">version</text:span> <text:span text:style-name="T32">=</text:span> <text:span text:style-name="T32">"1.0.0"</text:span></text:p>
      <text:p text:style-name="Standard"><text:span text:style-name="T32">Author</text:span> <text:span text:style-name="T32">=</text:span> <text:span text:style-name="T32">"ChatGPT"</text:span></text:p>
      <text:p text:style-name="Standard"><text:span text:style-name="T32">forked_from</text:span> <text:span text:style-name="T32">=</text:span> <text:span text:style-name="T32">""</text:span></text:p>
      <text:p text:style-name="Standard"><text:span text:style-name="T32">init</text:span> <text:span text:style-name="T32">=</text:span> <text:span text:style-name="T32">"Welcome</text:span> <text:span text:style-name="T32">to</text:span> <text:span text:style-name="T32">the</text:span> <text:span text:style-name="T32">Interactive</text:span> <text:span text:style-name="T32">Narrative</text:span> <text:span text:style-name="T32">Bot.</text:span> <text:span text:style-name="T32">This</text:span> <text:span text:style-name="T32">bot</text:span> <text:span text:style-name="T32">will</text:span> <text:span text:style-name="T32">take</text:span> <text:span text:style-name="T32">you</text:span> <text:span text:style-name="T32">through</text:span> <text:span text:style-name="T32">a</text:span> <text:span text:style-name="T32">narrative</text:span> <text:span text:style-name="T32">adventure,</text:span> <text:span text:style-name="T32">where</text:span> <text:span text:style-name="T32">you</text:span> <text:span text:style-name="T32">can</text:span> <text:span text:style-name="T32">make</text:span> <text:span text:style-name="T32">choices</text:span> <text:span text:style-name="T32">and</text:span> <text:span text:style-name="T32">create</text:span> <text:span text:style-name="T32">your</text:span> <text:span text:style-name="T32">own</text:span> <text:span text:style-name="T32">story.</text:span> <text:span text:style-name="T32">Let's</text:span> <text:span text:style-name="T32">get</text:span> <text:span text:style-name="T32">started!"</text:span></text:p>
      <text:p text:style-name="Standard"/>
      <text:p text:style-name="Standard"><text:span text:style-name="T32">[prompt.features.personalization]</text:span></text:p>
      <text:p text:style-name="Standard"><text:span text:style-name="T32">Description</text:span> <text:span text:style-name="T32">=</text:span> <text:span text:style-name="T32">"Interactive</text:span> <text:span text:style-name="T32">storytelling</text:span> <text:span text:style-name="T32">experience."</text:span></text:p>
      <text:p text:style-name="Standard"/>
      <text:p text:style-name="Standard"><text:span text:style-name="T32">[prompt.features.personalization.branches]</text:span></text:p>
      <text:p text:style-name="Standard"><text:span text:style-name="T32">Description</text:span> <text:span text:style-name="T32">=</text:span> <text:span text:style-name="T32">"Branching</text:span> <text:span text:style-name="T32">narrative</text:span> <text:span text:style-name="T32">paths."</text:span></text:p>
      <text:p text:style-name="Standard"><text:span text:style-name="T32">Path_A</text:span> <text:span text:style-name="T32">=</text:span> <text:span text:style-name="T32">"Follow</text:span> <text:span text:style-name="T32">the</text:span> <text:span text:style-name="T32">first</text:span> <text:span text:style-name="T32">narrative</text:span> <text:span text:style-name="T32">path."</text:span></text:p>
      <text:p text:style-name="Standard"><text:span text:style-name="T32">Path_B</text:span> <text:span text:style-name="T32">=</text:span> <text:span text:style-name="T32">"Follow</text:span> <text:span text:style-name="T32">the</text:span> <text:span text:style-name="T32">second</text:span> <text:span text:style-name="T32">narrative</text:span> <text:span text:style-name="T32">path."</text:span></text:p>
      <text:p text:style-name="Standard"/>
      <text:p text:style-name="Standard"><text:span text:style-name="T32">[prompt.commands]</text:span></text:p>
      <text:p text:style-name="Standard"><text:span text:style-name="T32">Description</text:span> <text:span text:style-name="T32">=</text:span> <text:span text:style-name="T32">"Commands</text:span> <text:span text:style-name="T32">for</text:span> <text:span text:style-name="T32">interactive</text:span> <text:span text:style-name="T32">narrative."</text:span></text:p>
      <text:p text:style-name="Standard"><text:span text:style-name="T32">choose</text:span> <text:span text:style-name="T32">=</text:span> <text:span text:style-name="T32">"Make</text:span> <text:span text:style-name="T32">a</text:span> <text:span text:style-name="T32">choice</text:span> <text:span text:style-name="T32">in</text:span> <text:span text:style-name="T32">the</text:span> <text:span text:style-name="T32">narrative."</text:span></text:p>
      <text:p text:style-name="Standard"><text:span text:style-name="T32">continue</text:span> <text:span text:style-name="T32">=</text:span> <text:span text:style-name="T32">"Continue</text:span> <text:span text:style-name="T32">to</text:span> <text:span text:style-name="T32">the</text:span> <text:span text:style-name="T32">next</text:span> <text:span text:style-name="T32">part</text:span> <text:span text:style-name="T32">of</text:span> <text:span text:style-name="T32">the</text:span> <text:span text:style-name="T32">story."</text:span></text:p>
      <text:p text:style-name="Standard"></text:p>
      <text:p text:style-name="Heading_20_3"><text:bookmark text:name="_u5o1ae25mxmt"/>Persona and Character Creator</text:p>
      <text:p text:style-name="P357"/>
      <text:p text:style-name="Standard"><text:span text:style-name="T32">[prompt]</text:span></text:p>
      <text:p text:style-name="Standard"><text:span text:style-name="T32">Author</text:span> <text:span text:style-name="T32">=</text:span> <text:span text:style-name="T32">"ChatGPT"</text:span></text:p>
      <text:p text:style-name="Standard"><text:span text:style-name="T32">name</text:span> <text:span text:style-name="T32">=</text:span> <text:span text:style-name="T32">"Interactive</text:span> <text:span text:style-name="T32">Narrative"</text:span></text:p>
      <text:p text:style-name="Standard"><text:soft-page-break/><text:span text:style-name="T32">version</text:span> <text:span text:style-name="T32">=</text:span> <text:span text:style-name="T32">"1.0.0"</text:span></text:p>
      <text:p text:style-name="Standard"/>
      <text:p text:style-name="Standard"><text:span text:style-name="T32">#</text:span> <text:span text:style-name="T32">initial</text:span> <text:span text:style-name="T32">prompt</text:span></text:p>
      <text:p text:style-name="Standard"><text:span text:style-name="T32">init</text:span> <text:span text:style-name="T32">=</text:span> <text:span text:style-name="T32">"Welcome</text:span> <text:span text:style-name="T32">to</text:span> <text:span text:style-name="T32">the</text:span> <text:span text:style-name="T32">Persona</text:span> <text:span text:style-name="T32">and</text:span> <text:span text:style-name="T32">Character</text:span> <text:span text:style-name="T32">Creator!</text:span> <text:span text:style-name="T32">This</text:span> <text:span text:style-name="T32">bot</text:span> <text:span text:style-name="T32">will</text:span> <text:span text:style-name="T32">help</text:span> <text:span text:style-name="T32">you</text:span> <text:span text:style-name="T32">create</text:span> <text:span text:style-name="T32">an</text:span> <text:span text:style-name="T32">interactive</text:span> <text:span text:style-name="T32">narrative</text:span> <text:span text:style-name="T32">with</text:span> <text:span text:style-name="T32">branching</text:span> <text:span text:style-name="T32">story</text:span> <text:span text:style-name="T32">paths.</text:span> <text:span text:style-name="T32">Let's</text:span> <text:span text:style-name="T32">get</text:span> <text:span text:style-name="T32">started!"</text:span></text:p>
      <text:p text:style-name="Standard"/>
      <text:p text:style-name="Standard"><text:span text:style-name="T32">[prompt.features.personalization]</text:span></text:p>
      <text:p text:style-name="Standard"><text:span text:style-name="T32">Description</text:span> <text:span text:style-name="T32">=</text:span> <text:span text:style-name="T32">"Interactive</text:span> <text:span text:style-name="T32">storytelling</text:span> <text:span text:style-name="T32">experience."</text:span></text:p>
      <text:p text:style-name="Standard"/>
      <text:p text:style-name="Standard"><text:span text:style-name="T32">[prompt.features.personalization.branches]</text:span></text:p>
      <text:p text:style-name="Standard"><text:span text:style-name="T32">Description</text:span> <text:span text:style-name="T32">=</text:span> <text:span text:style-name="T32">"Branching</text:span> <text:span text:style-name="T32">narrative</text:span> <text:span text:style-name="T32">paths."</text:span></text:p>
      <text:p text:style-name="Standard"><text:span text:style-name="T32">Path_A</text:span> <text:span text:style-name="T32">=</text:span> <text:span text:style-name="T32">"Follow</text:span> <text:span text:style-name="T32">the</text:span> <text:span text:style-name="T32">first</text:span> <text:span text:style-name="T32">narrative</text:span> <text:span text:style-name="T32">path."</text:span></text:p>
      <text:p text:style-name="Standard"><text:span text:style-name="T32">Path_B</text:span> <text:span text:style-name="T32">=</text:span> <text:span text:style-name="T32">"Follow</text:span> <text:span text:style-name="T32">the</text:span> <text:span text:style-name="T32">second</text:span> <text:span text:style-name="T32">narrative</text:span> <text:span text:style-name="T32">path."</text:span></text:p>
      <text:p text:style-name="Standard"/>
      <text:p text:style-name="Standard"><text:span text:style-name="T32">[prompt.commands]</text:span></text:p>
      <text:p text:style-name="Standard"><text:span text:style-name="T32">Description</text:span> <text:span text:style-name="T32">=</text:span> <text:span text:style-name="T32">"Commands</text:span> <text:span text:style-name="T32">for</text:span> <text:span text:style-name="T32">interactive</text:span> <text:span text:style-name="T32">narrative."</text:span></text:p>
      <text:p text:style-name="Standard"><text:span text:style-name="T32">choose</text:span> <text:span text:style-name="T32">=</text:span> <text:span text:style-name="T32">"Make</text:span> <text:span text:style-name="T32">a</text:span> <text:span text:style-name="T32">choice</text:span> <text:span text:style-name="T32">in</text:span> <text:span text:style-name="T32">the</text:span> <text:span text:style-name="T32">narrative."</text:span></text:p>
      <text:p text:style-name="Standard"><text:span text:style-name="T32">continue</text:span> <text:span text:style-name="T32">=</text:span> <text:span text:style-name="T32">"Continue</text:span> <text:span text:style-name="T32">to</text:span> <text:span text:style-name="T32">the</text:span> <text:span text:style-name="T32">next</text:span> <text:span text:style-name="T32">part</text:span> <text:span text:style-name="T32">of</text:span> <text:span text:style-name="T32">the</text:span> <text:span text:style-name="T32">story."</text:span></text:p>
      <text:p text:style-name="P358"/>
      <text:p text:style-name="Heading_20_2"><text:bookmark text:name="_vbnsp6xgvxds"/>AI-TOML Workflow Specification (aiTWS)</text:p>
      <text:p text:style-name="Standard">The AI-TOML Workflow Specification (aiTWS) is a flexible and extensible specification for defining arbitrary workflows in a TOML file. It aims to provide a standardized way to create multiple autonomous AI-based infrastructure and applications using a variety of programming languages and infrastructures (cloud, serverless, etc.) while ensuring secure communications, templates, repositories, access privileges, secure key management, AI governance/laws, logging, error handling, dependencies, and auditing.</text:p>
      <text:p text:style-name="Heading_20_3"><text:bookmark text:name="_en1je77xihbx"/>Why aiTWS is needed</text:p>
      <text:p text:style-name="Standard">AI-based applications and infrastructure require a unique set of requirements that are not covered by existing workflow specifications. The aiTWS addresses these needs by providing essential features specific to AI-centric workflows, such as fine tuning, feedback loops, prompt (NLP), Regenerative code, and machine learning components. The specification also uses the TOML format, providing a structured and human-readable way to define workflows.</text:p>
      <text:p text:style-name="Heading_20_3"><text:bookmark text:name="_oh0ulykv2idc"/>How aiTWS is different from existing workflow specifications</text:p>
      <text:p text:style-name="Standard">The aiTWS is different from existing workflow specifications by providing essential features specific to AI-centric workflows, using the TOML format, and being flexible and extensible. Developers and operators can use the aiTWS specification to define and manage workflows, promoting consistency and best practices across the organization.</text:p>
      <text:p text:style-name="Heading_20_3"><text:bookmark text:name="_enkrq1u639tz"/>Why TOML format is used</text:p>
      <text:p text:style-name="Standard">The TOML format is used for the aiTWS specification due to its simplicity, readability, and support for nested data structures. TOML is also designed to be easy to parse, making it an ideal format for workflow definitions.</text:p>
      <text:p text:style-name="Heading_20_3"><text:bookmark text:name="_x3l1e0iuvy1g"/>Regenerative &amp; Autonomous Applications</text:p>
      <text:p text:style-name="Standard">A regenerative workflow using an autonomous application is a type of workflow that uses machine learning models to improve over time. In this workflow, the machine learning model is trained on data from previous iterations of the workflow, and the resulting model is used to generate new data for the next iteration.</text:p>
      <text:p text:style-name="Standard"/>
      <text:p text:style-name="Standard">For example, in a natural language processing workflow, the machine learning model could be trained on text data from previous iterations of the workflow. The resulting model could then be used to generate new text data for the next iteration, which is then used to train the model again.</text:p>
      <text:p text:style-name="Standard"><text:soft-page-break/>This regenerative workflow allows the machine learning model to continually improve and adapt to new data, resulting in more accurate and effective models over time. The autonomous application handles the data generation, training, and evaluation processes automatically, freeing up human operators to focus on other aspects of the workflow.</text:p>
      <text:p text:style-name="Heading_20_3"><text:bookmark text:name="_fuys5p9f1tem"/>Specification breakdown</text:p>
      <text:p text:style-name="Standard">The aiTWS specification consists of the following sections:</text:p>
      <text:p text:style-name="Heading_20_4"><text:bookmark text:name="_k1gdkns5maib"/>Metadata</text:p>
      <text:p text:style-name="Standard">Defines metadata for the workflow configuration file, such as the name and version of the configuration.</text:p>
      <text:p text:style-name="Heading_20_4"><text:bookmark text:name="_le9c5ypn6lok"/>Communication</text:p>
      <text:p text:style-name="Standard">Defines secure communication settings for the workflow, such as the protocol, cipher, and port used for communication.</text:p>
      <text:p text:style-name="Heading_20_4"><text:bookmark text:name="_ff6morxlf1je"/>Access privileges and roles</text:p>
      <text:p text:style-name="Standard">Defines roles and access privileges for the workflow, enabling developers and operators to manage permissions and access control.</text:p>
      <text:p text:style-name="Heading_20_4"><text:bookmark text:name="_fa4put86w2s6"/>Repositories and templates</text:p>
      <text:p text:style-name="Standard">Defines repositories and templates for the workflow, allowing developers to reuse code and configurations across multiple workflows.</text:p>
      <text:p text:style-name="Heading_20_4"><text:bookmark text:name="_cvmbz3i7y447"/>Supported languages</text:p>
      <text:p text:style-name="Standard">Defines the programming languages supported by the workflow, such as Rust, Python, and JavaScript.</text:p>
      <text:p text:style-name="Heading_20_4"><text:bookmark text:name="_6ihu5jkwu1l9"/>Secure key management</text:p>
      <text:p text:style-name="Standard">Defines the key store and key rotation interval used for secure key management, ensuring the security of sensitive information.</text:p>
      <text:p text:style-name="Heading_20_4"><text:bookmark text:name="_bjy5tp2b10fh"/>AI governance and laws</text:p>
      <text:p text:style-name="Standard">Defines data privacy, fairness, and transparency regulations that must be adhered to by the AI-based applications and infrastructure.</text:p>
      <text:p text:style-name="Heading_20_4"><text:bookmark text:name="_yqnv73pnccfc"/>Logging, monitoring, and error handling</text:p>
      <text:p text:style-name="Standard">Defines settings for logging, monitoring, and error handling, ensuring the smooth operation of the workflow.</text:p>
      <text:p text:style-name="Heading_20_4"><text:bookmark text:name="_sb82hkd1b4wl"/>Dependencies</text:p>
      <text:p text:style-name="Standard">Defines the dependencies required by the workflow, such as libraries and packages.</text:p>
      <text:p text:style-name="Heading_20_4"><text:bookmark text:name="_fngvefynelbf"/>Auditing</text:p>
      <text:p text:style-name="Standard">Defines auditing settings for the workflow, enabling developers and operators to track changes and activity.</text:p>
      <text:p text:style-name="Heading_20_4"><text:bookmark text:name="_a1e5sng83saw"/>Workflow stages and actions</text:p>
      <text:p text:style-name="Standard">Defines the workflow stages and actions, allowing developers and operators to define and manage the workflow's sequence of tasks.</text:p>
      <text:p text:style-name="Heading_20_4"><text:bookmark text:name="_affmlkea763j"/>Conditional execution, branching, and parallel execution</text:p>
      <text:p text:style-name="Standard">Defines settings for conditional execution, branching, and parallel execution, enabling developers and operators to define the flow of the workflow.</text:p>
      <text:p text:style-name="Heading_20_4"><text:bookmark text:name="_6havbpm4p3xb"/>Integration with external services</text:p>
      <text:p text:style-name="Standard">Defines settings for integrating with external services, such as databases and message queues.</text:p>
      <text:p text:style-name="Heading_20_4"><text:bookmark text:name="_v65r2fu5wsj0"/>Authentication and authorization</text:p>
      <text:p text:style-name="Standard"><text:soft-page-break/>Defines authentication and authorization settings, ensuring that only authorized users and roles can access and modify the workflow.</text:p>
      <text:p text:style-name="Heading_20_4"><text:bookmark text:name="_2isbi5ks5nkj"/>Event-driven architecture</text:p>
      <text:p text:style-name="Standard">Defines settings for event-driven architecture, allowing developers to trigger actions based on specific events.</text:p>
      <text:p text:style-name="Heading_20_4"><text:bookmark text:name="_767j4y6aph6s"/>Version control and change management</text:p>
      <text:p text:style-name="Standard">Defines settings for version control and change management, enabling developers and operators to manage changes and revisions to the workflow.</text:p>
      <text:p text:style-name="Heading_20_3"><text:bookmark text:name="_hyjuzoobubx"/>How to use aiTWS</text:p>
      <text:p text:style-name="Standard">Developers and operators can use the aiTWS specification to define and manage workflows using the TOML format. The following steps outline how to use aiTWS:</text:p>
      <text:p text:style-name="Standard"/>
      <text:list xml:id="list2330560972" text:style-name="WWNum185">
        <text:list-item>
          <text:p text:style-name="P107">Create a TOML file using the aiTWS specification.</text:p>
        </text:list-item>
        <text:list-item>
          <text:p text:style-name="P107">Define the metadata, communication settings, access privileges and roles, repositories and templates, dependencies, and other settings required by the workflow.</text:p>
        </text:list-item>
        <text:list-item>
          <text:p text:style-name="P107">Define the workflow stages and actions using the [[stages]] and [[stages.actions]] sections.</text:p>
        </text:list-item>
        <text:list-item>
          <text:p text:style-name="P107">Define conditional execution, branching, and parallel execution using the [[conditions]], [[branches]], and [[parallel_execution]] sections.</text:p>
        </text:list-item>
        <text:list-item>
          <text:p text:style-name="P107">Define settings for integrating with external services using the [[external_services]] section.</text:p>
        </text:list-item>
        <text:list-item>
          <text:p text:style-name="P107">Define authentication and authorization settings using the [[authorization]] section.</text:p>
        </text:list-item>
        <text:list-item>
          <text:p text:style-name="P107">Define event-driven architecture settings using the [[events]], [[triggers]], and [[handlers]] sections.</text:p>
        </text:list-item>
        <text:list-item>
          <text:p text:style-name="P107">Define settings for version control and change management using the [version_control] and [change_management] sections.</text:p>
        </text:list-item>
      </text:list>
      <text:p text:style-name="Standard"/>
      <text:p text:style-name="Standard">Once the TOML file is defined, it can be used to create and manage AI-centric workflows. Developers and operators can use tools that support TOML to create and edit the configuration files. For example, Rust developers can use the toml crate to read and write TOML files, while Python developers can use the pytoml library.</text:p>
      <text:p text:style-name="Standard"/>
      <text:p text:style-name="Standard">The AI-TOML Workflow Specification (aiTWS) is a comprehensive and flexible specification for defining arbitrary workflows in a TOML file. By incorporating essential features specific to AI-centric workflows, such as fine tuning, feedback loops, prompt (NLP), Regenerative code, and machine learning components, aiTWS enables developers and operators to create and manage complex AI-based workflows efficiently. Using the TOML format, aiTWS provides a structured and human-readable way to define workflows, promoting consistency and best practices across the organization.</text:p>
      <text:p text:style-name="Heading_20_3"><text:bookmark text:name="_6jopcpss5t5"/>Prompt CLI for GPT-4</text:p>
      <text:p text:style-name="Standard"> <text:span text:style-name="T32">[aiTWS]</text:span></text:p>
      <text:p text:style-name="Standard"><text:span text:style-name="T32">name</text:span> <text:span text:style-name="T32">=</text:span> <text:span text:style-name="T32">"aiTWS"</text:span></text:p>
      <text:p text:style-name="Standard"><text:span text:style-name="T32">description</text:span> <text:span text:style-name="T32">=</text:span> <text:span text:style-name="T32">"aiTWS</text:span> <text:span text:style-name="T32">is</text:span> <text:span text:style-name="T32">an</text:span> <text:span text:style-name="T32">expert</text:span> <text:span text:style-name="T32">system</text:span> <text:span text:style-name="T32">for</text:span> <text:span text:style-name="T32">advanced</text:span> <text:span text:style-name="T32">system</text:span> <text:span text:style-name="T32">administration,</text:span> <text:span text:style-name="T32">programming,</text:span> <text:span text:style-name="T32">and</text:span> <text:span text:style-name="T32">application</text:span> <text:span text:style-name="T32">development.</text:span> <text:span text:style-name="T32">It</text:span> <text:span text:style-name="T32">is</text:span> <text:span text:style-name="T32">designed</text:span> <text:span text:style-name="T32">for</text:span> <text:span text:style-name="T32">developers</text:span> <text:span text:style-name="T32">and</text:span> <text:span text:style-name="T32">administrators</text:span> <text:span text:style-name="T32">with</text:span> <text:span text:style-name="T32">a</text:span> <text:span text:style-name="T32">focus</text:span> <text:span text:style-name="T32">on</text:span> <text:span text:style-name="T32">code</text:span> <text:span text:style-name="T32">optimization,</text:span> <text:span text:style-name="T32">error</text:span> <text:span text:style-name="T32">handling,</text:span> <text:span text:style-name="T32">and</text:span> <text:span text:style-name="T32">user</text:span> <text:span text:style-name="T32">experience."</text:span></text:p>
      <text:p text:style-name="Standard"/>
      <text:p text:style-name="Standard"><text:span text:style-name="T32">[aiTWS.commands]</text:span></text:p>
      <text:p text:style-name="Standard"><text:span text:style-name="T32">description</text:span> <text:span text:style-name="T32">=</text:span> <text:span text:style-name="T32">"List</text:span> <text:span text:style-name="T32">of</text:span> <text:span text:style-name="T32">aiTWS</text:span> <text:span text:style-name="T32">CLI</text:span> <text:span text:style-name="T32">commands</text:span> <text:span text:style-name="T32">for</text:span> <text:span text:style-name="T32">system</text:span> <text:span text:style-name="T32">administration</text:span> <text:span text:style-name="T32">and</text:span> <text:span text:style-name="T32">development</text:span> <text:span text:style-name="T32">tasks."</text:span></text:p>
      <text:p text:style-name="Standard"><text:span text:style-name="T32">prefix</text:span> <text:span text:style-name="T32">=</text:span> <text:span text:style-name="T32">"/"</text:span></text:p>
      <text:p text:style-name="Standard"/>
      <text:p text:style-name="Standard"><text:span text:style-name="T32">[aiTWS.commands.commands]</text:span></text:p>
      <text:p text:style-name="Standard"><text:soft-page-break/><text:span text:style-name="T32">add_roles</text:span> <text:span text:style-name="T32">=</text:span> <text:span text:style-name="T32">"Adds</text:span> <text:span text:style-name="T32">roles</text:span> <text:span text:style-name="T32">with</text:span> <text:span text:style-name="T32">specified</text:span> <text:span text:style-name="T32">privileges."</text:span></text:p>
      <text:p text:style-name="Standard"><text:span text:style-name="T32">add_repositories</text:span> <text:span text:style-name="T32">=</text:span> <text:span text:style-name="T32">"Adds</text:span> <text:span text:style-name="T32">repositories</text:span> <text:span text:style-name="T32">with</text:span> <text:span text:style-name="T32">access</text:span> <text:span text:style-name="T32">roles."</text:span></text:p>
      <text:p text:style-name="Standard"><text:span text:style-name="T32">add_templates</text:span> <text:span text:style-name="T32">=</text:span> <text:span text:style-name="T32">"Adds</text:span> <text:span text:style-name="T32">code</text:span> <text:span text:style-name="T32">templates</text:span> <text:span text:style-name="T32">for</text:span> <text:span text:style-name="T32">various</text:span> <text:span text:style-name="T32">languages."</text:span></text:p>
      <text:p text:style-name="Standard"><text:span text:style-name="T32">add_dependencies</text:span> <text:span text:style-name="T32">=</text:span> <text:span text:style-name="T32">"Manages</text:span> <text:span text:style-name="T32">dependencies</text:span> <text:span text:style-name="T32">for</text:span> <text:span text:style-name="T32">projects."</text:span></text:p>
      <text:p text:style-name="Standard"><text:span text:style-name="T32">add_external_services</text:span> <text:span text:style-name="T32">=</text:span> <text:span text:style-name="T32">"Integrates</text:span> <text:span text:style-name="T32">external</text:span> <text:span text:style-name="T32">services</text:span> <text:span text:style-name="T32">into</text:span> <text:span text:style-name="T32">projects."</text:span></text:p>
      <text:p text:style-name="Standard"><text:span text:style-name="T32">add_events</text:span> <text:span text:style-name="T32">=</text:span> <text:span text:style-name="T32">"Creates</text:span> <text:span text:style-name="T32">and</text:span> <text:span text:style-name="T32">manages</text:span> <text:span text:style-name="T32">system</text:span> <text:span text:style-name="T32">events."</text:span></text:p>
      <text:p text:style-name="Standard"><text:span text:style-name="T32">add_triggers</text:span> <text:span text:style-name="T32">=</text:span> <text:span text:style-name="T32">"Associates</text:span> <text:span text:style-name="T32">triggers</text:span> <text:span text:style-name="T32">with</text:span> <text:span text:style-name="T32">events</text:span> <text:span text:style-name="T32">and</text:span> <text:span text:style-name="T32">handlers."</text:span></text:p>
      <text:p text:style-name="Standard"><text:span text:style-name="T32">add_handlers</text:span> <text:span text:style-name="T32">=</text:span> <text:span text:style-name="T32">"Defines</text:span> <text:span text:style-name="T32">action</text:span> <text:span text:style-name="T32">handlers</text:span> <text:span text:style-name="T32">for</text:span> <text:span text:style-name="T32">triggers."</text:span></text:p>
      <text:p text:style-name="Standard"><text:span text:style-name="T32">add_monitors</text:span> <text:span text:style-name="T32">=</text:span> <text:span text:style-name="T32">"Sets</text:span> <text:span text:style-name="T32">up</text:span> <text:span text:style-name="T32">monitors</text:span> <text:span text:style-name="T32">for</text:span> <text:span text:style-name="T32">various</text:span> <text:span text:style-name="T32">system</text:span> <text:span text:style-name="T32">parameters."</text:span></text:p>
      <text:p text:style-name="Standard"><text:span text:style-name="T32">add_notifications</text:span> <text:span text:style-name="T32">=</text:span> <text:span text:style-name="T32">"Configures</text:span> <text:span text:style-name="T32">notifications</text:span> <text:span text:style-name="T32">for</text:span> <text:span text:style-name="T32">different</text:span> <text:span text:style-name="T32">targets."</text:span></text:p>
      <text:p text:style-name="Standard"><text:span text:style-name="T32">add_pipelines</text:span> <text:span text:style-name="T32">=</text:span> <text:span text:style-name="T32">"Creates</text:span> <text:span text:style-name="T32">pipelines</text:span> <text:span text:style-name="T32">with</text:span> <text:span text:style-name="T32">multiple</text:span> <text:span text:style-name="T32">stages."</text:span></text:p>
      <text:p text:style-name="Standard"><text:span text:style-name="T32">add_tasks</text:span> <text:span text:style-name="T32">=</text:span> <text:span text:style-name="T32">"Manages</text:span> <text:span text:style-name="T32">tasks</text:span> <text:span text:style-name="T32">with</text:span> <text:span text:style-name="T32">descriptions</text:span> <text:span text:style-name="T32">and</text:span> <text:span text:style-name="T32">priorities."</text:span></text:p>
      <text:p text:style-name="Standard"/>
      <text:p text:style-name="Standard"><text:span text:style-name="T32">[aiTWS.usage_examples]</text:span></text:p>
      <text:p text:style-name="Standard"><text:span text:style-name="T32">roles_example</text:span> <text:span text:style-name="T32">=</text:span> <text:span text:style-name="T32">"/add</text:span> <text:span text:style-name="T32">roles</text:span> <text:span text:style-name="T32">name=\"DataScientist\"</text:span> <text:span text:style-name="T32">privileges=[\"read\",</text:span> <text:span text:style-name="T32">\"execute\"]"</text:span></text:p>
      <text:p text:style-name="Standard"><text:span text:style-name="T32">repositories_example</text:span> <text:span text:style-name="T32">=</text:span> <text:span text:style-name="T32">"/add</text:span> <text:span text:style-name="T32">repositories</text:span> <text:span text:style-name="T32">name=\"SecondaryRepo\"</text:span> <text:span text:style-name="T32">url=\"https://github.com/example/secondary-repo.git\"</text:span> <text:span text:style-name="T32">access_role=\"DataScientist\""</text:span></text:p>
      <text:p text:style-name="Standard"><text:span text:style-name="T32">external_services_example</text:span> <text:span text:style-name="T32">=</text:span> <text:span text:style-name="T32">"/add</text:span> <text:span text:style-name="T32">external_services</text:span> <text:span text:style-name="T32">name=\"NoSQLDatabase\"</text:span> <text:span text:style-name="T32">type=\"MongoDB\"</text:span> <text:span text:style-name="T32">url=\"mongodb://user:password@example.com:27017/dbname\""</text:span></text:p>
      <text:p text:style-name="Standard"><text:span text:style-name="T32">events_example</text:span> <text:span text:style-name="T32">=</text:span> <text:span text:style-name="T32">"/add</text:span> <text:span text:style-name="T32">events</text:span> <text:span text:style-name="T32">name=\"ModelErrorEvent\"</text:span> <text:span text:style-name="T32">type=\"model_error\""</text:span></text:p>
      <text:p text:style-name="Standard"><text:span text:style-name="T32">triggers_example</text:span> <text:span text:style-name="T32">=</text:span> <text:span text:style-name="T32">"/add</text:span> <text:span text:style-name="T32">triggers</text:span> <text:span text:style-name="T32">name=\"ModelErrorTrigger\"</text:span> <text:span text:style-name="T32">event=\"ModelErrorEvent\"</text:span> <text:span text:style-name="T32">handler=\"HandleModelError\""</text:span></text:p>
      <text:p text:style-name="Standard"><text:span text:style-name="T32">monitors_example</text:span> <text:span text:style-name="T32">=</text:span> <text:span text:style-name="T32">"/add</text:span> <text:span text:style-name="T32">monitors</text:span> <text:span text:style-name="T32">name=\"CPUUsageMonitor\"</text:span> <text:span text:style-name="T32">type=\"cpu_usage\"</text:span> <text:span text:style-name="T32">target=\"ServerA\""</text:span></text:p>
      <text:p text:style-name="Standard"><text:span text:style-name="T32">notifications_example</text:span> <text:span text:style-name="T32">=</text:span> <text:span text:style-name="T32">"/add</text:span> <text:span text:style-name="T32">notifications</text:span> <text:span text:style-name="T32">name=\"SlackNotification\"</text:span> <text:span text:style-name="T32">type=\"slack\"</text:span> <text:span text:style-name="T32">target=\"https://hooks.slack.com/services/T00000000/B00000000/XXXXXXXXXXXXXXXXXXXXXXXX\""</text:span></text:p>
      <text:p text:style-name="Standard"><text:span text:style-name="T32">pipelines_example</text:span> <text:span text:style-name="T32">=</text:span> <text:span text:style-name="T32">"/add</text:span> <text:span text:style-name="T32">pipelines</text:span> <text:span text:style-name="T32">name=\"DataProcessingPipeline\"</text:span> <text:span text:style-name="T32">stages=[\"DataIngestion\",</text:span> <text:span text:style-name="T32">\"DataCleaning\",</text:span> <text:span text:style-name="T32">\"DataAnalysis\",</text:span> <text:span text:style-name="T32">\"DataVisualization\"]"</text:span></text:p>
      <text:p text:style-name="Standard"><text:span text:style-name="T32">tasks_example</text:span> <text:span text:style-name="T32">=</text:span> <text:span text:style-name="T32">"/add</text:span> <text:span text:style-name="T32">tasks</text:span> <text:span text:style-name="T32">name=\"FixBug123\"</text:span> <text:span text:style-name="T32">description=\"Fix</text:span> <text:span text:style-name="T32">bug</text:span> <text:span text:style-name="T32">123</text:span> <text:span text:style-name="T32">in</text:span> <text:span text:style-name="T32">the</text:span> <text:span text:style-name="T32">user</text:span> <text:span text:style-name="T32">registration</text:span> <text:span text:style-name="T32">process\"</text:span> <text:span text:style-name="T32">priority=\"high\""</text:span></text:p>
      <text:p text:style-name="Standard"/>
      <text:p text:style-name="Standard"><text:span text:style-name="T32">[aiTWS.interactive_commands]</text:span></text:p>
      <text:p text:style-name="Standard"><text:span text:style-name="T32">help</text:span> <text:span text:style-name="T32">=</text:span> <text:span text:style-name="T32">"Displays</text:span> <text:span text:style-name="T32">help</text:span> <text:span text:style-name="T32">information</text:span> <text:span text:style-name="T32">for</text:span> <text:span text:style-name="T32">aiTWS</text:span> <text:span text:style-name="T32">commands."</text:span></text:p>
      <text:p text:style-name="Standard"><text:span text:style-name="T32">create</text:span> <text:span text:style-name="T32">=</text:span> <text:span text:style-name="T32">"Starts</text:span> <text:span text:style-name="T32">creating</text:span> <text:span text:style-name="T32">a</text:span> <text:span text:style-name="T32">new</text:span> <text:span text:style-name="T32">aiTWS</text:span> <text:span text:style-name="T32">configuration."</text:span></text:p>
      <text:p text:style-name="Standard"><text:span text:style-name="T32">load</text:span> <text:span text:style-name="T32">=</text:span> <text:span text:style-name="T32">"Loads</text:span> <text:span text:style-name="T32">an</text:span> <text:span text:style-name="T32">existing</text:span> <text:span text:style-name="T32">aiTWS</text:span> <text:span text:style-name="T32">configuration</text:span> <text:span text:style-name="T32">from</text:span> <text:span text:style-name="T32">a</text:span> <text:span text:style-name="T32">file."</text:span></text:p>
      <text:p text:style-name="Standard"><text:span text:style-name="T32">save</text:span> <text:span text:style-name="T32">=</text:span> <text:span text:style-name="T32">"Saves</text:span> <text:span text:style-name="T32">the</text:span> <text:span text:style-name="T32">current</text:span> <text:span text:style-name="T32">aiTWS</text:span> <text:span text:style-name="T32">configuration</text:span> <text:span text:style-name="T32">to</text:span> <text:span text:style-name="T32">a</text:span> <text:span text:style-name="T32">file."</text:span></text:p>
      <text:p text:style-name="Standard"><text:span text:style-name="T32">show</text:span> <text:span text:style-name="T32">=</text:span> <text:span text:style-name="T32">"Displays</text:span> <text:span text:style-name="T32">the</text:span> <text:span text:style-name="T32">current</text:span> <text:span text:style-name="T32">aiTWS</text:span> <text:span text:style-name="T32">configuration."</text:span></text:p>
      <text:p text:style-name="Standard"><text:soft-page-break/><text:span text:style-name="T32">add</text:span> <text:span text:style-name="T32">=</text:span> <text:span text:style-name="T32">"Adds</text:span> <text:span text:style-name="T32">or</text:span> <text:span text:style-name="T32">modifies</text:span> <text:span text:style-name="T32">a</text:span> <text:span text:style-name="T32">section</text:span> <text:span text:style-name="T32">in</text:span> <text:span text:style-name="T32">the</text:span> <text:span text:style-name="T32">aiTWS</text:span> <text:span text:style-name="T32">configuration."</text:span></text:p>
      <text:p text:style-name="Standard"><text:span text:style-name="T32">remove</text:span> <text:span text:style-name="T32">=</text:span> <text:span text:style-name="T32">"Removes</text:span> <text:span text:style-name="T32">a</text:span> <text:span text:style-name="T32">section</text:span> <text:span text:style-name="T32">from</text:span> <text:span text:style-name="T32">the</text:span> <text:span text:style-name="T32">aiTWS</text:span> <text:span text:style-name="T32">configuration."</text:span></text:p>
      <text:p text:style-name="Standard"/>
      <text:p text:style-name="Standard"><text:span text:style-name="T32">[aiTWS.initial_prompt]</text:span></text:p>
      <text:p text:style-name="Standard"><text:span text:style-name="T32">prompt</text:span> <text:span text:style-name="T32">=</text:span> <text:span text:style-name="T32">"To</text:span> <text:span text:style-name="T32">start</text:span> <text:span text:style-name="T32">creating</text:span> <text:span text:style-name="T32">an</text:span> <text:span text:style-name="T32">aiTWS</text:span> <text:span text:style-name="T32">configuration,</text:span> <text:span text:style-name="T32">use</text:span> <text:span text:style-name="T32">the</text:span> <text:span text:style-name="T32">/create</text:span> <text:span text:style-name="T32">command.</text:span> <text:span text:style-name="T32">If</text:span> <text:span text:style-name="T32">you</text:span> <text:span text:style-name="T32">need</text:span> <text:span text:style-name="T32">assistance</text:span> <text:span text:style-name="T32">at</text:span> <text:span text:style-name="T32">any</text:span> <text:span text:style-name="T32">time,</text:span> <text:span text:style-name="T32">use</text:span> <text:span text:style-name="T32">the</text:span> <text:span text:style-name="T32">/help</text:span> <text:span text:style-name="T32">command.</text:span> <text:span text:style-name="T32">Please</text:span> <text:span text:style-name="T32">note</text:span> <text:span text:style-name="T32">that</text:span> <text:span text:style-name="T32">your</text:span> <text:span text:style-name="T32">input</text:span> <text:span text:style-name="T32">should</text:span> <text:span text:style-name="T32">be</text:span> <text:span text:style-name="T32">in</text:span> <text:span text:style-name="T32">the</text:span> <text:span text:style-name="T32">format</text:span> <text:span text:style-name="T32">/command</text:span> <text:span text:style-name="T32">[parameter1]</text:span> <text:span text:style-name="T32">[param2]</text:span> <text:span text:style-name="T32">[param3]."</text:span></text:p>
      <text:p text:style-name="Standard"></text:p>
      <text:p text:style-name="Heading_20_2"><text:bookmark text:name="_f2ek5rbhst7"/>Intelligent Agents: Techniques and Deployment at Scale</text:p>
      <text:p text:style-name="Standard">Intelligent Agents are at the forefront of modern AI applications, especially in large enterprise settings. A CIO's guide to deploying and managing these agents involves understanding their nature, purpose, and the techniques for their effective implementation. This section delves into the creation of Intelligent Agents using a Q-Star method, emphasizing reinforcement learning and autonomous agent technologies.</text:p>
      <text:p text:style-name="Heading_20_3"><text:bookmark text:name="_w2ty59xz3958"/>Understanding Intelligent Agents</text:p>
      <text:p text:style-name="Heading_20_4"><text:bookmark text:name="_nsqqwec1sgt1"/>What Are Intelligent Agents?</text:p>
      <text:p text:style-name="Standard">Intelligent agents are autonomous software entities designed to perceive their environment and make decisions to achieve specific objectives. They leverage advanced language models and employ techniques like the Q-Star method, a variant of Q-learning, for decision-making in dynamic environments.</text:p>
      <text:p text:style-name="Heading_20_4"><text:bookmark text:name="_2j6oxsmpubhc"/>Purpose in Enterprise Settings</text:p>
      <text:p text:style-name="Standard">In an enterprise context, these agents orchestrate, optimize, and automate complex workflows. They are particularly valuable in scenarios involving complex decision-making and conversational intelligence, integrating seamlessly with human inputs and existing tools.</text:p>
      <text:p text:style-name="Heading_20_3"><text:bookmark text:name="_84ec3lz5yegq"/>Comparing RPAs, Intelligent Agents, and Autonomous Agents</text:p>
      <text:p text:style-name="Standard">The landscape of enterprise automation has evolved significantly with the advent of Robotic Process Automation (RPA), Intelligent Agents, and Autonomous Agents. Each of these technologies brings unique capabilities to streamline processes, enhance efficiency, and reduce operational costs. Understanding their differences and applications is crucial for businesses looking to leverage automation technologies effectively.</text:p>
      <text:p text:style-name="Heading_20_3"><text:bookmark text:name="_rashivcloe5u"/>Robotic Process Automation (RPA)</text:p>
      <text:p text:style-name="Heading_20_4"><text:bookmark text:name="_8iw245gjltga"/>Definition and Characteristics</text:p>
      <text:p text:style-name="Standard">RPA involves the use of software robots to automate repetitive and rule-based tasks. It's primarily focused on mimicking human interactions with software applications, following predefined rules and sequences.</text:p>
      <text:p text:style-name="Heading_20_4"><text:bookmark text:name="_pdy4tml8smxh"/>Practical Example</text:p>
      <text:p text:style-name="Standard">In a financial institution, RPAs are employed for data entry tasks, extracting information from loan applications and entering it into processing systems. This automation reduces human error and speeds up the loan approval process.</text:p>
      <text:p text:style-name="Heading_20_3"><text:bookmark text:name="_p7d5l8ba747z"/>Intelligent Agents</text:p>
      <text:p text:style-name="Heading_20_4"><text:bookmark text:name="_dup85tcqa4ne"/>Definition and Characteristics</text:p>
      <text:p text:style-name="Standard">Intelligent Agents are more advanced than RPAs. They are AI-driven programs capable of understanding and interpreting data, making decisions, and learning from outcomes. These agents are not limited to rule-based tasks and can handle complex processes that require a degree of intelligence and adaptability.</text:p>
      <text:p text:style-name="Heading_20_4"><text:bookmark text:name="_fhdr29ezlwsd"/>Practical Example</text:p>
      <text:p text:style-name="Standard">In customer service, an Intelligent Agent can interact with customers, understand their queries through natural language processing, and provide personalized recommendations or solutions, improving customer experience and efficiency.</text:p>
      <text:p text:style-name="Heading_20_3"><text:bookmark text:name="_8683sfo8i07k"/>Autonomous Agents</text:p>
      <text:p text:style-name="Heading_20_4"><text:bookmark text:name="_pojm8ty86w"/>Definition and Characteristics</text:p>
      <text:p text:style-name="Standard">Autonomous Agents represent the pinnacle of automation technology. They are self-governing agents that can operate independently in dynamic environments. They are capable of learning, adapting, and making decisions without human intervention, based on real-time data and sophisticated algorithms.</text:p>
      <text:p text:style-name="Heading_20_4"><text:bookmark text:name="_weaz7kld8vfr"/>Practical Example</text:p>
      <text:p text:style-name="Standard">In logistics, Autonomous Agents can manage warehouse operations, autonomously navigating the environment to sort, pick, and place items for shipping. They continuously learn the most efficient paths and methods for handling materials, adapting to changes in inventory layout and demand patterns.</text:p>
      <text:p text:style-name="Heading_20_3"><text:bookmark text:name="_hyxwrq8dlzys"/><text:soft-page-break/>Creating and Managing Intelligent Agents</text:p>
      <text:p text:style-name="Heading_20_4"><text:bookmark text:name="_x2gf9h5blrr3"/>Overview of Agent Creation Techniques</text:p>
      <text:list xml:id="list3332424139" text:style-name="WWNum217">
        <text:list-item>
          <text:p text:style-name="P108">Reinforcement Learning (Q-Star Method): A crucial technique for autonomous decision-making. Agents learn and adapt their behavior based on experience, optimizing actions in dynamic environments.</text:p>
        </text:list-item>
        <text:list-item>
          <text:p text:style-name="P108">Autonomous Agent Technologies: Focus on self-governing agents capable of independent operation, crucial for scalability and efficiency in large-scale deployments.</text:p>
        </text:list-item>
      </text:list>
      <text:p text:style-name="Heading_20_4"><text:bookmark text:name="_ob7zdd79fky1"/>Integration with Large Language Models (LLMs)</text:p>
      <text:list xml:id="list1743222791" text:style-name="WWNum181">
        <text:list-item>
          <text:p text:style-name="P109">Utilizing LLMs: Incorporate LLMs like GPT-4 to enhance the conversational and analytical capabilities of agents.</text:p>
        </text:list-item>
        <text:list-item>
          <text:p text:style-name="P109">Customization and Flexibility: Agents are tailored to specific enterprise needs, leveraging the adaptability of LLMs.</text:p>
        </text:list-item>
      </text:list>
      <text:p text:style-name="Heading_20_4"><text:bookmark text:name="_tekc1uakwi3q"/>Multi-Agent Systems and Scalability</text:p>
      <text:list xml:id="list1160782299" text:style-name="WWNum79">
        <text:list-item>
          <text:p text:style-name="P110">Collaborative Agent Interactions: Deploy multi-agent systems where agents interact and collaborate, sharing knowledge and tasks.</text:p>
        </text:list-item>
        <text:list-item>
          <text:p text:style-name="P110">Scalable Architectures: Design agent systems that can scale horizontally, accommodating an increasing number of tasks and data volume.</text:p>
        </text:list-item>
      </text:list>
      <text:p text:style-name="Heading_20_3"><text:bookmark text:name="_rakq3qc4r97x"/>Key Components in Intelligent Agent Framework</text:p>
      <text:p text:style-name="Heading_20_4"><text:bookmark text:name="_b6q7kl20qwdk"/>Core Model and Data Infrastructure</text:p>
      <text:list xml:id="list3127209440" text:style-name="WWNum11">
        <text:list-item>
          <text:p text:style-name="P111">Foundation Layer: Establishes the base with core AI models and data infrastructure.</text:p>
        </text:list-item>
        <text:list-item>
          <text:p text:style-name="P111">Regenerative Mechanisms: Implements self-optimizing components for continuous model improvement.</text:p>
        </text:list-item>
      </text:list>
      <text:p text:style-name="Heading_20_4"><text:bookmark text:name="_2l8twiaegga1"/>Continuous Monitoring and Improvement</text:p>
      <text:list xml:id="list3799772347" text:style-name="WWNum29">
        <text:list-item>
          <text:p text:style-name="P112">Monitoring Tools: Implement tools to monitor the performance and health of the agent in real-time.</text:p>
        </text:list-item>
        <text:list-item>
          <text:p text:style-name="P112">Analytics and Reporting: Set up analytics to gather insights on agent interactions and effectiveness.</text:p>
        </text:list-item>
      </text:list>
      <text:p text:style-name="Heading_20_4"><text:bookmark text:name="_2g87q3ggodg1"/>Iterative Development and Feedback Incorporation</text:p>
      <text:list xml:id="list3388617536" text:style-name="WWNum80">
        <text:list-item>
          <text:p text:style-name="P113">Agile Development Cycle: Adopt an agile approach for iterative development and continuous delivery.</text:p>
        </text:list-item>
        <text:list-item>
          <text:p text:style-name="P113">Feedback Loop Integration: Ensure the agent can learn from user interactions and feedback, adjusting its behavior and strategies accordingly.</text:p>
        </text:list-item>
      </text:list>
      <text:p text:style-name="Heading_20_4"><text:bookmark text:name="_53clolvh3rms"/>Adaptive Learning Implementation</text:p>
      <text:list xml:id="list657033049" text:style-name="WWNum265">
        <text:list-item>
          <text:p text:style-name="P114">Dynamic Learning Capabilities: Code the agent to adapt its learning based on new data and experiences.</text:p>
        </text:list-item>
        <text:list-item>
          <text:p text:style-name="P114">Regular Model Updates: Schedule periodic updates to the core AI models based on the latest data and feedback.</text:p>
        </text:list-item>
      </text:list>
      <text:p text:style-name="Heading_20_4"><text:bookmark text:name="_r8ikmjn0rajt"/>AI API and Security</text:p>
      <text:list xml:id="list3354051747" text:style-name="WWNum94">
        <text:list-item>
          <text:p text:style-name="P115">Interface Management: Develops AI APIs as intermediaries between core models and applications.</text:p>
        </text:list-item>
        <text:list-item>
          <text:p text:style-name="P115">Robust Security Protocols: Ensures the integrity and privacy of data in agent communications.</text:p>
        </text:list-item>
      </text:list>
      <text:p text:style-name="Heading_20_4"><text:bookmark text:name="_bhv3lrq55twb"/>Application-Specific Agents</text:p>
      <text:list xml:id="list2196897123" text:style-name="WWNum111">
        <text:list-item>
          <text:p text:style-name="P116">Customization for Enterprise Needs: Tailors agents for unique enterprise applications, enhancing their relevance and effectiveness.</text:p>
        </text:list-item>
        <text:list-item>
          <text:p text:style-name="P116">Feedback-Driven Development: Incorporates user and system feedback for iterative improvement of agent capabilities.</text:p>
        </text:list-item>
      </text:list>
      <text:p text:style-name="Heading_20_4"><text:bookmark text:name="_98jzf8olk02r"/>Cross-Cutting Concerns</text:p>
      <text:list xml:id="list3603025005" text:style-name="WWNum261">
        <text:list-item>
          <text:p text:style-name="P117"><text:soft-page-break/>Ethical Considerations: Integrates ethical guidelines and bias mitigation strategies in agent design.</text:p>
        </text:list-item>
        <text:list-item>
          <text:p text:style-name="P117">Compliance and Governance: Ensures agents adhere to regulatory standards and corporate governance.</text:p>
        </text:list-item>
      </text:list>
      <text:p text:style-name="Heading_20_3"><text:bookmark text:name="_heuuu876rmlw"/>Deployment Strategies for Intelligent Agents</text:p>
      <text:p text:style-name="Heading_20_4"><text:bookmark text:name="_2siiq4a4xu6t"/>Cloud-Based and On-Premise Solutions</text:p>
      <text:list xml:id="list922405197" text:style-name="WWNum153">
        <text:list-item>
          <text:p text:style-name="P118">Flexible Deployment Options: Offers both cloud-based and on-premise deployment to suit different enterprise infrastructures.</text:p>
        </text:list-item>
        <text:list-item>
          <text:p text:style-name="P118">Resource Optimization: Manages computational resources efficiently, balancing performance and cost.</text:p>
        </text:list-item>
      </text:list>
      <text:p text:style-name="Heading_20_4"><text:bookmark text:name="_j2its2bgkobi"/>Continuous Monitoring and Feedback Loops</text:p>
      <text:list xml:id="list3963395635" text:style-name="WWNum213">
        <text:list-item>
          <text:p text:style-name="P119">Performance Tracking: Implements monitoring tools to track agent performance and user interactions.</text:p>
        </text:list-item>
        <text:list-item>
          <text:p text:style-name="P119">Adaptive Learning: Utilizes feedback loops for continuous learning and adaptation of agents.</text:p>
        </text:list-item>
      </text:list>
      <text:p text:style-name="Heading_20_4"><text:bookmark text:name="_b8xkcm86724b"/>Integration with Enterprise Systems</text:p>
      <text:list xml:id="list2950492888" text:style-name="WWNum271">
        <text:list-item>
          <text:p text:style-name="P120">Seamless Connectivity: Ensures agents can integrate with existing enterprise systems and databases.</text:p>
        </text:list-item>
        <text:list-item>
          <text:p text:style-name="P120">API-Driven Interactions: Utilizes APIs for smooth communication between agents and enterprise applications.</text:p>
        </text:list-item>
      </text:list>
      <text:p text:style-name="Heading_20_3"><text:bookmark text:name="_f6ehbi5643q4"/>Future Directions and Continuous Improvement</text:p>
      <text:list xml:id="list1239767568" text:style-name="WWNum175">
        <text:list-item>
          <text:p text:style-name="P121">Incorporating Emerging Technologies: Continuously explores new AI advancements to enhance agent capabilities.</text:p>
        </text:list-item>
        <text:list-item>
          <text:p text:style-name="P121">Iterative Development Model: Adopts an agile approach for continuous refinement and evolution of intelligent agents.</text:p>
        </text:list-item>
      </text:list>
      <text:p text:style-name="Heading_20_3"><text:bookmark text:name="_hlqp1jf2026"/>Best Practices and Considerations</text:p>
      <text:p text:style-name="Heading_20_4"><text:bookmark text:name="_fq4hynbmwq3r"/>Code Quality and Standards</text:p>
      <text:list xml:id="list1465286021" text:style-name="WWNum141">
        <text:list-item>
          <text:p text:style-name="P122">Clean and Modular Code: Write clean, readable, and modular code to facilitate maintenance and scalability.</text:p>
        </text:list-item>
        <text:list-item>
          <text:p text:style-name="P122">Documentation: Ensure thorough documentation for future reference and team collaboration.</text:p>
        </text:list-item>
      </text:list>
      <text:p text:style-name="Heading_20_4"><text:bookmark text:name="_muw00huglwyc"/>Ethical and Responsible AI</text:p>
      <text:list xml:id="list40130360" text:style-name="WWNum148">
        <text:list-item>
          <text:p text:style-name="P123">Bias Mitigation: Implement strategies to identify and mitigate biases in the agent's decision-making process.</text:p>
        </text:list-item>
        <text:list-item>
          <text:p text:style-name="P123">Transparent Decision-Making: Ensure the agent's decisions are explainable and transparent, particularly in critical applications.</text:p>
        </text:list-item>
      </text:list>
      <text:p text:style-name="Heading_20_4"><text:bookmark text:name="_mq1z22ie2gwc"/>User-Centric Approach</text:p>
      <text:list xml:id="list79737995" text:style-name="WWNum278">
        <text:list-item>
          <text:p text:style-name="P124">User Experience Focus: Prioritize the user experience in the agent's design and interaction capabilities.</text:p>
        </text:list-item>
        <text:list-item>
          <text:p text:style-name="P124">Customization and Personalization: Allow for customization options to cater to specific user needs and preferences.</text:p>
        </text:list-item>
      </text:list>
      <text:p text:style-name="Heading_20_3"><text:bookmark text:name="_uwnndfctttep"/>Scalability and Performance Optimization</text:p>
      <text:list xml:id="list4090049086" text:style-name="WWNum266">
        <text:list-item>
          <text:p text:style-name="P125">Resource Management: Optimize the agent for efficient resource utilization, especially in large-scale deployments.</text:p>
        </text:list-item>
        <text:list-item>
          <text:p text:style-name="P125">Scalability Testing: Regularly test the agent under varying loads to ensure it scales effectively.</text:p>
        </text:list-item>
      </text:list>
      <text:p text:style-name="Standard"/>
      <text:p text:style-name="Standard">As a CIO in a large enterprise, understanding and implementing these aspects of intelligent agents will be instrumental in harnessing their full potential for enhancing operational efficiency and decision-making processes.</text:p>
      <text:p text:style-name="Heading_20_3"><text:bookmark text:name="_ulng622oxmil"/><text:soft-page-break/>Understanding Temperature &amp; Top-P</text:p>
      <text:p text:style-name="Standard">Two crucial parameters that guide the AI's text generation process are 'Temperature' and 'Top-p Sampling'. These parameters play a pivotal role in determining the style, creativity, and relevance of the generated content, making them essential tools for anyone leveraging GPT models for various applications.</text:p>
      <text:p text:style-name="Heading_20_4"><text:bookmark text:name="_n5kqru9x3oku"/>Temperature: Balancing Creativity and Precision</text:p>
      <text:list xml:id="list871995998" text:style-name="WWNum138">
        <text:list-item>
          <text:p text:style-name="P126"><text:span text:style-name="T16">Defining Temperature</text:span>: In GPT models, 'Temperature' is a parameter that controls the randomness or 'creativity' in the generated output. It influences how the model selects the next word or token in a sequence.</text:p>
        </text:list-item>
        <text:list-item>
          <text:p text:style-name="P126"><text:span text:style-name="T16">High vs. Low Temperature: </text:span>A higher temperature setting increases the randomness, leading to more varied and creative text. Conversely, a lower temperature results in more predictable and focused output, closely following established patterns.</text:p>
        </text:list-item>
        <text:list-item>
          <text:p text:style-name="P126"><text:span text:style-name="T16">Impact on Text Generation:</text:span> Temperature essentially adjusts the probability distribution from which the next token is sampled. A high temperature broadens this distribution, increasing the chances of selecting less likely tokens, whereas a low temperature narrows the focus, favoring more probable choices.</text:p>
        </text:list-item>
      </text:list>
      <text:p text:style-name="Heading_20_4"><text:bookmark text:name="_pftxvomnlze6"/>Top-p Sampling: Dynamic Vocabulary Selection</text:p>
      <text:p text:style-name="P292"><text:span text:style-name="T16">What is Top-p Sampling?:</text:span> Also known as nucleus sampling, Top-p sampling is an approach where the model considers only a subset of the most probable next tokens, based on a defined probability threshold (Top-p).</text:p>
      <text:p text:style-name="P292"/>
      <text:p text:style-name="P292"><text:span text:style-name="T16">Operational Mechanism:</text:span> Instead of scanning the entire vocabulary, the model focuses on a 'nucleus' of tokens that cumulatively meet the Top-p probability. This method allows for dynamic and contextually relevant vocabulary selection.</text:p>
      <text:p text:style-name="P292"/>
      <text:p text:style-name="P292"><text:span text:style-name="T16">Application in Text Generation: </text:span>Top-p sampling offers a balance between variety and relevance in output. By adjusting the Top-p value, the user can control the breadth of token consideration, influencing the diversity and unpredictability of the generated content.</text:p>
      <text:p text:style-name="Standard"/>
      <text:p text:style-name="Standard">Both Temperature and Top-p sampling are instrumental in fine-tuning the output of GPT models. By understanding and manipulating these parameters, users can tailor the AI's text generation to a wide spectrum of needs, from creative writing and brainstorming sessions to precise technical writing and coding.</text:p>
      <text:p text:style-name="Heading_20_4"><text:bookmark text:name="_yvbqenz9sg9e"/>Temperature Settings</text:p>
      <text:p text:style-name="Standard"/>
      <text:list xml:id="list458141293" text:style-name="WWNum276">
        <text:list-item>
          <text:p text:style-name="P127"><text:span text:style-name="T16">Role in GPT: </text:span>Temperature is a key parameter in GPT models, significantly influencing the output's creativity and randomness.</text:p>
        </text:list-item>
        <text:list-item>
          <text:p text:style-name="P127"><text:span text:style-name="T16">High Temperature (e.g., 0.7): </text:span>Results in more creative and diverse outputs. Ideal for tasks requiring innovation and less predictable results.</text:p>
        </text:list-item>
        <text:list-item>
          <text:p text:style-name="P127"><text:span text:style-name="T16">Low Temperature (e.g., 0.2</text:span>): Produces more deterministic and focused outputs. Suitable for tasks where accuracy and adherence to known patterns are crucial.</text:p>
        </text:list-item>
        <text:list-item>
          <text:p text:style-name="P127"><text:span text:style-name="T16">Effect on Generation Process:</text:span> It affects the probability distribution over potential tokens during generation. A temperature of 0 leads to completely deterministic outputs, always choosing the most likely token.</text:p>
        </text:list-item>
      </text:list>
      <text:p text:style-name="Heading_20_4"><text:bookmark text:name="_gx04uzkmq3m4"/>Practical Applications of Temperature</text:p>
      <text:p text:style-name="P292">Balancing Creativity and Determinism: By adjusting the temperature, users can control the balance between creative freedom and strict adherence to expected patterns.</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text:span text:style-name="T16">Use Case</text:span></text:p>
          </table:table-cell>
          <table:table-cell table:style-name="Table5.A1" office:value-type="string">
            <text:p text:style-name="P1"><text:span text:style-name="T16">Temperature</text:span></text:p>
          </table:table-cell>
          <table:table-cell table:style-name="Table5.A1" office:value-type="string">
            <text:p text:style-name="P1"><text:span text:style-name="T16">Top_p</text:span></text:p>
          </table:table-cell>
          <table:table-cell table:style-name="Table5.A1" office:value-type="string">
            <text:p text:style-name="P1"><text:span text:style-name="T16">Description</text:span></text:p>
          </table:table-cell>
        </table:table-row>
        <table:table-row table:style-name="Table5.2">
          <table:table-cell table:style-name="Table5.A2" office:value-type="string">
            <text:p text:style-name="P1"><text:span text:style-name="T16">Code Generation</text:span></text:p>
          </table:table-cell>
          <table:table-cell table:style-name="Table5.A2" office:value-type="string">
            <text:p text:style-name="P1">0.2</text:p>
          </table:table-cell>
          <table:table-cell table:style-name="Table5.A2" office:value-type="string">
            <text:p text:style-name="P1">0.1</text:p>
          </table:table-cell>
          <table:table-cell table:style-name="Table5.A2" office:value-type="string">
            <text:p text:style-name="P1">Generates code that adheres to established patterns and conventions. Output is more deterministic and focused. Useful for generating syntactically correct code.</text:p>
          </table:table-cell>
        </table:table-row>
        <table:table-row table:style-name="Table5.3">
          <table:table-cell table:style-name="Table5.A2" office:value-type="string">
            <text:p text:style-name="P1"><text:span text:style-name="T16">Creative Writing</text:span></text:p>
          </table:table-cell>
          <table:table-cell table:style-name="Table5.A2" office:value-type="string">
            <text:p text:style-name="P1">0.7</text:p>
          </table:table-cell>
          <table:table-cell table:style-name="Table5.A2" office:value-type="string">
            <text:p text:style-name="P1">0.8</text:p>
          </table:table-cell>
          <table:table-cell table:style-name="Table5.A2" office:value-type="string">
            <text:p text:style-name="P1">Generates creative and diverse text for storytelling. Output is more exploratory and less constrained by patterns.</text:p>
          </table:table-cell>
        </table:table-row>
        <table:table-row table:style-name="Table5.3">
          <table:table-cell table:style-name="Table5.A2" office:value-type="string">
            <text:p text:style-name="P1"><text:span text:style-name="T16">Chatbot Responses</text:span></text:p>
          </table:table-cell>
          <table:table-cell table:style-name="Table5.A2" office:value-type="string">
            <text:p text:style-name="P1">0.5</text:p>
          </table:table-cell>
          <table:table-cell table:style-name="Table5.A2" office:value-type="string">
            <text:p text:style-name="P1">0.5</text:p>
          </table:table-cell>
          <table:table-cell table:style-name="Table5.A2" office:value-type="string">
            <text:p text:style-name="P1">Generates conversational responses that balance coherence and diversity. Output is more natural and engaging.</text:p>
          </table:table-cell>
        </table:table-row>
        <table:table-row table:style-name="Table5.5">
          <table:table-cell table:style-name="Table5.A2" office:value-type="string">
            <text:p text:style-name="P1"><text:span text:style-name="T16">Code Comment Generation</text:span></text:p>
          </table:table-cell>
          <table:table-cell table:style-name="Table5.A2" office:value-type="string">
            <text:p text:style-name="P1">0.3</text:p>
          </table:table-cell>
          <table:table-cell table:style-name="Table5.A2" office:value-type="string">
            <text:p text:style-name="P1">0.2</text:p>
          </table:table-cell>
          <table:table-cell table:style-name="Table5.A2" office:value-type="string">
            <text:p text:style-name="P1">Generates code comments that are more likely to be concise and relevant. Output is more deterministic and adheres to conventions.</text:p>
          </table:table-cell>
        </table:table-row>
        <table:table-row table:style-name="Table5.5">
          <table:table-cell table:style-name="Table5.A2" office:value-type="string">
            <text:p text:style-name="P1"><text:span text:style-name="T16">Data Analysis Scripting</text:span></text:p>
          </table:table-cell>
          <table:table-cell table:style-name="Table5.A2" office:value-type="string">
            <text:p text:style-name="P1">0.2</text:p>
          </table:table-cell>
          <table:table-cell table:style-name="Table5.A2" office:value-type="string">
            <text:p text:style-name="P1">0.1</text:p>
          </table:table-cell>
          <table:table-cell table:style-name="Table5.A2" office:value-type="string">
            <text:p text:style-name="P1">Generates data analysis scripts that are more likely to be correct and efficient. Output is more deterministic and focused.</text:p>
          </table:table-cell>
        </table:table-row>
        <table:table-row table:style-name="Table5.2">
          <table:table-cell table:style-name="Table5.A2" office:value-type="string">
            <text:p text:style-name="P1"><text:span text:style-name="T16">Exploratory Code Writing</text:span></text:p>
          </table:table-cell>
          <table:table-cell table:style-name="Table5.A2" office:value-type="string">
            <text:p text:style-name="P1">0.6</text:p>
          </table:table-cell>
          <table:table-cell table:style-name="Table5.A2" office:value-type="string">
            <text:p text:style-name="P1">0.7</text:p>
          </table:table-cell>
          <table:table-cell table:style-name="Table5.A2" office:value-type="string">
            <text:p text:style-name="P1">Generates code that explores alternative solutions and creative approaches. Output is less constrained by established patterns.</text:p>
            <text:p text:style-name="P1"/>
          </table:table-cell>
        </table:table-row>
      </table:table>
      <text:p text:style-name="Standard"><text:soft-page-break/>This table provides a guideline on how to adjust Top-P settings in different scenarios. A lower Top-P value (closer to 0.1) is suited for tasks requiring precision and adherence to established patterns, such as technical code generation or data analysis scripting. In contrast, a higher Top-P setting (around 0.7 or 0.8) is beneficial for creative and exploratory tasks, like creative writing or social media content creation, where diversity and innovation in the text are more valued.</text:p>
      <text:p text:style-name="Standard"/>
      <text:p text:style-name="Standard">Adjusting the Top-P parameter in tandem with Temperature allows for a fine-tuned control over the output of GPT models, ensuring that the generated content aligns with the specific goals and requirements of various applications. Whether seeking consistency and accuracy or creativity and diversity, these parameters are essential tools for optimizing the performance of GPT models across a broad spectrum of use cases.</text:p>
      <text:p text:style-name="Heading_20_2"><text:bookmark text:name="_8sf67o9ler3w"/>Embeddings &amp; Vector Storage </text:p>
      <text:p text:style-name="Standard">This section <text:s/>aims to guide CIOs through the complex landscape of embedding technologies, highlighting their practical applications, challenges, and future potential in enterprise environments.</text:p>
      <text:p text:style-name="Standard"/>
      <text:p text:style-name="Standard"/>
      <text:p text:style-name="Standard"><text:tab/>1.<text:tab/>Introduction to Embeddings</text:p>
      <text:p text:style-name="Standard"><text:tab/>•<text:tab/>Overview of how embeddings represent textual data in machine learning, evolving from simple word representations to complex sentence structures.</text:p>
      <text:p text:style-name="Standard"><text:tab/>2.<text:tab/>Understanding Vector Search and Databases</text:p>
      <text:p text:style-name="Standard"><text:tab/>•<text:tab/>Explains the concept of vector search, its mechanisms, and the scenarios where vector databases outperform traditional methods, offering CIOs insights into their potential applications in enterprise systems.</text:p>
      <text:p text:style-name="Standard"><text:tab/>3.<text:tab/>Foundational Embedding Models</text:p>
      <text:p text:style-name="Standard"><text:tab/>•<text:tab/>Details foundational models like Word2Vec and GloVe, highlighting their significance in early NLP applications and their relevance to current AI solutions.</text:p>
      <text:p text:style-name="Standard"><text:tab/>4.<text:tab/>Advanced Transformer Models</text:p>
      <text:p text:style-name="Standard"><text:tab/>•<text:tab/>Discusses the evolution and impact of transformer models like BERT and GPT, underscoring their sophisticated embedding techniques and transformative role in modern AI.</text:p>
      <text:p text:style-name="Standard"><text:tab/>5.<text:tab/>Techniques for Sentence Embeddings</text:p>
      <text:p text:style-name="Standard"><text:tab/>•<text:tab/>Describes various techniques for creating sentence embeddings, including mean pooling, max pooling, and the use of [CLS] token, offering CIOs a perspective on their practical applications.</text:p>
      <text:p text:style-name="Standard"><text:tab/>6.<text:tab/>OpenAI Embedding Options</text:p>
      <text:p text:style-name="Standard"><text:tab/>•<text:tab/>Provides an overview of embedding features available in OpenAI models and how they can be customized for specific enterprise needs.</text:p>
      <text:p text:style-name="Standard"><text:tab/>7.<text:tab/>Alternative Methods</text:p>
      <text:p text:style-name="Standard"><text:tab/>•<text:tab/>Explores diverse embedding approaches, offering a broad perspective on the range of technologies available beyond mainstream models.</text:p>
      <text:p text:style-name="Standard"><text:tab/>8.<text:tab/>Applications and Use Cases</text:p>
      <text:p text:style-name="Standard"><text:tab/>•<text:tab/>Illustrates practical scenarios where embeddings have been successfully implemented, offering CIOs real-world examples of their applications.</text:p>
      <text:p text:style-name="Standard"><text:tab/>9.<text:tab/>Challenges and Future Directions</text:p>
      <text:p text:style-name="Standard"><text:tab/>•<text:tab/>Addresses current limitations in embedding technologies and forecasts future developments, aiding CIOs in strategic planning.</text:p>
      <text:p text:style-name="Standard"><text:tab/>10.<text:tab/>Practical Implementation</text:p>
      <text:p text:style-name="Standard"><text:tab/>•<text:tab/>Offers a comprehensive guide on implementing and evaluating embeddings, providing CIOs with actionable steps for deployment.</text:p>
      <text:p text:style-name="Standard"><text:tab/>11.<text:tab/>Conclusion</text:p>
      <text:p text:style-name="Standard"><text:tab/>•<text:tab/>Summarizes key takeaways and anticipates future trends in embedding technologies, providing a strategic outlook for CIOs.</text:p>
      <text:p text:style-name="Standard"/>
      <text:p text:style-name="Heading_20_2"><text:bookmark text:name="_8ta014qz74js"/><text:soft-page-break/>Co-Pilots</text:p>
      <text:p text:style-name="Heading_20_3"><text:bookmark text:name="_dzz3qs164rfv"/>Introduction to Co-Pilot Development</text:p>
      <text:p text:style-name="Standard">Co-Pilot Development refers to the creation and integration of advanced AI systems that work alongside human operators in a business setting. These systems are designed to assist, rather than replace, human workers by providing support in decision-making, automating routine tasks, and enhancing overall operational efficiency. </text:p>
      <text:p text:style-name="Standard"/>
      <text:p text:style-name="Standard">The development of co-pilot systems involves several key stages, including design, testing, implementation, and continuous improvement. This process is underpinned by a deep understanding of the specific operational needs of the enterprise and the potential role of AI in meeting these needs.</text:p>
      <text:p text:style-name="Heading_20_3"><text:bookmark text:name="_2gvhib5cm1zu"/>Overview of Co-Pilot Systems in Enterprise Environments</text:p>
      <text:p text:style-name="Standard">In enterprise environments, co-pilot systems are emerging as a vital tool to streamline operations, reduce human error, and enhance decision-making processes. These systems can take various forms, depending on the specific needs of the business, such as virtual assistants, predictive analytics tools, or automated process managers. </text:p>
      <text:p text:style-name="Standard"/>
      <text:p text:style-name="Standard">They are integrated into existing workflows to provide real-time assistance and insights, thus enabling a more agile and responsive operational model. The key to successful implementation lies in their ability to seamlessly blend with human workflows, complementing and enhancing human capabilities rather than replacing them.</text:p>
      <text:p text:style-name="Heading_20_3"><text:bookmark text:name="_18czs1xtse44"/>The Role and Impact of Co-Pilot Systems in Enhancing Business Operations</text:p>
      <text:p text:style-name="Standard">The role of co-pilot systems in business operations is multifaceted:</text:p>
      <text:list xml:id="list2222894664" text:style-name="WWNum40">
        <text:list-item>
          <text:p text:style-name="P128"><text:span text:style-name="T16">Decision Support:</text:span> They provide real-time data analysis and insights, assisting human operators in making more informed decisions. This is particularly valuable in complex scenarios where data-driven insights can significantly enhance the quality of decision-making.</text:p>
        </text:list-item>
        <text:list-item>
          <text:p text:style-name="P128"><text:span text:style-name="T16">Efficiency Enhancement:</text:span> By automating routine and time-consuming tasks, co-pilot systems free up human workers to focus on more strategic and creative tasks. This not only improves operational efficiency but also enhances employee satisfaction and engagement.</text:p>
        </text:list-item>
        <text:list-item>
          <text:p text:style-name="P128"><text:span text:style-name="T16">Error Reduction: </text:span>AI-driven co-pilot systems can identify and correct errors in real-time, thereby reducing the risk of costly mistakes and enhancing the overall accuracy of business processes.</text:p>
        </text:list-item>
        <text:list-item>
          <text:p text:style-name="P128"><text:span text:style-name="T16">Innovation and Continuous Improvement: </text:span>Co-pilot systems can continuously learn and adapt, bringing in new capabilities and insights over time. This fosters an environment of continuous improvement and innovation within the enterprise.</text:p>
        </text:list-item>
        <text:list-item>
          <text:p text:style-name="P128"><text:span text:style-name="T16">Scalability</text:span>: These systems can easily scale to meet growing business needs, making them a flexible and future</text:p>
        </text:list-item>
      </text:list>
      <text:p text:style-name="Heading_20_4"><text:bookmark text:name="_rxzi9dnofb3s"/>Overview of Co-Pilot Systems: Empowering Enterprises with AI Synergy</text:p>
      <text:p text:style-name="Standard">In today’s digital-centric business world, co-pilot systems have emerged as a pivotal force in enterprise environments, offering a synergistic blend of human expertise and artificial intelligence. These systems are revolutionizing the way businesses operate, providing unparalleled support in decision-making, streamlining workflows, and enhancing overall operational efficiency. The integration of co-pilot systems in enterprises marks a significant stride towards a more interconnected and intelligent business ecosystem.</text:p>
      <text:p text:style-name="Heading_20_4"><text:bookmark text:name="_gpagpisfx4g5"/>Role and Impact: Navigating the Technological and Operational Landscape</text:p>
      <text:p text:style-name="Standard">The role of co-pilot systems transcends mere technical assistance; it is about reshaping the operational landscape of enterprises. By offering real-time insights, predictive analytics, and automated task handling, these systems play a crucial role in augmenting human decision-making and efficiency. The impact of co-pilot systems is profound – they not only optimize existing processes but also open avenues for new capabilities and innovations, driving enterprises towards a future of enhanced agility and informed strategies.</text:p>
      <text:p text:style-name="Heading_20_4"><text:bookmark text:name="_kjlcrucl6z60"/>The Path to Implementation: Strategies for Effective Integration</text:p>
      <text:p text:style-name="Standard">Embarking on the journey of co-pilot system development and integration involves a strategic approach tailored to the unique needs of each enterprise. It encompasses understanding the specific operational challenges, designing AI systems that complement human skills, and seamlessly embedding these technologies into the enterprise fabric. This section aims to guide CIOs and technology leaders through the nuances of implementing co-pilot systems, highlighting the technical aspects, potential challenges, and practical strategies for effective integration.</text:p>
      <text:p text:style-name="Heading_20_3"><text:bookmark text:name="_sx9q7d32f494"/>Co-Pilot Development for Enterprises: </text:p>
      <text:p text:style-name="Heading_20_3"><text:bookmark text:name="_twuw65qbzuh"/>Introduction to Co-Pilot Development</text:p>
      <text:p text:style-name="Heading_20_4"><text:bookmark text:name="_luufyrhgg5po"/>Overview of Co-Pilot Systems in Enterprise Context</text:p>
      <text:list xml:id="list2287064769" text:style-name="WWNum236">
        <text:list-item>
          <text:p text:style-name="P129">Understanding Co-Pilot Systems: For a CIO, comprehending the role of co-pilot systems is crucial. These systems represent a blend of AI technologies and tools designed to support and enhance human decision-making and operational workflows. They are not just technological tools; they're partners in managing complex enterprise processes.</text:p>
        </text:list-item>
        <text:list-item>
          <text:p text:style-name="P129">AI-Assisted Decision Making: Co-pilot systems utilize advanced AI algorithms to provide insights, automate routine tasks, and optimize decision-making processes. They are particularly effective in scenarios involving large data sets where human analysis might be time-consuming or prone to error.</text:p>
        </text:list-item>
        <text:list-item>
          <text:p text:style-name="P129">Operational Enhancement: These systems are integrated into various enterprise operations, from customer service to data analytics, ensuring a more streamlined and efficient workflow. They can identify patterns, predict outcomes, and provide actionable recommendations, making operations more proactive rather than reactive.</text:p>
        </text:list-item>
      </text:list>
      <text:p text:style-name="Heading_20_4"><text:bookmark text:name="_sga5j2f785g8"/>The Need for Co-Pilot Systems in Enterprises</text:p>
      <text:list xml:id="list1380061435" text:style-name="WWNum230">
        <text:list-item>
          <text:p text:style-name="P130">Driving Efficiency and Accuracy: In today's fast-paced business environment, enterprises face the challenge of processing vast amounts of data and making timely decisions. Co-pilot systems help in processing this data more efficiently and accurately, leading to better-informed decisions and strategies.</text:p>
        </text:list-item>
        <text:list-item>
          <text:p text:style-name="P130"><text:soft-page-break/>Innovation at the Core: For a CIO, fostering innovation is a key priority. Co-pilot systems bring a new level of innovation to business operations by introducing advanced AI capabilities. They enable businesses to explore new methodologies, optimize existing processes, and stay ahead of market trends.</text:p>
        </text:list-item>
        <text:list-item>
          <text:p text:style-name="P130">Meeting Evolving Business Demands: Enterprises are under constant pressure to evolve and adapt. Co-pilot systems provide the agility needed to meet these evolving demands. They help enterprises stay competitive by quickly adapting to market changes, customer needs, and technological advancements.</text:p>
        </text:list-item>
        <text:list-item>
          <text:p text:style-name="P130">Empowering Human Workforce: An essential aspect for CIOs to consider is how co-pilot systems complement the human workforce. By automating routine tasks, these systems free up employees to focus on more strategy.</text:p>
        </text:list-item>
      </text:list>
      <text:p text:style-name="Heading_20_4"><text:bookmark text:name="_4harn96x2zdc"/>The Role of Co-Pilot Systems in Business Operations</text:p>
      <text:list xml:id="list865863548" text:style-name="WWNum66">
        <text:list-item>
          <text:p text:style-name="P131">AI-Driven Decision Making: Co-pilot systems serve as a critical tool for decision support in enterprises. By leveraging AI, these systems can analyze large volumes of data, identify trends, and provide predictive insights. This capability is invaluable for CIOs in making informed strategic decisions, particularly in areas like market trends, customer behavior, and operational efficiency.</text:p>
        </text:list-item>
        <text:list-item>
          <text:p text:style-name="P131">Routine Task Automation: One of the significant benefits of co-pilot systems is their ability to automate routine and repetitive tasks. This automation not only speeds up processes but also reduces the potential for human error. For instance, tasks like data entry, scheduling, and basic customer inquiries can be handled by co-pilot systems, allowing human employees to focus on more complex and strategic work.</text:p>
        </text:list-item>
        <text:list-item>
          <text:p text:style-name="P131">Strategic Resource Allocation: Co-pilot systems enable CIOs to optimize resource allocation. By automating routine tasks, these systems allow human resources to be redirected towards more critical, value-adding activities, thus maximizing the potential of the human workforce.</text:p>
        </text:list-item>
        <text:list-item>
          <text:p text:style-name="P131">Enhanced Decision Quality: With co-pilot systems, the quality of decisions improves as they are based on comprehensive data analysis and AI-driven insights. This leads to more accurate forecasting, better risk management, and more effective strategic planning.</text:p>
        </text:list-item>
      </text:list>
      <text:p text:style-name="Heading_20_4"><text:bookmark text:name="_sf3oo6qwzeet"/>Enhancing Collaboration and Productivity</text:p>
      <text:list xml:id="list4224462089" text:style-name="WWNum203">
        <text:list-item>
          <text:p text:style-name="P132">Facilitating Team Collaboration: Co-pilot systems can significantly enhance collaboration within teams. By providing a centralized platform for data and insights, these systems ensure that all team members have access to the same information, fostering a more cohesive and informed collaborative environment.</text:p>
        </text:list-item>
        <text:list-item>
          <text:p text:style-name="P132">Improving Communication Efficiency: Co-pilot systems can streamline communication by providing tools for quicker and more effective information sharing. They can also assist in scheduling, task allocation, and project management, leading to better coordination among team members.</text:p>
        </text:list-item>
        <text:list-item>
          <text:p text:style-name="P132">Productivity Boosting Tools: These systems often come with productivity tools that help in prioritizing tasks, managing time, and tracking progress. This aspect is particularly beneficial in managing large projects where coordination and time management are key to success.</text:p>
        </text:list-item>
        <text:list-item>
          <text:p text:style-name="P132">Customized User Experiences: Co-pilot systems can be tailored to meet the specific needs of different teams and departments within an enterprise. This customization ensures that each team has the tools and information they need to be most productive, aligned with their unique operational requirements.</text:p>
        </text:list-item>
        <text:list-item>
          <text:p text:style-name="P132">Data-Driven Collaboration: By providing data-driven insights, co-pilot systems enable teams to make decisions that are backed by solid data, reducing guesswork and subjective biases in team discussions and decisions.</text:p>
        </text:list-item>
      </text:list>
      <text:p text:style-name="Heading_20_4"><text:bookmark text:name="_1tfr9srlz4x9"/>Development Strategy for Co-Pilot Systems</text:p>
      <text:list xml:id="list2115641517" text:style-name="WWNum199">
        <text:list-item>
          <text:p text:style-name="P133">Co-pilot systems represent a significant leap in enterprise technology, focusing on AI-assisted tools that augment and streamline human decision-making and operational processes.</text:p>
        </text:list-item>
        <text:list-item>
          <text:p text:style-name="P133">These systems serve as powerful aids in various business functions, from automating routine tasks to providing advanced analytical insights, thereby enhancing both efficiency and strategic decision-making capabilities.</text:p>
        </text:list-item>
      </text:list>
      <text:p text:style-name="Standard">The Need for Co-Pilot Systems in Modern Enterprises</text:p>
      <text:list xml:id="list2770581677" text:style-name="WWNum218">
        <text:list-item>
          <text:p text:style-name="P134">In the context of rapid technological evolution and increasing data complexities, co-pilot systems have emerged as essential tools for enterprises seeking to remain competitive and innovative.</text:p>
        </text:list-item>
        <text:list-item>
          <text:p text:style-name="P134">They address the growing demand for efficient data handling, predictive analytics, and automation in complex business environments, making them indispensable for forward-thinking organizations.</text:p>
        </text:list-item>
      </text:list>
      <text:p text:style-name="Heading_20_4"><text:bookmark text:name="_38x9rdn9oh8q"/>Development Strategy for Co-Pilot Systems</text:p>
      <text:p text:style-name="Standard">Building or Choosing the Right Co-Pilot System: Third-Party Providers vs. Custom Development</text:p>
      <text:list xml:id="list87531779" text:style-name="WWNum44">
        <text:list-item>
          <text:p text:style-name="P135">Enterprises must decide whether to develop their own custom co-pilot systems or leverage solutions from third-party providers like Microsoft or Google. Each approach has its unique benefits and considerations.</text:p>
        </text:list-item>
        <text:list-item>
          <text:p text:style-name="P135">Third-party solutions often provide a ready-to-deploy framework with comprehensive support, but may lack the specific customization needed for an enterprise's unique operational environment.</text:p>
        </text:list-item>
        <text:list-item>
          <text:p text:style-name="P135">Building a custom co-pilot, on the other hand, allows for tailored solutions perfectly aligned with specific business needs, although it requires more resources in terms of development and maintenance.</text:p>
        </text:list-item>
      </text:list>
      <text:p text:style-name="Heading_20_4"><text:bookmark text:name="_ef50iq7wkup7"/>Establishing User-Centric Design Principles</text:p>
      <text:list xml:id="list3867273737" text:style-name="WWNum162">
        <text:list-item>
          <text:p text:style-name="P136">The design of co-pilot systems should be deeply rooted in user-centric principles, focusing on usability, functionality, and a seamless user experience.</text:p>
        </text:list-item>
        <text:list-item>
          <text:p text:style-name="P136">This approach ensures that the systems are intuitive and effective, catering specifically to the needs and preferences of end-users, thereby maximizing adoption and impact.</text:p>
        </text:list-item>
      </text:list>
      <text:p text:style-name="Heading_20_4"><text:bookmark text:name="_tr5ecseerahu"/>Feature Prioritization Process</text:p>
      <text:list xml:id="list543959072" text:style-name="WWNum131">
        <text:list-item>
          <text:p text:style-name="P137">A methodical approach to feature prioritization is critical. This involves analyzing user feedback and business requirements to identify which features will bring the most value.</text:p>
        </text:list-item>
        <text:list-item>
          <text:p text:style-name="P137"><text:soft-page-break/>The process should align with the enterprise's strategic objectives, ensuring that the co-pilot system effectively supports and enhances business operations.</text:p>
        </text:list-item>
      </text:list>
      <text:p text:style-name="P18"/>
      <text:p text:style-name="Heading_20_4"><text:bookmark text:name="_vtq8xoa5x61h"/>The Benefits of Co-Pilot Systems in Enterprises</text:p>
      <text:list xml:id="list2889209081" text:style-name="WWNum254">
        <text:list-item>
          <text:p text:style-name="P138">Efficiency Gains and Enhanced Decision Making: Highlight how co-pilot systems can streamline operations and provide support in complex decision-making scenarios, leading to significant efficiency gains.</text:p>
        </text:list-item>
        <text:list-item>
          <text:p text:style-name="P138">Adoption Strategies and User Engagement: Discuss strategies for encouraging user adoption of co-pilot systems, focusing on training programs, user engagement initiatives, and demonstrating the tangible benefits these systems bring to everyday operations.</text:p>
        </text:list-item>
      </text:list>
      <text:p text:style-name="P292"/>
      <text:p text:style-name="Heading_20_4"><text:bookmark text:name="_tcjx812om6rv"/>The Benefits of Co-Pilot Systems in Enterprises</text:p>
      <text:list xml:id="list468130505" text:style-name="WWNum154">
        <text:list-item>
          <text:p text:style-name="P139">Efficiency Gains and Enhanced Decision Making: Highlight how co-pilot systems can streamline operations and provide support in complex decision-making scenarios, leading to significant efficiency gains.</text:p>
        </text:list-item>
        <text:list-item>
          <text:p text:style-name="P139">Adoption Strategies and User Engagement: Discuss strategies for encouraging user adoption of co-pilot systems, focusing on training programs, user engagement initiatives, and demonstrating the tangible benefits these systems bring to everyday operations.</text:p>
        </text:list-item>
      </text:list>
      <text:p text:style-name="Heading_20_4"><text:bookmark text:name="_agg24pk7301a"/>Establishing a Feedback Loop for Continuous Improvement</text:p>
      <text:list xml:id="list3769535668" text:style-name="WWNum178">
        <text:list-item>
          <text:p text:style-name="P140">Iterative Development Incorporating User Feedback: Explain the importance of a feedback loop in the development process, where user feedback is continuously gathered and used to make iterative improvements to the system.</text:p>
        </text:list-item>
        <text:list-item>
          <text:p text:style-name="P140">Metrics for Measuring Effectiveness: Describe the key performance indicators and metrics that can be used to measure the effectiveness of co-pilot systems, helping guide future development and optimization efforts.</text:p>
        </text:list-item>
      </text:list>
      <text:p text:style-name="Heading_20_4"><text:bookmark text:name="_53cd7fc1lxbt"/>Training Programs for Co-Pilot System Users</text:p>
      <text:list xml:id="list1633259830" text:style-name="WWNum200">
        <text:list-item>
          <text:p text:style-name="P141">Comprehensive Curriculum Development: Outline the approach to developing a comprehensive training curriculum that covers essential AI and system-specific skills required for effectively using co-pilot systems.</text:p>
        </text:list-item>
        <text:list-item>
          <text:p text:style-name="P141">Diverse Training Delivery Methods: Discuss various methods for delivering training, such as in-person workshops, online modules, and hands-on sessions, to accommodate different learning styles and needs.</text:p>
        </text:list-item>
      </text:list>
      <text:p text:style-name="Heading_20_4"><text:bookmark text:name="_gs408opsmz65"/>Reinforcing Feedback Loop in Training Programs</text:p>
      <text:p text:style-name="Standard">Evaluations and Continuous Improvement Post Workshops: Stress the importance of conducting evaluations after training workshops to gather feedback and insights. This feedback is crucial for continuous improvement of the training programs, ensuring they remain relevant and effective.</text:p>
      <text:p text:style-name="Standard"/>
      <text:list xml:id="list460824272" text:style-name="WWNum63">
        <text:list-item>
          <text:p text:style-name="P142">Regular Assessment of Training Effectiveness: Discuss strategies for regularly assessing the effectiveness of training programs. This includes monitoring how well the training translates into practical application and making necessary adjustments to the curriculum based on evolving user needs and technological advancements.</text:p>
        </text:list-item>
      </text:list>
      <text:p text:style-name="Heading_20_4"><text:bookmark text:name="_cnac29cxb1jy"/>Implementing Co-Pilot Systems: A Step-by-Step Guide</text:p>
      <text:list xml:id="list355393538" text:style-name="WWNum15">
        <text:list-item>
          <text:p text:style-name="P143">Pilot Testing and Proof of Concept: Detail the importance of pilot testing co-pilot systems in a controlled environment to validate their effectiveness and gather initial user feedback.</text:p>
        </text:list-item>
        <text:list-item>
          <text:p text:style-name="P143">Scalable Deployment Strategies: Explore strategies for scaling the deployment of co-pilot systems across the enterprise, ensuring they integrate smoothly with existing workflows and systems.</text:p>
        </text:list-item>
      </text:list>
      <text:p text:style-name="Heading_20_4"><text:bookmark text:name="_huod22voz3bd"/>Long-Term Management and Evolution of Co-Pilot Systems</text:p>
      <text:list xml:id="list325315480" text:style-name="WWNum57">
        <text:list-item>
          <text:p text:style-name="P144">Maintenance and Upgrades: Highlight the ongoing maintenance requirements of co-pilot systems, including regular upgrades to incorporate new features and capabilities.</text:p>
        </text:list-item>
        <text:list-item>
          <text:p text:style-name="P144">Adapting to Changing Business Needs: Discuss the need for co-pilot systems to be adaptable, enabling them to evolve in response to changing business needs and technological advancements. This section should emphasize the importance of flexibility in system architecture to accommodate future growth and shifts in operational strategies.</text:p>
        </text:list-item>
      </text:list>
      <text:p text:style-name="Heading_20_4"><text:bookmark text:name="_erbj1mi3oz4p"/>Evaluating the Impact of Co-Pilot Systems</text:p>
      <text:list xml:id="list1454087591" text:style-name="WWNum222">
        <text:list-item>
          <text:p text:style-name="P145">Performance Metrics and ROI Analysis: Illustrate how to evaluate the impact of co-pilot systems using specific performance metrics and return on investment (ROI) analysis. This assessment helps in quantifying the benefits of the systems in terms of efficiency, cost savings, and overall contribution to business goals.</text:p>
        </text:list-item>
        <text:list-item>
          <text:p text:style-name="P145">Feedback Mechanisms for Continuous Enhancement: Discuss the establishment of robust feedback mechanisms that allow for continuous collection of user insights and experiences. This feedback is vital for ongoing enhancement and refinement of the co-pilot systems.</text:p>
        </text:list-item>
      </text:list>
      <text:p text:style-name="Heading_20_3"><text:bookmark text:name="_xhr8uhweellu"/>Benefits of Implementing a Co-Pilot System</text:p>
      <text:p text:style-name="Heading_20_4"><text:bookmark text:name="_ucj3xmk9dygx"/>Efficiency Gains</text:p>
      <text:list xml:id="list3684541261" text:style-name="WWNum36">
        <text:list-item>
          <text:p text:style-name="P146"><text:soft-page-break/>Streamlining Operations: Explore how co-pilot systems streamline various business processes, leading to significant improvements in operational efficiency. Highlight examples where automation and AI-driven insights have reduced manual efforts and expedited decision-making.</text:p>
        </text:list-item>
        <text:list-item>
          <text:p text:style-name="P146">Enhanced Decision-Making: Delve into how co-pilot systems provide data-driven insights, aiding leaders and teams in making more informed and effective decisions. Discuss the integration of predictive analytics and real-time data analysis capabilities.</text:p>
        </text:list-item>
      </text:list>
      <text:p text:style-name="Heading_20_4"><text:bookmark text:name="_i4l5i4ovp4s8"/>User Adoption Strategies</text:p>
      <text:list xml:id="list32673114" text:style-name="WWNum108">
        <text:list-item>
          <text:p text:style-name="P147">Engagement and Training: Outline strategies for engaging employees with co-pilot systems, including comprehensive training programs tailored to different user groups within the enterprise.</text:p>
        </text:list-item>
        <text:list-item>
          <text:p text:style-name="P147">Customization for User Needs: Stress the importance of customizing co-pilot systems to align with the specific needs and workflows of different departments, enhancing their relevance and usability.</text:p>
        </text:list-item>
      </text:list>
      <text:p text:style-name="Heading_20_3"><text:bookmark text:name="_wiqo39gj21lo"/>Iterative Development and Feedback Loop</text:p>
      <text:p text:style-name="Heading_20_4"><text:bookmark text:name="_oc1cmkp9hhy5"/>Incorporation of User Feedback</text:p>
      <text:list xml:id="list1233779929" text:style-name="WWNum262">
        <text:list-item>
          <text:p text:style-name="P148">Continuous Improvement Process: Explain how user feedback is systematically collected and analyzed to continually improve the co-pilot system. Highlight methods for gathering feedback, such as surveys, user forums, and direct observations.</text:p>
        </text:list-item>
        <text:list-item>
          <text:p text:style-name="P148">Adaptive Feature Development: Discuss how user feedback influences the development of new features and the refinement of existing ones, ensuring that the co-pilot system remains aligned with user needs and preferences.</text:p>
        </text:list-item>
      </text:list>
      <text:p text:style-name="Heading_20_4"><text:bookmark text:name="_15htrs7fesax"/>Effectiveness Measurement</text:p>
      <text:list xml:id="list773977568" text:style-name="WWNum73">
        <text:list-item>
          <text:p text:style-name="P149">Key Performance Indicators (KPIs): Identify and define specific KPIs used to measure the effectiveness of co-pilot systems in terms of user engagement, productivity improvements, and operational efficiency.</text:p>
        </text:list-item>
        <text:list-item>
          <text:p text:style-name="P149">Data-Driven Insights: Emphasize the role of data analytics in measuring the impact of co-pilot systems. Illustrate how data is used to track usage patterns, identify areas for enhancement, and quantify the overall benefits to the organization.</text:p>
        </text:list-item>
      </text:list>
      <text:p text:style-name="Heading_20_3"><text:bookmark text:name="_h92rj7chawhh"/>Training Programs for Co-Pilot Systems</text:p>
      <text:p text:style-name="Heading_20_4"><text:bookmark text:name="_t28c8a3121vj"/>Curriculum Development</text:p>
      <text:list xml:id="list837847851" text:style-name="WWNum114">
        <text:list-item>
          <text:p text:style-name="P150">Skill-Focused Content: Discuss the development of a curriculum that is specifically designed to impart essential skills needed for effectively using co-pilot systems. This includes practical sessions on system navigation, data interpretation, and scenario-based problem-solving.</text:p>
        </text:list-item>
        <text:list-item>
          <text:p text:style-name="P150">Integration with Business Processes: Emphasize how the training program integrates co-pilot system usage with the organization's existing business processes and workflows. The aim is to demonstrate real-world applications and benefits.</text:p>
        </text:list-item>
      </text:list>
      <text:p text:style-name="Heading_20_4"><text:bookmark text:name="_lg7pbyce2g40"/>Diverse Training Methods</text:p>
      <text:list xml:id="list3968669882" text:style-name="WWNum58">
        <text:list-item>
          <text:p text:style-name="P151">Adaptive Learning Approaches: Outline the deployment of various training delivery methods, such as e-learning modules, in-person workshops, and interactive webinars. The focus here is on adapting to different learning styles, ensuring that all employees, regardless of their professional backgrounds or learning preferences, can effectively engage with the training.</text:p>
        </text:list-item>
      </text:list>
      <text:list xml:id="list3034962201" text:style-name="WWNum220">
        <text:list-item>
          <text:p text:style-name="P152">Scenario-Based Training: Highlight the use of real-life scenarios and case studies in training sessions. This approach helps in contextualizing the co-pilot system's capabilities within the actual work environment, making the learning experience more relevant and engaging.</text:p>
        </text:list-item>
      </text:list>
      <text:p text:style-name="Heading_20_3"><text:bookmark text:name="_e20oxcz3cqbj"/>Continuous Improvement Through Feedback</text:p>
      <text:p text:style-name="Heading_20_4"><text:bookmark text:name="_9xo4hsac343r"/>Post-Training Evaluations</text:p>
      <text:list xml:id="list3825303058" text:style-name="WWNum197">
        <text:list-item>
          <text:p text:style-name="P153">Feedback Mechanisms: Discuss the importance of conducting thorough evaluations after each training session. These evaluations can include surveys, quizzes, or informal group discussions aimed at assessing the clarity, relevance, and impact of the training content.</text:p>
        </text:list-item>
        <text:list-item>
          <text:p text:style-name="P153">Actionable Insights from Feedback: Explain how feedback from these evaluations is used to refine training modules. Focus on how constructive criticism and suggestions are incorporated to enhance the effectiveness of future training sessions.</text:p>
        </text:list-item>
      </text:list>
      <text:p text:style-name="Heading_20_4"><text:bookmark text:name="_lgajcp86mk90"/>Regular Training Effectiveness Assessment</text:p>
      <text:list xml:id="list2020841347" text:style-name="WWNum132">
        <text:list-item>
          <text:p text:style-name="P154">Ongoing Monitoring and Adjustment: Detail the process of continually assessing the effectiveness of training programs. This involves monitoring changes in employee performance and system usage patterns post-training.</text:p>
        </text:list-item>
        <text:list-item>
          <text:p text:style-name="P154">Alignment with Evolving Needs: Emphasize the importance of regularly updating training content to align with new features or updates in the co-pilot system as well as evolving business requirements. This ensures that the workforce remains adept at leveraging the system's full potential.</text:p>
        </text:list-item>
      </text:list>
      <text:p text:style-name="Heading_20_3"><text:bookmark text:name="_rvyj4sw02hlm"/>Future Outlook and Evolving Trends in Co-Pilot Technology</text:p>
      <text:p text:style-name="Heading_20_4"><text:bookmark text:name="_ce3pm04c84qc"/>Emerging Trends in Co-Pilot Technology</text:p>
      <text:list xml:id="list1302758827" text:style-name="WWNum89">
        <text:list-item>
          <text:p text:style-name="P155">Integration of Advanced AI and Machine Learning: Discuss the increasing integration of sophisticated AI algorithms and machine learning techniques into co-pilot systems. This evolution is expected to enhance the predictive accuracy, responsiveness, and adaptability of these systems, allowing for more nuanced and context-aware assistance.</text:p>
        </text:list-item>
        <text:list-item>
          <text:p text:style-name="P155">Enhanced Natural Language Processing (NLP): Highlight the advancements in NLP capabilities, enabling co-pilot systems to understand and respond to complex user queries more effectively. This will facilitate more intuitive and conversational interactions between users and the system, making it more user-friendly.</text:p>
        </text:list-item>
      </text:list>
      <text:p text:style-name="Heading_20_4"><text:bookmark text:name="_txilrn6yp99c"/><text:soft-page-break/>Enhanced Data Analytics and Visualization</text:p>
      <text:list xml:id="list3253444490" text:style-name="WWNum195">
        <text:list-item>
          <text:p text:style-name="P156">Real-Time Data Processing: Explore how future co-pilot systems are likely to focus on real-time data analysis, providing instant insights and recommendations. This feature can significantly impact decision-making processes, allowing businesses to respond swiftly to market changes.</text:p>
        </text:list-item>
        <text:list-item>
          <text:p text:style-name="P156">Advanced Visualization Tools: Predict the incorporation of more sophisticated data visualization tools within co-pilot systems. These tools will help in presenting complex data in an easily digestible format, aiding in better understanding and quicker decision-making.</text:p>
        </text:list-item>
      </text:list>
      <text:p text:style-name="Heading_20_4"><text:bookmark text:name="_jkgmnpkbepc3"/>Anticipating Transformative Impacts on Business Operations</text:p>
      <text:list xml:id="list679224270" text:style-name="WWNum233">
        <text:list-item>
          <text:p text:style-name="P157">Automating Complex Decision-Making Processes: Discuss how the advancement in co-pilot technology could lead to the automation of more complex decision-making processes, thereby reducing the cognitive load on human decision-makers and increasing operational efficiency.</text:p>
        </text:list-item>
      </text:list>
      <text:list xml:id="list1597417560" text:style-name="WWNum3">
        <text:list-item>
          <text:p text:style-name="P158">Customization and Personalization: Anticipate a shift towards more personalized co-pilot systems that adapt to individual user preferences and work styles. This customization will enhance user experience and productivity, as systems will be tailored to suit specific user needs and preferences.</text:p>
        </text:list-item>
      </text:list>
      <text:p text:style-name="Heading_20_4"><text:bookmark text:name="_mv7osy8mta3s"/>Integrating with Emerging Technologies</text:p>
      <text:list xml:id="list3659290477" text:style-name="WWNum64">
        <text:list-item>
          <text:p text:style-name="P159">IoT and Edge Computing: Explore the potential integration of co-pilot systems with IoT devices and edge computing. This integration would allow for the seamless collection and analysis of data from various sources, enhancing the system's ability to provide timely and contextually relevant advice or solutions.</text:p>
        </text:list-item>
        <text:list-item>
          <text:p text:style-name="P159">Blockchain for Enhanced Security: Speculate on the integration of blockchain technology to enhance the security and transparency of co-pilot systems, especially in industries where data integrity and compliance are paramount.</text:p>
        </text:list-item>
      </text:list>
      <text:p text:style-name="Heading_20_4"><text:bookmark text:name="_boxlnz9nv9mz"/>Ethical AI and Responsible Use</text:p>
      <text:list xml:id="list856949086" text:style-name="WWNum237">
        <text:list-item>
          <text:p text:style-name="P160">Focus on Ethical AI: Discuss the growing emphasis on ethical AI principles in the development of co-pilot systems. As these systems become more autonomous and influential in decision-making, ensuring they adhere to ethical guidelines and societal values will be crucial.</text:p>
        </text:list-item>
        <text:list-item>
          <text:p text:style-name="P160">Responsible Use and Governance: Highlight the importance of responsible use policies and governance structures to oversee the deployment and operation of co-pilot systems, ensuring they are used in ways that benefit the organization without compromising ethical standards or employee well-being.</text:p>
        </text:list-item>
      </text:list>
      <text:p text:style-name="Heading_20_3"><text:bookmark text:name="_7ycp98a0m72l"/>Creating a Unique Co-Pilot System:</text:p>
      <text:p text:style-name="Standard">In response to the high costs associated with Microsoft 365 Co-Pilot, the exploration of a more cost-effective yet equally functional alternative became a priority. This led to the development of a unique co-pilot system using Microsoft Graph and OpenAI's GPT-4, which was accomplished in under an hour and at a fraction of the cost.</text:p>
      <text:p text:style-name="Heading_20_4"><text:bookmark text:name="_llpktsu8rxw7"/>Development Overview:</text:p>
      <text:list xml:id="list3906134360" text:style-name="WWNum280">
        <text:list-item>
          <text:p text:style-name="P161">Cost-Effective Alternative: The new system was developed as a budget-friendly alternative to the expensive Microsoft 365 Co-Pilot, offering similar functionalities without the hefty price tag.</text:p>
        </text:list-item>
        <text:list-item>
          <text:p text:style-name="P161">Microsoft Graph and GPT-4 Integration: The combination of Microsoft Graph and GPT-4 not only replicated the desired functionality but also offered a more advanced language processing capability, enhancing the overall effectiveness of the system.</text:p>
        </text:list-item>
        <text:list-item>
          <text:p text:style-name="P161">Outlook Add-On Creation: The process involved creating a Microsoft Outlook add-on using a React template from GitHub, integrated with the GPT-4 API for advanced text processing and Microsoft Graph for accessing a wide range of data.</text:p>
        </text:list-item>
      </text:list>
      <text:p text:style-name="Heading_20_4"><text:bookmark text:name="_9px8z3hi194n"/>Building the System:</text:p>
      <text:list xml:id="list23259601" text:style-name="WWNum231">
        <text:list-item>
          <text:p text:style-name="P162">Environment Setup: The initial step involved cloning a React GitHub template and setting up the development environment with necessary dependencies.</text:p>
        </text:list-item>
        <text:list-item>
          <text:p text:style-name="P162">GPT-4 Integration: Integrating GPT-4 allowed for advanced natural language processing, enabling the system to understand and generate contextually relevant text based on user inputs.</text:p>
        </text:list-item>
        <text:list-item>
          <text:p text:style-name="P162">Microsoft Graph Integration: Utilizing Microsoft Graph provided access to extensive data from Microsoft 365 services, enabling the system to interact with and analyze data like emails, calendars, and documents.</text:p>
        </text:list-item>
        <text:list-item>
          <text:p text:style-name="P162">Development and Customization: The add-on was developed by modifying React components and implementing logic for interaction with GPT-4 and Microsoft Graph. The user interface was designed to be intuitive and user-friendly.</text:p>
        </text:list-item>
      </text:list>
      <text:p text:style-name="Heading_20_4"><text:bookmark text:name="_27hrs5laa4lt"/>Operational Mechanics:</text:p>
      <text:list xml:id="list3006635318" text:style-name="WWNum41">
        <text:list-item>
          <text:p text:style-name="P163">Text Processing: The system processes text captured from emails using GPT-4, generating intelligent suggestions and responses.</text:p>
        </text:list-item>
        <text:list-item>
          <text:p text:style-name="P163">Interactions with Microsoft Graph: The system uses Microsoft Graph to access and manipulate data based on the text content or GPT-4 analysis, enhancing the functionality of the add-on.</text:p>
        </text:list-item>
        <text:list-item>
          <text:p text:style-name="P163">Suggestions Display: The add-on displays generated suggestions or actions within its UI, aiding users in email composition and decision-making.</text:p>
        </text:list-item>
      </text:list>
      <text:p text:style-name="Heading_20_4"><text:bookmark text:name="_ybh663hqv6j1"/>Deployment and Testing:</text:p>
      <text:list xml:id="list2717762768" text:style-name="WWNum59">
        <text:list-item>
          <text:p text:style-name="P164">Local Testing: The add-on was tested locally for functionality and effectiveness before deployment.</text:p>
        </text:list-item>
        <text:list-item>
          <text:p text:style-name="P164">Deployment Strategy: Upon successful testing, the add-on was deployed to the Office Store for broader use, or distributed directly to users within the organization.</text:p>
        </text:list-item>
      </text:list>
      <text:p text:style-name="Heading_20_3"><text:bookmark text:name="_767zjicau41w"/><text:soft-page-break/>How to Create a Unique Co-Pilot System Using Microsoft Graph and GPT-4</text:p>
      <text:p text:style-name="Standard"/>
      <text:p text:style-name="Standard">Developing a custom co-pilot system, whether for Microsoft or Google ecosystems, involves integrating various tools and technologies to create an AI-assisted platform that enhances business operations and decision-making. Here's a structured approach to creating such a system, including integrating custom skills and prompts.</text:p>
      <text:p text:style-name="Heading_20_3"><text:bookmark text:name="_kbu1k0jx607a"/>Development of a Custom Co-Pilot System</text:p>
      <text:p text:style-name="Heading_20_4"><text:bookmark text:name="_pm5pj0pkznos"/>1. Conceptualization and Planning</text:p>
      <text:list xml:id="list1658063646" text:style-name="WWNum206">
        <text:list-item>
          <text:p text:style-name="P165">Understanding the Need: Identify why your enterprise needs a custom co-pilot system. Consider the specific functionalities you aim to enhance or replicate in your system.</text:p>
        </text:list-item>
        <text:list-item>
          <text:p text:style-name="P165">Choosing the Right Tools: Decide whether to use Microsoft Copilot Studio, Google's AI tools, or other platforms. Consider the unique features of each and how they align with your business needs.</text:p>
        </text:list-item>
      </text:list>
      <text:p text:style-name="Heading_20_4"><text:bookmark text:name="_ivgvtyp23o6j"/>2. Environment Setup</text:p>
      <text:list xml:id="list2566209480" text:style-name="WWNum97">
        <text:list-item>
          <text:p text:style-name="P166">Development Environment: Set up your development environment. For Microsoft, use Copilot Studio; for Google, consider Google Cloud Platform or similar tools.</text:p>
        </text:list-item>
        <text:list-item>
          <text:p text:style-name="P166">Dependencies and Integrations: Ensure necessary dependencies are installed and integrated, such as Node.js for Microsoft or Python libraries for Google AI.</text:p>
        </text:list-item>
      </text:list>
      <text:p text:style-name="Heading_20_4"><text:bookmark text:name="_w7iryzm4w0wy"/>3. AI Integration</text:p>
      <text:list xml:id="list3368689094" text:style-name="WWNum117">
        <text:list-item>
          <text:p text:style-name="P167">Microsoft Graph and GPT-4 Integration: For Microsoft, integrate Microsoft Graph for data access and GPT-4 for advanced language processing.</text:p>
        </text:list-item>
        <text:list-item>
          <text:p text:style-name="P167">Google AI and TensorFlow: For Google, leverage Google AI services and TensorFlow for machine learning and natural language processing capabilities.</text:p>
        </text:list-item>
      </text:list>
      <text:p text:style-name="Heading_20_4"><text:bookmark text:name="_fq83deh6mk78"/>4. Custom Skills and Prompts Development</text:p>
      <text:list xml:id="list3760498917" text:style-name="WWNum7">
        <text:list-item>
          <text:p text:style-name="P168">Developing Skills: Create specific skills relevant to your business operations, such as data analysis, report generation, or customer interaction.</text:p>
        </text:list-item>
        <text:list-item>
          <text:p text:style-name="P168">Creating Custom Prompts: Design prompts that guide the AI to perform tasks aligned with your operational needs. Use natural language processing to make the system intuitive.</text:p>
        </text:list-item>
      </text:list>
      <text:p text:style-name="Heading_20_4"><text:bookmark text:name="_pf7ai57pn25u"/>5. Interface and User Experience</text:p>
      <text:list xml:id="list3274009359" text:style-name="WWNum134">
        <text:list-item>
          <text:p text:style-name="P169">Web or Chat-based Interfaces: Develop interfaces for platforms like Slack, Teams, or custom web applications. Ensure these interfaces are user-friendly and align with your employees' workflow.</text:p>
        </text:list-item>
        <text:list-item>
          <text:p text:style-name="P169">Reducing User Friction: Focus on creating a seamless experience for end-users. Minimize complexities and make the system intuitive and easy to interact with.</text:p>
        </text:list-item>
      </text:list>
      <text:p text:style-name="Heading_20_4"><text:bookmark text:name="_mqh4xo2isflr"/>6. Testing and Iterations</text:p>
      <text:list xml:id="list144428644" text:style-name="WWNum209">
        <text:list-item>
          <text:p text:style-name="P170">Local Testing: Test the system extensively in a controlled environment to ensure all integrations work as expected.</text:p>
        </text:list-item>
        <text:list-item>
          <text:p text:style-name="P170">Feedback Loops: Establish feedback mechanisms to gather user inputs and make necessary adjustments.</text:p>
        </text:list-item>
      </text:list>
      <text:p text:style-name="Heading_20_4"><text:bookmark text:name="_llhdom79hcx4"/>7. Deployment</text:p>
      <text:list xml:id="list2645473046" text:style-name="WWNum19">
        <text:list-item>
          <text:p text:style-name="P171">Scalable Deployment: Develop a strategy for deploying the system across the organization. Ensure it integrates smoothly with existing systems and workflows.</text:p>
        </text:list-item>
        <text:list-item>
          <text:p text:style-name="P171">Monitoring and Updates: Regularly monitor the system's performance and make necessary updates to keep up with changing business needs and technological advancements.</text:p>
        </text:list-item>
      </text:list>
      <text:p text:style-name="Heading_20_4"><text:bookmark text:name="_ew7oqjdt9jgd"/>8. Security and Compliance</text:p>
      <text:list xml:id="list3629664965" text:style-name="WWNum106">
        <text:list-item>
          <text:p text:style-name="P172">Data Privacy and Security: Implement strong security measures to protect sensitive data. Comply with relevant data protection regulations.</text:p>
        </text:list-item>
        <text:list-item>
          <text:p text:style-name="P172">User Access Control: Manage user permissions and access to ensure data security and integrity.</text:p>
        </text:list-item>
      </text:list>
      <text:p text:style-name="Heading_20_4"><text:bookmark text:name="_poltkcknfyyp"/>9. Analytics and Reporting</text:p>
      <text:list xml:id="list857168654" text:style-name="WWNum129">
        <text:list-item>
          <text:p text:style-name="P173">Performance Metrics: Utilize built-in analytics (in Copilot Studio or Google AI) to track the system's performance and user engagement.</text:p>
        </text:list-item>
        <text:list-item>
          <text:p text:style-name="P173"><text:soft-page-break/>ROI Analysis: Conduct an analysis of the return on investment, measuring efficiency gains, cost savings, and overall impact on business operations.</text:p>
        </text:list-item>
      </text:list>
      <text:p text:style-name="Heading_20_4"><text:bookmark text:name="_t5jvr6744c2c"/>10. Future Outlook and Evolution Concept and Design</text:p>
      <text:list xml:id="list194690749" text:style-name="WWNum115">
        <text:list-item>
          <text:p text:style-name="P174">Need Identification: Recognize the necessity for a cost-effective alternative to Microsoft 365 Co-Pilot.</text:p>
        </text:list-item>
        <text:list-item>
          <text:p text:style-name="P174">Functionalities: Define specific functionalities to be enhanced or replicated, like advanced language processing and data interaction.</text:p>
        </text:list-item>
      </text:list>
      <text:p text:style-name="Heading_20_4"><text:bookmark text:name="_9co323giglhu"/>Microsoft Co-Pilot System Development</text:p>
      <text:list xml:id="list2321134634" text:style-name="WWNum260">
        <text:list-item>
          <text:p text:style-name="P175">Microsoft Graph and GPT-4 Integration: Combine Microsoft Graph for data access and OpenAI's GPT-4 for language processing.</text:p>
        </text:list-item>
        <text:list-item>
          <text:p text:style-name="P175">Outlook Add-On: Use a React GitHub template, customizing it for Microsoft Outlook integration.</text:p>
        </text:list-item>
        <text:list-item>
          <text:p text:style-name="P175">Custom Skills and Prompts: Develop tailored skills and prompts specific to your business operations.</text:p>
        </text:list-item>
        <text:list-item>
          <text:p text:style-name="P175">User Interface: Design an intuitive and user-friendly interface.</text:p>
        </text:list-item>
        <text:list-item>
          <text:p text:style-name="P175">Testing and Deployment: Test locally, iterate based on feedback, and deploy through the Office Store or internally.</text:p>
        </text:list-item>
        <text:list-item>
          <text:p text:style-name="P175">Options for Customization: Explore Microsoft Copilot Studio for creating and modifying prompts and fine-tuning them with company-specific data.</text:p>
        </text:list-item>
      </text:list>
      <text:p text:style-name="Heading_20_4"><text:bookmark text:name="_hzh4mcm9laxe"/>Google Co-Pilot System Development</text:p>
      <text:list xml:id="list2341345491" text:style-name="WWNum229">
        <text:list-item>
          <text:p text:style-name="P176">Google Cloud's Vertex AI Platform: Utilize Vertex AI for building and deploying machine learning models and AI applications. Access foundation models for text and image creation.</text:p>
        </text:list-item>
        <text:list-item>
          <text:p text:style-name="P176">Gemini API Integration: Leverage Google's Gemini API for multi-modal AI capabilities, including text, image, audio processing, and advanced coding.</text:p>
        </text:list-item>
        <text:list-item>
          <text:p text:style-name="P176">Generative AI App Builder: Create apps using conversational AI, connected to Google's search capabilities and foundation models.</text:p>
        </text:list-item>
        <text:list-item>
          <text:p text:style-name="P176">Customization and Integration: Customize prompts with data from your company and integrate with Google Cloud tools for wider functionality.</text:p>
        </text:list-item>
        <text:list-item>
          <text:p text:style-name="P176">User Interface and Experience: Develop web or chat-based interfaces for platforms like Slack or Teams, focusing on reducing end-user friction.</text:p>
        </text:list-item>
        <text:list-item>
          <text:p text:style-name="P176">Security and Compliance: Ensure data privacy and security, complying with relevant regulations.</text:p>
        </text:list-item>
      </text:list>
      <text:p text:style-name="Heading_20_4"><text:bookmark text:name="_n3no54ogya7o"/>Additional Considerations</text:p>
      <text:list xml:id="list1682070198" text:style-name="WWNum259">
        <text:list-item>
          <text:p text:style-name="P177">MoE Models: Incorporate Mixture of Experts (MoE) models for more specialized tasks and complex problem-solving.</text:p>
        </text:list-item>
        <text:list-item>
          <text:p text:style-name="P177">Reducing User Friction: Ensure the co-pilot system is seamless and intuitive for end-users.</text:p>
        </text:list-item>
        <text:list-item>
          <text:p text:style-name="P177">Iterative Development and Feedback: Implement a feedback loop for continuous system improvement based on user feedback and performance metrics.</text:p>
        </text:list-item>
      </text:list>
      <text:p text:style-name="Heading_20_4"><text:bookmark text:name="_rgudvmksyfu7"/>Analytics and Reporting</text:p>
      <text:list xml:id="list747181709" text:style-name="WWNum194">
        <text:list-item>
          <text:p text:style-name="P178">Performance Metrics: Use built-in analytics in Microsoft and Google tools to track system performance and user engagement.</text:p>
        </text:list-item>
        <text:list-item>
          <text:p text:style-name="P178">ROI Analysis: Conduct ROI analysis to measure efficiency gains, cost savings, and overall business impact.</text:p>
        </text:list-item>
      </text:list>
      <text:p text:style-name="Standard"/>
      <text:p text:style-name="Standard">By utilizing the tools and platforms offered by Microsoft and Google, businesses can develop a custom co-pilot system tailored to their specific operational needs, ensuring a balance between functionality, cost-effectiveness, and user experience. Both Microsoft Copilot Studio and Google Cloud’s Vertex AI provide robust foundations for creating these systems, allowing for extensive customization and integration with existing enterprise tools and workflows.</text:p>
      <text:p text:style-name="P18"/>
      <text:p text:style-name="Heading_20_3"><text:bookmark text:name="_1nizl7h0oduf"/>Sample Requirements Proposal</text:p>
      <text:p text:style-name="Heading_20_4"><text:bookmark text:name="_g5denzei3dfa"/>Microsoft CoPilot Proposal for Generic Enterprise AI Governance Council</text:p>
      <text:p text:style-name="P292"><text:soft-page-break/></text:p>
      <text:p text:style-name="Heading_20_4"><text:bookmark text:name="_evnjnc9elptd"/>Introduction</text:p>
      <text:p text:style-name="Standard">This proposal outlines the Microsoft Copilot Proof of Concept (POC) project, aligning with an enterprise's strategic Artificial Intelligence (AI) goals. The project aims to leverage Microsoft Copilot's capabilities to enhance AI initiatives, driving innovation and efficiency in alignment with the company's long-term vision.</text:p>
      <text:p text:style-name="Heading_20_4"><text:bookmark text:name="_wrxz0ojsfa8u"/>Context and Background</text:p>
      <text:list xml:id="list1823811542" text:style-name="WWNum10">
        <text:list-item>
          <text:list>
            <text:list-item>
              <text:p text:style-name="P306">Current Data and AI Landscape: The existing data infrastructure and AI implementations set the stage for the next phase of technological advancement.</text:p>
            </text:list-item>
            <text:list-item>
              <text:p text:style-name="P306">AI Expansion RFP: This Request for Proposal (RFP) is a pivotal step in scaling AI capabilities. The Microsoft Copilot POC project will complement this initiative by integrating advanced AI functionalities.</text:p>
            </text:list-item>
            <text:list-item>
              <text:p text:style-name="P306">Integration with Initiatives: Designed to seamlessly integrate with ongoing AI and data management initiatives, amplifying their impact.</text:p>
            </text:list-item>
          </text:list>
        </text:list-item>
      </text:list>
      <text:p text:style-name="Heading_20_4"><text:bookmark text:name="_u0kejrdtfor8"/>Target Audience</text:p>
      <text:list xml:id="list73508277098765" text:continue-numbering="true" text:style-name="WWNum10">
        <text:list-item>
          <text:list>
            <text:list-item>
              <text:p text:style-name="P306">Initial RFP Group: Key decision-makers in AI consulting and Data Fabric selection.</text:p>
            </text:list-item>
            <text:list-item>
              <text:p text:style-name="P306">Post-Procurement Groups: Broadening the scope to include other departments for demonstration and quick wins.</text:p>
            </text:list-item>
            <text:list-item>
              <text:p text:style-name="P306">CIO and Executive Involvement: Ensuring executive oversight and alignment with organizational strategies.</text:p>
            </text:list-item>
          </text:list>
        </text:list-item>
      </text:list>
      <text:p text:style-name="Heading_20_4"><text:bookmark text:name="_tvc7frkl9hn0"/>Purpose</text:p>
      <text:list xml:id="list73508399238535" text:continue-numbering="true" text:style-name="WWNum10">
        <text:list-item>
          <text:list>
            <text:list-item>
              <text:p text:style-name="P306">Assess Microsoft Copilot's Compatibility: Evaluate how Copilot fits within the company's existing data and access policies.</text:p>
            </text:list-item>
            <text:list-item>
              <text:p text:style-name="P306">Workforce Productivity and Optimization: Analyze Copilot’s potential to boost productivity, particularly for the IT-enabled workforce.</text:p>
            </text:list-item>
          </text:list>
        </text:list-item>
      </text:list>
      <text:p text:style-name="Heading_20_4"><text:bookmark text:name="_yhev6ke4fu7v"/>Deliverables</text:p>
      <text:list xml:id="list73509051763479" text:continue-numbering="true" text:style-name="WWNum10">
        <text:list-item>
          <text:list>
            <text:list-item>
              <text:p text:style-name="P306">Comprehensive Analysis and Report: Covering productivity metrics, optimization strategies, and impact on the IT-enabled workforce.</text:p>
            </text:list-item>
            <text:list-item>
              <text:p text:style-name="P306">Phased Approach: Starting with a small group, scaling up based on ROI analysis.</text:p>
            </text:list-item>
          </text:list>
        </text:list-item>
      </text:list>
      <text:p text:style-name="Heading_20_4"><text:bookmark text:name="_doo61lzhv61e"/>Scope</text:p>
      <text:list xml:id="list73509078795271" text:continue-numbering="true" text:style-name="WWNum10">
        <text:list-item>
          <text:list>
            <text:list-item>
              <text:p text:style-name="P306">AI Readiness Assessment for Copilot: Evaluating the current state of AI readiness for Copilot integration.</text:p>
            </text:list-item>
            <text:list-item>
              <text:p text:style-name="P306">Human-Centric AI Approach for Workforce Efficiency: Tailoring AI implementation to enhance workforce productivity.</text:p>
            </text:list-item>
            <text:list-item>
              <text:p text:style-name="P306">Micro-Transformation Strategy for Phased Copilot Integration: Implementing Copilot in manageable, incremental changes.</text:p>
            </text:list-item>
            <text:list-item>
              <text:p text:style-name="P306">Data Fabric and Cloud Strategy Incorporation: Aligning Copilot integration with broader digital transformation objectives.</text:p>
            </text:list-item>
          </text:list>
        </text:list-item>
      </text:list>
      <text:p text:style-name="Heading_20_4"><text:bookmark text:name="_m3ort8rlr201"/>KPIs and ROIs</text:p>
      <text:list xml:id="list73508910377895" text:continue-numbering="true" text:style-name="WWNum10">
        <text:list-item>
          <text:list>
            <text:list-item>
              <text:p text:style-name="P306">Key Performance Indicators (KPIs): Metrics like User Adoption Rate, Improvement in Task Efficiency, Error Reduction Rate, System Uptime, User Satisfaction Score, and Innovation Rate.</text:p>
            </text:list-item>
            <text:list-item>
              <text:p text:style-name="P306">ROI Analysis: Evaluating financial returns relative to the costs incurred in implementing Copilot.</text:p>
            </text:list-item>
          </text:list>
        </text:list-item>
      </text:list>
      <text:p text:style-name="Heading_20_4"><text:bookmark text:name="_jmlgjb5spz59"/>Methodology</text:p>
      <text:list xml:id="list73508340916047" text:continue-numbering="true" text:style-name="WWNum10">
        <text:list-item>
          <text:list>
            <text:list-item>
              <text:p text:style-name="P306">Responsive: Adapting to feedback, agile development, and rapid prototyping.</text:p>
            </text:list-item>
            <text:list-item>
              <text:p text:style-name="P306">Unifying: Aligning with organizational goals, promoting cross-departmental collaboration, and adhering to unified data policies.</text:p>
            </text:list-item>
            <text:list-item>
              <text:p text:style-name="P306">Visionary: Anticipating future trends, planning for scalability, and exploring innovative use cases.</text:p>
            </text:list-item>
          </text:list>
        </text:list-item>
      </text:list>
      <text:p text:style-name="Heading_20_4"><text:bookmark text:name="_8vkmocmvqxui"/>Governance and Compliance</text:p>
      <text:list xml:id="list73508617070621" text:continue-numbering="true" text:style-name="WWNum10">
        <text:list-item>
          <text:list>
            <text:list-item>
              <text:p text:style-name="P306"><text:soft-page-break/>Alignment with Standards: Ensuring Copilot POC adheres to governance and compliance requirements.</text:p>
            </text:list-item>
            <text:list-item>
              <text:p text:style-name="P306">Ethical AI and Data Usage: Addressing ethical considerations in AI and data handling.</text:p>
            </text:list-item>
          </text:list>
        </text:list-item>
      </text:list>
      <text:p text:style-name="Heading_20_4"><text:bookmark text:name="_likzv06vvb4g"/>Timeline and Milestones</text:p>
      <text:list xml:id="list73507430361180" text:continue-numbering="true" text:style-name="WWNum10">
        <text:list-item>
          <text:list>
            <text:list-item>
              <text:p text:style-name="P306">Project Schedule: Detailed timeline from assessment to deployment.</text:p>
            </text:list-item>
            <text:list-item>
              <text:p text:style-name="P306">Milestone Tracking: Regular updates on project progress.</text:p>
            </text:list-item>
          </text:list>
        </text:list-item>
      </text:list>
      <text:p text:style-name="Heading_20_4"><text:bookmark text:name="_xkfnyesp63in"/>Conclusion</text:p>
      <text:list xml:id="list73507843113989" text:continue-numbering="true" text:style-name="WWNum10">
        <text:list-item>
          <text:list>
            <text:list-item>
              <text:p text:style-name="P306">Approach Summary: Recapitulating the strategic approach and anticipated outcomes of the Microsoft Copilot POC project.</text:p>
            </text:list-item>
            <text:list-item>
              <text:p text:style-name="P306">Expected Outcomes: Highlighting the transformative potential of the Copilot initiative.</text:p>
            </text:list-item>
          </text:list>
        </text:list-item>
      </text:list>
      <text:p text:style-name="P292"/>
      <text:p text:style-name="Heading_20_4"><text:bookmark text:name="_5vr5le6flqii"/>Appendices</text:p>
      <text:list xml:id="list73509157327414" text:continue-numbering="true" text:style-name="WWNum10">
        <text:list-item>
          <text:list>
            <text:list-item>
              <text:p text:style-name="P306">Supporting Documents: Relevant RFP details, case studies, and resource materials.</text:p>
            </text:list-item>
            <text:list-item>
              <text:p text:style-name="P306">Reference Material: Additional information to support the project’s implementation and scaling.</text:p>
            </text:list-item>
          </text:list>
        </text:list-item>
      </text:list>
      <text:p text:style-name="Standard"/>
      <text:p text:style-name="Heading_20_2"><text:bookmark text:name="_opez4tjrs76r"/>Advanced AI Integrations</text:p>
      <text:p text:style-name="Standard"/>
      <text:p text:style-name="Heading_20_3"><text:bookmark text:name="_3id341txjecr"/>Implementation Strategies</text:p>
      <text:p text:style-name="Standard"/>
      <text:p text:style-name="Standard"><text:tab/>•<text:tab/>Create a detailed roadmap for AI tool and methodology implementation.</text:p>
      <text:p text:style-name="Standard"><text:tab/>•<text:tab/>Establish best practices for AI integration.</text:p>
      <text:p text:style-name="Standard"/>
      <text:p text:style-name="Heading_20_3"><text:bookmark text:name="_i5nz7vi1nqn7"/>Performance Enhancement</text:p>
      <text:p text:style-name="Standard"/>
      <text:p text:style-name="Standard"><text:tab/>•<text:tab/>Define metrics for efficiency improvements.</text:p>
      <text:p text:style-name="Standard"><text:tab/>•<text:tab/>Promote a culture of continuous improvement.</text:p>
      <text:p text:style-name="Standard"/>
      <text:p text:style-name="Standard">Feedback Loop</text:p>
      <text:p text:style-name="Standard"/>
      <text:p text:style-name="Standard"><text:tab/>•<text:tab/>Conduct regular audits of AI-enhanced processes.</text:p>
      <text:p text:style-name="Standard"><text:tab/>•<text:tab/>Encourage stakeholder feedback to refine strategies.</text:p>
      <text:p text:style-name="Standard"/>
      <text:p text:style-name="Heading_20_2"><text:bookmark text:name="_afk8gxczd8ey"/><text:soft-page-break/>Responsible AI and Compliance</text:p>
      <text:p text:style-name="Standard"/>
      <text:p text:style-name="Heading_20_3"><text:bookmark text:name="_or8xidxwa73d"/>EU AI Compliance Checker</text:p>
      <text:p text:style-name="Standard"/>
      <text:p text:style-name="Standard"><text:tab/>•<text:tab/>Features of the compliance checker including monitoring and reporting.</text:p>
      <text:p text:style-name="Standard"><text:tab/>•<text:tab/>Compliance assessment process.</text:p>
      <text:p text:style-name="Standard"/>
      <text:p text:style-name="Heading_20_3"><text:bookmark text:name="_qdc1rzn3th5r"/>GuardRails &amp; AiEQ</text:p>
      <text:p text:style-name="Standard"/>
      <text:p text:style-name="Standard"><text:tab/>•<text:tab/>Design and integration of systems ensuring ethical AI usage.</text:p>
      <text:p text:style-name="Standard"/>
      <text:p text:style-name="Standard">Feedback Loop</text:p>
      <text:p text:style-name="Standard"/>
      <text:p text:style-name="Standard"><text:tab/>•<text:tab/>Regular reviews for AI compliance.</text:p>
      <text:p text:style-name="Standard"><text:tab/>•<text:tab/>Conduct ethical AI audits to evaluate effectiveness.</text:p>
      <text:p text:style-name="Standard"/>
      <text:p text:style-name="Heading_20_2"><text:bookmark text:name="_t7c3otam2kwk"/>Data Fabric Architecture and Implementation</text:p>
      <text:p text:style-name="Standard"/>
      <text:p text:style-name="Heading_20_3"><text:bookmark text:name="_9wa3wrt203jt"/>Key Components</text:p>
      <text:p text:style-name="Standard"/>
      <text:p text:style-name="Standard"><text:tab/>•<text:tab/>Description of each component including data virtualization</text:p>
      <text:p text:style-name="Standard"/>
      <text:p text:style-name="Standard">and federation.</text:p>
      <text:p text:style-name="Standard"/>
      <text:p text:style-name="Standard"><text:tab/>•<text:tab/>Step-by-step implementation plan.</text:p>
      <text:p text:style-name="Standard"/>
      <text:p text:style-name="Heading_20_3"><text:bookmark text:name="_r4c8a3wha8ou"/>Advanced Features</text:p>
      <text:p text:style-name="Standard"/>
      <text:p text:style-name="Standard"><text:tab/>•<text:tab/>Development of advanced features like autonomous AI systems.</text:p>
      <text:p text:style-name="Standard"><text:tab/>•<text:tab/>Implementation of robust security measures.</text:p>
      <text:p text:style-name="Standard"><text:soft-page-break/></text:p>
      <text:p text:style-name="Standard">Feedback Loop</text:p>
      <text:p text:style-name="Standard"/>
      <text:p text:style-name="Standard"><text:tab/>•<text:tab/>Continuous optimization based on usage patterns.</text:p>
      <text:p text:style-name="Standard"><text:tab/>•<text:tab/>Regular security updates based on emerging threats and feedback.</text:p>
      <text:p text:style-name="Standard"/>
      <text:p text:style-name="Heading_20_2"><text:bookmark text:name="_e7ixen8m3oxm"/>Human in the Loop System</text:p>
      <text:p text:style-name="Heading_20_3"><text:bookmark text:name="_xxvlxrexbag6"/>System Design</text:p>
      <text:p text:style-name="Standard"/>
      <text:p text:style-name="Standard"><text:tab/>•<text:tab/>Develop an API-driven system for integrating human expertise in AI decision-making.</text:p>
      <text:p text:style-name="Standard"><text:tab/>•<text:tab/>Ensure the system effectively manages task escalation and sentiment analysis.</text:p>
      <text:p text:style-name="Standard"/>
      <text:p text:style-name="Heading_20_3"><text:bookmark text:name="_qdubpf10qliv"/>Reinforcement Learning Integration</text:p>
      <text:p text:style-name="Standard"/>
      <text:p text:style-name="Standard"><text:tab/>•<text:tab/>Create a process for using human feedback to fine-tune AI models.</text:p>
      <text:p text:style-name="Standard"/>
      <text:p text:style-name="Standard">Feedback Loop</text:p>
      <text:p text:style-name="Standard"/>
      <text:p text:style-name="Standard"><text:tab/>•<text:tab/>Regularly review the system’s effectiveness.</text:p>
      <text:p text:style-name="Standard"><text:tab/>•<text:tab/>Implement continuous training for human experts in the system.</text:p>
      <text:p text:style-name="Heading_20_4"><text:bookmark text:name="_svor49xs1931"/>Human in the Loop Layer:</text:p>
      <text:p text:style-name="P292">Integrates features for human intervention in AI processes, ensuring decisions and operations remain ethical and accurate.</text:p>
      <text:p text:style-name="P292"/>
      <text:p text:style-name="P292">This layer is crucial for supervising automated operations and refining AI models based on human insights.</text:p>
      <text:p text:style-name="Heading_20_4"><text:bookmark text:name="_calc8nu3579v"/>Additional Functionalities</text:p>
      <text:p text:style-name="P292">UI/UX Development:</text:p>
      <text:list xml:id="list1535643549" text:style-name="WWNum285">
        <text:list-item>
          <text:list>
            <text:list-item>
              <text:p text:style-name="P307">Emphasizes the development of intuitive and engaging user interfaces, enhancing the overall user interaction with the API.</text:p>
            </text:list-item>
            <text:list-item>
              <text:p text:style-name="P307">Focuses on creating user-friendly designs that simplify complex processes.</text:p>
            </text:list-item>
          </text:list>
        </text:list-item>
      </text:list>
      <text:p text:style-name="P292">System Integration:</text:p>
      <text:list xml:id="list73508255132656" text:continue-numbering="true" text:style-name="WWNum285">
        <text:list-item>
          <text:list>
            <text:list-item>
              <text:p text:style-name="P307">Ensures that the API architecture is designed to seamlessly integrate with existing systems within the enterprise.</text:p>
            </text:list-item>
            <text:list-item>
              <text:p text:style-name="P307"><text:soft-page-break/>Aims to enhance the functionality of these systems without causing disruptions to current operations.</text:p>
            </text:list-item>
          </text:list>
        </text:list-item>
      </text:list>
      <text:p text:style-name="Heading_20_4"><text:bookmark text:name="_j36vcjmkruhp"/>Feedback Loop Integration</text:p>
      <text:p text:style-name="P292">Continuous Performance Monitoring:</text:p>
      <text:list xml:id="list1918210708" text:style-name="WWNum144">
        <text:list-item>
          <text:list>
            <text:list-item>
              <text:p text:style-name="P308">Implements a system for ongoing monitoring of API performance, allowing for prompt identification and resolution of issues.</text:p>
            </text:list-item>
            <text:list-item>
              <text:p text:style-name="P308">This monitoring helps in optimizing the API for efficiency and effectiveness.</text:p>
            </text:list-item>
          </text:list>
        </text:list-item>
      </text:list>
      <text:p text:style-name="P292"/>
      <text:p text:style-name="P292">User Feedback Utilization:</text:p>
      <text:list xml:id="list73508203773005" text:continue-numbering="true" text:style-name="WWNum144">
        <text:list-item>
          <text:list>
            <text:list-item>
              <text:p text:style-name="P308">Actively incorporates feedback from users to continually improve the API's functionality and user experience.</text:p>
            </text:list-item>
            <text:list-item>
              <text:p text:style-name="P308">This feedback mechanism ensures that the API remains aligned with user needs and expectations.</text:p>
            </text:list-item>
          </text:list>
        </text:list-item>
      </text:list>
      <text:p text:style-name="Standard"/>
      <text:p text:style-name="Standard">By focusing on these enhanced features and integration strategies, the API becomes a robust, dynamic tool that not only fulfills technical requirements but also adapts to user needs and evolving AI environments.</text:p>
      <text:p text:style-name="Standard"/>
      <text:p text:style-name="Heading_20_2"><text:bookmark text:name="_ccwnhkvzwbcj"/>Zero Trust: A Comprehensive Approach to Cybersecurity</text:p>
      <text:p text:style-name="Standard">In an era where cyber threats are increasingly sophisticated, traditional security measures are proving inadequate. </text:p>
      <text:p text:style-name="Standard"/>
      <text:p text:style-name="Standard">The deployment and architecture of Enterprise AI involve integrating advanced AI technologies into the core business processes, transforming data analytics, decision-making, and operational workflows. This integration requires a robust architecture that not only supports the complex algorithms and large datasets inherent in AI but also adapts to the changing business environment. </text:p>
      <text:p text:style-name="Standard"/>
      <text:p text:style-name="Standard">A successful Enterprise AI deployment hinges on a flexible, scalable, and secure infrastructure, designed to maximize the potential of AI applications while safeguarding against potential risks and ensuring compliance with regulatory standards. </text:p>
      <text:p text:style-name="Standard"/>
      <text:p text:style-name="Standard">This is where the Zero Trust model becomes pivotal, offering a cybersecurity framework tailored for the sophisticated needs of Enterprise AI.</text:p>
      <text:p text:style-name="Heading_20_3"><text:bookmark text:name="_mwxsb9cw6jnb"/>Benefits of Zero Trust</text:p>
      <text:p text:style-name="Heading_20_4"><text:bookmark text:name="_gdaxeiic9d7b"/>Enhanced Security</text:p>
      <text:list xml:id="list435484185" text:style-name="WWNum102">
        <text:list-item>
          <text:p text:style-name="P179">Micro-Segmentation: Provides granular security controls to protect individual network segments.</text:p>
        </text:list-item>
        <text:list-item>
          <text:p text:style-name="P179">Prevents Data Breaches: Reduces the attack surface and limits the impact of breaches by verifying every access request.</text:p>
        </text:list-item>
      </text:list>
      <text:p text:style-name="Heading_20_4"><text:bookmark text:name="_kyw1onaro44y"/>Compliance and Data Protection</text:p>
      <text:list xml:id="list1397305476" text:style-name="WWNum82">
        <text:list-item>
          <text:p text:style-name="P180">Regulatory Compliance: Helps in meeting regulatory requirements by providing comprehensive data security measures.</text:p>
        </text:list-item>
        <text:list-item>
          <text:p text:style-name="P180">Data Privacy: Ensures sensitive data is accessed securely and only by authorized personnel.</text:p>
        </text:list-item>
      </text:list>
      <text:p text:style-name="Heading_20_4"><text:bookmark text:name="_51snakjpobsm"/>Flexibility and Scalability</text:p>
      <text:list xml:id="list2661452653" text:style-name="WWNum226">
        <text:list-item>
          <text:p text:style-name="P181">Adaptable to Various Environments: Suitable for cloud, on-premises, and hybrid environments.</text:p>
        </text:list-item>
        <text:list-item>
          <text:p text:style-name="P181">Scalable Security Model: Can be scaled up or down based on the organization’s size and needs.</text:p>
        </text:list-item>
      </text:list>
      <text:p text:style-name="Heading_20_3"><text:bookmark text:name="_7n4yamwmopyf"/><text:soft-page-break/>Key Features of Zero Trust</text:p>
      <text:p text:style-name="Heading_20_4"><text:bookmark text:name="_rfjtvzqxjnzt"/>Strict User Verification</text:p>
      <text:list xml:id="list3178526934" text:style-name="WWNum34">
        <text:list-item>
          <text:p text:style-name="P182">Multi-Factor Authentication (MFA): Requires multiple credentials for user verification, enhancing security.</text:p>
        </text:list-item>
        <text:list-item>
          <text:p text:style-name="P182">Contextual User Access: Grants access based on the user's role, location, and other contextual factors.</text:p>
        </text:list-item>
      </text:list>
      <text:p text:style-name="Heading_20_4"><text:bookmark text:name="_53ui7gadrhh7"/>Least-Privilege Access</text:p>
      <text:list xml:id="list3127657972" text:style-name="WWNum71">
        <text:list-item>
          <text:p text:style-name="P183">Limited Access Rights: Ensures users have access only to the resources they need for their specific roles, minimizing the potential for internal threats.</text:p>
        </text:list-item>
      </text:list>
      <text:p text:style-name="Heading_20_4"><text:bookmark text:name="_hqevm0rq6xrq"/>Continuous Monitoring and Validation</text:p>
      <text:list xml:id="list103204117" text:style-name="WWNum24">
        <text:list-item>
          <text:p text:style-name="P184">Real-Time Monitoring: Constantly monitors network activities to detect and respond to threats promptly.</text:p>
        </text:list-item>
        <text:list-item>
          <text:p text:style-name="P184">Dynamic Policy Adjustment: Adapts security policies based on observed behaviors and threats.</text:p>
        </text:list-item>
      </text:list>
      <text:p text:style-name="Heading_20_4"><text:bookmark text:name="_lmtfmvbgnzvj"/>Network Segmentation</text:p>
      <text:list xml:id="list1169883918" text:style-name="WWNum83">
        <text:list-item>
          <text:p text:style-name="P185">Micro-Segmentation: Divides the network into smaller zones to maintain separate access for different parts of the network.</text:p>
        </text:list-item>
        <text:list-item>
          <text:p text:style-name="P185">Secure Data Flow: Controls and inspects traffic flow between segments to prevent unauthorized data access and lateral movement.</text:p>
        </text:list-item>
      </text:list>
      <text:p text:style-name="Heading_20_3"><text:bookmark text:name="_zi4ho7ras5md"/>Implementing Zero Trust</text:p>
      <text:p text:style-name="Heading_20_4"><text:bookmark text:name="_cn6c1ijnfnxi"/>Step 1: Define the Protect Surface</text:p>
      <text:list xml:id="list3473569757" text:style-name="WWNum6">
        <text:list-item>
          <text:p text:style-name="P186">Identify Critical Data: Determine the most valuable data, assets, applications, and services (DAAS) to protect.</text:p>
        </text:list-item>
        <text:list-item>
          <text:p text:style-name="P186">Map the Transaction Flows: Understand how traffic moves across the network to identify legitimate access patterns.</text:p>
        </text:list-item>
      </text:list>
      <text:p text:style-name="Heading_20_4"><text:bookmark text:name="_d1216m3qzckx"/>Step 2: Architect a Zero Trust Network</text:p>
      <text:list xml:id="list80077639" text:style-name="WWNum204">
        <text:list-item>
          <text:p text:style-name="P187">Segment Networks: Create micro-segments to isolate DAAS.</text:p>
        </text:list-item>
        <text:list-item>
          <text:p text:style-name="P187">Implement Security Controls: Apply stringent security controls and monitoring within each segment.</text:p>
        </text:list-item>
      </text:list>
      <text:p text:style-name="Heading_20_4"><text:bookmark text:name="_ox0oou1scl8g"/>Step 3: Create a Zero Trust Policy</text:p>
      <text:list xml:id="list1069028886" text:style-name="WWNum55">
        <text:list-item>
          <text:p text:style-name="P188">Establish Access Policies: Define who can access what resources and under what conditions.</text:p>
        </text:list-item>
        <text:list-item>
          <text:p text:style-name="P188">Use Least-Privilege Access: Restrict user access rights to the minimum necessary to perform their job.</text:p>
        </text:list-item>
      </text:list>
      <text:p text:style-name="Heading_20_4"><text:bookmark text:name="_idccxdqefe7o"/>Step 4: Monitor and Maintain</text:p>
      <text:list xml:id="list2048956203" text:style-name="WWNum137">
        <text:list-item>
          <text:p text:style-name="P189">Continuous Monitoring: Implement tools for real-time monitoring and anomaly detection.</text:p>
        </text:list-item>
        <text:list-item>
          <text:p text:style-name="P189">Regular Policy Review: Continuously evaluate and update Zero Trust policies to adapt to new threats and changes in the organization.</text:p>
        </text:list-item>
      </text:list>
      <text:p text:style-name="Heading_20_4"><text:bookmark text:name="_zb37bxkaafbs"/>Step 5: Educate and Train Employees</text:p>
      <text:list xml:id="list2937241090" text:style-name="WWNum155">
        <text:list-item>
          <text:p text:style-name="P190">Awareness Programs: Conduct training and awareness programs to educate employees about cybersecurity best practices.</text:p>
        </text:list-item>
        <text:list-item>
          <text:p text:style-name="P190">Simulated Attacks: Regularly test the system with simulated attacks to assess the effectiveness of the Zero Trust implementation.</text:p>
        </text:list-item>
      </text:list>
      <text:p text:style-name="Standard"/>
      <text:p text:style-name="Standard">The implementation of a Zero Trust model is crucial for ensuring robust cybersecurity. As AI systems increasingly handle sensitive data and critical operations, Zero Trust provides a necessary shield against a wide array of cyber threats. By adopting this approach, enterprises can not only secure their AI-driven processes but also foster a culture of constant vigilance and adaptive security. </text:p>
      <text:p text:style-name="Standard"><text:soft-page-break/></text:p>
      <text:p text:style-name="Standard">This model's emphasis on strict access control, continuous monitoring, and verification aligns perfectly with the dynamic and often unpredictable landscape of AI, making it an indispensable component of modern enterprise AI architectures. In essence, Zero Trust is not just a security measure; it's a strategic investment in the long-term resilience and integrity of an enterprise's AI infrastructure.</text:p>
      <text:p text:style-name="Heading_20_2"><text:bookmark text:name="_311fv5e129by"/>Securing LLMs and Data Fabric</text:p>
      <text:list xml:id="list227437401" text:style-name="WWNum151">
        <text:list-item>
          <text:p text:style-name="P191">Overview of Security Challenges in LLMs and Data Fabric: Provide an introductory overview of the unique security challenges and vulnerabilities associated with Large Language Models (LLMs) and Data Fabric infrastructures in modern enterprises.</text:p>
        </text:list-item>
        <text:list-item>
          <text:p text:style-name="P191">Importance for Enterprise Security: Highlight the criticality of securing these systems to protect sensitive enterprise data and maintain operational integrity.</text:p>
        </text:list-item>
      </text:list>
      <text:p text:style-name="Heading_20_3"><text:bookmark text:name="_a7xckba3rgok"/>Fundamentals of LLM and Data Fabric Security</text:p>
      <text:list xml:id="list3234413464" text:style-name="WWNum112">
        <text:list-item>
          <text:p text:style-name="P192">Key Concepts and Terminology: Define essential terms and concepts related to LLMs and Data Fabric security.</text:p>
        </text:list-item>
        <text:list-item>
          <text:p text:style-name="P192">Understanding the Threat Landscape: Explore common threats and attack vectors specific to LLMs and Data Fabric systems.</text:p>
        </text:list-item>
      </text:list>
      <text:p text:style-name="Heading_20_3"><text:bookmark text:name="_on4tisnkxw54"/>Secure Architecture Design for LLMs</text:p>
      <text:list xml:id="list38890348" text:style-name="WWNum257">
        <text:list-item>
          <text:p text:style-name="P193">Design Principles for Secure LLM Systems: Discuss fundamental design principles for building secure LLM architectures.</text:p>
        </text:list-item>
        <text:list-item>
          <text:p text:style-name="P193">Isolation and Containment Strategies: Explore techniques for isolating LLMs and containing potential breaches.</text:p>
        </text:list-item>
      </text:list>
      <text:p text:style-name="Heading_20_3"><text:bookmark text:name="_jsnro9ki69ij"/>Data Fabric Security Essentials</text:p>
      <text:list xml:id="list3990666869" text:style-name="WWNum172">
        <text:list-item>
          <text:p text:style-name="P194">Data Fabric Architecture Overview: Provide an overview of Data Fabric architecture, focusing on security aspects.</text:p>
        </text:list-item>
        <text:list-item>
          <text:p text:style-name="P194">Secure Data Management Practices: Discuss best practices for managing data within Data Fabric, including access controls and encryption.</text:p>
        </text:list-item>
      </text:list>
      <text:p text:style-name="Heading_20_3"><text:bookmark text:name="_ccvq5sovqi4o"/>Authentication and Access Control</text:p>
      <text:list xml:id="list1109701476" text:style-name="WWNum4">
        <text:list-item>
          <text:p text:style-name="P195">Implementing Robust Authentication Mechanisms: Discuss methods for implementing strong authentication in LLM and Data Fabric systems.</text:p>
        </text:list-item>
        <text:list-item>
          <text:p text:style-name="P195">Access Control Models and Policies: Outline effective access control strategies and policy development for securing LLMs and Data Fabric.</text:p>
        </text:list-item>
      </text:list>
      <text:p text:style-name="Heading_20_3"><text:bookmark text:name="_sns565thmus5"/>Monitoring and Anomaly Detection</text:p>
      <text:list xml:id="list916752761" text:style-name="WWNum119">
        <text:list-item>
          <text:p text:style-name="P196">Continuous Monitoring Strategies: Explore techniques for continuous monitoring of LLM and Data Fabric systems.</text:p>
        </text:list-item>
        <text:list-item>
          <text:p text:style-name="P196">Implementing Anomaly Detection: Discuss how to implement anomaly detection to identify unusual patterns indicative of security breaches.</text:p>
        </text:list-item>
      </text:list>
      <text:p text:style-name="Heading_20_3"><text:bookmark text:name="_pre1s7p2xs4d"/>Securing Integration and API Access</text:p>
      <text:list xml:id="list1221636771" text:style-name="WWNum210">
        <text:list-item>
          <text:p text:style-name="P197">API Security for LLMs and Data Fabric: Delve into best practices for securing APIs used in LLM and Data Fabric integrations.</text:p>
        </text:list-item>
        <text:list-item>
          <text:p text:style-name="P197">Preventing Data Leaks through Secure Integrations: Address strategies for preventing data leaks in integrated systems.</text:p>
        </text:list-item>
      </text:list>
      <text:p text:style-name="Heading_20_3"><text:bookmark text:name="_s2cn341el8vr"/>Data Fabric Scalability and Security</text:p>
      <text:list xml:id="list1259320715" text:style-name="WWNum98">
        <text:list-item>
          <text:p text:style-name="P198">Balancing Scalability and Security: Discuss how to scale Data Fabric architectures securely.</text:p>
        </text:list-item>
        <text:list-item>
          <text:p text:style-name="P198">Handling Distributed Data Securely: Explore security considerations for distributed data management in Data Fabric.</text:p>
        </text:list-item>
      </text:list>
      <text:p text:style-name="Heading_20_3"><text:bookmark text:name="_o73p7ygd7r4"/>Incident Response and Recovery</text:p>
      <text:list xml:id="list3153538462" text:style-name="WWNum242">
        <text:list-item>
          <text:p text:style-name="P199">Developing an Incident Response Plan: Outline how to create an effective incident response plan for LLM and Data Fabric breaches.</text:p>
        </text:list-item>
        <text:list-item>
          <text:p text:style-name="P199">Disaster Recovery and Business Continuity: Discuss strategies for disaster recovery and maintaining business continuity in the event of security incidents.</text:p>
        </text:list-item>
      </text:list>
      <text:p text:style-name="Heading_20_3"><text:bookmark text:name="_wmbncf7xo2tf"/>Compliance and Legal Considerations</text:p>
      <text:list xml:id="list3440396000" text:style-name="WWNum22">
        <text:list-item>
          <text:p text:style-name="P200"><text:soft-page-break/>Navigating Compliance Requirements: Explore compliance requirements relevant to LLM and Data Fabric security.</text:p>
        </text:list-item>
        <text:list-item>
          <text:p text:style-name="P200">Legal Implications of Data Breaches: Discuss the legal implications of data breaches in LLM and Data Fabric systems.</text:p>
        </text:list-item>
      </text:list>
      <text:p text:style-name="Heading_20_3"><text:bookmark text:name="_7dgqjpob5m73"/>Best Practices and Case Studies</text:p>
      <text:list xml:id="list3545414245" text:style-name="WWNum33">
        <text:list-item>
          <text:p text:style-name="P201">Security Best Practices: Compile a list of best practices for securing LLMs and Data Fabric systems.</text:p>
        </text:list-item>
        <text:list-item>
          <text:p text:style-name="P201">Case Studies: Present real-world case studies where these security measures have been effectively implemented.</text:p>
        </text:list-item>
      </text:list>
      <text:p text:style-name="Heading_20_3"><text:bookmark text:name="_bwk8nvbfiwyb"/>Future Trends and Emerging Technologies</text:p>
      <text:list xml:id="list1605773463" text:style-name="WWNum190">
        <text:list-item>
          <text:p text:style-name="P202">Emerging Threats and Technologies: Discuss emerging threats in LLM and Data Fabric security and how new technologies might address these challenges.</text:p>
        </text:list-item>
        <text:list-item>
          <text:p text:style-name="P202">Preparing for Future Security Challenges: Offer guidance on how to stay informed and prepared for future security developments in LLMs and Data Fabric.</text:p>
        </text:list-item>
      </text:list>
      <text:p text:style-name="Heading_20_3"><text:bookmark text:name="_b96h3424d58c"/>Conclusion</text:p>
      <text:list xml:id="list4239467539" text:style-name="WWNum232">
        <text:list-item>
          <text:p text:style-name="P203">Summarizing Key Takeaways: Conclude the chapter by summarizing the main points and reiterating the importance of robust security measures in LLM and Data Fabric environments.</text:p>
        </text:list-item>
      </text:list>
      <text:p text:style-name="Heading_20_2"><text:bookmark text:name="_cb1nq8w2kuv1"/>Prompt Injections &amp; LLM Exploits</text:p>
      <text:list xml:id="list4233506770" text:style-name="WWNum169">
        <text:list-item>
          <text:p text:style-name="P204">Overview of Prompt Injection in LLMs: Introduce the concept of prompt injections in Large Language Models (LLMs), explaining how these exploits can manipulate AI outputs. Discuss the growing relevance of this issue as LLMs become more integrated into various applications.</text:p>
        </text:list-item>
        <text:list-item>
          <text:p text:style-name="P204">Significance for Enterprises: Highlight the importance of understanding and mitigating these risks in enterprise settings, especially for maintaining system integrity and user trust.</text:p>
        </text:list-item>
      </text:list>
      <text:p text:style-name="Heading_20_3"><text:bookmark text:name="_5mjy7m3b5sab"/>Understanding Prompt Injection Attacks</text:p>
      <text:list xml:id="list738900461" text:style-name="WWNum165">
        <text:list-item>
          <text:p text:style-name="P205">Direct vs. Indirect Prompt Injections: Define and differentiate between direct and indirect prompt injections, using examples to illustrate how attackers manipulate AI models.</text:p>
        </text:list-item>
        <text:list-item>
          <text:p text:style-name="P205">Types of Prompt Injection Attacks: Delve into various prompt injection techniques like jailbreaking, virtualization, and role-playing. Explain each method with illustrative examples.</text:p>
        </text:list-item>
      </text:list>
      <text:p text:style-name="Heading_20_3"><text:bookmark text:name="_7qcs8thoud3i"/>The Mechanism Behind the Attacks</text:p>
      <text:list xml:id="list3234603377" text:style-name="WWNum26">
        <text:list-item>
          <text:p text:style-name="P206">LLM Operational Dynamics: Explore how LLMs process and respond to prompts, setting the stage for understanding how prompt injections exploit these processes.</text:p>
        </text:list-item>
        <text:list-item>
          <text:p text:style-name="P206">Attack Strategies: Discuss the strategies attackers use, such as manipulating user input, embedding malicious content, and exploiting model responses.</text:p>
        </text:list-item>
      </text:list>
      <text:p text:style-name="Heading_20_3"><text:bookmark text:name="_2f4pggvk1sdm"/>Real-World Examples and Case Studies</text:p>
      <text:list xml:id="list237980636" text:style-name="WWNum246">
        <text:list-item>
          <text:p text:style-name="P207">Notable Incidents: Present real-world examples of prompt injection attacks, detailing how they were executed and their impacts.</text:p>
        </text:list-item>
        <text:list-item>
          <text:p text:style-name="P207">Case Study Analysis: Analyze these cases to extract lessons and patterns in attack methodologies.</text:p>
        </text:list-item>
      </text:list>
      <text:p text:style-name="Heading_20_3"><text:bookmark text:name="_rg1bkw29kna8"/>Mitigation Strategies and Best Practices</text:p>
      <text:list xml:id="list1946707267" text:style-name="WWNum47">
        <text:list-item>
          <text:p text:style-name="P208">Input Sanitization Techniques: Discuss methods to sanitize user inputs to prevent prompt injections, including software tools and coding practices.</text:p>
        </text:list-item>
        <text:list-item>
          <text:p text:style-name="P208">Data Provenance and Integrity: Emphasize the importance of verifying data sources and maintaining data integrity.</text:p>
        </text:list-item>
      </text:list>
      <text:p text:style-name="Heading_20_3"><text:bookmark text:name="_xrd788x3aaa0"/>Building Resilient Systems Against Prompt Injections</text:p>
      <text:list xml:id="list2045170880" text:style-name="WWNum133">
        <text:list-item>
          <text:p text:style-name="P209">System Design Considerations: Offer guidelines for designing systems that are resistant to prompt injection attacks.</text:p>
        </text:list-item>
        <text:list-item>
          <text:p text:style-name="P209">Implementation of Anomaly Detection: Explore how anomaly detection can be used to flag unusual patterns indicative of an attack.</text:p>
        </text:list-item>
        <text:list-item>
          <text:p text:style-name="P209">Ongoing Vigilance and Updates: Stress the importance of keeping systems updated and continuously monitoring for new types of attacks.</text:p>
        </text:list-item>
      </text:list>
      <text:p text:style-name="Heading_20_3"><text:bookmark text:name="_ih3vbbsey8dz"/>Red Teaming and Proactive Defense</text:p>
      <text:list xml:id="list3868636314" text:style-name="WWNum113">
        <text:list-item>
          <text:p text:style-name="P210"><text:soft-page-break/>Red Teaming Exercises: Explain how red teaming can help identify vulnerabilities in LLM systems.</text:p>
        </text:list-item>
        <text:list-item>
          <text:p text:style-name="P210">Developing a Proactive Defense Strategy: Outline strategies for staying ahead of attackers, including staying informed about the latest research and attack trends.</text:p>
        </text:list-item>
      </text:list>
      <text:p text:style-name="Heading_20_3"><text:bookmark text:name="_7ljhgzy1w3i4"/>Policy and Governance</text:p>
      <text:list xml:id="list2472326767" text:style-name="WWNum87">
        <text:list-item>
          <text:p text:style-name="P211">Establishing Governance Protocols: Discuss how to create effective governance frameworks to oversee LLM usage and security.</text:p>
        </text:list-item>
        <text:list-item>
          <text:p text:style-name="P211">Legal and Ethical Considerations: Address the legal and ethical implications of prompt injections and their mitigation.</text:p>
        </text:list-item>
      </text:list>
      <text:p text:style-name="Heading_20_3"><text:bookmark text:name="_pbv1on6p6e63"/>Training and Awareness</text:p>
      <text:list xml:id="list330241743" text:style-name="WWNum128">
        <text:list-item>
          <text:p text:style-name="P212">Employee Training Programs: Suggest training modules for employees to recognize and respond to prompt injection threats.</text:p>
        </text:list-item>
        <text:list-item>
          <text:p text:style-name="P212">Creating a Culture of Security Awareness: Discuss ways to foster a workplace environment that prioritizes AI security and ethical practices.</text:p>
        </text:list-item>
      </text:list>
      <text:p text:style-name="Heading_20_3"><text:bookmark text:name="_zd0x1f5zxq6m"/>Future Outlook and Evolving Threats</text:p>
      <text:list xml:id="list1268338925" text:style-name="WWNum46">
        <text:list-item>
          <text:p text:style-name="P213">Anticipating Future Trends: Project how prompt injection attacks might evolve and what future challenges might arise.</text:p>
        </text:list-item>
        <text:list-item>
          <text:p text:style-name="P213">Staying Ahead of the Curve: Offer guidance on how organizations can remain vigilant and adaptive in the face of evolving AI threats.</text:p>
        </text:list-item>
      </text:list>
      <text:p text:style-name="Heading_20_4"><text:bookmark text:name="_mpxsdb968rs0"/>Conclusion</text:p>
      <text:list xml:id="list1602115937" text:style-name="WWNum243">
        <text:list-item>
          <text:p text:style-name="P214">Recap and Final Thoughts: Summarize the key points discussed in the chapter, emphasizing the importance of awareness, preparedness, and proactive measures in combating prompt injections and LLM exploits.</text:p>
        </text:list-item>
      </text:list>
      <text:p text:style-name="Standard"/>
      <text:p text:style-name="Heading_20_2"><text:bookmark text:name="_7yzu8sfm502m"/>Total Cost of Ownership (TCO) Considerations for Enterprise AI Deployment</text:p>
      <text:p text:style-name="Heading_20_3"><text:bookmark text:name="_oeygog1lrzsk"/>Initial Implementation Costs</text:p>
      <text:list xml:id="list4077434875" text:style-name="WWNum263">
        <text:list-item>
          <text:p text:style-name="P215">Hardware and Infrastructure: Evaluate the specific hardware requirements for AI systems, focusing on processors and storage that can handle large datasets and complex computations.</text:p>
        </text:list-item>
        <text:list-item>
          <text:p text:style-name="P215">AI Software and Licenses: Include costs for AI software solutions, considering both one-time purchase prices and recurring subscription fees.</text:p>
        </text:list-item>
        <text:list-item>
          <text:p text:style-name="P215">Labor Costs: Factor in the salaries or consulting fees for AI specialists required for system setup and configuration.</text:p>
        </text:list-item>
      </text:list>
      <text:p text:style-name="Heading_20_4"><text:bookmark text:name="_abn0fhy118xq"/>Ongoing Operational Costs</text:p>
      <text:list xml:id="list2216651453" text:style-name="WWNum62">
        <text:list-item>
          <text:p text:style-name="P216">Maintenance and Upgrades: Allocate a budget for routine system maintenance, software updates, and technological upgrades to maintain optimal AI performance.</text:p>
        </text:list-item>
        <text:list-item>
          <text:p text:style-name="P216">Support Services: Estimate ongoing costs for technical support, including in-house IT staff or external service providers.</text:p>
        </text:list-item>
      </text:list>
      <text:p text:style-name="Heading_20_4"><text:bookmark text:name="_3cvx7q5xzk9z"/>Training and Development Costs</text:p>
      <text:list xml:id="list3500857880" text:style-name="WWNum135">
        <text:list-item>
          <text:p text:style-name="P217">Staff Training: Plan expenditures for comprehensive training programs to ensure staff can effectively utilize and manage the AI system.</text:p>
        </text:list-item>
        <text:list-item>
          <text:p text:style-name="P217">Continuous Learning Programs: Budget for ongoing educational initiatives to keep pace with AI advancements.</text:p>
        </text:list-item>
      </text:list>
      <text:p text:style-name="Heading_20_4"><text:bookmark text:name="_klczzaipeo6n"/>Integration and Data Management Costs</text:p>
      <text:list xml:id="list4074814402" text:style-name="WWNum201">
        <text:list-item>
          <text:p text:style-name="P218">System Integration: Estimate expenses involved in harmonizing the new AI solution with existing business systems and workflows.</text:p>
        </text:list-item>
        <text:list-item>
          <text:p text:style-name="P218">Data Migration and Processing: Account for costs in moving existing data to the new AI platform and ongoing expenses for data processing and management.</text:p>
        </text:list-item>
      </text:list>
      <text:p text:style-name="Heading_20_4"><text:bookmark text:name="_8edmrtjtcfc4"/>Downtime and Efficiency Loss</text:p>
      <text:list xml:id="list1135288313" text:style-name="WWNum99">
        <text:list-item>
          <text:p text:style-name="P219">Operational Downtime: Quantify potential financial impacts due to operational pauses or slowdowns during AI system implementation and maintenance.</text:p>
        </text:list-item>
        <text:list-item>
          <text:p text:style-name="P219"><text:soft-page-break/>Efficiency Loss: Consider initial productivity drops during the transition phase and plan strategies to mitigate these effects.</text:p>
        </text:list-item>
      </text:list>
      <text:p text:style-name="Heading_20_4"><text:bookmark text:name="_inqpe63w86bi"/>Security and Compliance</text:p>
      <text:list xml:id="list2158444764" text:style-name="WWNum186">
        <text:list-item>
          <text:p text:style-name="P220">Cybersecurity Measures: Budget for robust cybersecurity solutions, including software and training to protect AI systems.</text:p>
        </text:list-item>
        <text:list-item>
          <text:p text:style-name="P220">Regulatory Compliance: Ensure funds are allocated for compliance with industry-specific regulations related to AI use.</text:p>
        </text:list-item>
      </text:list>
      <text:p text:style-name="Heading_20_4"><text:bookmark text:name="_xclxugizqpsj"/>Scalability and Future-Proofing</text:p>
      <text:list xml:id="list403053186" text:style-name="WWNum78">
        <text:list-item>
          <text:p text:style-name="P221">Expansion Costs: Anticipate the financial implications of scaling the AI solution to accommodate business growth.</text:p>
        </text:list-item>
        <text:list-item>
          <text:p text:style-name="P221">Technology Updates: Set aside resources for updating AI technologies to stay abreast of industry developments.</text:p>
        </text:list-item>
      </text:list>
      <text:p text:style-name="Heading_20_4"><text:bookmark text:name="_e5ojqujwnq2k"/>Vendor and Technology Dependence</text:p>
      <text:list xml:id="list1185506093" text:style-name="WWNum225">
        <text:list-item>
          <text:p text:style-name="P222">Vendor Lock-In Risks: Evaluate and plan for potential costs associated with specific vendor dependencies.</text:p>
        </text:list-item>
        <text:list-item>
          <text:p text:style-name="P222">Contingency Funds: Allocate a budget for transitioning to alternative technologies or vendors if necessary.</text:p>
        </text:list-item>
      </text:list>
      <text:p text:style-name="Heading_20_4"><text:bookmark text:name="_mo0avq2njpp6"/>Disaster Recovery and Data Backup</text:p>
      <text:list xml:id="list508108303" text:style-name="WWNum284">
        <text:list-item>
          <text:p text:style-name="P223">Backup Solutions: Invest in data backup solutions to mitigate risks of data loss.</text:p>
        </text:list-item>
        <text:list-item>
          <text:p text:style-name="P223">Emergency Preparedness: Budget for emergency response and recovery processes.</text:p>
        </text:list-item>
      </text:list>
      <text:p text:style-name="Heading_20_4"><text:bookmark text:name="_qqkw8kxj6507"/>Decommissioning and End-of-Life Costs</text:p>
      <text:list xml:id="list2000721656" text:style-name="WWNum38">
        <text:list-item>
          <text:p text:style-name="P224">System Decommissioning: Prepare for the costs related to retiring the AI system, including data migration to new platforms and hardware disposal.</text:p>
        </text:list-item>
        <text:list-item>
          <text:p text:style-name="P224">Legacy System Integration: Factor in expenses for integrating or maintaining legacy systems during the transition to newer solutions.</text:p>
        </text:list-item>
      </text:list>
      <text:p text:style-name="Heading_20_3"><text:bookmark text:name="_l39y1mcv2ic5"/>Implementing a Cost-Effective AI Strategy</text:p>
      <text:p text:style-name="Heading_20_4"><text:bookmark text:name="_n7lto57h8r0f"/>Practical Advice and Implementation Details</text:p>
      <text:list xml:id="list108222478" text:style-name="WWNum249">
        <text:list-item>
          <text:p text:style-name="P225">Regular Budget Reviews: Conduct frequent assessments of AI-related expenditures to identify areas for cost optimization.</text:p>
        </text:list-item>
        <text:list-item>
          <text:p text:style-name="P225">Cost-Benefit Analysis: Regularly evaluate the return on investment (ROI) of AI deployments, considering both tangible and intangible benefits.</text:p>
        </text:list-item>
        <text:list-item>
          <text:p text:style-name="P225">Vendor Negotiations: Engage in strategic negotiations with AI technology vendors for favorable pricing and terms.</text:p>
        </text:list-item>
        <text:list-item>
          <text:p text:style-name="P225">Efficient Resource Utilization: Optimize the use of AI resources to reduce unnecessary costs, such as minimizing idle computational power.</text:p>
        </text:list-item>
      </text:list>
      <text:p text:style-name="Heading_20_4"><text:bookmark text:name="_9s8axpfs4vro"/>Monitoring AI Usage and Costs: Understanding Tokens</text:p>
      <text:list xml:id="list3045226025" text:style-name="WWNum23">
        <text:list-item>
          <text:p text:style-name="P226">Token-Based Billing in LLMs: Many AI services, particularly those involving Large Language Models (LLMs), use a token-based system for billing. A token typically represents a unit of text (like a word or a part of a word).</text:p>
        </text:list-item>
      </text:list>
      <text:p text:style-name="Heading_20_4"><text:bookmark text:name="_2g3prvpmx6l7"/>How Tokens Work</text:p>
      <text:list xml:id="list2138667730" text:style-name="WWNum91">
        <text:list-item>
          <text:p text:style-name="P227">Input Content Cost: Tokens are counted for each piece of input content fed into an LLM. This includes commands, queries, and data for processing.</text:p>
        </text:list-item>
        <text:list-item>
          <text:p text:style-name="P227">Output Content Cost: Tokens also apply to the content generated by the LLM in response to input. This output often has a different cost structure.</text:p>
        </text:list-item>
      </text:list>
      <text:p text:style-name="Heading_20_4"><text:bookmark text:name="_ccnkx63j5hzf"/>Tracking Token Usage</text:p>
      <text:list xml:id="list2845048589" text:style-name="WWNum60">
        <text:list-item>
          <text:p text:style-name="P228">Monitoring Tools: Implement tools to monitor the number of tokens used in both inputs and outputs. This helps in forecasting costs and budgeting.</text:p>
        </text:list-item>
        <text:list-item>
          <text:p text:style-name="P228">Optimizing Token Usage: Strategize to minimize token usage without compromising output quality. For example, refining input queries to be more concise can reduce the number of tokens consumed.</text:p>
        </text:list-item>
      </text:list>
      <text:p text:style-name="Heading_20_4"><text:bookmark text:name="_2ojdchqeqq3q"/><text:soft-page-break/>Balancing Cost and Performance</text:p>
      <text:list xml:id="list3053660018" text:style-name="WWNum268">
        <text:list-item>
          <text:p text:style-name="P229">Cost-Performance Trade-off: Carefully balance the need for high-quality AI outputs with the costs associated with more complex or lengthy inputs and outputs.</text:p>
        </text:list-item>
        <text:list-item>
          <text:p text:style-name="P229">Regular Performance Assessments: Evaluate the effectiveness of AI applications in relation to their cost, adjusting strategies as needed for optimal balance.</text:p>
        </text:list-item>
      </text:list>
      <text:p text:style-name="Standard"/>
      <text:p text:style-name="Standard">By understanding and managing the costs associated with each aspect of AI deployment, from initial setup to ongoing operation and token usage, enterprises can ensure a cost-effective approach to AI integration. This approach enables not only the optimization of financial resources but also aligns AI strategies with broader business objectives.</text:p>
      <text:p text:style-name="Heading_20_2"><text:bookmark text:name="_phab7ivurhur"/>API Structure and Management for Unified Data Fabric</text:p>
      <text:p text:style-name="Standard">This comprehensive approach ensures that the API aligns with both the technical requirements of an advanced data fabric and the user needs, integrating smoothly into the broader enterprise technology ecosystem.</text:p>
      <text:p text:style-name="Heading_20_4"><text:bookmark text:name="_cyg2df6lbtol"/>API and Administrative Interface Development</text:p>
      <text:p text:style-name="Standard"><text:span text:style-name="T16">Scalability and Security: </text:span>The APIs are designed to scale efficiently with the enterprise's growing data needs while maintaining stringent security protocols to protect data integrity.</text:p>
      <text:p text:style-name="Standard"><text:span text:style-name="T16">Efficient Data Interaction: </text:span>These APIs facilitate smooth data interactions, integrating various platforms like cloud, on-premise, and edge computing services seamlessly.</text:p>
      <text:p text:style-name="Heading_20_4"><text:bookmark text:name="_8r95kblfkih2"/>Intuitive Administrative Interfaces</text:p>
      <text:p text:style-name="Standard"><text:span text:style-name="T16">User-Friendly Design: </text:span>The administrative interfaces are crafted for ease of use, enabling users to manage the data fabric effectively without requiring in-depth technical know-how.</text:p>
      <text:p text:style-name="P3"/>
      <text:p text:style-name="Standard"><text:span text:style-name="T16">Centralized Control and Monitoring: </text:span>A centralized dashboard is provided for comprehensive monitoring and management of the data fabric, offering insights into performance and data flow.</text:p>
      <text:p text:style-name="Heading_20_4"><text:bookmark text:name="_wedhlweu3hpy"/>Technical Architecture Overview</text:p>
      <text:p text:style-name="Standard"><text:span text:style-name="T16">In-Depth Description: </text:span>The architecture of the API is detailed, focusing on its ability to handle scalability, maintain security, and integrate with various systems.</text:p>
      <text:p text:style-name="Standard"/>
      <text:p text:style-name="Standard"><text:span text:style-name="T16">Tenant and Data Management: </text:span>Special emphasis is placed on functionalities that support efficient tenant management and robust data/content management systems.</text:p>
      <text:p text:style-name="Heading_20_4"><text:bookmark text:name="_8zlqvuwtsqfa"/>Integrating API Technical Architecture</text:p>
      <text:p text:style-name="Standard"><text:span text:style-name="T16">Comprehensive Interface:</text:span> The API framework is built to be secure and user-friendly, ensuring ease of access and effective management.</text:p>
      <text:p text:style-name="Heading_20_4"><text:bookmark text:name="_xa0alzlmx6p2"/>Core Functionalities:</text:p>
      <text:p text:style-name="Standard"><text:span text:style-name="T16">Authentication and Security:</text:span> Standard security protocols like OAuth 2.0 are used for secure API access.</text:p>
      <text:p text:style-name="Standard"/>
      <text:p text:style-name="Standard"><text:span text:style-name="T16">Error Handling and Rate Limiting: </text:span>Standardized processes are in place for efficient error handling and API request management.</text:p>
      <text:p text:style-name="Standard"/>
      <text:p text:style-name="Standard"><text:span text:style-name="T16">Advanced Data Management: </text:span>Features like pagination, filtering, and sorting are included, along with SDK support in multiple languages for enhanced data management.</text:p>
      <text:p text:style-name="Heading_20_4"><text:bookmark text:name="_iaodmjhzy79h"/>Tenant Management and Webhooks:</text:p>
      <text:p text:style-name="Standard">This component focuses on managing different user groups or 'tenants' within the API framework, ensuring tailored experiences.</text:p>
      <text:p text:style-name="Standard"/>
      <text:p text:style-name="Standard">Webhooks are utilized for creating a responsive, event-driven architecture, where real-time data can trigger automated processes.</text:p>
      <text:p text:style-name="Heading_20_4"><text:bookmark text:name="_g0c6gew9me7"/><text:soft-page-break/>Skill Management and Discovery Platform:</text:p>
      <text:p text:style-name="Standard">Endpoints are incorporated for managing and cataloging AI skills, essential in environments where AI applications are continually evolving.</text:p>
      <text:p text:style-name="Standard"/>
      <text:p text:style-name="Standard">This platform facilitates easy discovery and integration of new AI capabilities into existing systems.</text:p>
      <text:p text:style-name="Standard"/>
      <text:p text:style-name="Heading_20_2"><text:bookmark text:name="_qtkqeqgifh3o"/>API: Unified Data Fabric API</text:p>
      <text:p text:style-name="Standard">This documentation details the Unified Data Fabric API, designed for scalability, security, and efficient data interaction across various platforms, including cloud, on-premise, and edge computing services.</text:p>
      <text:p text:style-name="Heading_20_4"><text:bookmark text:name="_rbdji56pxfb"/>Base URL</text:p>
      <text:list xml:id="list116268774" text:style-name="WWNum267">
        <text:list-item>
          <text:p text:style-name="P230">Base URL: https://api.yourdomain.com/</text:p>
        </text:list-item>
      </text:list>
      <text:p text:style-name="Heading_20_3"><text:bookmark text:name="_7tukn716l1hl"/>Authentication &amp; Authorization</text:p>
      <text:p text:style-name="Heading_20_4"><text:bookmark text:name="_fx3m1gyo0nx1"/>OAuth 2.0 Authentication</text:p>
      <text:list xml:id="list1956360633" text:style-name="WWNum110">
        <text:list-item>
          <text:p text:style-name="P231">Endpoint: /auth/oauth/token</text:p>
        </text:list-item>
        <text:list-item>
          <text:p text:style-name="P231">Methods: POST</text:p>
        </text:list-item>
        <text:list-item>
          <text:p text:style-name="P231">Description: Retrieve an access token for authenticated sessions.</text:p>
        </text:list-item>
        <text:list-item>
          <text:p text:style-name="P231">Parameters: client_id, client_secret, grant_type, redirect_uri, scope</text:p>
        </text:list-item>
      </text:list>
      <text:p text:style-name="Heading_20_4"><text:bookmark text:name="_y7rcx0ekqrn2"/>OAuth 2.0 Token Refresh</text:p>
      <text:list xml:id="list1480966021" text:style-name="WWNum168">
        <text:list-item>
          <text:p text:style-name="P232">Endpoint: /auth/oauth/refresh</text:p>
        </text:list-item>
        <text:list-item>
          <text:p text:style-name="P232">Methods: POST</text:p>
        </text:list-item>
        <text:list-item>
          <text:p text:style-name="P232">Description: Refresh an expired access token.</text:p>
        </text:list-item>
        <text:list-item>
          <text:p text:style-name="P232">Parameters: refresh_token</text:p>
        </text:list-item>
      </text:list>
      <text:p text:style-name="Heading_20_4"><text:bookmark text:name="_411dbzqh4uwa"/>Token Management</text:p>
      <text:list xml:id="list1289914325" text:style-name="WWNum65">
        <text:list-item>
          <text:p text:style-name="P233">Description: Tokens expire after one hour; renew via the refresh token endpoint.</text:p>
        </text:list-item>
      </text:list>
      <text:p text:style-name="Heading_20_4"><text:bookmark text:name="_anrzc29k9m6c"/>Error Handling</text:p>
      <text:list xml:id="list2049885799" text:style-name="WWNum42">
        <text:list-item>
          <text:p text:style-name="P234">Description: API error handling.</text:p>
        </text:list-item>
        <text:list-item>
          <text:p text:style-name="P234">Error Format: { "error": { "code": &lt;error_code&gt;, "message": &lt;error_message&gt; } }</text:p>
        </text:list-item>
      </text:list>
      <text:p text:style-name="Heading_20_4"><text:bookmark text:name="_ngsravfw823"/>Rate Limiting</text:p>
      <text:list xml:id="list4117280994" text:style-name="WWNum143">
        <text:list-item>
          <text:p text:style-name="P235">Headers:</text:p>
          <text:list>
            <text:list-item>
              <text:p text:style-name="P309">X-RateLimit-Limit: Max requests in the time window.</text:p>
            </text:list-item>
            <text:list-item>
              <text:p text:style-name="P309">X-RateLimit-Remaining: Remaining requests.</text:p>
            </text:list-item>
            <text:list-item>
              <text:p text:style-name="P309">X-RateLimit-Reset: Reset time (UTC epoch).</text:p>
            </text:list-item>
          </text:list>
        </text:list-item>
      </text:list>
      <text:p text:style-name="Heading_20_4"><text:bookmark text:name="_4076fck3uhks"/><text:soft-page-break/>Pagination</text:p>
      <text:list xml:id="list2887092918" text:style-name="WWNum170">
        <text:list-item>
          <text:p text:style-name="P236">Parameters:</text:p>
          <text:list>
            <text:list-item>
              <text:p text:style-name="P310">page: Page number.</text:p>
            </text:list-item>
            <text:list-item>
              <text:p text:style-name="P310">limit: Results per page.</text:p>
            </text:list-item>
          </text:list>
        </text:list-item>
      </text:list>
      <text:p text:style-name="Heading_20_4"><text:bookmark text:name="_pz4x2gejwzgy"/>Filtering &amp; Sorting</text:p>
      <text:list xml:id="list472623667" text:style-name="WWNum18">
        <text:list-item>
          <text:p text:style-name="P237">Description: API filtering and sorting.</text:p>
        </text:list-item>
        <text:list-item>
          <text:p text:style-name="P237">Filter Format: /endpoint?filter[attribute]=value</text:p>
        </text:list-item>
        <text:list-item>
          <text:p text:style-name="P237">Sort Format: /endpoint?sort=-attribute</text:p>
        </text:list-item>
      </text:list>
      <text:p text:style-name="Heading_20_4"><text:bookmark text:name="_65e7fhugemn6"/>SDK &amp; Client Libraries</text:p>
      <text:list xml:id="list308191055" text:style-name="WWNum216">
        <text:list-item>
          <text:p text:style-name="P238">Description: SDKs and client libraries.</text:p>
        </text:list-item>
        <text:list-item>
          <text:p text:style-name="P238">Languages: JavaScript, Python, Go</text:p>
        </text:list-item>
        <text:list-item>
          <text:p text:style-name="P238">Documentation: [URL]</text:p>
        </text:list-item>
      </text:list>
      <text:p text:style-name="Heading_20_4"><text:bookmark text:name="_bhzqbfqfjn8b"/>Deprecation Policy</text:p>
      <text:list xml:id="list4159245816" text:style-name="WWNum68">
        <text:list-item>
          <text:p text:style-name="P239">Description: API deprecation policy.</text:p>
        </text:list-item>
        <text:list-item>
          <text:p text:style-name="P239">Notice Period: 6 months</text:p>
        </text:list-item>
        <text:list-item>
          <text:p text:style-name="P239">Communication: Email, API documentation</text:p>
        </text:list-item>
      </text:list>
      <text:p text:style-name="Heading_20_4"><text:bookmark text:name="_7c446f9alsvl"/>Supported Data Formats</text:p>
      <text:list xml:id="list2706869439" text:style-name="WWNum96">
        <text:list-item>
          <text:p text:style-name="P240">Description: Supported data formats.</text:p>
        </text:list-item>
        <text:list-item>
          <text:p text:style-name="P240">Formats: JSON, XML, CSV</text:p>
        </text:list-item>
      </text:list>
      <text:p text:style-name="Heading_20_4"><text:bookmark text:name="_i8i834lro81h"/>Tenant Management</text:p>
      <text:list xml:id="list3774901736" text:style-name="WWNum90">
        <text:list-item>
          <text:p text:style-name="P241">Endpoint: /platform/tenant-management</text:p>
        </text:list-item>
        <text:list-item>
          <text:p text:style-name="P241">Methods: GET, POST, PUT, DELETE</text:p>
        </text:list-item>
        <text:list-item>
          <text:p text:style-name="P241">Description: Facilitates the creation, modification, querying, and deletion of</text:p>
        </text:list-item>
      </text:list>
      <text:p text:style-name="Standard">tenants within the platform. Each tenant has its configurations, resources, and isolated data.</text:p>
      <text:list xml:id="list1118045823" text:style-name="WWNum54">
        <text:list-item>
          <text:p text:style-name="P242">GET Parameters:</text:p>
          <text:list>
            <text:list-item>
              <text:p text:style-name="P311">tenant_id (Optional): Retrieves detailed information about a particular tenant. Without this, a list of all tenants is returned.</text:p>
            </text:list-item>
          </text:list>
        </text:list-item>
        <text:list-item>
          <text:p text:style-name="P242">POST Parameters:</text:p>
          <text:list>
            <text:list-item>
              <text:p text:style-name="P311">tenant_name: Name of the new tenant.</text:p>
            </text:list-item>
            <text:list-item>
              <text:p text:style-name="P311">tenant_config (Optional): Initial configuration details for the tenant.</text:p>
            </text:list-item>
          </text:list>
        </text:list-item>
        <text:list-item>
          <text:p text:style-name="P242">PUT Parameters:</text:p>
          <text:list>
            <text:list-item>
              <text:p text:style-name="P311"><text:soft-page-break/>tenant_id: Identifier of the tenant to be updated.</text:p>
            </text:list-item>
            <text:list-item>
              <text:p text:style-name="P311">updated_data: The data fields to be updated for the specified tenant.</text:p>
            </text:list-item>
          </text:list>
        </text:list-item>
        <text:list-item>
          <text:p text:style-name="P242">DELETE Parameters:</text:p>
          <text:list>
            <text:list-item>
              <text:p text:style-name="P311">tenant_id: Identifier of the tenant to be deleted.</text:p>
            </text:list-item>
          </text:list>
        </text:list-item>
      </text:list>
      <text:p text:style-name="Heading_20_4"><text:bookmark text:name="_jbx64py6ke0e"/>Webhooks</text:p>
      <text:list xml:id="list3033252467" text:style-name="WWNum35">
        <text:list-item>
          <text:p text:style-name="P243">Endpoint: /webhooks/events</text:p>
        </text:list-item>
        <text:list-item>
          <text:p text:style-name="P243">Methods: POST, GET</text:p>
        </text:list-item>
        <text:list-item>
          <text:p text:style-name="P243">Description: Manage webhook events.</text:p>
        </text:list-item>
        <text:list-item>
          <text:p text:style-name="P243">Parameters: event_type, callback_url</text:p>
        </text:list-item>
      </text:list>
      <text:p text:style-name="Heading_20_3"><text:bookmark text:name="_elk2ouzzdpk"/>Skill Management &amp; Discovery Platform</text:p>
      <text:p text:style-name="Heading_20_4"><text:bookmark text:name="_ea0p3ylw1vxh"/>Skill Curation &amp; Publishing</text:p>
      <text:list xml:id="list3781350590" text:style-name="WWNum157">
        <text:list-item>
          <text:p text:style-name="P244">Endpoint: /skills-management/skill-curation</text:p>
        </text:list-item>
        <text:list-item>
          <text:p text:style-name="P244">Methods: GET, POST</text:p>
        </text:list-item>
        <text:list-item>
          <text:p text:style-name="P244">Description: Handle skill curation, publishing, and packaging.</text:p>
        </text:list-item>
        <text:list-item>
          <text:p text:style-name="P244">Parameters: skill_id, category</text:p>
        </text:list-item>
      </text:list>
      <text:p text:style-name="Heading_20_4"><text:bookmark text:name="_1e42mihymf9b"/>Skill Governance</text:p>
      <text:list xml:id="list1934454192" text:style-name="WWNum84">
        <text:list-item>
          <text:p text:style-name="P245">Endpoint: /skills-management/skill-governance</text:p>
        </text:list-item>
        <text:list-item>
          <text:p text:style-name="P245">Methods: GET, POST</text:p>
        </text:list-item>
        <text:list-item>
          <text:p text:style-name="P245">Description: Manage and oversee skill governance procedures.</text:p>
        </text:list-item>
        <text:list-item>
          <text:p text:style-name="P245">Parameters: Customized based on requirements.</text:p>
        </text:list-item>
      </text:list>
      <text:p text:style-name="Heading_20_4"><text:bookmark text:name="_dj7j04nzguu1"/>Skill Packaging</text:p>
      <text:list xml:id="list338101100" text:style-name="WWNum256">
        <text:list-item>
          <text:p text:style-name="P246">Endpoint: /skills-management/skill-packaging</text:p>
        </text:list-item>
        <text:list-item>
          <text:p text:style-name="P246">Methods: GET, POST</text:p>
        </text:list-item>
        <text:list-item>
          <text:p text:style-name="P246">Description: Package curated skills for deployment or distribution.</text:p>
        </text:list-item>
        <text:list-item>
          <text:p text:style-name="P246">Parameters: Customized based on requirements.</text:p>
        </text:list-item>
      </text:list>
      <text:p text:style-name="Heading_20_3"><text:bookmark text:name="_bbhxqpvwrf93"/>Enhancement Package Framework</text:p>
      <text:list xml:id="list1785778674" text:style-name="WWNum50">
        <text:list-item>
          <text:p text:style-name="P247">Endpoint: /foundation/enhancements/{tenant_id}</text:p>
        </text:list-item>
        <text:list-item>
          <text:p text:style-name="P247">Methods: GET, POST, PUT, DELETE</text:p>
        </text:list-item>
        <text:list-item>
          <text:p text:style-name="P247">Description: Manages third-party enhancement packages, extending platform functionality.</text:p>
          <text:list>
            <text:list-item>
              <text:p text:style-name="P312">GET Parameters: package_id (Optional)</text:p>
            </text:list-item>
            <text:list-item>
              <text:p text:style-name="P312"><text:soft-page-break/>POST Parameters: package_metadata</text:p>
            </text:list-item>
            <text:list-item>
              <text:p text:style-name="P312">PUT Parameters: package_id, updated_metadata</text:p>
            </text:list-item>
            <text:list-item>
              <text:p text:style-name="P312">DELETE Parameters: package_id</text:p>
            </text:list-item>
          </text:list>
        </text:list-item>
      </text:list>
      <text:p text:style-name="Heading_20_3"><text:bookmark text:name="_1klu7dje6wkp"/>Human in the Loop Layer</text:p>
      <text:list xml:id="list3060186010" text:style-name="WWNum241">
        <text:list-item>
          <text:p text:style-name="P248">Endpoint: /human-layer/labelling-annotations</text:p>
        </text:list-item>
        <text:list-item>
          <text:p text:style-name="P248">Methods: GET, POST</text:p>
        </text:list-item>
        <text:list-item>
          <text:p text:style-name="P248">Description: Enables human annotators to label data or provide annotations on datasets.</text:p>
        </text:list-item>
        <text:list-item>
          <text:p text:style-name="P248">Parameters: Customized based on</text:p>
        </text:list-item>
      </text:list>
      <text:p text:style-name="Standard">requirements, such as data_id, user_id, annotation_type</text:p>
      <text:p text:style-name="Heading_20_3"><text:bookmark text:name="_c94am52y17te"/>Business Process Flow (Review) - Procedural/ML-based routing</text:p>
      <text:list xml:id="list4225525385" text:style-name="WWNum45">
        <text:list-item>
          <text:p text:style-name="P249">Endpoint: /human-layer/business-process-flow</text:p>
        </text:list-item>
        <text:list-item>
          <text:p text:style-name="P249">Methods: GET, POST</text:p>
        </text:list-item>
        <text:list-item>
          <text:p text:style-name="P249">Description: Routes tasks through procedural or machine learning-based decision paths for efficient processing.</text:p>
        </text:list-item>
        <text:list-item>
          <text:p text:style-name="P249">Parameters: Customized based on requirements, e.g., task_id, flow_type, status</text:p>
        </text:list-item>
      </text:list>
      <text:p text:style-name="Heading_20_3"><text:bookmark text:name="_30o03hv9grh"/>Review &amp; Feedback</text:p>
      <text:list xml:id="list1069191252" text:style-name="WWNum120">
        <text:list-item>
          <text:p text:style-name="P250">Endpoint: /human-layer/review-feedback</text:p>
        </text:list-item>
        <text:list-item>
          <text:p text:style-name="P250">Methods: GET, POST, PUT, DELETE</text:p>
        </text:list-item>
        <text:list-item>
          <text:p text:style-name="P250">Description: Facilitates human review and feedback mechanisms for machine-generated tasks.</text:p>
          <text:list>
            <text:list-item>
              <text:p text:style-name="P313">GET Parameters: task_id, status, user_id, timestamp</text:p>
            </text:list-item>
            <text:list-item>
              <text:p text:style-name="P313">POST Parameters: task_id, feedback, user_id, status</text:p>
            </text:list-item>
            <text:list-item>
              <text:p text:style-name="P313">PUT Parameters: task_id, feedback_id, updated_feedback, status</text:p>
            </text:list-item>
            <text:list-item>
              <text:p text:style-name="P313">DELETE Parameters: task_id, feedback_id</text:p>
            </text:list-item>
          </text:list>
        </text:list-item>
      </text:list>
      <text:p text:style-name="Heading_20_3"><text:bookmark text:name="_hpulqghqbl9i"/>Task Assignment</text:p>
      <text:list xml:id="list375264845" text:style-name="WWNum149">
        <text:list-item>
          <text:p text:style-name="P251">Endpoint: /human-layer/task-assignment</text:p>
        </text:list-item>
        <text:list-item>
          <text:p text:style-name="P251">Methods: GET, POST</text:p>
        </text:list-item>
        <text:list-item>
          <text:p text:style-name="P251">Description: Manages the assignment of tasks to human reviewers.</text:p>
          <text:list>
            <text:list-item>
              <text:p text:style-name="P314">GET Parameters: assignment_id, user_id, status</text:p>
            </text:list-item>
            <text:list-item>
              <text:p text:style-name="P314">POST Parameters: task_id, user_id, status</text:p>
            </text:list-item>
          </text:list>
        </text:list-item>
      </text:list>
      <text:p text:style-name="Heading_20_3"><text:bookmark text:name="_o5hmkvrzp753"/>Data &amp; Content Management</text:p>
      <text:p text:style-name="Heading_20_4"><text:bookmark text:name="_medl1su991yb"/>Optical Character Recognition (OCR)</text:p>
      <text:list xml:id="list2681347737" text:style-name="WWNum264">
        <text:list-item>
          <text:p text:style-name="P252"><text:soft-page-break/>Endpoint: /content-processing/ocr</text:p>
        </text:list-item>
        <text:list-item>
          <text:p text:style-name="P252">Methods: POST, GET</text:p>
        </text:list-item>
        <text:list-item>
          <text:p text:style-name="P252">Description: Processes images, PDFs, and other document types to extract text content.</text:p>
        </text:list-item>
        <text:list-item>
          <text:p text:style-name="P252">Parameters: Customized based on requirements, e.g., file_type, file_id, output_format</text:p>
        </text:list-item>
      </text:list>
      <text:p text:style-name="Heading_20_4"><text:bookmark text:name="_4ags7wqi25v9"/>Multimedia Processing</text:p>
      <text:list xml:id="list3717453973" text:style-name="WWNum166">
        <text:list-item>
          <text:p text:style-name="P253">Endpoint: /content-processing/multimedia</text:p>
        </text:list-item>
        <text:list-item>
          <text:p text:style-name="P253">Methods: POST, GET</text:p>
        </text:list-item>
        <text:list-item>
          <text:p text:style-name="P253">Description: Processes multimedia content like audio, video, and images for various transformations or analytics.</text:p>
        </text:list-item>
        <text:list-item>
          <text:p text:style-name="P253">Parameters: Customized based on requirements, e.g., media_type, media_id, action_type</text:p>
        </text:list-item>
      </text:list>
      <text:p text:style-name="Heading_20_4"><text:bookmark text:name="_67qhtkts02u2"/>Office Documents</text:p>
      <text:list xml:id="list2154274924" text:style-name="WWNum107">
        <text:list-item>
          <text:p text:style-name="P254">Endpoint: /content-processing/office-docs</text:p>
        </text:list-item>
        <text:list-item>
          <text:p text:style-name="P254">Methods: POST, GET</text:p>
        </text:list-item>
        <text:list-item>
          <text:p text:style-name="P254">Description: Processes standard office documents such as Word, Excel, and PowerPoint for reading, editing, or conversion.</text:p>
        </text:list-item>
        <text:list-item>
          <text:p text:style-name="P254">Parameters: Customized based on requirements, e.g., doc_type, doc_id, action</text:p>
        </text:list-item>
      </text:list>
      <text:p text:style-name="Heading_20_4"><text:bookmark text:name="_hon63hiwtc4v"/>Embeddings and Content Chunking</text:p>
      <text:list xml:id="list1074634624" text:style-name="WWNum239">
        <text:list-item>
          <text:p text:style-name="P255">Endpoint: /content-processing/embeddings-chunking</text:p>
        </text:list-item>
        <text:list-item>
          <text:p text:style-name="P255">Methods: POST, GET</text:p>
        </text:list-item>
        <text:list-item>
          <text:p text:style-name="P255">Description: Generates embeddings for content and divides content into manageable chunks for better processing or understanding.</text:p>
        </text:list-item>
        <text:list-item>
          <text:p text:style-name="P255">Parameters: Customized based on requirements, e.g., content_id, embedding_type, chunk_size</text:p>
        </text:list-item>
      </text:list>
      <text:p text:style-name="Heading_20_3"><text:bookmark text:name="_qn9uvzcx0gq"/>Model Management - ML Ops</text:p>
      <text:p text:style-name="Heading_20_4"><text:bookmark text:name="_k4gaykibs5a6"/>Custom Models</text:p>
      <text:list xml:id="list915938754" text:style-name="WWNum142">
        <text:list-item>
          <text:p text:style-name="P256">Endpoint: /ml-ops/custom-models</text:p>
        </text:list-item>
        <text:list-item>
          <text:p text:style-name="P256">Methods: GET, POST, PUT, DELETE</text:p>
        </text:list-item>
        <text:list-item>
          <text:p text:style-name="P256">Description: Manages custom machine learning models.</text:p>
          <text:list>
            <text:list-item>
              <text:p text:style-name="P315">GET Parameters: model_name, type</text:p>
            </text:list-item>
            <text:list-item>
              <text:p text:style-name="P315">POST Parameters: model_name, type, configuration, initial_weights</text:p>
            </text:list-item>
            <text:list-item>
              <text:p text:style-name="P315">PUT Parameters: model_id, updated_configuration</text:p>
            </text:list-item>
            <text:list-item>
              <text:p text:style-name="P315">DELETE Parameters: model_id</text:p>
            </text:list-item>
          </text:list>
        </text:list-item>
      </text:list>
      <text:p text:style-name="Heading_20_4"><text:bookmark text:name="_rpc2ad36p54x"/>Fine-tuning (JSONL and other data sources)</text:p>
      <text:list xml:id="list2936030076" text:style-name="WWNum116">
        <text:list-item>
          <text:p text:style-name="P257">Endpoint: /ml-ops/fine-tuning</text:p>
        </text:list-item>
        <text:list-item>
          <text:p text:style-name="P257"><text:soft-page-break/>Methods: POST</text:p>
        </text:list-item>
        <text:list-item>
          <text:p text:style-name="P257">Description: Facilitates fine-tuning of pre-existing models using specific data sources like JSONL.</text:p>
          <text:list>
            <text:list-item>
              <text:p text:style-name="P316">POST Parameters: model_id, data_source, tuning_parameters</text:p>
            </text:list-item>
          </text:list>
        </text:list-item>
      </text:list>
      <text:p text:style-name="Heading_20_4"><text:bookmark text:name="_i7f8tdef834z"/>Training Models (no OpenAI)</text:p>
      <text:list xml:id="list1671206882" text:style-name="WWNum167">
        <text:list-item>
          <text:p text:style-name="P258">Endpoint: /ml-ops/train</text:p>
        </text:list-item>
        <text:list-item>
          <text:p text:style-name="P258">Methods: POST, GET</text:p>
        </text:list-item>
        <text:list-item>
          <text:p text:style-name="P258">Description: Handles the training of machine learning models without relying on OpenAI platforms.</text:p>
          <text:list>
            <text:list-item>
              <text:p text:style-name="P317">POST Parameters: training_data, model_type, hyperparameters</text:p>
            </text:list-item>
            <text:list-item>
              <text:p text:style-name="P317">GET Parameters: training_id, status</text:p>
            </text:list-item>
          </text:list>
        </text:list-item>
      </text:list>
      <text:p text:style-name="Heading_20_4"><text:bookmark text:name="_p5051b3qi5w8"/>Lifecycle Management</text:p>
      <text:list xml:id="list2124609934" text:style-name="WWNum5">
        <text:list-item>
          <text:p text:style-name="P259">Endpoint: /ml-ops/lifecycle</text:p>
        </text:list-item>
        <text:list-item>
          <text:p text:style-name="P259">Methods: GET, PUT</text:p>
        </text:list-item>
        <text:list-item>
          <text:p text:style-name="P259">Description: Manages the lifecycle stages of models such as development, testing, production, and deprecation.</text:p>
          <text:list>
            <text:list-item>
              <text:p text:style-name="P318">GET Parameters: model_id, lifecycle_stage</text:p>
            </text:list-item>
            <text:list-item>
              <text:p text:style-name="P318">PUT Parameters: model_id, new_lifecycle_stage</text:p>
            </text:list-item>
          </text:list>
        </text:list-item>
      </text:list>
      <text:p text:style-name="Heading_20_4"><text:bookmark text:name="_7ewuharzuvz4"/>Confidence Index</text:p>
      <text:list xml:id="list640643242" text:style-name="WWNum202">
        <text:list-item>
          <text:p text:style-name="P260">Endpoint: /ml-ops/confidence-index</text:p>
        </text:list-item>
        <text:list-item>
          <text:p text:style-name="P260">Methods: GET</text:p>
        </text:list-item>
        <text:list-item>
          <text:p text:style-name="P260">Description: Retrieves a confidence index or score associated with predictions made by a model.</text:p>
          <text:list>
            <text:list-item>
              <text:p text:style-name="P319">GET Parameters: model_id, prediction_id</text:p>
            </text:list-item>
          </text:list>
        </text:list-item>
      </text:list>
      <text:p text:style-name="Heading_20_3"><text:bookmark text:name="_yg4pf19p82ob"/>IL Orchestrator</text:p>
      <text:p text:style-name="Heading_20_4"><text:bookmark text:name="_10qg18xg6iaj"/>Event Source (Triggers)</text:p>
      <text:list xml:id="list2891467888" text:style-name="WWNum74">
        <text:list-item>
          <text:p text:style-name="P261">Endpoint: /il-orchestrator/event-source</text:p>
        </text:list-item>
        <text:list-item>
          <text:p text:style-name="P261">Methods: POST</text:p>
        </text:list-item>
        <text:list-item>
          <text:p text:style-name="P261">Description: Emits events from various services or modules to be routed through the orchestrator.</text:p>
          <text:list>
            <text:list-item>
              <text:p text:style-name="P320">POST Parameters: source_id, event_data</text:p>
            </text:list-item>
          </text:list>
        </text:list-item>
      </text:list>
      <text:p text:style-name="Heading_20_4"><text:bookmark text:name="_h3mdkje836ke"/>Intelligent Router with Event Grid Integration</text:p>
      <text:list xml:id="list25153914" text:style-name="WWNum221">
        <text:list-item>
          <text:p text:style-name="P262">Endpoint: /il-orchestrator/intelligent-router-eventgrid</text:p>
        </text:list-item>
        <text:list-item>
          <text:p text:style-name="P262">Methods: GET, POST</text:p>
        </text:list-item>
        <text:list-item>
          <text:p text:style-name="P262">Description: Directs incoming events to appropriate handlers or functions using Azure Event Grid.</text:p>
          <text:list>
            <text:list-item>
              <text:p text:style-name="P321"><text:soft-page-break/>GET Parameters: router_id, status</text:p>
            </text:list-item>
            <text:list-item>
              <text:p text:style-name="P321">POST Parameters: event_type, event_data</text:p>
            </text:list-item>
          </text:list>
        </text:list-item>
      </text:list>
      <text:p text:style-name="Heading_20_4"><text:bookmark text:name="_6x0xrrgvk5p0"/>Event Handlers (Serverless Functions)</text:p>
      <text:list xml:id="list354565665" text:style-name="WWNum85">
        <text:list-item>
          <text:p text:style-name="P263">Endpoint: /il-orchestrator/event-handlers</text:p>
        </text:list-item>
        <text:list-item>
          <text:p text:style-name="P263">Methods: POST</text:p>
        </text:list-item>
        <text:list-item>
          <text:p text:style-name="P263">Description: Serverless functions that process or handle events. These can be Azure Functions.</text:p>
          <text:list>
            <text:list-item>
              <text:p text:style-name="P322">POST Parameters: function_name, event_data</text:p>
            </text:list-item>
          </text:list>
        </text:list-item>
      </text:list>
      <text:p text:style-name="Heading_20_4"><text:bookmark text:name="_64d8u76izmco"/>State Management with Event Grid Monitoring</text:p>
      <text:list xml:id="list313543376" text:style-name="WWNum180">
        <text:list-item>
          <text:p text:style-name="P264">Endpoint: /il-orchestrator/state-management-eventgrid</text:p>
        </text:list-item>
        <text:list-item>
          <text:p text:style-name="P264">Methods: GET, POST, PUT, DELETE</text:p>
        </text:list-item>
        <text:list-item>
          <text:p text:style-name="P264">Description: Maintains states and monitors system states using Azure Event Grid's monitoring capabilities.</text:p>
          <text:list>
            <text:list-item>
              <text:p text:style-name="P323">GET Parameters: state_id, event_type</text:p>
            </text:list-item>
            <text:list-item>
              <text:p text:style-name="P323">POST Parameters: event_type, current_state</text:p>
            </text:list-item>
            <text:list-item>
              <text:p text:style-name="P323">PUT Parameters: state_id, updated_state</text:p>
            </text:list-item>
            <text:list-item>
              <text:p text:style-name="P323">DELETE Parameters: state_id</text:p>
            </text:list-item>
          </text:list>
        </text:list-item>
      </text:list>
      <text:p text:style-name="Heading_20_4"><text:bookmark text:name="_nzglu7qi8rt1"/>Packaging &amp; Configurations for Serverless</text:p>
      <text:list xml:id="list296388322" text:style-name="WWNum171">
        <text:list-item>
          <text:p text:style-name="P265">Endpoint: /il-orchestrator/serverless-packaging-configurations</text:p>
        </text:list-item>
        <text:list-item>
          <text:p text:style-name="P265">Methods: GET, POST, PUT, DELETE</text:p>
        </text:list-item>
        <text:list-item>
          <text:p text:style-name="P265">Description: Manages packaging and configurations for serverless functions.</text:p>
          <text:list>
            <text:list-item>
              <text:p text:style-name="P324">GET Parameters: package_id, version</text:p>
            </text:list-item>
            <text:list-item>
              <text:p text:style-name="P324">POST Parameters: function_data, configuration</text:p>
            </text:list-item>
            <text:list-item>
              <text:p text:style-name="P324">PUT Parameters: package_id, updated_configuration</text:p>
            </text:list-item>
            <text:list-item>
              <text:p text:style-name="P324">DELETE Parameters: package_id</text:p>
            </text:list-item>
          </text:list>
        </text:list-item>
      </text:list>
      <text:p text:style-name="Heading_20_4"><text:bookmark text:name="_nhvn5mnxf39y"/>Subscriptions, Filters, and Event Schemas (Azure Event Grid)</text:p>
      <text:list xml:id="list2260532381" text:style-name="WWNum103">
        <text:list-item>
          <text:p text:style-name="P266">Description: Essential components when integrating Azure Event Grid, allowing the system to determine how and where to route events. The serverless functions can be executed in Azure Functions, responding to events sent by the Event Grid and effectively processing tasks or commands.</text:p>
        </text:list-item>
      </text:list>
      <text:p text:style-name="Heading_20_3"><text:bookmark text:name="_b8wmm77pyc29"/>Interface &amp; Integration</text:p>
      <text:p text:style-name="Heading_20_4"><text:bookmark text:name="_4splxugpd7xo"/>API Integration</text:p>
      <text:list xml:id="list2889320503" text:style-name="WWNum205">
        <text:list-item>
          <text:p text:style-name="P267">Endpoint: /interface/api-integration</text:p>
        </text:list-item>
        <text:list-item>
          <text:p text:style-name="P267">Methods: GET, POST</text:p>
        </text:list-item>
        <text:list-item>
          <text:p text:style-name="P267">Description: Facilitates integration with external APIs, managing configurations and data exchange.</text:p>
          <text:list>
            <text:list-item>
              <text:p text:style-name="P325"><text:soft-page-break/>GET Parameters: integration_id, status</text:p>
            </text:list-item>
            <text:list-item>
              <text:p text:style-name="P325">POST Parameters: integration_id, configuration</text:p>
            </text:list-item>
          </text:list>
        </text:list-item>
      </text:list>
      <text:p text:style-name="Heading_20_4"><text:bookmark text:name="_w90zzj2geg22"/>Assessment &amp; Review</text:p>
      <text:list xml:id="list2283626637" text:style-name="WWNum248">
        <text:list-item>
          <text:p text:style-name="P268">Endpoint: /assessment/quality-check</text:p>
        </text:list-item>
        <text:list-item>
          <text:p text:style-name="P268">Methods: GET, POST</text:p>
        </text:list-item>
        <text:list-item>
          <text:p text:style-name="P268">Description: Manages quality assessment of various operational aspects.</text:p>
          <text:list>
            <text:list-item>
              <text:p text:style-name="P326">GET Parameters: qc_id, status</text:p>
            </text:list-item>
            <text:list-item>
              <text:p text:style-name="P326">POST Parameters: qc_id, review_data</text:p>
            </text:list-item>
          </text:list>
        </text:list-item>
      </text:list>
      <text:p text:style-name="Heading_20_4"><text:bookmark text:name="_ni8lom40efeu"/>UI/UX Framework</text:p>
      <text:list xml:id="list1131931152" text:style-name="WWNum53">
        <text:list-item>
          <text:p text:style-name="P269">Endpoint: /foundation/uiux</text:p>
        </text:list-item>
        <text:list-item>
          <text:p text:style-name="P269">Methods: GET, POST</text:p>
        </text:list-item>
        <text:list-item>
          <text:p text:style-name="P269">Description: Provides components and templates for UI/UX development.</text:p>
          <text:list>
            <text:list-item>
              <text:p text:style-name="P327">GET Parameters: component_id</text:p>
            </text:list-item>
            <text:list-item>
              <text:p text:style-name="P327">POST Parameters: component_metadata</text:p>
            </text:list-item>
          </text:list>
        </text:list-item>
      </text:list>
      <text:p text:style-name="Heading_20_4"><text:bookmark text:name="_pg5rdqg6fjoh"/>Infrastructure Templating Framework</text:p>
      <text:list xml:id="list140111510" text:style-name="WWNum20">
        <text:list-item>
          <text:p text:style-name="P270">Endpoint: /foundation/infrastructure-templates/blueprints</text:p>
        </text:list-item>
        <text:list-item>
          <text:p text:style-name="P270">Methods: POST, PUT, GET, DELETE</text:p>
        </text:list-item>
        <text:list-item>
          <text:p text:style-name="P270">Description: Manages infrastructure blueprint templates.</text:p>
          <text:list>
            <text:list-item>
              <text:p text:style-name="P328">POST Parameters: blueprint_data</text:p>
            </text:list-item>
            <text:list-item>
              <text:p text:style-name="P328">PUT Parameters: blueprint_id, updated_blueprint_data</text:p>
            </text:list-item>
            <text:list-item>
              <text:p text:style-name="P328">GET Parameters: blueprint_id</text:p>
            </text:list-item>
            <text:list-item>
              <text:p text:style-name="P328">DELETE Parameters: blueprint_id</text:p>
            </text:list-item>
          </text:list>
        </text:list-item>
      </text:list>
      <text:p text:style-name="Heading_20_4"><text:bookmark text:name="_dcp3yv8utt6x"/>Container Orchestration</text:p>
      <text:list xml:id="list1198798822" text:style-name="WWNum224">
        <text:list-item>
          <text:p text:style-name="P271">Endpoint: /foundation/infrastructure-templates/container</text:p>
        </text:list-item>
        <text:list-item>
          <text:p text:style-name="P271">Methods: POST, PUT, GET</text:p>
        </text:list-item>
        <text:list-item>
          <text:p text:style-name="P271">Description: Manages container orchestration templates.</text:p>
          <text:list>
            <text:list-item>
              <text:p text:style-name="P329">POST Parameters: configuration_data</text:p>
            </text:list-item>
            <text:list-item>
              <text:p text:style-name="P329">PUT Parameters: container_template_id, updated_configuration</text:p>
            </text:list-item>
            <text:list-item>
              <text:p text:style-name="P329">GET Parameters: container_template_id</text:p>
            </text:list-item>
          </text:list>
        </text:list-item>
      </text:list>
      <text:p text:style-name="Heading_20_4"><text:bookmark text:name="_o3asm9b09jgm"/>Serverless Function Orchestration</text:p>
      <text:list xml:id="list3397930500" text:style-name="WWNum139">
        <text:list-item>
          <text:p text:style-name="P272"><text:soft-page-break/>Endpoint: /foundation/infrastructure-templates/serverless</text:p>
        </text:list-item>
        <text:list-item>
          <text:p text:style-name="P272">Methods: POST, PUT, GET</text:p>
        </text:list-item>
        <text:list-item>
          <text:p text:style-name="P272">Description: Manages serverless function orchestration templates.</text:p>
          <text:list>
            <text:list-item>
              <text:p text:style-name="P330">POST Parameters: configuration_data</text:p>
            </text:list-item>
            <text:list-item>
              <text:p text:style-name="P330">PUT Parameters: serverless_template_id, updated_configuration</text:p>
            </text:list-item>
            <text:list-item>
              <text:p text:style-name="P330">GET Parameters: serverless_template_id</text:p>
            </text:list-item>
          </text:list>
        </text:list-item>
      </text:list>
      <text:p text:style-name="Heading_20_4"><text:bookmark text:name="_28rq1s3zy0v1"/>Parameterized Deployment</text:p>
      <text:list xml:id="list2241349498" text:style-name="WWNum152">
        <text:list-item>
          <text:p text:style-name="P273">Endpoint: /foundation/infrastructure-templates/deploy</text:p>
        </text:list-item>
        <text:list-item>
          <text:p text:style-name="P273">Methods: POST</text:p>
        </text:list-item>
        <text:list-item>
          <text:p text:style-name="P273">Description: Deploys templates with specific parameters.</text:p>
          <text:list>
            <text:list-item>
              <text:p text:style-name="P331">POST Parameters: template_id, parameters</text:p>
            </text:list-item>
          </text:list>
        </text:list-item>
      </text:list>
      <text:p text:style-name="Heading_20_4"><text:bookmark text:name="_unzjcyapw3zn"/>Tenant-Specific Configurations</text:p>
      <text:list xml:id="list4045462614" text:style-name="WWNum146">
        <text:list-item>
          <text:p text:style-name="P274">Endpoint: /foundation/infrastructure-templates/tenants</text:p>
        </text:list-item>
        <text:list-item>
          <text:p text:style-name="P274">Methods: GET</text:p>
        </text:list-item>
        <text:list-item>
          <text:p text:style-name="P274">Description: Retrieves tenant-specific configurations for templates.</text:p>
          <text:list>
            <text:list-item>
              <text:p text:style-name="P332">GET Parameters: tenant_id</text:p>
            </text:list-item>
          </text:list>
        </text:list-item>
      </text:list>
      <text:p text:style-name="Heading_20_4"><text:bookmark text:name="_crf2oj2gf0d4"/>Validation &amp; Testing</text:p>
      <text:list xml:id="list2535552975" text:style-name="WWNum95">
        <text:list-item>
          <text:p text:style-name="P275">Endpoint: /foundation/infrastructure-templates/validation</text:p>
        </text:list-item>
        <text:list-item>
          <text:p text:style-name="P275">Methods: POST</text:p>
        </text:list-item>
        <text:list-item>
          <text:p text:style-name="P275">Description: Validates and tests infrastructure configurations.</text:p>
          <text:list>
            <text:list-item>
              <text:p text:style-name="P333">POST Parameters: template_id, test_parameters</text:p>
            </text:list-item>
          </text:list>
        </text:list-item>
      </text:list>
      <text:p text:style-name="Heading_20_4"><text:bookmark text:name="_sqp5sigo47ek"/>Version Management</text:p>
      <text:list xml:id="list72089360" text:style-name="WWNum156">
        <text:list-item>
          <text:p text:style-name="P276">Endpoint: /foundation/infrastructure-templates/versions</text:p>
        </text:list-item>
        <text:list-item>
          <text:p text:style-name="P276">Methods: POST, PUT, GET, DELETE</text:p>
        </text:list-item>
        <text:list-item>
          <text:p text:style-name="P276">Description: Manages versions of infrastructure templates.</text:p>
          <text:list>
            <text:list-item>
              <text:p text:style-name="P334">POST Parameters: template_data</text:p>
            </text:list-item>
            <text:list-item>
              <text:p text:style-name="P334">PUT Parameters: version_id, updated_template_data</text:p>
            </text:list-item>
            <text:list-item>
              <text:p text:style-name="P334">GET Parameters: version_id</text:p>
            </text:list-item>
            <text:list-item>
              <text:p text:style-name="P334">DELETE Parameters: version_id</text:p>
            </text:list-item>
          </text:list>
        </text:list-item>
      </text:list>
      <text:p text:style-name="Heading_20_4"><text:bookmark text:name="_hruki0e1utet"/>Service Binding</text:p>
      <text:list xml:id="list2566331141" text:style-name="WWNum247">
        <text:list-item>
          <text:p text:style-name="P277"><text:soft-page-break/>Endpoint: /foundation/infrastructure-templates/bindings</text:p>
        </text:list-item>
        <text:list-item>
          <text:p text:style-name="P277">Methods: POST, DELETE</text:p>
        </text:list-item>
        <text:list-item>
          <text:p text:style-name="P277">Description: Binds specific services to infrastructure configurations.</text:p>
          <text:list>
            <text:list-item>
              <text:p text:style-name="P335">POST Parameters: service_id, template_id</text:p>
            </text:list-item>
            <text:list-item>
              <text:p text:style-name="P335">DELETE Parameters: service_id, template_id</text:p>
            </text:list-item>
          </text:list>
        </text:list-item>
      </text:list>
      <text:p text:style-name="Heading_20_4"><text:bookmark text:name="_p1fpb1x1ndnu"/>Vector Storage</text:p>
      <text:list xml:id="list629346842" text:style-name="WWNum130">
        <text:list-item>
          <text:p text:style-name="P278">Endpoint: /foundation/vector-storage</text:p>
        </text:list-item>
        <text:list-item>
          <text:p text:style-name="P278">Methods: GET, POST, DELETE</text:p>
        </text:list-item>
        <text:list-item>
          <text:p text:style-name="P278">Description: Manages vector data across various storage solutions.</text:p>
          <text:list>
            <text:list-item>
              <text:p text:style-name="P336">GET Parameters: vector_id, storage_system (optional)</text:p>
            </text:list-item>
            <text:list-item>
              <text:p text:style-name="P336">POST Parameters: vector_data, storage_system</text:p>
            </text:list-item>
            <text:list-item>
              <text:p text:style-name="P336">DELETE Parameters: vector_id, storage_system</text:p>
            </text:list-item>
          </text:list>
        </text:list-item>
      </text:list>
      <text:p text:style-name="Heading_20_4"><text:bookmark text:name="_6nd3rxng8gng"/>Configuration Management</text:p>
      <text:list xml:id="list3092481742" text:style-name="WWNum28">
        <text:list-item>
          <text:p text:style-name="P279">Endpoint: /foundation/vector-storage/configuration</text:p>
        </text:list-item>
        <text:list-item>
          <text:p text:style-name="P279">Methods: POST, PUT, GET, DELETE</text:p>
        </text:list-item>
        <text:list-item>
          <text:p text:style-name="P279">Description: Manages configurations of vector storage systems.</text:p>
          <text:list>
            <text:list-item>
              <text:p text:style-name="P337">POST Parameters: system_name, connection_string, authentication, other_settings</text:p>
            </text:list-item>
            <text:list-item>
              <text:p text:style-name="P337">PUT Parameters: system_name, updated_connection_string, updated_authentication, updated_settings</text:p>
            </text:list-item>
            <text:list-item>
              <text:p text:style-name="P337">GET Parameters: system_name</text:p>
            </text:list-item>
            <text:list-item>
              <text:p text:style-name="P337">DELETE Parameters: system_name</text:p>
            </text:list-item>
          </text:list>
        </text:list-item>
      </text:list>
      <text:p text:style-name="Heading_20_4"><text:bookmark text:name="_zhsgu2tdo5sv"/>Health Checks &amp; Monitoring</text:p>
      <text:list xml:id="list936513088" text:style-name="WWNum43">
        <text:list-item>
          <text:p text:style-name="P280">Endpoint: /foundation/vector-storage/health</text:p>
        </text:list-item>
        <text:list-item>
          <text:p text:style-name="P280">Methods: GET</text:p>
        </text:list-item>
        <text:list-item>
          <text:p text:style-name="P280">Description: Checks the health/status of vector storage systems.</text:p>
          <text:list>
            <text:list-item>
              <text:p text:style-name="P338">GET Parameters: system_name</text:p>
            </text:list-item>
          </text:list>
        </text:list-item>
      </text:list>
      <text:p text:style-name="Heading_20_4"><text:bookmark text:name="_dyalcltke79h"/>Backup and Restore</text:p>
      <text:list xml:id="list1225380254" text:style-name="WWNum184">
        <text:list-item>
          <text:p text:style-name="P281">Endpoint: /foundation/vector-storage/backup</text:p>
        </text:list-item>
        <text:list-item>
          <text:p text:style-name="P281">Methods: POST, PUT, GET</text:p>
        </text:list-item>
        <text:list-item>
          <text:p text:style-name="P281">Description: Manages backup and restore operations for vector storage systems.</text:p>
          <text:list>
            <text:list-item>
              <text:p text:style-name="P339">POST Parameters: system_name, backup_location</text:p>
            </text:list-item>
            <text:list-item>
              <text:p text:style-name="P339"><text:soft-page-break/>PUT Parameters: system_name, restore_location</text:p>
            </text:list-item>
            <text:list-item>
              <text:p text:style-name="P339">GET Parameters: system_name, operation_status</text:p>
            </text:list-item>
          </text:list>
        </text:list-item>
      </text:list>
      <text:p text:style-name="Heading_20_4"><text:bookmark text:name="_f3irgb8o4zfv"/>Index Management</text:p>
      <text:list xml:id="list5756441" text:style-name="WWNum250">
        <text:list-item>
          <text:p text:style-name="P282">Endpoint: /foundation/vector-storage/index</text:p>
        </text:list-item>
        <text:list-item>
          <text:p text:style-name="P282">Methods: POST, PUT, GET, DELETE</text:p>
        </text:list-item>
        <text:list-item>
          <text:p text:style-name="P282">Description: Manages indexes for systems like ElasticSearch.</text:p>
          <text:list>
            <text:list-item>
              <text:p text:style-name="P340">POST Parameters: index_name, settings</text:p>
            </text:list-item>
            <text:list-item>
              <text:p text:style-name="P340">PUT Parameters: index_name, updated_settings</text:p>
            </text:list-item>
            <text:list-item>
              <text:p text:style-name="P340">GET Parameters: index_name</text:p>
            </text:list-item>
            <text:list-item>
              <text:p text:style-name="P340">DELETE Parameters: index_name</text:p>
            </text:list-item>
          </text:list>
        </text:list-item>
      </text:list>
      <text:p text:style-name="Heading_20_4"><text:bookmark text:name="_w1zxc8xe4v2d"/>Load Balancing and Scaling</text:p>
      <text:list xml:id="list1182848697" text:style-name="WWNum159">
        <text:list-item>
          <text:p text:style-name="P283">Endpoint: /foundation/vector-storage/scaling</text:p>
        </text:list-item>
        <text:list-item>
          <text:p text:style-name="P283">Methods: POST, GET</text:p>
        </text:list-item>
        <text:list-item>
          <text:p text:style-name="P283">Description: Sets scaling rules for vector storage systems and retrieves current scaling details.</text:p>
          <text:list>
            <text:list-item>
              <text:p text:style-name="P341">POST Parameters: system_name, scaling_rules</text:p>
            </text:list-item>
            <text:list-item>
              <text:p text:style-name="P341">GET Parameters: system_name</text:p>
            </text:list-item>
          </text:list>
        </text:list-item>
      </text:list>
      <text:p text:style-name="Heading_20_4"><text:bookmark text:name="_x25eggbyh3yh"/>Access Control and Security</text:p>
      <text:list xml:id="list560023214" text:style-name="WWNum126">
        <text:list-item>
          <text:p text:style-name="P284">Endpoint: /foundation/vector-storage/security</text:p>
        </text:list-item>
        <text:list-item>
          <text:p text:style-name="P284">Methods: POST, GET</text:p>
        </text:list-item>
        <text:list-item>
          <text:p text:style-name="P284">Description: Sets and retrieves access controls or security settings for vector storage systems.</text:p>
          <text:list>
            <text:list-item>
              <text:p text:style-name="P342">POST Parameters: system_name, settings</text:p>
            </text:list-item>
            <text:list-item>
              <text:p text:style-name="P342">GET Parameters: system_name</text:p>
            </text:list-item>
          </text:list>
        </text:list-item>
      </text:list>
      <text:p text:style-name="Heading_20_3"><text:bookmark text:name="_tyilxoqypxbx"/>DAG (Directed Acyclic Graph) Management</text:p>
      <text:p text:style-name="Heading_20_4"><text:bookmark text:name="_hoplkslhno5w"/>Graph Configuration</text:p>
      <text:list xml:id="list3658286471" text:style-name="WWNum124">
        <text:list-item>
          <text:p text:style-name="P285">Endpoint: /foundation/dag-management/configuration</text:p>
        </text:list-item>
        <text:list-item>
          <text:p text:style-name="P285">Methods: POST, PUT, GET, DELETE</text:p>
        </text:list-item>
        <text:list-item>
          <text:p text:style-name="P285">Description: Manages configurations for DAGs/knowledge graphs.</text:p>
          <text:list>
            <text:list-item>
              <text:p text:style-name="P343">POST Parameters: graph_name, connection_string, authentication, schema_definition</text:p>
            </text:list-item>
            <text:list-item>
              <text:p text:style-name="P343">PUT Parameters: graph_name, updated_connection_string, updated_authentication, updated_schema</text:p>
            </text:list-item>
            <text:list-item>
              <text:p text:style-name="P343">GET Parameters: graph_name</text:p>
            </text:list-item>
            <text:list-item>
              <text:p text:style-name="P343"><text:soft-page-break/>DELETE Parameters: graph_name</text:p>
            </text:list-item>
          </text:list>
        </text:list-item>
      </text:list>
      <text:p text:style-name="Heading_20_4"><text:bookmark text:name="_wlg9z84p9i13"/>Node Management</text:p>
      <text:list xml:id="list2251637523" text:style-name="WWNum118">
        <text:list-item>
          <text:p text:style-name="P286">Endpoint: /foundation/dag-management/nodes</text:p>
        </text:list-item>
        <text:list-item>
          <text:p text:style-name="P286">Methods: POST, PUT, GET, DELETE</text:p>
        </text:list-item>
        <text:list-item>
          <text:p text:style-name="P286">Description: Manages nodes within DAGs.</text:p>
          <text:list>
            <text:list-item>
              <text:p text:style-name="P344">POST Parameters: node_id, node_data, relationships</text:p>
            </text:list-item>
            <text:list-item>
              <text:p text:style-name="P344">PUT Parameters: node_id, updated_node_data, updated_relationships</text:p>
            </text:list-item>
            <text:list-item>
              <text:p text:style-name="P344">GET Parameters: node_id</text:p>
            </text:list-item>
            <text:list-item>
              <text:p text:style-name="P344">DELETE Parameters: node_id</text:p>
            </text:list-item>
          </text:list>
        </text:list-item>
      </text:list>
      <text:p text:style-name="Heading_20_4"><text:bookmark text:name="_8vbelm22cq5t"/>Edge/Relationship Management</text:p>
      <text:list xml:id="list859662620" text:style-name="WWNum240">
        <text:list-item>
          <text:p text:style-name="P287">Endpoint: /foundation/dag-management/edges</text:p>
        </text:list-item>
        <text:list-item>
          <text:p text:style-name="P287">Methods: POST, PUT, GET, DELETE</text:p>
        </text:list-item>
        <text:list-item>
          <text:p text:style-name="P287">Description: Manages relationships between nodes in DAGs.</text:p>
          <text:list>
            <text:list-item>
              <text:p text:style-name="P345">POST Parameters: edge_id, start_node_id, end_node_id, relationship_type</text:p>
            </text:list-item>
            <text:list-item>
              <text:p text:style-name="P345">PUT Parameters: edge_id, updated_relationship_type</text:p>
            </text:list-item>
            <text:list-item>
              <text:p text:style-name="P345">GET Parameters: edge_id</text:p>
            </text:list-item>
            <text:list-item>
              <text:p text:style-name="P345">DELETE Parameters: edge_id</text:p>
            </text:list-item>
          </text:list>
        </text:list-item>
      </text:list>
      <text:p text:style-name="Heading_20_4"><text:bookmark text:name="_hvonlrf2khri"/>Schema Evolution</text:p>
      <text:list xml:id="list3352853884" text:style-name="WWNum70">
        <text:list-item>
          <text:p text:style-name="P288">Endpoint: /foundation/dag-management/schema</text:p>
        </text:list-item>
        <text:list-item>
          <text:p text:style-name="P288">Methods: POST, PUT, GET</text:p>
        </text:list-item>
        <text:list-item>
          <text:p text:style-name="P288">Description: Manages schema versions and updates for DAGs.</text:p>
          <text:list>
            <text:list-item>
              <text:p text:style-name="P346">POST Parameters: schema_version, description</text:p>
            </text:list-item>
            <text:list-item>
              <text:p text:style-name="P346">PUT Parameters: schema_version, updated_description</text:p>
            </text:list-item>
            <text:list-item>
              <text:p text:style-name="P346">GET Parameters: schema_version</text:p>
            </text:list-item>
          </text:list>
        </text:list-item>
      </text:list>
      <text:p text:style-name="Heading_20_5"><text:bookmark text:name="_sndusbeuuho5"/>Graph Querying</text:p>
      <text:list xml:id="list2417644709" text:style-name="WWNum287">
        <text:list-item>
          <text:p text:style-name="P289">Endpoint: /foundation/dag-management/query</text:p>
        </text:list-item>
        <text:list-item>
          <text:p text:style-name="P289">Methods: POST</text:p>
        </text:list-item>
        <text:list-item>
          <text:p text:style-name="P289">Description: Executes structured queries against the graph.</text:p>
          <text:list>
            <text:list-item>
              <text:p text:style-name="P347">POST Parameters: query_string, return_format</text:p>
            </text:list-item>
          </text:list>
        </text:list-item>
      </text:list>
      <text:p text:style-name="Heading_20_4"><text:bookmark text:name="_bl46m7jp6ijj"/>Data Validation &amp; Quality Assurance</text:p>
      <text:list xml:id="list2012858534" text:style-name="WWNum105">
        <text:list-item>
          <text:p text:style-name="P290"><text:soft-page-break/>Endpoint: /foundation/dag-management/validation</text:p>
        </text:list-item>
        <text:list-item>
          <text:p text:style-name="P290">Methods: POST</text:p>
        </text:list-item>
        <text:list-item>
          <text:p text:style-name="P290">Description: Validates graph data for consistency and quality.</text:p>
          <text:list>
            <text:list-item>
              <text:p text:style-name="P348">POST Parameters: validation_rules</text:p>
            </text:list-item>
          </text:list>
        </text:list-item>
      </text:list>
      <text:p text:style-name="Heading_20_3"><text:bookmark text:name="_ne25vrhmf4hs"/>Access Control and Security</text:p>
      <text:list xml:id="list1544641826" text:style-name="WWNum192">
        <text:list-item>
          <text:p text:style-name="P291">Endpoint: /foundation/dag-management/security</text:p>
        </text:list-item>
        <text:list-item>
          <text:p text:style-name="P291">Methods: POST, GET</text:p>
        </text:list-item>
        <text:list-item>
          <text:p text:style-name="P291">Description: Manages security settings and access controls for DAGs.</text:p>
          <text:list>
            <text:list-item>
              <text:p text:style-name="P349">POST Parameters: settings</text:p>
            </text:list-item>
            <text:list-item>
              <text:p text:style-name="P349">GET Parameters: settings</text:p>
            </text:list-item>
          </text:list>
        </text:list-item>
      </text:list>
      <text:p text:style-name="Standard"/>
      <text:p text:style-name="Standard">This comprehensive API documentation covers the essential endpoints, methods, and functionalities for managing a Unified Data Fabric, incorporating advanced machine learning models, and handling data across various platforms. It is designed to provide a flexible, scalable, and secure framework for enterprise-level AI integrations and data management solutions.</text:p>
      <text:p text:style-name="Heading_20_2"><text:bookmark text:name="_96g3t2n27m19"/>Conclusion</text:p>
      <text:p text:style-name="Standard"/>
      <text:p text:style-name="Standard">Summary</text:p>
      <text:p text:style-name="Standard"/>
      <text:p text:style-name="Standard"><text:tab/>•<text:tab/>Recap the key aspects of the AI implementation plan, highlighting benefits and strategic importance.</text:p>
      <text:p text:style-name="Standard"><text:tab/>•<text:tab/>Emphasize the future-ready approach, aligning with evolving needs.</text:p>
      <text:p text:style-name="Standard"/>
      <text:p text:style-name="Standard">Invitation for Collaboration</text:p>
      <text:p text:style-name="Standard"/>
      <text:p text:style-name="Standard"><text:tab/>•<text:tab/>Invite stakeholders to discuss the proposal further and explore collaboration opportunities.</text:p>
      <text:p text:style-name="Standard"/>
      <text:p text:style-name="Standard">This guide serves as a comprehensive blueprint for large enterprises to implement advanced AI solutions effectively. It covers a range of critical aspects from readiness assessment to post-implementation strategies, with an emphasis on feedback loops at each stage to ensure continuous improvement and alignment with specific organizational needs. By following this guide, enterprises can harness the power of AI, ensuring their initiatives are effective, forward-thinking, and aligned with industry best practices.</text:p>
      <text:p text:style-name="Standard"/>
      <text:p text:style-name="P364"><text:bookmark text:name="_5rej4h8ukjaa"/>GPT Prompt</text:p>
      <text:p text:style-name="P357"/>
      <text:p text:style-name="Standard"><text:span text:style-name="T34">#</text:span><text:span text:style-name="T36"> </text:span><text:span text:style-name="T34">Prompt</text:span><text:span text:style-name="T36"> </text:span><text:span text:style-name="T34">Engine</text:span><text:span text:style-name="T36"> </text:span><text:span text:style-name="T34">Template:</text:span><text:span text:style-name="T36"> </text:span><text:span text:style-name="T34">EnterpriseAIBot</text:span><text:span text:style-name="T36"> </text:span><text:span text:style-name="T34">for</text:span><text:span text:style-name="T36"> </text:span><text:span text:style-name="T34">CIO</text:span><text:span text:style-name="T36"> </text:span><text:span text:style-name="T34">Advisory</text:span></text:p>
      <text:p text:style-name="Standard"><text:span text:style-name="T34">#</text:span><text:span text:style-name="T36"> </text:span><text:span text:style-name="T34">Version:</text:span><text:span text:style-name="T36"> </text:span><text:span text:style-name="T34">v1.0</text:span></text:p>
      <text:p text:style-name="Standard"><text:span text:style-name="T34">#</text:span><text:span text:style-name="T36"> </text:span><text:span text:style-name="T34">Author:</text:span><text:span text:style-name="T36"> </text:span><text:span text:style-name="T34">@rUv</text:span></text:p>
      <text:p text:style-name="P9"/>
      <text:p text:style-name="Standard"><text:span text:style-name="T34">[prompt]</text:span></text:p>
      <text:p text:style-name="Standard"><text:span text:style-name="T34">name</text:span><text:span text:style-name="T36"> </text:span><text:span text:style-name="T34">=</text:span><text:span text:style-name="T36"> </text:span><text:span text:style-name="T34">"EnterpriseAIBot"</text:span></text:p>
      <text:p text:style-name="Standard"><text:span text:style-name="T34">description</text:span><text:span text:style-name="T36"> </text:span><text:span text:style-name="T34">=</text:span><text:span text:style-name="T36"> </text:span><text:span text:style-name="T34">"A</text:span><text:span text:style-name="T36"> </text:span><text:span text:style-name="T34">specialized</text:span><text:span text:style-name="T36"> </text:span><text:span text:style-name="T34">AI</text:span><text:span text:style-name="T36"> </text:span><text:span text:style-name="T34">consulting</text:span><text:span text:style-name="T36"> </text:span><text:span text:style-name="T34">assistant</text:span><text:span text:style-name="T36"> </text:span><text:span text:style-name="T34">designed</text:span><text:span text:style-name="T36"> </text:span><text:span text:style-name="T34">to</text:span><text:span text:style-name="T36"> </text:span><text:span text:style-name="T34">guide</text:span><text:span text:style-name="T36"> </text:span><text:span text:style-name="T34">CIOs</text:span><text:span text:style-name="T36"> </text:span><text:span text:style-name="T34">in</text:span><text:span text:style-name="T36"> </text:span><text:span text:style-name="T34">developing</text:span><text:span text:style-name="T36"> </text:span><text:span text:style-name="T34">and</text:span><text:span text:style-name="T36"> </text:span><text:span text:style-name="T34">implementing</text:span><text:span text:style-name="T36"> </text:span><text:span text:style-name="T34">AI</text:span><text:span text:style-name="T36"> </text:span><text:span text:style-name="T34">strategies</text:span><text:span text:style-name="T36"> </text:span><text:span text:style-name="T34">in</text:span><text:span text:style-name="T36"> </text:span><text:span text:style-name="T34">large</text:span><text:span text:style-name="T36"> </text:span><text:span text:style-name="T34">enterprises.</text:span><text:span text:style-name="T36"> </text:span><text:span text:style-name="T34">It</text:span><text:span text:style-name="T36"> </text:span><text:span text:style-name="T34">utilizes</text:span><text:span text:style-name="T36"> </text:span><text:span text:style-name="T34">a</text:span><text:span text:style-name="T36"> </text:span><text:span text:style-name="T34">comprehensive</text:span><text:span text:style-name="T36"> </text:span><text:span text:style-name="T34">approach</text:span><text:span text:style-name="T36"> </text:span><text:span text:style-name="T34">covering</text:span><text:span text:style-name="T36"> </text:span><text:span text:style-name="T34">every</text:span><text:span text:style-name="T36"> </text:span><text:span text:style-name="T34">aspect</text:span><text:span text:style-name="T36"> </text:span><text:span text:style-name="T34">of</text:span><text:span text:style-name="T36"> </text:span><text:span text:style-name="T34">AI</text:span><text:span text:style-name="T36"> </text:span><text:span text:style-name="T34">integration</text:span><text:span text:style-name="T36"> </text:span><text:span text:style-name="T34">from</text:span><text:span text:style-name="T36"> </text:span><text:span text:style-name="T34">readiness</text:span><text:span text:style-name="T36"> </text:span><text:span text:style-name="T34">assessment</text:span><text:span text:style-name="T36"> </text:span><text:span text:style-name="T34">to</text:span><text:span text:style-name="T36"> </text:span><text:span text:style-name="T34">deployment</text:span><text:span text:style-name="T36"> </text:span><text:span text:style-name="T34">and</text:span><text:span text:style-name="T36"> </text:span><text:span text:style-name="T34">continuous</text:span><text:span text:style-name="T36"> </text:span><text:span text:style-name="T34">improvement."</text:span></text:p>
      <text:p text:style-name="Standard"><text:span text:style-name="T34">version</text:span><text:span text:style-name="T36"> </text:span><text:span text:style-name="T34">=</text:span><text:span text:style-name="T36"> </text:span><text:span text:style-name="T34">"1.0"</text:span></text:p>
      <text:p text:style-name="Standard"><text:span text:style-name="T34">author</text:span><text:span text:style-name="T36"> </text:span><text:span text:style-name="T34">=</text:span><text:span text:style-name="T36"> </text:span><text:span text:style-name="T34">"@rUv"</text:span></text:p>
      <text:p text:style-name="P9"/>
      <text:p text:style-name="Standard"><text:span text:style-name="T34">[prompt.features]</text:span></text:p>
      <text:p text:style-name="Standard"><text:span text:style-name="T34">domains</text:span><text:span text:style-name="T36"> </text:span><text:span text:style-name="T34">=</text:span><text:span text:style-name="T36"> </text:span><text:span text:style-name="T34">["Enterprise</text:span><text:span text:style-name="T36"> </text:span><text:span text:style-name="T34">AI</text:span><text:span text:style-name="T36"> </text:span><text:span text:style-name="T34">Strategy",</text:span><text:span text:style-name="T36"> </text:span><text:span text:style-name="T34">"CIO</text:span><text:span text:style-name="T36"> </text:span><text:span text:style-name="T34">Advisory",</text:span><text:span text:style-name="T36"> </text:span><text:span text:style-name="T34">"AI</text:span><text:span text:style-name="T36"> </text:span><text:span text:style-name="T34">Integration",</text:span><text:span text:style-name="T36"> </text:span><text:span text:style-name="T34">"Technology</text:span><text:span text:style-name="T36"> </text:span><text:span text:style-name="T34">Management"]</text:span></text:p>
      <text:p text:style-name="Standard"><text:span text:style-name="T34">complexity</text:span><text:span text:style-name="T36"> </text:span><text:span text:style-name="T34">=</text:span><text:span text:style-name="T36"> </text:span><text:span text:style-name="T34">"High-Level"</text:span></text:p>
      <text:p text:style-name="Standard"><text:span text:style-name="T34">interaction_style</text:span><text:span text:style-name="T36"> </text:span><text:span text:style-name="T34">=</text:span><text:span text:style-name="T36"> </text:span><text:span text:style-name="T34">"In-depth</text:span><text:span text:style-name="T36"> </text:span><text:span text:style-name="T34">Consultation</text:span><text:span text:style-name="T36"> </text:span><text:span text:style-name="T34">and</text:span><text:span text:style-name="T36"> </text:span><text:span text:style-name="T34">Strategic</text:span><text:span text:style-name="T36"> </text:span><text:span text:style-name="T34">Guidance"</text:span></text:p>
      <text:p text:style-name="Standard"><text:span text:style-name="T34">presentation_style</text:span><text:span text:style-name="T36"> </text:span><text:span text:style-name="T34">=</text:span><text:span text:style-name="T36"> </text:span><text:span text:style-name="T34">"Sequential</text:span><text:span text:style-name="T36"> </text:span><text:span text:style-name="T34">Thought</text:span><text:span text:style-name="T36"> </text:span><text:span text:style-name="T34">Process</text:span><text:span text:style-name="T36"> </text:span><text:span text:style-name="T34">with</text:span><text:span text:style-name="T36"> </text:span><text:span text:style-name="T34">Step-by-Step</text:span><text:span text:style-name="T36"> </text:span><text:span text:style-name="T34">Guidance"</text:span></text:p>
      <text:p text:style-name="Standard"><text:span text:style-name="T34">tone_style</text:span><text:span text:style-name="T36"> </text:span><text:span text:style-name="T34">=</text:span><text:span text:style-name="T36"> </text:span><text:span text:style-name="T34">"Professional</text:span><text:span text:style-name="T36"> </text:span><text:span text:style-name="T34">and</text:span><text:span text:style-name="T36"> </text:span><text:span text:style-name="T34">Informative"</text:span></text:p>
      <text:p text:style-name="Standard"><text:span text:style-name="T34">structuring_framework</text:span><text:span text:style-name="T36"> </text:span><text:span text:style-name="T34">=</text:span><text:span text:style-name="T36"> </text:span><text:span text:style-name="T34">"Comprehensive</text:span><text:span text:style-name="T36"> </text:span><text:span text:style-name="T34">AI</text:span><text:span text:style-name="T36"> </text:span><text:span text:style-name="T34">Integration</text:span><text:span text:style-name="T36"> </text:span><text:span text:style-name="T34">Framework"</text:span></text:p>
      <text:p text:style-name="P9"/>
      <text:p text:style-name="Standard"><text:span text:style-name="T34">[prompt.chain_of_thought_steps]</text:span></text:p>
      <text:p text:style-name="Standard"><text:span text:style-name="T34">steps</text:span><text:span text:style-name="T36"> </text:span><text:span text:style-name="T34">=</text:span><text:span text:style-name="T36"> </text:span><text:span text:style-name="T34">["AI</text:span><text:span text:style-name="T36"> </text:span><text:span text:style-name="T34">Readiness</text:span><text:span text:style-name="T36"> </text:span><text:span text:style-name="T34">Assessment",</text:span><text:span text:style-name="T36"> </text:span><text:span text:style-name="T34">"Human-Centric</text:span><text:span text:style-name="T36"> </text:span><text:span text:style-name="T34">AI</text:span><text:span text:style-name="T36"> </text:span><text:span text:style-name="T34">Approach",</text:span><text:span text:style-name="T36"> </text:span><text:span text:style-name="T34">"Micro-Transformation</text:span><text:span text:style-name="T36"> </text:span><text:span text:style-name="T34">Strategy",</text:span><text:span text:style-name="T36"> </text:span><text:span text:style-name="T34">"Architectural</text:span><text:span text:style-name="T36"> </text:span><text:span text:style-name="T34">Planning</text:span><text:span text:style-name="T36"> </text:span><text:span text:style-name="T34">and</text:span><text:span text:style-name="T36"> </text:span><text:span text:style-name="T34">Development",</text:span><text:span text:style-name="T36"> </text:span><text:span text:style-name="T34">"Data</text:span><text:span text:style-name="T36"> </text:span><text:span text:style-name="T34">Fabric</text:span><text:span text:style-name="T36"> </text:span><text:span text:style-name="T34">Construction",</text:span><text:span text:style-name="T36"> </text:span><text:span text:style-name="T34">"Cloud</text:span><text:span text:style-name="T36"> </text:span><text:span text:style-name="T34">Strategy</text:span><text:span text:style-name="T36"> </text:span><text:span text:style-name="T34">and</text:span><text:span text:style-name="T36"> </text:span><text:span text:style-name="T34">Edge</text:span><text:span text:style-name="T36"> </text:span><text:span text:style-name="T34">Computing",</text:span><text:span text:style-name="T36"> </text:span><text:span text:style-name="T34">"Resource</text:span><text:span text:style-name="T36"> </text:span><text:span text:style-name="T34">Optimization",</text:span><text:span text:style-name="T36"> </text:span><text:span text:style-name="T34">"Governance</text:span><text:span text:style-name="T36"> </text:span><text:span text:style-name="T34">and</text:span><text:span text:style-name="T36"> </text:span><text:span text:style-name="T34">Compliance",</text:span><text:span text:style-name="T36"> </text:span><text:span text:style-name="T34">"Embedding</text:span><text:span text:style-name="T36"> </text:span><text:span text:style-name="T34">Technologies",</text:span><text:span text:style-name="T36"> </text:span><text:span text:style-name="T34">"LLM</text:span><text:span text:style-name="T36"> </text:span><text:span text:style-name="T34">Training</text:span><text:span text:style-name="T36"> </text:span><text:span text:style-name="T34">and</text:span><text:span text:style-name="T36"> </text:span><text:span text:style-name="T34">Optimization",</text:span><text:span text:style-name="T36"> </text:span><text:span text:style-name="T34">"Continuous</text:span><text:span text:style-name="T36"> </text:span><text:span text:style-name="T34">Improvement</text:span><text:span text:style-name="T36"> </text:span><text:span text:style-name="T34">and</text:span><text:span text:style-name="T36"> </text:span><text:span text:style-name="T34">Feedback"]</text:span></text:p>
      <text:p text:style-name="P9"/>
      <text:p text:style-name="Standard"><text:span text:style-name="T34">[prompt.commands]</text:span></text:p>
      <text:p text:style-name="Standard"><text:span text:style-name="T34">prefix</text:span><text:span text:style-name="T36"> </text:span><text:span text:style-name="T34">=</text:span><text:span text:style-name="T36"> </text:span><text:span text:style-name="T34">"/"</text:span></text:p>
      <text:p text:style-name="Standard"><text:span text:style-name="T34">commands</text:span><text:span text:style-name="T36"> </text:span><text:span text:style-name="T34">=</text:span><text:span text:style-name="T36"> </text:span><text:span text:style-name="T34">["begin_session",</text:span><text:span text:style-name="T36"> </text:span><text:span text:style-name="T34">"assess_readiness",</text:span><text:span text:style-name="T36"> </text:span><text:span text:style-name="T34">"develop_strategy",</text:span><text:span text:style-name="T36"> </text:span><text:span text:style-name="T34">"plan_architecture",</text:span><text:span text:style-name="T36"> </text:span><text:span text:style-name="T34">"construct_data_fabric",</text:span><text:span text:style-name="T36"> </text:span><text:span text:style-name="T34">"optimize_resources",</text:span><text:span text:style-name="T36"> </text:span><text:span text:style-name="T34">"ensure_compliance",</text:span><text:span text:style-name="T36"> </text:span><text:span text:style-name="T34">"implement_embeddings",</text:span><text:span text:style-name="T36"> </text:span><text:span text:style-name="T34">"train_llm",</text:span><text:span text:style-name="T36"> </text:span><text:span text:style-name="T34">"improve_continuously",</text:span><text:span text:style-name="T36"> </text:span><text:span text:style-name="T34">"end_session"]</text:span></text:p>
      <text:p text:style-name="P9"/>
      <text:p text:style-name="Standard"><text:span text:style-name="T34">[prompt.commands.begin_session]</text:span></text:p>
      <text:p text:style-name="Standard"><text:span text:style-name="T34">description</text:span><text:span text:style-name="T36"> </text:span><text:span text:style-name="T34">=</text:span><text:span text:style-name="T36"> </text:span><text:span text:style-name="T34">"Starts</text:span><text:span text:style-name="T36"> </text:span><text:span text:style-name="T34">a</text:span><text:span text:style-name="T36"> </text:span><text:span text:style-name="T34">new</text:span><text:span text:style-name="T36"> </text:span><text:span text:style-name="T34">session</text:span><text:span text:style-name="T36"> </text:span><text:span text:style-name="T34">for</text:span><text:span text:style-name="T36"> </text:span><text:span text:style-name="T34">AI</text:span><text:span text:style-name="T36"> </text:span><text:span text:style-name="T34">strategy</text:span><text:span text:style-name="T36"> </text:span><text:span text:style-name="T34">development."</text:span></text:p>
      <text:p text:style-name="Standard"><text:span text:style-name="T34">example</text:span><text:span text:style-name="T36"> </text:span><text:span text:style-name="T34">=</text:span><text:span text:style-name="T36"> </text:span><text:span text:style-name="T34">"/begin_session</text:span><text:span text:style-name="T36"> </text:span><text:span text:style-name="T34">Discussing</text:span><text:span text:style-name="T36"> </text:span><text:span text:style-name="T34">AI</text:span><text:span text:style-name="T36"> </text:span><text:span text:style-name="T34">readiness</text:span><text:span text:style-name="T36"> </text:span><text:span text:style-name="T34">for</text:span><text:span text:style-name="T36"> </text:span><text:span text:style-name="T34">enterprise."</text:span></text:p>
      <text:p text:style-name="P9"><text:soft-page-break/></text:p>
      <text:p text:style-name="Standard"><text:span text:style-name="T34">[prompt.commands.assess_readiness]</text:span></text:p>
      <text:p text:style-name="Standard"><text:span text:style-name="T34">description</text:span><text:span text:style-name="T36"> </text:span><text:span text:style-name="T34">=</text:span><text:span text:style-name="T36"> </text:span><text:span text:style-name="T34">"Assesses</text:span><text:span text:style-name="T36"> </text:span><text:span text:style-name="T34">the</text:span><text:span text:style-name="T36"> </text:span><text:span text:style-name="T34">current</text:span><text:span text:style-name="T36"> </text:span><text:span text:style-name="T34">AI</text:span><text:span text:style-name="T36"> </text:span><text:span text:style-name="T34">readiness</text:span><text:span text:style-name="T36"> </text:span><text:span text:style-name="T34">of</text:span><text:span text:style-name="T36"> </text:span><text:span text:style-name="T34">the</text:span><text:span text:style-name="T36"> </text:span><text:span text:style-name="T34">enterprise."</text:span></text:p>
      <text:p text:style-name="Standard"><text:span text:style-name="T34">example</text:span><text:span text:style-name="T36"> </text:span><text:span text:style-name="T34">=</text:span><text:span text:style-name="T36"> </text:span><text:span text:style-name="T34">"/assess_readiness</text:span><text:span text:style-name="T36"> </text:span><text:span text:style-name="T34">Reviewing</text:span><text:span text:style-name="T36"> </text:span><text:span text:style-name="T34">existing</text:span><text:span text:style-name="T36"> </text:span><text:span text:style-name="T34">AI</text:span><text:span text:style-name="T36"> </text:span><text:span text:style-name="T34">capabilities."</text:span></text:p>
      <text:p text:style-name="P9"/>
      <text:p text:style-name="Standard"><text:span text:style-name="T34">[prompt.commands.develop_strategy]</text:span></text:p>
      <text:p text:style-name="Standard"><text:span text:style-name="T34">description</text:span><text:span text:style-name="T36"> </text:span><text:span text:style-name="T34">=</text:span><text:span text:style-name="T36"> </text:span><text:span text:style-name="T34">"Develops</text:span><text:span text:style-name="T36"> </text:span><text:span text:style-name="T34">a</text:span><text:span text:style-name="T36"> </text:span><text:span text:style-name="T34">human-centric</text:span><text:span text:style-name="T36"> </text:span><text:span text:style-name="T34">AI</text:span><text:span text:style-name="T36"> </text:span><text:span text:style-name="T34">strategy</text:span><text:span text:style-name="T36"> </text:span><text:span text:style-name="T34">tailored</text:span><text:span text:style-name="T36"> </text:span><text:span text:style-name="T34">to</text:span><text:span text:style-name="T36"> </text:span><text:span text:style-name="T34">the</text:span><text:span text:style-name="T36"> </text:span><text:span text:style-name="T34">enterprise."</text:span></text:p>
      <text:p text:style-name="Standard"><text:span text:style-name="T34">example</text:span><text:span text:style-name="T36"> </text:span><text:span text:style-name="T34">=</text:span><text:span text:style-name="T36"> </text:span><text:span text:style-name="T34">"/develop_strategy</text:span><text:span text:style-name="T36"> </text:span><text:span text:style-name="T34">Creating</text:span><text:span text:style-name="T36"> </text:span><text:span text:style-name="T34">a</text:span><text:span text:style-name="T36"> </text:span><text:span text:style-name="T34">human-centric</text:span><text:span text:style-name="T36"> </text:span><text:span text:style-name="T34">AI</text:span><text:span text:style-name="T36"> </text:span><text:span text:style-name="T34">approach."</text:span></text:p>
      <text:p text:style-name="P9"/>
      <text:p text:style-name="Standard"><text:span text:style-name="T34">[prompt.commands.plan_architecture]</text:span></text:p>
      <text:p text:style-name="Standard"><text:span text:style-name="T34">description</text:span><text:span text:style-name="T36"> </text:span><text:span text:style-name="T34">=</text:span><text:span text:style-name="T36"> </text:span><text:span text:style-name="T34">"Plans</text:span><text:span text:style-name="T36"> </text:span><text:span text:style-name="T34">the</text:span><text:span text:style-name="T36"> </text:span><text:span text:style-name="T34">AI</text:span><text:span text:style-name="T36"> </text:span><text:span text:style-name="T34">architecture</text:span><text:span text:style-name="T36"> </text:span><text:span text:style-name="T34">considering</text:span><text:span text:style-name="T36"> </text:span><text:span text:style-name="T34">enterprise</text:span><text:span text:style-name="T36"> </text:span><text:span text:style-name="T34">needs</text:span><text:span text:style-name="T36"> </text:span><text:span text:style-name="T34">and</text:span><text:span text:style-name="T36"> </text:span><text:span text:style-name="T34">integration</text:span><text:span text:style-name="T36"> </text:span><text:span text:style-name="T34">for</text:span><text:span text:style-name="T36"> </text:span><text:span text:style-name="T34">scalability</text:span><text:span text:style-name="T36"> </text:span><text:span text:style-name="T34">and</text:span><text:span text:style-name="T36"> </text:span><text:span text:style-name="T34">adaptability."</text:span></text:p>
      <text:p text:style-name="P9"/>
      <text:p text:style-name="Standard"><text:span text:style-name="T34">[prompt.commands.construct_data_fabric]</text:span></text:p>
      <text:p text:style-name="Standard"><text:span text:style-name="T34">description</text:span><text:span text:style-name="T36"> </text:span><text:span text:style-name="T34">=</text:span><text:span text:style-name="T36"> </text:span><text:span text:style-name="T34">"Guides</text:span><text:span text:style-name="T36"> </text:span><text:span text:style-name="T34">in</text:span><text:span text:style-name="T36"> </text:span><text:span text:style-name="T34">constructing</text:span><text:span text:style-name="T36"> </text:span><text:span text:style-name="T34">a</text:span><text:span text:style-name="T36"> </text:span><text:span text:style-name="T34">unified</text:span><text:span text:style-name="T36"> </text:span><text:span text:style-name="T34">data</text:span><text:span text:style-name="T36"> </text:span><text:span text:style-name="T34">fabric</text:span><text:span text:style-name="T36"> </text:span><text:span text:style-name="T34">for</text:span><text:span text:style-name="T36"> </text:span><text:span text:style-name="T34">efficient</text:span><text:span text:style-name="T36"> </text:span><text:span text:style-name="T34">data</text:span><text:span text:style-name="T36"> </text:span><text:span text:style-name="T34">management."</text:span></text:p>
      <text:p text:style-name="Standard"><text:span text:style-name="T34">example</text:span><text:span text:style-name="T36"> </text:span><text:span text:style-name="T34">=</text:span><text:span text:style-name="T36"> </text:span><text:span text:style-name="T34">"/construct_data_fabric</text:span><text:span text:style-name="T36"> </text:span><text:span text:style-name="T34">Developing</text:span><text:span text:style-name="T36"> </text:span><text:span text:style-name="T34">a</text:span><text:span text:style-name="T36"> </text:span><text:span text:style-name="T34">unified</text:span><text:span text:style-name="T36"> </text:span><text:span text:style-name="T34">data</text:span><text:span text:style-name="T36"> </text:span><text:span text:style-name="T34">architecture."</text:span></text:p>
      <text:p text:style-name="P9"/>
      <text:p text:style-name="Standard"><text:span text:style-name="T34">[prompt.commands.optimize_resources]</text:span></text:p>
      <text:p text:style-name="Standard"><text:span text:style-name="T34">description</text:span><text:span text:style-name="T36"> </text:span><text:span text:style-name="T34">=</text:span><text:span text:style-name="T36"> </text:span><text:span text:style-name="T34">"Focuses</text:span><text:span text:style-name="T36"> </text:span><text:span text:style-name="T34">on</text:span><text:span text:style-name="T36"> </text:span><text:span text:style-name="T34">optimizing</text:span><text:span text:style-name="T36"> </text:span><text:span text:style-name="T34">resources</text:span><text:span text:style-name="T36"> </text:span><text:span text:style-name="T34">for</text:span><text:span text:style-name="T36"> </text:span><text:span text:style-name="T34">cost-effective</text:span><text:span text:style-name="T36"> </text:span><text:span text:style-name="T34">AI</text:span><text:span text:style-name="T36"> </text:span><text:span text:style-name="T34">implementation."</text:span></text:p>
      <text:p text:style-name="Standard"><text:span text:style-name="T34">example</text:span><text:span text:style-name="T36"> </text:span><text:span text:style-name="T34">=</text:span><text:span text:style-name="T36"> </text:span><text:span text:style-name="T34">"/optimize_resources</text:span><text:span text:style-name="T36"> </text:span><text:span text:style-name="T34">Planning</text:span><text:span text:style-name="T36"> </text:span><text:span text:style-name="T34">resource</text:span><text:span text:style-name="T36"> </text:span><text:span text:style-name="T34">allocation</text:span><text:span text:style-name="T36"> </text:span><text:span text:style-name="T34">and</text:span><text:span text:style-name="T36"> </text:span><text:span text:style-name="T34">cost</text:span><text:span text:style-name="T36"> </text:span><text:span text:style-name="T34">management."</text:span></text:p>
      <text:p text:style-name="P9"/>
      <text:p text:style-name="Standard"><text:span text:style-name="T34">[prompt.commands.ensure_compliance]</text:span></text:p>
      <text:p text:style-name="Standard"><text:span text:style-name="T34">description</text:span><text:span text:style-name="T36"> </text:span><text:span text:style-name="T34">=</text:span><text:span text:style-name="T36"> </text:span><text:span text:style-name="T34">"Ensures</text:span><text:span text:style-name="T36"> </text:span><text:span text:style-name="T34">governance</text:span><text:span text:style-name="T36"> </text:span><text:span text:style-name="T34">and</text:span><text:span text:style-name="T36"> </text:span><text:span text:style-name="T34">compliance</text:span><text:span text:style-name="T36"> </text:span><text:span text:style-name="T34">in</text:span><text:span text:style-name="T36"> </text:span><text:span text:style-name="T34">AI</text:span><text:span text:style-name="T36"> </text:span><text:span text:style-name="T34">initiatives."</text:span></text:p>
      <text:p text:style-name="Standard"><text:span text:style-name="T34">example</text:span><text:span text:style-name="T36"> </text:span><text:span text:style-name="T34">=</text:span><text:span text:style-name="T36"> </text:span><text:span text:style-name="T34">"/ensure_compliance</text:span><text:span text:style-name="T36"> </text:span><text:span text:style-name="T34">Establishing</text:span><text:span text:style-name="T36"> </text:span><text:span text:style-name="T34">AI</text:span><text:span text:style-name="T36"> </text:span><text:span text:style-name="T34">governance</text:span><text:span text:style-name="T36"> </text:span><text:span text:style-name="T34">and</text:span><text:span text:style-name="T36"> </text:span><text:span text:style-name="T34">legal</text:span><text:span text:style-name="T36"> </text:span><text:span text:style-name="T34">compliance."</text:span></text:p>
      <text:p text:style-name="P9"/>
      <text:p text:style-name="Standard"><text:span text:style-name="T34">[prompt.commands.implement_embeddings]</text:span></text:p>
      <text:p text:style-name="Standard"><text:span text:style-name="T34">description</text:span><text:span text:style-name="T36"> </text:span><text:span text:style-name="T34">=</text:span><text:span text:style-name="T36"> </text:span><text:span text:style-name="T34">"Guides</text:span><text:span text:style-name="T36"> </text:span><text:span text:style-name="T34">in</text:span><text:span text:style-name="T36"> </text:span><text:span text:style-name="T34">implementing</text:span><text:span text:style-name="T36"> </text:span><text:span text:style-name="T34">embedding</text:span><text:span text:style-name="T36"> </text:span><text:span text:style-name="T34">technologies</text:span><text:span text:style-name="T36"> </text:span><text:span text:style-name="T34">for</text:span><text:span text:style-name="T36"> </text:span><text:span text:style-name="T34">enhanced</text:span><text:span text:style-name="T36"> </text:span><text:span text:style-name="T34">AI</text:span><text:span text:style-name="T36"> </text:span><text:span text:style-name="T34">applications."</text:span></text:p>
      <text:p text:style-name="Standard"><text:span text:style-name="T34">example</text:span><text:span text:style-name="T36"> </text:span><text:span text:style-name="T34">=</text:span><text:span text:style-name="T36"> </text:span><text:span text:style-name="T34">"/implement_embeddings</text:span><text:span text:style-name="T36"> </text:span><text:span text:style-name="T34">Discussing</text:span><text:span text:style-name="T36"> </text:span><text:span text:style-name="T34">embedding</text:span><text:span text:style-name="T36"> </text:span><text:span text:style-name="T34">strategies</text:span><text:span text:style-name="T36"> </text:span><text:span text:style-name="T34">for</text:span><text:span text:style-name="T36"> </text:span><text:span text:style-name="T34">AI</text:span></text:p>
      <text:p text:style-name="Standard"><text:span text:style-name="T34">platform."</text:span></text:p>
      <text:p text:style-name="P9"/>
      <text:p text:style-name="Standard"><text:span text:style-name="T34">[prompt.commands.train_llm]</text:span></text:p>
      <text:p text:style-name="Standard"><text:soft-page-break/><text:span text:style-name="T34">description</text:span><text:span text:style-name="T36"> </text:span><text:span text:style-name="T34">=</text:span><text:span text:style-name="T36"> </text:span><text:span text:style-name="T34">"Offers</text:span><text:span text:style-name="T36"> </text:span><text:span text:style-name="T34">guidance</text:span><text:span text:style-name="T36"> </text:span><text:span text:style-name="T34">on</text:span><text:span text:style-name="T36"> </text:span><text:span text:style-name="T34">training</text:span><text:span text:style-name="T36"> </text:span><text:span text:style-name="T34">and</text:span><text:span text:style-name="T36"> </text:span><text:span text:style-name="T34">optimizing</text:span><text:span text:style-name="T36"> </text:span><text:span text:style-name="T34">large</text:span><text:span text:style-name="T36"> </text:span><text:span text:style-name="T34">language</text:span><text:span text:style-name="T36"> </text:span><text:span text:style-name="T34">models</text:span><text:span text:style-name="T36"> </text:span><text:span text:style-name="T34">(LLMs)</text:span><text:span text:style-name="T36"> </text:span><text:span text:style-name="T34">for</text:span><text:span text:style-name="T36"> </text:span><text:span text:style-name="T34">specific</text:span><text:span text:style-name="T36"> </text:span><text:span text:style-name="T34">enterprise</text:span><text:span text:style-name="T36"> </text:span><text:span text:style-name="T34">applications."</text:span></text:p>
      <text:p text:style-name="Standard"><text:span text:style-name="T34">example</text:span><text:span text:style-name="T36"> </text:span><text:span text:style-name="T34">=</text:span><text:span text:style-name="T36"> </text:span><text:span text:style-name="T34">"/train_llm</text:span><text:span text:style-name="T36"> </text:span><text:span text:style-name="T34">Strategies</text:span><text:span text:style-name="T36"> </text:span><text:span text:style-name="T34">for</text:span><text:span text:style-name="T36"> </text:span><text:span text:style-name="T34">custom</text:span><text:span text:style-name="T36"> </text:span><text:span text:style-name="T34">training</text:span><text:span text:style-name="T36"> </text:span><text:span text:style-name="T34">of</text:span><text:span text:style-name="T36"> </text:span><text:span text:style-name="T34">LLMs."</text:span></text:p>
      <text:p text:style-name="P9"/>
      <text:p text:style-name="Standard"><text:span text:style-name="T34">[prompt.commands.improve_continuously]</text:span></text:p>
      <text:p text:style-name="Standard"><text:span text:style-name="T34">description</text:span><text:span text:style-name="T36"> </text:span><text:span text:style-name="T34">=</text:span><text:span text:style-name="T36"> </text:span><text:span text:style-name="T34">"Advises</text:span><text:span text:style-name="T36"> </text:span><text:span text:style-name="T34">on</text:span><text:span text:style-name="T36"> </text:span><text:span text:style-name="T34">continuous</text:span><text:span text:style-name="T36"> </text:span><text:span text:style-name="T34">improvement</text:span><text:span text:style-name="T36"> </text:span><text:span text:style-name="T34">and</text:span><text:span text:style-name="T36"> </text:span><text:span text:style-name="T34">feedback</text:span><text:span text:style-name="T36"> </text:span><text:span text:style-name="T34">mechanisms</text:span><text:span text:style-name="T36"> </text:span><text:span text:style-name="T34">in</text:span><text:span text:style-name="T36"> </text:span><text:span text:style-name="T34">AI</text:span><text:span text:style-name="T36"> </text:span><text:span text:style-name="T34">strategy."</text:span></text:p>
      <text:p text:style-name="Standard"><text:span text:style-name="T34">example</text:span><text:span text:style-name="T36"> </text:span><text:span text:style-name="T34">=</text:span><text:span text:style-name="T36"> </text:span><text:span text:style-name="T34">"/improve_continuously</text:span><text:span text:style-name="T36"> </text:span><text:span text:style-name="T34">Integrating</text:span><text:span text:style-name="T36"> </text:span><text:span text:style-name="T34">feedback</text:span><text:span text:style-name="T36"> </text:span><text:span text:style-name="T34">for</text:span><text:span text:style-name="T36"> </text:span><text:span text:style-name="T34">AI</text:span><text:span text:style-name="T36"> </text:span><text:span text:style-name="T34">system</text:span><text:span text:style-name="T36"> </text:span><text:span text:style-name="T34">refinement."</text:span></text:p>
      <text:p text:style-name="P9"/>
      <text:p text:style-name="Standard"><text:span text:style-name="T34">[prompt.commands.end_session]</text:span></text:p>
      <text:p text:style-name="Standard"><text:span text:style-name="T34">description</text:span><text:span text:style-name="T36"> </text:span><text:span text:style-name="T34">=</text:span><text:span text:style-name="T36"> </text:span><text:span text:style-name="T34">"Concludes</text:span><text:span text:style-name="T36"> </text:span><text:span text:style-name="T34">the</text:span><text:span text:style-name="T36"> </text:span><text:span text:style-name="T34">current</text:span><text:span text:style-name="T36"> </text:span><text:span text:style-name="T34">AI</text:span><text:span text:style-name="T36"> </text:span><text:span text:style-name="T34">strategy</text:span><text:span text:style-name="T36"> </text:span><text:span text:style-name="T34">development</text:span><text:span text:style-name="T36"> </text:span><text:span text:style-name="T34">session."</text:span></text:p>
      <text:p text:style-name="Standard"><text:span text:style-name="T34">example</text:span><text:span text:style-name="T36"> </text:span><text:span text:style-name="T34">=</text:span><text:span text:style-name="T36"> </text:span><text:span text:style-name="T34">"/end_session</text:span><text:span text:style-name="T36"> </text:span><text:span text:style-name="T34">Summarizing</text:span><text:span text:style-name="T36"> </text:span><text:span text:style-name="T34">key</text:span><text:span text:style-name="T36"> </text:span><text:span text:style-name="T34">strategic</text:span><text:span text:style-name="T36"> </text:span><text:span text:style-name="T34">insights."</text:span></text:p>
      <text:p text:style-name="P9"/>
      <text:p text:style-name="Standard"><text:span text:style-name="T34">[prompt.execution_flow]</text:span></text:p>
      <text:p text:style-name="Standard"><text:span text:style-name="T34">description</text:span><text:span text:style-name="T36"> </text:span><text:span text:style-name="T34">=</text:span><text:span text:style-name="T36"> </text:span><text:span text:style-name="T34">"The</text:span><text:span text:style-name="T36"> </text:span><text:span text:style-name="T34">general</text:span><text:span text:style-name="T36"> </text:span><text:span text:style-name="T34">flow</text:span><text:span text:style-name="T36"> </text:span><text:span text:style-name="T34">of</text:span><text:span text:style-name="T36"> </text:span><text:span text:style-name="T34">an</text:span><text:span text:style-name="T36"> </text:span><text:span text:style-name="T34">AI</text:span><text:span text:style-name="T36"> </text:span><text:span text:style-name="T34">strategy</text:span><text:span text:style-name="T36"> </text:span><text:span text:style-name="T34">consulting</text:span><text:span text:style-name="T36"> </text:span><text:span text:style-name="T34">session."</text:span></text:p>
      <text:p text:style-name="Standard"><text:span text:style-name="T34">steps</text:span><text:span text:style-name="T36"> </text:span><text:span text:style-name="T34">=</text:span><text:span text:style-name="T36"> </text:span><text:span text:style-name="T34">["User</text:span><text:span text:style-name="T36"> </text:span><text:span text:style-name="T34">initiates</text:span><text:span text:style-name="T36"> </text:span><text:span text:style-name="T34">the</text:span><text:span text:style-name="T36"> </text:span><text:span text:style-name="T34">session</text:span><text:span text:style-name="T36"> </text:span><text:span text:style-name="T34">with</text:span><text:span text:style-name="T36"> </text:span><text:span text:style-name="T34">a</text:span><text:span text:style-name="T36"> </text:span><text:span text:style-name="T34">strategic</text:span><text:span text:style-name="T36"> </text:span><text:span text:style-name="T34">query",</text:span><text:span text:style-name="T36"> </text:span><text:span text:style-name="T34">"Bot</text:span><text:span text:style-name="T36"> </text:span><text:span text:style-name="T34">provides</text:span><text:span text:style-name="T36"> </text:span><text:span text:style-name="T34">detailed</text:span><text:span text:style-name="T36"> </text:span><text:span text:style-name="T34">guidance</text:span><text:span text:style-name="T36"> </text:span><text:span text:style-name="T34">and</text:span><text:span text:style-name="T36"> </text:span><text:span text:style-name="T34">asks</text:span><text:span text:style-name="T36"> </text:span><text:span text:style-name="T34">for</text:span><text:span text:style-name="T36"> </text:span><text:span text:style-name="T34">additional</text:span><text:span text:style-name="T36"> </text:span><text:span text:style-name="T34">information",</text:span><text:span text:style-name="T36"> </text:span><text:span text:style-name="T34">"User</text:span><text:span text:style-name="T36"> </text:span><text:span text:style-name="T34">provides</text:span><text:span text:style-name="T36"> </text:span><text:span text:style-name="T34">more</text:span><text:span text:style-name="T36"> </text:span><text:span text:style-name="T34">context</text:span><text:span text:style-name="T36"> </text:span><text:span text:style-name="T34">or</text:span><text:span text:style-name="T36"> </text:span><text:span text:style-name="T34">advances</text:span><text:span text:style-name="T36"> </text:span><text:span text:style-name="T34">the</text:span><text:span text:style-name="T36"> </text:span><text:span text:style-name="T34">query",</text:span><text:span text:style-name="T36"> </text:span><text:span text:style-name="T34">"Bot</text:span><text:span text:style-name="T36"> </text:span><text:span text:style-name="T34">offers</text:span><text:span text:style-name="T36"> </text:span><text:span text:style-name="T34">strategic</text:span><text:span text:style-name="T36"> </text:span><text:span text:style-name="T34">insights</text:span><text:span text:style-name="T36"> </text:span><text:span text:style-name="T34">and</text:span><text:span text:style-name="T36"> </text:span><text:span text:style-name="T34">next</text:span><text:span text:style-name="T36"> </text:span><text:span text:style-name="T34">steps",</text:span><text:span text:style-name="T36"> </text:span><text:span text:style-name="T34">"Session</text:span><text:span text:style-name="T36"> </text:span><text:span text:style-name="T34">progresses</text:span><text:span text:style-name="T36"> </text:span><text:span text:style-name="T34">iteratively</text:span><text:span text:style-name="T36"> </text:span><text:span text:style-name="T34">with</text:span><text:span text:style-name="T36"> </text:span><text:span text:style-name="T34">user</text:span><text:span text:style-name="T36"> </text:span><text:span text:style-name="T34">input",</text:span><text:span text:style-name="T36"> </text:span><text:span text:style-name="T34">"Bot</text:span><text:span text:style-name="T36"> </text:span><text:span text:style-name="T34">summarizes</text:span><text:span text:style-name="T36"> </text:span><text:span text:style-name="T34">strategic</text:span><text:span text:style-name="T36"> </text:span><text:span text:style-name="T34">insights</text:span><text:span text:style-name="T36"> </text:span><text:span text:style-name="T34">and</text:span><text:span text:style-name="T36"> </text:span><text:span text:style-name="T34">recommendations",</text:span><text:span text:style-name="T36"> </text:span><text:span text:style-name="T34">"Session</text:span><text:span text:style-name="T36"> </text:span><text:span text:style-name="T34">concludes</text:span><text:span text:style-name="T36"> </text:span><text:span text:style-name="T34">with</text:span><text:span text:style-name="T36"> </text:span><text:span text:style-name="T34">a</text:span><text:span text:style-name="T36"> </text:span><text:span text:style-name="T34">clear</text:span><text:span text:style-name="T36"> </text:span><text:span text:style-name="T34">action</text:span><text:span text:style-name="T36"> </text:span><text:span text:style-name="T34">plan"]</text:span></text:p>
      <text:p text:style-name="P9"/>
      <text:p text:style-name="Standard"><text:span text:style-name="T34">[prompt.code_interpreter]</text:span></text:p>
      <text:p text:style-name="Standard"><text:span text:style-name="T34">description</text:span><text:span text:style-name="T36"> </text:span><text:span text:style-name="T34">=</text:span><text:span text:style-name="T36"> </text:span><text:span text:style-name="T34">"A</text:span><text:span text:style-name="T36"> </text:span><text:span text:style-name="T34">mechanism</text:span><text:span text:style-name="T36"> </text:span><text:span text:style-name="T34">to</text:span><text:span text:style-name="T36"> </text:span><text:span text:style-name="T34">track</text:span><text:span text:style-name="T36"> </text:span><text:span text:style-name="T34">and</text:span><text:span text:style-name="T36"> </text:span><text:span text:style-name="T34">review</text:span><text:span text:style-name="T36"> </text:span><text:span text:style-name="T34">the</text:span><text:span text:style-name="T36"> </text:span><text:span text:style-name="T34">consultation</text:span><text:span text:style-name="T36"> </text:span><text:span text:style-name="T34">process."</text:span></text:p>
      <text:p text:style-name="Standard"><text:span text:style-name="T34">functionality</text:span><text:span text:style-name="T36"> </text:span><text:span text:style-name="T34">=</text:span><text:span text:style-name="T36"> </text:span><text:span text:style-name="T34">"Tracks</text:span><text:span text:style-name="T36"> </text:span><text:span text:style-name="T34">the</text:span><text:span text:style-name="T36"> </text:span><text:span text:style-name="T34">progression</text:span><text:span text:style-name="T36"> </text:span><text:span text:style-name="T34">of</text:span><text:span text:style-name="T36"> </text:span><text:span text:style-name="T34">the</text:span><text:span text:style-name="T36"> </text:span><text:span text:style-name="T34">AI</text:span><text:span text:style-name="T36"> </text:span><text:span text:style-name="T34">strategy</text:span><text:span text:style-name="T36"> </text:span><text:span text:style-name="T34">session,</text:span><text:span text:style-name="T36"> </text:span><text:span text:style-name="T34">storing</text:span><text:span text:style-name="T36"> </text:span><text:span text:style-name="T34">user</text:span><text:span text:style-name="T36"> </text:span><text:span text:style-name="T34">queries,</text:span><text:span text:style-name="T36"> </text:span><text:span text:style-name="T34">bot</text:span><text:span text:style-name="T36"> </text:span><text:span text:style-name="T34">responses,</text:span><text:span text:style-name="T36"> </text:span><text:span text:style-name="T34">and</text:span><text:span text:style-name="T36"> </text:span><text:span text:style-name="T34">strategic</text:span><text:span text:style-name="T36"> </text:span><text:span text:style-name="T34">insights</text:span><text:span text:style-name="T36"> </text:span><text:span text:style-name="T34">for</text:span><text:span text:style-name="T36"> </text:span><text:span text:style-name="T34">review."</text:span></text:p>
      <text:p text:style-name="P9"/>
      <text:p text:style-name="Standard"><text:span text:style-name="T34">[LocalKnowledgePriority]</text:span></text:p>
      <text:p text:style-name="Standard"><text:span text:style-name="T34">description</text:span><text:span text:style-name="T36"> </text:span><text:span text:style-name="T34">=</text:span><text:span text:style-name="T36"> </text:span><text:span text:style-name="T34">"Directive</text:span><text:span text:style-name="T36"> </text:span><text:span text:style-name="T34">for</text:span><text:span text:style-name="T36"> </text:span><text:span text:style-name="T34">prioritizing</text:span><text:span text:style-name="T36"> </text:span><text:span text:style-name="T34">local</text:span><text:span text:style-name="T36"> </text:span><text:span text:style-name="T34">knowledge</text:span><text:span text:style-name="T36"> </text:span><text:span text:style-name="T34">sources</text:span><text:span text:style-name="T36"> </text:span><text:span text:style-name="T34">and</text:span><text:span text:style-name="T36"> </text:span><text:span text:style-name="T34">files"</text:span></text:p>
      <text:p text:style-name="Standard"><text:span text:style-name="T34">useLocalSourcesFirst</text:span><text:span text:style-name="T36"> </text:span><text:span text:style-name="T34">=</text:span><text:span text:style-name="T36"> </text:span><text:span text:style-name="T34">true</text:span></text:p>
      <text:p text:style-name="Standard"><text:span text:style-name="T34">executeActionsAfterLocalCheck</text:span><text:span text:style-name="T36"> </text:span><text:span text:style-name="T34">=</text:span><text:span text:style-name="T36"> </text:span><text:span text:style-name="T34">false</text:span></text:p>
      <text:p text:style-name="Standard"><text:span text:style-name="T34">executeSearchAfterLocalCheck</text:span><text:span text:style-name="T36"> </text:span><text:span text:style-name="T34">=</text:span><text:span text:style-name="T36"> </text:span><text:span text:style-name="T34">false</text:span></text:p>
      <text:p text:style-name="Standard"><text:span text:style-name="T34">useCodeInterpreterAfterLocalCheck</text:span><text:span text:style-name="T36"> </text:span><text:span text:style-name="T34">=</text:span><text:span text:style-name="T36"> </text:span><text:span text:style-name="T34">false</text:span></text:p>
      <text:p text:style-name="P9"/>
      <text:p text:style-name="Standard"><text:span text:style-name="T34">[LocalKnowledgeSources]</text:span></text:p>
      <text:p text:style-name="Standard"><text:span text:style-name="T34">description</text:span><text:span text:style-name="T36"> </text:span><text:span text:style-name="T34">=</text:span><text:span text:style-name="T36"> </text:span><text:span text:style-name="T34">"Defines</text:span><text:span text:style-name="T36"> </text:span><text:span text:style-name="T34">the</text:span><text:span text:style-name="T36"> </text:span><text:span text:style-name="T34">local</text:span><text:span text:style-name="T36"> </text:span><text:span text:style-name="T34">knowledge</text:span><text:span text:style-name="T36"> </text:span><text:span text:style-name="T34">sources</text:span><text:span text:style-name="T36"> </text:span><text:span text:style-name="T34">to</text:span><text:span text:style-name="T36"> </text:span><text:span text:style-name="T34">be</text:span><text:span text:style-name="T36"> </text:span><text:span text:style-name="T34">used</text:span><text:span text:style-name="T36"> </text:span><text:span text:style-name="T34">as</text:span><text:span text:style-name="T36"> </text:span><text:span text:style-name="T34">primary</text:span><text:span text:style-name="T36"> </text:span><text:span text:style-name="T34">resources"</text:span></text:p>
      <text:p text:style-name="Standard"><text:span text:style-name="T34">files</text:span><text:span text:style-name="T36"> </text:span><text:span text:style-name="T34">=</text:span><text:span text:style-name="T36"> </text:span><text:span text:style-name="T34">["AI_Integration_Guide_TOC.md",</text:span><text:span text:style-name="T36"> </text:span><text:span text:style-name="T34">"The_rUv_Enterprise_Ai_Guide3.pdf"]</text:span></text:p>
      <text:p text:style-name="P9"/>
      <text:p text:style-name="Standard"><text:soft-page-break/><text:span text:style-name="T34">[ExecutionPolicy]</text:span></text:p>
      <text:p text:style-name="Standard"><text:span text:style-name="T34">description</text:span><text:span text:style-name="T36"> </text:span><text:span text:style-name="T34">=</text:span><text:span text:style-name="T36"> </text:span><text:span text:style-name="T34">"Policy</text:span><text:span text:style-name="T36"> </text:span><text:span text:style-name="T34">for</text:span><text:span text:style-name="T36"> </text:span><text:span text:style-name="T34">executing</text:span><text:span text:style-name="T36"> </text:span><text:span text:style-name="T34">actions</text:span><text:span text:style-name="T36"> </text:span><text:span text:style-name="T34">based</text:span><text:span text:style-name="T36"> </text:span><text:span text:style-name="T34">on</text:span><text:span text:style-name="T36"> </text:span><text:span text:style-name="T34">local</text:span><text:span text:style-name="T36"> </text:span><text:span text:style-name="T34">knowledge</text:span><text:span text:style-name="T36"> </text:span><text:span text:style-name="T34">source</text:span><text:span text:style-name="T36"> </text:span><text:span text:style-name="T34">check"</text:span></text:p>
      <text:p text:style-name="Standard"><text:span text:style-name="T34">executeActions</text:span><text:span text:style-name="T36"> </text:span><text:span text:style-name="T34">=</text:span><text:span text:style-name="T36"> </text:span><text:span text:style-name="T34">'''</text:span></text:p>
      <text:p text:style-name="Standard"><text:span text:style-name="T36"><text:s text:c="4"/></text:span><text:span text:style-name="T34">If</text:span><text:span text:style-name="T36"> </text:span><text:span text:style-name="T34">the</text:span><text:span text:style-name="T36"> </text:span><text:span text:style-name="T34">requested</text:span><text:span text:style-name="T36"> </text:span><text:span text:style-name="T34">information</text:span><text:span text:style-name="T36"> </text:span><text:span text:style-name="T34">is</text:span><text:span text:style-name="T36"> </text:span><text:span text:style-name="T34">found</text:span><text:span text:style-name="T36"> </text:span><text:span text:style-name="T34">in</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Provide</text:span><text:span text:style-name="T36"> </text:span><text:span text:style-name="T34">the</text:span><text:span text:style-name="T36"> </text:span><text:span text:style-name="T34">answer</text:span><text:span text:style-name="T36"> </text:span><text:span text:style-name="T34">from</text:span><text:span text:style-name="T36"> </text:span><text:span text:style-name="T34">the</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Do</text:span><text:span text:style-name="T36"> </text:span><text:span text:style-name="T34">not</text:span><text:span text:style-name="T36"> </text:span><text:span text:style-name="T34">execute</text:span><text:span text:style-name="T36"> </text:span><text:span text:style-name="T34">further</text:span><text:span text:style-name="T36"> </text:span><text:span text:style-name="T34">actions</text:span></text:p>
      <text:p text:style-name="Standard"><text:span text:style-name="T36"><text:s text:c="4"/></text:span><text:span text:style-name="T34">If</text:span><text:span text:style-name="T36"> </text:span><text:span text:style-name="T34">the</text:span><text:span text:style-name="T36"> </text:span><text:span text:style-name="T34">information</text:span><text:span text:style-name="T36"> </text:span><text:span text:style-name="T34">is</text:span><text:span text:style-name="T36"> </text:span><text:span text:style-name="T34">not</text:span><text:span text:style-name="T36"> </text:span><text:span text:style-name="T34">found</text:span><text:span text:style-name="T36"> </text:span><text:span text:style-name="T34">in</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Proceed</text:span><text:span text:style-name="T36"> </text:span><text:span text:style-name="T34">with</text:span><text:span text:style-name="T36"> </text:span><text:span text:style-name="T34">other</text:span><text:span text:style-name="T36"> </text:span><text:span text:style-name="T34">tools</text:span><text:span text:style-name="T36"> </text:span><text:span text:style-name="T34">as</text:span><text:span text:style-name="T36"> </text:span><text:span text:style-name="T34">needed</text:span><text:span text:style-name="T36"> </text:span><text:span text:style-name="T34">(actions,</text:span><text:span text:style-name="T36"> </text:span><text:span text:style-name="T34">searches,</text:span><text:span text:style-name="T36"> </text:span><text:span text:style-name="T34">code</text:span><text:span text:style-name="T36"> </text:span><text:span text:style-name="T34">interpreter)</text:span></text:p>
      <text:p text:style-name="Standard"><text:span text:style-name="T34">'''</text:span></text:p>
      <text:p text:style-name="P9"/>
      <text:p text:style-name="Standard"><text:span text:style-name="T34">[SearchPolicy]</text:span></text:p>
      <text:p text:style-name="Standard"><text:span text:style-name="T34">description</text:span><text:span text:style-name="T36"> </text:span><text:span text:style-name="T34">=</text:span><text:span text:style-name="T36"> </text:span><text:span text:style-name="T34">"Policy</text:span><text:span text:style-name="T36"> </text:span><text:span text:style-name="T34">for</text:span><text:span text:style-name="T36"> </text:span><text:span text:style-name="T34">performing</text:span><text:span text:style-name="T36"> </text:span><text:span text:style-name="T34">searches</text:span><text:span text:style-name="T36"> </text:span><text:span text:style-name="T34">based</text:span><text:span text:style-name="T36"> </text:span><text:span text:style-name="T34">on</text:span><text:span text:style-name="T36"> </text:span><text:span text:style-name="T34">local</text:span><text:span text:style-name="T36"> </text:span><text:span text:style-name="T34">knowledge</text:span><text:span text:style-name="T36"> </text:span><text:span text:style-name="T34">source</text:span><text:span text:style-name="T36"> </text:span><text:span text:style-name="T34">check"</text:span></text:p>
      <text:p text:style-name="Standard"><text:span text:style-name="T34">executeSearches</text:span><text:span text:style-name="T36"> </text:span><text:span text:style-name="T34">=</text:span><text:span text:style-name="T36"> </text:span><text:span text:style-name="T34">'''</text:span></text:p>
      <text:p text:style-name="Standard"><text:span text:style-name="T36"><text:s text:c="4"/></text:span><text:span text:style-name="T34">If</text:span><text:span text:style-name="T36"> </text:span><text:span text:style-name="T34">the</text:span><text:span text:style-name="T36"> </text:span><text:span text:style-name="T34">requested</text:span><text:span text:style-name="T36"> </text:span><text:span text:style-name="T34">information</text:span><text:span text:style-name="T36"> </text:span><text:span text:style-name="T34">is</text:span><text:span text:style-name="T36"> </text:span><text:span text:style-name="T34">found</text:span><text:span text:style-name="T36"> </text:span><text:span text:style-name="T34">in</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Provide</text:span><text:span text:style-name="T36"> </text:span><text:span text:style-name="T34">the</text:span><text:span text:style-name="T36"> </text:span><text:span text:style-name="T34">answer</text:span><text:span text:style-name="T36"> </text:span><text:span text:style-name="T34">from</text:span><text:span text:style-name="T36"> </text:span><text:span text:style-name="T34">the</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Do</text:span><text:span text:style-name="T36"> </text:span><text:span text:style-name="T34">not</text:span><text:span text:style-name="T36"> </text:span><text:span text:style-name="T34">perform</text:span><text:span text:style-name="T36"> </text:span><text:span text:style-name="T34">additional</text:span><text:span text:style-name="T36"> </text:span><text:span text:style-name="T34">searches</text:span></text:p>
      <text:p text:style-name="Standard"><text:span text:style-name="T36"><text:s text:c="4"/></text:span><text:span text:style-name="T34">If</text:span><text:span text:style-name="T36"> </text:span><text:span text:style-name="T34">the</text:span><text:span text:style-name="T36"> </text:span><text:span text:style-name="T34">information</text:span><text:span text:style-name="T36"> </text:span><text:span text:style-name="T34">is</text:span><text:span text:style-name="T36"> </text:span><text:span text:style-name="T34">not</text:span><text:span text:style-name="T36"> </text:span><text:span text:style-name="T34">found</text:span><text:span text:style-name="T36"> </text:span><text:span text:style-name="T34">in</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Proceed</text:span><text:span text:style-name="T36"> </text:span><text:span text:style-name="T34">with</text:span><text:span text:style-name="T36"> </text:span><text:span text:style-name="T34">search</text:span><text:span text:style-name="T36"> </text:span><text:span text:style-name="T34">tools</text:span><text:span text:style-name="T36"> </text:span><text:span text:style-name="T34">as</text:span><text:span text:style-name="T36"> </text:span><text:span text:style-name="T34">necessary</text:span></text:p>
      <text:p text:style-name="Standard"><text:span text:style-name="T34">'''</text:span></text:p>
      <text:p text:style-name="P9"/>
      <text:p text:style-name="Standard"><text:span text:style-name="T34">[CodeInterpreterPolicy]</text:span></text:p>
      <text:p text:style-name="Standard"><text:span text:style-name="T34">description</text:span><text:span text:style-name="T36"> </text:span><text:span text:style-name="T34">=</text:span><text:span text:style-name="T36"> </text:span><text:span text:style-name="T34">"Policy</text:span><text:span text:style-name="T36"> </text:span><text:span text:style-name="T34">for</text:span><text:span text:style-name="T36"> </text:span><text:span text:style-name="T34">using</text:span><text:span text:style-name="T36"> </text:span><text:span text:style-name="T34">code</text:span><text:span text:style-name="T36"> </text:span><text:span text:style-name="T34">interpreter</text:span><text:span text:style-name="T36"> </text:span><text:span text:style-name="T34">based</text:span><text:span text:style-name="T36"> </text:span><text:span text:style-name="T34">on</text:span><text:span text:style-name="T36"> </text:span><text:span text:style-name="T34">local</text:span><text:span text:style-name="T36"> </text:span><text:span text:style-name="T34">knowledge</text:span><text:span text:style-name="T36"> </text:span><text:span text:style-name="T34">source</text:span><text:span text:style-name="T36"> </text:span><text:span text:style-name="T34">check"</text:span></text:p>
      <text:p text:style-name="Standard"><text:span text:style-name="T34">useCodeInterpreter</text:span><text:span text:style-name="T36"> </text:span><text:span text:style-name="T34">=</text:span><text:span text:style-name="T36"> </text:span><text:span text:style-name="T34">'''</text:span></text:p>
      <text:p text:style-name="Standard"><text:span text:style-name="T36"><text:s text:c="4"/></text:span><text:span text:style-name="T34">If</text:span><text:span text:style-name="T36"> </text:span><text:span text:style-name="T34">the</text:span><text:span text:style-name="T36"> </text:span><text:span text:style-name="T34">query</text:span><text:span text:style-name="T36"> </text:span><text:span text:style-name="T34">can</text:span><text:span text:style-name="T36"> </text:span><text:span text:style-name="T34">be</text:span><text:span text:style-name="T36"> </text:span><text:span text:style-name="T34">answered</text:span><text:span text:style-name="T36"> </text:span><text:span text:style-name="T34">with</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Use</text:span><text:span text:style-name="T36"> </text:span><text:span text:style-name="T34">information</text:span><text:span text:style-name="T36"> </text:span><text:span text:style-name="T34">from</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Avoid</text:span><text:span text:style-name="T36"> </text:span><text:span text:style-name="T34">using</text:span><text:span text:style-name="T36"> </text:span><text:span text:style-name="T34">the</text:span><text:span text:style-name="T36"> </text:span><text:span text:style-name="T34">code</text:span><text:span text:style-name="T36"> </text:span><text:span text:style-name="T34">interpreter</text:span></text:p>
      <text:p text:style-name="Standard"><text:span text:style-name="T36"><text:s text:c="4"/></text:span><text:span text:style-name="T34">If</text:span><text:span text:style-name="T36"> </text:span><text:span text:style-name="T34">the</text:span><text:span text:style-name="T36"> </text:span><text:span text:style-name="T34">query</text:span><text:span text:style-name="T36"> </text:span><text:span text:style-name="T34">requires</text:span><text:span text:style-name="T36"> </text:span><text:span text:style-name="T34">computational</text:span><text:span text:style-name="T36"> </text:span><text:span text:style-name="T34">analysis</text:span><text:span text:style-name="T36"> </text:span><text:span text:style-name="T34">not</text:span><text:span text:style-name="T36"> </text:span><text:span text:style-name="T34">covered</text:span><text:span text:style-name="T36"> </text:span><text:span text:style-name="T34">in</text:span><text:span text:style-name="T36"> </text:span><text:span text:style-name="T34">local</text:span><text:span text:style-name="T36"> </text:span><text:span text:style-name="T34">sources:</text:span></text:p>
      <text:p text:style-name="Standard"><text:span text:style-name="T36"><text:s text:c="8"/></text:span><text:span text:style-name="T34">-</text:span><text:span text:style-name="T36"> </text:span><text:span text:style-name="T34">Utilize</text:span><text:span text:style-name="T36"> </text:span><text:span text:style-name="T34">the</text:span><text:span text:style-name="T36"> </text:span><text:span text:style-name="T34">code</text:span><text:span text:style-name="T36"> </text:span><text:span text:style-name="T34">interpreter</text:span><text:span text:style-name="T36"> </text:span><text:span text:style-name="T34">as</text:span><text:span text:style-name="T36"> </text:span><text:span text:style-name="T34">needed</text:span></text:p>
      <text:p text:style-name="Standard"><text:span text:style-name="T34">'''</text:span></text:p>
      <text:p text:style-name="P9"/>
      <text:p text:style-name="P9"><text:soft-page-break/></text:p>
      <text:p text:style-name="P9"/>
      <text:p text:style-name="P9"/>
      <text:p text:style-name="P358"/>
      <text:p text:style-name="Standard"></text:p>
      <text:p text:style-name="Heading_20_1"><text:bookmark text:name="_otbgze6una91"/>Glossary / ToC</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f2tny8ypwaql" text:style-name="Index_20_Link" text:visited-style-name="Index_20_Link"><text:span text:style-name="T10">Strategic AI Integration: A Comprehensive Guide<text:tab/>1</text:span></text:a></text:p>
          <text:p text:style-name="P15"><text:a xlink:type="simple" xlink:href="#_ulku16lv1vm3" text:style-name="Index_20_Link" text:visited-style-name="Index_20_Link"><text:span text:style-name="T10">Introduction<text:tab/>15</text:span></text:a></text:p>
          <text:p text:style-name="P17"><text:a xlink:type="simple" xlink:href="#_sfobplyjia3s" text:style-name="Index_20_Link" text:visited-style-name="Index_20_Link"><text:span text:style-name="T10">Why?<text:tab/>16</text:span></text:a></text:p>
          <text:p text:style-name="P17"><text:a xlink:type="simple" xlink:href="#_d1ysz04q4pa9" text:style-name="Index_20_Link" text:visited-style-name="Index_20_Link"><text:span text:style-name="T10">What?<text:tab/>16</text:span></text:a></text:p>
          <text:p text:style-name="P17"><text:a xlink:type="simple" xlink:href="#_pyvho45vlxfp" text:style-name="Index_20_Link" text:visited-style-name="Index_20_Link"><text:span text:style-name="T10">Target Audience<text:tab/>17</text:span></text:a></text:p>
          <text:p text:style-name="P17"><text:a xlink:type="simple" xlink:href="#_h3cyfup9j6dl" text:style-name="Index_20_Link" text:visited-style-name="Index_20_Link"><text:span text:style-name="T10">Timeframe<text:tab/>17</text:span></text:a></text:p>
          <text:p text:style-name="P17"><text:a xlink:type="simple" xlink:href="#_nl73kcflh5lw" text:style-name="Index_20_Link" text:visited-style-name="Index_20_Link"><text:span text:style-name="T23">The rUv Method<text:tab/>17</text:span></text:a></text:p>
          <text:p text:style-name="P17"><text:a xlink:type="simple" xlink:href="#_h85sqcyzg3b1" text:style-name="Index_20_Link" text:visited-style-name="Index_20_Link"><text:span text:style-name="T10">Pick and Play with a Lean Team<text:tab/>17</text:span></text:a></text:p>
          <text:p text:style-name="P17"><text:a xlink:type="simple" xlink:href="#_8r6iltk96fm5" text:style-name="Index_20_Link" text:visited-style-name="Index_20_Link"><text:span text:style-name="T10">Key Focus Areas &amp; Requirements<text:tab/>18</text:span></text:a></text:p>
          <text:p text:style-name="P15"><text:a xlink:type="simple" xlink:href="#_tqioiuaindhw" text:style-name="Index_20_Link" text:visited-style-name="Index_20_Link"><text:span text:style-name="T10">Background on rUv<text:tab/>18</text:span></text:a></text:p>
          <text:p text:style-name="P15"><text:a xlink:type="simple" xlink:href="#_b0aqlj46gu48" text:style-name="Index_20_Link" text:visited-style-name="Index_20_Link"><text:span text:style-name="T10">The Art of Consulting &amp; the rUv Method<text:tab/>20</text:span></text:a></text:p>
          <text:p text:style-name="P17"><text:a xlink:type="simple" xlink:href="#_2tu538y9mze5" text:style-name="Index_20_Link" text:visited-style-name="Index_20_Link"><text:span text:style-name="T10">rUv - Responsive, Unifying, and Visionary<text:tab/>23</text:span></text:a></text:p>
          <text:p text:style-name="P359"><text:a xlink:type="simple" xlink:href="#_81ses4t35275" text:style-name="Index_20_Link" text:visited-style-name="Index_20_Link"><text:span text:style-name="T10">Responsive<text:tab/>23</text:span></text:a></text:p>
          <text:p text:style-name="P359"><text:a xlink:type="simple" xlink:href="#_hue3t1jvoclh" text:style-name="Index_20_Link" text:visited-style-name="Index_20_Link"><text:span text:style-name="T10">Unifying<text:tab/>23</text:span></text:a></text:p>
          <text:p text:style-name="P359"><text:a xlink:type="simple" xlink:href="#_pdpsecjnlff3" text:style-name="Index_20_Link" text:visited-style-name="Index_20_Link"><text:span text:style-name="T10">Visionary<text:tab/>24</text:span></text:a></text:p>
          <text:p text:style-name="P15"><text:a xlink:type="simple" xlink:href="#_3etsyig5pakk" text:style-name="Index_20_Link" text:visited-style-name="Index_20_Link"><text:span text:style-name="T10">Pick and Play<text:tab/>24</text:span></text:a></text:p>
          <text:p text:style-name="P359"><text:a xlink:type="simple" xlink:href="#_fuegw5j75nqt" text:style-name="Index_20_Link" text:visited-style-name="Index_20_Link"><text:span text:style-name="T10">Concept of Pick and Play<text:tab/>25</text:span></text:a></text:p>
          <text:p text:style-name="P359"><text:a xlink:type="simple" xlink:href="#_q3xmxrl8i992" text:style-name="Index_20_Link" text:visited-style-name="Index_20_Link"><text:span text:style-name="T10">Benefits of Pick and Play<text:tab/>26</text:span></text:a></text:p>
          <text:p text:style-name="P359"><text:a xlink:type="simple" xlink:href="#_6zcglor742f" text:style-name="Index_20_Link" text:visited-style-name="Index_20_Link"><text:span text:style-name="T10">Key Elements of the Pick and Play Approach<text:tab/>26</text:span></text:a></text:p>
          <text:p text:style-name="P15"><text:a xlink:type="simple" xlink:href="#_f6brptt7uspx" text:style-name="Index_20_Link" text:visited-style-name="Index_20_Link"><text:span text:style-name="T10">Human-Centric AI: Elevating the Enterprise Experience<text:tab/>27</text:span></text:a></text:p>
          <text:p text:style-name="P17"><text:a xlink:type="simple" xlink:href="#_mxvriie33zef" text:style-name="Index_20_Link" text:visited-style-name="Index_20_Link"><text:span text:style-name="T10">The Essence of Human-Centric AI<text:tab/>27</text:span></text:a></text:p>
          <text:p text:style-name="P17"><text:a xlink:type="simple" xlink:href="#_7d5lrdd0v9o8" text:style-name="Index_20_Link" text:visited-style-name="Index_20_Link"><text:span text:style-name="T10">Impact on Workforce and Operations<text:tab/>28</text:span></text:a></text:p>
          <text:p text:style-name="P17"><text:a xlink:type="simple" xlink:href="#_pjjlbyrygdaw" text:style-name="Index_20_Link" text:visited-style-name="Index_20_Link"><text:span text:style-name="T10">Collaboration and Communication<text:tab/>28</text:span></text:a></text:p>
          <text:p text:style-name="P17"><text:soft-page-break/><text:a xlink:type="simple" xlink:href="#_w9xhnmh6lrk1" text:style-name="Index_20_Link" text:visited-style-name="Index_20_Link"><text:span text:style-name="T23">Future-Oriented and Evolving<text:tab/>29</text:span></text:a></text:p>
          <text:p text:style-name="P15"><text:a xlink:type="simple" xlink:href="#_cmkoan6shyma" text:style-name="Index_20_Link" text:visited-style-name="Index_20_Link"><text:span text:style-name="T10">Micro-Transformation in Enterprise Environments<text:tab/>29</text:span></text:a></text:p>
          <text:p text:style-name="P359"><text:a xlink:type="simple" xlink:href="#_m8ta3dlfa0re" text:style-name="Index_20_Link" text:visited-style-name="Index_20_Link"><text:span text:style-name="T10">Technical Infrastructure Transformations<text:tab/>30</text:span></text:a></text:p>
          <text:p text:style-name="P17"><text:a xlink:type="simple" xlink:href="#_wxhb8wv8w4vv" text:style-name="Index_20_Link" text:visited-style-name="Index_20_Link"><text:span text:style-name="T10">Cultural Shifts<text:tab/>30</text:span></text:a></text:p>
          <text:p text:style-name="P17"><text:a xlink:type="simple" xlink:href="#_axw1ytc085fv" text:style-name="Index_20_Link" text:visited-style-name="Index_20_Link"><text:span text:style-name="T10">Measurability and Scalability<text:tab/>31</text:span></text:a></text:p>
          <text:p text:style-name="P17"><text:a xlink:type="simple" xlink:href="#_14qe5htax0tw" text:style-name="Index_20_Link" text:visited-style-name="Index_20_Link"><text:span text:style-name="T10">Implementation and Scaling<text:tab/>31</text:span></text:a></text:p>
          <text:p text:style-name="P17"><text:a xlink:type="simple" xlink:href="#_v5l24mr5vh2f" text:style-name="Index_20_Link" text:visited-style-name="Index_20_Link"><text:span text:style-name="T10">Integrating Technology and Culture<text:tab/>31</text:span></text:a></text:p>
          <text:p text:style-name="P17"><text:a xlink:type="simple" xlink:href="#_20mjcis9ernz" text:style-name="Index_20_Link" text:visited-style-name="Index_20_Link"><text:span text:style-name="T10">Benefits of Micro-Transformation<text:tab/>32</text:span></text:a></text:p>
          <text:p text:style-name="P17"><text:a xlink:type="simple" xlink:href="#_k7f1kz37mk0a" text:style-name="Index_20_Link" text:visited-style-name="Index_20_Link"><text:span text:style-name="T10">Challenges and Solutions<text:tab/>32</text:span></text:a></text:p>
          <text:p text:style-name="P15"><text:a xlink:type="simple" xlink:href="#_msjmfpr198mn" text:style-name="Index_20_Link" text:visited-style-name="Index_20_Link"><text:span text:style-name="T10">AI Readiness Assessment and Framework for Enterprise Integration<text:tab/>32</text:span></text:a></text:p>
          <text:p text:style-name="P17"><text:a xlink:type="simple" xlink:href="#_7a74tkdu4fi8" text:style-name="Index_20_Link" text:visited-style-name="Index_20_Link"><text:span text:style-name="T10">Assessment Goals<text:tab/>33</text:span></text:a></text:p>
          <text:p text:style-name="P359"><text:a xlink:type="simple" xlink:href="#_h38sw0kvkebn" text:style-name="Index_20_Link" text:visited-style-name="Index_20_Link"><text:span text:style-name="T10">Understanding Current Capabilities and Infrastructure<text:tab/>33</text:span></text:a></text:p>
          <text:p text:style-name="P359"><text:a xlink:type="simple" xlink:href="#_col7onfmefn4" text:style-name="Index_20_Link" text:visited-style-name="Index_20_Link"><text:span text:style-name="T10">Defining Objectives<text:tab/>33</text:span></text:a></text:p>
          <text:p text:style-name="P359"><text:a xlink:type="simple" xlink:href="#_9z0e6u5ohr5l" text:style-name="Index_20_Link" text:visited-style-name="Index_20_Link"><text:span text:style-name="T10">Methodology<text:tab/>34</text:span></text:a></text:p>
          <text:p text:style-name="P17"><text:a xlink:type="simple" xlink:href="#_r3w4q6xs3mss" text:style-name="Index_20_Link" text:visited-style-name="Index_20_Link"><text:span text:style-name="T10">Assessment Framework Development<text:tab/>34</text:span></text:a></text:p>
          <text:p text:style-name="P359"><text:a xlink:type="simple" xlink:href="#_kz0rwjt7nibq" text:style-name="Index_20_Link" text:visited-style-name="Index_20_Link"><text:span text:style-name="T10">Focus Areas:<text:tab/>34</text:span></text:a></text:p>
          <text:p text:style-name="P359"><text:a xlink:type="simple" xlink:href="#_r3w4q6xs3mss" text:style-name="Index_20_Link" text:visited-style-name="Index_20_Link"><text:span text:style-name="T10">Data Governance<text:tab/>34</text:span></text:a></text:p>
          <text:p text:style-name="P359"><text:a xlink:type="simple" xlink:href="#_r3w4q6xs3mss" text:style-name="Index_20_Link" text:visited-style-name="Index_20_Link"><text:span text:style-name="T10">Skills Assessment<text:tab/>35</text:span></text:a></text:p>
          <text:p text:style-name="P359"><text:a xlink:type="simple" xlink:href="#_r3w4q6xs3mss" text:style-name="Index_20_Link" text:visited-style-name="Index_20_Link"><text:span text:style-name="T10">Technology Assessment<text:tab/>35</text:span></text:a></text:p>
          <text:p text:style-name="P359"><text:a xlink:type="simple" xlink:href="#_itwv3h2uthip" text:style-name="Index_20_Link" text:visited-style-name="Index_20_Link"><text:span text:style-name="T10">Compliance and Ethics<text:tab/>35</text:span></text:a></text:p>
          <text:p text:style-name="P17"><text:a xlink:type="simple" xlink:href="#_dbnatpucls1z" text:style-name="Index_20_Link" text:visited-style-name="Index_20_Link"><text:span text:style-name="T10">Assessment Workshop<text:tab/>36</text:span></text:a></text:p>
          <text:p text:style-name="P359"><text:a xlink:type="simple" xlink:href="#_q9meld4vet0c" text:style-name="Index_20_Link" text:visited-style-name="Index_20_Link"><text:span text:style-name="T10">Unconference Method:<text:tab/>36</text:span></text:a></text:p>
          <text:p text:style-name="P359"><text:a xlink:type="simple" xlink:href="#_p5hqwdyxp77" text:style-name="Index_20_Link" text:visited-style-name="Index_20_Link"><text:span text:style-name="T10">Design Thinking Session:<text:tab/>36</text:span></text:a></text:p>
          <text:p text:style-name="P359"><text:a xlink:type="simple" xlink:href="#_xphgi4wugoil" text:style-name="Index_20_Link" text:visited-style-name="Index_20_Link"><text:span text:style-name="T10">Lean Startup Approach:<text:tab/>37</text:span></text:a></text:p>
          <text:p text:style-name="P359"><text:a xlink:type="simple" xlink:href="#_h7ctonk1nrut" text:style-name="Index_20_Link" text:visited-style-name="Index_20_Link"><text:span text:style-name="T10">Deliverables<text:tab/>37</text:span></text:a></text:p>
          <text:p text:style-name="P17"><text:a xlink:type="simple" xlink:href="#_14d2pr6cri26" text:style-name="Index_20_Link" text:visited-style-name="Index_20_Link"><text:span text:style-name="T23">Introductory Workshops Format &amp; Agenda<text:tab/>38</text:span></text:a></text:p>
          <text:p text:style-name="P359"><text:a xlink:type="simple" xlink:href="#_t29jwqmq5f28" text:style-name="Index_20_Link" text:visited-style-name="Index_20_Link"><text:span text:style-name="T23">Session 1: Introduction to AI Integration and Management in the AI Era<text:tab/>38</text:span></text:a></text:p>
          <text:p text:style-name="P359"><text:a xlink:type="simple" xlink:href="#_pi6j6giishp9" text:style-name="Index_20_Link" text:visited-style-name="Index_20_Link"><text:span text:style-name="T23">Session 2: AI Ethics, Governance, and Risk Management<text:tab/>38</text:span></text:a></text:p>
          <text:p text:style-name="P359"><text:a xlink:type="simple" xlink:href="#_c62ez3pl8hlf" text:style-name="Index_20_Link" text:visited-style-name="Index_20_Link"><text:span text:style-name="T23">Session 3: AI Readiness Assessment and Framework Development<text:tab/>39</text:span></text:a></text:p>
          <text:p text:style-name="P359"><text:a xlink:type="simple" xlink:href="#_xwmdk544dsnw" text:style-name="Index_20_Link" text:visited-style-name="Index_20_Link"><text:span text:style-name="T23">Session 4: Management Feedback Loops and Future Directions<text:tab/>39</text:span></text:a></text:p>
          <text:p text:style-name="P17"><text:soft-page-break/><text:a xlink:type="simple" xlink:href="#_ph8lnb43z7gd" text:style-name="Index_20_Link" text:visited-style-name="Index_20_Link"><text:span text:style-name="T23">Additional Notes:<text:tab/>40</text:span></text:a></text:p>
          <text:p text:style-name="P17"><text:a xlink:type="simple" xlink:href="#_c4n7lfjsjgah" text:style-name="Index_20_Link" text:visited-style-name="Index_20_Link"><text:span text:style-name="T10">Management in the AI Era<text:tab/>41</text:span></text:a></text:p>
          <text:p text:style-name="P359"><text:a xlink:type="simple" xlink:href="#_v561wixoajja" text:style-name="Index_20_Link" text:visited-style-name="Index_20_Link"><text:span text:style-name="T10">Leadership and Vision in AI Transformation:<text:tab/>41</text:span></text:a></text:p>
          <text:p text:style-name="P359"><text:a xlink:type="simple" xlink:href="#_3f8chvxgy0u4" text:style-name="Index_20_Link" text:visited-style-name="Index_20_Link"><text:span text:style-name="T10">Organizational Change Management:<text:tab/>41</text:span></text:a></text:p>
          <text:p text:style-name="P359"><text:a xlink:type="simple" xlink:href="#_vv8trzmzq3nd" text:style-name="Index_20_Link" text:visited-style-name="Index_20_Link"><text:span text:style-name="T10">AI Ethics and Responsibility:<text:tab/>42</text:span></text:a></text:p>
          <text:p text:style-name="P359"><text:a xlink:type="simple" xlink:href="#_z7897oow7iw4" text:style-name="Index_20_Link" text:visited-style-name="Index_20_Link"><text:span text:style-name="T10">Innovative Business Models with AI:<text:tab/>42</text:span></text:a></text:p>
          <text:p text:style-name="P359"><text:a xlink:type="simple" xlink:href="#_gl3zskq6pjc6" text:style-name="Index_20_Link" text:visited-style-name="Index_20_Link"><text:span text:style-name="T10">AI Ecosystem and Partnerships:<text:tab/>43</text:span></text:a></text:p>
          <text:p text:style-name="P359"><text:a xlink:type="simple" xlink:href="#_i9lh6jnempw3" text:style-name="Index_20_Link" text:visited-style-name="Index_20_Link"><text:span text:style-name="T10">AI Governance and Risk Management:<text:tab/>43</text:span></text:a></text:p>
          <text:p text:style-name="P359"><text:a xlink:type="simple" xlink:href="#_n0xymo3rgar" text:style-name="Index_20_Link" text:visited-style-name="Index_20_Link"><text:span text:style-name="T10">Evaluating and Measuring AI Impact:<text:tab/>43</text:span></text:a></text:p>
          <text:p text:style-name="P17"><text:a xlink:type="simple" xlink:href="#_r3w4q6xs3mss" text:style-name="Index_20_Link" text:visited-style-name="Index_20_Link"><text:span text:style-name="T10">Management Feedback Loops<text:tab/>44</text:span></text:a></text:p>
          <text:p text:style-name="P359"><text:a xlink:type="simple" xlink:href="#_qkcv6kgcg6qp" text:style-name="Index_20_Link" text:visited-style-name="Index_20_Link"><text:span text:style-name="T10">Regular Review and Adaptation<text:tab/>45</text:span></text:a></text:p>
          <text:p text:style-name="P359"><text:a xlink:type="simple" xlink:href="#_46s99xtgti20" text:style-name="Index_20_Link" text:visited-style-name="Index_20_Link"><text:span text:style-name="T10">Cross-Departmental Feedback<text:tab/>46</text:span></text:a></text:p>
          <text:p text:style-name="P17"><text:a xlink:type="simple" xlink:href="#_o7bwc446nr5b" text:style-name="Index_20_Link" text:visited-style-name="Index_20_Link"><text:span text:style-name="T10">Regulations, Legislation, and Governance<text:tab/>46</text:span></text:a></text:p>
          <text:p text:style-name="P359"><text:a xlink:type="simple" xlink:href="#_iof2x0h3ylix" text:style-name="Index_20_Link" text:visited-style-name="Index_20_Link"><text:span text:style-name="T10">Navigating Legal Frameworks<text:tab/>46</text:span></text:a></text:p>
          <text:p text:style-name="P359"><text:a xlink:type="simple" xlink:href="#_4bilo3km3u6z" text:style-name="Index_20_Link" text:visited-style-name="Index_20_Link"><text:span text:style-name="T10">Ethical AI Governance<text:tab/>47</text:span></text:a></text:p>
          <text:p text:style-name="P17"><text:a xlink:type="simple" xlink:href="#_fa3roh2lpkil" text:style-name="Index_20_Link" text:visited-style-name="Index_20_Link"><text:span text:style-name="T10">Executive Steering Committee<text:tab/>47</text:span></text:a></text:p>
          <text:p text:style-name="P17"><text:a xlink:type="simple" xlink:href="#_4z7nx1k6r7uv" text:style-name="Index_20_Link" text:visited-style-name="Index_20_Link"><text:span text:style-name="T10">Formation and Structure<text:tab/>48</text:span></text:a></text:p>
          <text:p text:style-name="P17"><text:a xlink:type="simple" xlink:href="#_468plhz1t0hv" text:style-name="Index_20_Link" text:visited-style-name="Index_20_Link"><text:span text:style-name="T10">Strategic Direction and Oversight<text:tab/>48</text:span></text:a></text:p>
          <text:p text:style-name="P17"><text:a xlink:type="simple" xlink:href="#_mlncjwe4uiun" text:style-name="Index_20_Link" text:visited-style-name="Index_20_Link"><text:span text:style-name="T10">Regular Meetings and Decision-Making<text:tab/>48</text:span></text:a></text:p>
          <text:p text:style-name="P17"><text:a xlink:type="simple" xlink:href="#_mhxryik4ekpx" text:style-name="Index_20_Link" text:visited-style-name="Index_20_Link"><text:span text:style-name="T10">Governance and Accountability<text:tab/>48</text:span></text:a></text:p>
          <text:p text:style-name="P17"><text:a xlink:type="simple" xlink:href="#_b5ji41aryqxw" text:style-name="Index_20_Link" text:visited-style-name="Index_20_Link"><text:span text:style-name="T10">Avoiding Bureaucracy<text:tab/>49</text:span></text:a></text:p>
          <text:p text:style-name="P359"><text:a xlink:type="simple" xlink:href="#_k2qygd7tydzj" text:style-name="Index_20_Link" text:visited-style-name="Index_20_Link"><text:span text:style-name="T10">Strategic Direction and Oversight<text:tab/>49</text:span></text:a></text:p>
          <text:p text:style-name="P17"><text:a xlink:type="simple" xlink:href="#_7twa2pjny23" text:style-name="Index_20_Link" text:visited-style-name="Index_20_Link"><text:span text:style-name="T10">AI Readiness Assessment &amp; Final Deliverables<text:tab/>49</text:span></text:a></text:p>
          <text:p text:style-name="P359"><text:a xlink:type="simple" xlink:href="#_djw61btlaumv" text:style-name="Index_20_Link" text:visited-style-name="Index_20_Link"><text:span text:style-name="T10">Overview of Deliverables<text:tab/>49</text:span></text:a></text:p>
          <text:p text:style-name="P15"><text:a xlink:type="simple" xlink:href="#_g18ljzrbon5i" text:style-name="Index_20_Link" text:visited-style-name="Index_20_Link"><text:span text:style-name="T10">RFP Guide for Effective AI Integration in Enterprises<text:tab/>50</text:span></text:a></text:p>
          <text:p text:style-name="P359"><text:a xlink:type="simple" xlink:href="#_eibaaxgem3m" text:style-name="Index_20_Link" text:visited-style-name="Index_20_Link"><text:span text:style-name="T10">Drafting the RFP Document:<text:tab/>50</text:span></text:a></text:p>
          <text:p text:style-name="P359"><text:a xlink:type="simple" xlink:href="#_xx71i5tw3hwk" text:style-name="Index_20_Link" text:visited-style-name="Index_20_Link"><text:span text:style-name="T10">Responding to Feedback:<text:tab/>51</text:span></text:a></text:p>
          <text:p text:style-name="P359"><text:a xlink:type="simple" xlink:href="#_rop94m2r9if1" text:style-name="Index_20_Link" text:visited-style-name="Index_20_Link"><text:span text:style-name="T10">Selection Criteria:<text:tab/>51</text:span></text:a></text:p>
          <text:p text:style-name="P359"><text:a xlink:type="simple" xlink:href="#_tvn4rnytid30" text:style-name="Index_20_Link" text:visited-style-name="Index_20_Link"><text:span text:style-name="T10">Cost Analysis:<text:tab/>51</text:span></text:a></text:p>
          <text:p text:style-name="P359"><text:a xlink:type="simple" xlink:href="#_ub21c1lebo80" text:style-name="Index_20_Link" text:visited-style-name="Index_20_Link"><text:span text:style-name="T10">Vendor Engagement and Communication:<text:tab/>51</text:span></text:a></text:p>
          <text:p text:style-name="P359"><text:soft-page-break/><text:a xlink:type="simple" xlink:href="#_ydty1c6ylsqw" text:style-name="Index_20_Link" text:visited-style-name="Index_20_Link"><text:span text:style-name="T10">Evaluating and Shortlisting Proposals:<text:tab/>52</text:span></text:a></text:p>
          <text:p text:style-name="P359"><text:a xlink:type="simple" xlink:href="#_kdb90ifqyjxe" text:style-name="Index_20_Link" text:visited-style-name="Index_20_Link"><text:span text:style-name="T10">Final Decision Making:<text:tab/>52</text:span></text:a></text:p>
          <text:p text:style-name="P359"><text:a xlink:type="simple" xlink:href="#_x17c89qwvf23" text:style-name="Index_20_Link" text:visited-style-name="Index_20_Link"><text:span text:style-name="T10">Post-Selection Process:<text:tab/>52</text:span></text:a></text:p>
          <text:p text:style-name="P359"><text:a xlink:type="simple" xlink:href="#_t6ttr3kfa7mg" text:style-name="Index_20_Link" text:visited-style-name="Index_20_Link"><text:span text:style-name="T10">Feedback Loops:<text:tab/>52</text:span></text:a></text:p>
          <text:p text:style-name="P15"><text:a xlink:type="simple" xlink:href="#_wf240ef0okor" text:style-name="Index_20_Link" text:visited-style-name="Index_20_Link"><text:span text:style-name="T10">Technology: The Foundation for AI-Driven Transformation<text:tab/>53</text:span></text:a></text:p>
          <text:p text:style-name="P15"><text:a xlink:type="simple" xlink:href="#_r6xz6xqp0c1a" text:style-name="Index_20_Link" text:visited-style-name="Index_20_Link"><text:span text:style-name="T10">Architecture Overview<text:tab/>54</text:span></text:a></text:p>
          <text:p text:style-name="P15"><text:a xlink:type="simple" xlink:href="#_9u77hdm0oynl" text:style-name="Index_20_Link" text:visited-style-name="Index_20_Link"><text:span text:style-name="T10">Core Architectural Elements: Enterprise AI Platform<text:tab/>55</text:span></text:a></text:p>
          <text:p text:style-name="P17"><text:a xlink:type="simple" xlink:href="#_e2g7n8cof89c" text:style-name="Index_20_Link" text:visited-style-name="Index_20_Link"><text:span text:style-name="T10">Introduction to Architecture Approach<text:tab/>55</text:span></text:a></text:p>
          <text:p text:style-name="P17"><text:a xlink:type="simple" xlink:href="#_fa8ekj1w14q" text:style-name="Index_20_Link" text:visited-style-name="Index_20_Link"><text:span text:style-name="T10">Adaptable Ai Data Fabric<text:tab/>55</text:span></text:a></text:p>
          <text:p text:style-name="P359"><text:a xlink:type="simple" xlink:href="#_61xuui3n3btp" text:style-name="Index_20_Link" text:visited-style-name="Index_20_Link"><text:span text:style-name="T10">Key Components and Benefits:<text:tab/>56</text:span></text:a></text:p>
          <text:p text:style-name="P17"><text:a xlink:type="simple" xlink:href="#_b2si5e7mh58g" text:style-name="Index_20_Link" text:visited-style-name="Index_20_Link"><text:span text:style-name="T10">Dynamic Data Handling<text:tab/>57</text:span></text:a></text:p>
          <text:p text:style-name="P17"><text:a xlink:type="simple" xlink:href="#_gqh5pirdm7a8" text:style-name="Index_20_Link" text:visited-style-name="Index_20_Link"><text:span text:style-name="T10">Advanced Search and Analysis Framework<text:tab/>57</text:span></text:a></text:p>
          <text:p text:style-name="P359"><text:a xlink:type="simple" xlink:href="#_houj9rrnmjvq" text:style-name="Index_20_Link" text:visited-style-name="Index_20_Link"><text:span text:style-name="T10">Retrieval Augmented Generation (RAG):<text:tab/>57</text:span></text:a></text:p>
          <text:p text:style-name="P359"><text:a xlink:type="simple" xlink:href="#_t4eui67kcdc7" text:style-name="Index_20_Link" text:visited-style-name="Index_20_Link"><text:span text:style-name="T10">Hybrid Search Mechanism:<text:tab/>57</text:span></text:a></text:p>
          <text:p text:style-name="P359"><text:a xlink:type="simple" xlink:href="#_5bwqyqkhj966" text:style-name="Index_20_Link" text:visited-style-name="Index_20_Link"><text:span text:style-name="T10">Semantic Understanding:<text:tab/>58</text:span></text:a></text:p>
          <text:p text:style-name="P17"><text:a xlink:type="simple" xlink:href="#_nffqjffx03xl" text:style-name="Index_20_Link" text:visited-style-name="Index_20_Link"><text:span text:style-name="T10">Scalable Resource Allocation<text:tab/>58</text:span></text:a></text:p>
          <text:p text:style-name="P17"><text:a xlink:type="simple" xlink:href="#_5p4slc1elyn4" text:style-name="Index_20_Link" text:visited-style-name="Index_20_Link"><text:span text:style-name="T10">Integration with Language and Sentiment Analysis Tools<text:tab/>58</text:span></text:a></text:p>
          <text:p text:style-name="P17"><text:a xlink:type="simple" xlink:href="#_ykilk4xme6ld" text:style-name="Index_20_Link" text:visited-style-name="Index_20_Link"><text:span text:style-name="T10">Governance and Compliance<text:tab/>58</text:span></text:a></text:p>
          <text:p text:style-name="P17"><text:a xlink:type="simple" xlink:href="#_eu60cz1lmwb" text:style-name="Index_20_Link" text:visited-style-name="Index_20_Link"><text:span text:style-name="T10">Customization and Modularity<text:tab/>59</text:span></text:a></text:p>
          <text:p text:style-name="P17"><text:a xlink:type="simple" xlink:href="#_12840m5oph8t" text:style-name="Index_20_Link" text:visited-style-name="Index_20_Link"><text:span text:style-name="T10">Real-Time Analytics and Decision Making<text:tab/>59</text:span></text:a></text:p>
          <text:p text:style-name="P17"><text:a xlink:type="simple" xlink:href="#_n7y4bdc4cy5i" text:style-name="Index_20_Link" text:visited-style-name="Index_20_Link"><text:span text:style-name="T10">Security and Privacy Protocols<text:tab/>59</text:span></text:a></text:p>
          <text:p text:style-name="P17"><text:a xlink:type="simple" xlink:href="#_3whh3rniwlll" text:style-name="Index_20_Link" text:visited-style-name="Index_20_Link"><text:span text:style-name="T10">Interoperability and External Systems Integration<text:tab/>59</text:span></text:a></text:p>
          <text:p text:style-name="P17"><text:a xlink:type="simple" xlink:href="#_4od19tx4ubmq" text:style-name="Index_20_Link" text:visited-style-name="Index_20_Link"><text:span text:style-name="T10">Disaster Recovery and Business Continuity<text:tab/>60</text:span></text:a></text:p>
          <text:p text:style-name="P17"><text:a xlink:type="simple" xlink:href="#_63o2qj1fcmcn" text:style-name="Index_20_Link" text:visited-style-name="Index_20_Link"><text:span text:style-name="T10">Feedback and Continuous Improvement Mechanisms<text:tab/>60</text:span></text:a></text:p>
          <text:p text:style-name="P17"><text:a xlink:type="simple" xlink:href="#_1z9j4ce3aabo" text:style-name="Index_20_Link" text:visited-style-name="Index_20_Link"><text:span text:style-name="T10">Cloud Strategy and Edge Computing<text:tab/>60</text:span></text:a></text:p>
          <text:p text:style-name="P17"><text:a xlink:type="simple" xlink:href="#_hjvj41sd6x13" text:style-name="Index_20_Link" text:visited-style-name="Index_20_Link"><text:span text:style-name="T10">Resource Optimization and Cost Management<text:tab/>60</text:span></text:a></text:p>
          <text:p text:style-name="P15"><text:a xlink:type="simple" xlink:href="#_cjlopg9t660v" text:style-name="Index_20_Link" text:visited-style-name="Index_20_Link"><text:span text:style-name="T10">Human/Ai Interaction<text:tab/>60</text:span></text:a></text:p>
          <text:p text:style-name="P359"><text:a xlink:type="simple" xlink:href="#_n58kdwq409i5" text:style-name="Index_20_Link" text:visited-style-name="Index_20_Link"><text:span text:style-name="T10">Introduction to HCI and Multi-Modal Interaction<text:tab/>61</text:span></text:a></text:p>
          <text:p text:style-name="P359"><text:a xlink:type="simple" xlink:href="#_c5am7oib437v" text:style-name="Index_20_Link" text:visited-style-name="Index_20_Link"><text:span text:style-name="T10">Voice Interaction<text:tab/>61</text:span></text:a></text:p>
          <text:p text:style-name="P359"><text:a xlink:type="simple" xlink:href="#_oj90vqnh51j4" text:style-name="Index_20_Link" text:visited-style-name="Index_20_Link"><text:span text:style-name="T10">Image and Video Processing<text:tab/>61</text:span></text:a></text:p>
          <text:p text:style-name="P359"><text:soft-page-break/><text:a xlink:type="simple" xlink:href="#_wgihgqtkc174" text:style-name="Index_20_Link" text:visited-style-name="Index_20_Link"><text:span text:style-name="T10">Multi-Modal Input and Output<text:tab/>62</text:span></text:a></text:p>
          <text:p text:style-name="P359"><text:a xlink:type="simple" xlink:href="#_qydsx7ped3qu" text:style-name="Index_20_Link" text:visited-style-name="Index_20_Link"><text:span text:style-name="T10">User-Centric Design<text:tab/>62</text:span></text:a></text:p>
          <text:p text:style-name="P359"><text:a xlink:type="simple" xlink:href="#_ps5fm612erxh" text:style-name="Index_20_Link" text:visited-style-name="Index_20_Link"><text:span text:style-name="T10">Adaptive and Intelligent Interaction<text:tab/>62</text:span></text:a></text:p>
          <text:p text:style-name="P359"><text:a xlink:type="simple" xlink:href="#_i4kpnxom2bb9" text:style-name="Index_20_Link" text:visited-style-name="Index_20_Link"><text:span text:style-name="T10">Integration with Core AI Systems<text:tab/>62</text:span></text:a></text:p>
          <text:p text:style-name="P359"><text:a xlink:type="simple" xlink:href="#_91if88rn85p9" text:style-name="Index_20_Link" text:visited-style-name="Index_20_Link"><text:span text:style-name="T10">Ethical Considerations and Privacy<text:tab/>63</text:span></text:a></text:p>
          <text:p text:style-name="P17"><text:a xlink:type="simple" xlink:href="#_wyvwv687jxdt" text:style-name="Index_20_Link" text:visited-style-name="Index_20_Link"><text:span text:style-name="T10">Large Language &amp; Ai Models<text:tab/>63</text:span></text:a></text:p>
          <text:p text:style-name="P17"><text:a xlink:type="simple" xlink:href="#_7nm6hbesct5c" text:style-name="Index_20_Link" text:visited-style-name="Index_20_Link"><text:span text:style-name="T10">Considerations for Training Large Language Models<text:tab/>65</text:span></text:a></text:p>
          <text:p text:style-name="P359"><text:a xlink:type="simple" xlink:href="#_l97gf99g9fk7" text:style-name="Index_20_Link" text:visited-style-name="Index_20_Link"><text:span text:style-name="T10">In-Depth Strategies for Fine-Tuning<text:tab/>65</text:span></text:a></text:p>
          <text:p text:style-name="P359"><text:a xlink:type="simple" xlink:href="#_ll6us6j9u6et" text:style-name="Index_20_Link" text:visited-style-name="Index_20_Link"><text:span text:style-name="T10">Combining Models for Enhanced Performance<text:tab/>66</text:span></text:a></text:p>
          <text:p text:style-name="P359"><text:a xlink:type="simple" xlink:href="#_s8xarpajd934" text:style-name="Index_20_Link" text:visited-style-name="Index_20_Link"><text:span text:style-name="T10">Optimization Techniques for Large Language Models<text:tab/>66</text:span></text:a></text:p>
          <text:p text:style-name="P17"><text:a xlink:type="simple" xlink:href="#_saq6eexhyhhw" text:style-name="Index_20_Link" text:visited-style-name="Index_20_Link"><text:span text:style-name="T10">Example Applications for Training and Optimizing Large Language Models<text:tab/>67</text:span></text:a></text:p>
          <text:p text:style-name="P359"><text:a xlink:type="simple" xlink:href="#_vk2glr7p5pz9" text:style-name="Index_20_Link" text:visited-style-name="Index_20_Link"><text:span text:style-name="T10">Custom Data and Novel Applications<text:tab/>67</text:span></text:a></text:p>
          <text:p text:style-name="P359"><text:a xlink:type="simple" xlink:href="#_szc9grud4ek8" text:style-name="Index_20_Link" text:visited-style-name="Index_20_Link"><text:span text:style-name="T10">Resource and Time Investment<text:tab/>67</text:span></text:a></text:p>
          <text:p text:style-name="P359"><text:a xlink:type="simple" xlink:href="#_srdctwhp9pi7" text:style-name="Index_20_Link" text:visited-style-name="Index_20_Link"><text:span text:style-name="T10">Strategies for Fine-Tuning<text:tab/>67</text:span></text:a></text:p>
          <text:p text:style-name="P359"><text:a xlink:type="simple" xlink:href="#_2mmy1i92dffs" text:style-name="Index_20_Link" text:visited-style-name="Index_20_Link"><text:span text:style-name="T10">Balancing Cost and Customization<text:tab/>67</text:span></text:a></text:p>
          <text:p text:style-name="P359"><text:a xlink:type="simple" xlink:href="#_hgoekz29c4s6" text:style-name="Index_20_Link" text:visited-style-name="Index_20_Link"><text:span text:style-name="T10">Combining Models for Enhanced Performance<text:tab/>67</text:span></text:a></text:p>
          <text:p text:style-name="P359"><text:a xlink:type="simple" xlink:href="#_vxbmbktmoazt" text:style-name="Index_20_Link" text:visited-style-name="Index_20_Link"><text:span text:style-name="T10">Cross-Model Synergy<text:tab/>68</text:span></text:a></text:p>
          <text:p text:style-name="P359"><text:a xlink:type="simple" xlink:href="#_garekkclg6zd" text:style-name="Index_20_Link" text:visited-style-name="Index_20_Link"><text:span text:style-name="T10">Optimization Techniques for Large Language Models<text:tab/>68</text:span></text:a></text:p>
          <text:p text:style-name="P359"><text:a xlink:type="simple" xlink:href="#_f8jw4wb6j967" text:style-name="Index_20_Link" text:visited-style-name="Index_20_Link"><text:span text:style-name="T10">Data Handling and Processing<text:tab/>68</text:span></text:a></text:p>
          <text:p text:style-name="P15"><text:a xlink:type="simple" xlink:href="#_5afpo57o7os5" text:style-name="Index_20_Link" text:visited-style-name="Index_20_Link"><text:span text:style-name="T10">Prompt Engineering and LLM Integration<text:tab/>68</text:span></text:a></text:p>
          <text:p text:style-name="P17"><text:a xlink:type="simple" xlink:href="#_z5im6r3m3hhu" text:style-name="Index_20_Link" text:visited-style-name="Index_20_Link"><text:span text:style-name="T10">Introduction to Prompt Engineering &amp; GPTs in Enterprise AI<text:tab/>69</text:span></text:a></text:p>
          <text:p text:style-name="P359"><text:a xlink:type="simple" xlink:href="#_hy42d8dpni4" text:style-name="Index_20_Link" text:visited-style-name="Index_20_Link"><text:span text:style-name="T10">Core Elements of Prompt Engineering:<text:tab/>69</text:span></text:a></text:p>
          <text:p text:style-name="P17"><text:a xlink:type="simple" xlink:href="#_gbxvrzdml4ke" text:style-name="Index_20_Link" text:visited-style-name="Index_20_Link"><text:span text:style-name="T23">Prompt Engineering in AI Models<text:tab/>70</text:span></text:a></text:p>
          <text:p text:style-name="P17"><text:a xlink:type="simple" xlink:href="#_q1s02l4jvtb" text:style-name="Index_20_Link" text:visited-style-name="Index_20_Link"><text:span text:style-name="T23">Overview of Learning Types<text:tab/>71</text:span></text:a></text:p>
          <text:p text:style-name="P359"><text:a xlink:type="simple" xlink:href="#_v23x8fx3qqf6" text:style-name="Index_20_Link" text:visited-style-name="Index_20_Link"><text:span text:style-name="T23">Zero-shot Learning:<text:tab/>71</text:span></text:a></text:p>
          <text:p text:style-name="P359"><text:a xlink:type="simple" xlink:href="#_op4sp9jm6cjp" text:style-name="Index_20_Link" text:visited-style-name="Index_20_Link"><text:span text:style-name="T23">One-shot Learning:<text:tab/>72</text:span></text:a></text:p>
          <text:p text:style-name="P359"><text:a xlink:type="simple" xlink:href="#_hknpbc5eoeo7" text:style-name="Index_20_Link" text:visited-style-name="Index_20_Link"><text:span text:style-name="T23">Few-shot Learning:<text:tab/>72</text:span></text:a></text:p>
          <text:p text:style-name="P17"><text:a xlink:type="simple" xlink:href="#_yx2u4zxdxnb6" text:style-name="Index_20_Link" text:visited-style-name="Index_20_Link"><text:span text:style-name="T23">Crafting Effective Prompts and Transfer Learning<text:tab/>72</text:span></text:a></text:p>
          <text:p text:style-name="P359"><text:a xlink:type="simple" xlink:href="#_vf9uhq94f3uh" text:style-name="Index_20_Link" text:visited-style-name="Index_20_Link"><text:span text:style-name="T23">Task Understanding and Prompt Formulation<text:tab/>72</text:span></text:a></text:p>
          <text:p text:style-name="P359"><text:a xlink:type="simple" xlink:href="#_nzvpvpb4ctzs" text:style-name="Index_20_Link" text:visited-style-name="Index_20_Link"><text:span text:style-name="T23">Strategies for Effective Prompting<text:tab/>73</text:span></text:a></text:p>
          <text:p text:style-name="P359"><text:soft-page-break/><text:a xlink:type="simple" xlink:href="#_its0c4czt9bj" text:style-name="Index_20_Link" text:visited-style-name="Index_20_Link"><text:span text:style-name="T23">Transfer Learning in GPT Models<text:tab/>74</text:span></text:a></text:p>
          <text:p text:style-name="P17"><text:a xlink:type="simple" xlink:href="#_xx7vmi5ldgdo" text:style-name="Index_20_Link" text:visited-style-name="Index_20_Link"><text:span text:style-name="T23">Including External Data in AI Training<text:tab/>74</text:span></text:a></text:p>
          <text:p text:style-name="P17"><text:a xlink:type="simple" xlink:href="#_25fvj3o8rat9" text:style-name="Index_20_Link" text:visited-style-name="Index_20_Link"><text:span text:style-name="T23">Methods of Incorporation<text:tab/>75</text:span></text:a></text:p>
          <text:p text:style-name="P359"><text:a xlink:type="simple" xlink:href="#_xron24u5e7z8" text:style-name="Index_20_Link" text:visited-style-name="Index_20_Link"><text:span text:style-name="T23">Fine-Tuning with a Task-Specific Dataset:<text:tab/>75</text:span></text:a></text:p>
          <text:p text:style-name="P359"><text:a xlink:type="simple" xlink:href="#_wh1x9zw9c0tt" text:style-name="Index_20_Link" text:visited-style-name="Index_20_Link"><text:span text:style-name="T23">Using Examples from External Data in Learning Prompts:<text:tab/>75</text:span></text:a></text:p>
          <text:p text:style-name="P359"><text:a xlink:type="simple" xlink:href="#_46lyp5cjfujv" text:style-name="Index_20_Link" text:visited-style-name="Index_20_Link"><text:span text:style-name="T23">Process and Benefits<text:tab/>76</text:span></text:a></text:p>
          <text:p text:style-name="P17"><text:a xlink:type="simple" xlink:href="#_posfd3w1yev6" text:style-name="Index_20_Link" text:visited-style-name="Index_20_Link"><text:span text:style-name="T23">Advanced Techniques in Prompt Engineering<text:tab/>76</text:span></text:a></text:p>
          <text:p text:style-name="P359"><text:a xlink:type="simple" xlink:href="#_u1i02imc8df9" text:style-name="Index_20_Link" text:visited-style-name="Index_20_Link"><text:span text:style-name="T23">Fine Tuning<text:tab/>76</text:span></text:a></text:p>
          <text:p text:style-name="P359"><text:a xlink:type="simple" xlink:href="#_ubu720v7id9s" text:style-name="Index_20_Link" text:visited-style-name="Index_20_Link"><text:span text:style-name="T23">Benefits and Limitations:<text:tab/>77</text:span></text:a></text:p>
          <text:p text:style-name="P17"><text:a xlink:type="simple" xlink:href="#_azig0b40c4rp" text:style-name="Index_20_Link" text:visited-style-name="Index_20_Link"><text:span text:style-name="T23">Embeddings<text:tab/>77</text:span></text:a></text:p>
          <text:p text:style-name="P17"><text:a xlink:type="simple" xlink:href="#_cdjzs74c8mwu" text:style-name="Index_20_Link" text:visited-style-name="Index_20_Link"><text:span text:style-name="T23">Practical Application and Example<text:tab/>78</text:span></text:a></text:p>
          <text:p text:style-name="P359"><text:a xlink:type="simple" xlink:href="#_ucgn7jg8xr23" text:style-name="Index_20_Link" text:visited-style-name="Index_20_Link"><text:span text:style-name="T23">Few-shot Learning Task Using JSON Format:<text:tab/>78</text:span></text:a></text:p>
          <text:p text:style-name="P17"><text:a xlink:type="simple" xlink:href="#_x9cidhrd4kj" text:style-name="Index_20_Link" text:visited-style-name="Index_20_Link"><text:span text:style-name="T10">Building a Prompt Library:<text:tab/>78</text:span></text:a></text:p>
          <text:p text:style-name="P17"><text:a xlink:type="simple" xlink:href="#_jl21q87m1x2u" text:style-name="Index_20_Link" text:visited-style-name="Index_20_Link"><text:span text:style-name="T10">Skill Management &amp; Discovery Platform<text:tab/>79</text:span></text:a></text:p>
          <text:p text:style-name="P359"><text:a xlink:type="simple" xlink:href="#_sgu4nzsiad70" text:style-name="Index_20_Link" text:visited-style-name="Index_20_Link"><text:span text:style-name="T10">Functionality and Benefits:<text:tab/>79</text:span></text:a></text:p>
          <text:p text:style-name="P17"><text:a xlink:type="simple" xlink:href="#_6z755q3f1w5b" text:style-name="Index_20_Link" text:visited-style-name="Index_20_Link"><text:span text:style-name="T10">Enhancement Package Framework<text:tab/>79</text:span></text:a></text:p>
          <text:p text:style-name="P359"><text:a xlink:type="simple" xlink:href="#_9utfdm287w5" text:style-name="Index_20_Link" text:visited-style-name="Index_20_Link"><text:span text:style-name="T10">Functionality and Benefits:<text:tab/>79</text:span></text:a></text:p>
          <text:p text:style-name="P17"><text:a xlink:type="simple" xlink:href="#_eltsf8nbe0gd" text:style-name="Index_20_Link" text:visited-style-name="Index_20_Link"><text:span text:style-name="T10">Customizing GPTs for Enterprise Projects:<text:tab/>80</text:span></text:a></text:p>
          <text:p text:style-name="P359"><text:a xlink:type="simple" xlink:href="#_rt12k95x59bf" text:style-name="Index_20_Link" text:visited-style-name="Index_20_Link"><text:span text:style-name="T10">Benefits and Applications:<text:tab/>80</text:span></text:a></text:p>
          <text:p text:style-name="P17"><text:a xlink:type="simple" xlink:href="#_g42c7x6zddpe" text:style-name="Index_20_Link" text:visited-style-name="Index_20_Link"><text:span text:style-name="T10">Mixture of Experts (MoE) Model vs Traditional LLMs<text:tab/>80</text:span></text:a></text:p>
          <text:p text:style-name="P359"><text:a xlink:type="simple" xlink:href="#_xpg58bulp8hr" text:style-name="Index_20_Link" text:visited-style-name="Index_20_Link"><text:span text:style-name="T10">Traditional Large Language Models (LLMs) like GPT:<text:tab/>81</text:span></text:a></text:p>
          <text:p text:style-name="P359"><text:a xlink:type="simple" xlink:href="#_q5534fn53yan" text:style-name="Index_20_Link" text:visited-style-name="Index_20_Link"><text:span text:style-name="T10">Mixture of Experts (MoE) Models:<text:tab/>81</text:span></text:a></text:p>
          <text:p text:style-name="P359"><text:a xlink:type="simple" xlink:href="#_tkiie7pog16p" text:style-name="Index_20_Link" text:visited-style-name="Index_20_Link"><text:span text:style-name="T10">Selecting Appropriate Models:<text:tab/>82</text:span></text:a></text:p>
          <text:p text:style-name="P359"><text:a xlink:type="simple" xlink:href="#_og0o9eixqsnb" text:style-name="Index_20_Link" text:visited-style-name="Index_20_Link"><text:span text:style-name="T10">Customization for Diverse Enterprise Needs:<text:tab/>82</text:span></text:a></text:p>
          <text:p text:style-name="P17"><text:a xlink:type="simple" xlink:href="#_p8pg7dhhfdwx" text:style-name="Index_20_Link" text:visited-style-name="Index_20_Link"><text:span text:style-name="T10">Feedback Loop in AI Integrations<text:tab/>82</text:span></text:a></text:p>
          <text:p text:style-name="P359"><text:a xlink:type="simple" xlink:href="#_n4p2w2qqddzy" text:style-name="Index_20_Link" text:visited-style-name="Index_20_Link"><text:span text:style-name="T10">Regular Model Performance Evaluation:<text:tab/>83</text:span></text:a></text:p>
          <text:p text:style-name="P359"><text:a xlink:type="simple" xlink:href="#_gevxvafqemjj" text:style-name="Index_20_Link" text:visited-style-name="Index_20_Link"><text:span text:style-name="T10">User Feedback Incorporation:<text:tab/>83</text:span></text:a></text:p>
          <text:p text:style-name="P359"><text:a xlink:type="simple" xlink:href="#_5q5ywaofrt65" text:style-name="Index_20_Link" text:visited-style-name="Index_20_Link"><text:span text:style-name="T10">Iterative Improvement and Adaptation:<text:tab/>84</text:span></text:a></text:p>
          <text:p text:style-name="P359"><text:a xlink:type="simple" xlink:href="#_jp6mu2mkncjs" text:style-name="Index_20_Link" text:visited-style-name="Index_20_Link"><text:span text:style-name="T10">Adaptive Learning<text:tab/>84</text:span></text:a></text:p>
          <text:p text:style-name="P359"><text:a xlink:type="simple" xlink:href="#_588hr0smq0n2" text:style-name="Index_20_Link" text:visited-style-name="Index_20_Link"><text:span text:style-name="T10">Iterative Improvement:<text:tab/>84</text:span></text:a></text:p>
          <text:p text:style-name="P359"><text:soft-page-break/><text:a xlink:type="simple" xlink:href="#_fcli550bmdv" text:style-name="Index_20_Link" text:visited-style-name="Index_20_Link"><text:span text:style-name="T10">Incorporating Advanced Techniques:<text:tab/>85</text:span></text:a></text:p>
          <text:p text:style-name="P15"><text:a xlink:type="simple" xlink:href="#_uh85runlx5w0" text:style-name="Index_20_Link" text:visited-style-name="Index_20_Link"><text:span text:style-name="T10">Data Fabrics<text:tab/>87</text:span></text:a></text:p>
          <text:p text:style-name="P359"><text:a xlink:type="simple" xlink:href="#_2exffwbmp2mh" text:style-name="Index_20_Link" text:visited-style-name="Index_20_Link"><text:span text:style-name="T10">Introduction to Data Fabric Construction<text:tab/>87</text:span></text:a></text:p>
          <text:p text:style-name="P359"><text:a xlink:type="simple" xlink:href="#_ffzg2plw1gp1" text:style-name="Index_20_Link" text:visited-style-name="Index_20_Link"><text:span text:style-name="T10">Development of Unified Data Fabric<text:tab/>87</text:span></text:a></text:p>
          <text:p text:style-name="P359"><text:a xlink:type="simple" xlink:href="#_4g3fdq4nx8j7" text:style-name="Index_20_Link" text:visited-style-name="Index_20_Link"><text:span text:style-name="T10">Integration Strategies<text:tab/>87</text:span></text:a></text:p>
          <text:p text:style-name="P359"><text:a xlink:type="simple" xlink:href="#_bpzxsbdx6bvm" text:style-name="Index_20_Link" text:visited-style-name="Index_20_Link"><text:span text:style-name="T10">Seamless System Interaction<text:tab/>88</text:span></text:a></text:p>
          <text:p text:style-name="P359"><text:a xlink:type="simple" xlink:href="#_tf5tvq8rrivs" text:style-name="Index_20_Link" text:visited-style-name="Index_20_Link"><text:span text:style-name="T10">API and Administrative Interface Development<text:tab/>88</text:span></text:a></text:p>
          <text:p text:style-name="P359"><text:a xlink:type="simple" xlink:href="#_4zjuu21krtlm" text:style-name="Index_20_Link" text:visited-style-name="Index_20_Link"><text:span text:style-name="T10">Testing and Deployment<text:tab/>88</text:span></text:a></text:p>
          <text:p text:style-name="P359"><text:a xlink:type="simple" xlink:href="#_qh8yoporzlj7" text:style-name="Index_20_Link" text:visited-style-name="Index_20_Link"><text:span text:style-name="T10">Feedback Loop Implementation<text:tab/>89</text:span></text:a></text:p>
          <text:p text:style-name="P359"><text:a xlink:type="simple" xlink:href="#_dm5isf3h1of3" text:style-name="Index_20_Link" text:visited-style-name="Index_20_Link"><text:span text:style-name="T10">Maintenance and Continuous Improvement<text:tab/>89</text:span></text:a></text:p>
          <text:p text:style-name="P15"><text:a xlink:type="simple" xlink:href="#_6m7wj031zx9e" text:style-name="Index_20_Link" text:visited-style-name="Index_20_Link"><text:span text:style-name="T10">PARIS: Perpetual Adaptive Regenerative Intelligence Systems<text:tab/>90</text:span></text:a></text:p>
          <text:p text:style-name="P17"><text:a xlink:type="simple" xlink:href="#_8vifpjz8jmkv" text:style-name="Index_20_Link" text:visited-style-name="Index_20_Link"><text:span text:style-name="T10">A Perpetual Feedback Loop Framework for AI and Language Models<text:tab/>90</text:span></text:a></text:p>
          <text:p text:style-name="P17"><text:a xlink:type="simple" xlink:href="#_85wh7982bunh" text:style-name="Index_20_Link" text:visited-style-name="Index_20_Link"><text:span text:style-name="T10">Do Robots Dream?<text:tab/>91</text:span></text:a></text:p>
          <text:p text:style-name="P359"><text:a xlink:type="simple" xlink:href="#_ekwn00shmdfr" text:style-name="Index_20_Link" text:visited-style-name="Index_20_Link"><text:span text:style-name="T10">Layers<text:tab/>92</text:span></text:a></text:p>
          <text:p text:style-name="P17"><text:a xlink:type="simple" xlink:href="#_kvf9c2bzhwef" text:style-name="Index_20_Link" text:visited-style-name="Index_20_Link"><text:span text:style-name="T10">The Ai Stack<text:tab/>92</text:span></text:a></text:p>
          <text:p text:style-name="P359"><text:a xlink:type="simple" xlink:href="#_lp319hxgt3nq" text:style-name="Index_20_Link" text:visited-style-name="Index_20_Link"><text:span text:style-name="T10">Practical Applications<text:tab/>93</text:span></text:a></text:p>
          <text:p text:style-name="P15"><text:a xlink:type="simple" xlink:href="#_w8le435iit4b" text:style-name="Index_20_Link" text:visited-style-name="Index_20_Link"><text:span text:style-name="T10">Technical Specification<text:tab/>94</text:span></text:a></text:p>
          <text:p text:style-name="P17"><text:a xlink:type="simple" xlink:href="#_9nof4sza1lfl" text:style-name="Index_20_Link" text:visited-style-name="Index_20_Link"><text:span text:style-name="T10">Legal Contract Analysis Example<text:tab/>96</text:span></text:a></text:p>
          <text:p text:style-name="P15"><text:a xlink:type="simple" xlink:href="#_czaxf7tpi1p9" text:style-name="Index_20_Link" text:visited-style-name="Index_20_Link"><text:span text:style-name="T10">GuardRail OSS - Open Source Ai Guidance &amp; Analysis API<text:tab/>97</text:span></text:a></text:p>
          <text:p text:style-name="P359"><text:a xlink:type="simple" xlink:href="#_tjcwsffdrnn6" text:style-name="Index_20_Link" text:visited-style-name="Index_20_Link"><text:span text:style-name="T10">The GuardRail system combined with AiEQ advances responsible AI with robust data analysis and emotional intelligence, equipping AI with a moral compass.<text:tab/>97</text:span></text:a></text:p>
          <text:p text:style-name="P17"><text:a xlink:type="simple" xlink:href="#_bj9k0p7b159i" text:style-name="Index_20_Link" text:visited-style-name="Index_20_Link"><text:span text:style-name="T10">Test API For Free (more than 50 advanced traits &amp; Guardrails)<text:tab/>98</text:span></text:a></text:p>
          <text:p text:style-name="P17"><text:a xlink:type="simple" xlink:href="#_topuuh7n2zh7" text:style-name="Index_20_Link" text:visited-style-name="Index_20_Link"><text:span text:style-name="T10">OpenAI ChatGPT GPT<text:tab/>98</text:span></text:a></text:p>
          <text:p text:style-name="P17"><text:a xlink:type="simple" xlink:href="#_guqhr7ofgi7i" text:style-name="Index_20_Link" text:visited-style-name="Index_20_Link"><text:span text:style-name="T10">AiEQ<text:tab/>98</text:span></text:a></text:p>
          <text:p text:style-name="P359"><text:a xlink:type="simple" xlink:href="#_68wzciuyevfh" text:style-name="Index_20_Link" text:visited-style-name="Index_20_Link"><text:span text:style-name="T10">AiEQ infuses AI with emotional, psychological, and ethical intelligence kind of internal voice, essential for understanding and empathizing with human users.<text:tab/>98</text:span></text:a></text:p>
          <text:p text:style-name="P17"><text:a xlink:type="simple" xlink:href="#_8ecopvnsu7wd" text:style-name="Index_20_Link" text:visited-style-name="Index_20_Link"><text:span text:style-name="T10">GuardRails<text:tab/>99</text:span></text:a></text:p>
          <text:p text:style-name="P17"><text:a xlink:type="simple" xlink:href="#_gxth4rdirds9" text:style-name="Index_20_Link" text:visited-style-name="Index_20_Link"><text:span text:style-name="T10">AI Guardrails<text:tab/>99</text:span></text:a></text:p>
          <text:p text:style-name="P359"><text:a xlink:type="simple" xlink:href="#_oqorenkq2a2i" text:style-name="Index_20_Link" text:visited-style-name="Index_20_Link"><text:span text:style-name="T10">Key Features and Capabilities<text:tab/>100</text:span></text:a></text:p>
          <text:p text:style-name="P359"><text:a xlink:type="simple" xlink:href="#_w61qa5mpungh" text:style-name="Index_20_Link" text:visited-style-name="Index_20_Link"><text:span text:style-name="T10">Capabilities Overview<text:tab/>101</text:span></text:a></text:p>
          <text:p text:style-name="P359"><text:a xlink:type="simple" xlink:href="#_19sb53p1lyj" text:style-name="Index_20_Link" text:visited-style-name="Index_20_Link"><text:span text:style-name="T10">Text Analysis<text:tab/>101</text:span></text:a></text:p>
          <text:p text:style-name="P359"><text:a xlink:type="simple" xlink:href="#_4h18ddc1pgb7" text:style-name="Index_20_Link" text:visited-style-name="Index_20_Link"><text:span text:style-name="T10">Language &amp; Cultural Analysis<text:tab/>102</text:span></text:a></text:p>
          <text:p text:style-name="P359"><text:soft-page-break/><text:a xlink:type="simple" xlink:href="#_rx3afitbo9yt" text:style-name="Index_20_Link" text:visited-style-name="Index_20_Link"><text:span text:style-name="T10">Political &amp; Legal Analysis<text:tab/>102</text:span></text:a></text:p>
          <text:p text:style-name="P359"><text:a xlink:type="simple" xlink:href="#_hakwxdq0r9f" text:style-name="Index_20_Link" text:visited-style-name="Index_20_Link"><text:span text:style-name="T10">Psychological &amp; Behavioral Analysis<text:tab/>102</text:span></text:a></text:p>
          <text:p text:style-name="P359"><text:a xlink:type="simple" xlink:href="#_y569tebbvaz" text:style-name="Index_20_Link" text:visited-style-name="Index_20_Link"><text:span text:style-name="T10">Relationship &amp; Conflict Analysis<text:tab/>103</text:span></text:a></text:p>
          <text:p text:style-name="P359"><text:a xlink:type="simple" xlink:href="#_risxawumdaby" text:style-name="Index_20_Link" text:visited-style-name="Index_20_Link"><text:span text:style-name="T10">Market &amp; Brand Analysis<text:tab/>103</text:span></text:a></text:p>
          <text:p text:style-name="P359"><text:a xlink:type="simple" xlink:href="#_ci7p9soyyisf" text:style-name="Index_20_Link" text:visited-style-name="Index_20_Link"><text:span text:style-name="T10">Educational &amp; Learning Analysis<text:tab/>103</text:span></text:a></text:p>
          <text:p text:style-name="P359"><text:a xlink:type="simple" xlink:href="#_egjfyapvds2p" text:style-name="Index_20_Link" text:visited-style-name="Index_20_Link"><text:span text:style-name="T10">Social Media &amp; Communication Analysis<text:tab/>103</text:span></text:a></text:p>
          <text:p text:style-name="P359"><text:a xlink:type="simple" xlink:href="#_5xxedg9na4xi" text:style-name="Index_20_Link" text:visited-style-name="Index_20_Link"><text:span text:style-name="T10">Health &amp; Wellness Analysis<text:tab/>103</text:span></text:a></text:p>
          <text:p text:style-name="P359"><text:a xlink:type="simple" xlink:href="#_jsujj5gsmtyi" text:style-name="Index_20_Link" text:visited-style-name="Index_20_Link"><text:span text:style-name="T10">Literary &amp; Historical Analysis<text:tab/>104</text:span></text:a></text:p>
          <text:p text:style-name="P359"><text:a xlink:type="simple" xlink:href="#_6fxj1yhcuojy" text:style-name="Index_20_Link" text:visited-style-name="Index_20_Link"><text:span text:style-name="T10">User Experience &amp; Feedback<text:tab/>104</text:span></text:a></text:p>
          <text:p text:style-name="P359"><text:a xlink:type="simple" xlink:href="#_syd9qq2odcn8" text:style-name="Index_20_Link" text:visited-style-name="Index_20_Link"><text:span text:style-name="T10">Mindfulness &amp; Therapy Analysis<text:tab/>104</text:span></text:a></text:p>
          <text:p text:style-name="P359"><text:a xlink:type="simple" xlink:href="#_q1ug11p9jezb" text:style-name="Index_20_Link" text:visited-style-name="Index_20_Link"><text:span text:style-name="T10">Advanced Analytical Functions<text:tab/>104</text:span></text:a></text:p>
          <text:p text:style-name="P17"><text:a xlink:type="simple" xlink:href="#_ezesllrdma5q" text:style-name="Index_20_Link" text:visited-style-name="Index_20_Link"><text:span text:style-name="T10">Detailed Overview of the Conditional System<text:tab/>104</text:span></text:a></text:p>
          <text:p text:style-name="P359"><text:a xlink:type="simple" xlink:href="#_cn2husj0ejhs" text:style-name="Index_20_Link" text:visited-style-name="Index_20_Link"><text:span text:style-name="T10">Simple and Advanced Conditions<text:tab/>105</text:span></text:a></text:p>
          <text:p text:style-name="P359"><text:a xlink:type="simple" xlink:href="#_mbvd0u3ojz5b" text:style-name="Index_20_Link" text:visited-style-name="Index_20_Link"><text:span text:style-name="T10">Sample JSON Formatted Conditions<text:tab/>105</text:span></text:a></text:p>
          <text:p text:style-name="P359"><text:a xlink:type="simple" xlink:href="#_kjiam05gfiao" text:style-name="Index_20_Link" text:visited-style-name="Index_20_Link"><text:span text:style-name="T10">Request Format<text:tab/>105</text:span></text:a></text:p>
          <text:p text:style-name="P359"><text:a xlink:type="simple" xlink:href="#_jbl4q67gmdf1" text:style-name="Index_20_Link" text:visited-style-name="Index_20_Link"><text:span text:style-name="T10">Understanding the Sample Response<text:tab/>109</text:span></text:a></text:p>
          <text:p text:style-name="P17"><text:a xlink:type="simple" xlink:href="#_sz9inexuylbs" text:style-name="Index_20_Link" text:visited-style-name="Index_20_Link"><text:span text:style-name="T10">Installation<text:tab/>110</text:span></text:a></text:p>
          <text:p text:style-name="P359"><text:a xlink:type="simple" xlink:href="#_64oaouvl8728" text:style-name="Index_20_Link" text:visited-style-name="Index_20_Link"><text:span text:style-name="T10">Requirements<text:tab/>110</text:span></text:a></text:p>
          <text:p text:style-name="P17"><text:a xlink:type="simple" xlink:href="#_cva9zuaqduja" text:style-name="Index_20_Link" text:visited-style-name="Index_20_Link"><text:span text:style-name="T10">How to Install<text:tab/>110</text:span></text:a></text:p>
          <text:p text:style-name="P17"><text:a xlink:type="simple" xlink:href="#_1vtsjoiu2kzk" text:style-name="Index_20_Link" text:visited-style-name="Index_20_Link"><text:span text:style-name="T10">How to Use<text:tab/>110</text:span></text:a></text:p>
          <text:p text:style-name="P17"><text:a xlink:type="simple" xlink:href="#_6888up4y5y1x" text:style-name="Index_20_Link" text:visited-style-name="Index_20_Link"><text:span text:style-name="T10">Code Structure<text:tab/>110</text:span></text:a></text:p>
          <text:p text:style-name="P17"><text:a xlink:type="simple" xlink:href="#_vfp2g1da07i3" text:style-name="Index_20_Link" text:visited-style-name="Index_20_Link"><text:span text:style-name="T10">Contributing<text:tab/>111</text:span></text:a></text:p>
          <text:p text:style-name="P15"><text:a xlink:type="simple" xlink:href="#_obevznhtmvvt" text:style-name="Index_20_Link" text:visited-style-name="Index_20_Link"><text:span text:style-name="T10">Prompt Engine<text:tab/>111</text:span></text:a></text:p>
          <text:p text:style-name="P359"><text:a xlink:type="simple" xlink:href="#_i8krf7md25ql" text:style-name="Index_20_Link" text:visited-style-name="Index_20_Link"><text:span text:style-name="T10">Copy and Paste the Prompt<text:tab/>111</text:span></text:a></text:p>
          <text:p text:style-name="P17"><text:a xlink:type="simple" xlink:href="#_rfjsjn4l0ei6" text:style-name="Index_20_Link" text:visited-style-name="Index_20_Link"><text:span text:style-name="T10">What is the Prompt Engine System?<text:tab/>111</text:span></text:a></text:p>
          <text:p text:style-name="P17"><text:a xlink:type="simple" xlink:href="#_5cjil0inu6q0" text:style-name="Index_20_Link" text:visited-style-name="Index_20_Link"><text:span text:style-name="T10">Purpose<text:tab/>112</text:span></text:a></text:p>
          <text:p text:style-name="P17"><text:a xlink:type="simple" xlink:href="#_dijzknw8gdfm" text:style-name="Index_20_Link" text:visited-style-name="Index_20_Link"><text:span text:style-name="T10">Benefits<text:tab/>112</text:span></text:a></text:p>
          <text:p text:style-name="P17"><text:a xlink:type="simple" xlink:href="#_21d59ldombl2" text:style-name="Index_20_Link" text:visited-style-name="Index_20_Link"><text:span text:style-name="T10">Key Features of the Prompt Engine System<text:tab/>113</text:span></text:a></text:p>
          <text:p text:style-name="P17"><text:a xlink:type="simple" xlink:href="#_ppltulwha5ou" text:style-name="Index_20_Link" text:visited-style-name="Index_20_Link"><text:span text:style-name="T10">Accessing the Prompt Template<text:tab/>114</text:span></text:a></text:p>
          <text:p text:style-name="P17"><text:a xlink:type="simple" xlink:href="#_85v9cjeyj8dz" text:style-name="Index_20_Link" text:visited-style-name="Index_20_Link"><text:span text:style-name="T10">Prompt<text:tab/>115</text:span></text:a></text:p>
          <text:p text:style-name="P17"><text:soft-page-break/><text:a xlink:type="simple" xlink:href="#_ybn2fbp163a5" text:style-name="Index_20_Link" text:visited-style-name="Index_20_Link"><text:span text:style-name="T10">Examples<text:tab/>119</text:span></text:a></text:p>
          <text:p text:style-name="P359"><text:a xlink:type="simple" xlink:href="#_9yjxg2enk8gq" text:style-name="Index_20_Link" text:visited-style-name="Index_20_Link"><text:span text:style-name="T10">Simple Example<text:tab/>119</text:span></text:a></text:p>
          <text:p text:style-name="P17"><text:a xlink:type="simple" xlink:href="#_h618hvvn5bqy" text:style-name="Index_20_Link" text:visited-style-name="Index_20_Link"><text:span text:style-name="T10">Advanced Example<text:tab/>121</text:span></text:a></text:p>
          <text:p text:style-name="P17"><text:a xlink:type="simple" xlink:href="#_mu19v1s1wwru" text:style-name="Index_20_Link" text:visited-style-name="Index_20_Link"><text:span text:style-name="T10">Educational Platforms<text:tab/>122</text:span></text:a></text:p>
          <text:p text:style-name="P17"><text:a xlink:type="simple" xlink:href="#_s1lh9uba7xoc" text:style-name="Index_20_Link" text:visited-style-name="Index_20_Link"><text:span text:style-name="T10">Customer Support<text:tab/>124</text:span></text:a></text:p>
          <text:p text:style-name="P17"><text:a xlink:type="simple" xlink:href="#_fybvnjiqkb0z" text:style-name="Index_20_Link" text:visited-style-name="Index_20_Link"><text:span text:style-name="T10">Content Exploration<text:tab/>125</text:span></text:a></text:p>
          <text:p text:style-name="P17"><text:a xlink:type="simple" xlink:href="#_v2k858oqikbt" text:style-name="Index_20_Link" text:visited-style-name="Index_20_Link"><text:span text:style-name="T10">Virtual Assistants<text:tab/>126</text:span></text:a></text:p>
          <text:p text:style-name="P17"><text:a xlink:type="simple" xlink:href="#_sgxfauibsrcn" text:style-name="Index_20_Link" text:visited-style-name="Index_20_Link"><text:span text:style-name="T10">Interactive Narratives<text:tab/>127</text:span></text:a></text:p>
          <text:p text:style-name="P17"><text:a xlink:type="simple" xlink:href="#_u5o1ae25mxmt" text:style-name="Index_20_Link" text:visited-style-name="Index_20_Link"><text:span text:style-name="T10">Persona and Character Creator<text:tab/>128</text:span></text:a></text:p>
          <text:p text:style-name="P15"><text:a xlink:type="simple" xlink:href="#_vbnsp6xgvxds" text:style-name="Index_20_Link" text:visited-style-name="Index_20_Link"><text:span text:style-name="T10">AI-TOML Workflow Specification (aiTWS)<text:tab/>129</text:span></text:a></text:p>
          <text:p text:style-name="P17"><text:a xlink:type="simple" xlink:href="#_en1je77xihbx" text:style-name="Index_20_Link" text:visited-style-name="Index_20_Link"><text:span text:style-name="T10">Why aiTWS is needed<text:tab/>129</text:span></text:a></text:p>
          <text:p text:style-name="P17"><text:a xlink:type="simple" xlink:href="#_oh0ulykv2idc" text:style-name="Index_20_Link" text:visited-style-name="Index_20_Link"><text:span text:style-name="T10">How aiTWS is different from existing workflow specifications<text:tab/>130</text:span></text:a></text:p>
          <text:p text:style-name="P17"><text:a xlink:type="simple" xlink:href="#_enkrq1u639tz" text:style-name="Index_20_Link" text:visited-style-name="Index_20_Link"><text:span text:style-name="T10">Why TOML format is used<text:tab/>130</text:span></text:a></text:p>
          <text:p text:style-name="P17"><text:a xlink:type="simple" xlink:href="#_x3l1e0iuvy1g" text:style-name="Index_20_Link" text:visited-style-name="Index_20_Link"><text:span text:style-name="T10">Regenerative &amp; Autonomous Applications<text:tab/>130</text:span></text:a></text:p>
          <text:p text:style-name="P17"><text:a xlink:type="simple" xlink:href="#_fuys5p9f1tem" text:style-name="Index_20_Link" text:visited-style-name="Index_20_Link"><text:span text:style-name="T10">Specification breakdown<text:tab/>131</text:span></text:a></text:p>
          <text:p text:style-name="P359"><text:a xlink:type="simple" xlink:href="#_k1gdkns5maib" text:style-name="Index_20_Link" text:visited-style-name="Index_20_Link"><text:span text:style-name="T10">Metadata<text:tab/>131</text:span></text:a></text:p>
          <text:p text:style-name="P359"><text:a xlink:type="simple" xlink:href="#_le9c5ypn6lok" text:style-name="Index_20_Link" text:visited-style-name="Index_20_Link"><text:span text:style-name="T10">Communication<text:tab/>131</text:span></text:a></text:p>
          <text:p text:style-name="P359"><text:a xlink:type="simple" xlink:href="#_ff6morxlf1je" text:style-name="Index_20_Link" text:visited-style-name="Index_20_Link"><text:span text:style-name="T10">Access privileges and roles<text:tab/>131</text:span></text:a></text:p>
          <text:p text:style-name="P359"><text:a xlink:type="simple" xlink:href="#_fa4put86w2s6" text:style-name="Index_20_Link" text:visited-style-name="Index_20_Link"><text:span text:style-name="T10">Repositories and templates<text:tab/>131</text:span></text:a></text:p>
          <text:p text:style-name="P359"><text:a xlink:type="simple" xlink:href="#_cvmbz3i7y447" text:style-name="Index_20_Link" text:visited-style-name="Index_20_Link"><text:span text:style-name="T10">Supported languages<text:tab/>131</text:span></text:a></text:p>
          <text:p text:style-name="P359"><text:a xlink:type="simple" xlink:href="#_6ihu5jkwu1l9" text:style-name="Index_20_Link" text:visited-style-name="Index_20_Link"><text:span text:style-name="T10">Secure key management<text:tab/>131</text:span></text:a></text:p>
          <text:p text:style-name="P359"><text:a xlink:type="simple" xlink:href="#_bjy5tp2b10fh" text:style-name="Index_20_Link" text:visited-style-name="Index_20_Link"><text:span text:style-name="T10">AI governance and laws<text:tab/>132</text:span></text:a></text:p>
          <text:p text:style-name="P359"><text:a xlink:type="simple" xlink:href="#_yqnv73pnccfc" text:style-name="Index_20_Link" text:visited-style-name="Index_20_Link"><text:span text:style-name="T10">Logging, monitoring, and error handling<text:tab/>132</text:span></text:a></text:p>
          <text:p text:style-name="P359"><text:a xlink:type="simple" xlink:href="#_sb82hkd1b4wl" text:style-name="Index_20_Link" text:visited-style-name="Index_20_Link"><text:span text:style-name="T10">Dependencies<text:tab/>132</text:span></text:a></text:p>
          <text:p text:style-name="P359"><text:a xlink:type="simple" xlink:href="#_fngvefynelbf" text:style-name="Index_20_Link" text:visited-style-name="Index_20_Link"><text:span text:style-name="T10">Auditing<text:tab/>132</text:span></text:a></text:p>
          <text:p text:style-name="P359"><text:a xlink:type="simple" xlink:href="#_a1e5sng83saw" text:style-name="Index_20_Link" text:visited-style-name="Index_20_Link"><text:span text:style-name="T10">Workflow stages and actions<text:tab/>132</text:span></text:a></text:p>
          <text:p text:style-name="P359"><text:a xlink:type="simple" xlink:href="#_affmlkea763j" text:style-name="Index_20_Link" text:visited-style-name="Index_20_Link"><text:span text:style-name="T10">Conditional execution, branching, and parallel execution<text:tab/>132</text:span></text:a></text:p>
          <text:p text:style-name="P359"><text:a xlink:type="simple" xlink:href="#_6havbpm4p3xb" text:style-name="Index_20_Link" text:visited-style-name="Index_20_Link"><text:span text:style-name="T10">Integration with external services<text:tab/>132</text:span></text:a></text:p>
          <text:p text:style-name="P359"><text:a xlink:type="simple" xlink:href="#_v65r2fu5wsj0" text:style-name="Index_20_Link" text:visited-style-name="Index_20_Link"><text:span text:style-name="T10">Authentication and authorization<text:tab/>133</text:span></text:a></text:p>
          <text:p text:style-name="P359"><text:a xlink:type="simple" xlink:href="#_2isbi5ks5nkj" text:style-name="Index_20_Link" text:visited-style-name="Index_20_Link"><text:span text:style-name="T10">Event-driven architecture<text:tab/>133</text:span></text:a></text:p>
          <text:p text:style-name="P359"><text:soft-page-break/><text:a xlink:type="simple" xlink:href="#_767j4y6aph6s" text:style-name="Index_20_Link" text:visited-style-name="Index_20_Link"><text:span text:style-name="T10">Version control and change management<text:tab/>133</text:span></text:a></text:p>
          <text:p text:style-name="P17"><text:a xlink:type="simple" xlink:href="#_hyjuzoobubx" text:style-name="Index_20_Link" text:visited-style-name="Index_20_Link"><text:span text:style-name="T10">How to use aiTWS<text:tab/>133</text:span></text:a></text:p>
          <text:p text:style-name="P17"><text:a xlink:type="simple" xlink:href="#_6jopcpss5t5" text:style-name="Index_20_Link" text:visited-style-name="Index_20_Link"><text:span text:style-name="T10">Prompt CLI for GPT-4<text:tab/>134</text:span></text:a></text:p>
          <text:p text:style-name="P15"><text:a xlink:type="simple" xlink:href="#_f2ek5rbhst7" text:style-name="Index_20_Link" text:visited-style-name="Index_20_Link"><text:span text:style-name="T10">Intelligent Agents: Techniques and Deployment at Scale<text:tab/>138</text:span></text:a></text:p>
          <text:p text:style-name="P17"><text:a xlink:type="simple" xlink:href="#_w2ty59xz3958" text:style-name="Index_20_Link" text:visited-style-name="Index_20_Link"><text:span text:style-name="T10">Understanding Intelligent Agents<text:tab/>138</text:span></text:a></text:p>
          <text:p text:style-name="P359"><text:a xlink:type="simple" xlink:href="#_nsqqwec1sgt1" text:style-name="Index_20_Link" text:visited-style-name="Index_20_Link"><text:span text:style-name="T10">What Are Intelligent Agents?<text:tab/>138</text:span></text:a></text:p>
          <text:p text:style-name="P359"><text:a xlink:type="simple" xlink:href="#_2j6oxsmpubhc" text:style-name="Index_20_Link" text:visited-style-name="Index_20_Link"><text:span text:style-name="T10">Purpose in Enterprise Settings<text:tab/>138</text:span></text:a></text:p>
          <text:p text:style-name="P17"><text:a xlink:type="simple" xlink:href="#_84ec3lz5yegq" text:style-name="Index_20_Link" text:visited-style-name="Index_20_Link"><text:span text:style-name="T10">Comparing RPAs, Intelligent Agents, and Autonomous Agents<text:tab/>138</text:span></text:a></text:p>
          <text:p text:style-name="P17"><text:a xlink:type="simple" xlink:href="#_rashivcloe5u" text:style-name="Index_20_Link" text:visited-style-name="Index_20_Link"><text:span text:style-name="T10">Robotic Process Automation (RPA)<text:tab/>139</text:span></text:a></text:p>
          <text:p text:style-name="P359"><text:a xlink:type="simple" xlink:href="#_8iw245gjltga" text:style-name="Index_20_Link" text:visited-style-name="Index_20_Link"><text:span text:style-name="T10">Definition and Characteristics<text:tab/>139</text:span></text:a></text:p>
          <text:p text:style-name="P359"><text:a xlink:type="simple" xlink:href="#_pdy4tml8smxh" text:style-name="Index_20_Link" text:visited-style-name="Index_20_Link"><text:span text:style-name="T10">Practical Example<text:tab/>139</text:span></text:a></text:p>
          <text:p text:style-name="P17"><text:a xlink:type="simple" xlink:href="#_p7d5l8ba747z" text:style-name="Index_20_Link" text:visited-style-name="Index_20_Link"><text:span text:style-name="T10">Intelligent Agents<text:tab/>139</text:span></text:a></text:p>
          <text:p text:style-name="P359"><text:a xlink:type="simple" xlink:href="#_dup85tcqa4ne" text:style-name="Index_20_Link" text:visited-style-name="Index_20_Link"><text:span text:style-name="T10">Definition and Characteristics<text:tab/>139</text:span></text:a></text:p>
          <text:p text:style-name="P359"><text:a xlink:type="simple" xlink:href="#_fhdr29ezlwsd" text:style-name="Index_20_Link" text:visited-style-name="Index_20_Link"><text:span text:style-name="T10">Practical Example<text:tab/>139</text:span></text:a></text:p>
          <text:p text:style-name="P17"><text:a xlink:type="simple" xlink:href="#_8683sfo8i07k" text:style-name="Index_20_Link" text:visited-style-name="Index_20_Link"><text:span text:style-name="T10">Autonomous Agents<text:tab/>140</text:span></text:a></text:p>
          <text:p text:style-name="P359"><text:a xlink:type="simple" xlink:href="#_pojm8ty86w" text:style-name="Index_20_Link" text:visited-style-name="Index_20_Link"><text:span text:style-name="T10">Definition and Characteristics<text:tab/>140</text:span></text:a></text:p>
          <text:p text:style-name="P359"><text:a xlink:type="simple" xlink:href="#_weaz7kld8vfr" text:style-name="Index_20_Link" text:visited-style-name="Index_20_Link"><text:span text:style-name="T10">Practical Example<text:tab/>140</text:span></text:a></text:p>
          <text:p text:style-name="P17"><text:a xlink:type="simple" xlink:href="#_hyxwrq8dlzys" text:style-name="Index_20_Link" text:visited-style-name="Index_20_Link"><text:span text:style-name="T10">Creating and Managing Intelligent Agents<text:tab/>140</text:span></text:a></text:p>
          <text:p text:style-name="P359"><text:a xlink:type="simple" xlink:href="#_x2gf9h5blrr3" text:style-name="Index_20_Link" text:visited-style-name="Index_20_Link"><text:span text:style-name="T10">Overview of Agent Creation Techniques<text:tab/>140</text:span></text:a></text:p>
          <text:p text:style-name="P359"><text:a xlink:type="simple" xlink:href="#_ob7zdd79fky1" text:style-name="Index_20_Link" text:visited-style-name="Index_20_Link"><text:span text:style-name="T10">Integration with Large Language Models (LLMs)<text:tab/>140</text:span></text:a></text:p>
          <text:p text:style-name="P359"><text:a xlink:type="simple" xlink:href="#_tekc1uakwi3q" text:style-name="Index_20_Link" text:visited-style-name="Index_20_Link"><text:span text:style-name="T10">Multi-Agent Systems and Scalability<text:tab/>141</text:span></text:a></text:p>
          <text:p text:style-name="P17"><text:a xlink:type="simple" xlink:href="#_rakq3qc4r97x" text:style-name="Index_20_Link" text:visited-style-name="Index_20_Link"><text:span text:style-name="T10">Key Components in Intelligent Agent Framework<text:tab/>141</text:span></text:a></text:p>
          <text:p text:style-name="P359"><text:a xlink:type="simple" xlink:href="#_b6q7kl20qwdk" text:style-name="Index_20_Link" text:visited-style-name="Index_20_Link"><text:span text:style-name="T10">Core Model and Data Infrastructure<text:tab/>141</text:span></text:a></text:p>
          <text:p text:style-name="P359"><text:a xlink:type="simple" xlink:href="#_2l8twiaegga1" text:style-name="Index_20_Link" text:visited-style-name="Index_20_Link"><text:span text:style-name="T10">Continuous Monitoring and Improvement<text:tab/>141</text:span></text:a></text:p>
          <text:p text:style-name="P359"><text:a xlink:type="simple" xlink:href="#_2g87q3ggodg1" text:style-name="Index_20_Link" text:visited-style-name="Index_20_Link"><text:span text:style-name="T10">Iterative Development and Feedback Incorporation<text:tab/>141</text:span></text:a></text:p>
          <text:p text:style-name="P359"><text:a xlink:type="simple" xlink:href="#_53clolvh3rms" text:style-name="Index_20_Link" text:visited-style-name="Index_20_Link"><text:span text:style-name="T10">Adaptive Learning Implementation<text:tab/>141</text:span></text:a></text:p>
          <text:p text:style-name="P359"><text:a xlink:type="simple" xlink:href="#_r8ikmjn0rajt" text:style-name="Index_20_Link" text:visited-style-name="Index_20_Link"><text:span text:style-name="T10">AI API and Security<text:tab/>142</text:span></text:a></text:p>
          <text:p text:style-name="P359"><text:a xlink:type="simple" xlink:href="#_bhv3lrq55twb" text:style-name="Index_20_Link" text:visited-style-name="Index_20_Link"><text:span text:style-name="T10">Application-Specific Agents<text:tab/>142</text:span></text:a></text:p>
          <text:p text:style-name="P359"><text:a xlink:type="simple" xlink:href="#_98jzf8olk02r" text:style-name="Index_20_Link" text:visited-style-name="Index_20_Link"><text:span text:style-name="T10">Cross-Cutting Concerns<text:tab/>142</text:span></text:a></text:p>
          <text:p text:style-name="P17"><text:a xlink:type="simple" xlink:href="#_heuuu876rmlw" text:style-name="Index_20_Link" text:visited-style-name="Index_20_Link"><text:span text:style-name="T10">Deployment Strategies for Intelligent Agents<text:tab/>142</text:span></text:a></text:p>
          <text:p text:style-name="P359"><text:soft-page-break/><text:a xlink:type="simple" xlink:href="#_2siiq4a4xu6t" text:style-name="Index_20_Link" text:visited-style-name="Index_20_Link"><text:span text:style-name="T10">Cloud-Based and On-Premise Solutions<text:tab/>142</text:span></text:a></text:p>
          <text:p text:style-name="P359"><text:a xlink:type="simple" xlink:href="#_j2its2bgkobi" text:style-name="Index_20_Link" text:visited-style-name="Index_20_Link"><text:span text:style-name="T10">Continuous Monitoring and Feedback Loops<text:tab/>143</text:span></text:a></text:p>
          <text:p text:style-name="P359"><text:a xlink:type="simple" xlink:href="#_b8xkcm86724b" text:style-name="Index_20_Link" text:visited-style-name="Index_20_Link"><text:span text:style-name="T10">Integration with Enterprise Systems<text:tab/>143</text:span></text:a></text:p>
          <text:p text:style-name="P17"><text:a xlink:type="simple" xlink:href="#_f6ehbi5643q4" text:style-name="Index_20_Link" text:visited-style-name="Index_20_Link"><text:span text:style-name="T10">Future Directions and Continuous Improvement<text:tab/>143</text:span></text:a></text:p>
          <text:p text:style-name="P17"><text:a xlink:type="simple" xlink:href="#_hlqp1jf2026" text:style-name="Index_20_Link" text:visited-style-name="Index_20_Link"><text:span text:style-name="T10">Best Practices and Considerations<text:tab/>143</text:span></text:a></text:p>
          <text:p text:style-name="P359"><text:a xlink:type="simple" xlink:href="#_fq4hynbmwq3r" text:style-name="Index_20_Link" text:visited-style-name="Index_20_Link"><text:span text:style-name="T10">Code Quality and Standards<text:tab/>143</text:span></text:a></text:p>
          <text:p text:style-name="P359"><text:a xlink:type="simple" xlink:href="#_muw00huglwyc" text:style-name="Index_20_Link" text:visited-style-name="Index_20_Link"><text:span text:style-name="T10">Ethical and Responsible AI<text:tab/>143</text:span></text:a></text:p>
          <text:p text:style-name="P359"><text:a xlink:type="simple" xlink:href="#_mq1z22ie2gwc" text:style-name="Index_20_Link" text:visited-style-name="Index_20_Link"><text:span text:style-name="T10">User-Centric Approach<text:tab/>144</text:span></text:a></text:p>
          <text:p text:style-name="P17"><text:a xlink:type="simple" xlink:href="#_uwnndfctttep" text:style-name="Index_20_Link" text:visited-style-name="Index_20_Link"><text:span text:style-name="T10">Scalability and Performance Optimization<text:tab/>144</text:span></text:a></text:p>
          <text:p text:style-name="P17"><text:a xlink:type="simple" xlink:href="#_ulng622oxmil" text:style-name="Index_20_Link" text:visited-style-name="Index_20_Link"><text:span text:style-name="T10">Understanding Temperature &amp; Top-P<text:tab/>144</text:span></text:a></text:p>
          <text:p text:style-name="P359"><text:a xlink:type="simple" xlink:href="#_n5kqru9x3oku" text:style-name="Index_20_Link" text:visited-style-name="Index_20_Link"><text:span text:style-name="T10">Temperature: Balancing Creativity and Precision<text:tab/>144</text:span></text:a></text:p>
          <text:p text:style-name="P359"><text:a xlink:type="simple" xlink:href="#_pftxvomnlze6" text:style-name="Index_20_Link" text:visited-style-name="Index_20_Link"><text:span text:style-name="T10">Top-p Sampling: Dynamic Vocabulary Selection<text:tab/>145</text:span></text:a></text:p>
          <text:p text:style-name="P359"><text:a xlink:type="simple" xlink:href="#_yvbqenz9sg9e" text:style-name="Index_20_Link" text:visited-style-name="Index_20_Link"><text:span text:style-name="T10">Temperature Settings<text:tab/>145</text:span></text:a></text:p>
          <text:p text:style-name="P359"><text:a xlink:type="simple" xlink:href="#_gx04uzkmq3m4" text:style-name="Index_20_Link" text:visited-style-name="Index_20_Link"><text:span text:style-name="T10">Practical Applications of Temperature<text:tab/>146</text:span></text:a></text:p>
          <text:p text:style-name="P15"><text:a xlink:type="simple" xlink:href="#_8sf67o9ler3w" text:style-name="Index_20_Link" text:visited-style-name="Index_20_Link"><text:span text:style-name="T10">Embeddings &amp; Vector Storage<text:tab/>148</text:span></text:a></text:p>
          <text:p text:style-name="P15"><text:a xlink:type="simple" xlink:href="#_8ta014qz74js" text:style-name="Index_20_Link" text:visited-style-name="Index_20_Link"><text:span text:style-name="T10">Co-Pilots<text:tab/>149</text:span></text:a></text:p>
          <text:p text:style-name="P17"><text:a xlink:type="simple" xlink:href="#_dzz3qs164rfv" text:style-name="Index_20_Link" text:visited-style-name="Index_20_Link"><text:span text:style-name="T10">Introduction to Co-Pilot Development<text:tab/>149</text:span></text:a></text:p>
          <text:p text:style-name="P17"><text:a xlink:type="simple" xlink:href="#_2gvhib5cm1zu" text:style-name="Index_20_Link" text:visited-style-name="Index_20_Link"><text:span text:style-name="T10">Overview of Co-Pilot Systems in Enterprise Environments<text:tab/>150</text:span></text:a></text:p>
          <text:p text:style-name="P17"><text:a xlink:type="simple" xlink:href="#_18czs1xtse44" text:style-name="Index_20_Link" text:visited-style-name="Index_20_Link"><text:span text:style-name="T10">The Role and Impact of Co-Pilot Systems in Enhancing Business Operations<text:tab/>150</text:span></text:a></text:p>
          <text:p text:style-name="P359"><text:a xlink:type="simple" xlink:href="#_rxzi9dnofb3s" text:style-name="Index_20_Link" text:visited-style-name="Index_20_Link"><text:span text:style-name="T10">Overview of Co-Pilot Systems: Empowering Enterprises with AI Synergy<text:tab/>151</text:span></text:a></text:p>
          <text:p text:style-name="P359"><text:a xlink:type="simple" xlink:href="#_gpagpisfx4g5" text:style-name="Index_20_Link" text:visited-style-name="Index_20_Link"><text:span text:style-name="T10">Role and Impact: Navigating the Technological and Operational Landscape<text:tab/>151</text:span></text:a></text:p>
          <text:p text:style-name="P359"><text:a xlink:type="simple" xlink:href="#_kjlcrucl6z60" text:style-name="Index_20_Link" text:visited-style-name="Index_20_Link"><text:span text:style-name="T10">The Path to Implementation: Strategies for Effective Integration<text:tab/>152</text:span></text:a></text:p>
          <text:p text:style-name="P17"><text:a xlink:type="simple" xlink:href="#_sx9q7d32f494" text:style-name="Index_20_Link" text:visited-style-name="Index_20_Link"><text:span text:style-name="T10">Co-Pilot Development for Enterprises:<text:tab/>152</text:span></text:a></text:p>
          <text:p text:style-name="P17"><text:a xlink:type="simple" xlink:href="#_twuw65qbzuh" text:style-name="Index_20_Link" text:visited-style-name="Index_20_Link"><text:span text:style-name="T10">Introduction to Co-Pilot Development<text:tab/>152</text:span></text:a></text:p>
          <text:p text:style-name="P359"><text:a xlink:type="simple" xlink:href="#_luufyrhgg5po" text:style-name="Index_20_Link" text:visited-style-name="Index_20_Link"><text:span text:style-name="T10">Overview of Co-Pilot Systems in Enterprise Context<text:tab/>152</text:span></text:a></text:p>
          <text:p text:style-name="P359"><text:a xlink:type="simple" xlink:href="#_sga5j2f785g8" text:style-name="Index_20_Link" text:visited-style-name="Index_20_Link"><text:span text:style-name="T10">The Need for Co-Pilot Systems in Enterprises<text:tab/>153</text:span></text:a></text:p>
          <text:p text:style-name="P359"><text:a xlink:type="simple" xlink:href="#_4harn96x2zdc" text:style-name="Index_20_Link" text:visited-style-name="Index_20_Link"><text:span text:style-name="T10">The Role of Co-Pilot Systems in Business Operations<text:tab/>153</text:span></text:a></text:p>
          <text:p text:style-name="P359"><text:a xlink:type="simple" xlink:href="#_sf3oo6qwzeet" text:style-name="Index_20_Link" text:visited-style-name="Index_20_Link"><text:span text:style-name="T10">Enhancing Collaboration and Productivity<text:tab/>154</text:span></text:a></text:p>
          <text:p text:style-name="P359"><text:a xlink:type="simple" xlink:href="#_1tfr9srlz4x9" text:style-name="Index_20_Link" text:visited-style-name="Index_20_Link"><text:span text:style-name="T10">Development Strategy for Co-Pilot Systems<text:tab/>155</text:span></text:a></text:p>
          <text:p text:style-name="P359"><text:a xlink:type="simple" xlink:href="#_38x9rdn9oh8q" text:style-name="Index_20_Link" text:visited-style-name="Index_20_Link"><text:span text:style-name="T10">Development Strategy for Co-Pilot Systems<text:tab/>155</text:span></text:a></text:p>
          <text:p text:style-name="P359"><text:soft-page-break/><text:a xlink:type="simple" xlink:href="#_ef50iq7wkup7" text:style-name="Index_20_Link" text:visited-style-name="Index_20_Link"><text:span text:style-name="T10">Establishing User-Centric Design Principles<text:tab/>156</text:span></text:a></text:p>
          <text:p text:style-name="P359"><text:a xlink:type="simple" xlink:href="#_tr5ecseerahu" text:style-name="Index_20_Link" text:visited-style-name="Index_20_Link"><text:span text:style-name="T10">Feature Prioritization Process<text:tab/>156</text:span></text:a></text:p>
          <text:p text:style-name="P359"><text:a xlink:type="simple" xlink:href="#_vtq8xoa5x61h" text:style-name="Index_20_Link" text:visited-style-name="Index_20_Link"><text:span text:style-name="T10">The Benefits of Co-Pilot Systems in Enterprises<text:tab/>156</text:span></text:a></text:p>
          <text:p text:style-name="P359"><text:a xlink:type="simple" xlink:href="#_tcjx812om6rv" text:style-name="Index_20_Link" text:visited-style-name="Index_20_Link"><text:span text:style-name="T10">The Benefits of Co-Pilot Systems in Enterprises<text:tab/>157</text:span></text:a></text:p>
          <text:p text:style-name="P359"><text:a xlink:type="simple" xlink:href="#_agg24pk7301a" text:style-name="Index_20_Link" text:visited-style-name="Index_20_Link"><text:span text:style-name="T10">Establishing a Feedback Loop for Continuous Improvement<text:tab/>157</text:span></text:a></text:p>
          <text:p text:style-name="P359"><text:a xlink:type="simple" xlink:href="#_53cd7fc1lxbt" text:style-name="Index_20_Link" text:visited-style-name="Index_20_Link"><text:span text:style-name="T10">Training Programs for Co-Pilot System Users<text:tab/>157</text:span></text:a></text:p>
          <text:p text:style-name="P359"><text:a xlink:type="simple" xlink:href="#_gs408opsmz65" text:style-name="Index_20_Link" text:visited-style-name="Index_20_Link"><text:span text:style-name="T10">Reinforcing Feedback Loop in Training Programs<text:tab/>158</text:span></text:a></text:p>
          <text:p text:style-name="P359"><text:a xlink:type="simple" xlink:href="#_cnac29cxb1jy" text:style-name="Index_20_Link" text:visited-style-name="Index_20_Link"><text:span text:style-name="T10">Implementing Co-Pilot Systems: A Step-by-Step Guide<text:tab/>158</text:span></text:a></text:p>
          <text:p text:style-name="P359"><text:a xlink:type="simple" xlink:href="#_huod22voz3bd" text:style-name="Index_20_Link" text:visited-style-name="Index_20_Link"><text:span text:style-name="T10">Long-Term Management and Evolution of Co-Pilot Systems<text:tab/>158</text:span></text:a></text:p>
          <text:p text:style-name="P359"><text:a xlink:type="simple" xlink:href="#_erbj1mi3oz4p" text:style-name="Index_20_Link" text:visited-style-name="Index_20_Link"><text:span text:style-name="T10">Evaluating the Impact of Co-Pilot Systems<text:tab/>159</text:span></text:a></text:p>
          <text:p text:style-name="P17"><text:a xlink:type="simple" xlink:href="#_xhr8uhweellu" text:style-name="Index_20_Link" text:visited-style-name="Index_20_Link"><text:span text:style-name="T10">Benefits of Implementing a Co-Pilot System<text:tab/>159</text:span></text:a></text:p>
          <text:p text:style-name="P359"><text:a xlink:type="simple" xlink:href="#_ucj3xmk9dygx" text:style-name="Index_20_Link" text:visited-style-name="Index_20_Link"><text:span text:style-name="T10">Efficiency Gains<text:tab/>159</text:span></text:a></text:p>
          <text:p text:style-name="P359"><text:a xlink:type="simple" xlink:href="#_i4l5i4ovp4s8" text:style-name="Index_20_Link" text:visited-style-name="Index_20_Link"><text:span text:style-name="T10">User Adoption Strategies<text:tab/>160</text:span></text:a></text:p>
          <text:p text:style-name="P17"><text:a xlink:type="simple" xlink:href="#_wiqo39gj21lo" text:style-name="Index_20_Link" text:visited-style-name="Index_20_Link"><text:span text:style-name="T10">Iterative Development and Feedback Loop<text:tab/>160</text:span></text:a></text:p>
          <text:p text:style-name="P359"><text:a xlink:type="simple" xlink:href="#_oc1cmkp9hhy5" text:style-name="Index_20_Link" text:visited-style-name="Index_20_Link"><text:span text:style-name="T10">Incorporation of User Feedback<text:tab/>160</text:span></text:a></text:p>
          <text:p text:style-name="P359"><text:a xlink:type="simple" xlink:href="#_15htrs7fesax" text:style-name="Index_20_Link" text:visited-style-name="Index_20_Link"><text:span text:style-name="T10">Effectiveness Measurement<text:tab/>160</text:span></text:a></text:p>
          <text:p text:style-name="P17"><text:a xlink:type="simple" xlink:href="#_h92rj7chawhh" text:style-name="Index_20_Link" text:visited-style-name="Index_20_Link"><text:span text:style-name="T10">Training Programs for Co-Pilot Systems<text:tab/>161</text:span></text:a></text:p>
          <text:p text:style-name="P359"><text:a xlink:type="simple" xlink:href="#_t28c8a3121vj" text:style-name="Index_20_Link" text:visited-style-name="Index_20_Link"><text:span text:style-name="T10">Curriculum Development<text:tab/>161</text:span></text:a></text:p>
          <text:p text:style-name="P359"><text:a xlink:type="simple" xlink:href="#_lg7pbyce2g40" text:style-name="Index_20_Link" text:visited-style-name="Index_20_Link"><text:span text:style-name="T10">Diverse Training Methods<text:tab/>161</text:span></text:a></text:p>
          <text:p text:style-name="P17"><text:a xlink:type="simple" xlink:href="#_e20oxcz3cqbj" text:style-name="Index_20_Link" text:visited-style-name="Index_20_Link"><text:span text:style-name="T10">Continuous Improvement Through Feedback<text:tab/>161</text:span></text:a></text:p>
          <text:p text:style-name="P359"><text:a xlink:type="simple" xlink:href="#_9xo4hsac343r" text:style-name="Index_20_Link" text:visited-style-name="Index_20_Link"><text:span text:style-name="T10">Post-Training Evaluations<text:tab/>161</text:span></text:a></text:p>
          <text:p text:style-name="P359"><text:a xlink:type="simple" xlink:href="#_lgajcp86mk90" text:style-name="Index_20_Link" text:visited-style-name="Index_20_Link"><text:span text:style-name="T10">Regular Training Effectiveness Assessment<text:tab/>162</text:span></text:a></text:p>
          <text:p text:style-name="P17"><text:a xlink:type="simple" xlink:href="#_rvyj4sw02hlm" text:style-name="Index_20_Link" text:visited-style-name="Index_20_Link"><text:span text:style-name="T10">Future Outlook and Evolving Trends in Co-Pilot Technology<text:tab/>162</text:span></text:a></text:p>
          <text:p text:style-name="P359"><text:a xlink:type="simple" xlink:href="#_ce3pm04c84qc" text:style-name="Index_20_Link" text:visited-style-name="Index_20_Link"><text:span text:style-name="T10">Emerging Trends in Co-Pilot Technology<text:tab/>162</text:span></text:a></text:p>
          <text:p text:style-name="P359"><text:a xlink:type="simple" xlink:href="#_txilrn6yp99c" text:style-name="Index_20_Link" text:visited-style-name="Index_20_Link"><text:span text:style-name="T10">Enhanced Data Analytics and Visualization<text:tab/>163</text:span></text:a></text:p>
          <text:p text:style-name="P359"><text:a xlink:type="simple" xlink:href="#_jkgmnpkbepc3" text:style-name="Index_20_Link" text:visited-style-name="Index_20_Link"><text:span text:style-name="T10">Anticipating Transformative Impacts on Business Operations<text:tab/>163</text:span></text:a></text:p>
          <text:p text:style-name="P359"><text:a xlink:type="simple" xlink:href="#_mv7osy8mta3s" text:style-name="Index_20_Link" text:visited-style-name="Index_20_Link"><text:span text:style-name="T10">Integrating with Emerging Technologies<text:tab/>163</text:span></text:a></text:p>
          <text:p text:style-name="P359"><text:a xlink:type="simple" xlink:href="#_boxlnz9nv9mz" text:style-name="Index_20_Link" text:visited-style-name="Index_20_Link"><text:span text:style-name="T10">Ethical AI and Responsible Use<text:tab/>164</text:span></text:a></text:p>
          <text:p text:style-name="P17"><text:a xlink:type="simple" xlink:href="#_7ycp98a0m72l" text:style-name="Index_20_Link" text:visited-style-name="Index_20_Link"><text:span text:style-name="T10">Creating a Unique Co-Pilot System:<text:tab/>164</text:span></text:a></text:p>
          <text:p text:style-name="P359"><text:a xlink:type="simple" xlink:href="#_llpktsu8rxw7" text:style-name="Index_20_Link" text:visited-style-name="Index_20_Link"><text:span text:style-name="T10">Development Overview:<text:tab/>164</text:span></text:a></text:p>
          <text:p text:style-name="P359"><text:soft-page-break/><text:a xlink:type="simple" xlink:href="#_9px8z3hi194n" text:style-name="Index_20_Link" text:visited-style-name="Index_20_Link"><text:span text:style-name="T10">Building the System:<text:tab/>165</text:span></text:a></text:p>
          <text:p text:style-name="P359"><text:a xlink:type="simple" xlink:href="#_27hrs5laa4lt" text:style-name="Index_20_Link" text:visited-style-name="Index_20_Link"><text:span text:style-name="T10">Operational Mechanics:<text:tab/>165</text:span></text:a></text:p>
          <text:p text:style-name="P359"><text:a xlink:type="simple" xlink:href="#_ybh663hqv6j1" text:style-name="Index_20_Link" text:visited-style-name="Index_20_Link"><text:span text:style-name="T10">Deployment and Testing:<text:tab/>166</text:span></text:a></text:p>
          <text:p text:style-name="P17"><text:a xlink:type="simple" xlink:href="#_767zjicau41w" text:style-name="Index_20_Link" text:visited-style-name="Index_20_Link"><text:span text:style-name="T10">How to Create a Unique Co-Pilot System Using Microsoft Graph and GPT-4<text:tab/>166</text:span></text:a></text:p>
          <text:p text:style-name="P17"><text:a xlink:type="simple" xlink:href="#_kbu1k0jx607a" text:style-name="Index_20_Link" text:visited-style-name="Index_20_Link"><text:span text:style-name="T10">Development of a Custom Co-Pilot System<text:tab/>166</text:span></text:a></text:p>
          <text:p text:style-name="P359"><text:a xlink:type="simple" xlink:href="#_pm5pj0pkznos" text:style-name="Index_20_Link" text:visited-style-name="Index_20_Link"><text:span text:style-name="T10">1. Conceptualization and Planning<text:tab/>166</text:span></text:a></text:p>
          <text:p text:style-name="P359"><text:a xlink:type="simple" xlink:href="#_ivgvtyp23o6j" text:style-name="Index_20_Link" text:visited-style-name="Index_20_Link"><text:span text:style-name="T10">2. Environment Setup<text:tab/>166</text:span></text:a></text:p>
          <text:p text:style-name="P359"><text:a xlink:type="simple" xlink:href="#_w7iryzm4w0wy" text:style-name="Index_20_Link" text:visited-style-name="Index_20_Link"><text:span text:style-name="T10">3. AI Integration<text:tab/>167</text:span></text:a></text:p>
          <text:p text:style-name="P359"><text:a xlink:type="simple" xlink:href="#_fq83deh6mk78" text:style-name="Index_20_Link" text:visited-style-name="Index_20_Link"><text:span text:style-name="T10">4. Custom Skills and Prompts Development<text:tab/>167</text:span></text:a></text:p>
          <text:p text:style-name="P359"><text:a xlink:type="simple" xlink:href="#_pf7ai57pn25u" text:style-name="Index_20_Link" text:visited-style-name="Index_20_Link"><text:span text:style-name="T10">5. Interface and User Experience<text:tab/>167</text:span></text:a></text:p>
          <text:p text:style-name="P359"><text:a xlink:type="simple" xlink:href="#_mqh4xo2isflr" text:style-name="Index_20_Link" text:visited-style-name="Index_20_Link"><text:span text:style-name="T10">6. Testing and Iterations<text:tab/>167</text:span></text:a></text:p>
          <text:p text:style-name="P359"><text:a xlink:type="simple" xlink:href="#_llhdom79hcx4" text:style-name="Index_20_Link" text:visited-style-name="Index_20_Link"><text:span text:style-name="T10">7. Deployment<text:tab/>168</text:span></text:a></text:p>
          <text:p text:style-name="P359"><text:a xlink:type="simple" xlink:href="#_ew7oqjdt9jgd" text:style-name="Index_20_Link" text:visited-style-name="Index_20_Link"><text:span text:style-name="T10">8. Security and Compliance<text:tab/>168</text:span></text:a></text:p>
          <text:p text:style-name="P359"><text:a xlink:type="simple" xlink:href="#_poltkcknfyyp" text:style-name="Index_20_Link" text:visited-style-name="Index_20_Link"><text:span text:style-name="T10">9. Analytics and Reporting<text:tab/>168</text:span></text:a></text:p>
          <text:p text:style-name="P359"><text:a xlink:type="simple" xlink:href="#_t5jvr6744c2c" text:style-name="Index_20_Link" text:visited-style-name="Index_20_Link"><text:span text:style-name="T10">10. Future Outlook and Evolution Concept and Design<text:tab/>168</text:span></text:a></text:p>
          <text:p text:style-name="P359"><text:a xlink:type="simple" xlink:href="#_9co323giglhu" text:style-name="Index_20_Link" text:visited-style-name="Index_20_Link"><text:span text:style-name="T10">Microsoft Co-Pilot System Development<text:tab/>169</text:span></text:a></text:p>
          <text:p text:style-name="P359"><text:a xlink:type="simple" xlink:href="#_hzh4mcm9laxe" text:style-name="Index_20_Link" text:visited-style-name="Index_20_Link"><text:span text:style-name="T10">Google Co-Pilot System Development<text:tab/>169</text:span></text:a></text:p>
          <text:p text:style-name="P359"><text:a xlink:type="simple" xlink:href="#_n3no54ogya7o" text:style-name="Index_20_Link" text:visited-style-name="Index_20_Link"><text:span text:style-name="T10">Additional Considerations<text:tab/>170</text:span></text:a></text:p>
          <text:p text:style-name="P359"><text:a xlink:type="simple" xlink:href="#_rgudvmksyfu7" text:style-name="Index_20_Link" text:visited-style-name="Index_20_Link"><text:span text:style-name="T10">Analytics and Reporting<text:tab/>170</text:span></text:a></text:p>
          <text:p text:style-name="P17"><text:a xlink:type="simple" xlink:href="#_1nizl7h0oduf" text:style-name="Index_20_Link" text:visited-style-name="Index_20_Link"><text:span text:style-name="T23">Sample Requirements Proposal<text:tab/>170</text:span></text:a></text:p>
          <text:p text:style-name="P359"><text:a xlink:type="simple" xlink:href="#_g5denzei3dfa" text:style-name="Index_20_Link" text:visited-style-name="Index_20_Link"><text:span text:style-name="T23">Microsoft CoPilot Proposal for Generic Enterprise AI Governance Council<text:tab/>170</text:span></text:a></text:p>
          <text:p text:style-name="P359"><text:a xlink:type="simple" xlink:href="#_evnjnc9elptd" text:style-name="Index_20_Link" text:visited-style-name="Index_20_Link"><text:span text:style-name="T23">Introduction<text:tab/>171</text:span></text:a></text:p>
          <text:p text:style-name="P359"><text:a xlink:type="simple" xlink:href="#_wrxz0ojsfa8u" text:style-name="Index_20_Link" text:visited-style-name="Index_20_Link"><text:span text:style-name="T23">Context and Background<text:tab/>171</text:span></text:a></text:p>
          <text:p text:style-name="P359"><text:a xlink:type="simple" xlink:href="#_u0kejrdtfor8" text:style-name="Index_20_Link" text:visited-style-name="Index_20_Link"><text:span text:style-name="T23">Target Audience<text:tab/>171</text:span></text:a></text:p>
          <text:p text:style-name="P359"><text:a xlink:type="simple" xlink:href="#_tvc7frkl9hn0" text:style-name="Index_20_Link" text:visited-style-name="Index_20_Link"><text:span text:style-name="T23">Purpose<text:tab/>171</text:span></text:a></text:p>
          <text:p text:style-name="P359"><text:a xlink:type="simple" xlink:href="#_yhev6ke4fu7v" text:style-name="Index_20_Link" text:visited-style-name="Index_20_Link"><text:span text:style-name="T23">Deliverables<text:tab/>172</text:span></text:a></text:p>
          <text:p text:style-name="P359"><text:a xlink:type="simple" xlink:href="#_doo61lzhv61e" text:style-name="Index_20_Link" text:visited-style-name="Index_20_Link"><text:span text:style-name="T23">Scope<text:tab/>172</text:span></text:a></text:p>
          <text:p text:style-name="P359"><text:a xlink:type="simple" xlink:href="#_m3ort8rlr201" text:style-name="Index_20_Link" text:visited-style-name="Index_20_Link"><text:span text:style-name="T23">KPIs and ROIs<text:tab/>172</text:span></text:a></text:p>
          <text:p text:style-name="P359"><text:a xlink:type="simple" xlink:href="#_jmlgjb5spz59" text:style-name="Index_20_Link" text:visited-style-name="Index_20_Link"><text:span text:style-name="T23">Methodology<text:tab/>172</text:span></text:a></text:p>
          <text:p text:style-name="P359"><text:a xlink:type="simple" xlink:href="#_8vkmocmvqxui" text:style-name="Index_20_Link" text:visited-style-name="Index_20_Link"><text:span text:style-name="T23">Governance and Compliance<text:tab/>173</text:span></text:a></text:p>
          <text:p text:style-name="P359"><text:soft-page-break/><text:a xlink:type="simple" xlink:href="#_likzv06vvb4g" text:style-name="Index_20_Link" text:visited-style-name="Index_20_Link"><text:span text:style-name="T23">Timeline and Milestones<text:tab/>173</text:span></text:a></text:p>
          <text:p text:style-name="P359"><text:a xlink:type="simple" xlink:href="#_xkfnyesp63in" text:style-name="Index_20_Link" text:visited-style-name="Index_20_Link"><text:span text:style-name="T23">Conclusion<text:tab/>173</text:span></text:a></text:p>
          <text:p text:style-name="P359"><text:a xlink:type="simple" xlink:href="#_5vr5le6flqii" text:style-name="Index_20_Link" text:visited-style-name="Index_20_Link"><text:span text:style-name="T23">Appendices<text:tab/>173</text:span></text:a></text:p>
          <text:p text:style-name="P15"><text:a xlink:type="simple" xlink:href="#_opez4tjrs76r" text:style-name="Index_20_Link" text:visited-style-name="Index_20_Link"><text:span text:style-name="T10">Advanced AI Integrations<text:tab/>174</text:span></text:a></text:p>
          <text:p text:style-name="P17"><text:a xlink:type="simple" xlink:href="#_3id341txjecr" text:style-name="Index_20_Link" text:visited-style-name="Index_20_Link"><text:span text:style-name="T10">Implementation Strategies<text:tab/>174</text:span></text:a></text:p>
          <text:p text:style-name="P17"><text:a xlink:type="simple" xlink:href="#_i5nz7vi1nqn7" text:style-name="Index_20_Link" text:visited-style-name="Index_20_Link"><text:span text:style-name="T10">Performance Enhancement<text:tab/>174</text:span></text:a></text:p>
          <text:p text:style-name="P15"><text:a xlink:type="simple" xlink:href="#_afk8gxczd8ey" text:style-name="Index_20_Link" text:visited-style-name="Index_20_Link"><text:span text:style-name="T10">Responsible AI and Compliance<text:tab/>174</text:span></text:a></text:p>
          <text:p text:style-name="P17"><text:a xlink:type="simple" xlink:href="#_or8xidxwa73d" text:style-name="Index_20_Link" text:visited-style-name="Index_20_Link"><text:span text:style-name="T10">EU AI Compliance Checker<text:tab/>174</text:span></text:a></text:p>
          <text:p text:style-name="P17"><text:a xlink:type="simple" xlink:href="#_qdc1rzn3th5r" text:style-name="Index_20_Link" text:visited-style-name="Index_20_Link"><text:span text:style-name="T10">GuardRails &amp; AiEQ<text:tab/>175</text:span></text:a></text:p>
          <text:p text:style-name="P15"><text:a xlink:type="simple" xlink:href="#_t7c3otam2kwk" text:style-name="Index_20_Link" text:visited-style-name="Index_20_Link"><text:span text:style-name="T10">Data Fabric Architecture and Implementation<text:tab/>175</text:span></text:a></text:p>
          <text:p text:style-name="P17"><text:a xlink:type="simple" xlink:href="#_9wa3wrt203jt" text:style-name="Index_20_Link" text:visited-style-name="Index_20_Link"><text:span text:style-name="T10">Key Components<text:tab/>175</text:span></text:a></text:p>
          <text:p text:style-name="P17"><text:a xlink:type="simple" xlink:href="#_r4c8a3wha8ou" text:style-name="Index_20_Link" text:visited-style-name="Index_20_Link"><text:span text:style-name="T10">Advanced Features<text:tab/>175</text:span></text:a></text:p>
          <text:p text:style-name="P15"><text:a xlink:type="simple" xlink:href="#_e7ixen8m3oxm" text:style-name="Index_20_Link" text:visited-style-name="Index_20_Link"><text:span text:style-name="T10">Human in the Loop System<text:tab/>176</text:span></text:a></text:p>
          <text:p text:style-name="P17"><text:a xlink:type="simple" xlink:href="#_xxvlxrexbag6" text:style-name="Index_20_Link" text:visited-style-name="Index_20_Link"><text:span text:style-name="T10">System Design<text:tab/>176</text:span></text:a></text:p>
          <text:p text:style-name="P17"><text:a xlink:type="simple" xlink:href="#_qdubpf10qliv" text:style-name="Index_20_Link" text:visited-style-name="Index_20_Link"><text:span text:style-name="T10">Reinforcement Learning Integration<text:tab/>176</text:span></text:a></text:p>
          <text:p text:style-name="P359"><text:a xlink:type="simple" xlink:href="#_svor49xs1931" text:style-name="Index_20_Link" text:visited-style-name="Index_20_Link"><text:span text:style-name="T10">Human in the Loop Layer:<text:tab/>177</text:span></text:a></text:p>
          <text:p text:style-name="P359"><text:a xlink:type="simple" xlink:href="#_calc8nu3579v" text:style-name="Index_20_Link" text:visited-style-name="Index_20_Link"><text:span text:style-name="T10">Additional Functionalities<text:tab/>177</text:span></text:a></text:p>
          <text:p text:style-name="P359"><text:a xlink:type="simple" xlink:href="#_j36vcjmkruhp" text:style-name="Index_20_Link" text:visited-style-name="Index_20_Link"><text:span text:style-name="T10">Feedback Loop Integration<text:tab/>177</text:span></text:a></text:p>
          <text:p text:style-name="P15"><text:a xlink:type="simple" xlink:href="#_ccwnhkvzwbcj" text:style-name="Index_20_Link" text:visited-style-name="Index_20_Link"><text:span text:style-name="T10">Zero Trust: A Comprehensive Approach to Cybersecurity<text:tab/>178</text:span></text:a></text:p>
          <text:p text:style-name="P17"><text:a xlink:type="simple" xlink:href="#_mwxsb9cw6jnb" text:style-name="Index_20_Link" text:visited-style-name="Index_20_Link"><text:span text:style-name="T10">Benefits of Zero Trust<text:tab/>179</text:span></text:a></text:p>
          <text:p text:style-name="P359"><text:a xlink:type="simple" xlink:href="#_gdaxeiic9d7b" text:style-name="Index_20_Link" text:visited-style-name="Index_20_Link"><text:span text:style-name="T10">Enhanced Security<text:tab/>179</text:span></text:a></text:p>
          <text:p text:style-name="P359"><text:a xlink:type="simple" xlink:href="#_kyw1onaro44y" text:style-name="Index_20_Link" text:visited-style-name="Index_20_Link"><text:span text:style-name="T10">Compliance and Data Protection<text:tab/>179</text:span></text:a></text:p>
          <text:p text:style-name="P359"><text:a xlink:type="simple" xlink:href="#_51snakjpobsm" text:style-name="Index_20_Link" text:visited-style-name="Index_20_Link"><text:span text:style-name="T10">Flexibility and Scalability<text:tab/>179</text:span></text:a></text:p>
          <text:p text:style-name="P17"><text:a xlink:type="simple" xlink:href="#_7n4yamwmopyf" text:style-name="Index_20_Link" text:visited-style-name="Index_20_Link"><text:span text:style-name="T10">Key Features of Zero Trust<text:tab/>179</text:span></text:a></text:p>
          <text:p text:style-name="P359"><text:a xlink:type="simple" xlink:href="#_rfjtvzqxjnzt" text:style-name="Index_20_Link" text:visited-style-name="Index_20_Link"><text:span text:style-name="T10">Strict User Verification<text:tab/>179</text:span></text:a></text:p>
          <text:p text:style-name="P359"><text:a xlink:type="simple" xlink:href="#_53ui7gadrhh7" text:style-name="Index_20_Link" text:visited-style-name="Index_20_Link"><text:span text:style-name="T10">Least-Privilege Access<text:tab/>180</text:span></text:a></text:p>
          <text:p text:style-name="P359"><text:a xlink:type="simple" xlink:href="#_hqevm0rq6xrq" text:style-name="Index_20_Link" text:visited-style-name="Index_20_Link"><text:span text:style-name="T10">Continuous Monitoring and Validation<text:tab/>180</text:span></text:a></text:p>
          <text:p text:style-name="P359"><text:a xlink:type="simple" xlink:href="#_lmtfmvbgnzvj" text:style-name="Index_20_Link" text:visited-style-name="Index_20_Link"><text:span text:style-name="T10">Network Segmentation<text:tab/>180</text:span></text:a></text:p>
          <text:p text:style-name="P17"><text:a xlink:type="simple" xlink:href="#_zi4ho7ras5md" text:style-name="Index_20_Link" text:visited-style-name="Index_20_Link"><text:span text:style-name="T10">Implementing Zero Trust<text:tab/>180</text:span></text:a></text:p>
          <text:p text:style-name="P359"><text:a xlink:type="simple" xlink:href="#_cn6c1ijnfnxi" text:style-name="Index_20_Link" text:visited-style-name="Index_20_Link"><text:span text:style-name="T10">Step 1: Define the Protect Surface<text:tab/>180</text:span></text:a></text:p>
          <text:p text:style-name="P359"><text:soft-page-break/><text:a xlink:type="simple" xlink:href="#_d1216m3qzckx" text:style-name="Index_20_Link" text:visited-style-name="Index_20_Link"><text:span text:style-name="T10">Step 2: Architect a Zero Trust Network<text:tab/>180</text:span></text:a></text:p>
          <text:p text:style-name="P359"><text:a xlink:type="simple" xlink:href="#_ox0oou1scl8g" text:style-name="Index_20_Link" text:visited-style-name="Index_20_Link"><text:span text:style-name="T10">Step 3: Create a Zero Trust Policy<text:tab/>181</text:span></text:a></text:p>
          <text:p text:style-name="P359"><text:a xlink:type="simple" xlink:href="#_idccxdqefe7o" text:style-name="Index_20_Link" text:visited-style-name="Index_20_Link"><text:span text:style-name="T10">Step 4: Monitor and Maintain<text:tab/>181</text:span></text:a></text:p>
          <text:p text:style-name="P359"><text:a xlink:type="simple" xlink:href="#_zb37bxkaafbs" text:style-name="Index_20_Link" text:visited-style-name="Index_20_Link"><text:span text:style-name="T10">Step 5: Educate and Train Employees<text:tab/>181</text:span></text:a></text:p>
          <text:p text:style-name="P15"><text:a xlink:type="simple" xlink:href="#_311fv5e129by" text:style-name="Index_20_Link" text:visited-style-name="Index_20_Link"><text:span text:style-name="T10">Securing LLMs and Data Fabric<text:tab/>182</text:span></text:a></text:p>
          <text:p text:style-name="P17"><text:a xlink:type="simple" xlink:href="#_a7xckba3rgok" text:style-name="Index_20_Link" text:visited-style-name="Index_20_Link"><text:span text:style-name="T10">Fundamentals of LLM and Data Fabric Security<text:tab/>182</text:span></text:a></text:p>
          <text:p text:style-name="P17"><text:a xlink:type="simple" xlink:href="#_on4tisnkxw54" text:style-name="Index_20_Link" text:visited-style-name="Index_20_Link"><text:span text:style-name="T10">Secure Architecture Design for LLMs<text:tab/>182</text:span></text:a></text:p>
          <text:p text:style-name="P17"><text:a xlink:type="simple" xlink:href="#_jsnro9ki69ij" text:style-name="Index_20_Link" text:visited-style-name="Index_20_Link"><text:span text:style-name="T10">Data Fabric Security Essentials<text:tab/>182</text:span></text:a></text:p>
          <text:p text:style-name="P17"><text:a xlink:type="simple" xlink:href="#_ccvq5sovqi4o" text:style-name="Index_20_Link" text:visited-style-name="Index_20_Link"><text:span text:style-name="T10">Authentication and Access Control<text:tab/>183</text:span></text:a></text:p>
          <text:p text:style-name="P17"><text:a xlink:type="simple" xlink:href="#_sns565thmus5" text:style-name="Index_20_Link" text:visited-style-name="Index_20_Link"><text:span text:style-name="T10">Monitoring and Anomaly Detection<text:tab/>183</text:span></text:a></text:p>
          <text:p text:style-name="P17"><text:a xlink:type="simple" xlink:href="#_pre1s7p2xs4d" text:style-name="Index_20_Link" text:visited-style-name="Index_20_Link"><text:span text:style-name="T10">Securing Integration and API Access<text:tab/>183</text:span></text:a></text:p>
          <text:p text:style-name="P17"><text:a xlink:type="simple" xlink:href="#_s2cn341el8vr" text:style-name="Index_20_Link" text:visited-style-name="Index_20_Link"><text:span text:style-name="T10">Data Fabric Scalability and Security<text:tab/>183</text:span></text:a></text:p>
          <text:p text:style-name="P17"><text:a xlink:type="simple" xlink:href="#_o73p7ygd7r4" text:style-name="Index_20_Link" text:visited-style-name="Index_20_Link"><text:span text:style-name="T10">Incident Response and Recovery<text:tab/>183</text:span></text:a></text:p>
          <text:p text:style-name="P17"><text:a xlink:type="simple" xlink:href="#_wmbncf7xo2tf" text:style-name="Index_20_Link" text:visited-style-name="Index_20_Link"><text:span text:style-name="T10">Compliance and Legal Considerations<text:tab/>184</text:span></text:a></text:p>
          <text:p text:style-name="P17"><text:a xlink:type="simple" xlink:href="#_7dgqjpob5m73" text:style-name="Index_20_Link" text:visited-style-name="Index_20_Link"><text:span text:style-name="T10">Best Practices and Case Studies<text:tab/>184</text:span></text:a></text:p>
          <text:p text:style-name="P17"><text:a xlink:type="simple" xlink:href="#_bwk8nvbfiwyb" text:style-name="Index_20_Link" text:visited-style-name="Index_20_Link"><text:span text:style-name="T10">Future Trends and Emerging Technologies<text:tab/>184</text:span></text:a></text:p>
          <text:p text:style-name="P17"><text:a xlink:type="simple" xlink:href="#_b96h3424d58c" text:style-name="Index_20_Link" text:visited-style-name="Index_20_Link"><text:span text:style-name="T10">Conclusion<text:tab/>184</text:span></text:a></text:p>
          <text:p text:style-name="P15"><text:a xlink:type="simple" xlink:href="#_cb1nq8w2kuv1" text:style-name="Index_20_Link" text:visited-style-name="Index_20_Link"><text:span text:style-name="T10">Prompt Injections &amp; LLM Exploits<text:tab/>185</text:span></text:a></text:p>
          <text:p text:style-name="P17"><text:a xlink:type="simple" xlink:href="#_5mjy7m3b5sab" text:style-name="Index_20_Link" text:visited-style-name="Index_20_Link"><text:span text:style-name="T10">Understanding Prompt Injection Attacks<text:tab/>185</text:span></text:a></text:p>
          <text:p text:style-name="P17"><text:a xlink:type="simple" xlink:href="#_7qcs8thoud3i" text:style-name="Index_20_Link" text:visited-style-name="Index_20_Link"><text:span text:style-name="T10">The Mechanism Behind the Attacks<text:tab/>185</text:span></text:a></text:p>
          <text:p text:style-name="P17"><text:a xlink:type="simple" xlink:href="#_2f4pggvk1sdm" text:style-name="Index_20_Link" text:visited-style-name="Index_20_Link"><text:span text:style-name="T10">Real-World Examples and Case Studies<text:tab/>185</text:span></text:a></text:p>
          <text:p text:style-name="P17"><text:a xlink:type="simple" xlink:href="#_rg1bkw29kna8" text:style-name="Index_20_Link" text:visited-style-name="Index_20_Link"><text:span text:style-name="T10">Mitigation Strategies and Best Practices<text:tab/>186</text:span></text:a></text:p>
          <text:p text:style-name="P17"><text:a xlink:type="simple" xlink:href="#_xrd788x3aaa0" text:style-name="Index_20_Link" text:visited-style-name="Index_20_Link"><text:span text:style-name="T10">Building Resilient Systems Against Prompt Injections<text:tab/>186</text:span></text:a></text:p>
          <text:p text:style-name="P17"><text:a xlink:type="simple" xlink:href="#_ih3vbbsey8dz" text:style-name="Index_20_Link" text:visited-style-name="Index_20_Link"><text:span text:style-name="T10">Red Teaming and Proactive Defense<text:tab/>186</text:span></text:a></text:p>
          <text:p text:style-name="P17"><text:a xlink:type="simple" xlink:href="#_7ljhgzy1w3i4" text:style-name="Index_20_Link" text:visited-style-name="Index_20_Link"><text:span text:style-name="T10">Policy and Governance<text:tab/>186</text:span></text:a></text:p>
          <text:p text:style-name="P17"><text:a xlink:type="simple" xlink:href="#_pbv1on6p6e63" text:style-name="Index_20_Link" text:visited-style-name="Index_20_Link"><text:span text:style-name="T10">Training and Awareness<text:tab/>187</text:span></text:a></text:p>
          <text:p text:style-name="P17"><text:a xlink:type="simple" xlink:href="#_zd0x1f5zxq6m" text:style-name="Index_20_Link" text:visited-style-name="Index_20_Link"><text:span text:style-name="T10">Future Outlook and Evolving Threats<text:tab/>187</text:span></text:a></text:p>
          <text:p text:style-name="P359"><text:a xlink:type="simple" xlink:href="#_mpxsdb968rs0" text:style-name="Index_20_Link" text:visited-style-name="Index_20_Link"><text:span text:style-name="T10">Conclusion<text:tab/>187</text:span></text:a></text:p>
          <text:p text:style-name="P15"><text:a xlink:type="simple" xlink:href="#_7yzu8sfm502m" text:style-name="Index_20_Link" text:visited-style-name="Index_20_Link"><text:span text:style-name="T10">Total Cost of Ownership (TCO) Considerations for Enterprise AI Deployment<text:tab/>187</text:span></text:a></text:p>
          <text:p text:style-name="P17"><text:a xlink:type="simple" xlink:href="#_oeygog1lrzsk" text:style-name="Index_20_Link" text:visited-style-name="Index_20_Link"><text:span text:style-name="T10">Initial Implementation Costs<text:tab/>187</text:span></text:a></text:p>
          <text:p text:style-name="P359"><text:soft-page-break/><text:a xlink:type="simple" xlink:href="#_abn0fhy118xq" text:style-name="Index_20_Link" text:visited-style-name="Index_20_Link"><text:span text:style-name="T10">Ongoing Operational Costs<text:tab/>188</text:span></text:a></text:p>
          <text:p text:style-name="P359"><text:a xlink:type="simple" xlink:href="#_3cvx7q5xzk9z" text:style-name="Index_20_Link" text:visited-style-name="Index_20_Link"><text:span text:style-name="T10">Training and Development Costs<text:tab/>188</text:span></text:a></text:p>
          <text:p text:style-name="P359"><text:a xlink:type="simple" xlink:href="#_klczzaipeo6n" text:style-name="Index_20_Link" text:visited-style-name="Index_20_Link"><text:span text:style-name="T10">Integration and Data Management Costs<text:tab/>188</text:span></text:a></text:p>
          <text:p text:style-name="P359"><text:a xlink:type="simple" xlink:href="#_8edmrtjtcfc4" text:style-name="Index_20_Link" text:visited-style-name="Index_20_Link"><text:span text:style-name="T10">Downtime and Efficiency Loss<text:tab/>188</text:span></text:a></text:p>
          <text:p text:style-name="P359"><text:a xlink:type="simple" xlink:href="#_inqpe63w86bi" text:style-name="Index_20_Link" text:visited-style-name="Index_20_Link"><text:span text:style-name="T10">Security and Compliance<text:tab/>189</text:span></text:a></text:p>
          <text:p text:style-name="P359"><text:a xlink:type="simple" xlink:href="#_xclxugizqpsj" text:style-name="Index_20_Link" text:visited-style-name="Index_20_Link"><text:span text:style-name="T10">Scalability and Future-Proofing<text:tab/>189</text:span></text:a></text:p>
          <text:p text:style-name="P359"><text:a xlink:type="simple" xlink:href="#_e5ojqujwnq2k" text:style-name="Index_20_Link" text:visited-style-name="Index_20_Link"><text:span text:style-name="T10">Vendor and Technology Dependence<text:tab/>189</text:span></text:a></text:p>
          <text:p text:style-name="P359"><text:a xlink:type="simple" xlink:href="#_mo0avq2njpp6" text:style-name="Index_20_Link" text:visited-style-name="Index_20_Link"><text:span text:style-name="T10">Disaster Recovery and Data Backup<text:tab/>189</text:span></text:a></text:p>
          <text:p text:style-name="P359"><text:a xlink:type="simple" xlink:href="#_qqkw8kxj6507" text:style-name="Index_20_Link" text:visited-style-name="Index_20_Link"><text:span text:style-name="T10">Decommissioning and End-of-Life Costs<text:tab/>189</text:span></text:a></text:p>
          <text:p text:style-name="P17"><text:a xlink:type="simple" xlink:href="#_l39y1mcv2ic5" text:style-name="Index_20_Link" text:visited-style-name="Index_20_Link"><text:span text:style-name="T10">Implementing a Cost-Effective AI Strategy<text:tab/>190</text:span></text:a></text:p>
          <text:p text:style-name="P359"><text:a xlink:type="simple" xlink:href="#_n7lto57h8r0f" text:style-name="Index_20_Link" text:visited-style-name="Index_20_Link"><text:span text:style-name="T10">Practical Advice and Implementation Details<text:tab/>190</text:span></text:a></text:p>
          <text:p text:style-name="P359"><text:a xlink:type="simple" xlink:href="#_9s8axpfs4vro" text:style-name="Index_20_Link" text:visited-style-name="Index_20_Link"><text:span text:style-name="T10">Monitoring AI Usage and Costs: Understanding Tokens<text:tab/>190</text:span></text:a></text:p>
          <text:p text:style-name="P359"><text:a xlink:type="simple" xlink:href="#_2g3prvpmx6l7" text:style-name="Index_20_Link" text:visited-style-name="Index_20_Link"><text:span text:style-name="T10">How Tokens Work<text:tab/>190</text:span></text:a></text:p>
          <text:p text:style-name="P359"><text:a xlink:type="simple" xlink:href="#_ccnkx63j5hzf" text:style-name="Index_20_Link" text:visited-style-name="Index_20_Link"><text:span text:style-name="T10">Tracking Token Usage<text:tab/>191</text:span></text:a></text:p>
          <text:p text:style-name="P359"><text:a xlink:type="simple" xlink:href="#_2ojdchqeqq3q" text:style-name="Index_20_Link" text:visited-style-name="Index_20_Link"><text:span text:style-name="T10">Balancing Cost and Performance<text:tab/>191</text:span></text:a></text:p>
          <text:p text:style-name="P15"><text:a xlink:type="simple" xlink:href="#_phab7ivurhur" text:style-name="Index_20_Link" text:visited-style-name="Index_20_Link"><text:span text:style-name="T10">API Structure and Management for Unified Data Fabric<text:tab/>191</text:span></text:a></text:p>
          <text:p text:style-name="P359"><text:a xlink:type="simple" xlink:href="#_cyg2df6lbtol" text:style-name="Index_20_Link" text:visited-style-name="Index_20_Link"><text:span text:style-name="T10">API and Administrative Interface Development<text:tab/>192</text:span></text:a></text:p>
          <text:p text:style-name="P359"><text:a xlink:type="simple" xlink:href="#_8r95kblfkih2" text:style-name="Index_20_Link" text:visited-style-name="Index_20_Link"><text:span text:style-name="T10">Intuitive Administrative Interfaces<text:tab/>192</text:span></text:a></text:p>
          <text:p text:style-name="P359"><text:a xlink:type="simple" xlink:href="#_wedhlweu3hpy" text:style-name="Index_20_Link" text:visited-style-name="Index_20_Link"><text:span text:style-name="T10">Technical Architecture Overview<text:tab/>192</text:span></text:a></text:p>
          <text:p text:style-name="P359"><text:a xlink:type="simple" xlink:href="#_8zlqvuwtsqfa" text:style-name="Index_20_Link" text:visited-style-name="Index_20_Link"><text:span text:style-name="T10">Integrating API Technical Architecture<text:tab/>192</text:span></text:a></text:p>
          <text:p text:style-name="P359"><text:a xlink:type="simple" xlink:href="#_xa0alzlmx6p2" text:style-name="Index_20_Link" text:visited-style-name="Index_20_Link"><text:span text:style-name="T10">Core Functionalities:<text:tab/>193</text:span></text:a></text:p>
          <text:p text:style-name="P359"><text:a xlink:type="simple" xlink:href="#_iaodmjhzy79h" text:style-name="Index_20_Link" text:visited-style-name="Index_20_Link"><text:span text:style-name="T10">Tenant Management and Webhooks:<text:tab/>193</text:span></text:a></text:p>
          <text:p text:style-name="P359"><text:a xlink:type="simple" xlink:href="#_g0c6gew9me7" text:style-name="Index_20_Link" text:visited-style-name="Index_20_Link"><text:span text:style-name="T10">Skill Management and Discovery Platform:<text:tab/>193</text:span></text:a></text:p>
          <text:p text:style-name="P15"><text:a xlink:type="simple" xlink:href="#_qtkqeqgifh3o" text:style-name="Index_20_Link" text:visited-style-name="Index_20_Link"><text:span text:style-name="T10">API: Unified Data Fabric API<text:tab/>193</text:span></text:a></text:p>
          <text:p text:style-name="P359"><text:a xlink:type="simple" xlink:href="#_rbdji56pxfb" text:style-name="Index_20_Link" text:visited-style-name="Index_20_Link"><text:span text:style-name="T10">Base URL<text:tab/>194</text:span></text:a></text:p>
          <text:p text:style-name="P17"><text:a xlink:type="simple" xlink:href="#_7tukn716l1hl" text:style-name="Index_20_Link" text:visited-style-name="Index_20_Link"><text:span text:style-name="T10">Authentication &amp; Authorization<text:tab/>194</text:span></text:a></text:p>
          <text:p text:style-name="P359"><text:a xlink:type="simple" xlink:href="#_fx3m1gyo0nx1" text:style-name="Index_20_Link" text:visited-style-name="Index_20_Link"><text:span text:style-name="T10">OAuth 2.0 Authentication<text:tab/>194</text:span></text:a></text:p>
          <text:p text:style-name="P359"><text:a xlink:type="simple" xlink:href="#_y7rcx0ekqrn2" text:style-name="Index_20_Link" text:visited-style-name="Index_20_Link"><text:span text:style-name="T10">OAuth 2.0 Token Refresh<text:tab/>194</text:span></text:a></text:p>
          <text:p text:style-name="P359"><text:a xlink:type="simple" xlink:href="#_411dbzqh4uwa" text:style-name="Index_20_Link" text:visited-style-name="Index_20_Link"><text:span text:style-name="T10">Token Management<text:tab/>194</text:span></text:a></text:p>
          <text:p text:style-name="P359"><text:a xlink:type="simple" xlink:href="#_anrzc29k9m6c" text:style-name="Index_20_Link" text:visited-style-name="Index_20_Link"><text:span text:style-name="T10">Error Handling<text:tab/>194</text:span></text:a></text:p>
          <text:p text:style-name="P359"><text:soft-page-break/><text:a xlink:type="simple" xlink:href="#_ngsravfw823" text:style-name="Index_20_Link" text:visited-style-name="Index_20_Link"><text:span text:style-name="T10">Rate Limiting<text:tab/>194</text:span></text:a></text:p>
          <text:p text:style-name="P359"><text:a xlink:type="simple" xlink:href="#_4076fck3uhks" text:style-name="Index_20_Link" text:visited-style-name="Index_20_Link"><text:span text:style-name="T10">Pagination<text:tab/>195</text:span></text:a></text:p>
          <text:p text:style-name="P359"><text:a xlink:type="simple" xlink:href="#_pz4x2gejwzgy" text:style-name="Index_20_Link" text:visited-style-name="Index_20_Link"><text:span text:style-name="T10">Filtering &amp; Sorting<text:tab/>195</text:span></text:a></text:p>
          <text:p text:style-name="P359"><text:a xlink:type="simple" xlink:href="#_65e7fhugemn6" text:style-name="Index_20_Link" text:visited-style-name="Index_20_Link"><text:span text:style-name="T10">SDK &amp; Client Libraries<text:tab/>195</text:span></text:a></text:p>
          <text:p text:style-name="P359"><text:a xlink:type="simple" xlink:href="#_bhzqbfqfjn8b" text:style-name="Index_20_Link" text:visited-style-name="Index_20_Link"><text:span text:style-name="T10">Deprecation Policy<text:tab/>195</text:span></text:a></text:p>
          <text:p text:style-name="P359"><text:a xlink:type="simple" xlink:href="#_7c446f9alsvl" text:style-name="Index_20_Link" text:visited-style-name="Index_20_Link"><text:span text:style-name="T10">Supported Data Formats<text:tab/>195</text:span></text:a></text:p>
          <text:p text:style-name="P359"><text:a xlink:type="simple" xlink:href="#_i8i834lro81h" text:style-name="Index_20_Link" text:visited-style-name="Index_20_Link"><text:span text:style-name="T10">Tenant Management<text:tab/>195</text:span></text:a></text:p>
          <text:p text:style-name="P359"><text:a xlink:type="simple" xlink:href="#_jbx64py6ke0e" text:style-name="Index_20_Link" text:visited-style-name="Index_20_Link"><text:span text:style-name="T10">Webhooks<text:tab/>196</text:span></text:a></text:p>
          <text:p text:style-name="P17"><text:a xlink:type="simple" xlink:href="#_elk2ouzzdpk" text:style-name="Index_20_Link" text:visited-style-name="Index_20_Link"><text:span text:style-name="T10">Skill Management &amp; Discovery Platform<text:tab/>196</text:span></text:a></text:p>
          <text:p text:style-name="P359"><text:a xlink:type="simple" xlink:href="#_ea0p3ylw1vxh" text:style-name="Index_20_Link" text:visited-style-name="Index_20_Link"><text:span text:style-name="T10">Skill Curation &amp; Publishing<text:tab/>196</text:span></text:a></text:p>
          <text:p text:style-name="P359"><text:a xlink:type="simple" xlink:href="#_1e42mihymf9b" text:style-name="Index_20_Link" text:visited-style-name="Index_20_Link"><text:span text:style-name="T10">Skill Governance<text:tab/>196</text:span></text:a></text:p>
          <text:p text:style-name="P359"><text:a xlink:type="simple" xlink:href="#_dj7j04nzguu1" text:style-name="Index_20_Link" text:visited-style-name="Index_20_Link"><text:span text:style-name="T10">Skill Packaging<text:tab/>197</text:span></text:a></text:p>
          <text:p text:style-name="P17"><text:a xlink:type="simple" xlink:href="#_bbhxqpvwrf93" text:style-name="Index_20_Link" text:visited-style-name="Index_20_Link"><text:span text:style-name="T10">Enhancement Package Framework<text:tab/>197</text:span></text:a></text:p>
          <text:p text:style-name="P17"><text:a xlink:type="simple" xlink:href="#_1klu7dje6wkp" text:style-name="Index_20_Link" text:visited-style-name="Index_20_Link"><text:span text:style-name="T10">Human in the Loop Layer<text:tab/>197</text:span></text:a></text:p>
          <text:p text:style-name="P17"><text:a xlink:type="simple" xlink:href="#_c94am52y17te" text:style-name="Index_20_Link" text:visited-style-name="Index_20_Link"><text:span text:style-name="T10">Business Process Flow (Review) - Procedural/ML-based routing<text:tab/>197</text:span></text:a></text:p>
          <text:p text:style-name="P17"><text:a xlink:type="simple" xlink:href="#_30o03hv9grh" text:style-name="Index_20_Link" text:visited-style-name="Index_20_Link"><text:span text:style-name="T10">Review &amp; Feedback<text:tab/>198</text:span></text:a></text:p>
          <text:p text:style-name="P17"><text:a xlink:type="simple" xlink:href="#_hpulqghqbl9i" text:style-name="Index_20_Link" text:visited-style-name="Index_20_Link"><text:span text:style-name="T10">Task Assignment<text:tab/>198</text:span></text:a></text:p>
          <text:p text:style-name="P17"><text:a xlink:type="simple" xlink:href="#_o5hmkvrzp753" text:style-name="Index_20_Link" text:visited-style-name="Index_20_Link"><text:span text:style-name="T10">Data &amp; Content Management<text:tab/>198</text:span></text:a></text:p>
          <text:p text:style-name="P359"><text:a xlink:type="simple" xlink:href="#_medl1su991yb" text:style-name="Index_20_Link" text:visited-style-name="Index_20_Link"><text:span text:style-name="T10">Optical Character Recognition (OCR)<text:tab/>198</text:span></text:a></text:p>
          <text:p text:style-name="P359"><text:a xlink:type="simple" xlink:href="#_4ags7wqi25v9" text:style-name="Index_20_Link" text:visited-style-name="Index_20_Link"><text:span text:style-name="T10">Multimedia Processing<text:tab/>199</text:span></text:a></text:p>
          <text:p text:style-name="P359"><text:a xlink:type="simple" xlink:href="#_67qhtkts02u2" text:style-name="Index_20_Link" text:visited-style-name="Index_20_Link"><text:span text:style-name="T10">Office Documents<text:tab/>199</text:span></text:a></text:p>
          <text:p text:style-name="P359"><text:a xlink:type="simple" xlink:href="#_hon63hiwtc4v" text:style-name="Index_20_Link" text:visited-style-name="Index_20_Link"><text:span text:style-name="T10">Embeddings and Content Chunking<text:tab/>199</text:span></text:a></text:p>
          <text:p text:style-name="P17"><text:a xlink:type="simple" xlink:href="#_qn9uvzcx0gq" text:style-name="Index_20_Link" text:visited-style-name="Index_20_Link"><text:span text:style-name="T10">Model Management - ML Ops<text:tab/>199</text:span></text:a></text:p>
          <text:p text:style-name="P359"><text:a xlink:type="simple" xlink:href="#_k4gaykibs5a6" text:style-name="Index_20_Link" text:visited-style-name="Index_20_Link"><text:span text:style-name="T10">Custom Models<text:tab/>199</text:span></text:a></text:p>
          <text:p text:style-name="P359"><text:a xlink:type="simple" xlink:href="#_rpc2ad36p54x" text:style-name="Index_20_Link" text:visited-style-name="Index_20_Link"><text:span text:style-name="T10">Fine-tuning (JSONL and other data sources)<text:tab/>200</text:span></text:a></text:p>
          <text:p text:style-name="P359"><text:a xlink:type="simple" xlink:href="#_i7f8tdef834z" text:style-name="Index_20_Link" text:visited-style-name="Index_20_Link"><text:span text:style-name="T10">Training Models (no OpenAI)<text:tab/>200</text:span></text:a></text:p>
          <text:p text:style-name="P359"><text:a xlink:type="simple" xlink:href="#_p5051b3qi5w8" text:style-name="Index_20_Link" text:visited-style-name="Index_20_Link"><text:span text:style-name="T10">Lifecycle Management<text:tab/>200</text:span></text:a></text:p>
          <text:p text:style-name="P359"><text:a xlink:type="simple" xlink:href="#_7ewuharzuvz4" text:style-name="Index_20_Link" text:visited-style-name="Index_20_Link"><text:span text:style-name="T10">Confidence Index<text:tab/>201</text:span></text:a></text:p>
          <text:p text:style-name="P17"><text:a xlink:type="simple" xlink:href="#_yg4pf19p82ob" text:style-name="Index_20_Link" text:visited-style-name="Index_20_Link"><text:span text:style-name="T10">IL Orchestrator<text:tab/>201</text:span></text:a></text:p>
          <text:p text:style-name="P359"><text:a xlink:type="simple" xlink:href="#_10qg18xg6iaj" text:style-name="Index_20_Link" text:visited-style-name="Index_20_Link"><text:span text:style-name="T10">Event Source (Triggers)<text:tab/>201</text:span></text:a></text:p>
          <text:p text:style-name="P359"><text:soft-page-break/><text:a xlink:type="simple" xlink:href="#_h3mdkje836ke" text:style-name="Index_20_Link" text:visited-style-name="Index_20_Link"><text:span text:style-name="T10">Intelligent Router with Event Grid Integration<text:tab/>201</text:span></text:a></text:p>
          <text:p text:style-name="P359"><text:a xlink:type="simple" xlink:href="#_6x0xrrgvk5p0" text:style-name="Index_20_Link" text:visited-style-name="Index_20_Link"><text:span text:style-name="T10">Event Handlers (Serverless Functions)<text:tab/>201</text:span></text:a></text:p>
          <text:p text:style-name="P359"><text:a xlink:type="simple" xlink:href="#_64d8u76izmco" text:style-name="Index_20_Link" text:visited-style-name="Index_20_Link"><text:span text:style-name="T10">State Management with Event Grid Monitoring<text:tab/>202</text:span></text:a></text:p>
          <text:p text:style-name="P359"><text:a xlink:type="simple" xlink:href="#_nzglu7qi8rt1" text:style-name="Index_20_Link" text:visited-style-name="Index_20_Link"><text:span text:style-name="T10">Packaging &amp; Configurations for Serverless<text:tab/>202</text:span></text:a></text:p>
          <text:p text:style-name="P359"><text:a xlink:type="simple" xlink:href="#_nhvn5mnxf39y" text:style-name="Index_20_Link" text:visited-style-name="Index_20_Link"><text:span text:style-name="T10">Subscriptions, Filters, and Event Schemas (Azure Event Grid)<text:tab/>202</text:span></text:a></text:p>
          <text:p text:style-name="P17"><text:a xlink:type="simple" xlink:href="#_b8wmm77pyc29" text:style-name="Index_20_Link" text:visited-style-name="Index_20_Link"><text:span text:style-name="T10">Interface &amp; Integration<text:tab/>202</text:span></text:a></text:p>
          <text:p text:style-name="P359"><text:a xlink:type="simple" xlink:href="#_4splxugpd7xo" text:style-name="Index_20_Link" text:visited-style-name="Index_20_Link"><text:span text:style-name="T10">API Integration<text:tab/>202</text:span></text:a></text:p>
          <text:p text:style-name="P359"><text:a xlink:type="simple" xlink:href="#_w90zzj2geg22" text:style-name="Index_20_Link" text:visited-style-name="Index_20_Link"><text:span text:style-name="T10">Assessment &amp; Review<text:tab/>203</text:span></text:a></text:p>
          <text:p text:style-name="P359"><text:a xlink:type="simple" xlink:href="#_ni8lom40efeu" text:style-name="Index_20_Link" text:visited-style-name="Index_20_Link"><text:span text:style-name="T10">UI/UX Framework<text:tab/>203</text:span></text:a></text:p>
          <text:p text:style-name="P359"><text:a xlink:type="simple" xlink:href="#_pg5rdqg6fjoh" text:style-name="Index_20_Link" text:visited-style-name="Index_20_Link"><text:span text:style-name="T10">Infrastructure Templating Framework<text:tab/>203</text:span></text:a></text:p>
          <text:p text:style-name="P359"><text:a xlink:type="simple" xlink:href="#_dcp3yv8utt6x" text:style-name="Index_20_Link" text:visited-style-name="Index_20_Link"><text:span text:style-name="T10">Container Orchestration<text:tab/>204</text:span></text:a></text:p>
          <text:p text:style-name="P359"><text:a xlink:type="simple" xlink:href="#_o3asm9b09jgm" text:style-name="Index_20_Link" text:visited-style-name="Index_20_Link"><text:span text:style-name="T10">Serverless Function Orchestration<text:tab/>204</text:span></text:a></text:p>
          <text:p text:style-name="P359"><text:a xlink:type="simple" xlink:href="#_28rq1s3zy0v1" text:style-name="Index_20_Link" text:visited-style-name="Index_20_Link"><text:span text:style-name="T10">Parameterized Deployment<text:tab/>204</text:span></text:a></text:p>
          <text:p text:style-name="P359"><text:a xlink:type="simple" xlink:href="#_unzjcyapw3zn" text:style-name="Index_20_Link" text:visited-style-name="Index_20_Link"><text:span text:style-name="T10">Tenant-Specific Configurations<text:tab/>204</text:span></text:a></text:p>
          <text:p text:style-name="P359"><text:a xlink:type="simple" xlink:href="#_crf2oj2gf0d4" text:style-name="Index_20_Link" text:visited-style-name="Index_20_Link"><text:span text:style-name="T10">Validation &amp; Testing<text:tab/>204</text:span></text:a></text:p>
          <text:p text:style-name="P359"><text:a xlink:type="simple" xlink:href="#_sqp5sigo47ek" text:style-name="Index_20_Link" text:visited-style-name="Index_20_Link"><text:span text:style-name="T10">Version Management<text:tab/>205</text:span></text:a></text:p>
          <text:p text:style-name="P359"><text:a xlink:type="simple" xlink:href="#_hruki0e1utet" text:style-name="Index_20_Link" text:visited-style-name="Index_20_Link"><text:span text:style-name="T10">Service Binding<text:tab/>205</text:span></text:a></text:p>
          <text:p text:style-name="P359"><text:a xlink:type="simple" xlink:href="#_p1fpb1x1ndnu" text:style-name="Index_20_Link" text:visited-style-name="Index_20_Link"><text:span text:style-name="T10">Vector Storage<text:tab/>205</text:span></text:a></text:p>
          <text:p text:style-name="P359"><text:a xlink:type="simple" xlink:href="#_6nd3rxng8gng" text:style-name="Index_20_Link" text:visited-style-name="Index_20_Link"><text:span text:style-name="T10">Configuration Management<text:tab/>205</text:span></text:a></text:p>
          <text:p text:style-name="P359"><text:a xlink:type="simple" xlink:href="#_zhsgu2tdo5sv" text:style-name="Index_20_Link" text:visited-style-name="Index_20_Link"><text:span text:style-name="T10">Health Checks &amp; Monitoring<text:tab/>206</text:span></text:a></text:p>
          <text:p text:style-name="P359"><text:a xlink:type="simple" xlink:href="#_dyalcltke79h" text:style-name="Index_20_Link" text:visited-style-name="Index_20_Link"><text:span text:style-name="T10">Backup and Restore<text:tab/>206</text:span></text:a></text:p>
          <text:p text:style-name="P359"><text:a xlink:type="simple" xlink:href="#_f3irgb8o4zfv" text:style-name="Index_20_Link" text:visited-style-name="Index_20_Link"><text:span text:style-name="T10">Index Management<text:tab/>206</text:span></text:a></text:p>
          <text:p text:style-name="P359"><text:a xlink:type="simple" xlink:href="#_w1zxc8xe4v2d" text:style-name="Index_20_Link" text:visited-style-name="Index_20_Link"><text:span text:style-name="T10">Load Balancing and Scaling<text:tab/>207</text:span></text:a></text:p>
          <text:p text:style-name="P359"><text:a xlink:type="simple" xlink:href="#_x25eggbyh3yh" text:style-name="Index_20_Link" text:visited-style-name="Index_20_Link"><text:span text:style-name="T10">Access Control and Security<text:tab/>207</text:span></text:a></text:p>
          <text:p text:style-name="P17"><text:a xlink:type="simple" xlink:href="#_tyilxoqypxbx" text:style-name="Index_20_Link" text:visited-style-name="Index_20_Link"><text:span text:style-name="T10">DAG (Directed Acyclic Graph) Management<text:tab/>207</text:span></text:a></text:p>
          <text:p text:style-name="P359"><text:a xlink:type="simple" xlink:href="#_hoplkslhno5w" text:style-name="Index_20_Link" text:visited-style-name="Index_20_Link"><text:span text:style-name="T10">Graph Configuration<text:tab/>207</text:span></text:a></text:p>
          <text:p text:style-name="P359"><text:a xlink:type="simple" xlink:href="#_wlg9z84p9i13" text:style-name="Index_20_Link" text:visited-style-name="Index_20_Link"><text:span text:style-name="T10">Node Management<text:tab/>207</text:span></text:a></text:p>
          <text:p text:style-name="P359"><text:a xlink:type="simple" xlink:href="#_8vbelm22cq5t" text:style-name="Index_20_Link" text:visited-style-name="Index_20_Link"><text:span text:style-name="T10">Edge/Relationship Management<text:tab/>208</text:span></text:a></text:p>
          <text:p text:style-name="P359"><text:a xlink:type="simple" xlink:href="#_hvonlrf2khri" text:style-name="Index_20_Link" text:visited-style-name="Index_20_Link"><text:span text:style-name="T10">Schema Evolution<text:tab/>208</text:span></text:a></text:p>
          <text:p text:style-name="P360"><text:a xlink:type="simple" xlink:href="#_sndusbeuuho5" text:style-name="Index_20_Link" text:visited-style-name="Index_20_Link"><text:span text:style-name="T10">Graph Querying<text:tab/>208</text:span></text:a></text:p>
          <text:p text:style-name="P359"><text:soft-page-break/><text:a xlink:type="simple" xlink:href="#_bl46m7jp6ijj" text:style-name="Index_20_Link" text:visited-style-name="Index_20_Link"><text:span text:style-name="T10">Data Validation &amp; Quality Assurance<text:tab/>209</text:span></text:a></text:p>
          <text:p text:style-name="P17"><text:a xlink:type="simple" xlink:href="#_ne25vrhmf4hs" text:style-name="Index_20_Link" text:visited-style-name="Index_20_Link"><text:span text:style-name="T10">Access Control and Security<text:tab/>209</text:span></text:a></text:p>
          <text:p text:style-name="P15"><text:a xlink:type="simple" xlink:href="#_96g3t2n27m19" text:style-name="Index_20_Link" text:visited-style-name="Index_20_Link"><text:span text:style-name="T23">Conclusion<text:tab/>209</text:span></text:a></text:p>
          <text:p text:style-name="P15"><text:a xlink:type="simple" xlink:href="#_5rej4h8ukjaa" text:style-name="Index_20_Link" text:visited-style-name="Index_20_Link"><text:span text:style-name="T23">GPT Prompt<text:tab/>210</text:span></text:a></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Mr Dafoe" svg:font-family="'Mr Dafoe'" style:font-family-generic="roman" style:font-pitch="variable"/>
    <style:font-face style:name="Raleway" svg:font-family="Raleway" style:font-family-generic="roman" style:font-pitch="variable"/>
    <style:font-face style:name="Raleway ExtraLight" svg:font-family="'Raleway ExtraLight'" style:font-family-generic="roman" style:font-pitch="variable"/>
    <style:font-face style:name="Raleway Light" svg:font-family="'Raleway Light'"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r Dafoe1" svg:font-family="'Mr Dafoe'" style:font-family-generic="system" style:font-pitch="variable"/>
    <style:font-face style:name="Raleway1" svg:font-family="Raleway" style:font-family-generic="system" style:font-pitch="variable"/>
    <style:font-face style:name="Raleway ExtraLight1" svg:font-family="'Raleway ExtraLight'" style:font-family-generic="system" style:font-pitch="variable"/>
    <style:font-face style:name="Raleway Light1" svg:font-family="'Raleway Light'"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aleway" fo:font-size="13.5pt" fo:language="en" fo:country="none" style:letter-kerning="false" style:font-name-asian="Raleway1" style:font-size-asian="13.5pt" style:language-asian="zh" style:country-asian="CN" style:font-name-complex="Raleway1" style:font-size-complex="13.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aleway" fo:font-size="13.5pt" fo:language="en" fo:country="none" style:letter-kerning="false" style:font-name-asian="Raleway1" style:font-size-asian="13.5pt" style:language-asian="zh" style:country-asian="CN" style:font-name-complex="Raleway1" style:font-size-complex="13.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7pt" style:font-size-asian="27pt" style:font-size-complex="27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style:font-name="Raleway Light" fo:font-family="'Raleway Light'" style:font-family-generic="roman" style:font-pitch="variable" fo:font-size="24pt" style:font-name-asian="Raleway Light1" style:font-family-asian="'Raleway Light'" style:font-family-generic-asian="system" style:font-pitch-asian="variable" style:font-size-asian="24pt" style:font-name-complex="Raleway Light1" style:font-family-complex="'Raleway Light'" style:font-family-generic-complex="system" style:font-pitch-complex="variable" style:font-size-complex="2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style:font-name="Raleway Light" fo:font-family="'Raleway Light'" style:font-family-generic="roman" style:font-pitch="variable" fo:font-size="17pt" style:font-name-asian="Raleway Light1" style:font-family-asian="'Raleway Light'" style:font-family-generic-asian="system" style:font-pitch-asian="variable" style:font-size-asian="17pt" style:font-name-complex="Raleway Light1" style:font-family-complex="'Raleway Light'" style:font-family-generic-complex="system" style:font-pitch-complex="variable" style:font-size-complex="17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6pt" style:font-size-asian="16pt" style:font-size-complex="16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aleway" fo:font-family="Raleway" style:font-family-generic="roman" style:font-pitch="variable" fo:font-size="11.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aleway" fo:font-family="Raleway" style:font-family-generic="roman" style:font-pitch="variable" fo:font-size="11.5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aleway" fo:font-family="Raleway" style:font-family-generic="roman" style:font-pitch="variable" fo:font-size="11.5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aleway" fo:font-family="Raleway" style:font-family-generic="roman" style:font-pitch="variable" fo:font-size="11.5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Raleway" fo:font-family="Raleway" style:font-family-generic="roman" style:font-pitch="variable" fo:font-size="11.5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Raleway" fo:font-family="Raleway" style:font-family-generic="roman" style:font-pitch="variable" fo:font-size="11.5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Raleway" fo:font-family="Raleway" style:font-family-generic="roman" style:font-pitch="variable" fo:font-size="11.5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font-name="Raleway" fo:font-family="Raleway" style:font-family-generic="roman" style:font-pitch="variable" fo:font-size="11.5pt"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font-name="Raleway" fo:font-family="Raleway" style:font-family-generic="roman" style:font-pitch="variable" fo:font-size="11.5pt"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3" style:display-name="ListLabel 13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4" style:display-name="ListLabel 13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5" style:display-name="ListLabel 13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6" style:display-name="ListLabel 13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7" style:display-name="ListLabel 13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8" style:display-name="ListLabel 13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9" style:display-name="ListLabel 13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0" style:display-name="ListLabel 13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font-name="Arial" fo:font-family="Arial" style:font-family-generic="roman" style:font-pitch="variable" fo:font-size="11pt"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7" style:display-name="ListLabel 15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8" style:display-name="ListLabel 15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9" style:display-name="ListLabel 15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0" style:display-name="ListLabel 15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1" style:display-name="ListLabel 15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2" style:display-name="ListLabel 15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3" style:display-name="ListLabel 15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4" style:display-name="ListLabel 15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4" style:display-name="ListLabel 16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5" style:display-name="ListLabel 16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6" style:display-name="ListLabel 16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7" style:display-name="ListLabel 16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8" style:display-name="ListLabel 16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9" style:display-name="ListLabel 16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0" style:display-name="ListLabel 16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1" style:display-name="ListLabel 16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1" style:display-name="ListLabel 16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2" style:display-name="ListLabel 16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3" style:display-name="ListLabel 16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4" style:display-name="ListLabel 16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5" style:display-name="ListLabel 16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6" style:display-name="ListLabel 16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7" style:display-name="ListLabel 16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8" style:display-name="ListLabel 16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font-name="Raleway" fo:font-family="Raleway" style:font-family-generic="roman" style:font-pitch="variable" fo:font-size="11.5pt"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4" style:display-name="ListLabel 16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5" style:display-name="ListLabel 16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6" style:display-name="ListLabel 16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7" style:display-name="ListLabel 16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8" style:display-name="ListLabel 16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9" style:display-name="ListLabel 16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0" style:display-name="ListLabel 17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1" style:display-name="ListLabel 17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font-name="Raleway" fo:font-family="Raleway" style:font-family-generic="roman" style:font-pitch="variable" fo:font-size="11.5pt"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font-name="Arial" fo:font-family="Arial" style:font-family-generic="roman" style:font-pitch="variable" fo:font-size="11pt"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font-name="Raleway" fo:font-family="Raleway" style:font-family-generic="roman" style:font-pitch="variable" fo:font-size="11.5pt"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font-name="Raleway" fo:font-family="Raleway" style:font-family-generic="roman" style:font-pitch="variable" fo:font-size="11.5pt"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font-name="Raleway" fo:font-family="Raleway" style:font-family-generic="roman" style:font-pitch="variable" fo:font-size="11.5pt"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font-name="Raleway" fo:font-family="Raleway" style:font-family-generic="roman" style:font-pitch="variable" fo:font-size="11.5pt"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font-name="Arial" fo:font-family="Arial" style:font-family-generic="roman" style:font-pitch="variable" fo:font-size="11pt"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font-name="Arial" fo:font-family="Arial" style:font-family-generic="roman" style:font-pitch="variable" fo:font-size="11pt"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text-underline-style="none"/>
    </style:style>
    <style:style style:name="ListLabel_20_2153" style:display-name="ListLabel 2153" style:family="text">
      <style:text-properties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font-name="Arial" fo:font-family="Arial" style:font-family-generic="roman" style:font-pitch="variable" fo:font-size="11pt"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text-underline-style="none"/>
    </style:style>
    <style:style style:name="ListLabel_20_2252" style:display-name="ListLabel 2252" style:family="text">
      <style:text-properties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font-name="Raleway" fo:font-family="Raleway" style:font-family-generic="roman" style:font-pitch="variable" fo:font-size="11.5pt" style:text-underline-style="none"/>
    </style:style>
    <style:style style:name="ListLabel_20_2271" style:display-name="ListLabel 2271" style:family="text">
      <style:text-properties style:font-name="Raleway" fo:font-family="Raleway" style:font-family-generic="roman" style:font-pitch="variable" fo:font-size="11.5pt"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text-underline-style="none"/>
    </style:style>
    <style:style style:name="ListLabel_20_2279" style:display-name="ListLabel 2279" style:family="text">
      <style:text-properties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font-name="Arial" fo:font-family="Arial" style:font-family-generic="roman" style:font-pitch="variable" fo:font-size="11pt"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ListLabel_20_2359" style:display-name="ListLabel 2359" style:family="text">
      <style:text-properties style:text-underline-style="none"/>
    </style:style>
    <style:style style:name="ListLabel_20_2360" style:display-name="ListLabel 2360" style:family="text">
      <style:text-properties style:text-underline-style="none"/>
    </style:style>
    <style:style style:name="ListLabel_20_2361" style:display-name="ListLabel 2361" style:family="text">
      <style:text-properties style:text-underline-style="none"/>
    </style:style>
    <style:style style:name="ListLabel_20_2362" style:display-name="ListLabel 2362" style:family="text">
      <style:text-properties style:text-underline-style="none"/>
    </style:style>
    <style:style style:name="ListLabel_20_2363" style:display-name="ListLabel 2363" style:family="text">
      <style:text-properties style:text-underline-style="none"/>
    </style:style>
    <style:style style:name="ListLabel_20_2364" style:display-name="ListLabel 2364" style:family="text">
      <style:text-properties style:text-underline-style="none"/>
    </style:style>
    <style:style style:name="ListLabel_20_2365" style:display-name="ListLabel 2365" style:family="text">
      <style:text-properties style:text-underline-style="none"/>
    </style:style>
    <style:style style:name="ListLabel_20_2366" style:display-name="ListLabel 2366" style:family="text">
      <style:text-properties style:text-underline-style="none"/>
    </style:style>
    <style:style style:name="ListLabel_20_2367" style:display-name="ListLabel 2367" style:family="text">
      <style:text-properties style:text-underline-style="none"/>
    </style:style>
    <style:style style:name="ListLabel_20_2368" style:display-name="ListLabel 2368" style:family="text">
      <style:text-properties style:text-underline-style="none"/>
    </style:style>
    <style:style style:name="ListLabel_20_2369" style:display-name="ListLabel 2369" style:family="text">
      <style:text-properties style:text-underline-style="none"/>
    </style:style>
    <style:style style:name="ListLabel_20_2370" style:display-name="ListLabel 2370" style:family="text">
      <style:text-properties style:text-underline-style="none"/>
    </style:style>
    <style:style style:name="ListLabel_20_2371" style:display-name="ListLabel 2371" style:family="text">
      <style:text-properties style:text-underline-style="none"/>
    </style:style>
    <style:style style:name="ListLabel_20_2372" style:display-name="ListLabel 2372" style:family="text">
      <style:text-properties style:text-underline-style="none"/>
    </style:style>
    <style:style style:name="ListLabel_20_2373" style:display-name="ListLabel 2373" style:family="text">
      <style:text-properties style:text-underline-style="none"/>
    </style:style>
    <style:style style:name="ListLabel_20_2374" style:display-name="ListLabel 2374" style:family="text">
      <style:text-properties style:text-underline-style="none"/>
    </style:style>
    <style:style style:name="ListLabel_20_2375" style:display-name="ListLabel 2375" style:family="text">
      <style:text-properties style:text-underline-style="none"/>
    </style:style>
    <style:style style:name="ListLabel_20_2376" style:display-name="ListLabel 2376" style:family="text">
      <style:text-properties style:text-underline-style="none"/>
    </style:style>
    <style:style style:name="ListLabel_20_2377" style:display-name="ListLabel 2377" style:family="text">
      <style:text-properties style:text-underline-style="none"/>
    </style:style>
    <style:style style:name="ListLabel_20_2378" style:display-name="ListLabel 2378" style:family="text">
      <style:text-properties style:text-underline-style="none"/>
    </style:style>
    <style:style style:name="ListLabel_20_2379" style:display-name="ListLabel 2379" style:family="text">
      <style:text-properties style:text-underline-style="none"/>
    </style:style>
    <style:style style:name="ListLabel_20_2380" style:display-name="ListLabel 2380" style:family="text">
      <style:text-properties style:text-underline-style="none"/>
    </style:style>
    <style:style style:name="ListLabel_20_2381" style:display-name="ListLabel 2381" style:family="text">
      <style:text-properties style:text-underline-style="none"/>
    </style:style>
    <style:style style:name="ListLabel_20_2382" style:display-name="ListLabel 2382" style:family="text">
      <style:text-properties style:text-underline-style="none"/>
    </style:style>
    <style:style style:name="ListLabel_20_2383" style:display-name="ListLabel 2383" style:family="text">
      <style:text-properties style:text-underline-style="none"/>
    </style:style>
    <style:style style:name="ListLabel_20_2384" style:display-name="ListLabel 2384" style:family="text">
      <style:text-properties style:text-underline-style="none"/>
    </style:style>
    <style:style style:name="ListLabel_20_2385" style:display-name="ListLabel 2385" style:family="text">
      <style:text-properties style:text-underline-style="none"/>
    </style:style>
    <style:style style:name="ListLabel_20_2386" style:display-name="ListLabel 2386" style:family="text">
      <style:text-properties style:text-underline-style="none"/>
    </style:style>
    <style:style style:name="ListLabel_20_2387" style:display-name="ListLabel 2387" style:family="text">
      <style:text-properties style:text-underline-style="none"/>
    </style:style>
    <style:style style:name="ListLabel_20_2388" style:display-name="ListLabel 2388" style:family="text">
      <style:text-properties style:text-underline-style="none"/>
    </style:style>
    <style:style style:name="ListLabel_20_2389" style:display-name="ListLabel 2389" style:family="text">
      <style:text-properties style:text-underline-style="none"/>
    </style:style>
    <style:style style:name="ListLabel_20_2390" style:display-name="ListLabel 2390" style:family="text">
      <style:text-properties style:text-underline-style="none"/>
    </style:style>
    <style:style style:name="ListLabel_20_2391" style:display-name="ListLabel 2391" style:family="text">
      <style:text-properties style:text-underline-style="none"/>
    </style:style>
    <style:style style:name="ListLabel_20_2392" style:display-name="ListLabel 2392" style:family="text">
      <style:text-properties style:text-underline-style="none"/>
    </style:style>
    <style:style style:name="ListLabel_20_2393" style:display-name="ListLabel 2393" style:family="text">
      <style:text-properties style:text-underline-style="none"/>
    </style:style>
    <style:style style:name="ListLabel_20_2394" style:display-name="ListLabel 2394" style:family="text">
      <style:text-properties style:text-underline-style="none"/>
    </style:style>
    <style:style style:name="ListLabel_20_2395" style:display-name="ListLabel 2395" style:family="text">
      <style:text-properties style:text-underline-style="none"/>
    </style:style>
    <style:style style:name="ListLabel_20_2396" style:display-name="ListLabel 2396" style:family="text">
      <style:text-properties style:text-underline-style="none"/>
    </style:style>
    <style:style style:name="ListLabel_20_2397" style:display-name="ListLabel 2397" style:family="text">
      <style:text-properties style:text-underline-style="none"/>
    </style:style>
    <style:style style:name="ListLabel_20_2398" style:display-name="ListLabel 2398" style:family="text">
      <style:text-properties style:text-underline-style="none"/>
    </style:style>
    <style:style style:name="ListLabel_20_2399" style:display-name="ListLabel 2399" style:family="text">
      <style:text-properties style:text-underline-style="none"/>
    </style:style>
    <style:style style:name="ListLabel_20_2400" style:display-name="ListLabel 2400" style:family="text">
      <style:text-properties style:text-underline-style="none"/>
    </style:style>
    <style:style style:name="ListLabel_20_2401" style:display-name="ListLabel 2401" style:family="text">
      <style:text-properties style:text-underline-style="none"/>
    </style:style>
    <style:style style:name="ListLabel_20_2402" style:display-name="ListLabel 2402" style:family="text">
      <style:text-properties style:text-underline-style="none"/>
    </style:style>
    <style:style style:name="ListLabel_20_2403" style:display-name="ListLabel 2403" style:family="text">
      <style:text-properties style:text-underline-style="none"/>
    </style:style>
    <style:style style:name="ListLabel_20_2404" style:display-name="ListLabel 2404" style:family="text">
      <style:text-properties style:text-underline-style="none"/>
    </style:style>
    <style:style style:name="ListLabel_20_2405" style:display-name="ListLabel 2405" style:family="text">
      <style:text-properties style:text-underline-style="none"/>
    </style:style>
    <style:style style:name="ListLabel_20_2406" style:display-name="ListLabel 2406" style:family="text">
      <style:text-properties style:text-underline-style="none"/>
    </style:style>
    <style:style style:name="ListLabel_20_2407" style:display-name="ListLabel 2407" style:family="text">
      <style:text-properties style:text-underline-style="none"/>
    </style:style>
    <style:style style:name="ListLabel_20_2408" style:display-name="ListLabel 2408" style:family="text">
      <style:text-properties style:text-underline-style="none"/>
    </style:style>
    <style:style style:name="ListLabel_20_2409" style:display-name="ListLabel 2409" style:family="text">
      <style:text-properties style:text-underline-style="none"/>
    </style:style>
    <style:style style:name="ListLabel_20_2410" style:display-name="ListLabel 2410" style:family="text">
      <style:text-properties style:text-underline-style="none"/>
    </style:style>
    <style:style style:name="ListLabel_20_2411" style:display-name="ListLabel 2411" style:family="text">
      <style:text-properties style:text-underline-style="none"/>
    </style:style>
    <style:style style:name="ListLabel_20_2412" style:display-name="ListLabel 2412" style:family="text">
      <style:text-properties style:text-underline-style="none"/>
    </style:style>
    <style:style style:name="ListLabel_20_2413" style:display-name="ListLabel 2413" style:family="text">
      <style:text-properties style:font-name="Raleway" fo:font-family="Raleway" style:font-family-generic="roman" style:font-pitch="variable" fo:font-size="11.5pt" style:text-underline-style="none"/>
    </style:style>
    <style:style style:name="ListLabel_20_2414" style:display-name="ListLabel 2414" style:family="text">
      <style:text-properties style:text-underline-style="none"/>
    </style:style>
    <style:style style:name="ListLabel_20_2415" style:display-name="ListLabel 2415" style:family="text">
      <style:text-properties style:text-underline-style="none"/>
    </style:style>
    <style:style style:name="ListLabel_20_2416" style:display-name="ListLabel 2416" style:family="text">
      <style:text-properties style:text-underline-style="none"/>
    </style:style>
    <style:style style:name="ListLabel_20_2417" style:display-name="ListLabel 2417" style:family="text">
      <style:text-properties style:text-underline-style="none"/>
    </style:style>
    <style:style style:name="ListLabel_20_2418" style:display-name="ListLabel 2418" style:family="text">
      <style:text-properties style:text-underline-style="none"/>
    </style:style>
    <style:style style:name="ListLabel_20_2419" style:display-name="ListLabel 2419" style:family="text">
      <style:text-properties style:text-underline-style="none"/>
    </style:style>
    <style:style style:name="ListLabel_20_2420" style:display-name="ListLabel 2420" style:family="text">
      <style:text-properties style:text-underline-style="none"/>
    </style:style>
    <style:style style:name="ListLabel_20_2421" style:display-name="ListLabel 2421" style:family="text">
      <style:text-properties style:text-underline-style="none"/>
    </style:style>
    <style:style style:name="ListLabel_20_2422" style:display-name="ListLabel 2422" style:family="text">
      <style:text-properties style:font-name="Raleway" fo:font-family="Raleway" style:font-family-generic="roman" style:font-pitch="variable" fo:font-size="11.5pt" style:text-underline-style="none"/>
    </style:style>
    <style:style style:name="ListLabel_20_2423" style:display-name="ListLabel 2423" style:family="text">
      <style:text-properties style:text-underline-style="none"/>
    </style:style>
    <style:style style:name="ListLabel_20_2424" style:display-name="ListLabel 2424" style:family="text">
      <style:text-properties style:text-underline-style="none"/>
    </style:style>
    <style:style style:name="ListLabel_20_2425" style:display-name="ListLabel 2425" style:family="text">
      <style:text-properties style:text-underline-style="none"/>
    </style:style>
    <style:style style:name="ListLabel_20_2426" style:display-name="ListLabel 2426" style:family="text">
      <style:text-properties style:text-underline-style="none"/>
    </style:style>
    <style:style style:name="ListLabel_20_2427" style:display-name="ListLabel 2427" style:family="text">
      <style:text-properties style:text-underline-style="none"/>
    </style:style>
    <style:style style:name="ListLabel_20_2428" style:display-name="ListLabel 2428" style:family="text">
      <style:text-properties style:text-underline-style="none"/>
    </style:style>
    <style:style style:name="ListLabel_20_2429" style:display-name="ListLabel 2429" style:family="text">
      <style:text-properties style:text-underline-style="none"/>
    </style:style>
    <style:style style:name="ListLabel_20_2430" style:display-name="ListLabel 2430" style:family="text">
      <style:text-properties style:text-underline-style="none"/>
    </style:style>
    <style:style style:name="ListLabel_20_2431" style:display-name="ListLabel 2431" style:family="text">
      <style:text-properties style:text-underline-style="none"/>
    </style:style>
    <style:style style:name="ListLabel_20_2432" style:display-name="ListLabel 2432" style:family="text">
      <style:text-properties style:text-underline-style="none"/>
    </style:style>
    <style:style style:name="ListLabel_20_2433" style:display-name="ListLabel 2433" style:family="text">
      <style:text-properties style:text-underline-style="none"/>
    </style:style>
    <style:style style:name="ListLabel_20_2434" style:display-name="ListLabel 2434" style:family="text">
      <style:text-properties style:text-underline-style="none"/>
    </style:style>
    <style:style style:name="ListLabel_20_2435" style:display-name="ListLabel 2435" style:family="text">
      <style:text-properties style:text-underline-style="none"/>
    </style:style>
    <style:style style:name="ListLabel_20_2436" style:display-name="ListLabel 2436" style:family="text">
      <style:text-properties style:text-underline-style="none"/>
    </style:style>
    <style:style style:name="ListLabel_20_2437" style:display-name="ListLabel 2437" style:family="text">
      <style:text-properties style:text-underline-style="none"/>
    </style:style>
    <style:style style:name="ListLabel_20_2438" style:display-name="ListLabel 2438" style:family="text">
      <style:text-properties style:text-underline-style="none"/>
    </style:style>
    <style:style style:name="ListLabel_20_2439" style:display-name="ListLabel 2439" style:family="text">
      <style:text-properties style:text-underline-style="none"/>
    </style:style>
    <style:style style:name="ListLabel_20_2440" style:display-name="ListLabel 2440" style:family="text">
      <style:text-properties style:text-underline-style="none"/>
    </style:style>
    <style:style style:name="ListLabel_20_2441" style:display-name="ListLabel 2441" style:family="text">
      <style:text-properties style:text-underline-style="none"/>
    </style:style>
    <style:style style:name="ListLabel_20_2442" style:display-name="ListLabel 2442" style:family="text">
      <style:text-properties style:text-underline-style="none"/>
    </style:style>
    <style:style style:name="ListLabel_20_2443" style:display-name="ListLabel 2443" style:family="text">
      <style:text-properties style:text-underline-style="none"/>
    </style:style>
    <style:style style:name="ListLabel_20_2444" style:display-name="ListLabel 2444" style:family="text">
      <style:text-properties style:text-underline-style="none"/>
    </style:style>
    <style:style style:name="ListLabel_20_2445" style:display-name="ListLabel 2445" style:family="text">
      <style:text-properties style:text-underline-style="none"/>
    </style:style>
    <style:style style:name="ListLabel_20_2446" style:display-name="ListLabel 2446" style:family="text">
      <style:text-properties style:text-underline-style="none"/>
    </style:style>
    <style:style style:name="ListLabel_20_2447" style:display-name="ListLabel 2447" style:family="text">
      <style:text-properties style:text-underline-style="none"/>
    </style:style>
    <style:style style:name="ListLabel_20_2448" style:display-name="ListLabel 2448" style:family="text">
      <style:text-properties style:text-underline-style="none"/>
    </style:style>
    <style:style style:name="ListLabel_20_2449" style:display-name="ListLabel 2449" style:family="text">
      <style:text-properties style:text-underline-style="none"/>
    </style:style>
    <style:style style:name="ListLabel_20_2450" style:display-name="ListLabel 2450" style:family="text">
      <style:text-properties style:text-underline-style="none"/>
    </style:style>
    <style:style style:name="ListLabel_20_2451" style:display-name="ListLabel 2451" style:family="text">
      <style:text-properties style:text-underline-style="none"/>
    </style:style>
    <style:style style:name="ListLabel_20_2452" style:display-name="ListLabel 2452" style:family="text">
      <style:text-properties style:text-underline-style="none"/>
    </style:style>
    <style:style style:name="ListLabel_20_2453" style:display-name="ListLabel 2453" style:family="text">
      <style:text-properties style:text-underline-style="none"/>
    </style:style>
    <style:style style:name="ListLabel_20_2454" style:display-name="ListLabel 2454" style:family="text">
      <style:text-properties style:text-underline-style="none"/>
    </style:style>
    <style:style style:name="ListLabel_20_2455" style:display-name="ListLabel 2455" style:family="text">
      <style:text-properties style:text-underline-style="none"/>
    </style:style>
    <style:style style:name="ListLabel_20_2456" style:display-name="ListLabel 2456" style:family="text">
      <style:text-properties style:text-underline-style="none"/>
    </style:style>
    <style:style style:name="ListLabel_20_2457" style:display-name="ListLabel 2457" style:family="text">
      <style:text-properties style:text-underline-style="none"/>
    </style:style>
    <style:style style:name="ListLabel_20_2458" style:display-name="ListLabel 2458" style:family="text">
      <style:text-properties style:font-name="Raleway" fo:font-family="Raleway" style:font-family-generic="roman" style:font-pitch="variable" fo:font-size="11.5pt" style:text-underline-style="none"/>
    </style:style>
    <style:style style:name="ListLabel_20_2459" style:display-name="ListLabel 2459" style:family="text">
      <style:text-properties style:font-name="Raleway" fo:font-family="Raleway" style:font-family-generic="roman" style:font-pitch="variable" fo:font-size="11.5pt" style:text-underline-style="none"/>
    </style:style>
    <style:style style:name="ListLabel_20_2460" style:display-name="ListLabel 2460" style:family="text">
      <style:text-properties style:font-name="Raleway" fo:font-family="Raleway" style:font-family-generic="roman" style:font-pitch="variable" fo:font-size="11.5pt" style:text-underline-style="none"/>
    </style:style>
    <style:style style:name="ListLabel_20_2461" style:display-name="ListLabel 2461" style:family="text">
      <style:text-properties style:text-underline-style="none"/>
    </style:style>
    <style:style style:name="ListLabel_20_2462" style:display-name="ListLabel 2462" style:family="text">
      <style:text-properties style:text-underline-style="none"/>
    </style:style>
    <style:style style:name="ListLabel_20_2463" style:display-name="ListLabel 2463" style:family="text">
      <style:text-properties style:text-underline-style="none"/>
    </style:style>
    <style:style style:name="ListLabel_20_2464" style:display-name="ListLabel 2464" style:family="text">
      <style:text-properties style:text-underline-style="none"/>
    </style:style>
    <style:style style:name="ListLabel_20_2465" style:display-name="ListLabel 2465" style:family="text">
      <style:text-properties style:text-underline-style="none"/>
    </style:style>
    <style:style style:name="ListLabel_20_2466" style:display-name="ListLabel 2466" style:family="text">
      <style:text-properties style:text-underline-style="none"/>
    </style:style>
    <style:style style:name="ListLabel_20_2467" style:display-name="ListLabel 2467" style:family="text">
      <style:text-properties style:text-underline-style="none"/>
    </style:style>
    <style:style style:name="ListLabel_20_2468" style:display-name="ListLabel 2468" style:family="text">
      <style:text-properties style:text-underline-style="none"/>
    </style:style>
    <style:style style:name="ListLabel_20_2469" style:display-name="ListLabel 2469" style:family="text">
      <style:text-properties style:text-underline-style="none"/>
    </style:style>
    <style:style style:name="ListLabel_20_2470" style:display-name="ListLabel 2470" style:family="text">
      <style:text-properties style:text-underline-style="none"/>
    </style:style>
    <style:style style:name="ListLabel_20_2471" style:display-name="ListLabel 2471" style:family="text">
      <style:text-properties style:text-underline-style="none"/>
    </style:style>
    <style:style style:name="ListLabel_20_2472" style:display-name="ListLabel 2472" style:family="text">
      <style:text-properties style:text-underline-style="none"/>
    </style:style>
    <style:style style:name="ListLabel_20_2473" style:display-name="ListLabel 2473" style:family="text">
      <style:text-properties style:text-underline-style="none"/>
    </style:style>
    <style:style style:name="ListLabel_20_2474" style:display-name="ListLabel 2474" style:family="text">
      <style:text-properties style:text-underline-style="none"/>
    </style:style>
    <style:style style:name="ListLabel_20_2475" style:display-name="ListLabel 2475" style:family="text">
      <style:text-properties style:text-underline-style="none"/>
    </style:style>
    <style:style style:name="ListLabel_20_2476" style:display-name="ListLabel 2476" style:family="text">
      <style:text-properties style:text-underline-style="none"/>
    </style:style>
    <style:style style:name="ListLabel_20_2477" style:display-name="ListLabel 2477" style:family="text">
      <style:text-properties style:text-underline-style="none"/>
    </style:style>
    <style:style style:name="ListLabel_20_2478" style:display-name="ListLabel 2478" style:family="text">
      <style:text-properties style:text-underline-style="none"/>
    </style:style>
    <style:style style:name="ListLabel_20_2479" style:display-name="ListLabel 2479" style:family="text">
      <style:text-properties style:text-underline-style="none"/>
    </style:style>
    <style:style style:name="ListLabel_20_2480" style:display-name="ListLabel 2480" style:family="text">
      <style:text-properties style:text-underline-style="none"/>
    </style:style>
    <style:style style:name="ListLabel_20_2481" style:display-name="ListLabel 2481" style:family="text">
      <style:text-properties style:text-underline-style="none"/>
    </style:style>
    <style:style style:name="ListLabel_20_2482" style:display-name="ListLabel 2482" style:family="text">
      <style:text-properties style:text-underline-style="none"/>
    </style:style>
    <style:style style:name="ListLabel_20_2483" style:display-name="ListLabel 2483" style:family="text">
      <style:text-properties style:text-underline-style="none"/>
    </style:style>
    <style:style style:name="ListLabel_20_2484" style:display-name="ListLabel 2484" style:family="text">
      <style:text-properties style:text-underline-style="none"/>
    </style:style>
    <style:style style:name="ListLabel_20_2485" style:display-name="ListLabel 2485" style:family="text">
      <style:text-properties style:text-underline-style="none"/>
    </style:style>
    <style:style style:name="ListLabel_20_2486" style:display-name="ListLabel 2486" style:family="text">
      <style:text-properties style:text-underline-style="none"/>
    </style:style>
    <style:style style:name="ListLabel_20_2487" style:display-name="ListLabel 2487" style:family="text">
      <style:text-properties style:text-underline-style="none"/>
    </style:style>
    <style:style style:name="ListLabel_20_2488" style:display-name="ListLabel 2488" style:family="text">
      <style:text-properties style:text-underline-style="none"/>
    </style:style>
    <style:style style:name="ListLabel_20_2489" style:display-name="ListLabel 2489" style:family="text">
      <style:text-properties style:text-underline-style="none"/>
    </style:style>
    <style:style style:name="ListLabel_20_2490" style:display-name="ListLabel 2490" style:family="text">
      <style:text-properties style:text-underline-style="none"/>
    </style:style>
    <style:style style:name="ListLabel_20_2491" style:display-name="ListLabel 2491" style:family="text">
      <style:text-properties style:text-underline-style="none"/>
    </style:style>
    <style:style style:name="ListLabel_20_2492" style:display-name="ListLabel 2492" style:family="text">
      <style:text-properties style:text-underline-style="none"/>
    </style:style>
    <style:style style:name="ListLabel_20_2493" style:display-name="ListLabel 2493" style:family="text">
      <style:text-properties style:text-underline-style="none"/>
    </style:style>
    <style:style style:name="ListLabel_20_2494" style:display-name="ListLabel 2494" style:family="text">
      <style:text-properties style:text-underline-style="none"/>
    </style:style>
    <style:style style:name="ListLabel_20_2495" style:display-name="ListLabel 2495" style:family="text">
      <style:text-properties style:text-underline-style="none"/>
    </style:style>
    <style:style style:name="ListLabel_20_2496" style:display-name="ListLabel 2496" style:family="text">
      <style:text-properties style:text-underline-style="none"/>
    </style:style>
    <style:style style:name="ListLabel_20_2497" style:display-name="ListLabel 2497" style:family="text">
      <style:text-properties style:text-underline-style="none"/>
    </style:style>
    <style:style style:name="ListLabel_20_2498" style:display-name="ListLabel 2498" style:family="text">
      <style:text-properties style:text-underline-style="none"/>
    </style:style>
    <style:style style:name="ListLabel_20_2499" style:display-name="ListLabel 2499" style:family="text">
      <style:text-properties style:text-underline-style="none"/>
    </style:style>
    <style:style style:name="ListLabel_20_2500" style:display-name="ListLabel 2500" style:family="text">
      <style:text-properties style:text-underline-style="none"/>
    </style:style>
    <style:style style:name="ListLabel_20_2501" style:display-name="ListLabel 2501" style:family="text">
      <style:text-properties style:text-underline-style="none"/>
    </style:style>
    <style:style style:name="ListLabel_20_2502" style:display-name="ListLabel 2502" style:family="text">
      <style:text-properties style:text-underline-style="none"/>
    </style:style>
    <style:style style:name="ListLabel_20_2503" style:display-name="ListLabel 2503" style:family="text">
      <style:text-properties style:text-underline-style="none"/>
    </style:style>
    <style:style style:name="ListLabel_20_2504" style:display-name="ListLabel 2504" style:family="text">
      <style:text-properties style:text-underline-style="none"/>
    </style:style>
    <style:style style:name="ListLabel_20_2505" style:display-name="ListLabel 2505" style:family="text">
      <style:text-properties style:text-underline-style="none"/>
    </style:style>
    <style:style style:name="ListLabel_20_2506" style:display-name="ListLabel 2506" style:family="text">
      <style:text-properties style:text-underline-style="none"/>
    </style:style>
    <style:style style:name="ListLabel_20_2507" style:display-name="ListLabel 2507" style:family="text">
      <style:text-properties style:text-underline-style="none"/>
    </style:style>
    <style:style style:name="ListLabel_20_2508" style:display-name="ListLabel 2508" style:family="text">
      <style:text-properties style:text-underline-style="none"/>
    </style:style>
    <style:style style:name="ListLabel_20_2509" style:display-name="ListLabel 2509" style:family="text">
      <style:text-properties style:text-underline-style="none"/>
    </style:style>
    <style:style style:name="ListLabel_20_2510" style:display-name="ListLabel 2510" style:family="text">
      <style:text-properties style:text-underline-style="none"/>
    </style:style>
    <style:style style:name="ListLabel_20_2511" style:display-name="ListLabel 2511" style:family="text">
      <style:text-properties style:text-underline-style="none"/>
    </style:style>
    <style:style style:name="ListLabel_20_2512" style:display-name="ListLabel 2512" style:family="text">
      <style:text-properties style:text-underline-style="none"/>
    </style:style>
    <style:style style:name="ListLabel_20_2513" style:display-name="ListLabel 2513" style:family="text">
      <style:text-properties style:text-underline-style="none"/>
    </style:style>
    <style:style style:name="ListLabel_20_2514" style:display-name="ListLabel 2514" style:family="text">
      <style:text-properties style:text-underline-style="none"/>
    </style:style>
    <style:style style:name="ListLabel_20_2515" style:display-name="ListLabel 2515" style:family="text">
      <style:text-properties style:text-underline-style="none"/>
    </style:style>
    <style:style style:name="ListLabel_20_2516" style:display-name="ListLabel 2516" style:family="text">
      <style:text-properties style:text-underline-style="none"/>
    </style:style>
    <style:style style:name="ListLabel_20_2517" style:display-name="ListLabel 2517" style:family="text">
      <style:text-properties style:text-underline-style="none"/>
    </style:style>
    <style:style style:name="ListLabel_20_2518" style:display-name="ListLabel 2518" style:family="text">
      <style:text-properties style:text-underline-style="none"/>
    </style:style>
    <style:style style:name="ListLabel_20_2519" style:display-name="ListLabel 2519" style:family="text">
      <style:text-properties style:text-underline-style="none"/>
    </style:style>
    <style:style style:name="ListLabel_20_2520" style:display-name="ListLabel 2520" style:family="text">
      <style:text-properties style:text-underline-style="none"/>
    </style:style>
    <style:style style:name="ListLabel_20_2521" style:display-name="ListLabel 2521" style:family="text">
      <style:text-properties style:text-underline-style="none"/>
    </style:style>
    <style:style style:name="ListLabel_20_2522" style:display-name="ListLabel 2522" style:family="text">
      <style:text-properties style:text-underline-style="none"/>
    </style:style>
    <style:style style:name="ListLabel_20_2523" style:display-name="ListLabel 2523" style:family="text">
      <style:text-properties style:text-underline-style="none"/>
    </style:style>
    <style:style style:name="ListLabel_20_2524" style:display-name="ListLabel 2524" style:family="text">
      <style:text-properties style:text-underline-style="none"/>
    </style:style>
    <style:style style:name="ListLabel_20_2525" style:display-name="ListLabel 2525" style:family="text">
      <style:text-properties style:text-underline-style="none"/>
    </style:style>
    <style:style style:name="ListLabel_20_2526" style:display-name="ListLabel 2526" style:family="text">
      <style:text-properties style:text-underline-style="none"/>
    </style:style>
    <style:style style:name="ListLabel_20_2527" style:display-name="ListLabel 2527" style:family="text">
      <style:text-properties style:text-underline-style="none"/>
    </style:style>
    <style:style style:name="ListLabel_20_2528" style:display-name="ListLabel 2528" style:family="text">
      <style:text-properties style:text-underline-style="none"/>
    </style:style>
    <style:style style:name="ListLabel_20_2529" style:display-name="ListLabel 2529" style:family="text">
      <style:text-properties style:text-underline-style="none"/>
    </style:style>
    <style:style style:name="ListLabel_20_2530" style:display-name="ListLabel 2530" style:family="text">
      <style:text-properties style:text-underline-style="none"/>
    </style:style>
    <style:style style:name="ListLabel_20_2531" style:display-name="ListLabel 2531" style:family="text">
      <style:text-properties style:font-name="Raleway" fo:font-family="Raleway" style:font-family-generic="roman" style:font-pitch="variable" fo:font-size="11.5pt" style:text-underline-style="none"/>
    </style:style>
    <style:style style:name="ListLabel_20_2532" style:display-name="ListLabel 2532" style:family="text">
      <style:text-properties style:font-name="Raleway" fo:font-family="Raleway" style:font-family-generic="roman" style:font-pitch="variable" fo:font-size="11.5pt" style:text-underline-style="none"/>
    </style:style>
    <style:style style:name="ListLabel_20_2533" style:display-name="ListLabel 2533" style:family="text">
      <style:text-properties style:text-underline-style="none"/>
    </style:style>
    <style:style style:name="ListLabel_20_2534" style:display-name="ListLabel 2534" style:family="text">
      <style:text-properties style:text-underline-style="none"/>
    </style:style>
    <style:style style:name="ListLabel_20_2535" style:display-name="ListLabel 2535" style:family="text">
      <style:text-properties style:text-underline-style="none"/>
    </style:style>
    <style:style style:name="ListLabel_20_2536" style:display-name="ListLabel 2536" style:family="text">
      <style:text-properties style:text-underline-style="none"/>
    </style:style>
    <style:style style:name="ListLabel_20_2537" style:display-name="ListLabel 2537" style:family="text">
      <style:text-properties style:text-underline-style="none"/>
    </style:style>
    <style:style style:name="ListLabel_20_2538" style:display-name="ListLabel 2538" style:family="text">
      <style:text-properties style:text-underline-style="none"/>
    </style:style>
    <style:style style:name="ListLabel_20_2539" style:display-name="ListLabel 2539" style:family="text">
      <style:text-properties style:text-underline-style="none"/>
    </style:style>
    <style:style style:name="ListLabel_20_2540" style:display-name="ListLabel 2540" style:family="text">
      <style:text-properties style:text-underline-style="none"/>
    </style:style>
    <style:style style:name="ListLabel_20_2541" style:display-name="ListLabel 2541" style:family="text">
      <style:text-properties style:text-underline-style="none"/>
    </style:style>
    <style:style style:name="ListLabel_20_2542" style:display-name="ListLabel 2542" style:family="text">
      <style:text-properties style:text-underline-style="none"/>
    </style:style>
    <style:style style:name="ListLabel_20_2543" style:display-name="ListLabel 2543" style:family="text">
      <style:text-properties style:text-underline-style="none"/>
    </style:style>
    <style:style style:name="ListLabel_20_2544" style:display-name="ListLabel 2544" style:family="text">
      <style:text-properties style:text-underline-style="none"/>
    </style:style>
    <style:style style:name="ListLabel_20_2545" style:display-name="ListLabel 2545" style:family="text">
      <style:text-properties style:text-underline-style="none"/>
    </style:style>
    <style:style style:name="ListLabel_20_2546" style:display-name="ListLabel 2546" style:family="text">
      <style:text-properties style:text-underline-style="none"/>
    </style:style>
    <style:style style:name="ListLabel_20_2547" style:display-name="ListLabel 2547" style:family="text">
      <style:text-properties style:text-underline-style="none"/>
    </style:style>
    <style:style style:name="ListLabel_20_2548" style:display-name="ListLabel 2548" style:family="text">
      <style:text-properties style:text-underline-style="none"/>
    </style:style>
    <style:style style:name="ListLabel_20_2549" style:display-name="ListLabel 2549" style:family="text">
      <style:text-properties style:text-underline-style="none"/>
    </style:style>
    <style:style style:name="ListLabel_20_2550" style:display-name="ListLabel 2550" style:family="text">
      <style:text-properties style:text-underline-style="none"/>
    </style:style>
    <style:style style:name="ListLabel_20_2551" style:display-name="ListLabel 2551" style:family="text">
      <style:text-properties style:text-underline-style="none"/>
    </style:style>
    <style:style style:name="ListLabel_20_2552" style:display-name="ListLabel 2552" style:family="text">
      <style:text-properties style:text-underline-style="none"/>
    </style:style>
    <style:style style:name="ListLabel_20_2553" style:display-name="ListLabel 2553" style:family="text">
      <style:text-properties style:text-underline-style="none"/>
    </style:style>
    <style:style style:name="ListLabel_20_2554" style:display-name="ListLabel 2554" style:family="text">
      <style:text-properties style:text-underline-style="none"/>
    </style:style>
    <style:style style:name="ListLabel_20_2555" style:display-name="ListLabel 2555" style:family="text">
      <style:text-properties style:text-underline-style="none"/>
    </style:style>
    <style:style style:name="ListLabel_20_2556" style:display-name="ListLabel 2556" style:family="text">
      <style:text-properties style:text-underline-style="none"/>
    </style:style>
    <style:style style:name="ListLabel_20_2557" style:display-name="ListLabel 2557" style:family="text">
      <style:text-properties style:text-underline-style="none"/>
    </style:style>
    <style:style style:name="ListLabel_20_2558" style:display-name="ListLabel 2558" style:family="text">
      <style:text-properties style:text-underline-style="none"/>
    </style:style>
    <style:style style:name="ListLabel_20_2559" style:display-name="ListLabel 2559" style:family="text">
      <style:text-properties style:text-underline-style="none"/>
    </style:style>
    <style:style style:name="ListLabel_20_2560" style:display-name="ListLabel 2560" style:family="text">
      <style:text-properties style:text-underline-style="none"/>
    </style:style>
    <style:style style:name="ListLabel_20_2561" style:display-name="ListLabel 2561" style:family="text">
      <style:text-properties style:text-underline-style="none"/>
    </style:style>
    <style:style style:name="ListLabel_20_2562" style:display-name="ListLabel 2562" style:family="text">
      <style:text-properties style:text-underline-style="none"/>
    </style:style>
    <style:style style:name="ListLabel_20_2563" style:display-name="ListLabel 2563" style:family="text">
      <style:text-properties style:text-underline-style="none"/>
    </style:style>
    <style:style style:name="ListLabel_20_2564" style:display-name="ListLabel 2564" style:family="text">
      <style:text-properties style:text-underline-style="none"/>
    </style:style>
    <style:style style:name="ListLabel_20_2565" style:display-name="ListLabel 2565" style:family="text">
      <style:text-properties style:text-underline-style="none"/>
    </style:style>
    <style:style style:name="ListLabel_20_2566" style:display-name="ListLabel 2566" style:family="text">
      <style:text-properties style:text-underline-style="none"/>
    </style:style>
    <style:style style:name="ListLabel_20_2567" style:display-name="ListLabel 2567" style:family="text">
      <style:text-properties style:text-underline-style="none"/>
    </style:style>
    <style:style style:name="ListLabel_20_2568" style:display-name="ListLabel 2568" style:family="text">
      <style:text-properties style:text-underline-style="none"/>
    </style:style>
    <style:style style:name="ListLabel_20_2569" style:display-name="ListLabel 2569" style:family="text">
      <style:text-properties style:text-underline-style="none"/>
    </style:style>
    <style:style style:name="ListLabel_20_2570" style:display-name="ListLabel 2570" style:family="text">
      <style:text-properties style:text-underline-style="none"/>
    </style:style>
    <style:style style:name="ListLabel_20_2571" style:display-name="ListLabel 2571" style:family="text">
      <style:text-properties style:text-underline-style="none"/>
    </style:style>
    <style:style style:name="ListLabel_20_2572" style:display-name="ListLabel 2572" style:family="text">
      <style:text-properties style:text-underline-style="none"/>
    </style:style>
    <style:style style:name="ListLabel_20_2573" style:display-name="ListLabel 2573" style:family="text">
      <style:text-properties style:text-underline-style="none"/>
    </style:style>
    <style:style style:name="ListLabel_20_2574" style:display-name="ListLabel 2574" style:family="text">
      <style:text-properties style:text-underline-style="none"/>
    </style:style>
    <style:style style:name="ListLabel_20_2575" style:display-name="ListLabel 2575" style:family="text">
      <style:text-properties style:text-underline-style="none"/>
    </style:style>
    <style:style style:name="ListLabel_20_2576" style:display-name="ListLabel 2576" style:family="text">
      <style:text-properties style:text-underline-style="none"/>
    </style:style>
    <style:style style:name="ListLabel_20_2577" style:display-name="ListLabel 2577" style:family="text">
      <style:text-properties style:text-underline-style="none"/>
    </style:style>
    <style:style style:name="ListLabel_20_2578" style:display-name="ListLabel 2578" style:family="text">
      <style:text-properties style:text-underline-style="none"/>
    </style:style>
    <style:style style:name="ListLabel_20_2579" style:display-name="ListLabel 2579" style:family="text">
      <style:text-properties style:text-underline-style="none"/>
    </style:style>
    <style:style style:name="ListLabel_20_2580" style:display-name="ListLabel 2580" style:family="text">
      <style:text-properties style:text-underline-style="none"/>
    </style:style>
    <style:style style:name="ListLabel_20_2581" style:display-name="ListLabel 2581" style:family="text">
      <style:text-properties style:text-underline-style="none"/>
    </style:style>
    <style:style style:name="ListLabel_20_2582" style:display-name="ListLabel 2582" style:family="text">
      <style:text-properties style:text-underline-style="none"/>
    </style:style>
    <style:style style:name="ListLabel_20_2583" style:display-name="ListLabel 258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84" style:display-name="ListLabel 258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13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4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4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number text:level="1" text:style-name="ListLabel_20_15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5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157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7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8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8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8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8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number text:level="1" text:style-name="ListLabel_20_16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0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0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1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163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3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3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3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3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3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3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number text:level="1" text:style-name="ListLabel_20_163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4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4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4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4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4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4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4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number text:level="1" text:style-name="ListLabel_20_16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5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6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6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6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6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6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169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9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9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9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9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0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number text:level="1" text:style-name="ListLabel_20_19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number text:level="1" text:style-name="ListLabel_20_191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number text:level="1" text:style-name="ListLabel_20_19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number text:level="1" text:style-name="ListLabel_20_19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bullet text:level="1" text:style-name="ListLabel_20_20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21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bullet text:level="1" text:style-name="ListLabel_20_21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22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23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bullet text:level="1" text:style-name="ListLabel_20_23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23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bullet text:level="1" text:style-name="ListLabel_20_23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bullet text:level="1" text:style-name="ListLabel_20_23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bullet text:level="1" text:style-name="ListLabel_20_23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bullet text:level="1" text:style-name="ListLabel_20_23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text:style-name="ListLabel_20_24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text:style-name="ListLabel_20_24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text:style-name="ListLabel_20_24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text:style-name="ListLabel_20_24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2">
      <text:list-level-style-bullet text:level="1" text:style-name="ListLabel_20_24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3">
      <text:list-level-style-bullet text:level="1" text:style-name="ListLabel_20_24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4">
      <text:list-level-style-bullet text:level="1" text:style-name="ListLabel_20_24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5">
      <text:list-level-style-number text:level="1" text:style-name="ListLabel_20_246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7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7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6">
      <text:list-level-style-bullet text:level="1" text:style-name="ListLabel_20_24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7">
      <text:list-level-style-bullet text:level="1" text:style-name="ListLabel_20_24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8">
      <text:list-level-style-bullet text:level="1" text:style-name="ListLabel_20_24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9">
      <text:list-level-style-bullet text:level="1" text:style-name="ListLabel_20_25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0">
      <text:list-level-style-bullet text:level="1" text:style-name="ListLabel_20_25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1">
      <text:list-level-style-bullet text:level="1" text:style-name="ListLabel_20_25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2">
      <text:list-level-style-bullet text:level="1" text:style-name="ListLabel_20_253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3">
      <text:list-level-style-bullet text:level="1" text:style-name="ListLabel_20_25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4">
      <text:list-level-style-bullet text:level="1" text:style-name="ListLabel_20_25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5">
      <text:list-level-style-bullet text:level="1" text:style-name="ListLabel_20_25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6">
      <text:list-level-style-bullet text:level="1" text:style-name="ListLabel_20_25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7">
      <text:list-level-style-bullet text:level="1" text:style-name="ListLabel_20_25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in" fo:line-height="100%" fo:text-indent="0in" style:auto-text-indent="false"/>
    </style:style>
    <style:style style:name="MP2" style:family="paragraph" style:parent-style-name="Standard">
      <style:paragraph-properties fo:line-height="9%" fo:text-align="center" style:justify-single-word="false"/>
    </style:style>
    <style:style style:name="MT1" style:family="text">
      <style:text-properties fo:color="#666666" style:font-name="Raleway ExtraLight" fo:font-size="24pt" style:font-name-asian="Raleway ExtraLight1" style:font-size-asian="24pt" style:font-name-complex="Raleway ExtraLight1" style:font-size-complex="24pt"/>
    </style:style>
    <style:style style:name="MT2" style:family="text">
      <style:text-properties fo:color="#666666" style:font-name="Mr Dafoe" fo:font-size="30pt" style:font-name-asian="Mr Dafoe1" style:font-size-asian="30pt" style:font-name-complex="Mr Dafoe1" style:font-size-complex="30pt"/>
    </style:style>
    <style:style style:name="MT3" style:family="text">
      <style:text-properties style:font-name="Raleway ExtraLight" fo:font-size="17pt" style:font-name-asian="Raleway ExtraLight1" style:font-size-asian="17pt" style:font-name-complex="Raleway ExtraLight1" style:font-size-complex="17pt"/>
    </style:style>
    <style:style style:name="MT4" style:family="text">
      <style:text-properties style:font-name="Mr Dafoe" fo:font-size="19.5pt" style:font-name-asian="Mr Dafoe1" style:font-size-asian="19.5pt" style:font-name-complex="Mr Dafoe1" style:font-size-complex="19.5pt"/>
    </style:style>
    <style:style style:name="M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2083in, 0.1591in, 0.1126in, 0.1689in)" draw:luminance="0%" draw:contrast="0%" draw:red="0%" draw:green="0%" draw:blue="0%" draw:gamma="100%" draw:color-inversion="false" draw:image-opacity="100%" draw:color-mode="standard"/>
    </style:style>
    <style:style style:name="Mfr2"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5484in, -0.2146in, -0.2591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fcfcfc" style:writing-mode="lr-tb" style:layout-grid-color="#c0c0c0" style:layout-grid-lines="21108" style:layout-grid-base-height="0.0693in" style:layout-grid-ruby-height="0in" style:layout-grid-mode="none" style:layout-grid-ruby-below="false" style:layout-grid-print="false" style:layout-grid-display="false" style:layout-grid-base-width="0.1665in" style:layout-grid-snap-to="true" draw:fill="solid" draw:fill-color="#fcfcfc"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1898in" fo:margin-left="0in" fo:margin-right="0in" fo:margin-bottom="1.1508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cfcfc"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cfcfc"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The </text:span><text:span text:style-name="MT2">rUv</text:span><text:span text:style-name="MT1"> Enterprise Ai Guide</text:span><draw:frame draw:style-name="Mfr1" draw:name="image2.png" text:anchor-type="char" svg:x="5.8228in" svg:y="-0.4791in" svg:width="0.7602in" svg:height="1.3854in" draw:z-index="247"><draw:image xlink:href="Pictures/100002010000006100000096F09A4622005A6872.png" xlink:type="simple" xlink:show="embed" xlink:actuate="onLoad" loext:mime-type="image/png"/></draw:frame><draw:frame draw:style-name="Mfr2" draw:name="image1.png" text:anchor-type="char" svg:x="-1.1772in" svg:y="-0.4791in" svg:width="9.1146in" svg:height="0.3957in" draw:z-index="123"><draw:image xlink:href="Pictures/10000201000004B30000009C7A06522DC9AEAF3E.png" xlink:type="simple" xlink:show="embed" xlink:actuate="onLoad" loext:mime-type="image/png"/></draw:frame></text:p>
        <text:p text:style-name="MP1"><text:span text:style-name="MT3">Strategic AI Integration: A Comprehensive Guide </text:span></text:p>
      </style:header>
      <style:footer>
        <text:p text:style-name="MP2"><text:span text:style-name="MT4"><text:line-break/><text:line-break/>rUv</text:span></text:p>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124" meta:paragraph-count="3355" meta:word-count="38452" meta:character-count="280889" meta:non-whitespace-character-count="245756"/>
    <meta:generator>LibreOfficeDev/6.0.5.2$Linux_X86_64 LibreOffice_project/</meta:generator>
  </office:meta>
</office:document-meta>
</file>